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6673in"/>
    </style:style>
    <style:style style:name="co3" style:family="table-column">
      <style:table-column-properties fo:break-before="auto" style:column-width="3.6071in"/>
    </style:style>
    <style:style style:name="co4" style:family="table-column">
      <style:table-column-properties fo:break-before="auto" style:column-width="3.328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945in"/>
    </style:style>
    <style:style style:name="co8" style:family="table-column">
      <style:table-column-properties fo:break-before="auto" style:column-width="0.6272in"/>
    </style:style>
    <style:style style:name="co9" style:family="table-column">
      <style:table-column-properties fo:break-before="auto" style:column-width="1.5917in"/>
    </style:style>
    <style:style style:name="co10" style:family="table-column">
      <style:table-column-properties fo:break-before="auto" style:column-width="0.7626in"/>
    </style:style>
    <style:style style:name="co11" style:family="table-column">
      <style:table-column-properties fo:break-before="auto" style:column-width="1.7165in"/>
    </style:style>
    <style:style style:name="co12" style:family="table-column">
      <style:table-column-properties fo:break-before="auto" style:column-width="2.9807in"/>
    </style:style>
    <style:style style:name="co13" style:family="table-column">
      <style:table-column-properties fo:break-before="auto" style:column-width="2.12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7319in" fo:break-before="auto" style:use-optimal-row-height="true"/>
    </style:style>
    <style:style style:name="ro3" style:family="table-row">
      <style:table-row-properties style:row-height="0.6016in" fo:break-before="auto" style:use-optimal-row-height="true"/>
    </style:style>
    <style:style style:name="ro4" style:family="table-row">
      <style:table-row-properties style:row-height="0.9409in" fo:break-before="auto" style:use-optimal-row-height="true"/>
    </style:style>
    <style:style style:name="ro5" style:family="table-row">
      <style:table-row-properties style:row-height="1.2965in" fo:break-before="auto" style:use-optimal-row-height="true"/>
    </style:style>
    <style:style style:name="ro6" style:family="table-row">
      <style:table-row-properties style:row-height="1.3173in" fo:break-before="auto" style:use-optimal-row-height="true"/>
    </style:style>
    <style:style style:name="ro7" style:family="table-row">
      <style:table-row-properties style:row-height="1.1291in" fo:break-before="auto" style:use-optimal-row-height="true"/>
    </style:style>
    <style:style style:name="ro8" style:family="table-row">
      <style:table-row-properties style:row-height="0.7528in" fo:break-before="auto" style:use-optimal-row-height="true"/>
    </style:style>
    <style:style style:name="ro9" style:family="table-row">
      <style:table-row-properties style:row-height="0.9516in" fo:break-before="auto" style:use-optimal-row-height="true"/>
    </style:style>
    <style:style style:name="ro10" style:family="table-row">
      <style:table-row-properties style:row-height="0.7634in" fo:break-before="auto" style:use-optimal-row-height="true"/>
    </style:style>
    <style:style style:name="ro11" style:family="table-row">
      <style:table-row-properties style:row-height="0.7736in" fo:break-before="auto" style:use-optimal-row-height="true"/>
    </style:style>
    <style:style style:name="ro12" style:family="table-row">
      <style:table-row-properties style:row-height="0.9618in" fo:break-before="auto" style:use-optimal-row-height="true"/>
    </style:style>
    <style:style style:name="ro13" style:family="table-row">
      <style:table-row-properties style:row-height="1.1398in" fo:break-before="auto" style:use-optimal-row-height="true"/>
    </style:style>
    <style:style style:name="ro14" style:family="table-row">
      <style:table-row-properties style:row-height="1.1189in" fo:break-before="auto" style:use-optimal-row-height="true"/>
    </style:style>
    <style:style style:name="ro15" style:family="table-row">
      <style:table-row-properties style:row-height="1.15in" fo:break-before="auto" style:use-optimal-row-height="true"/>
    </style:style>
    <style:style style:name="ro16" style:family="table-row">
      <style:table-row-properties style:row-height="1.4953in" fo:break-before="auto" style:use-optimal-row-height="true"/>
    </style:style>
    <style:style style:name="ro17" style:family="table-row">
      <style:table-row-properties style:row-height="0.7425in" fo:break-before="auto" style:use-optimal-row-height="true"/>
    </style:style>
    <style:style style:name="ro18" style:family="table-row">
      <style:table-row-properties style:row-height="1.4846in" fo:break-before="auto" style:use-optimal-row-height="true"/>
    </style:style>
    <style:style style:name="ro19" style:family="table-row">
      <style:table-row-properties style:row-height="1.328in" fo:break-before="auto" style:use-optimal-row-height="true"/>
    </style:style>
    <style:style style:name="ro20" style:family="table-row">
      <style:table-row-properties style:row-height="1.3071in" fo:break-before="auto" style:use-optimal-row-height="true"/>
    </style:style>
    <style:style style:name="ro21" style:family="table-row">
      <style:table-row-properties style:row-height="0.9307in" fo:break-before="auto" style:use-optimal-row-height="true"/>
    </style:style>
    <style:style style:name="ro22" style:family="table-row">
      <style:table-row-properties style:row-height="2.039in" fo:break-before="auto" style:use-optimal-row-height="true"/>
    </style:style>
    <style:style style:name="ro23" style:family="table-row">
      <style:table-row-properties style:row-height="1.6835in" fo:break-before="auto" style:use-optimal-row-height="true"/>
    </style:style>
    <style:style style:name="ro24" style:family="table-row">
      <style:table-row-properties style:row-height="1.4744in" fo:break-before="auto" style:use-optimal-row-height="true"/>
    </style:style>
    <style:style style:name="ro25" style:family="table-row">
      <style:table-row-properties style:row-height="1.5055in" fo:break-before="auto" style:use-optimal-row-height="true"/>
    </style:style>
    <style:style style:name="ro26" style:family="table-row">
      <style:table-row-properties style:row-height="1.861in" fo:break-before="auto" style:use-optimal-row-height="true"/>
    </style:style>
    <style:style style:name="ro27" style:family="table-row">
      <style:table-row-properties style:row-height="1.6728in" fo:break-before="auto" style:use-optimal-row-height="true"/>
    </style:style>
    <style:style style:name="ro28" style:family="table-row">
      <style:table-row-properties style:row-height="2.2374in" fo:break-before="auto" style:use-optimal-row-height="true"/>
    </style:style>
    <style:style style:name="ro29" style:family="table-row">
      <style:table-row-properties style:row-height="1.6937in" fo:break-before="auto" style:use-optimal-row-height="true"/>
    </style:style>
    <style:style style:name="ro30" style:family="table-row">
      <style:table-row-properties style:row-height="1.5161in" fo:break-before="auto" style:use-optimal-row-height="true"/>
    </style:style>
    <style:style style:name="ro31" style:family="table-row">
      <style:table-row-properties style:row-height="2.0492in" fo:break-before="auto" style:use-optimal-row-height="true"/>
    </style:style>
    <style:style style:name="ro32" style:family="table-row">
      <style:table-row-properties style:row-height="1.3382in" fo:break-before="auto" style:use-optimal-row-height="true"/>
    </style:style>
    <style:style style:name="ro33" style:family="table-row">
      <style:table-row-properties style:row-height="0.1925in" fo:break-before="auto" style:use-optimal-row-height="true"/>
    </style:style>
    <style:style style:name="ro34" style:family="table-row">
      <style:table-row-properties style:row-height="0.1917in" fo:break-before="auto" style:use-optimal-row-height="true"/>
    </style:style>
    <style:style style:name="ro35" style:family="table-row">
      <style:table-row-properties style:row-height="0.2189in" fo:break-before="auto" style:use-optimal-row-height="false"/>
    </style:style>
    <style:style style:name="ta1" style:family="table" style:master-page-name="PageStyle_5f_Kanji">
      <style:table-properties table:display="true" style:writing-mode="lr-tb"/>
    </style:style>
    <style:style style:name="ta2" style:family="table" style:master-page-name="PageStyle_5f_Search">
      <style:table-properties table:display="true" style:writing-mode="lr-tb"/>
    </style:style>
    <style:style style:name="ce2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" style:family="table-cell" style:parent-style-name="Default">
      <style:table-cell-properties fo:background-color="#999999" fo:border="0.06pt solid #000000"/>
      <style:text-properties fo:font-size="18pt" style:font-size-asian="18pt" style:font-size-complex="18pt"/>
    </style:style>
    <style:style style:name="ce7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9" style:family="table-cell" style:parent-style-name="Default">
      <style:table-cell-properties fo:background-color="#999999" fo:border="0.06pt solid #000000"/>
    </style:style>
    <style:style style:name="ce19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999999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="0.06pt solid #000000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7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anji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55" table:default-cell-style-name="ce9"/>
        <table:table-column table:style-name="co6" table:number-columns-repeated="960" table:default-cell-style-name="ce9"/>
        <table:table-column table:style-name="co6" table:number-columns-repeated="5" table:default-cell-style-name="ce18"/>
        <table:table-row table:style-name="ro1">
          <table:table-cell table:style-name="ce2" office:value-type="string" calcext:value-type="string">
            <text:p>Entry #</text:p>
          </table:table-cell>
          <table:table-cell table:style-name="ce7" office:value-type="string" calcext:value-type="string">
            <text:p>Character</text:p>
          </table:table-cell>
          <table:table-cell table:style-name="ce19" office:value-type="string" calcext:value-type="string">
            <text:p>Vocab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日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number-columns-repeated="102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一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三</text:p>
          </table:table-cell>
          <table:table-cell table:style-name="ce12" office:value-type="string" calcext:value-type="string">
            <text:p/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十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四</text:p>
          </table:table-cell>
          <table:table-cell table:style-name="ce12" office:value-type="string" calcext:value-type="string">
            <text:p/>
            <text:p/>
            <text:p>四つ目 ・ よっつめ ・ fourth</text:p>
            <text:p>四つ角 ・ よつかど ・ street corner, intersection</text:p>
            <text:p>四人 ・ よにん ・ four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五</text:p>
          </table:table-cell>
          <table:table-cell table:style-name="ce12" office:value-type="string" calcext:value-type="string">
            <text:p/>
            <text:p>五つ ・ いつつ ・ five of something 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六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七</text:p>
          </table:table-cell>
          <table:table-cell table:style-name="ce12" office:value-type="string" calcext:value-type="string">
            <text:p/>
            <text:p/>
            <text:p>七週間 ・ ななしゅうかん ・ seven weeks</text:p>
            <text:p>七草 ・ ななくさ ・ the 7 spring herbs, the 7 autumnal flowers</text:p>
            <text:p>七つ目 ・ ななつめ ・ seventh</text:p>
            <text:p/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八</text:p>
          </table:table-cell>
          <table:table-cell table:style-name="ce12" office:value-type="string" calcext:value-type="string">
            <text:p/>
            <text:p>八苦 ・ はっく ・ the eight sufferings of Buddhism </text:p>
            <text:p>八百屋 ・ やおや ・ greengrocer; jack-of-all-trades</text:p>
            <text:p>八百長 ・ やおちょう ・ rigged affair, fixed game</text:p>
            <text:p>八つ当たり ・ やつあたり ・ unjustified anger outburst</text:p>
            <text:p>お八つ ・ おやつ ・ afternoon tea, refresh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九</text:p>
          </table:table-cell>
          <table:table-cell table:style-name="ce12" office:value-type="string" calcext:value-type="string">
            <text:p/>
            <text:p>九月 ・ くがつ ・ September</text:p>
            <text:p>九人 ・ きゅうにん ・ nine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丸</text:p>
          </table:table-cell>
          <table:table-cell table:style-name="ce12" office:value-type="string" calcext:value-type="string">
            <text:p/>
            <text:p>丸薬 ・ がんやく ・ pill</text:p>
            <text:p>砲丸 ・ ほうがん ・ cannonball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円</text:p>
          </table:table-cell>
          <table:table-cell table:style-name="ce12" office:value-type="string" calcext:value-type="string">
            <text:p>円で囲む ・ まるでかこむ ・ enclose with a circle a word) </text:p>
            <text:p>円安 ・ えんやす ・ low ¥ rate, depreciation of the ¥</text:p>
            <text:p>円満な ・ えんまんな ・ perfect, harmonious, well-rounded</text:p>
            <text:p>円軌道 ・ えんきどう ・ circular orb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○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百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千</text:p>
          </table:table-cell>
          <table:table-cell table:style-name="ce12" office:value-type="string" calcext:value-type="string">
            <text:p/>
            <text:p>千代 ・ ちよ ・ a 1000 years, a very long period</text:p>
            <text:p>千草 ・ ちぐさ ・ various flowering plants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万</text:p>
          </table:table-cell>
          <table:table-cell table:style-name="ce12" office:value-type="string" calcext:value-type="string">
            <text:p>万事 ・ ばんじ ・ all things, everything</text:p>
            <text:p>万引き ・ まんびき ・ shoplifting; shoplifter</text:p>
            <text:p>万能 ・ ばんのう ・ omnipo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口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田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目</text:p>
          </table:table-cell>
          <table:table-cell table:style-name="ce12" office:value-type="string" calcext:value-type="string">
            <text:p>目 ・ め ・ eye</text:p>
            <text:p>目方 ・ めかた ・ weight</text:p>
            <text:p>役目 ・ やくめ ・ duty, function; role</text:p>
            <text:p>目の当たりに ・ まのあたりに ・ before one’s eyes; personally; actually</text:p>
            <text:p>目前 ・ もくぜん ・ before one's very eyes; imminence, close at h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川</text:p>
          </table:table-cell>
          <table:table-cell table:style-name="ce12" office:value-type="string" calcext:value-type="string">
            <text:p>川 ・ かわ ・ river</text:p>
            <text:p>山川 ・ さんせん ・ mountains and rive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月</text:p>
          </table:table-cell>
          <table:table-cell table:style-name="ce12" office:value-type="string" calcext:value-type="string">
            <text:p>月 ・ つき ・ moon</text:p>
            <text:p>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曜</text:p>
          </table:table-cell>
          <table:table-cell table:style-name="ce12" office:value-type="string" calcext:value-type="string">
            <text:p>七曜表 ・ しちようひょう ・ calendar</text:p>
            <text:p>木曜日 ・ もくようび ・ Thursday</text:p>
            <text:p>水曜日 ・ すいようび ・ Wednes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火</text:p>
          </table:table-cell>
          <table:table-cell table:style-name="ce12" office:value-type="string" calcext:value-type="string">
            <text:p>点火 ・ てんか ・ ignition, lighting</text:p>
            <text:p>火 ・ ひ ・ fire, flame</text:p>
            <text:p>火花 ・ ひばな ・ spa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水</text:p>
          </table:table-cell>
          <table:table-cell table:style-name="ce12" office:value-type="string" calcext:value-type="string">
            <text:p>水 ・ みず ・ wa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木</text:p>
          </table:table-cell>
          <table:table-cell table:style-name="ce12" office:value-type="string" calcext:value-type="string">
            <text:p>木 ・ き ・ t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土</text:p>
          </table:table-cell>
          <table:table-cell table:style-name="ce12" office:value-type="string" calcext:value-type="string">
            <text:p>土 ・ つち ・ soil, dirt</text:p>
            <text:p>土色 ・ つちいろ ・ earth color</text:p>
            <text:p>土壁 ・ つちかべ ・ mud w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本</text:p>
          </table:table-cell>
          <table:table-cell table:style-name="ce12" office:value-type="string" calcext:value-type="string">
            <text:p>本 ・ ほん ・ boo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東</text:p>
          </table:table-cell>
          <table:table-cell table:style-name="ce12" office:value-type="string" calcext:value-type="string">
            <text:p>東方 ・ とうほう ・ east(ward)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大</text:p>
          </table:table-cell>
          <table:table-cell table:style-name="ce12" office:value-type="string" calcext:value-type="string">
            <text:p>大半 ・ たいはん ・ the greater part, majority</text:p>
            <text:p>大物 ・ おおもの ・ great man, big shot</text:p>
            <text:p>大筋 ・ おおすじ ・ outlin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小</text:p>
          </table:table-cell>
          <table:table-cell table:style-name="ce12" office:value-type="string" calcext:value-type="string">
            <text:p>小一 ・ しょういち ・ first-year student elementary school </text:p>
            <text:p>小屋 ・ こや ・ cottage, hut, cabin; playhouse</text:p>
            <text:p>小切手 ・ こぎって ・ check</text:p>
            <text:p>小売店 ・ こうりてん ・ retail st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8" office:value-type="string" calcext:value-type="string">
            <text:p>中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生</text:p>
          </table:table-cell>
          <table:table-cell table:style-name="ce12" office:value-type="string" calcext:value-type="string">
            <text:p>生やす ・ はやす ・ [vt] grow a beard , cultivate</text:p>
            <text:p>生で飲む ・ きでのむ ・ drink whisky straight [raw, pure] </text:p>
            <text:p>生乳 ・ せいにゅう ・ raw mil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山</text:p>
          </table:table-cell>
          <table:table-cell table:style-name="ce12" office:value-type="string" calcext:value-type="string">
            <text:p> ・  ・ hill</text:p>
            <text:p>山 ・ やま ・ mountain, hill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8" office:value-type="string" calcext:value-type="string">
            <text:p>入</text:p>
          </table:table-cell>
          <table:table-cell table:style-name="ce12" office:value-type="string" calcext:value-type="string">
            <text:p><text:s/>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下</text:p>
          </table:table-cell>
          <table:table-cell table:style-name="ce12" office:value-type="string" calcext:value-type="string">
            <text:p>下 ・ した ・ bottom, lower part ; down; bel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table:style-name="ce8" office:value-type="string" calcext:value-type="string">
            <text:p>上</text:p>
          </table:table-cell>
          <table:table-cell table:style-name="ce12" office:value-type="string" calcext:value-type="string">
            <text:p>上 ・ うえ ・ top, upper part ; up; above</text:p>
            <text:p>上がったり ・ あがったり ・ doomed, poor; in a bad st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止</text:p>
          </table:table-cell>
          <table:table-cell table:style-name="ce12" office:value-type="string" calcext:value-type="string">
            <text:p>止宿 ・ ししゅく ・ lodging</text:p>
            <text:p>禁止 ・ きんし ・ prohibition, ban, forbiddanc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3" calcext:value-type="float">
            <text:p>43</text:p>
          </table:table-cell>
          <table:table-cell table:style-name="ce8" office:value-type="string" calcext:value-type="string">
            <text:p>正</text:p>
          </table:table-cell>
          <table:table-cell table:style-name="ce13" office:value-type="string" calcext:value-type="string">
            <text:p>正の ・ せいの ・ positive (math, elec.) </text:p>
            <text:p>正味の ・ しょうみの ・ net, full, clear</text:p>
            <text:p>正当な ・ せいとうな ・ just, right, due; legal</text:p>
            <text:p>正気 ・ しょうき ・ consciousness; sanity, rea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足</text:p>
          </table:table-cell>
          <table:table-cell table:style-name="ce12" office:value-type="string" calcext:value-type="string">
            <text:p>足りる ・ たりる ・ [vi] suffice</text:p>
            <text:p>足 ・ あし ・ leg; foot</text:p>
            <text:p>充足 ・ じゅうそく ・ sufficienc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定</text:p>
          </table:table-cell>
          <table:table-cell table:style-name="ce12" office:value-type="string" calcext:value-type="string">
            <text:p>定まる ・ さだまる ・ [vi] be decided, settled</text:p>
            <text:p>定期券 ・ ていきけん ・ commuter’s pass</text:p>
            <text:p>協定 ・ きょうてい ・ agreement, pact</text:p>
            <text:p>案の定 ・ あんのじょう ・ as feared, sure enoug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table:style-name="ce8" office:value-type="string" calcext:value-type="string">
            <text:p>手</text:p>
          </table:table-cell>
          <table:table-cell table:style-name="ce12" office:value-type="string" calcext:value-type="string">
            <text:p>手 ・ て ・ hand</text:p>
            <text:p>手元 ・ てもと ・ at hand, within reach; cash at hand</text:p>
            <text:p>手応え ・ てごたえ ・ response, reaction; resistance; effect</text:p>
            <text:p>手品 ・ てじな ・ sleight of hand, magic</text:p>
            <text:p>手首 ・ てくび ・ wri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7" calcext:value-type="float">
            <text:p>47</text:p>
          </table:table-cell>
          <table:table-cell table:style-name="ce8" office:value-type="string" calcext:value-type="string">
            <text:p>用</text:p>
          </table:table-cell>
          <table:table-cell table:style-name="ce12" office:value-type="string" calcext:value-type="string">
            <text:p>用に足りない ・ ようにたりない ・ be useless, of no use</text:p>
            <text:p>広く用いる ・ ひろくもちいる ・ be in wide use</text:p>
            <text:p>所用 ・ しょよう ・ things to do, errand, business, engage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9" calcext:value-type="float">
            <text:p>49</text:p>
          </table:table-cell>
          <table:table-cell table:style-name="ce8" office:value-type="string" calcext:value-type="string">
            <text:p>不</text:p>
          </table:table-cell>
          <table:table-cell table:style-name="ce12" office:value-type="string" calcext:value-type="string">
            <text:p>不時着する ・ ふじちゃくする ・ make an emergency landing; ditch</text:p>
            <text:p>不始末 ・ ふしまつ ・ mismanagement, irregularity</text:p>
            <text:p>不味い ・ まずい ・ bad-tasting, unpalatable; poor, clumsy; unwise, foolis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50" calcext:value-type="float">
            <text:p>50</text:p>
          </table:table-cell>
          <table:table-cell table:style-name="ce8" office:value-type="string" calcext:value-type="string">
            <text:p>回</text:p>
          </table:table-cell>
          <table:table-cell table:style-name="ce12" office:value-type="string" calcext:value-type="string">
            <text:p>一回目 ・ いっかいめ ・ the first time</text:p>
            <text:p>回心 ・ かいしん [えしん] ・ conversion</text:p>
            <text:p>回復 ・ かいふく ・ recovery, restoration; rehabilitation</text:p>
            <text:p>ねじ回し ・ ねじまわし ・ screwdri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>
            <text:p>言</text:p>
          </table:table-cell>
          <table:table-cell table:style-name="ce12" office:value-type="string" calcext:value-type="string">
            <text:p>寝言 ・ ねごと ・ talking in one’s sleep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舌</text:p>
          </table:table-cell>
          <table:table-cell table:style-name="ce12" office:value-type="string" calcext:value-type="string">
            <text:p>弁舌 ・ べんぜつ ・ speech</text:p>
            <text:p>舌音 ・ ぜつおん ・ lingual sound</text:p>
            <text:p>舌戦 ・ ぜっせん ・ war of words</text:p>
            <text:p>毒舌 ・ どくぜつ ・ wicked tongue, abusive language, blistering remarks</text:p>
            <text:p>猫舌だ ・ ねこじただ ・ have a tongue too sensitive to h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8" office:value-type="string" calcext:value-type="string">
            <text:p>話</text:p>
          </table:table-cell>
          <table:table-cell table:style-name="ce12" office:value-type="string" calcext:value-type="string">
            <text:p>話 ・ はなし ・ talk, conversation; story, account; topic</text:p>
            <text:p>昔話 ・ むかしばなし ・ legend, old tal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54" calcext:value-type="float">
            <text:p>54</text:p>
          </table:table-cell>
          <table:table-cell table:style-name="ce8" office:value-type="string" calcext:value-type="string">
            <text:p>活</text:p>
          </table:table-cell>
          <table:table-cell table:style-name="ce12" office:value-type="string" calcext:value-type="string">
            <text:p>活動 ・ かつどう ・ activity, action; function</text:p>
            <text:p>活字 ・ かつじ ・ movable / printing type</text:p>
            <text:p>活路 ・ かつろ ・ means of escape, way out</text:p>
            <text:p>活きる ・ いきる ・ [vi] be enlivened</text:p>
            <text:p>活かす ・ いかす ・ [vt] make the most of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5" calcext:value-type="float">
            <text:p>55</text:p>
          </table:table-cell>
          <table:table-cell table:style-name="ce8" office:value-type="string" calcext:value-type="string">
            <text:p>行</text:p>
          </table:table-cell>
          <table:table-cell table:style-name="ce12" office:value-type="string" calcext:value-type="string">
            <text:p>一行 ・ いっこう ・ party, suite</text:p>
            <text:p>行程 ・ こうてい ・ distance, journey</text:p>
            <text:p>行方 ・ ゆくえ ・ one’s whereabouts</text:p>
            <text:p>行われる ・ おこなわれる ・ be done, practiced; take place</text:p>
            <text:p>満足が行く ・ まんぞくがいく ・ be satisfi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心</text:p>
          </table:table-cell>
          <table:table-cell table:style-name="ce12" office:value-type="string" calcext:value-type="string">
            <text:p>心 ・ こころ ・ heart, mind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耳</text:p>
          </table:table-cell>
          <table:table-cell table:style-name="ce12" office:value-type="string" calcext:value-type="string">
            <text:p>耳 ・ みみ ・ ear</text:p>
            <text:p>片耳 ・ かたみみ ・ one ear</text:p>
            <text:p>耳寄りな ・ みみよりな ・ welcome (news)</text:p>
            <text:p>初耳 ・ はつみみ ・ sth. heard of for the first ti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又</text:p>
          </table:table-cell>
          <table:table-cell table:style-name="ce12" office:value-type="string" calcext:value-type="string">
            <text:p>又しても ・ またしても ・ once ag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取</text:p>
          </table:table-cell>
          <table:table-cell table:style-name="ce12" office:value-type="string" calcext:value-type="string">
            <text:p>取る ・ とる ・ [vt] take; ge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身</text:p>
          </table:table-cell>
          <table:table-cell table:style-name="ce12" office:value-type="string" calcext:value-type="string">
            <text:p>身 ・ み ・ one's body / person / position, oneself</text:p>
            <text:p>中身 ・ なかみ ・ content, substance; interior</text:p>
            <text:p>身の回り ・ みのまわり ・ one’s person, one’s appearance</text:p>
            <text:p>身代 ・ しんだい ・ fortune, one’s propert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61" calcext:value-type="float">
            <text:p>61</text:p>
          </table:table-cell>
          <table:table-cell table:style-name="ce8" office:value-type="string" calcext:value-type="string">
            <text:p>休</text:p>
          </table:table-cell>
          <table:table-cell table:style-name="ce12" office:value-type="string" calcext:value-type="string">
            <text:p>休む ・ やすむ ・ [vi] (take a rest, repose; suspend, discontinue; be absent; go to bed, retire</text:p>
            <text:p>休まる ・ やすまる ・ [vi] feel rested; be set at ease</text:p>
            <text:p>休める ・ やすめる ・ [vt] (give a rest; suspend; set so.'s mind at ea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体</text:p>
          </table:table-cell>
          <table:table-cell table:style-name="ce12" office:value-type="string" calcext:value-type="string">
            <text:p>体 ・ からだ ・ bo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8" office:value-type="string" calcext:value-type="string">
            <text:p>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付</text:p>
          </table:table-cell>
          <table:table-cell table:style-name="ce12" office:value-type="string" calcext:value-type="string">
            <text:p>八日付 ・ ようかづけ ・ dated the eighth</text:p>
            <text:p>付け込む ・ つけこむ ・ [vi] take advantage of; make an entry</text:p>
            <text:p>目付き ・ めつき ・ look in one’s eyes, expression</text:p>
            <text:p>付き合う ・ つきあう ・ [vi] keep company with, get along wi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8" office:value-type="string" calcext:value-type="string">
            <text:p>受</text:p>
          </table:table-cell>
          <table:table-cell table:style-name="ce12" office:value-type="string" calcext:value-type="string">
            <text:p>受け身 ・ うけみ ・ passiveness; passive voice</text:p>
            <text:p>受かる ・ うかる ・ [vi] pass an examin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以</text:p>
          </table:table-cell>
          <table:table-cell table:style-name="ce12" office:value-type="string" calcext:value-type="string">
            <text:p>以てする ・ もってする ・ [vt] do by the use of</text:p>
            <text:p>以ての外 ・ もってのほか ・ outrageous, preposterous, scandalous</text:p>
            <text:p>以心伝心 ・ いしんでんしん ・ silent / tacit understanding, empath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立</text:p>
          </table:table-cell>
          <table:table-cell table:style-name="ce12" office:value-type="string" calcext:value-type="string">
            <text:p>創立する ・ そうりつする ・ establish, organize, start</text:p>
            <text:p>立証 ・ りっしょう ・ proof, demonstration, substantiation</text:p>
            <text:p>立法 ・ りっぽう ・ legislation, lawmaking</text:p>
            <text:p>存立 ・ そんりつ ・ existence, subsis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8" office:value-type="string" calcext:value-type="string">
            <text:p>部</text:p>
          </table:table-cell>
          <table:table-cell table:style-name="ce12" office:value-type="string" calcext:value-type="string">
            <text:p>部品 ・ ぶひん ・ parts, accessories</text:p>
            <text:p>部門 ・ ぶもん ・ class, group, section, division, department; genu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69" calcext:value-type="float">
            <text:p>69</text:p>
          </table:table-cell>
          <table:table-cell table:style-name="ce8" office:value-type="string" calcext:value-type="string">
            <text:p>倍</text:p>
          </table:table-cell>
          <table:table-cell table:style-name="ce12" office:value-type="string" calcext:value-type="string">
            <text:p>人一倍働く ・ ひといちばいはたらく ・ work twice as hard as others</text:p>
            <text:p>倍率 ・ ばいりつ ・ magnification power ; rate of competition in examinations </text:p>
            <text:p>倍数 ・ ばいすう ・ multiple</text:p>
            <text:p>数倍 ・ すうばい ・ several times as lar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8" office:value-type="string" calcext:value-type="string">
            <text:p>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1" calcext:value-type="float">
            <text:p>71</text:p>
          </table:table-cell>
          <table:table-cell table:style-name="ce8" office:value-type="string" calcext:value-type="string">
            <text:p>代</text:p>
          </table:table-cell>
          <table:table-cell table:style-name="ce12" office:value-type="string" calcext:value-type="string">
            <text:p>代わる代わる ・ かわるがわる ・ by turns, alternately</text:p>
            <text:p>飲み代 ・ のみしろ ・ drinking money</text:p>
            <text:p>代表する ・ だいひょうする ・ represent, stand for; typif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8" office:value-type="string" calcext:value-type="string">
            <text:p>王</text:p>
          </table:table-cell>
          <table:table-cell table:style-name="ce12" office:value-type="string" calcext:value-type="string">
            <text:p>王者 ・ おうじゃ ・ king, monarch, champion</text:p>
            <text:p>勤王 ・ きんのう ・ loyalty to the empero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3" calcext:value-type="float">
            <text:p>73</text:p>
          </table:table-cell>
          <table:table-cell table:style-name="ce8" office:value-type="string" calcext:value-type="string">
            <text:p>玉</text:p>
          </table:table-cell>
          <table:table-cell table:style-name="ce12" office:value-type="string" calcext:value-type="string">
            <text:p>珠玉 ・ しゅぎょく ・ jewel, gem</text:p>
            <text:p>硬玉 ・ こうぎょく ・ jadeite</text:p>
            <text:p>玉突き ・ たまつき ・ billiards; serial collisions of car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4" calcext:value-type="float">
            <text:p>74</text:p>
          </table:table-cell>
          <table:table-cell table:style-name="ce8" office:value-type="string" calcext:value-type="string">
            <text:p>宝</text:p>
          </table:table-cell>
          <table:table-cell table:style-name="ce12" office:value-type="string" calcext:value-type="string">
            <text:p>宝 ・ たから ・ treasure, precious object</text:p>
            <text:p>宝物 ・ たからもの ・ treasure</text:p>
            <text:p>宝島 ・ たからじま ・ treasure island</text:p>
            <text:p>重宝 ・ ちょうほう [じゅうほう] ・ priceless treas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" calcext:value-type="float">
            <text:p>75</text:p>
          </table:table-cell>
          <table:table-cell table:style-name="ce8" office:value-type="string" calcext:value-type="string">
            <text:p>国</text:p>
          </table:table-cell>
          <table:table-cell table:style-name="ce12" office:value-type="string" calcext:value-type="string">
            <text:p>国 ・ くに ・ country</text:p>
            <text:p>島国 ・ しまぐに ・ island countr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6" calcext:value-type="float">
            <text:p>76</text:p>
          </table:table-cell>
          <table:table-cell table:style-name="ce8" office:value-type="string" calcext:value-type="string">
            <text:p>白</text:p>
          </table:table-cell>
          <table:table-cell table:style-name="ce12" office:value-type="string" calcext:value-type="string">
            <text:p>白む ・ しらむ ・ [vi] grow light, turn gray; [atmosphere] become chilled</text:p>
            <text:p>白髪 ・ しらが ・ white / gray hair</text:p>
            <text:p>白地 ・ しろじ ・ white (back)ground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77" calcext:value-type="float">
            <text:p>77</text:p>
          </table:table-cell>
          <table:table-cell table:style-name="ce8" office:value-type="string" calcext:value-type="string">
            <text:p>皇</text:p>
          </table:table-cell>
          <table:table-cell table:style-name="ce12" office:value-type="string" calcext:value-type="string">
            <text:p>天皇 ・ てんのう ・ Emperor (of Japan)</text:p>
            <text:p>皇子 ・ おうじ ・ imperial prince</text:p>
            <text:p>皇太子 ・ こうたいし ・ crown prince</text:p>
            <text:p>皇帝 ・ こうてい ・ emperor</text:p>
            <text:p>皇后 ・ こうごう ・ empress, queen</text:p>
            <text:p>皇妃 ・ こうひ ・ empress, qu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" calcext:value-type="float">
            <text:p>78</text:p>
          </table:table-cell>
          <table:table-cell table:style-name="ce8" office:value-type="string" calcext:value-type="string">
            <text:p>全</text:p>
          </table:table-cell>
          <table:table-cell table:style-name="ce12" office:value-type="string" calcext:value-type="string">
            <text:p>全うする ・ まっとうする ・ accomplish, fulfill, carry out</text:p>
            <text:p>全集 ・ ぜんしゅう ・ complete work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8" office:value-type="string" calcext:value-type="string">
            <text:p>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事</text:p>
          </table:table-cell>
          <table:table-cell table:style-name="ce12" office:value-type="string" calcext:value-type="string">
            <text:p>好事家 ・ こうずか ・ dilettante, person of fantastic taste</text:p>
            <text:p>判事 ・ はんじ ・ judge</text:p>
            <text:p>見事な ・ みごとな ・ splendid, admirable, beautifu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1" calcext:value-type="float">
            <text:p>81</text:p>
          </table:table-cell>
          <table:table-cell table:style-name="ce8" office:value-type="string" calcext:value-type="string">
            <text:p>自</text:p>
          </table:table-cell>
          <table:table-cell table:style-name="ce12" office:value-type="string" calcext:value-type="string">
            <text:p>自ずから ・ おのずから ・ naturally, by itself, spontaneously</text:p>
            <text:p>自ずと ・ おのずと ・ naturally</text:p>
            <text:p>自在に ・ じざいに ・ freely, unrestrictedly, at will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82" calcext:value-type="float">
            <text:p>82</text:p>
          </table:table-cell>
          <table:table-cell table:style-name="ce8" office:value-type="string" calcext:value-type="string">
            <text:p>貝</text:p>
          </table:table-cell>
          <table:table-cell table:style-name="ce12" office:value-type="string" calcext:value-type="string">
            <text:p>貝類 ・ かいるい ・ shellfish</text:p>
            <text:p>貝柱 ・ かいばしら ・ adductor muscle</text:p>
            <text:p>巻き貝 ・ まきがい ・ roll-shell; snail</text:p>
            <text:p>魚貝類 ・ ぎょかいるい ・ marine products</text:p>
            <text:p>貝細工 ・ かいざいく ・ shellwo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8" office:value-type="string" calcext:value-type="string">
            <text:p>見</text:p>
          </table:table-cell>
          <table:table-cell table:style-name="ce12" office:value-type="string" calcext:value-type="string">
            <text:p>見物 ・ けんぶつ ・ sightseeing, visit</text:p>
            <text:p>見学 ・ けんがく ・ tour / field trip for study and observa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84" calcext:value-type="float">
            <text:p>84</text:p>
          </table:table-cell>
          <table:table-cell table:style-name="ce8" office:value-type="string" calcext:value-type="string">
            <text:p>力</text:p>
          </table:table-cell>
          <table:table-cell table:style-name="ce12" office:value-type="string" calcext:value-type="string">
            <text:p>力ずくで ・ ちからずくで ・ by force, sheer strength</text:p>
            <text:p>力む ・ りきむ ・ show one's best effort</text:p>
            <text:p>力 ・ ちから ・ power, force, energy</text:p>
            <text:p>底力 ・ そこぢから ・ latent power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85" calcext:value-type="float">
            <text:p>85</text:p>
          </table:table-cell>
          <table:table-cell table:style-name="ce8" office:value-type="string" calcext:value-type="string">
            <text:p>刀</text:p>
          </table:table-cell>
          <table:table-cell table:style-name="ce12" office:value-type="string" calcext:value-type="string">
            <text:p>刀 ・ かたな ・ sword</text:p>
            <text:p>刀剣 ・ とうけん ・ sword</text:p>
            <text:p>刀身 ・ とうしん ・ sword blade</text:p>
            <text:p>名刀 ・ めいとう ・ excellent blade, famous sword</text:p>
            <text:p>短刀 ・ たんとう ・ dagg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6" calcext:value-type="float">
            <text:p>86</text:p>
          </table:table-cell>
          <table:table-cell table:style-name="ce8" office:value-type="string" calcext:value-type="string">
            <text:p>切</text:p>
          </table:table-cell>
          <table:table-cell table:style-name="ce12" office:value-type="string" calcext:value-type="string">
            <text:p>切れ切れの ・ きれぎれの ・ fragmentary, intermittent</text:p>
            <text:p>切りが無い ・ きりがない ・ be end-, boundless</text:p>
            <text:p>適切な ・ てきせつな ・ appropriate, adequate, prop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7" calcext:value-type="float">
            <text:p>87</text:p>
          </table:table-cell>
          <table:table-cell table:style-name="ce8" office:value-type="string" calcext:value-type="string">
            <text:p>刃</text:p>
          </table:table-cell>
          <table:table-cell table:style-name="ce12" office:value-type="string" calcext:value-type="string">
            <text:p>刃先 ・ はさき ・ edge of a blade</text:p>
            <text:p>凶刃 ・ きょうじん ・ assassin’s dagger / knife</text:p>
            <text:p>兵刃 ・ へいじん ・ sword</text:p>
            <text:p>刃物 ・ はもの ・ edged tool, cutlery; swo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" calcext:value-type="float">
            <text:p>88</text:p>
          </table:table-cell>
          <table:table-cell table:style-name="ce8" office:value-type="string" calcext:value-type="string">
            <text:p>分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89" calcext:value-type="float">
            <text:p>89</text:p>
          </table:table-cell>
          <table:table-cell table:style-name="ce8" office:value-type="string" calcext:value-type="string">
            <text:p>公</text:p>
          </table:table-cell>
          <table:table-cell table:style-name="ce12" office:value-type="string" calcext:value-type="string">
            <text:p>公算 ・ こうさん ・ probability</text:p>
            <text:p>公約数 ・ こうやくすう ・ common divisor</text:p>
            <text:p>公共 ・ こうきょう ・ public society, community</text:p>
            <text:p>公にする ・ おおやけにする ・ publish, announce officiall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>
            <text:p>別</text:p>
          </table:table-cell>
          <table:table-cell table:style-name="ce12" office:value-type="string" calcext:value-type="string">
            <text:p>別れ別れに ・ わかれわかれに ・ separately, apart</text:p>
            <text:p>別に ・ べつに ・ separately, apart; in addition; particularly</text:p>
            <text:p>別にする ・ べつにする ・ set aside / apart</text:p>
            <text:p>別格 ・ べっかく ・ extra status</text:p>
            <text:p>格別な ・ かくべつな ・ particular, exceptional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1" calcext:value-type="float">
            <text:p>91</text:p>
          </table:table-cell>
          <table:table-cell table:style-name="ce8" office:value-type="string" calcext:value-type="string">
            <text:p>長</text:p>
          </table:table-cell>
          <table:table-cell table:style-name="ce12" office:value-type="string" calcext:value-type="string">
            <text:p>一家の長 ・ いっかのちょう ・ head of a family</text:p>
            <text:p>長袖 ・ ながそで ・ clothes with long sleeves </text:p>
            <text:p>長所 ・ ちょうしょ ・ strong point, merit</text:p>
            <text:p>年長 ・ ねんちょう ・ seniorit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2" calcext:value-type="float">
            <text:p>92</text:p>
          </table:table-cell>
          <table:table-cell table:style-name="ce8" office:value-type="string" calcext:value-type="string">
            <text:p>男</text:p>
          </table:table-cell>
          <table:table-cell table:style-name="ce12" office:value-type="string" calcext:value-type="string">
            <text:p>男の人 ・ おとこのひと ・ man</text:p>
            <text:p>下男 ・ げなん ・ male servant, manservant</text:p>
            <text:p>男滝 ・ おだき ・ the greater waterfall of the two </text:p>
            <text:p>男前 ・ おとこまえ ・ man’s look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8" office:value-type="string" calcext:value-type="string">
            <text:p>女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table:style-name="ce8" office:value-type="string" calcext:value-type="string">
            <text:p>子</text:p>
          </table:table-cell>
          <table:table-cell table:style-name="ce12" office:value-type="string" calcext:value-type="string">
            <text:p>様子 ・ ようす ・ situation, aspect, circumstances; appearance, looks; sign, indic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5" calcext:value-type="float">
            <text:p>95</text:p>
          </table:table-cell>
          <table:table-cell table:style-name="ce8" office:value-type="string" calcext:value-type="string">
            <text:p>好</text:p>
          </table:table-cell>
          <table:table-cell table:style-name="ce12" office:value-type="string" calcext:value-type="string">
            <text:p>好き ・ すき ・ like, be fond of</text:p>
            <text:p>好ましい ・ このましい ・ desirable, welcome, nice, pleasa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8" office:value-type="string" calcext:value-type="string">
            <text:p>安</text:p>
          </table:table-cell>
          <table:table-cell table:style-name="ce12" office:value-type="string" calcext:value-type="string">
            <text:p>安月給 ・ やすげっきゅう ・ low salary</text:p>
            <text:p>不安 ・ ふあん ・ uneasiness, anxiety</text:p>
            <text:p>安らかな ・ やすらかな ・ peaceful, tranqui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8" office:value-type="string" calcext:value-type="string">
            <text:p>案</text:p>
          </table:table-cell>
          <table:table-cell table:style-name="ce12" office:value-type="string" calcext:value-type="string">
            <text:p>草案 ・ そうあん ・ rough draft</text:p>
            <text:p>名案 ・ めいあん ・ splendid idea</text:p>
            <text:p>答案 ・ とうあん ・ examination paper; answ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8" office:value-type="string" calcext:value-type="string">
            <text:p>字</text:p>
          </table:table-cell>
          <table:table-cell table:style-name="ce12" office:value-type="string" calcext:value-type="string">
            <text:p>細い字 ・ ほそいじ ・ slender character</text:p>
            <text:p>大字片山 ・ おおあざかたやま ・ town section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8" office:value-type="string" calcext:value-type="string">
            <text:p>学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0" calcext:value-type="float">
            <text:p>100</text:p>
          </table:table-cell>
          <table:table-cell table:style-name="ce8" office:value-type="string" calcext:value-type="string">
            <text:p>父</text:p>
          </table:table-cell>
          <table:table-cell table:style-name="ce12" office:value-type="string" calcext:value-type="string">
            <text:p>義父 ・ ぎふ ・ father-in-law; step-, foster father</text:p>
            <text:p>父母 ・ ふぼ ・ father and mother, parents</text:p>
            <text:p>父兄 ・ ふけい ・ one’s father and older brothers; guardians</text:p>
            <text:p>神父 ・ しんぷ ・ priest, Father Christian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8" office:value-type="string" calcext:value-type="string">
            <text:p>文</text:p>
          </table:table-cell>
          <table:table-cell table:style-name="ce12" office:value-type="string" calcext:value-type="string">
            <text:p>文 ・ ふみ ・ letter; book</text:p>
            <text:p>恋文 ・ こいぶみ ・ love lett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2" calcext:value-type="float">
            <text:p>102</text:p>
          </table:table-cell>
          <table:table-cell table:style-name="ce8" office:value-type="string" calcext:value-type="string">
            <text:p>交</text:p>
          </table:table-cell>
          <table:table-cell table:style-name="ce12" office:value-type="string" calcext:value-type="string">
            <text:p>交ぜる ・ まぜる ・ [vt] mix, shuffle combine, parts left distinct </text:p>
            <text:p>交渉 ・ こうしょう ・ negotiation, discussion, bargaining</text:p>
            <text:p>交番 ・ こうばん ・ police box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8" office:value-type="string" calcext:value-type="string">
            <text:p>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8" office:value-type="string" calcext:value-type="string">
            <text:p>母</text:p>
          </table:table-cell>
          <table:table-cell table:style-name="ce12" office:value-type="string" calcext:value-type="string">
            <text:p>母鳥 ・ ははどり ・ mother bird</text:p>
            <text:p>母港 ・ ぼこう ・ home port</text:p>
            <text:p>母屋 [母家] ・ おもや ・ main house / w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8" office:value-type="string" calcext:value-type="string">
            <text:p>毎</text:p>
          </table:table-cell>
          <table:table-cell table:style-name="ce12" office:value-type="string" calcext:value-type="string">
            <text:p>毎号 ・ まいごう ・ each / every issue</text:p>
            <text:p>毎度 ・ まいど ・ every / each time, always</text:p>
            <text:p>毎週 ・ まいしゅう ・ every wee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6" calcext:value-type="float">
            <text:p>106</text:p>
          </table:table-cell>
          <table:table-cell table:style-name="ce8" office:value-type="string" calcext:value-type="string">
            <text:p>海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8" office:value-type="string" calcext:value-type="string">
            <text:p>者</text:p>
          </table:table-cell>
          <table:table-cell table:style-name="ce12" office:value-type="string" calcext:value-type="string">
            <text:p><text:s/>者 ・ もの ・ per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8" calcext:value-type="float">
            <text:p>108</text:p>
          </table:table-cell>
          <table:table-cell table:style-name="ce8" office:value-type="string" calcext:value-type="string">
            <text:p>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table:style-name="ce8" office:value-type="string" calcext:value-type="string">
            <text:p>式</text:p>
          </table:table-cell>
          <table:table-cell table:style-name="ce12" office:value-type="string" calcext:value-type="string">
            <text:p>電動式 ・ でんどうしき ・ electric ally operated </text:p>
            <text:p>式を挙げる ・ しきをあげる ・ hold a ceremon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8" office:value-type="string" calcext:value-type="string">
            <text:p>弐</text:p>
          </table:table-cell>
          <table:table-cell table:style-name="ce12" office:value-type="string" calcext:value-type="string">
            <text:p>弐拾 ・ にじゅう ・ twent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11" calcext:value-type="float">
            <text:p>111</text:p>
          </table:table-cell>
          <table:table-cell table:style-name="ce8" office:value-type="string" calcext:value-type="string">
            <text:p>武</text:p>
          </table:table-cell>
          <table:table-cell table:style-name="ce12" office:value-type="string" calcext:value-type="string">
            <text:p>武装する ・ ぶそうする ・ bear arms</text:p>
            <text:p>武器 ・ ぶき ・ weapon, arms</text:p>
            <text:p>武術 ・ ぶじゅつ ・ military / martial arts</text:p>
            <text:p>武道 ・ ぶどう ・ martial ar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8" office:value-type="string" calcext:value-type="string">
            <text:p>糸</text:p>
          </table:table-cell>
          <table:table-cell table:style-name="ce12" office:value-type="string" calcext:value-type="string">
            <text:p>糸 ・ いと ・ thread, string; fishing l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3" calcext:value-type="float">
            <text:p>113</text:p>
          </table:table-cell>
          <table:table-cell table:style-name="ce8" office:value-type="string" calcext:value-type="string">
            <text:p>前</text:p>
          </table:table-cell>
          <table:table-cell table:style-name="ce12" office:value-type="string" calcext:value-type="string">
            <text:p>前 ・ まえ ・ front; previous, before; ahead of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4" calcext:value-type="float">
            <text:p>114</text:p>
          </table:table-cell>
          <table:table-cell table:style-name="ce8" office:value-type="string" calcext:value-type="string">
            <text:p>後</text:p>
          </table:table-cell>
          <table:table-cell table:style-name="ce12" office:value-type="string" calcext:value-type="string">
            <text:p>後書き ・ あとがき ・ postscript, afterword</text:p>
            <text:p>後金 ・ あときん ・ rest of the payment</text:p>
            <text:p>後ろ ・ うしろ ・ back, rear; after, behind</text:p>
            <text:p>後れる ・ おくれる ・ [vi] fall behind / back; be outstripped, backwar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" calcext:value-type="float">
            <text:p>115</text:p>
          </table:table-cell>
          <table:table-cell table:style-name="ce8" office:value-type="string" calcext:value-type="string">
            <text:p>午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6" calcext:value-type="float">
            <text:p>116</text:p>
          </table:table-cell>
          <table:table-cell table:style-name="ce8" office:value-type="string" calcext:value-type="string">
            <text:p>牛</text:p>
          </table:table-cell>
          <table:table-cell table:style-name="ce12" office:value-type="string" calcext:value-type="string">
            <text:p>牛 ・ うし ・ ox; cow; catt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table:style-name="ce8" office:value-type="string" calcext:value-type="string">
            <text:p>年</text:p>
          </table:table-cell>
          <table:table-cell table:style-name="ce12" office:value-type="string" calcext:value-type="string">
            <text:p>年 ・ とし ・ age; yea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8" calcext:value-type="float">
            <text:p>118</text:p>
          </table:table-cell>
          <table:table-cell table:style-name="ce8" office:value-type="string" calcext:value-type="string">
            <text:p>件</text:p>
          </table:table-cell>
          <table:table-cell table:style-name="ce12" office:value-type="string" calcext:value-type="string">
            <text:p>要件 ・ ようけん ・ important matter; necessary condition</text:p>
            <text:p>別件 ・ べっけん ・ separate case, another matter</text:p>
            <text:p>件数 ・ けんすう ・ number of cases or ite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table:style-name="ce8" office:value-type="string" calcext:value-type="string">
            <text:p>条</text:p>
          </table:table-cell>
          <table:table-cell table:style-name="ce12" office:value-type="string" calcext:value-type="string">
            <text:p>条例 ・ じょうれい ・ regulations, rules, law</text:p>
            <text:p>条約 ・ じょうやく ・ treaty</text:p>
            <text:p>軌条 ・ きじょう ・ rails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20" calcext:value-type="float">
            <text:p>120</text:p>
          </table:table-cell>
          <table:table-cell table:style-name="ce8" office:value-type="string" calcext:value-type="string">
            <text:p>化</text:p>
          </table:table-cell>
          <table:table-cell table:style-name="ce12" office:value-type="string" calcext:value-type="string">
            <text:p>変化 ・ へんげ ・ goblin, ghost</text:p>
            <text:p>化身 ・ けしん ・ buddh. incarnation, reincarnation</text:p>
            <text:p>化粧品 ・ けしょうひん ・ cosmetics</text:p>
            <text:p>化け物 ・ ばけもの ・ monster; gho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1" calcext:value-type="float">
            <text:p>121</text:p>
          </table:table-cell>
          <table:table-cell table:style-name="ce8" office:value-type="string" calcext:value-type="string">
            <text:p>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8" office:value-type="string" calcext:value-type="string">
            <text:p>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23" calcext:value-type="float">
            <text:p>123</text:p>
          </table:table-cell>
          <table:table-cell table:style-name="ce8" office:value-type="string" calcext:value-type="string">
            <text:p>比</text:p>
          </table:table-cell>
          <table:table-cell table:style-name="ce12" office:value-type="string" calcext:value-type="string">
            <text:p>対比する ・ たいひする ・ contrast, compare</text:p>
            <text:p>比類 ・ ひるい ・ parallel, equal, match</text:p>
            <text:p>比例 ・ ひれい ・ proportion, ratio</text:p>
            <text:p>比を求める ・ ひをもとめる ・ obtain the rati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4" calcext:value-type="float">
            <text:p>124</text:p>
          </table:table-cell>
          <table:table-cell table:style-name="ce8" office:value-type="string" calcext:value-type="string">
            <text:p>背</text:p>
          </table:table-cell>
          <table:table-cell table:style-name="ce12" office:value-type="string" calcext:value-type="string">
            <text:p>約束に背く ・ やくそくにそむく ・ break one’s promise</text:p>
            <text:p>顔を背ける ・ かおをそむける ・ turn one’s face away</text:p>
            <text:p>上背 ・ うわぜい ・ height, sta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8" office:value-type="string" calcext:value-type="string">
            <text:p>車</text:p>
          </table:table-cell>
          <table:table-cell table:style-name="ce12" office:value-type="string" calcext:value-type="string">
            <text:p>車 ・ くるま ・ c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6" calcext:value-type="float">
            <text:p>126</text:p>
          </table:table-cell>
          <table:table-cell table:style-name="ce8" office:value-type="string" calcext:value-type="string">
            <text:p>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27" calcext:value-type="float">
            <text:p>127</text:p>
          </table:table-cell>
          <table:table-cell table:style-name="ce8" office:value-type="string" calcext:value-type="string">
            <text:p>汽</text:p>
          </table:table-cell>
          <table:table-cell table:style-name="ce12" office:value-type="string" calcext:value-type="string">
            <text:p>夜汽車 ・ よぎしゃ ・ night train</text:p>
            <text:p>汽笛 ・ きてき ・ steam whistle</text:p>
            <text:p>汽圧 ・ きあつ ・ steam pressure</text:p>
            <text:p>汽船 ・ きせん ・ steamboat, steamer</text:p>
            <text:p>汽水 ・ きすい ・ brackish wat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28" calcext:value-type="float">
            <text:p>128</text:p>
          </table:table-cell>
          <table:table-cell table:style-name="ce8" office:value-type="string" calcext:value-type="string">
            <text:p>性</text:p>
          </table:table-cell>
          <table:table-cell table:style-name="ce12" office:value-type="string" calcext:value-type="string">
            <text:p>水の性 ・ みずのせい ・ properties of water</text:p>
            <text:p>中性 ・ ちゅうせい ・ neuter gender</text:p>
            <text:p>天性 ・ てんせい ・ nature, one’s innate disposition</text:p>
            <text:p>性悪な ・ しょうわるな ・ ill-natured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29" calcext:value-type="float">
            <text:p>129</text:p>
          </table:table-cell>
          <table:table-cell table:style-name="ce8" office:value-type="string" calcext:value-type="string">
            <text:p>畑</text:p>
          </table:table-cell>
          <table:table-cell table:style-name="ce12" office:value-type="string" calcext:value-type="string">
            <text:p>畑 ・ はたけ ・ cultivated land, dry field vs. submerged ones </text:p>
            <text:p>畑を作る ・ はたけをつくる ・ cultivate a field, farm</text:p>
            <text:p>畑作 ・ はたさく ・ dry field farming / crop</text:p>
            <text:p>畑地 ・ はたち ・ farmland</text:p>
            <text:p>段段畑 ・ だんだんばたけ ・ terraced fields / farm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0" calcext:value-type="float">
            <text:p>130</text:p>
          </table:table-cell>
          <table:table-cell table:style-name="ce8" office:value-type="string" calcext:value-type="string">
            <text:p>青</text:p>
          </table:table-cell>
          <table:table-cell table:style-name="ce12" office:value-type="string" calcext:value-type="string">
            <text:p>青春 ・ せいしゅん ・ bloom of youth</text:p>
            <text:p>緑青 ・ ろくしょう ・ verdigris, copper / green rust</text:p>
            <text:p>顔が青い ・ かおがあおい ・ look pale / green</text:p>
            <text:p>真っ青 ・ まっさお ・ deep blue; paleness, ghastli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8" office:value-type="string" calcext:value-type="string">
            <text:p>麦</text:p>
          </table:table-cell>
          <table:table-cell table:style-name="ce12" office:value-type="string" calcext:value-type="string">
            <text:p>麦価 ・ ばくか ・ price of wheat</text:p>
            <text:p>麦秋 ・ ばくしゅう ・ wheat harvest / season; early summ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table:style-name="ce8" office:value-type="string" calcext:value-type="string">
            <text:p>素</text:p>
          </table:table-cell>
          <table:table-cell table:style-name="ce12" office:value-type="string" calcext:value-type="string">
            <text:p>元素 ・ げんそ ・ chemical element</text:p>
            <text:p>素 ・ もと ・ raw material, base</text:p>
            <text:p>スープの素 ・ すーぷのもと ・ soup stoc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" calcext:value-type="float">
            <text:p>133</text:p>
          </table:table-cell>
          <table:table-cell table:style-name="ce8" office:value-type="string" calcext:value-type="string">
            <text:p>毒</text:p>
          </table:table-cell>
          <table:table-cell table:style-name="ce12" office:value-type="string" calcext:value-type="string">
            <text:p>毒物 ・ どくぶつ ・ poisonous substance, toxin</text:p>
            <text:p>有毒な ・ ゆうどくな ・ poisonou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4" calcext:value-type="float">
            <text:p>134</text:p>
          </table:table-cell>
          <table:table-cell table:style-name="ce8" office:value-type="string" calcext:value-type="string">
            <text:p>先</text:p>
          </table:table-cell>
          <table:table-cell table:style-name="ce12" office:value-type="string" calcext:value-type="string">
            <text:p>先 ・ さき ・ point, tip; the future; destination; first, ahead of; before, earlier</text:p>
            <text:p>爪先 ・ つまさき ・ tiptoe, tip of a toe</text:p>
            <text:p>先ず ・ まず ・ first, to begin with; nearly, hardly, on the whole; anyway; well, now</text:p>
            <text:p>手先 ・ てさき ・ fingers; tool, implement</text:p>
            <text:p>先達て ・ せんだって ・ the other day, some time ago; late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8" office:value-type="string" calcext:value-type="string">
            <text:p>洗</text:p>
          </table:table-cell>
          <table:table-cell table:style-name="ce12" office:value-type="string" calcext:value-type="string">
            <text:p>洗練 ・ せんれん ・ refinement, polishing, elegance</text:p>
            <text:p>洗浄 ・ せんじょう ・ washing, irrigation</text:p>
            <text:p>洗顔 ・ せんがん ・ washing one’s f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8" office:value-type="string" calcext:value-type="string">
            <text:p>元</text:p>
          </table:table-cell>
          <table:table-cell table:style-name="ce12" office:value-type="string" calcext:value-type="string">
            <text:p>元日 ・ がんじつ ・ New Year’s Day</text:p>
            <text:p>元来 ・ がんらい ・ originally, primarily, essentially</text:p>
            <text:p>地元民 ・ じもとみん ・ local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table:style-name="ce8" office:value-type="string" calcext:value-type="string">
            <text:p>光</text:p>
          </table:table-cell>
          <table:table-cell table:style-name="ce12" office:value-type="string" calcext:value-type="string">
            <text:p>光 ・ ひかり ・ light; ray; gleam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8" calcext:value-type="float">
            <text:p>138</text:p>
          </table:table-cell>
          <table:table-cell table:style-name="ce8" office:value-type="string" calcext:value-type="string">
            <text:p>去</text:p>
          </table:table-cell>
          <table:table-cell table:style-name="ce12" office:value-type="string" calcext:value-type="string">
            <text:p>置き去りにする ・ おきざりにする ・ leave so. behind</text:p>
            <text:p>忘れ去る ・ わすれさる ・ forget completely</text:p>
            <text:p>退去する ・ たいきょする ・ retreat, withdraw, evacuate</text:p>
            <text:p>死去する ・ しきょする ・ die, pass aw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8" office:value-type="string" calcext:value-type="string">
            <text:p>法</text:p>
          </table:table-cell>
          <table:table-cell table:style-name="ce12" office:value-type="string" calcext:value-type="string">
            <text:p>法 ・ のり ・ law, rule, regulation; model, pattern; religious doctrine, Buddha's teachings</text:p>
            <text:p>法度 ・ はっと ・ law, ordinance, prohibitio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0" calcext:value-type="float">
            <text:p>140</text:p>
          </table:table-cell>
          <table:table-cell table:style-name="ce8" office:value-type="string" calcext:value-type="string">
            <text:p>走</text:p>
          </table:table-cell>
          <table:table-cell table:style-name="ce12" office:value-type="string" calcext:value-type="string">
            <text:p>走り ・ はしり ・ season’s first supply of tomatoes ; running</text:p>
            <text:p>独走 ・ どくそう ・ running alone; easy victory, walkover</text:p>
            <text:p>暴走 ・ ぼうそう ・ reckless driving; running wild</text:p>
            <text:p>逃走 ・ とうそう ・ flight, escape</text:p>
            <text:p>脱走する ・ だっそうする ・ desert, escap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1" calcext:value-type="float">
            <text:p>141</text:p>
          </table:table-cell>
          <table:table-cell table:style-name="ce8" office:value-type="string" calcext:value-type="string">
            <text:p>当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2" calcext:value-type="float">
            <text:p>142</text:p>
          </table:table-cell>
          <table:table-cell table:style-name="ce8" office:value-type="string" calcext:value-type="string">
            <text:p>思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3" calcext:value-type="float">
            <text:p>143</text:p>
          </table:table-cell>
          <table:table-cell table:style-name="ce8" office:value-type="string" calcext:value-type="string">
            <text:p>早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4" calcext:value-type="float">
            <text:p>144</text:p>
          </table:table-cell>
          <table:table-cell table:style-name="ce8" office:value-type="string" calcext:value-type="string">
            <text:p>草</text:p>
          </table:table-cell>
          <table:table-cell table:style-name="ce12" office:value-type="string" calcext:value-type="string">
            <text:p>草 ・ くさ ・ grass, weeds</text:p>
            <text:p>干し草 ・ ほしくさ ・ hay, dry grass</text:p>
            <text:p>質草 ・ しちぐさ ・ article for paw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8" office:value-type="string" calcext:value-type="string">
            <text:p>朝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8" office:value-type="string" calcext:value-type="string">
            <text:p>潮</text:p>
          </table:table-cell>
          <table:table-cell table:style-name="ce12" office:value-type="string" calcext:value-type="string">
            <text:p>初潮 ・ しょちょう ・ first menstruation</text:p>
            <text:p>高潮 ・ こうちょう ・ high tide / water; climax, poin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47" calcext:value-type="float">
            <text:p>147</text:p>
          </table:table-cell>
          <table:table-cell table:style-name="ce8" office:value-type="string" calcext:value-type="string">
            <text:p>形</text:p>
          </table:table-cell>
          <table:table-cell table:style-name="ce12" office:value-type="string" calcext:value-type="string">
            <text:p>形 ・ かたち ・ form, shape</text:p>
            <text:p>形見 ・ かたみ ・ keepsake, memento</text:p>
            <text:p>手形 ・ てがた ・ promissory note; hand print</text:p>
            <text:p>形作る ・ かたちづくる ・ form, shape, make, mo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8" calcext:value-type="float">
            <text:p>148</text:p>
          </table:table-cell>
          <table:table-cell table:style-name="ce8" office:value-type="string" calcext:value-type="string">
            <text:p>発</text:p>
          </table:table-cell>
          <table:table-cell table:style-name="ce12" office:value-type="string" calcext:value-type="string">
            <text:p>発する ・ はっする ・ emit, radiate, send forth</text:p>
            <text:p>摘発する ・ てきはつする ・ expose, lay bare, disclos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49" calcext:value-type="float">
            <text:p>149</text:p>
          </table:table-cell>
          <table:table-cell table:style-name="ce8" office:value-type="string" calcext:value-type="string">
            <text:p>廃</text:p>
          </table:table-cell>
          <table:table-cell table:style-name="ce12" office:value-type="string" calcext:value-type="string">
            <text:p>廃れた ・ すたれた ・ disused, out of date, obsolete</text:p>
            <text:p>廃り ・ すたり ・ waste, wastage, waster</text:p>
            <text:p>廃品 ・ はいひん ・ waste articles, junk</text:p>
            <text:p>廃絶 ・ はいぜつ ・ extinc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50" calcext:value-type="float">
            <text:p>150</text:p>
          </table:table-cell>
          <table:table-cell table:style-name="ce8" office:value-type="string" calcext:value-type="string">
            <text:p>音</text:p>
          </table:table-cell>
          <table:table-cell table:style-name="ce12" office:value-type="string" calcext:value-type="string">
            <text:p>音 ・ おと ・ sound</text:p>
            <text:p>音節 ・ おんせつ ・ syllable</text:p>
            <text:p>五十音 ・ ごじゅうおん ・ the Japanese syllabary</text:p>
            <text:p>不協和音 ・ ふきょうわおん ・ discord, disson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1" calcext:value-type="float">
            <text:p>151</text:p>
          </table:table-cell>
          <table:table-cell table:style-name="ce8" office:value-type="string" calcext:value-type="string">
            <text:p>意</text:p>
          </table:table-cell>
          <table:table-cell table:style-name="ce12" office:value-type="string" calcext:value-type="string">
            <text:p>意図 ・ いと ・ intention, aim</text:p>
            <text:p>意に介する ・ いにかいする ・ mind, take sth. to heart</text:p>
            <text:p>意を強くする ・ いをつよくする ・ be reassured, feel encourag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" calcext:value-type="float">
            <text:p>152</text:p>
          </table:table-cell>
          <table:table-cell table:style-name="ce8" office:value-type="string" calcext:value-type="string">
            <text:p>作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8" office:value-type="string" calcext:value-type="string">
            <text:p>昨</text:p>
          </table:table-cell>
          <table:table-cell table:style-name="ce12" office:value-type="string" calcext:value-type="string">
            <text:p>昨紙 ・ さくし ・ yesterday’s paper</text:p>
            <text:p>昨今 ・ さっこん ・ these day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4" calcext:value-type="float">
            <text:p>154</text:p>
          </table:table-cell>
          <table:table-cell table:style-name="ce8" office:value-type="string" calcext:value-type="string">
            <text:p>雨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5" calcext:value-type="float">
            <text:p>155</text:p>
          </table:table-cell>
          <table:table-cell table:style-name="ce8" office:value-type="string" calcext:value-type="string">
            <text:p>電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6" calcext:value-type="float">
            <text:p>156</text:p>
          </table:table-cell>
          <table:table-cell table:style-name="ce8" office:value-type="string" calcext:value-type="string">
            <text:p>頁</text:p>
          </table:table-cell>
          <table:table-cell table:style-name="ce12" office:value-type="string" calcext:value-type="string">
            <text:p>頁岩 ・ けつがん ・ shale</text:p>
            <text:p>頁数 ・ ぺーじすう ・ number of pages</text:p>
            <text:p>余白頁 ・ よはくぺーじ ・ blank pag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57" calcext:value-type="float">
            <text:p>157</text:p>
          </table:table-cell>
          <table:table-cell table:style-name="ce8" office:value-type="string" calcext:value-type="string">
            <text:p>首</text:p>
          </table:table-cell>
          <table:table-cell table:style-name="ce12" office:value-type="string" calcext:value-type="string">
            <text:p>首 ・ くび ・ neck, head</text:p>
            <text:p>首席 ・ しゅせき ・ head, chief; top student, head of class</text:p>
            <text:p>首都圏 ・ しゅとけん ・ capital city area often Tōkyō's center + 50 km </text:p>
            <text:p>足首 ・ あしくび ・ ank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table:style-name="ce8" office:value-type="string" calcext:value-type="string">
            <text:p>道</text:p>
          </table:table-cell>
          <table:table-cell table:style-name="ce12" office:value-type="string" calcext:value-type="string">
            <text:p>道 ・ みち ・ road, way, pa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table:style-name="ce8" office:value-type="string" calcext:value-type="string">
            <text:p>通</text:p>
          </table:table-cell>
          <table:table-cell table:style-name="ce12" office:value-type="string" calcext:value-type="string">
            <text:p>通過 ・ つうか ・ passing, passage</text:p>
            <text:p>通う ・ かよう ・ [vi] go to and from, back and forth, commute; frequent a place, visit oft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8" office:value-type="string" calcext:value-type="string">
            <text:p>乳</text:p>
          </table:table-cell>
          <table:table-cell table:style-name="ce12" office:value-type="string" calcext:value-type="string">
            <text:p>乳 ・ ちち ・ breast; breast milk</text:p>
            <text:p>乳飲み子 ・ ちのみご ・ baby, suckl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table:style-name="ce8" office:value-type="string" calcext:value-type="string">
            <text:p>豆</text:p>
          </table:table-cell>
          <table:table-cell table:style-name="ce12" office:value-type="string" calcext:value-type="string">
            <text:p>豆 ・ まめ ・ bean, pea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2" calcext:value-type="float">
            <text:p>162</text:p>
          </table:table-cell>
          <table:table-cell table:style-name="ce8" office:value-type="string" calcext:value-type="string">
            <text:p>頭</text:p>
          </table:table-cell>
          <table:table-cell table:style-name="ce12" office:value-type="string" calcext:value-type="string">
            <text:p>目頭 ・ めがしら ・ eye inner corner </text:p>
            <text:p>頭 ・ あたま ・ head, top, beginning</text:p>
            <text:p>旗頭 ・ はたがしら ・ leader, boss</text:p>
            <text:p>頭数 ・ あたまかず ・ number of persons, head cou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3" calcext:value-type="float">
            <text:p>163</text:p>
          </table:table-cell>
          <table:table-cell table:style-name="ce8" office:value-type="string" calcext:value-type="string">
            <text:p>予</text:p>
          </table:table-cell>
          <table:table-cell table:style-name="ce12" office:value-type="string" calcext:value-type="string">
            <text:p>予期 ・ よき ・ expectation, anticipation, hope</text:p>
            <text:p>予約 ・ よやく ・ reservation, preengagement; subscrip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4" calcext:value-type="float">
            <text:p>164</text:p>
          </table:table-cell>
          <table:table-cell table:style-name="ce8" office:value-type="string" calcext:value-type="string">
            <text:p>矛</text:p>
          </table:table-cell>
          <table:table-cell table:style-name="ce12" office:value-type="string" calcext:value-type="string">
            <text:p>矛 ・ ほこ ・ halberd; arms</text:p>
            <text:p>矛盾 ・ むじゅん ・ contradiction, inconsistenc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65" calcext:value-type="float">
            <text:p>165</text:p>
          </table:table-cell>
          <table:table-cell table:style-name="ce8" office:value-type="string" calcext:value-type="string">
            <text:p>預</text:p>
          </table:table-cell>
          <table:table-cell table:style-name="ce12" office:value-type="string" calcext:value-type="string">
            <text:p>預け入れる ・ あずけいれる ・ make a deposit</text:p>
            <text:p>預かり ・ あずかり ・ custody; undecided match, draw, tie</text:p>
            <text:p>保護預かり ・ ほごあずかり ・ safe deposit</text:p>
            <text:p>預血する ・ よけつする ・ deposit blood in a blood bank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66" calcext:value-type="float">
            <text:p>166</text:p>
          </table:table-cell>
          <table:table-cell table:style-name="ce8" office:value-type="string" calcext:value-type="string">
            <text:p>句</text:p>
          </table:table-cell>
          <table:table-cell table:style-name="ce12" office:value-type="string" calcext:value-type="string">
            <text:p>語句 ・ ごく ・ words and phrases</text:p>
            <text:p>俳句 ・ はいく ・ haiku poem 17 syllables </text:p>
            <text:p>慣用句 ・ かんようく ・ idiom, common phrase</text:p>
            <text:p>句集 ・ くしゅう ・ collection of haiku</text:p>
            <text:p>句読点 ・ くとうてん ・ punctuation marks</text:p>
            <text:p>句を切る ・ くをきる ・ punctuate a sen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7" calcext:value-type="float">
            <text:p>167</text:p>
          </table:table-cell>
          <table:table-cell table:style-name="ce8" office:value-type="string" calcext:value-type="string">
            <text:p>旬</text:p>
          </table:table-cell>
          <table:table-cell table:style-name="ce12" office:value-type="string" calcext:value-type="string">
            <text:p>旬の魚 ・ しゅんのさかな ・ fish in sea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8" calcext:value-type="float">
            <text:p>168</text:p>
          </table:table-cell>
          <table:table-cell table:style-name="ce8" office:value-type="string" calcext:value-type="string">
            <text:p>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9" calcext:value-type="float">
            <text:p>169</text:p>
          </table:table-cell>
          <table:table-cell table:style-name="ce8" office:value-type="string" calcext:value-type="string">
            <text:p>的</text:p>
          </table:table-cell>
          <table:table-cell table:style-name="ce12" office:value-type="string" calcext:value-type="string">
            <text:p>的 ・ まと ・ targe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0" calcext:value-type="float">
            <text:p>170</text:p>
          </table:table-cell>
          <table:table-cell table:style-name="ce8" office:value-type="string" calcext:value-type="string">
            <text:p>約</text:p>
          </table:table-cell>
          <table:table-cell table:style-name="ce12" office:value-type="string" calcext:value-type="string">
            <text:p>集約的な ・ しゅうやくてきな ・ intensive</text:p>
            <text:p>要約 ・ ようやく ・ summary, abridged statement</text:p>
            <text:p>倹約する ・ けんやくする ・ economize, be frugal / thrif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1" calcext:value-type="float">
            <text:p>171</text:p>
          </table:table-cell>
          <table:table-cell table:style-name="ce8" office:value-type="string" calcext:value-type="string">
            <text:p>勿</text:p>
          </table:table-cell>
          <table:table-cell table:style-name="ce12" office:value-type="string" calcext:value-type="string">
            <text:p>勿体 ・ もったい ・ air of importance, superior airs</text:p>
            <text:p>勿論 ・ もちろん ・ of course, no doubt, naturally</text:p>
            <text:p>勿忘草 ・ わすれなぐさ ・ forget-me-no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" calcext:value-type="float">
            <text:p>172</text:p>
          </table:table-cell>
          <table:table-cell table:style-name="ce8" office:value-type="string" calcext:value-type="string">
            <text:p>物</text:p>
          </table:table-cell>
          <table:table-cell table:style-name="ce12" office:value-type="string" calcext:value-type="string">
            <text:p>物 ・ もの ・ thing, object, stuff; something; proper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3" calcext:value-type="float">
            <text:p>173</text:p>
          </table:table-cell>
          <table:table-cell table:style-name="ce8" office:value-type="string" calcext:value-type="string">
            <text:p>方</text:p>
          </table:table-cell>
          <table:table-cell table:style-name="ce12" office:value-type="string" calcext:value-type="string">
            <text:p>夕方 ・ ゆうがた ・ evening</text:p>
            <text:p>目方 ・ めかた ・ we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4" calcext:value-type="float">
            <text:p>174</text:p>
          </table:table-cell>
          <table:table-cell table:style-name="ce8" office:value-type="string" calcext:value-type="string">
            <text:p>防</text:p>
          </table:table-cell>
          <table:table-cell table:style-name="ce12" office:value-type="string" calcext:value-type="string">
            <text:p>防備 ・ ぼうび ・ defense, defensive preparations</text:p>
            <text:p>伝染を防ぐ ・ でんせんをふせぐ ・ prevent infectio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75" calcext:value-type="float">
            <text:p>175</text:p>
          </table:table-cell>
          <table:table-cell table:style-name="ce8" office:value-type="string" calcext:value-type="string">
            <text:p>面</text:p>
          </table:table-cell>
          <table:table-cell table:style-name="ce12" office:value-type="string" calcext:value-type="string">
            <text:p>面する ・ めんする ・ face, front on</text:p>
            <text:p>面影 ・ おもかげ ・ face; traces</text:p>
            <text:p>細面 ・ ほそおもて ・ slender face</text:p>
            <text:p>字面 ・ じづら ・ appearance of written wor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6" calcext:value-type="float">
            <text:p>176</text:p>
          </table:table-cell>
          <table:table-cell table:style-name="ce8" office:value-type="string" calcext:value-type="string">
            <text:p>画</text:p>
          </table:table-cell>
          <table:table-cell table:style-name="ce12" office:value-type="string" calcext:value-type="string">
            <text:p>画用紙 ・ がようし ・ drawing paper</text:p>
            <text:p>画する ・ かくする ・ mark off; pl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7" calcext:value-type="float">
            <text:p>177</text:p>
          </table:table-cell>
          <table:table-cell table:style-name="ce8" office:value-type="string" calcext:value-type="string">
            <text:p>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8" calcext:value-type="float">
            <text:p>178</text:p>
          </table:table-cell>
          <table:table-cell table:style-name="ce8" office:value-type="string" calcext:value-type="string">
            <text:p>岡</text:p>
          </table:table-cell>
          <table:table-cell table:style-name="ce12" office:value-type="string" calcext:value-type="string">
            <text:p>岡目八目 ・ おかめはちもく ・ bystander's vantage point; outsider's better grasp of the situation; a go game's observers see 8 moves ahea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9" calcext:value-type="float">
            <text:p>179</text:p>
          </table:table-cell>
          <table:table-cell table:style-name="ce8" office:value-type="string" calcext:value-type="string">
            <text:p>満</text:p>
          </table:table-cell>
          <table:table-cell table:style-name="ce12" office:value-type="string" calcext:value-type="string">
            <text:p>満ちる ・ みちる ・ [vi] be filled, become full</text:p>
            <text:p>満つ ・ みつ ・ [vi] be full, reach a limit [in neg. constructions] </text:p>
            <text:p>満たす ・ みたす ・ [vt] fill; satisf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0" calcext:value-type="float">
            <text:p>180</text:p>
          </table:table-cell>
          <table:table-cell table:style-name="ce8" office:value-type="string" calcext:value-type="string">
            <text:p>顔</text:p>
          </table:table-cell>
          <table:table-cell table:style-name="ce12" office:value-type="string" calcext:value-type="string">
            <text:p>顔 ・ かお ・ face</text:p>
            <text:p>破顔 ・ はがん ・ broad smil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81" calcext:value-type="float">
            <text:p>181</text:p>
          </table:table-cell>
          <table:table-cell table:style-name="ce8" office:value-type="string" calcext:value-type="string">
            <text:p>産</text:p>
          </table:table-cell>
          <table:table-cell table:style-name="ce12" office:value-type="string" calcext:value-type="string">
            <text:p>産まれる ・ うまれる ・ [vi] be produced, born</text:p>
            <text:p>産声 ・ うぶごえ ・ baby’s first cry</text:p>
            <text:p>産毛 ・ うぶげ ・ downy hair</text:p>
            <text:p>土産 ・ みやげ ・ souveni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2" calcext:value-type="float">
            <text:p>182</text:p>
          </table:table-cell>
          <table:table-cell table:style-name="ce8" office:value-type="string" calcext:value-type="string">
            <text:p>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3" calcext:value-type="float">
            <text:p>183</text:p>
          </table:table-cell>
          <table:table-cell table:style-name="ce8" office:value-type="string" calcext:value-type="string">
            <text:p>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84" calcext:value-type="float">
            <text:p>184</text:p>
          </table:table-cell>
          <table:table-cell table:style-name="ce8" office:value-type="string" calcext:value-type="string">
            <text:p>尚</text:p>
          </table:table-cell>
          <table:table-cell table:style-name="ce12" office:value-type="string" calcext:value-type="string">
            <text:p>尚更 ・ なおさら ・ still / all the more</text:p>
            <text:p>尚武 ・ しょうぶ ・ militarism, warlike spirit</text:p>
            <text:p>この方が尚良い ・ このほうがなおよい ・ This is still better</text:p>
            <text:p>尚一層悪い事は ・ なおいっそうわるいことは ・ what is worse st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5" calcext:value-type="float">
            <text:p>185</text:p>
          </table:table-cell>
          <table:table-cell table:style-name="ce8" office:value-type="string" calcext:value-type="string">
            <text:p>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6" calcext:value-type="float">
            <text:p>186</text:p>
          </table:table-cell>
          <table:table-cell table:style-name="ce8" office:value-type="string" calcext:value-type="string">
            <text:p>圧</text:p>
          </table:table-cell>
          <table:table-cell table:style-name="ce12" office:value-type="string" calcext:value-type="string">
            <text:p>圧勝 ・ あっしょう ・ overwhelming victory</text:p>
            <text:p>圧巻 ・ あっかん ・ the best part, masterpiece</text:p>
            <text:p>電圧 ・ でんあつ ・ voltage, electric press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7" calcext:value-type="float">
            <text:p>187</text:p>
          </table:table-cell>
          <table:table-cell table:style-name="ce8" office:value-type="string" calcext:value-type="string">
            <text:p>地</text:p>
          </table:table-cell>
          <table:table-cell table:style-name="ce12" office:value-type="string" calcext:value-type="string">
            <text:p>地道な ・ じみちな ・ steady, straight, fair</text:p>
            <text:p>地力 ・ じりき ・ one’s own strength</text:p>
            <text:p>無地 ・ むじ ・ solid colo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8" calcext:value-type="float">
            <text:p>188</text:p>
          </table:table-cell>
          <table:table-cell table:style-name="ce8" office:value-type="string" calcext:value-type="string">
            <text:p>池</text:p>
          </table:table-cell>
          <table:table-cell table:style-name="ce12" office:value-type="string" calcext:value-type="string">
            <text:p>池 ・ いけ ・ pond</text:p>
            <text:p>古池 ・ ふるいけ ・ old pond</text:p>
            <text:p>養殖池 ・ ようしょくち ・ fish pond</text:p>
            <text:p>貯水池 ・ ちょすいち ・ reservoir</text:p>
            <text:p>溜め池 ・ ためいけ ・ reservoir, irrigation pond, ciste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9" calcext:value-type="float">
            <text:p>189</text:p>
          </table:table-cell>
          <table:table-cell table:style-name="ce8" office:value-type="string" calcext:value-type="string">
            <text:p>他</text:p>
          </table:table-cell>
          <table:table-cell table:style-name="ce12" office:value-type="string" calcext:value-type="string">
            <text:p>他の ・ ほかの ・ an other, different, else</text:p>
            <text:p>他ならぬ ・ ほかならぬ ・ nothing but, no other tha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0" calcext:value-type="float">
            <text:p>190</text:p>
          </table:table-cell>
          <table:table-cell table:style-name="ce8" office:value-type="string" calcext:value-type="string">
            <text:p>集</text:p>
          </table:table-cell>
          <table:table-cell table:style-name="ce12" office:value-type="string" calcext:value-type="string">
            <text:p>集める ・ あつめる ・ [vt] collect, assemble, recruit; raise funds ; focus, concentrate</text:p>
            <text:p>集落 ・ しゅうらく ・ community, settlement, town, village; colony</text:p>
            <text:p>結集する ・ けっしゅうする ・ concentrate, marshal</text:p>
            <text:p>招集する ・ しょうしゅうする ・ call, summon, conve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1" calcext:value-type="float">
            <text:p>191</text:p>
          </table:table-cell>
          <table:table-cell table:style-name="ce8" office:value-type="string" calcext:value-type="string">
            <text:p>進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2" calcext:value-type="float">
            <text:p>192</text:p>
          </table:table-cell>
          <table:table-cell table:style-name="ce8" office:value-type="string" calcext:value-type="string">
            <text:p>込</text:p>
          </table:table-cell>
          <table:table-cell table:style-name="ce12" office:value-type="string" calcext:value-type="string">
            <text:p>人込み ・ ひとごみ ・ crowd / throng of people </text:p>
            <text:p>持ち込む ・ もちこむ ・ carry / bring in; propose, refer to; bring a matter to</text:p>
            <text:p>割り込み ・ わりこみ ・ breaking into a queue, wedging oneself 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3" calcext:value-type="float">
            <text:p>193</text:p>
          </table:table-cell>
          <table:table-cell table:style-name="ce8" office:value-type="string" calcext:value-type="string">
            <text:p>斤</text:p>
          </table:table-cell>
          <table:table-cell table:style-name="ce12" office:value-type="string" calcext:value-type="string">
            <text:p>斤量 ・ きんりょう ・ we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4" calcext:value-type="float">
            <text:p>194</text:p>
          </table:table-cell>
          <table:table-cell table:style-name="ce8" office:value-type="string" calcext:value-type="string">
            <text:p>近</text:p>
          </table:table-cell>
          <table:table-cell table:style-name="ce12" office:value-type="string" calcext:value-type="string">
            <text:p>近い ・ ちかい ・ near, clo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5" calcext:value-type="float">
            <text:p>195</text:p>
          </table:table-cell>
          <table:table-cell table:style-name="ce8" office:value-type="string" calcext:value-type="string">
            <text:p>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6" calcext:value-type="float">
            <text:p>196</text:p>
          </table:table-cell>
          <table:table-cell table:style-name="ce8" office:value-type="string" calcext:value-type="string">
            <text:p>最</text:p>
          </table:table-cell>
          <table:table-cell table:style-name="ce12" office:value-type="string" calcext:value-type="string">
            <text:p>最も ・ もっとも ・ the most</text:p>
            <text:p>最先端 ・ さいせんたん ・ leading edge; forefro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7" calcext:value-type="float">
            <text:p>197</text:p>
          </table:table-cell>
          <table:table-cell table:style-name="ce8" office:value-type="string" calcext:value-type="string">
            <text:p>皿</text:p>
          </table:table-cell>
          <table:table-cell table:style-name="ce12" office:value-type="string" calcext:value-type="string">
            <text:p>皿 ・ さら ・ dish, pl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8" calcext:value-type="float">
            <text:p>198</text:p>
          </table:table-cell>
          <table:table-cell table:style-name="ce8" office:value-type="string" calcext:value-type="string">
            <text:p>血</text:p>
          </table:table-cell>
          <table:table-cell table:style-name="ce12" office:value-type="string" calcext:value-type="string">
            <text:p>血 ・ ち ・ blood</text:p>
            <text:p>血眼 ・ ちまなこ ・ bloodshot eye</text:p>
            <text:p>鼻血 ・ はなぢ ・ nosebl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9" calcext:value-type="float">
            <text:p>199</text:p>
          </table:table-cell>
          <table:table-cell table:style-name="ce8" office:value-type="string" calcext:value-type="string">
            <text:p>温</text:p>
          </table:table-cell>
          <table:table-cell table:style-name="ce12" office:value-type="string" calcext:value-type="string">
            <text:p>温める ・ あたためる ・ [vt] warm, hea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0" calcext:value-type="float">
            <text:p>200</text:p>
          </table:table-cell>
          <table:table-cell table:style-name="ce8" office:value-type="string" calcext:value-type="string">
            <text:p>湿</text:p>
          </table:table-cell>
          <table:table-cell table:style-name="ce12" office:value-type="string" calcext:value-type="string">
            <text:p>湿る ・ しめる ・ [vi] become moist</text:p>
            <text:p>湿度 ・ しつど ・ humidity</text:p>
            <text:p>防湿 ・ ぼうしつ ・ dampproofing, prevention of moisture</text:p>
            <text:p>湿布 ・ しっぷ ・ wet compres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1" calcext:value-type="float">
            <text:p>201</text:p>
          </table:table-cell>
          <table:table-cell table:style-name="ce8" office:value-type="string" calcext:value-type="string">
            <text:p>爪</text:p>
          </table:table-cell>
          <table:table-cell table:style-name="ce12" office:value-type="string" calcext:value-type="string">
            <text:p>爪 ・ つめ ・ claw, nail, plectrum</text:p>
            <text:p>爪弾く ・ つまびく ・ pluck the strings of a guitar </text:p>
            <text:p>爪牙 ・ そうが ・ claws and tusks; devious design; right-hand man</text:p>
            <text:p>距爪 ・ きょそう ・ cockspu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2" calcext:value-type="float">
            <text:p>202</text:p>
          </table:table-cell>
          <table:table-cell table:style-name="ce8" office:value-type="string" calcext:value-type="string">
            <text:p>瓜</text:p>
          </table:table-cell>
          <table:table-cell table:style-name="ce12" office:value-type="string" calcext:value-type="string">
            <text:p>瓜 ・ うり ・ melon</text:p>
            <text:p>瓜実顔 ・ うりざねがお ・ oval fac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03" calcext:value-type="float">
            <text:p>203</text:p>
          </table:table-cell>
          <table:table-cell table:style-name="ce8" office:value-type="string" calcext:value-type="string">
            <text:p>巾</text:p>
          </table:table-cell>
          <table:table-cell table:style-name="ce12" office:value-type="string" calcext:value-type="string">
            <text:p>巾着 ・ きんちゃく ・ purse</text:p>
            <text:p>布巾 ・ ふきん ・ dishcloth, napkin</text:p>
            <text:p>雑巾 ・ ぞうきん ・ rag; mop</text:p>
            <text:p>半巾 ・ はんはば ・ half-width ~ 18 cm </text:p>
            <text:p>茶巾 ・ ちゃきん ・ tea cloth / napki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04" calcext:value-type="float">
            <text:p>204</text:p>
          </table:table-cell>
          <table:table-cell table:style-name="ce8" office:value-type="string" calcext:value-type="string">
            <text:p>布</text:p>
          </table:table-cell>
          <table:table-cell table:style-name="ce12" office:value-type="string" calcext:value-type="string">
            <text:p>布 ・ ぬの ・ cloth, fabric</text:p>
            <text:p>布告する ・ ふこくする ・ proclaim, declare</text:p>
            <text:p>配布 ・ はいふ ・ wide distribution</text:p>
            <text:p>若布 ・ わかめ ・ (a kind of seaweed)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05" calcext:value-type="float">
            <text:p>205</text:p>
          </table:table-cell>
          <table:table-cell table:style-name="ce8" office:value-type="string" calcext:value-type="string">
            <text:p>市</text:p>
          </table:table-cell>
          <table:table-cell table:style-name="ce12" office:value-type="string" calcext:value-type="string">
            <text:p>市 ・ いち ・ market</text:p>
            <text:p>市販 ・ しはん ・ marketing</text:p>
            <text:p>市場¹ ・ いちば ・ market(place) [physical] </text:p>
            <text:p>市場² ・ しじょう ・ market, mart [abstract] </text:p>
            <text:p>我楽多市 ・ がらくたいち ・ rummage sa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" calcext:value-type="float">
            <text:p>206</text:p>
          </table:table-cell>
          <table:table-cell table:style-name="ce8" office:value-type="string" calcext:value-type="string">
            <text:p>吊</text:p>
          </table:table-cell>
          <table:table-cell table:style-name="ce12" office:value-type="string" calcext:value-type="string">
            <text:p>懸吊 ・ けんちょう ・ suspension</text:p>
            <text:p>吊るす ・ つるす ・ [vt] hang up </text:p>
            <text:p>吊り革 ・ つりかわ ・ strap to hang onto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7" calcext:value-type="float">
            <text:p>207</text:p>
          </table:table-cell>
          <table:table-cell table:style-name="ce8" office:value-type="string" calcext:value-type="string">
            <text:p>泉</text:p>
          </table:table-cell>
          <table:table-cell table:style-name="ce12" office:value-type="string" calcext:value-type="string">
            <text:p>泉 ・ いずみ ・ spring, fountain</text:p>
            <text:p>知識の泉 ・ ちしきのいずみ ・ source of knowledge</text:p>
            <text:p>冷泉 ・ れいせん ・ cold water spring</text:p>
            <text:p>鉱泉 ・ こうせん ・ mineral spring</text:p>
            <text:p>源泉 ・ げんせん ・ fountainhead, source</text:p>
            <text:p>硫黄泉 ・ いおうせん ・ sulfur spring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08" calcext:value-type="float">
            <text:p>208</text:p>
          </table:table-cell>
          <table:table-cell table:style-name="ce8" office:value-type="string" calcext:value-type="string">
            <text:p>原</text:p>
          </table:table-cell>
          <table:table-cell table:style-name="ce12" office:value-type="string" calcext:value-type="string">
            <text:p>原っぱ ・ はらっぱ ・ open field, empty lot</text:p>
            <text:p>野原 ・ のはら ・ field, plain</text:p>
            <text:p>海原 ・ うなばら ・ sea, ocean</text:p>
            <text:p>原子力 ・ げんしりょく ・ atomic energy</text:p>
            <text:p>原告 ・ げんこく ・ plaintif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9" calcext:value-type="float">
            <text:p>209</text:p>
          </table:table-cell>
          <table:table-cell table:style-name="ce8" office:value-type="string" calcext:value-type="string">
            <text:p>源</text:p>
          </table:table-cell>
          <table:table-cell table:style-name="ce12" office:value-type="string" calcext:value-type="string">
            <text:p>根源 ・ こんげん ・ root, origin, source</text:p>
            <text:p>起源 ・ きげん ・ origin, beginning</text:p>
            <text:p>語源 ・ ごげん ・ derivation of a word, etymolog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0" calcext:value-type="float">
            <text:p>210</text:p>
          </table:table-cell>
          <table:table-cell table:style-name="ce8" office:value-type="string" calcext:value-type="string">
            <text:p>線</text:p>
          </table:table-cell>
          <table:table-cell table:style-name="ce12" office:value-type="string" calcext:value-type="string">
            <text:p>水平線 ・ すいへいせん ・ horizon</text:p>
            <text:p>線を引く ・ せんをひく ・ draw a lin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11" calcext:value-type="float">
            <text:p>211</text:p>
          </table:table-cell>
          <table:table-cell table:style-name="ce8" office:value-type="string" calcext:value-type="string">
            <text:p>綿</text:p>
          </table:table-cell>
          <table:table-cell table:style-name="ce12" office:value-type="string" calcext:value-type="string">
            <text:p>綿 ・ わた ・ cotton</text:p>
            <text:p>綿菓子 ・ わたがし ・ cotton candy</text:p>
            <text:p>綿羊 ・ めんよう ・ sheep</text:p>
            <text:p>綿花 ・ めんか ・ raw cotton, cotton woo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2" calcext:value-type="float">
            <text:p>212</text:p>
          </table:table-cell>
          <table:table-cell table:style-name="ce8" office:value-type="string" calcext:value-type="string">
            <text:p>絹</text:p>
          </table:table-cell>
          <table:table-cell table:style-name="ce12" office:value-type="string" calcext:value-type="string">
            <text:p>絹 ・ きぬ ・ silk, silk clo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" calcext:value-type="float">
            <text:p>213</text:p>
          </table:table-cell>
          <table:table-cell table:style-name="ce8" office:value-type="string" calcext:value-type="string">
            <text:p>錦</text:p>
          </table:table-cell>
          <table:table-cell table:style-name="ce12" office:value-type="string" calcext:value-type="string">
            <text:p>錦旗 ・ きんき ・ gold-brocade flag; pennant</text:p>
            <text:p>錦絵 ・ にしきえ ・ color print woodblock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14" calcext:value-type="float">
            <text:p>214</text:p>
          </table:table-cell>
          <table:table-cell table:style-name="ce8" office:value-type="string" calcext:value-type="string">
            <text:p>願</text:p>
          </table:table-cell>
          <table:table-cell table:style-name="ce12" office:value-type="string" calcext:value-type="string">
            <text:p>宿願 ・ しゅくがん ・ long-cherished desire</text:p>
            <text:p>願望 ・ がんぼう ・ wish, desire, aspiration</text:p>
            <text:p>念願する ・ ねんがんする ・ desire, wish / pray for </text:p>
            <text:p>願わくは ・ ねがわくは ・ I pray / wis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5" calcext:value-type="float">
            <text:p>215</text:p>
          </table:table-cell>
          <table:table-cell table:style-name="ce8" office:value-type="string" calcext:value-type="string">
            <text:p>内</text:p>
          </table:table-cell>
          <table:table-cell table:style-name="ce12" office:value-type="string" calcext:value-type="string">
            <text:p>内 ・ うち ・ inside; within</text:p>
            <text:p>境内 ・ けいだい ・ grounds esp. shrines, temples ; compou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6" calcext:value-type="float">
            <text:p>216</text:p>
          </table:table-cell>
          <table:table-cell table:style-name="ce8" office:value-type="string" calcext:value-type="string">
            <text:p>肉</text:p>
          </table:table-cell>
          <table:table-cell table:style-name="ce12" office:value-type="string" calcext:value-type="string">
            <text:p>肉親 ・ にくしん ・ blood relationship / relative</text:p>
            <text:p>皮肉 ・ ひにく ・ irony, sarcasm, cynicism</text:p>
            <text:p>太り肉 ・ ふとりじし ・ corpulent, fat, chubb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7" calcext:value-type="float">
            <text:p>217</text:p>
          </table:table-cell>
          <table:table-cell table:style-name="ce8" office:value-type="string" calcext:value-type="string">
            <text:p>猪</text:p>
          </table:table-cell>
          <table:table-cell table:style-name="ce12" office:value-type="string" calcext:value-type="string">
            <text:p>猪 ・ いのしし ・ wild boar</text:p>
            <text:p>野猪 ・ やちょ ・ wild boa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18" calcext:value-type="float">
            <text:p>218</text:p>
          </table:table-cell>
          <table:table-cell table:style-name="ce8" office:value-type="string" calcext:value-type="string">
            <text:p>豚</text:p>
          </table:table-cell>
          <table:table-cell table:style-name="ce12" office:value-type="string" calcext:value-type="string">
            <text:p>豚 ・ ぶた ・ pig, hog</text:p>
            <text:p>養豚 ・ ようとん ・ swine keeping</text:p>
            <text:p>豚舎 ・ とんしゃ ・ pigsty, pigpen</text:p>
            <text:p>豚箱 ・ ぶたばこ ・ police cell, jug [slang] 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9" calcext:value-type="float">
            <text:p>219</text:p>
          </table:table-cell>
          <table:table-cell table:style-name="ce8" office:value-type="string" calcext:value-type="string">
            <text:p>家</text:p>
          </table:table-cell>
          <table:table-cell table:style-name="ce12" office:value-type="string" calcext:value-type="string">
            <text:p>一軒家 ・ いっけんや ・ solitary house; private home</text:p>
            <text:p>家家 ・ いえいえ ・ houses</text:p>
            <text:p>一家 ・ いっか ・ family, household; one’s family; style of established repu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0" calcext:value-type="float">
            <text:p>220</text:p>
          </table:table-cell>
          <table:table-cell table:style-name="ce8" office:value-type="string" calcext:value-type="string">
            <text:p>吾</text:p>
          </table:table-cell>
          <table:table-cell table:style-name="ce12" office:value-type="string" calcext:value-type="string">
            <text:p>吾等 ・ われら ・ we, I; you</text:p>
            <text:p>吾輩 ・ わがはい ・ I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1" calcext:value-type="float">
            <text:p>221</text:p>
          </table:table-cell>
          <table:table-cell table:style-name="ce8" office:value-type="string" calcext:value-type="string">
            <text:p>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2" calcext:value-type="float">
            <text:p>222</text:p>
          </table:table-cell>
          <table:table-cell table:style-name="ce8" office:value-type="string" calcext:value-type="string">
            <text:p>語</text:p>
          </table:table-cell>
          <table:table-cell table:style-name="ce12" office:value-type="string" calcext:value-type="string">
            <text:p>語らう ・ かたらう ・ [vt] talk together, chat</text:p>
            <text:p>語の意味 ・ ごのいみ ・ meaning of a word</text:p>
            <text:p>語らい ・ かたらい ・ talk, chat; lover’s vow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23" calcext:value-type="float">
            <text:p>223</text:p>
          </table:table-cell>
          <table:table-cell table:style-name="ce8" office:value-type="string" calcext:value-type="string">
            <text:p>伝</text:p>
          </table:table-cell>
          <table:table-cell table:style-name="ce12" office:value-type="string" calcext:value-type="string">
            <text:p>伝わる ・ つたわる ・ [vi]be transmitted; spread, circulate</text:p>
            <text:p>伝える ・ つたえる ・ [vt] transmit; convey, tell</text:p>
            <text:p>伝う ・ つたう ・ go along, follow</text:p>
            <text:p>川を伝って行く ・ かわをつたっていく ・ go along a ri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" calcext:value-type="float">
            <text:p>224</text:p>
          </table:table-cell>
          <table:table-cell table:style-name="ce8" office:value-type="string" calcext:value-type="string">
            <text:p>転</text:p>
          </table:table-cell>
          <table:table-cell table:style-name="ce12" office:value-type="string" calcext:value-type="string">
            <text:p>転がす ・ ころがす ・ [vt] roll; roll over, tumble over</text:p>
            <text:p>車を転がす ・ くるまをころがす ・ drive a car</text:p>
            <text:p>寝転ぶ ・ ねころぶ ・ [vi] lie do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" calcext:value-type="float">
            <text:p>225</text:p>
          </table:table-cell>
          <table:table-cell table:style-name="ce8" office:value-type="string" calcext:value-type="string">
            <text:p>芸</text:p>
          </table:table-cell>
          <table:table-cell table:style-name="ce12" office:value-type="string" calcext:value-type="string">
            <text:p>芸をする ・ げいをする ・ do tricks</text:p>
            <text:p>園芸 ・ えんげい ・ gardening, horticulture</text:p>
            <text:p>大道芸 ・ だいどうげい ・ street perform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" calcext:value-type="float">
            <text:p>226</text:p>
          </table:table-cell>
          <table:table-cell table:style-name="ce8" office:value-type="string" calcext:value-type="string">
            <text:p>会</text:p>
          </table:table-cell>
          <table:table-cell table:style-name="ce12" office:value-type="string" calcext:value-type="string">
            <text:p>会わせる ・ あわせる ・ [vt] have so. meet another , allow so. to see anot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" calcext:value-type="float">
            <text:p>227</text:p>
          </table:table-cell>
          <table:table-cell table:style-name="ce8" office:value-type="string" calcext:value-type="string">
            <text:p>合</text:p>
          </table:table-cell>
          <table:table-cell table:style-name="ce12" office:value-type="string" calcext:value-type="string">
            <text:p>歩合 ・ ぶあい ・ rate, percentage; commission</text:p>
            <text:p>合図 ・ あいず ・ signal, sig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" calcext:value-type="float">
            <text:p>228</text:p>
          </table:table-cell>
          <table:table-cell table:style-name="ce8" office:value-type="string" calcext:value-type="string">
            <text:p>今</text:p>
          </table:table-cell>
          <table:table-cell table:style-name="ce12" office:value-type="string" calcext:value-type="string">
            <text:p>今 ・ いま ・ now, at present; current, existin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29" calcext:value-type="float">
            <text:p>229</text:p>
          </table:table-cell>
          <table:table-cell table:style-name="ce8" office:value-type="string" calcext:value-type="string">
            <text:p>令</text:p>
          </table:table-cell>
          <table:table-cell table:style-name="ce12" office:value-type="string" calcext:value-type="string">
            <text:p>政令 ・ せいれい ・ government ordinance, cabinet order</text:p>
            <text:p>辞令 ・ じれい ・ written appointment; wording, phraseology</text:p>
            <text:p>指令 ・ しれい ・ order, instruction</text:p>
            <text:p>訓令 ・ くんれい ・ instructions, official orders, directiv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30" calcext:value-type="float">
            <text:p>230</text:p>
          </table:table-cell>
          <table:table-cell table:style-name="ce8" office:value-type="string" calcext:value-type="string">
            <text:p>念</text:p>
          </table:table-cell>
          <table:table-cell table:style-name="ce12" office:value-type="string" calcext:value-type="string">
            <text:p>一念 ・ いちねん ・ wholehearted wish, determined soul</text:p>
            <text:p>失念 ・ しつねん ・ lapse of memory, oblivion</text:p>
            <text:p>記念 ・ きねん ・ commemoration, memory</text:p>
            <text:p>断念する ・ だんねんする ・ give up an idea , abandon, relinquish</text:p>
            <text:p>残念 ・ ざんねん ・ regret, disappointment, chagri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31" calcext:value-type="float">
            <text:p>231</text:p>
          </table:table-cell>
          <table:table-cell table:style-name="ce8" office:value-type="string" calcext:value-type="string">
            <text:p>印</text:p>
          </table:table-cell>
          <table:table-cell table:style-name="ce12" office:value-type="string" calcext:value-type="string">
            <text:p>印 ・ しるし ・ mark, sign</text:p>
            <text:p>目印 ・ めじるし ・ mark, sign, landmark</text:p>
            <text:p>矢印 ・ やじるし ・ arrow (mark)</text:p>
            <text:p>印象 ・ いんしょう ・ impres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2" calcext:value-type="float">
            <text:p>232</text:p>
          </table:table-cell>
          <table:table-cell table:style-name="ce8" office:value-type="string" calcext:value-type="string">
            <text:p>命</text:p>
          </table:table-cell>
          <table:table-cell table:style-name="ce12" office:value-type="string" calcext:value-type="string">
            <text:p>命 ・ いのち ・ life</text:p>
            <text:p>命中 ・ めいちゅう ・ hit, on-target impact</text:p>
            <text:p>使命 ・ しめい ・ mission, appointed task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33" calcext:value-type="float">
            <text:p>233</text:p>
          </table:table-cell>
          <table:table-cell table:style-name="ce8" office:value-type="string" calcext:value-type="string">
            <text:p>亡</text:p>
          </table:table-cell>
          <table:table-cell table:style-name="ce12" office:value-type="string" calcext:value-type="string">
            <text:p>亡くす ・ なくす ・ [vt] lose a parent , be bereft of</text:p>
            <text:p>亡くなる ・ なくなる ・ [vi] die, pass away, breathe one’s last</text:p>
            <text:p>亡国 ・ ぼうこく ・ ruined country, national ruin</text:p>
            <text:p>存亡 ・ そんぼう ・ destiny; life or death</text:p>
            <text:p>未亡人 ・ みぼうじん ・ widow ed la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4" calcext:value-type="float">
            <text:p>234</text:p>
          </table:table-cell>
          <table:table-cell table:style-name="ce8" office:value-type="string" calcext:value-type="string">
            <text:p>米</text:p>
          </table:table-cell>
          <table:table-cell table:style-name="ce12" office:value-type="string" calcext:value-type="string">
            <text:p>米屋 ・ こめや ・ rice merchant</text:p>
            <text:p>配給米 ・ はいきゅうまい ・ rationed rice</text:p>
            <text:p>外米 ・ がいまい ・ foreign / imported ric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35" calcext:value-type="float">
            <text:p>235</text:p>
          </table:table-cell>
          <table:table-cell table:style-name="ce8" office:value-type="string" calcext:value-type="string">
            <text:p>粒</text:p>
          </table:table-cell>
          <table:table-cell table:style-name="ce12" office:value-type="string" calcext:value-type="string">
            <text:p>粒 ・ つぶ ・ grain, drop</text:p>
            <text:p>粒状の ・ りゅうじょうの ・ granular</text:p>
            <text:p>粒粒の ・ つぶつぶの ・ granulated, lumpy</text:p>
            <text:p>一粒の涙 ・ ひとつぶのなみだ ・ one tea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36" calcext:value-type="float">
            <text:p>236</text:p>
          </table:table-cell>
          <table:table-cell table:style-name="ce8" office:value-type="string" calcext:value-type="string">
            <text:p>和</text:p>
          </table:table-cell>
          <table:table-cell table:style-name="ce12" office:value-type="string" calcext:value-type="string">
            <text:p>和む ・ なごむ ・ be softened, calm down</text:p>
            <text:p>和らぐ ・ やわらぐ ・ [vi] soften; abate, lessen; calm down</text:p>
            <text:p>和らげる ・ やわらげる ・ [vt] soften, tone down, calm; lessen, mitigate, relieve</text:p>
            <text:p>中和 ・ ちゅうわ ・ neutralization; counteraction of poi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7" calcext:value-type="float">
            <text:p>237</text:p>
          </table:table-cell>
          <table:table-cell table:style-name="ce8" office:value-type="string" calcext:value-type="string">
            <text:p>私</text:p>
          </table:table-cell>
          <table:table-cell table:style-name="ce12" office:value-type="string" calcext:value-type="string">
            <text:p>私 ・ わたし ・ I</text:p>
            <text:p>私書箱 ・ ししょばこ ・ post office box</text:p>
            <text:p>私鉄 ・ してつ ・ nongovt [private] railroad lin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38" calcext:value-type="float">
            <text:p>238</text:p>
          </table:table-cell>
          <table:table-cell table:style-name="ce8" office:value-type="string" calcext:value-type="string">
            <text:p>広</text:p>
          </table:table-cell>
          <table:table-cell table:style-name="ce12" office:value-type="string" calcext:value-type="string">
            <text:p>お広め ・ おひろめ ・ début</text:p>
            <text:p>広がる ・ ひろがる ・ [vi] extend, expand, stretch</text:p>
            <text:p>広広とした ・ ひろびろとした ・ spacious, open, extensive</text:p>
            <text:p>手広く ・ てびろく ・ extensively, widely, on an extensive scale</text:p>
            <text:p>広義 ・ こうぎ ・ broad sense, broader applicatio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39" calcext:value-type="float">
            <text:p>239</text:p>
          </table:table-cell>
          <table:table-cell table:style-name="ce8" office:value-type="string" calcext:value-type="string">
            <text:p>細</text:p>
          </table:table-cell>
          <table:table-cell table:style-name="ce12" office:value-type="string" calcext:value-type="string">
            <text:p>細る ・ ほそる ・ get thin, taper off</text:p>
            <text:p>細面 ・ ほそおもて ・ slender face</text:p>
            <text:p>事細かに ・ ことこまかに ・ minutely, in detail</text:p>
            <text:p>細心 ・ さいしん ・ carefulness, discre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0" calcext:value-type="float">
            <text:p>240</text:p>
          </table:table-cell>
          <table:table-cell table:style-name="ce8" office:value-type="string" calcext:value-type="string">
            <text:p>林</text:p>
          </table:table-cell>
          <table:table-cell table:style-name="ce12" office:value-type="string" calcext:value-type="string">
            <text:p>林 ・ はやし ・ woods, fores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41" calcext:value-type="float">
            <text:p>241</text:p>
          </table:table-cell>
          <table:table-cell table:style-name="ce8" office:value-type="string" calcext:value-type="string">
            <text:p>森</text:p>
          </table:table-cell>
          <table:table-cell table:style-name="ce12" office:value-type="string" calcext:value-type="string">
            <text:p>森 ・ もり ・ woods, forest</text:p>
            <text:p>森の都 ・ もりのみやこ ・ tree-clad town</text:p>
            <text:p>鎮守の森 ・ ちんじゅのもり ・ grove of the village shrin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42" calcext:value-type="float">
            <text:p>242</text:p>
          </table:table-cell>
          <table:table-cell table:style-name="ce8" office:value-type="string" calcext:value-type="string">
            <text:p>松</text:p>
          </table:table-cell>
          <table:table-cell table:style-name="ce12" office:value-type="string" calcext:value-type="string">
            <text:p>門松 ・ かどまつ ・ New Year's pine decoration</text:p>
            <text:p>松竹梅 ・ しょうちくばい ・ pine-bamboo-plum; congratulatory tree decorations</text:p>
            <text:p>松根油 ・ しょうこんゆ ・ pine oi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43" calcext:value-type="float">
            <text:p>243</text:p>
          </table:table-cell>
          <table:table-cell table:style-name="ce8" office:value-type="string" calcext:value-type="string">
            <text:p>竹</text:p>
          </table:table-cell>
          <table:table-cell table:style-name="ce12" office:value-type="string" calcext:value-type="string">
            <text:p>竹材 ・ ちくざい ・ bamboo</text:p>
            <text:p>竹細工 ・ たけざいく ・ bamboo work</text:p>
            <text:p>竹馬の友 ・ ちくばのとも ・ childhood friend, old playm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4" calcext:value-type="float">
            <text:p>244</text:p>
          </table:table-cell>
          <table:table-cell table:style-name="ce8" office:value-type="string" calcext:value-type="string">
            <text:p>都</text:p>
          </table:table-cell>
          <table:table-cell table:style-name="ce12" office:value-type="string" calcext:value-type="string">
            <text:p>都 ・ みやこ ・ capital</text:p>
            <text:p>都度 ・ つど ・ each time, whenever</text:p>
            <text:p>首都 ・ しゅと ・ capital c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5" calcext:value-type="float">
            <text:p>245</text:p>
          </table:table-cell>
          <table:table-cell table:style-name="ce8" office:value-type="string" calcext:value-type="string">
            <text:p>京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46" calcext:value-type="float">
            <text:p>246</text:p>
          </table:table-cell>
          <table:table-cell table:style-name="ce8" office:value-type="string" calcext:value-type="string">
            <text:p>政</text:p>
          </table:table-cell>
          <table:table-cell table:style-name="ce12" office:value-type="string" calcext:value-type="string">
            <text:p>政 ・ まつりごと ・ administration, gov't, state affairs</text:p>
            <text:p>政局 ・ せいきょく ・ political situation</text:p>
            <text:p>政経 ・ せいけい ・ politics and economics</text:p>
            <text:p>摂政 ・ せっしょう ・ regency; regen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47" calcext:value-type="float">
            <text:p>247</text:p>
          </table:table-cell>
          <table:table-cell table:style-name="ce8" office:value-type="string" calcext:value-type="string">
            <text:p>府</text:p>
          </table:table-cell>
          <table:table-cell table:style-name="ce12" office:value-type="string" calcext:value-type="string">
            <text:p>府警 ・ ふけい ・ prefectural police</text:p>
            <text:p>府下 ・ ふか ・ suburban districts of a metropolis </text:p>
            <text:p>首府 ・ しゅふ ・ capital, metropolis</text:p>
            <text:p>文教の府 ・ ぶんきょうのふ ・ fountainhead of culture; Ministry of Educ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8" calcext:value-type="float">
            <text:p>248</text:p>
          </table:table-cell>
          <table:table-cell table:style-name="ce8" office:value-type="string" calcext:value-type="string">
            <text:p>戸</text:p>
          </table:table-cell>
          <table:table-cell table:style-name="ce12" office:value-type="string" calcext:value-type="string">
            <text:p>戸惑う ・ とまどう ・ [vi] be puzzled, perplexed</text:p>
            <text:p>井戸 ・ いど ・ water well</text:p>
            <text:p>戸戸 ・ ここ ・ every / each ho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9" calcext:value-type="float">
            <text:p>249</text:p>
          </table:table-cell>
          <table:table-cell table:style-name="ce8" office:value-type="string" calcext:value-type="string">
            <text:p>所</text:p>
          </table:table-cell>
          <table:table-cell table:style-name="ce12" office:value-type="string" calcext:value-type="string">
            <text:p>所 ・ ところ ・ plac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50" calcext:value-type="float">
            <text:p>250</text:p>
          </table:table-cell>
          <table:table-cell table:style-name="ce8" office:value-type="string" calcext:value-type="string">
            <text:p>至</text:p>
          </table:table-cell>
          <table:table-cell table:style-name="ce12" office:value-type="string" calcext:value-type="string">
            <text:p>至り ・ いたり ・ extremity, utmost limit; result</text:p>
            <text:p>至る処 ・ いたるところ ・ everywhere, all over</text:p>
            <text:p>乃至 ・ ないし ・ from … to, between … and; or</text:p>
            <text:p>必至だ ・ ひっしだ ・ be inevitable</text:p>
            <text:p>冬至 ・ とうじ ・ winter solst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1" calcext:value-type="float">
            <text:p>251</text:p>
          </table:table-cell>
          <table:table-cell table:style-name="ce8" office:value-type="string" calcext:value-type="string">
            <text:p>致</text:p>
          </table:table-cell>
          <table:table-cell table:style-name="ce12" office:value-type="string" calcext:value-type="string">
            <text:p>致す ・ いたす ・ [vt] do humble </text:p>
            <text:p>招致 ・ しょうち ・ summons, invitation</text:p>
            <text:p>致し方 ・ いたしかた ・ way, method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52" calcext:value-type="float">
            <text:p>252</text:p>
          </table:table-cell>
          <table:table-cell table:style-name="ce8" office:value-type="string" calcext:value-type="string">
            <text:p>屋</text:p>
          </table:table-cell>
          <table:table-cell table:style-name="ce12" office:value-type="string" calcext:value-type="string">
            <text:p>屋台 ・ やたい ・ stall, stand; float, festival car</text:p>
            <text:p>母屋 ・ おもや ・ main house / wing</text:p>
            <text:p>不動産屋 ・ ふどうさんや ・ real estate agent, realtor</text:p>
            <text:p>分からず屋 ・ わからずや ・ obstinate person, hardhe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3" calcext:value-type="float">
            <text:p>253</text:p>
          </table:table-cell>
          <table:table-cell table:style-name="ce8" office:value-type="string" calcext:value-type="string">
            <text:p>室</text:p>
          </table:table-cell>
          <table:table-cell table:style-name="ce12" office:value-type="string" calcext:value-type="string">
            <text:p>室咲き ・ むろざき ・ blooming in the hotho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4" calcext:value-type="float">
            <text:p>254</text:p>
          </table:table-cell>
          <table:table-cell table:style-name="ce8" office:value-type="string" calcext:value-type="string">
            <text:p>古</text:p>
          </table:table-cell>
          <table:table-cell table:style-name="ce12" office:value-type="string" calcext:value-type="string">
            <text:p>古新聞 ・ ふるしんぶん ・ old newspapers</text:p>
            <text:p>使い古す ・ つかいふるす ・ [vt] wear out sth. by 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5" calcext:value-type="float">
            <text:p>255</text:p>
          </table:table-cell>
          <table:table-cell table:style-name="ce8" office:value-type="string" calcext:value-type="string">
            <text:p>居</text:p>
          </table:table-cell>
          <table:table-cell table:style-name="ce12" office:value-type="string" calcext:value-type="string">
            <text:p>居所 ・ いどころ ・ one’s address residence , one’s whereabouts</text:p>
            <text:p>居士 ・ こじ ・ lay schola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56" calcext:value-type="float">
            <text:p>256</text:p>
          </table:table-cell>
          <table:table-cell table:style-name="ce8" office:value-type="string" calcext:value-type="string">
            <text:p>局</text:p>
          </table:table-cell>
          <table:table-cell table:style-name="ce12" office:value-type="string" calcext:value-type="string">
            <text:p>局地的 ・ きょくちてき ・ local</text:p>
            <text:p>結局 ・ けっきょく ・ after all, finally, in conclusion</text:p>
            <text:p>局面 ・ きょくめん ・ situation, aspect of an affair; position in a chess game </text:p>
            <text:p>時局 ・ じきょく ・ situation, circumstances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57" calcext:value-type="float">
            <text:p>257</text:p>
          </table:table-cell>
          <table:table-cell table:style-name="ce8" office:value-type="string" calcext:value-type="string">
            <text:p>故</text:p>
          </table:table-cell>
          <table:table-cell table:style-name="ce12" office:value-type="string" calcext:value-type="string">
            <text:p>故意 ・ こい ・ intention, purpose, bad faith</text:p>
            <text:p>世故 ・ せこ ・ worldly affairs</text:p>
            <text:p>故人 ・ こじん ・ the deceased</text:p>
            <text:p>故実 ・ こじつ ・ ancient customs</text:p>
            <text:p>故旧 ・ こきゅう ・ old acquaint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58" calcext:value-type="float">
            <text:p>258</text:p>
          </table:table-cell>
          <table:table-cell table:style-name="ce8" office:value-type="string" calcext:value-type="string">
            <text:p>胡</text:p>
          </table:table-cell>
          <table:table-cell table:style-name="ce12" office:value-type="string" calcext:value-type="string">
            <text:p>胡麻 ・ ごま ・ sesame</text:p>
            <text:p>胡散臭い ・ うさんくさい ・ suspicious-looking, shady, questionable</text:p>
            <text:p>胡乱な ・ うろんな ・ suspicious-looking, questionable; in disord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59" calcext:value-type="float">
            <text:p>259</text:p>
          </table:table-cell>
          <table:table-cell table:style-name="ce8" office:value-type="string" calcext:value-type="string">
            <text:p>湖</text:p>
          </table:table-cell>
          <table:table-cell table:style-name="ce12" office:value-type="string" calcext:value-type="string">
            <text:p>湖 ・ みずうみ ・ lake</text:p>
            <text:p>湖畔 ・ こはん ・ lake shore, lakeside</text:p>
            <text:p>湖沼 ・ こしょう ・ lakes and marshes</text:p>
            <text:p>淡水湖 ・ たんすいこ ・ freshwater lak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60" calcext:value-type="float">
            <text:p>260</text:p>
          </table:table-cell>
          <table:table-cell table:style-name="ce8" office:value-type="string" calcext:value-type="string">
            <text:p>固</text:p>
          </table:table-cell>
          <table:table-cell table:style-name="ce12" office:value-type="string" calcext:value-type="string">
            <text:p>固さ ・ かたさ ・ stiffness</text:p>
            <text:p>固まる ・ かたまる ・ [vi] harden, solidify, congeal</text:p>
            <text:p>固まり ・ かたまり ・ lump, mass, clod; ingot</text:p>
            <text:p>固着する ・ こちゃくする ・ adhere to, stick f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1" calcext:value-type="float">
            <text:p>261</text:p>
          </table:table-cell>
          <table:table-cell table:style-name="ce8" office:value-type="string" calcext:value-type="string">
            <text:p>箇</text:p>
          </table:table-cell>
          <table:table-cell table:style-name="ce12" office:value-type="string" calcext:value-type="string">
            <text:p>不通箇所 ・ ふつうかしょ ・ tied-up places [spots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2" calcext:value-type="float">
            <text:p>262</text:p>
          </table:table-cell>
          <table:table-cell table:style-name="ce8" office:value-type="string" calcext:value-type="string">
            <text:p>個</text:p>
          </table:table-cell>
          <table:table-cell table:style-name="ce12" office:value-type="string" calcext:value-type="string">
            <text:p>個と全 ・ ことぜん ・ individual and the whole</text:p>
            <text:p>個所 ・ かしょ ・ place, spot, point; part</text:p>
            <text:p>個条書き ・ かじょうがき ・ itemiz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3" calcext:value-type="float">
            <text:p>263</text:p>
          </table:table-cell>
          <table:table-cell table:style-name="ce8" office:value-type="string" calcext:value-type="string">
            <text:p>且</text:p>
          </table:table-cell>
          <table:table-cell table:style-name="ce12" office:value-type="string" calcext:value-type="string">
            <text:p>且つ ・ かつ ・ yet, moreover, and</text:p>
            <text:p>且つ飲み且つ歌う ・ かつのみかつうたう ・ drink as well as sing, drink and sing at the same tim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64" calcext:value-type="float">
            <text:p>264</text:p>
          </table:table-cell>
          <table:table-cell table:style-name="ce8" office:value-type="string" calcext:value-type="string">
            <text:p>組</text:p>
          </table:table-cell>
          <table:table-cell table:style-name="ce12" office:value-type="string" calcext:value-type="string">
            <text:p>仕組み ・ しくみ ・ construction; arrangement; plan, plot</text:p>
            <text:p>労組 ・ ろうそ ・ labor union</text:p>
            <text:p>職組 ・ しょくそ ・ employees’ union</text:p>
            <text:p>一年三組 ・ いちねんさんくみ ・ first-grade, class th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5" calcext:value-type="float">
            <text:p>265</text:p>
          </table:table-cell>
          <table:table-cell table:style-name="ce8" office:value-type="string" calcext:value-type="string">
            <text:p>夕</text:p>
          </table:table-cell>
          <table:table-cell table:style-name="ce12" office:value-type="string" calcext:value-type="string">
            <text:p>夕闇 ・ ゆうやみ ・ dusk, twilight</text:p>
            <text:p>夕暮れ ・ ゆうぐれ ・ evening, twilight</text:p>
            <text:p>夕刊 ・ ゆうかん ・ evening edition / pap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66" calcext:value-type="float">
            <text:p>266</text:p>
          </table:table-cell>
          <table:table-cell table:style-name="ce8" office:value-type="string" calcext:value-type="string">
            <text:p>外</text:p>
          </table:table-cell>
          <table:table-cell table:style-name="ce12" office:value-type="string" calcext:value-type="string">
            <text:p>外 ・ そと ・ the outside</text:p>
            <text:p>外れる ・ はずれる ・ [vi] get out of place, slip out, come off, be separated; miss, go wide, fail</text:p>
            <text:p>外れ ・ はずれ ・ end, verge; miss, fail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7" calcext:value-type="float">
            <text:p>267</text:p>
          </table:table-cell>
          <table:table-cell table:style-name="ce8" office:value-type="string" calcext:value-type="string">
            <text:p>多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68" calcext:value-type="float">
            <text:p>268</text:p>
          </table:table-cell>
          <table:table-cell table:style-name="ce8" office:value-type="string" calcext:value-type="string">
            <text:p>汐</text:p>
          </table:table-cell>
          <table:table-cell table:style-name="ce12" office:value-type="string" calcext:value-type="string">
            <text:p>汐 ・ しお ・ evening tide</text:p>
            <text:p>汐干狩り ・ しおひがり ・ shell gathering at low tide </text:p>
            <text:p>汐汲み ・ しおくみ ・ drawing water from the sea person who 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9" calcext:value-type="float">
            <text:p>269</text:p>
          </table:table-cell>
          <table:table-cell table:style-name="ce8" office:value-type="string" calcext:value-type="string">
            <text:p>名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0" calcext:value-type="float">
            <text:p>270</text:p>
          </table:table-cell>
          <table:table-cell table:style-name="ce8" office:value-type="string" calcext:value-type="string">
            <text:p>天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71" calcext:value-type="float">
            <text:p>271</text:p>
          </table:table-cell>
          <table:table-cell table:style-name="ce8" office:value-type="string" calcext:value-type="string">
            <text:p>未</text:p>
          </table:table-cell>
          <table:table-cell table:style-name="ce12" office:value-type="string" calcext:value-type="string">
            <text:p>未開の ・ みかいの ・ primitive, uncivilized; savage</text:p>
            <text:p>未然に ・ みぜんに ・ before it happens, beforehand, previously</text:p>
            <text:p>未満 ・ みまん ・ less than</text:p>
            <text:p>未来 ・ みらい ・ futur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72" calcext:value-type="float">
            <text:p>272</text:p>
          </table:table-cell>
          <table:table-cell table:style-name="ce8" office:value-type="string" calcext:value-type="string">
            <text:p>末</text:p>
          </table:table-cell>
          <table:table-cell table:style-name="ce12" office:value-type="string" calcext:value-type="string">
            <text:p>本末 ・ ほんまつ ・ root and branch, means and end</text:p>
            <text:p>末 ・ すえ ・ last part, end</text:p>
            <text:p>三月の末 ・ さんがつのすえ ・ end of March</text:p>
            <text:p>議論の末に ・ ぎろんのすえに ・ after heated discussion</text:p>
            <text:p>粉末 ・ ふんまつ ・ powd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73" calcext:value-type="float">
            <text:p>273</text:p>
          </table:table-cell>
          <table:table-cell table:style-name="ce8" office:value-type="string" calcext:value-type="string">
            <text:p>味</text:p>
          </table:table-cell>
          <table:table-cell table:style-name="ce12" office:value-type="string" calcext:value-type="string">
            <text:p>味わい ・ あじわい ・ taste, flavor</text:p>
            <text:p>味 ・ あじ ・ flavor, taste; style</text:p>
            <text:p>味な ・ あじな ・ clever, witty, original</text:p>
            <text:p>一味 ・ いちみ ・ fellow conspirators, ga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74" calcext:value-type="float">
            <text:p>274</text:p>
          </table:table-cell>
          <table:table-cell table:style-name="ce8" office:value-type="string" calcext:value-type="string">
            <text:p>来</text:p>
          </table:table-cell>
          <table:table-cell table:style-name="ce12" office:value-type="string" calcext:value-type="string">
            <text:p>来す ・ きたす ・ [vt] bring about, cause, give rise to; result in</text:p>
            <text:p>本来 ・ ほんらい ・ originally, essentially, naturally</text:p>
            <text:p>由来 ・ ゆらい ・ origin, source, cause; histo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5" calcext:value-type="float">
            <text:p>275</text:p>
          </table:table-cell>
          <table:table-cell table:style-name="ce8" office:value-type="string" calcext:value-type="string">
            <text:p>新</text:p>
          </table:table-cell>
          <table:table-cell table:style-name="ce12" office:value-type="string" calcext:value-type="string">
            <text:p>新手 ・ あらて ・ fresh supply of troops; newcomer; new method</text:p>
            <text:p>新妻 ・ にいづま ・ new wif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76" calcext:value-type="float">
            <text:p>276</text:p>
          </table:table-cell>
          <table:table-cell table:style-name="ce8" office:value-type="string" calcext:value-type="string">
            <text:p>親</text:p>
          </table:table-cell>
          <table:table-cell table:style-name="ce12" office:value-type="string" calcext:value-type="string">
            <text:p>親方 ・ おやかた ・ master, boss; craftsman, artisan</text:p>
            <text:p>親類 ・ しんるい ・ relation, kin</text:p>
            <text:p>親善 ・ しんぜん ・ friendship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77" calcext:value-type="float">
            <text:p>277</text:p>
          </table:table-cell>
          <table:table-cell table:style-name="ce8" office:value-type="string" calcext:value-type="string">
            <text:p>欠</text:p>
          </table:table-cell>
          <table:table-cell table:style-name="ce12" office:value-type="string" calcext:value-type="string">
            <text:p>欠かせない ・ かかせない ・ indispensable</text:p>
            <text:p>欠かす ・ かかす ・ [vt] miss, fail to attend</text:p>
            <text:p>欠く ・ かく ・ [vt] lack, be short of; neglect, omit; break off, chip</text:p>
            <text:p>不可欠な ・ ふかけつな ・ indispensable</text:p>
            <text:p>出欠 ・ しゅっけつ ・ attendan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78" calcext:value-type="float">
            <text:p>278</text:p>
          </table:table-cell>
          <table:table-cell table:style-name="ce8" office:value-type="string" calcext:value-type="string">
            <text:p>次</text:p>
          </table:table-cell>
          <table:table-cell table:style-name="ce12" office:value-type="string" calcext:value-type="string">
            <text:p>次 ・ つぎ ・ next</text:p>
            <text:p>次次に ・ つぎつぎに ・ one after another, in succession</text:p>
            <text:p>目次 ・ もくじ ・ table of cont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9" calcext:value-type="float">
            <text:p>279</text:p>
          </table:table-cell>
          <table:table-cell table:style-name="ce8" office:value-type="string" calcext:value-type="string">
            <text:p>席</text:p>
          </table:table-cell>
          <table:table-cell table:style-name="ce12" office:value-type="string" calcext:value-type="string">
            <text:p>会席 ・ かいせき ・ meeting place</text:p>
            <text:p>席に着く ・ せきにつく ・ take a s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0" calcext:value-type="float">
            <text:p>280</text:p>
          </table:table-cell>
          <table:table-cell table:style-name="ce8" office:value-type="string" calcext:value-type="string">
            <text:p>度</text:p>
          </table:table-cell>
          <table:table-cell table:style-name="ce12" office:value-type="string" calcext:value-type="string">
            <text:p>度 ・ たび ・ each tim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81" calcext:value-type="float">
            <text:p>281</text:p>
          </table:table-cell>
          <table:table-cell table:style-name="ce8" office:value-type="string" calcext:value-type="string">
            <text:p>渡</text:p>
          </table:table-cell>
          <table:table-cell table:style-name="ce12" office:value-type="string" calcext:value-type="string">
            <text:p>過渡期 ・ かとき ・ transitional period / stage</text:p>
            <text:p>渡航 ・ とこう ・ crossing, passage, voyage</text:p>
            <text:p>渡り ・ わたり ・ passage, transit; migration; mutual arrangement, negotia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82" calcext:value-type="float">
            <text:p>282</text:p>
          </table:table-cell>
          <table:table-cell table:style-name="ce8" office:value-type="string" calcext:value-type="string">
            <text:p>限</text:p>
          </table:table-cell>
          <table:table-cell table:style-name="ce12" office:value-type="string" calcext:value-type="string">
            <text:p>限る ・ かぎる ・ [vi, vt] limit, restrict to ; be the best, only way</text:p>
            <text:p>局限する ・ きょくげんする ・ localize, limit, set limits to</text:p>
            <text:p>門限 ・ もんげん ・ closing-time, lockup</text:p>
            <text:p>…とは限らない ・ …とはかぎらない ・ be not always / necessarily 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3" calcext:value-type="float">
            <text:p>283</text:p>
          </table:table-cell>
          <table:table-cell table:style-name="ce8" office:value-type="string" calcext:value-type="string">
            <text:p>銀</text:p>
          </table:table-cell>
          <table:table-cell table:style-name="ce12" office:value-type="string" calcext:value-type="string">
            <text:p>銀河 ・ ぎんが ・ Milky Way; galaxy</text:p>
            <text:p>開銀 ・ かいぎん ・ development ban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4" calcext:value-type="float">
            <text:p>284</text:p>
          </table:table-cell>
          <table:table-cell table:style-name="ce8" office:value-type="string" calcext:value-type="string">
            <text:p>根</text:p>
          </table:table-cell>
          <table:table-cell table:style-name="ce12" office:value-type="string" calcext:value-type="string">
            <text:p>根 ・ ね ・ roo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5" calcext:value-type="float">
            <text:p>285</text:p>
          </table:table-cell>
          <table:table-cell table:style-name="ce8" office:value-type="string" calcext:value-type="string">
            <text:p>良</text:p>
          </table:table-cell>
          <table:table-cell table:style-name="ce12" office:value-type="string" calcext:value-type="string">
            <text:p>良かったら ・ よかったら ・ if you like</text:p>
            <text:p>良い気味だ ・ いいきみだ ・ Serves you right!</text:p>
            <text:p>野良 ・ のら ・ the fiel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6" calcext:value-type="float">
            <text:p>286</text:p>
          </table:table-cell>
          <table:table-cell table:style-name="ce8" office:value-type="string" calcext:value-type="string">
            <text:p>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7" calcext:value-type="float">
            <text:p>287</text:p>
          </table:table-cell>
          <table:table-cell table:style-name="ce8" office:value-type="string" calcext:value-type="string">
            <text:p>廊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8" calcext:value-type="float">
            <text:p>288</text:p>
          </table:table-cell>
          <table:table-cell table:style-name="ce8" office:value-type="string" calcext:value-type="string">
            <text:p>食</text:p>
          </table:table-cell>
          <table:table-cell table:style-name="ce12" office:value-type="string" calcext:value-type="string">
            <text:p>食らう ・ くらう ・ [vt] eat, drink vulgar </text:p>
            <text:p>大食らい ・ おおぐらい ・ glutt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9" calcext:value-type="float">
            <text:p>289</text:p>
          </table:table-cell>
          <table:table-cell table:style-name="ce8" office:value-type="string" calcext:value-type="string">
            <text:p>飲</text:p>
          </table:table-cell>
          <table:table-cell table:style-name="ce12" office:value-type="string" calcext:value-type="string">
            <text:p>大酒飲み ・ おおざけのみ ・ guzzler, booz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0" calcext:value-type="float">
            <text:p>290</text:p>
          </table:table-cell>
          <table:table-cell table:style-name="ce8" office:value-type="string" calcext:value-type="string">
            <text:p>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1" calcext:value-type="float">
            <text:p>291</text:p>
          </table:table-cell>
          <table:table-cell table:style-name="ce8" office:value-type="string" calcext:value-type="string">
            <text:p>館</text:p>
          </table:table-cell>
          <table:table-cell table:style-name="ce12" office:value-type="string" calcext:value-type="string">
            <text:p>館 ・ やかた ・ stately mansion, palace, manor house</text:p>
            <text:p>旅館 ・ りょかん ・ Japanese in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92" calcext:value-type="float">
            <text:p>292</text:p>
          </table:table-cell>
          <table:table-cell table:style-name="ce8" office:value-type="string" calcext:value-type="string">
            <text:p>宿</text:p>
          </table:table-cell>
          <table:table-cell table:style-name="ce12" office:value-type="string" calcext:value-type="string">
            <text:p>宿命 ・ しゅくめい ・ fate, destiny</text:p>
            <text:p>宿 ・ やど ・ lodge</text:p>
            <text:p>宿す ・ やどす ・ [vt] conceive, be pregnant with</text:p>
            <text:p>民宿 ・ みんしゅく ・ tourist ho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3" calcext:value-type="float">
            <text:p>293</text:p>
          </table:table-cell>
          <table:table-cell table:style-name="ce8" office:value-type="string" calcext:value-type="string">
            <text:p>犬</text:p>
          </table:table-cell>
          <table:table-cell table:style-name="ce12" office:value-type="string" calcext:value-type="string">
            <text:p>犬 ・ いぬ ・ do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4" calcext:value-type="float">
            <text:p>294</text:p>
          </table:table-cell>
          <table:table-cell table:style-name="ce8" office:value-type="string" calcext:value-type="string">
            <text:p>太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5" calcext:value-type="float">
            <text:p>295</text:p>
          </table:table-cell>
          <table:table-cell table:style-name="ce8" office:value-type="string" calcext:value-type="string">
            <text:p>器</text:p>
          </table:table-cell>
          <table:table-cell table:style-name="ce12" office:value-type="string" calcext:value-type="string">
            <text:p>器 ・ うつわ ・ vessel, container</text:p>
            <text:p>注射器 ・ ちゅうしゃき ・ syringe</text:p>
            <text:p>楽器 ・ がっき ・ musical instrumen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96" calcext:value-type="float">
            <text:p>296</text:p>
          </table:table-cell>
          <table:table-cell table:style-name="ce8" office:value-type="string" calcext:value-type="string">
            <text:p>凶</text:p>
          </table:table-cell>
          <table:table-cell table:style-name="ce12" office:value-type="string" calcext:value-type="string">
            <text:p>凶変 ・ きょうへん ・ calamity, disaster; tragic accident</text:p>
            <text:p>凶暴な ・ きょうぼうな ・ atrocious, ferocious, brutal</text:p>
            <text:p>凶漢 ・ きょうかん ・ villain, ruffian, assailant</text:p>
            <text:p>凶報 ・ きょうほう ・ bad new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7" calcext:value-type="float">
            <text:p>297</text:p>
          </table:table-cell>
          <table:table-cell table:style-name="ce8" office:value-type="string" calcext:value-type="string">
            <text:p>区</text:p>
          </table:table-cell>
          <table:table-cell table:style-name="ce12" office:value-type="string" calcext:value-type="string">
            <text:p>区域 ・ くいき ・ sphene, domain, zone</text:p>
            <text:p>区区 ・ まちまち ・ several, divergent, divers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98" calcext:value-type="float">
            <text:p>298</text:p>
          </table:table-cell>
          <table:table-cell table:style-name="ce8" office:value-type="string" calcext:value-type="string">
            <text:p>図</text:p>
          </table:table-cell>
          <table:table-cell table:style-name="ce12" office:value-type="string" calcext:value-type="string">
            <text:p>図る ・ はかる ・ [vt] strive, work for, bring about; provide for, promote; look to, seek, attempt</text:p>
            <text:p>公益を図る ・ こうえきをはかる ・ labor for the public good</text:p>
            <text:p>自殺を図る ・ じさつをはかる ・ attempt suicid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99" calcext:value-type="float">
            <text:p>299</text:p>
          </table:table-cell>
          <table:table-cell table:style-name="ce8" office:value-type="string" calcext:value-type="string">
            <text:p>番</text:p>
          </table:table-cell>
          <table:table-cell table:style-name="ce12" office:value-type="string" calcext:value-type="string">
            <text:p>番狂わせ ・ ばんくるわせ ・ upsetting of arrangements, upset, surprise</text:p>
            <text:p>先番 ・ せんばん ・ one’s turn to make the first move</text:p>
            <text:p>番付 ・ ばんづけ ・ ranking lis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300" calcext:value-type="float">
            <text:p>300</text:p>
          </table:table-cell>
          <table:table-cell table:style-name="ce8" office:value-type="string" calcext:value-type="string">
            <text:p>号</text:p>
          </table:table-cell>
          <table:table-cell table:style-name="ce12" office:value-type="string" calcext:value-type="string">
            <text:p>暗号 ・ あんごう ・ code, password</text:p>
            <text:p>負号 ・ ふごう ・ negative sign</text:p>
            <text:p>屋号 ・ やごう ・ name of a store; stage title</text:p>
            <text:p>号外 ・ ごうがい ・ newspaper extra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01" calcext:value-type="float">
            <text:p>301</text:p>
          </table:table-cell>
          <table:table-cell table:style-name="ce8" office:value-type="string" calcext:value-type="string">
            <text:p>品</text:p>
          </table:table-cell>
          <table:table-cell table:style-name="ce12" office:value-type="string" calcext:value-type="string">
            <text:p>品切れ ・ しなぎれ ・ absence / exhaustion of stock </text:p>
            <text:p>品種 ・ ひんしゅ ・ kind, variety, description, brand</text:p>
            <text:p>品格 ・ ひんかく ・ dignity, gr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2" calcext:value-type="float">
            <text:p>302</text:p>
          </table:table-cell>
          <table:table-cell table:style-name="ce8" office:value-type="string" calcext:value-type="string">
            <text:p>楽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3" calcext:value-type="float">
            <text:p>303</text:p>
          </table:table-cell>
          <table:table-cell table:style-name="ce8" office:value-type="string" calcext:value-type="string">
            <text:p>薬</text:p>
          </table:table-cell>
          <table:table-cell table:style-name="ce12" office:value-type="string" calcext:value-type="string">
            <text:p>薬 ・ くすり ・ drug, medicine</text:p>
            <text:p>薬指 ・ くすりゆび ・ fourth / ring finger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304" calcext:value-type="float">
            <text:p>304</text:p>
          </table:table-cell>
          <table:table-cell table:style-name="ce8" office:value-type="string" calcext:value-type="string">
            <text:p>周</text:p>
          </table:table-cell>
          <table:table-cell table:style-name="ce12" office:value-type="string" calcext:value-type="string">
            <text:p>四周 ・ ししゅう ・ circumference, periphery</text:p>
            <text:p>周波 ・ しゅうは ・ cycle</text:p>
            <text:p>周遊 ・ しゅうゆう ・ circular tour, pleasure / round trip</text:p>
            <text:p>地球の周り ・ ちきゅうのまわり ・ earth's circumference; space around ear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5" calcext:value-type="float">
            <text:p>305</text:p>
          </table:table-cell>
          <table:table-cell table:style-name="ce8" office:value-type="string" calcext:value-type="string">
            <text:p>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06" calcext:value-type="float">
            <text:p>306</text:p>
          </table:table-cell>
          <table:table-cell table:style-name="ce8" office:value-type="string" calcext:value-type="string">
            <text:p>調</text:p>
          </table:table-cell>
          <table:table-cell table:style-name="ce12" office:value-type="string" calcext:value-type="string">
            <text:p>調べ ・ しらべ ・ investigation, examination</text:p>
            <text:p>調う ・ ととのう ・ [vi] be prepared ready , fully equipped</text:p>
            <text:p>調える ・ ととのえる ・ [vt] prepare, make ready, procure, raise mone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7" calcext:value-type="float">
            <text:p>307</text:p>
          </table:table-cell>
          <table:table-cell table:style-name="ce8" office:value-type="string" calcext:value-type="string">
            <text:p>束</text:p>
          </table:table-cell>
          <table:table-cell table:style-name="ce12" office:value-type="string" calcext:value-type="string">
            <text:p>束ね ・ たばね ・ bundle; management</text:p>
            <text:p>束の間 ・ つかのま ・ brief space of time, moment</text:p>
            <text:p>装束 ・ しょうぞく ・ costume, atti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8" calcext:value-type="float">
            <text:p>308</text:p>
          </table:table-cell>
          <table:table-cell table:style-name="ce8" office:value-type="string" calcext:value-type="string">
            <text:p>整</text:p>
          </table:table-cell>
          <table:table-cell table:style-name="ce12" office:value-type="string" calcext:value-type="string">
            <text:p>整数 ・ せいすう ・ integer</text:p>
            <text:p>整列する ・ せいれつする ・ stand in a row, line up</text:p>
            <text:p>整然たる ・ せいぜんたる ・ orderly, systematic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9" calcext:value-type="float">
            <text:p>309</text:p>
          </table:table-cell>
          <table:table-cell table:style-name="ce8" office:value-type="string" calcext:value-type="string">
            <text:p>数</text:p>
          </table:table-cell>
          <table:table-cell table:style-name="ce12" office:value-type="string" calcext:value-type="string">
            <text:p>数 ・ かず ・ number numerical quantity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0" calcext:value-type="float">
            <text:p>310</text:p>
          </table:table-cell>
          <table:table-cell table:style-name="ce8" office:value-type="string" calcext:value-type="string">
            <text:p>類</text:p>
          </table:table-cell>
          <table:table-cell table:style-name="ce12" office:value-type="string" calcext:value-type="string">
            <text:p>類い ・ たぐい ・ kind, sort, class; peer, equal</text:p>
            <text:p>類い希な ・ たぐいまれな ・ unique, rare</text:p>
            <text:p>種類 ・ しゅるい ・ kind, sort, species, typ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311" calcext:value-type="float">
            <text:p>311</text:p>
          </table:table-cell>
          <table:table-cell table:style-name="ce8" office:value-type="string" calcext:value-type="string">
            <text:p>示</text:p>
          </table:table-cell>
          <table:table-cell table:style-name="ce12" office:value-type="string" calcext:value-type="string">
            <text:p>指示 ・ しじ ・ instruction; indication</text:p>
            <text:p>暗示 ・ あんじ ・ hint, suggestion</text:p>
            <text:p>告示 ・ こくじ ・ notification, bulletin</text:p>
            <text:p>指し示す ・ さししめす ・ indicate, show, point t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2" calcext:value-type="float">
            <text:p>312</text:p>
          </table:table-cell>
          <table:table-cell table:style-name="ce8" office:value-type="string" calcext:value-type="string">
            <text:p>禁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3" calcext:value-type="float">
            <text:p>313</text:p>
          </table:table-cell>
          <table:table-cell table:style-name="ce8" office:value-type="string" calcext:value-type="string">
            <text:p>礼</text:p>
          </table:table-cell>
          <table:table-cell table:style-name="ce12" office:value-type="string" calcext:value-type="string">
            <text:p>礼をする ・ れいをする ・ salute, make a bow; reward, remunerate</text:p>
            <text:p>一礼 ・ いちれい ・ bow, greeting; courtes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4" calcext:value-type="float">
            <text:p>314</text:p>
          </table:table-cell>
          <table:table-cell table:style-name="ce8" office:value-type="string" calcext:value-type="string">
            <text:p>社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15" calcext:value-type="float">
            <text:p>315</text:p>
          </table:table-cell>
          <table:table-cell table:style-name="ce8" office:value-type="string" calcext:value-type="string">
            <text:p>申</text:p>
          </table:table-cell>
          <table:table-cell table:style-name="ce12" office:value-type="string" calcext:value-type="string">
            <text:p>申し訳 ・ もうしわけ ・ excuse, apology, explanation</text:p>
            <text:p>申し述べる ・ もうしのべる ・ [vt] state, mention, tell</text:p>
            <text:p>申請 ・ しんせい ・ application, petition, requ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6" calcext:value-type="float">
            <text:p>316</text:p>
          </table:table-cell>
          <table:table-cell table:style-name="ce8" office:value-type="string" calcext:value-type="string">
            <text:p>神</text:p>
          </table:table-cell>
          <table:table-cell table:style-name="ce12" office:value-type="string" calcext:value-type="string">
            <text:p>神主 ・ かんぬし ・ Shintō priest</text:p>
            <text:p>神 ・ かみ ・ god, God</text:p>
            <text:p>神神しい ・ こうごうしい ・ divine, solem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7" calcext:value-type="float">
            <text:p>317</text:p>
          </table:table-cell>
          <table:table-cell table:style-name="ce8" office:value-type="string" calcext:value-type="string">
            <text:p>員</text:p>
          </table:table-cell>
          <table:table-cell table:style-name="ce12" office:value-type="string" calcext:value-type="string">
            <text:p>党員 ・ とういん ・ party member</text:p>
            <text:p>係員 ・ かかりいん ・ clerk in charg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18" calcext:value-type="float">
            <text:p>318</text:p>
          </table:table-cell>
          <table:table-cell table:style-name="ce8" office:value-type="string" calcext:value-type="string">
            <text:p>質</text:p>
          </table:table-cell>
          <table:table-cell table:style-name="ce12" office:value-type="string" calcext:value-type="string">
            <text:p>体質 ・ たいしつ ・ physical constitution</text:p>
            <text:p>対質する ・ たいしつする ・ confront, cross-examine</text:p>
            <text:p>質に入れる ・ しちにいれる ・ pawn, pled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9" calcext:value-type="float">
            <text:p>319</text:p>
          </table:table-cell>
          <table:table-cell table:style-name="ce8" office:value-type="string" calcext:value-type="string">
            <text:p>党</text:p>
          </table:table-cell>
          <table:table-cell table:style-name="ce12" office:value-type="string" calcext:value-type="string">
            <text:p>野党 ・ やとう ・ opposition party</text:p>
            <text:p>共和党 ・ きょうわとう ・ Republican Party</text:p>
            <text:p>党派 ・ とうは ・ party, faction, cliqu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0" calcext:value-type="float">
            <text:p>320</text:p>
          </table:table-cell>
          <table:table-cell table:style-name="ce8" office:value-type="string" calcext:value-type="string">
            <text:p>堂</text:p>
          </table:table-cell>
          <table:table-cell table:style-name="ce12" office:value-type="string" calcext:value-type="string">
            <text:p>堂塔 ・ どうとう ・ temple buildings, tem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1" calcext:value-type="float">
            <text:p>321</text:p>
          </table:table-cell>
          <table:table-cell table:style-name="ce8" office:value-type="string" calcext:value-type="string">
            <text:p>常</text:p>
          </table:table-cell>
          <table:table-cell table:style-name="ce12" office:value-type="string" calcext:value-type="string">
            <text:p>常夏の国 ・ とこなつのくに ・ land of everlasting summer</text:p>
            <text:p>世の常 ・ よのつね ・ the way of the wor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2" calcext:value-type="float">
            <text:p>322</text:p>
          </table:table-cell>
          <table:table-cell table:style-name="ce8" office:value-type="string" calcext:value-type="string">
            <text:p>賞</text:p>
          </table:table-cell>
          <table:table-cell table:style-name="ce12" office:value-type="string" calcext:value-type="string">
            <text:p>激賞 ・ げきしょう ・ high praise, unbounded admiration</text:p>
            <text:p>観賞する ・ かんしょうする ・ admire, enjo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323" calcext:value-type="float">
            <text:p>323</text:p>
          </table:table-cell>
          <table:table-cell table:style-name="ce8" office:value-type="string" calcext:value-type="string">
            <text:p>償</text:p>
          </table:table-cell>
          <table:table-cell table:style-name="ce12" office:value-type="string" calcext:value-type="string">
            <text:p>弁償 ・ べんしょう ・ compensation, indemnification</text:p>
            <text:p>償い ・ つぐない ・ recompense, indemnity, atonement</text:p>
            <text:p>損失を償う ・ そんしつをつぐなう ・ recompense for los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24" calcext:value-type="float">
            <text:p>324</text:p>
          </table:table-cell>
          <table:table-cell table:style-name="ce8" office:value-type="string" calcext:value-type="string">
            <text:p>掌</text:p>
          </table:table-cell>
          <table:table-cell table:style-name="ce12" office:value-type="string" calcext:value-type="string">
            <text:p>掌理する ・ しょうりする ・ take charge of, preside over, manage</text:p>
            <text:p>指掌紋 ・ ししょうもん ・ hand print</text:p>
            <text:p>掌握する ・ しょうあくする ・ hold, seize, grasp, comman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325" calcext:value-type="float">
            <text:p>325</text:p>
          </table:table-cell>
          <table:table-cell table:style-name="ce8" office:value-type="string" calcext:value-type="string">
            <text:p>覚</text:p>
          </table:table-cell>
          <table:table-cell table:style-name="ce12" office:value-type="string" calcext:value-type="string">
            <text:p>物覚え ・ ものおぼえ ・ memory</text:p>
            <text:p>覚え易い ・ おぼえやすい ・ be easy to learn</text:p>
            <text:p>覚る ・ さとる ・ [vt] perceive, discern, realize awake to, be aware of</text:p>
            <text:p>覚り ・ さとり ・ comprehension, understand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6" calcext:value-type="float">
            <text:p>326</text:p>
          </table:table-cell>
          <table:table-cell table:style-name="ce8" office:value-type="string" calcext:value-type="string">
            <text:p>悟</text:p>
          </table:table-cell>
          <table:table-cell table:style-name="ce12" office:value-type="string" calcext:value-type="string">
            <text:p>悟了 ・ ごりょう ・ complete comprehens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27" calcext:value-type="float">
            <text:p>327</text:p>
          </table:table-cell>
          <table:table-cell table:style-name="ce8" office:value-type="string" calcext:value-type="string">
            <text:p>感</text:p>
          </table:table-cell>
          <table:table-cell table:style-name="ce12" office:value-type="string" calcext:value-type="string">
            <text:p>感じ ・ かんじ ・ feel(ing), sensation, touch, sense; impression, sentiment</text:p>
            <text:p>感電 ・ かんでん ・ electric shock</text:p>
            <text:p>感想 ・ かんそう ・ thoughts, impress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8" calcext:value-type="float">
            <text:p>328</text:p>
          </table:table-cell>
          <table:table-cell table:style-name="ce8" office:value-type="string" calcext:value-type="string">
            <text:p>央</text:p>
          </table:table-cell>
          <table:table-cell table:style-name="ce12" office:value-type="string" calcext:value-type="string">
            <text:p>震央 ・ しんおう ・ epicenter of an earthquake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9" calcext:value-type="float">
            <text:p>329</text:p>
          </table:table-cell>
          <table:table-cell table:style-name="ce8" office:value-type="string" calcext:value-type="string">
            <text:p>映</text:p>
          </table:table-cell>
          <table:table-cell table:style-name="ce12" office:value-type="string" calcext:value-type="string">
            <text:p>映える ・ はえる ・ [vi] shine; excel in brillianc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330" calcext:value-type="float">
            <text:p>330</text:p>
          </table:table-cell>
          <table:table-cell table:style-name="ce8" office:value-type="string" calcext:value-type="string">
            <text:p>決</text:p>
          </table:table-cell>
          <table:table-cell table:style-name="ce12" office:value-type="string" calcext:value-type="string">
            <text:p>決して ・ けっして ・ never, by no means, not at all</text:p>
            <text:p>決まり ・ きまり ・ settlement, conclusion; rule, regulation; custom</text:p>
            <text:p>決め付ける ・ きめつける ・ [vt] scold, take sb. to task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331" calcext:value-type="float">
            <text:p>331</text:p>
          </table:table-cell>
          <table:table-cell table:style-name="ce8" office:value-type="string" calcext:value-type="string">
            <text:p>快</text:p>
          </table:table-cell>
          <table:table-cell table:style-name="ce12" office:value-type="string" calcext:value-type="string">
            <text:p>快い ・ こころよい ・ pleasant</text:p>
            <text:p>全快 ・ ぜんかい ・ complete recovery</text:p>
            <text:p>快足の ・ かいそくの ・ quick of foot, fast</text:p>
            <text:p>快速 ・ かいそく ・ high speed; fast local tr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2" calcext:value-type="float">
            <text:p>332</text:p>
          </table:table-cell>
          <table:table-cell table:style-name="ce8" office:value-type="string" calcext:value-type="string">
            <text:p>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333" calcext:value-type="float">
            <text:p>333</text:p>
          </table:table-cell>
          <table:table-cell table:style-name="ce8" office:value-type="string" calcext:value-type="string">
            <text:p>並</text:p>
          </table:table-cell>
          <table:table-cell table:style-name="ce12" office:value-type="string" calcext:value-type="string">
            <text:p>並ぶ ・ ならぶ ・ [vi] line up, form a line, stand in a row, be parallel</text:p>
            <text:p>並びに ・ ならびに ・ and also , besides, in addition</text:p>
            <text:p>並肉 ・ なみにく ・ meat of medium quality</text:p>
            <text:p>並用する ・ へいようする ・ use together / joi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4" calcext:value-type="float">
            <text:p>334</text:p>
          </table:table-cell>
          <table:table-cell table:style-name="ce8" office:value-type="string" calcext:value-type="string">
            <text:p>平</text:p>
          </table:table-cell>
          <table:table-cell table:style-name="ce12" office:value-type="string" calcext:value-type="string">
            <text:p>平等 ・ びょうどう ・ equality, impartial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5" calcext:value-type="float">
            <text:p>335</text:p>
          </table:table-cell>
          <table:table-cell table:style-name="ce8" office:value-type="string" calcext:value-type="string">
            <text:p>半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336" calcext:value-type="float">
            <text:p>336</text:p>
          </table:table-cell>
          <table:table-cell table:style-name="ce8" office:value-type="string" calcext:value-type="string">
            <text:p>馬</text:p>
          </table:table-cell>
          <table:table-cell table:style-name="ce12" office:value-type="string" calcext:value-type="string">
            <text:p>馬 ・ うま ・ horse</text:p>
            <text:p>馬子 ・ まご ・ packhorse driver</text:p>
            <text:p>馬が合う ・ うまがあう ・ get on well with a person </text:p>
            <text:p>出馬する ・ しゅつばする ・ come forward as a candidate ; go in per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7" calcext:value-type="float">
            <text:p>337</text:p>
          </table:table-cell>
          <table:table-cell table:style-name="ce8" office:value-type="string" calcext:value-type="string">
            <text:p>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38" calcext:value-type="float">
            <text:p>338</text:p>
          </table:table-cell>
          <table:table-cell table:style-name="ce8" office:value-type="string" calcext:value-type="string">
            <text:p>尽</text:p>
          </table:table-cell>
          <table:table-cell table:style-name="ce12" office:value-type="string" calcext:value-type="string">
            <text:p>尽かす ・ つかす ・ [vt] run out of, use up</text:p>
            <text:p>国尽くし ・ くにづくし ・ enumerated country names</text:p>
            <text:p>尽力 ・ じんりょく ・ efforts, assista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9" calcext:value-type="float">
            <text:p>339</text:p>
          </table:table-cell>
          <table:table-cell table:style-name="ce8" office:value-type="string" calcext:value-type="string">
            <text:p>駅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0" calcext:value-type="float">
            <text:p>340</text:p>
          </table:table-cell>
          <table:table-cell table:style-name="ce8" office:value-type="string" calcext:value-type="string">
            <text:p>鳥</text:p>
          </table:table-cell>
          <table:table-cell table:style-name="ce12" office:value-type="string" calcext:value-type="string">
            <text:p>鳥 ・ とり ・ bi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1" calcext:value-type="float">
            <text:p>341</text:p>
          </table:table-cell>
          <table:table-cell table:style-name="ce8" office:value-type="string" calcext:value-type="string">
            <text:p>島</text:p>
          </table:table-cell>
          <table:table-cell table:style-name="ce12" office:value-type="string" calcext:value-type="string">
            <text:p>島 ・ しま ・ island</text:p>
            <text:p>離れ島 ・ はなれじま ・ solitary island</text:p>
            <text:p>宝島 ・ たからじま ・ treasure isl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2" calcext:value-type="float">
            <text:p>342</text:p>
          </table:table-cell>
          <table:table-cell table:style-name="ce8" office:value-type="string" calcext:value-type="string">
            <text:p>角</text:p>
          </table:table-cell>
          <table:table-cell table:style-name="ce12" office:value-type="string" calcext:value-type="string">
            <text:p>角 ・ かど ・ corner; angle</text:p>
            <text:p>角 ・ つの ・ horn, antler, antenna</text:p>
            <text:p>角の有る ・ かどのある ・ angular, angl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3" calcext:value-type="float">
            <text:p>343</text:p>
          </table:table-cell>
          <table:table-cell table:style-name="ce8" office:value-type="string" calcext:value-type="string">
            <text:p>虫</text:p>
          </table:table-cell>
          <table:table-cell table:style-name="ce12" office:value-type="string" calcext:value-type="string">
            <text:p>虫 ・ むし ・ insect, bug, wor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4" calcext:value-type="float">
            <text:p>344</text:p>
          </table:table-cell>
          <table:table-cell table:style-name="ce8" office:value-type="string" calcext:value-type="string">
            <text:p>触</text:p>
          </table:table-cell>
          <table:table-cell table:style-name="ce12" office:value-type="string" calcext:value-type="string">
            <text:p>触れ ・ ふれ ・ proclamation, official notice; touch</text:p>
            <text:p>目に触れる ・ めにふれる ・ catch the eye, attract attention</text:p>
            <text:p>触り ・ さわり ・ touch, feel; impression of a person ; most impressive passage, punch lin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5" calcext:value-type="float">
            <text:p>345</text:p>
          </table:table-cell>
          <table:table-cell table:style-name="ce8" office:value-type="string" calcext:value-type="string">
            <text:p>解</text:p>
          </table:table-cell>
          <table:table-cell table:style-name="ce12" office:value-type="string" calcext:value-type="string">
            <text:p>解かす ・ とかす ・ [vt] melt snow, ice , thaw out ; comb one’s hair </text:p>
            <text:p>解く ・ とく ・ undo, unfasten, unloosen, unsew; solve, work out</text:p>
            <text:p>雪解け ・ ゆきどけ ・ thawing of sn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6" calcext:value-type="float">
            <text:p>346</text:p>
          </table:table-cell>
          <table:table-cell table:style-name="ce8" office:value-type="string" calcext:value-type="string">
            <text:p>独</text:p>
          </table:table-cell>
          <table:table-cell table:style-name="ce12" office:value-type="string" calcext:value-type="string">
            <text:p>独り ・ ひとり ・ alone, by oneself</text:p>
            <text:p>独断 ・ どくだん ・ arbitrary decision, dogmatism</text:p>
            <text:p>独善 ・ どくぜん ・ self-righteous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7" calcext:value-type="float">
            <text:p>347</text:p>
          </table:table-cell>
          <table:table-cell table:style-name="ce8" office:value-type="string" calcext:value-type="string">
            <text:p>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348" calcext:value-type="float">
            <text:p>348</text:p>
          </table:table-cell>
          <table:table-cell table:style-name="ce8" office:value-type="string" calcext:value-type="string">
            <text:p>占</text:p>
          </table:table-cell>
          <table:table-cell table:style-name="ce12" office:value-type="string" calcext:value-type="string">
            <text:p>占拠 ・ せんきょ ・ occupation of sth. , exclusive possession</text:p>
            <text:p>占星術 ・ せんせいじゅつ ・ astrology</text:p>
            <text:p>買い占める ・ かいしめる ・ [vt] buy up</text:p>
            <text:p>占い師 ・ うらないし ・ diviner, fortunetell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9" calcext:value-type="float">
            <text:p>349</text:p>
          </table:table-cell>
          <table:table-cell table:style-name="ce8" office:value-type="string" calcext:value-type="string">
            <text:p>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0" calcext:value-type="float">
            <text:p>350</text:p>
          </table:table-cell>
          <table:table-cell table:style-name="ce8" office:value-type="string" calcext:value-type="string">
            <text:p>士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1" calcext:value-type="float">
            <text:p>351</text:p>
          </table:table-cell>
          <table:table-cell table:style-name="ce8" office:value-type="string" calcext:value-type="string">
            <text:p>商</text:p>
          </table:table-cell>
          <table:table-cell table:style-name="ce12" office:value-type="string" calcext:value-type="string">
            <text:p>大商い ・ おおあきない ・ heavy turnover / trading</text:p>
            <text:p>茶を商う ・ ちゃをあきなう ・ sell tea handle, deal 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52" calcext:value-type="float">
            <text:p>352</text:p>
          </table:table-cell>
          <table:table-cell table:style-name="ce8" office:value-type="string" calcext:value-type="string">
            <text:p>買</text:p>
          </table:table-cell>
          <table:table-cell table:style-name="ce12" office:value-type="string" calcext:value-type="string">
            <text:p>買収 ・ ばいしゅう ・ buying up, purchasing; bribing</text:p>
            <text:p>買い気 ・ かいき ・ bullish [buying] sentiment</text:p>
            <text:p>買い被る ・ かいかぶる ・ overrate, think too highly 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3" calcext:value-type="float">
            <text:p>353</text:p>
          </table:table-cell>
          <table:table-cell table:style-name="ce8" office:value-type="string" calcext:value-type="string">
            <text:p>売</text:p>
          </table:table-cell>
          <table:table-cell table:style-name="ce12" office:value-type="string" calcext:value-type="string">
            <text:p>売れる ・ うれる ・ [vi] sell, be in demand, enjoy a large sale</text:p>
            <text:p>売れ行き ・ うれゆき ・ sales, dema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54" calcext:value-type="float">
            <text:p>354</text:p>
          </table:table-cell>
          <table:table-cell table:style-name="ce8" office:value-type="string" calcext:value-type="string">
            <text:p>続</text:p>
          </table:table-cell>
          <table:table-cell table:style-name="ce12" office:value-type="string" calcext:value-type="string">
            <text:p>続ける ・ つづける ・ [vt] continue, keep up, go ahead</text:p>
            <text:p>続続 ・ ぞくぞく ・ in rapid succession, one after another</text:p>
            <text:p>手続き ・ てつづき ・ procedure, formalitie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355" calcext:value-type="float">
            <text:p>355</text:p>
          </table:table-cell>
          <table:table-cell table:style-name="ce8" office:value-type="string" calcext:value-type="string">
            <text:p>読</text:p>
          </table:table-cell>
          <table:table-cell table:style-name="ce12" office:value-type="string" calcext:value-type="string">
            <text:p>立ち読み ・ たちよみ ・ browsing in a bookstore </text:p>
            <text:p>読解力 ・ どっかいりょく ・ ability to read and understand</text:p>
            <text:p>愛読書 ・ あいどくしょ ・ one’s favorite book</text:p>
            <text:p>音読する ・ おんどくする ・ read alou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6" calcext:value-type="float">
            <text:p>356</text:p>
          </table:table-cell>
          <table:table-cell table:style-name="ce8" office:value-type="string" calcext:value-type="string">
            <text:p>共</text:p>
          </table:table-cell>
          <table:table-cell table:style-name="ce12" office:value-type="string" calcext:value-type="string">
            <text:p>共に ・ ともに ・ together; both A &amp; B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357" calcext:value-type="float">
            <text:p>357</text:p>
          </table:table-cell>
          <table:table-cell table:style-name="ce8" office:value-type="string" calcext:value-type="string">
            <text:p>供</text:p>
          </table:table-cell>
          <table:table-cell table:style-name="ce12" office:value-type="string" calcext:value-type="string">
            <text:p>供回り ・ ともまわり ・ train of attendants, retinue</text:p>
            <text:p>供え物 ・ そなえもの ・ offering</text:p>
            <text:p>供養 ・ くよう ・ memorial service</text:p>
            <text:p>供物 ・ くもつ ・ offering</text:p>
            <text:p>試供品 ・ しきょうひん ・ sample, specim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8" calcext:value-type="float">
            <text:p>358</text:p>
          </table:table-cell>
          <table:table-cell table:style-name="ce8" office:value-type="string" calcext:value-type="string">
            <text:p>洪</text:p>
          </table:table-cell>
          <table:table-cell table:style-name="ce12" office:value-type="string" calcext:value-type="string">
            <text:p>洪積世 ・ こうせきせい ・ diluvial epoch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59" calcext:value-type="float">
            <text:p>359</text:p>
          </table:table-cell>
          <table:table-cell table:style-name="ce8" office:value-type="string" calcext:value-type="string">
            <text:p>昔</text:p>
          </table:table-cell>
          <table:table-cell table:style-name="ce12" office:value-type="string" calcext:value-type="string">
            <text:p>昔風 ・ むかしふう ・ old-fashioned</text:p>
            <text:p>昔時 ・ せきじ ・ former / old times</text:p>
            <text:p>昔日 ・ せきじつ ・ ancient times; former / bygone day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0" calcext:value-type="float">
            <text:p>360</text:p>
          </table:table-cell>
          <table:table-cell table:style-name="ce8" office:value-type="string" calcext:value-type="string">
            <text:p>冬</text:p>
          </table:table-cell>
          <table:table-cell table:style-name="ce12" office:value-type="string" calcext:value-type="string">
            <text:p>冬めく ・ ふゆめく ・ become wintry</text:p>
            <text:p>初冬 ・ しょとう ・ early winter</text:p>
            <text:p>冬山 ・ ふゆやま ・ mountain in wint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361" calcext:value-type="float">
            <text:p>361</text:p>
          </table:table-cell>
          <table:table-cell table:style-name="ce8" office:value-type="string" calcext:value-type="string">
            <text:p>寒</text:p>
          </table:table-cell>
          <table:table-cell table:style-name="ce12" office:value-type="string" calcext:value-type="string">
            <text:p>寒暖計 ・ かんだんけい ・ thermometer</text:p>
            <text:p>寒波 ・ かんぱ ・ cold wave</text:p>
            <text:p>寒流 ・ かんりゅう ・ cold current</text:p>
            <text:p>寒空 ・ さむぞら ・ wintry sky, cold weat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2" calcext:value-type="float">
            <text:p>362</text:p>
          </table:table-cell>
          <table:table-cell table:style-name="ce8" office:value-type="string" calcext:value-type="string">
            <text:p>春</text:p>
          </table:table-cell>
          <table:table-cell table:style-name="ce12" office:value-type="string" calcext:value-type="string">
            <text:p>春雨 ・ はるさめ ・ spring rain; sticks of bean jelly</text:p>
            <text:p>春風 ・ はるかぜ ・ spring breez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3" calcext:value-type="float">
            <text:p>363</text:p>
          </table:table-cell>
          <table:table-cell table:style-name="ce8" office:value-type="string" calcext:value-type="string">
            <text:p>夏</text:p>
          </table:table-cell>
          <table:table-cell table:style-name="ce12" office:value-type="string" calcext:value-type="string">
            <text:p>夏季 ・ かき ・ summer season </text:p>
            <text:p>真夏 ・ まなつ ・ midsumm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364" calcext:value-type="float">
            <text:p>364</text:p>
          </table:table-cell>
          <table:table-cell table:style-name="ce8" office:value-type="string" calcext:value-type="string">
            <text:p>秋</text:p>
          </table:table-cell>
          <table:table-cell table:style-name="ce12" office:value-type="string" calcext:value-type="string">
            <text:p>秋 ・ あき ・ autumn</text:p>
            <text:p>秋思 ・ しゅうし ・ lonely feeling of fall</text:p>
            <text:p>晩秋 ・ ばんしゅう ・ late fall</text:p>
            <text:p>秋風 ・ あきかぜ ・ autumn breez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65" calcext:value-type="float">
            <text:p>365</text:p>
          </table:table-cell>
          <table:table-cell table:style-name="ce8" office:value-type="string" calcext:value-type="string">
            <text:p>主</text:p>
          </table:table-cell>
          <table:table-cell table:style-name="ce12" office:value-type="string" calcext:value-type="string">
            <text:p>主として ・ しゅとして ・ mainly, chiefly</text:p>
            <text:p>主立った ・ おもだった ・ principal, leading, chief, main</text:p>
            <text:p>一家の主 ・ いっかのあるじ ・ master of the househol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366" calcext:value-type="float">
            <text:p>366</text:p>
          </table:table-cell>
          <table:table-cell table:style-name="ce8" office:value-type="string" calcext:value-type="string">
            <text:p>住</text:p>
          </table:table-cell>
          <table:table-cell table:style-name="ce12" office:value-type="string" calcext:value-type="string">
            <text:p>住み家 ・ すみか ・ residence</text:p>
            <text:p>住む ・ すむ ・ [vi] live, reside, dwell of people </text:p>
            <text:p>住まう ・ すまう ・ [vi] dwell, live, reside in</text:p>
            <text:p>衣食住 ・ いしょくじゅう ・ food, clothing and shelter, the necessities of l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7" calcext:value-type="float">
            <text:p>367</text:p>
          </table:table-cell>
          <table:table-cell table:style-name="ce8" office:value-type="string" calcext:value-type="string">
            <text:p>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68" calcext:value-type="float">
            <text:p>368</text:p>
          </table:table-cell>
          <table:table-cell table:style-name="ce8" office:value-type="string" calcext:value-type="string">
            <text:p>注</text:p>
          </table:table-cell>
          <table:table-cell table:style-name="ce12" office:value-type="string" calcext:value-type="string">
            <text:p>注意を注ぐ ・ ちゅういをそそぐ ・ pay attention</text:p>
            <text:p>注ぐ ・ そそぐ ・ pour into ; concentrate on</text:p>
            <text:p>評注 ・ ひょうちゅう ・ commentary, notes and com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9" calcext:value-type="float">
            <text:p>369</text:p>
          </table:table-cell>
          <table:table-cell table:style-name="ce8" office:value-type="string" calcext:value-type="string">
            <text:p>志</text:p>
          </table:table-cell>
          <table:table-cell table:style-name="ce12" office:value-type="string" calcext:value-type="string">
            <text:p>大志 ・ たいし ・ lofty ambition, aspiration</text:p>
            <text:p>志願する ・ しがんする ・ volunteer, apply for</text:p>
            <text:p>立志 ・ りっし ・ fixing one’s aim in l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0" calcext:value-type="float">
            <text:p>370</text:p>
          </table:table-cell>
          <table:table-cell table:style-name="ce8" office:value-type="string" calcext:value-type="string">
            <text:p>誌</text:p>
          </table:table-cell>
          <table:table-cell table:style-name="ce12" office:value-type="string" calcext:value-type="string">
            <text:p>雑誌 ・ ざっし ・ magazine, journal</text:p>
            <text:p>週刊誌 ・ しゅうかんし ・ weekly magazin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371" calcext:value-type="float">
            <text:p>371</text:p>
          </table:table-cell>
          <table:table-cell table:style-name="ce8" office:value-type="string" calcext:value-type="string">
            <text:p>仕</text:p>
          </table:table-cell>
          <table:table-cell table:style-name="ce12" office:value-type="string" calcext:value-type="string">
            <text:p>仕舞い ・ しまい ・ end, conclusion, close</text:p>
            <text:p>神に仕える ・ かみにつかえる ・ serve God</text:p>
            <text:p>仕送りする ・ しおくりする ・ supply, provide; send money to</text:p>
            <text:p>給仕 ・ きゅうじ ・ office boy, page boy , waiter; service at tabl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72" calcext:value-type="float">
            <text:p>372</text:p>
          </table:table-cell>
          <table:table-cell table:style-name="ce8" office:value-type="string" calcext:value-type="string">
            <text:p>任</text:p>
          </table:table-cell>
          <table:table-cell table:style-name="ce12" office:value-type="string" calcext:value-type="string">
            <text:p>任す ・ まかす ・ same as 任せる</text:p>
            <text:p>任務 ・ にんむ ・ duty, part, function; mission</text:p>
            <text:p>重任 ・ じゅうにん ・ heavy responsibility, important duty; reappointmen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73" calcext:value-type="float">
            <text:p>373</text:p>
          </table:table-cell>
          <table:table-cell table:style-name="ce8" office:value-type="string" calcext:value-type="string">
            <text:p>支</text:p>
          </table:table-cell>
          <table:table-cell table:style-name="ce12" office:value-type="string" calcext:value-type="string">
            <text:p>支う ・ かう ・ [vt] support, prop up</text:p>
            <text:p>屋根を支える ・ やねをささえる ・ hold up the roof</text:p>
            <text:p>差し支える ・ さしつかえる ・ be hindered / imped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4" calcext:value-type="float">
            <text:p>374</text:p>
          </table:table-cell>
          <table:table-cell table:style-name="ce8" office:value-type="string" calcext:value-type="string">
            <text:p>反</text:p>
          </table:table-cell>
          <table:table-cell table:style-name="ce12" office:value-type="string" calcext:value-type="string">
            <text:p>謀反 ・ むほん ・ rebellion, revolt, treason</text:p>
            <text:p>反物 ・ たんもの ・ fabric, textiles; measure of kimono materi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5" calcext:value-type="float">
            <text:p>375</text:p>
          </table:table-cell>
          <table:table-cell table:style-name="ce8" office:value-type="string" calcext:value-type="string">
            <text:p>坂</text:p>
          </table:table-cell>
          <table:table-cell table:style-name="ce12" office:value-type="string" calcext:value-type="string">
            <text:p>坂 ・ さか ・ slope</text:p>
            <text:p>急坂 ・ きゅうはん ・ steep hill / slope</text:p>
            <text:p>登坂 ・ とはん ・ climbing a slope / h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6" calcext:value-type="float">
            <text:p>376</text:p>
          </table:table-cell>
          <table:table-cell table:style-name="ce8" office:value-type="string" calcext:value-type="string">
            <text:p>阪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77" calcext:value-type="float">
            <text:p>377</text:p>
          </table:table-cell>
          <table:table-cell table:style-name="ce8" office:value-type="string" calcext:value-type="string">
            <text:p>飯</text:p>
          </table:table-cell>
          <table:table-cell table:style-name="ce12" office:value-type="string" calcext:value-type="string">
            <text:p>赤飯 ・ せきはん ・ cooked rice and red beans</text:p>
            <text:p>昼飯 ・ ひるめし ・ lunch; midday meal</text:p>
            <text:p>炊飯器 ・ すいはんき ・ rice cooker</text:p>
            <text:p>飯場 ・ はんば ・ bunkhouse, workers’ living quarters</text:p>
            <text:p>飯粒 ・ めしつぶ ・ grain of boiled r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8" calcext:value-type="float">
            <text:p>378</text:p>
          </table:table-cell>
          <table:table-cell table:style-name="ce8" office:value-type="string" calcext:value-type="string">
            <text:p>返</text:p>
          </table:table-cell>
          <table:table-cell table:style-name="ce12" office:value-type="string" calcext:value-type="string">
            <text:p>言い返す ・ いいかえす ・ [vt] talk back, retort</text:p>
            <text:p>返上する ・ へんじょうする ・ return, send back</text:p>
            <text:p>返却 ・ へんきゃく ・ retu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9" calcext:value-type="float">
            <text:p>379</text:p>
          </table:table-cell>
          <table:table-cell table:style-name="ce8" office:value-type="string" calcext:value-type="string">
            <text:p>雑</text:p>
          </table:table-cell>
          <table:table-cell table:style-name="ce12" office:value-type="string" calcext:value-type="string">
            <text:p>雑種 ・ ざっしゅ ・ mixed breed, hybrid</text:p>
            <text:p>雑煮 ・ ぞうに ・ soup with rice cakes and vegetables New Year's dish 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380" calcext:value-type="float">
            <text:p>380</text:p>
          </table:table-cell>
          <table:table-cell table:style-name="ce8" office:value-type="string" calcext:value-type="string">
            <text:p>乱</text:p>
          </table:table-cell>
          <table:table-cell table:style-name="ce12" office:value-type="string" calcext:value-type="string">
            <text:p>乱す ・ みだす ・ [vt] put into disorder, disturb, throw into confusion; dishevel</text:p>
            <text:p>乱造 ・ らんぞう ・ excessive production, careless manufacture</text:p>
            <text:p>動乱 ・ どうらん ・ upheaval, disturbance, agitation</text:p>
            <text:p>乱気流 ・ らんきりゅう ・ turbulent air, turbulenc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381" calcext:value-type="float">
            <text:p>381</text:p>
          </table:table-cell>
          <table:table-cell table:style-name="ce8" office:value-type="string" calcext:value-type="string">
            <text:p>寸</text:p>
          </table:table-cell>
          <table:table-cell table:style-name="ce12" office:value-type="string" calcext:value-type="string">
            <text:p>寸時 ・ すんじ ・ a moment, a minute</text:p>
            <text:p>寸描 ・ すんびょう ・ thumbnail, brief sketch</text:p>
            <text:p>寸断する ・ すんだんする ・ cut into pieces / shreds</text:p>
            <text:p>採寸 ・ さいすん ・ taking measure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2" calcext:value-type="float">
            <text:p>382</text:p>
          </table:table-cell>
          <table:table-cell table:style-name="ce8" office:value-type="string" calcext:value-type="string">
            <text:p>寺</text:p>
          </table:table-cell>
          <table:table-cell table:style-name="ce12" office:value-type="string" calcext:value-type="string">
            <text:p>尼寺 ・ あまでら ・ nunnery, convent</text:p>
            <text:p>寺院 ・ じいん ・ temple</text:p>
            <text:p>社寺 ・ しゃじ ・ shrines and temp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3" calcext:value-type="float">
            <text:p>383</text:p>
          </table:table-cell>
          <table:table-cell table:style-name="ce8" office:value-type="string" calcext:value-type="string">
            <text:p>時</text:p>
          </table:table-cell>
          <table:table-cell table:style-name="ce12" office:value-type="string" calcext:value-type="string">
            <text:p>時 ・ とき ・ time; moment, occas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4" calcext:value-type="float">
            <text:p>384</text:p>
          </table:table-cell>
          <table:table-cell table:style-name="ce8" office:value-type="string" calcext:value-type="string">
            <text:p>持</text:p>
          </table:table-cell>
          <table:table-cell table:style-name="ce12" office:value-type="string" calcext:value-type="string">
            <text:p>住持 ・ じゅうじ ・ chief priest of a temple </text:p>
            <text:p>持てる ・ もてる ・ [vi] endure, last; be able to possess; welcomed, popular, made much of</text:p>
            <text:p>持て成し ・ もてなし ・ hospitality, entertainment; treat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5" calcext:value-type="float">
            <text:p>385</text:p>
          </table:table-cell>
          <table:table-cell table:style-name="ce8" office:value-type="string" calcext:value-type="string">
            <text:p>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6" calcext:value-type="float">
            <text:p>386</text:p>
          </table:table-cell>
          <table:table-cell table:style-name="ce8" office:value-type="string" calcext:value-type="string">
            <text:p>待</text:p>
          </table:table-cell>
          <table:table-cell table:style-name="ce12" office:value-type="string" calcext:value-type="string">
            <text:p>待機する ・ たいきする ・ wait for an opportunity, stand ready</text:p>
            <text:p>待望の ・ たいぼうの ・ hoped-for, long-awaited</text:p>
            <text:p>優待する ・ ゆうたいする ・ treat kindly, receive hospitably, give special consider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7" calcext:value-type="float">
            <text:p>387</text:p>
          </table:table-cell>
          <table:table-cell table:style-name="ce8" office:value-type="string" calcext:value-type="string">
            <text:p>得</text:p>
          </table:table-cell>
          <table:table-cell table:style-name="ce12" office:value-type="string" calcext:value-type="string">
            <text:p>…し得る ・ …しうる ・ can, be able to</text:p>
            <text:p>有り得る ・ ありうる ・ possible, likely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388" calcext:value-type="float">
            <text:p>388</text:p>
          </table:table-cell>
          <table:table-cell table:style-name="ce8" office:value-type="string" calcext:value-type="string">
            <text:p>侍</text:p>
          </table:table-cell>
          <table:table-cell table:style-name="ce12" office:value-type="string" calcext:value-type="string">
            <text:p>侍 ・ さむらい ・ samurai</text:p>
            <text:p>若侍 ・ わかざむらい ・ young samurai</text:p>
            <text:p>侍医 ・ じい ・ court / personal physician</text:p>
            <text:p>陪侍 ・ ばいじ ・ attending on the nobility; retainer</text:p>
            <text:p>侍従 ・ じじゅう ・ chamberla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9" calcext:value-type="float">
            <text:p>389</text:p>
          </table:table-cell>
          <table:table-cell table:style-name="ce8" office:value-type="string" calcext:value-type="string">
            <text:p>詩</text:p>
          </table:table-cell>
          <table:table-cell table:style-name="ce12" office:value-type="string" calcext:value-type="string">
            <text:p>詩情 ・ しじょう ・ poetic sentiment, poetical interest</text:p>
            <text:p>叙事詩 ・ じょじし ・ epic (poem), epic poetry</text:p>
            <text:p>詩歌 ・ しいか(=しか) ・ Chinese and Japanese poetry; poe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0" calcext:value-type="float">
            <text:p>390</text:p>
          </table:table-cell>
          <table:table-cell table:style-name="ce8" office:value-type="string" calcext:value-type="string">
            <text:p>即</text:p>
          </table:table-cell>
          <table:table-cell table:style-name="ce12" office:value-type="string" calcext:value-type="string">
            <text:p>即死 ・ そくし ・ instant death, death on the spot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391" calcext:value-type="float">
            <text:p>391</text:p>
          </table:table-cell>
          <table:table-cell table:style-name="ce8" office:value-type="string" calcext:value-type="string">
            <text:p>節</text:p>
          </table:table-cell>
          <table:table-cell table:style-name="ce12" office:value-type="string" calcext:value-type="string">
            <text:p>末節 ・ まっせつ ・ minor details, nonessentials</text:p>
            <text:p>節季 ・ せっき ・ end of year, year end</text:p>
            <text:p>季節 ・ きせつ ・ season</text:p>
            <text:p>曲節 ・ きょくせつ ・ tune, air</text:p>
            <text:p>節度 ・ せつど ・ standard; moder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92" calcext:value-type="float">
            <text:p>392</text:p>
          </table:table-cell>
          <table:table-cell table:style-name="ce8" office:value-type="string" calcext:value-type="string">
            <text:p>筋</text:p>
          </table:table-cell>
          <table:table-cell table:style-name="ce12" office:value-type="string" calcext:value-type="string">
            <text:p>筋合い ・ すじあい ・ reason</text:p>
            <text:p>大筋 ・ おおすじ ・ outline</text:p>
            <text:p>その筋 ・ そのすじ ・ that field; authorities concern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3" calcext:value-type="float">
            <text:p>393</text:p>
          </table:table-cell>
          <table:table-cell table:style-name="ce8" office:value-type="string" calcext:value-type="string">
            <text:p>等</text:p>
          </table:table-cell>
          <table:table-cell table:style-name="ce12" office:value-type="string" calcext:value-type="string">
            <text:p>等分する ・ とうぶんする ・ divide equally</text:p>
            <text:p>上等の ・ じょうとうの ・ first-class, superior</text:p>
            <text:p>等等 ・ とうとう ・ et cetera, and so for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4" calcext:value-type="float">
            <text:p>394</text:p>
          </table:table-cell>
          <table:table-cell table:style-name="ce8" office:value-type="string" calcext:value-type="string">
            <text:p>均</text:p>
          </table:table-cell>
          <table:table-cell table:style-name="ce12" office:value-type="string" calcext:value-type="string">
            <text:p>均分 ・ きんぶん ・ equal divi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5" calcext:value-type="float">
            <text:p>395</text:p>
          </table:table-cell>
          <table:table-cell table:style-name="ce8" office:value-type="string" calcext:value-type="string">
            <text:p>季</text:p>
          </table:table-cell>
          <table:table-cell table:style-name="ce12" office:value-type="string" calcext:value-type="string">
            <text:p>季候 ・ きこう ・ season</text:p>
            <text:p>季刊 ・ きかん ・ quarterly publica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396" calcext:value-type="float">
            <text:p>396</text:p>
          </table:table-cell>
          <table:table-cell table:style-name="ce8" office:value-type="string" calcext:value-type="string">
            <text:p>委</text:p>
          </table:table-cell>
          <table:table-cell table:style-name="ce12" office:value-type="string" calcext:value-type="string">
            <text:p>委託する ・ いたくする ・ entrust [charge] with, consign</text:p>
            <text:p>委嘱する ・ いしょくする ・ charge, commission [entrust] wi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7" calcext:value-type="float">
            <text:p>397</text:p>
          </table:table-cell>
          <table:table-cell table:style-name="ce8" office:value-type="string" calcext:value-type="string">
            <text:p>穴</text:p>
          </table:table-cell>
          <table:table-cell table:style-name="ce12" office:value-type="string" calcext:value-type="string">
            <text:p>穴 ・ あな ・ hol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98" calcext:value-type="float">
            <text:p>398</text:p>
          </table:table-cell>
          <table:table-cell table:style-name="ce8" office:value-type="string" calcext:value-type="string">
            <text:p>空</text:p>
          </table:table-cell>
          <table:table-cell table:style-name="ce12" office:value-type="string" calcext:value-type="string">
            <text:p>空き家 ・ あきや ・ vacant house</text:p>
            <text:p>空の ・ からの ・ empty, vacant, hollow</text:p>
            <text:p>空しい ・ むなしい ・ empty, void; vain, futile; dead, lifel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9" calcext:value-type="float">
            <text:p>399</text:p>
          </table:table-cell>
          <table:table-cell table:style-name="ce8" office:value-type="string" calcext:value-type="string">
            <text:p>友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0" calcext:value-type="float">
            <text:p>400</text:p>
          </table:table-cell>
          <table:table-cell table:style-name="ce8" office:value-type="string" calcext:value-type="string">
            <text:p>有</text:p>
          </table:table-cell>
          <table:table-cell table:style-name="ce12" office:value-type="string" calcext:value-type="string">
            <text:p>有り金 ・ ありがね ・ money on hand, ready cash</text:p>
            <text:p>有り触れた ・ ありふれた ・ common, run-of-the-mill, tri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1" calcext:value-type="float">
            <text:p>401</text:p>
          </table:table-cell>
          <table:table-cell table:style-name="ce8" office:value-type="string" calcext:value-type="string">
            <text:p>左</text:p>
          </table:table-cell>
          <table:table-cell table:style-name="ce12" office:value-type="string" calcext:value-type="string">
            <text:p>左遷 ・ させん ・ relegation, demo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02" calcext:value-type="float">
            <text:p>402</text:p>
          </table:table-cell>
          <table:table-cell table:style-name="ce8" office:value-type="string" calcext:value-type="string">
            <text:p>右</text:p>
          </table:table-cell>
          <table:table-cell table:style-name="ce12" office:value-type="string" calcext:value-type="string">
            <text:p>右折 ・ うせつ ・ right turn</text:p>
            <text:p>座右に ・ ざゆうに ・ at one’s right hand; by one’s side</text:p>
            <text:p>右派 ・ うは ・ right w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3" calcext:value-type="float">
            <text:p>403</text:p>
          </table:table-cell>
          <table:table-cell table:style-name="ce8" office:value-type="string" calcext:value-type="string">
            <text:p>石</text:p>
          </table:table-cell>
          <table:table-cell table:style-name="ce12" office:value-type="string" calcext:value-type="string">
            <text:p>石 ・ いし ・ st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4" calcext:value-type="float">
            <text:p>404</text:p>
          </table:table-cell>
          <table:table-cell table:style-name="ce8" office:value-type="string" calcext:value-type="string">
            <text:p>若</text:p>
          </table:table-cell>
          <table:table-cell table:style-name="ce12" office:value-type="string" calcext:value-type="string">
            <text:p>若夫婦 ・ わかふうふ ・ young couple</text:p>
            <text:p>若干 ・ じゃっかん ・ a number of, some, a litt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05" calcext:value-type="float">
            <text:p>405</text:p>
          </table:table-cell>
          <table:table-cell table:style-name="ce8" office:value-type="string" calcext:value-type="string">
            <text:p>苦</text:p>
          </table:table-cell>
          <table:table-cell table:style-name="ce12" office:value-type="string" calcext:value-type="string">
            <text:p>苦る ・ にがる ・ [vi] feel bitter, scowl</text:p>
            <text:p>苦痛 ・ くつう ・ pain, agony, anguish</text:p>
            <text:p>息苦しい ・ いきぐるしい ・ breathe with difficulty; suffocating, choking</text:p>
            <text:p>苦しむ ・ くるしむ ・ [vi] suffer from , groan; be troubled, distressed; be worried</text:p>
            <text:p>苦しめる ・ くるしめる ・ [vt] torment, distress, harass; trouble, wor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6" calcext:value-type="float">
            <text:p>406</text:p>
          </table:table-cell>
          <table:table-cell table:style-name="ce8" office:value-type="string" calcext:value-type="string">
            <text:p>在</text:p>
          </table:table-cell>
          <table:table-cell table:style-name="ce12" office:value-type="string" calcext:value-type="string">
            <text:p>自在に ・ じざいに ・ freely, unrestrictedly, at will</text:p>
            <text:p>所在 ・ しょざい ・ whereabouts, position, situ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07" calcext:value-type="float">
            <text:p>407</text:p>
          </table:table-cell>
          <table:table-cell table:style-name="ce8" office:value-type="string" calcext:value-type="string">
            <text:p>存</text:p>
          </table:table-cell>
          <table:table-cell table:style-name="ce12" office:value-type="string" calcext:value-type="string">
            <text:p>存外 ・ ぞんがい ・ contrary to one’s expectations; beyond expectation</text:p>
            <text:p>所存 ・ しょぞん ・ one’s opinion / view, intention</text:p>
            <text:p>異存 ・ いぞん ・ objec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8" calcext:value-type="float">
            <text:p>408</text:p>
          </table:table-cell>
          <table:table-cell table:style-name="ce8" office:value-type="string" calcext:value-type="string">
            <text:p>干</text:p>
          </table:table-cell>
          <table:table-cell table:style-name="ce12" office:value-type="string" calcext:value-type="string">
            <text:p>干る ・ ひる ・ [vi] get dry, parch; of tides ebb, recede</text:p>
            <text:p>干上がる ・ ひあがる ・ dry up, parch; ebb aw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9" calcext:value-type="float">
            <text:p>409</text:p>
          </table:table-cell>
          <table:table-cell table:style-name="ce8" office:value-type="string" calcext:value-type="string">
            <text:p>刊</text:p>
          </table:table-cell>
          <table:table-cell table:style-name="ce12" office:value-type="string" calcext:value-type="string">
            <text:p>創刊号 ・ そうかんごう ・ inaugural number, first issue</text:p>
            <text:p>発刊 ・ はっかん ・ publication, issu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0" calcext:value-type="float">
            <text:p>410</text:p>
          </table:table-cell>
          <table:table-cell table:style-name="ce8" office:value-type="string" calcext:value-type="string">
            <text:p>汗</text:p>
          </table:table-cell>
          <table:table-cell table:style-name="ce12" office:value-type="string" calcext:value-type="string">
            <text:p>冷や汗 ・ ひやあせ ・ cold sweat</text:p>
            <text:p>冷汗 ・ れいかん ・ cold sweat</text:p>
            <text:p>汗顔 ・ かんがん ・ sweating from sham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411" calcext:value-type="float">
            <text:p>411</text:p>
          </table:table-cell>
          <table:table-cell table:style-name="ce8" office:value-type="string" calcext:value-type="string">
            <text:p>竿</text:p>
          </table:table-cell>
          <table:table-cell table:style-name="ce12" office:value-type="string" calcext:value-type="string">
            <text:p>三竿 ・ さんかん ・ being high in the sky of the sun or moon </text:p>
            <text:p>竿頭 ・ かんとう ・ top / end of a pole</text:p>
            <text:p>釣竿 ・ つりざお ・ fishing rod</text:p>
            <text:p>竿秤 ・ さおばかり ・ beam balance, steelya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2" calcext:value-type="float">
            <text:p>412</text:p>
          </table:table-cell>
          <table:table-cell table:style-name="ce8" office:value-type="string" calcext:value-type="string">
            <text:p>利</text:p>
          </table:table-cell>
          <table:table-cell table:style-name="ce12" office:value-type="string" calcext:value-type="string">
            <text:p>耳が利く ・ みみがきく ・ have a sharp e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3" calcext:value-type="float">
            <text:p>413</text:p>
          </table:table-cell>
          <table:table-cell table:style-name="ce8" office:value-type="string" calcext:value-type="string">
            <text:p>害</text:p>
          </table:table-cell>
          <table:table-cell table:style-name="ce12" office:value-type="string" calcext:value-type="string">
            <text:p>飲酒の害 ・ いんしゅのがい ・ ill effects of drinking</text:p>
            <text:p>侵害 ・ しんがい ・ infringement, viol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4" calcext:value-type="float">
            <text:p>414</text:p>
          </table:table-cell>
          <table:table-cell table:style-name="ce8" office:value-type="string" calcext:value-type="string">
            <text:p>益</text:p>
          </table:table-cell>
          <table:table-cell table:style-name="ce12" office:value-type="string" calcext:value-type="string">
            <text:p>御利益 ・ ごりやく ・ grace of God, divine favo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415" calcext:value-type="float">
            <text:p>415</text:p>
          </table:table-cell>
          <table:table-cell table:style-name="ce8" office:value-type="string" calcext:value-type="string">
            <text:p>溢</text:p>
          </table:table-cell>
          <table:table-cell table:style-name="ce12" office:value-type="string" calcext:value-type="string">
            <text:p>充溢する ・ じゅういつする ・ overflow / brim with</text:p>
            <text:p>横溢する ・ おういつする ・ be filled with vitality , overflow with</text:p>
            <text:p>溢れかえる ・ あふれかえる ・ be full of, awash / teem with</text:p>
            <text:p>溢れ出す ・ あふれだす ・ begin to overflow, pour ou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16" calcext:value-type="float">
            <text:p>416</text:p>
          </table:table-cell>
          <table:table-cell table:style-name="ce8" office:value-type="string" calcext:value-type="string">
            <text:p>割</text:p>
          </table:table-cell>
          <table:table-cell table:style-name="ce12" office:value-type="string" calcext:value-type="string">
            <text:p>割り勘 ・ わりかん ・ equal split, Dutch treat</text:p>
            <text:p>割拠する ・ かっきょする ・ hold one’s own ground</text:p>
            <text:p>割愛する ・ かつあいする ・ part with sth. , give up; omit relucta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7" calcext:value-type="float">
            <text:p>417</text:p>
          </table:table-cell>
          <table:table-cell table:style-name="ce8" office:value-type="string" calcext:value-type="string">
            <text:p>憲</text:p>
          </table:table-cell>
          <table:table-cell table:style-name="ce12" office:value-type="string" calcext:value-type="string">
            <text:p>違憲 ・ いけん ・ unconstitutional</text:p>
            <text:p>憲兵 ・ けんぺい ・ military police</text:p>
            <text:p>官憲 ・ かんけん ・ officials, authoriti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8" calcext:value-type="float">
            <text:p>418</text:p>
          </table:table-cell>
          <table:table-cell table:style-name="ce8" office:value-type="string" calcext:value-type="string">
            <text:p>羽</text:p>
          </table:table-cell>
          <table:table-cell table:style-name="ce12" office:value-type="string" calcext:value-type="string">
            <text:p>羽布団 ・ はねぶとん ・ feather quilt</text:p>
            <text:p>羽衣 ・ はごろも ・ robe of feathers</text:p>
            <text:p>羽毛 ・ うもう ・ feathers, plumage, do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9" calcext:value-type="float">
            <text:p>419</text:p>
          </table:table-cell>
          <table:table-cell table:style-name="ce8" office:value-type="string" calcext:value-type="string">
            <text:p>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0" calcext:value-type="float">
            <text:p>420</text:p>
          </table:table-cell>
          <table:table-cell table:style-name="ce8" office:value-type="string" calcext:value-type="string">
            <text:p>習</text:p>
          </table:table-cell>
          <table:table-cell table:style-name="ce12" office:value-type="string" calcext:value-type="string">
            <text:p>習い ・ ならい ・ habit, custom, practice</text:p>
            <text:p>習わし ・ ならわし ・ custom, practice</text:p>
            <text:p>実習 ・ じっしゅう ・ practice, training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21" calcext:value-type="float">
            <text:p>421</text:p>
          </table:table-cell>
          <table:table-cell table:style-name="ce8" office:value-type="string" calcext:value-type="string">
            <text:p>弓</text:p>
          </table:table-cell>
          <table:table-cell table:style-name="ce12" office:value-type="string" calcext:value-type="string">
            <text:p>弓 ・ ゆみ ・ bow</text:p>
            <text:p>弓矢 ・ ゆみや ・ bow and arrow</text:p>
            <text:p>弓状の ・ きゅうじょうの ・ bow-shaped, arched</text:p>
            <text:p>弓術 ・ きゅうじゅつ ・ archer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22" calcext:value-type="float">
            <text:p>422</text:p>
          </table:table-cell>
          <table:table-cell table:style-name="ce8" office:value-type="string" calcext:value-type="string">
            <text:p>引</text:p>
          </table:table-cell>
          <table:table-cell table:style-name="ce12" office:value-type="string" calcext:value-type="string">
            <text:p>引ける ・ ひける ・ [vi] close, be over, break up</text:p>
            <text:p>引け ・ ひけ ・ defeat, reverse; close esp. of stock market </text:p>
            <text:p>引け目 ・ ひけめ ・ drawback, weaknes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423" calcext:value-type="float">
            <text:p>423</text:p>
          </table:table-cell>
          <table:table-cell table:style-name="ce8" office:value-type="string" calcext:value-type="string">
            <text:p>強</text:p>
          </table:table-cell>
          <table:table-cell table:style-name="ce12" office:value-type="string" calcext:value-type="string">
            <text:p>強い ・ つよい ・ strong</text:p>
            <text:p>強める ・ つよめる ・ [vt] strengthen, intensify, reinforce; emphasize, lay stress on</text:p>
            <text:p>強いて ・ しいて ・ against one’s will, by force</text:p>
            <text:p>無理強い ・ むりじい ・ forcing, compulsion, coerc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4" calcext:value-type="float">
            <text:p>424</text:p>
          </table:table-cell>
          <table:table-cell table:style-name="ce8" office:value-type="string" calcext:value-type="string">
            <text:p>弱</text:p>
          </table:table-cell>
          <table:table-cell table:style-name="ce12" office:value-type="string" calcext:value-type="string">
            <text:p>弱い ・ よわい ・ weak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425" calcext:value-type="float">
            <text:p>425</text:p>
          </table:table-cell>
          <table:table-cell table:style-name="ce8" office:value-type="string" calcext:value-type="string">
            <text:p>風</text:p>
          </table:table-cell>
          <table:table-cell table:style-name="ce12" office:value-type="string" calcext:value-type="string">
            <text:p>そよ風 ・ そよかぜ ・ gentle breeze, soft wind</text:p>
            <text:p>こんな風な物 ・ こんなふうなもの ・ things of this kind</text:p>
            <text:p>風刺 ・ ふうし ・ satire, sarcasm</text:p>
            <text:p>風体 ・ ふうてい [ふうたい] ・ appearance, looks; postur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26" calcext:value-type="float">
            <text:p>426</text:p>
          </table:table-cell>
          <table:table-cell table:style-name="ce8" office:value-type="string" calcext:value-type="string">
            <text:p>己</text:p>
          </table:table-cell>
          <table:table-cell table:style-name="ce12" office:value-type="string" calcext:value-type="string">
            <text:p>克己 ・ こっき ・ self-denial, self-control</text:p>
            <text:p>知己 ・ ちき ・ acquaintance; intimate friend</text:p>
            <text:p>己を捨てる ・ おのれをすてる ・ rise above oneself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27" calcext:value-type="float">
            <text:p>427</text:p>
          </table:table-cell>
          <table:table-cell table:style-name="ce8" office:value-type="string" calcext:value-type="string">
            <text:p>記</text:p>
          </table:table-cell>
          <table:table-cell table:style-name="ce12" office:value-type="string" calcext:value-type="string">
            <text:p>書き記す ・ かきしるす ・ [vt] write down, record, register</text:p>
            <text:p>書記 ・ しょき ・ clerk, secretary</text:p>
            <text:p>暗記 ・ あんき ・ learning by heart, memorizing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28" calcext:value-type="float">
            <text:p>428</text:p>
          </table:table-cell>
          <table:table-cell table:style-name="ce8" office:value-type="string" calcext:value-type="string">
            <text:p>紀</text:p>
          </table:table-cell>
          <table:table-cell table:style-name="ce12" office:value-type="string" calcext:value-type="string">
            <text:p>風紀 ・ ふうき ・ public morals</text:p>
            <text:p>綱紀 ・ こうき ・ law and order, official discipline</text:p>
            <text:p>軍紀 ・ ぐんき ・ military discipline, troop morals</text:p>
            <text:p>党紀 ・ とうき ・ party disciplin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429" calcext:value-type="float">
            <text:p>429</text:p>
          </table:table-cell>
          <table:table-cell table:style-name="ce8" office:value-type="string" calcext:value-type="string">
            <text:p>改</text:p>
          </table:table-cell>
          <table:table-cell table:style-name="ce12" office:value-type="string" calcext:value-type="string">
            <text:p>改める ・ あらためる ・ [vt] reform, revise; check; improve</text:p>
            <text:p>改まる ・ あらたまる ・ [vi] be renewed, renovated; change, be improved, reform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0" calcext:value-type="float">
            <text:p>430</text:p>
          </table:table-cell>
          <table:table-cell table:style-name="ce8" office:value-type="string" calcext:value-type="string">
            <text:p>起</text:p>
          </table:table-cell>
          <table:table-cell table:style-name="ce12" office:value-type="string" calcext:value-type="string">
            <text:p>起こす ・ おこす ・ [vt] raise up, set upright; wake up, arouse; give rise to, bring ab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1" calcext:value-type="float">
            <text:p>431</text:p>
          </table:table-cell>
          <table:table-cell table:style-name="ce8" office:value-type="string" calcext:value-type="string">
            <text:p>姓</text:p>
          </table:table-cell>
          <table:table-cell table:style-name="ce12" office:value-type="string" calcext:value-type="string">
            <text:p>旧姓 ・ きゅうせい ・ one’s former name, né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2" calcext:value-type="float">
            <text:p>432</text:p>
          </table:table-cell>
          <table:table-cell table:style-name="ce8" office:value-type="string" calcext:value-type="string">
            <text:p>由</text:p>
          </table:table-cell>
          <table:table-cell table:style-name="ce12" office:value-type="string" calcext:value-type="string">
            <text:p>…の由です ・ …のよしです ・ hear / it is said that…</text:p>
            <text:p>経由 ・ けいゆ ・ via, throug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3" calcext:value-type="float">
            <text:p>433</text:p>
          </table:table-cell>
          <table:table-cell table:style-name="ce8" office:value-type="string" calcext:value-type="string">
            <text:p>油</text:p>
          </table:table-cell>
          <table:table-cell table:style-name="ce12" office:value-type="string" calcext:value-type="string">
            <text:p>油 ・ あぶら ・ oi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4" calcext:value-type="float">
            <text:p>434</text:p>
          </table:table-cell>
          <table:table-cell table:style-name="ce8" office:value-type="string" calcext:value-type="string">
            <text:p>井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5" calcext:value-type="float">
            <text:p>435</text:p>
          </table:table-cell>
          <table:table-cell table:style-name="ce8" office:value-type="string" calcext:value-type="string">
            <text:p>囲</text:p>
          </table:table-cell>
          <table:table-cell table:style-name="ce12" office:value-type="string" calcext:value-type="string">
            <text:p>包囲する ・ ほういする ・ surround, encircle, envelop</text:p>
            <text:p>範囲 ・ はんい ・ range, scop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6" calcext:value-type="float">
            <text:p>436</text:p>
          </table:table-cell>
          <table:table-cell table:style-name="ce8" office:value-type="string" calcext:value-type="string">
            <text:p>丼</text:p>
          </table:table-cell>
          <table:table-cell table:style-name="ce12" office:value-type="string" calcext:value-type="string">
            <text:p>丼飯 ・ どんぶりめし ・ rice in a large bowl</text:p>
            <text:p>鉄火丼 ・ てっかどんぶり ・ bowl of vinegared rice topped with sliced raw tun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7" calcext:value-type="float">
            <text:p>437</text:p>
          </table:table-cell>
          <table:table-cell table:style-name="ce8" office:value-type="string" calcext:value-type="string">
            <text:p>丁</text:p>
          </table:table-cell>
          <table:table-cell table:style-name="ce12" office:value-type="string" calcext:value-type="string">
            <text:p>丁寧な ・ ていねいな ・ polite, courteous</text:p>
            <text:p>丁重に ・ ていちょうに ・ politely, courteous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8" calcext:value-type="float">
            <text:p>438</text:p>
          </table:table-cell>
          <table:table-cell table:style-name="ce8" office:value-type="string" calcext:value-type="string">
            <text:p>寧</text:p>
          </table:table-cell>
          <table:table-cell table:style-name="ce12" office:value-type="string" calcext:value-type="string">
            <text:p>寧ろ ・ むしろ ・ rather, better, instead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39" calcext:value-type="float">
            <text:p>439</text:p>
          </table:table-cell>
          <table:table-cell table:style-name="ce8" office:value-type="string" calcext:value-type="string">
            <text:p>町</text:p>
          </table:table-cell>
          <table:table-cell table:style-name="ce12" office:value-type="string" calcext:value-type="string">
            <text:p>港町 ・ みなとまち ・ port town</text:p>
            <text:p>町役場 ・ まちやくば ・ town hall</text:p>
            <text:p>町会 ・ ちょうかい ・ town block association</text:p>
            <text:p>町名 ・ ちょうめい ・ town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0" calcext:value-type="float">
            <text:p>440</text:p>
          </table:table-cell>
          <table:table-cell table:style-name="ce8" office:value-type="string" calcext:value-type="string">
            <text:p>灯</text:p>
          </table:table-cell>
          <table:table-cell table:style-name="ce12" office:value-type="string" calcext:value-type="string">
            <text:p>灯 ・ ひ ・ a light, lights</text:p>
            <text:p>街灯 ・ がいとう ・ street lamp</text:p>
            <text:p>尾灯 ・ びとう ・ tailligh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441" calcext:value-type="float">
            <text:p>441</text:p>
          </table:table-cell>
          <table:table-cell table:style-name="ce8" office:value-type="string" calcext:value-type="string">
            <text:p>庁</text:p>
          </table:table-cell>
          <table:table-cell table:style-name="ce12" office:value-type="string" calcext:value-type="string">
            <text:p>庁舎 ・ ちょうしゃ ・ government building</text:p>
            <text:p>県庁 ・ けんちょう ・ prefectural office</text:p>
            <text:p>警視庁 ・ けいしちょう ・ Metropolitan Police Office</text:p>
            <text:p>環境庁 ・ かんきょうちょう ・ Environment Agenc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442" calcext:value-type="float">
            <text:p>442</text:p>
          </table:table-cell>
          <table:table-cell table:style-name="ce8" office:value-type="string" calcext:value-type="string">
            <text:p>貯</text:p>
          </table:table-cell>
          <table:table-cell table:style-name="ce12" office:value-type="string" calcext:value-type="string">
            <text:p>貯える ・ たくわえる ・ [vt] store, lay in stock </text:p>
            <text:p>貯める ・ ためる ・ [vt] save in a bank </text:p>
            <text:p>貯蔵する ・ ちょぞうする ・ store, preserve, set aside</text:p>
            <text:p>預貯金 ・ よちょきん ・ deposits and savings, bank accou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3" calcext:value-type="float">
            <text:p>443</text:p>
          </table:table-cell>
          <table:table-cell table:style-name="ce8" office:value-type="string" calcext:value-type="string">
            <text:p>易</text:p>
          </table:table-cell>
          <table:table-cell table:style-name="ce12" office:value-type="string" calcext:value-type="string">
            <text:p>易い ・ やすい ・ easy, simple to do </text:p>
            <text:p>易易と ・ やすやすと ・ easily, without difficulty</text:p>
            <text:p>平易な ・ へいいな ・ plain, simple, eas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4" calcext:value-type="float">
            <text:p>444</text:p>
          </table:table-cell>
          <table:table-cell table:style-name="ce8" office:value-type="string" calcext:value-type="string">
            <text:p>賜</text:p>
          </table:table-cell>
          <table:table-cell table:style-name="ce12" office:value-type="string" calcext:value-type="string">
            <text:p>賜杯 ・ しはい ・ trophy given by the emperor / prince</text:p>
            <text:p>賜暇 ・ しか ・ leave of absence, furloug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5" calcext:value-type="float">
            <text:p>445</text:p>
          </table:table-cell>
          <table:table-cell table:style-name="ce8" office:value-type="string" calcext:value-type="string">
            <text:p>場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46" calcext:value-type="float">
            <text:p>446</text:p>
          </table:table-cell>
          <table:table-cell table:style-name="ce8" office:value-type="string" calcext:value-type="string">
            <text:p>湯</text:p>
          </table:table-cell>
          <table:table-cell table:style-name="ce12" office:value-type="string" calcext:value-type="string">
            <text:p>湯殿 ・ ゆどの ・ bathroom</text:p>
            <text:p>給湯 ・ きゅうとう ・ hot water supply</text:p>
            <text:p>熱湯 ・ ねっとう ・ boiling water</text:p>
            <text:p>湯飲み ・ ゆのみ ・ teac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7" calcext:value-type="float">
            <text:p>447</text:p>
          </table:table-cell>
          <table:table-cell table:style-name="ce8" office:value-type="string" calcext:value-type="string">
            <text:p>門</text:p>
          </table:table-cell>
          <table:table-cell table:style-name="ce12" office:value-type="string" calcext:value-type="string">
            <text:p>門 ・ かど ・ gate, door</text:p>
            <text:p>門出 ・ かどで ・ departure, setting out</text:p>
            <text:p>門を開ける ・ もんをあける ・ open the g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8" calcext:value-type="float">
            <text:p>448</text:p>
          </table:table-cell>
          <table:table-cell table:style-name="ce8" office:value-type="string" calcext:value-type="string">
            <text:p>間</text:p>
          </table:table-cell>
          <table:table-cell table:style-name="ce12" office:value-type="string" calcext:value-type="string">
            <text:p>間 ・ あいだ ・ during, between, interval </text:p>
            <text:p>間 ・ ま ・ time, space, roo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9" calcext:value-type="float">
            <text:p>449</text:p>
          </table:table-cell>
          <table:table-cell table:style-name="ce8" office:value-type="string" calcext:value-type="string">
            <text:p>閉</text:p>
          </table:table-cell>
          <table:table-cell table:style-name="ce12" office:value-type="string" calcext:value-type="string">
            <text:p>閉める ・ しめる ・ [vt] shut, close move into closed position </text:p>
            <text:p>閉ざす ・ とざす ・ [vt] shut, close, fasten, lock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50" calcext:value-type="float">
            <text:p>450</text:p>
          </table:table-cell>
          <table:table-cell table:style-name="ce8" office:value-type="string" calcext:value-type="string">
            <text:p>開</text:p>
          </table:table-cell>
          <table:table-cell table:style-name="ce12" office:value-type="string" calcext:value-type="string">
            <text:p>十時に開く ・ じゅうじにあく ・ opens ten o’clock a shop </text:p>
            <text:p>開ける ・ ひらける ・ [vi] become opened up, widen; develop, become civilized; be up-to-date</text:p>
            <text:p>開ける ・ あける ・ [vt] open, unlock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451" calcext:value-type="float">
            <text:p>451</text:p>
          </table:table-cell>
          <table:table-cell table:style-name="ce8" office:value-type="string" calcext:value-type="string">
            <text:p>関</text:p>
          </table:table-cell>
          <table:table-cell table:style-name="ce12" office:value-type="string" calcext:value-type="string">
            <text:p>関心 ・ かんしん ・ concern, interest</text:p>
            <text:p>機関 ・ きかん ・ engine, machine; agency, facilities, institution</text:p>
            <text:p>通関 ・ つうかん ・ customs clearance, entry</text:p>
            <text:p>関取 ・ せきとり ・ ranking sumo wrestl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52" calcext:value-type="float">
            <text:p>452</text:p>
          </table:table-cell>
          <table:table-cell table:style-name="ce8" office:value-type="string" calcext:value-type="string">
            <text:p>問</text:p>
          </table:table-cell>
          <table:table-cell table:style-name="ce12" office:value-type="string" calcext:value-type="string">
            <text:p>問屋 ・ とんや ・ wholesale store; commission agent</text:p>
            <text:p>問い質す ・ といただす ・ [vt] inquire, question</text:p>
            <text:p>訪問 ・ ほうもん ・ vis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3" calcext:value-type="float">
            <text:p>453</text:p>
          </table:table-cell>
          <table:table-cell table:style-name="ce8" office:value-type="string" calcext:value-type="string">
            <text:p>聞</text:p>
          </table:table-cell>
          <table:table-cell table:style-name="ce12" office:value-type="string" calcext:value-type="string">
            <text:p>風聞 ・ ふうぶん ・ rumor, hearsay</text:p>
            <text:p>聞こえる ・ きこえる ・ [vi] hear, be heard / audi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4" calcext:value-type="float">
            <text:p>454</text:p>
          </table:table-cell>
          <table:table-cell table:style-name="ce8" office:value-type="string" calcext:value-type="string">
            <text:p>訪</text:p>
          </table:table-cell>
          <table:table-cell table:style-name="ce12" office:value-type="string" calcext:value-type="string">
            <text:p>訪ねる ・ たずねる ・ [vt] visit, call on</text:p>
            <text:p>訪れ ・ おとずれ ・ visit, call; advent, arrival</text:p>
            <text:p>訪客 ・ ほうきゃく ・ visito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55" calcext:value-type="float">
            <text:p>455</text:p>
          </table:table-cell>
          <table:table-cell table:style-name="ce8" office:value-type="string" calcext:value-type="string">
            <text:p>送</text:p>
          </table:table-cell>
          <table:table-cell table:style-name="ce12" office:value-type="string" calcext:value-type="string">
            <text:p>送り先 ・ おくりさき ・ destination; receiver, consignee</text:p>
            <text:p>送付 ・ そうふ ・ sending, remittance</text:p>
            <text:p>送別 ・ そうべつ ・ farewell, send-of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6" calcext:value-type="float">
            <text:p>456</text:p>
          </table:table-cell>
          <table:table-cell table:style-name="ce8" office:value-type="string" calcext:value-type="string">
            <text:p>券</text:p>
          </table:table-cell>
          <table:table-cell table:style-name="ce12" office:value-type="string" calcext:value-type="string">
            <text:p>旅券 ・ りょけん ・ passport</text:p>
            <text:p>証券 ・ しょうけん ・ bill, bond, securities</text:p>
            <text:p>債券 ・ さいけん ・ bond, deben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7" calcext:value-type="float">
            <text:p>457</text:p>
          </table:table-cell>
          <table:table-cell table:style-name="ce8" office:value-type="string" calcext:value-type="string">
            <text:p>包</text:p>
          </table:table-cell>
          <table:table-cell table:style-name="ce12" office:value-type="string" calcext:value-type="string">
            <text:p>包帯 ・ ほうたい ・ bandage, dressing</text:p>
            <text:p>包装 ・ ほうそう ・ wrapping, pack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58" calcext:value-type="float">
            <text:p>458</text:p>
          </table:table-cell>
          <table:table-cell table:style-name="ce8" office:value-type="string" calcext:value-type="string">
            <text:p>巻</text:p>
          </table:table-cell>
          <table:table-cell table:style-name="ce12" office:value-type="string" calcext:value-type="string">
            <text:p>巻き込む ・ まきこむ ・ [vt] roll up , wrap; involve, drag in</text:p>
            <text:p>巻末 ・ かんまつ ・ end of a book</text:p>
            <text:p>葉巻 ・ はまき ・ cig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9" calcext:value-type="float">
            <text:p>459</text:p>
          </table:table-cell>
          <table:table-cell table:style-name="ce8" office:value-type="string" calcext:value-type="string">
            <text:p>圏</text:p>
          </table:table-cell>
          <table:table-cell table:style-name="ce12" office:value-type="string" calcext:value-type="string">
            <text:p>暴風圏 ・ ぼうふうけん ・ storm zone</text:p>
            <text:p>影響圏 ・ えいきょうけん ・ sphere of influe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60" calcext:value-type="float">
            <text:p>460</text:p>
          </table:table-cell>
          <table:table-cell table:style-name="ce8" office:value-type="string" calcext:value-type="string">
            <text:p>勝</text:p>
          </table:table-cell>
          <table:table-cell table:style-name="ce12" office:value-type="string" calcext:value-type="string">
            <text:p>連勝 ・ れんしょう ・ straight victories</text:p>
            <text:p>病気勝ちだ ・ びょうきがちだ ・ be prone to diseases</text:p>
            <text:p>勝手 ・ かって ・ one’s own way; convenience; circumstances; kitch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1" calcext:value-type="float">
            <text:p>461</text:p>
          </table:table-cell>
          <table:table-cell table:style-name="ce8" office:value-type="string" calcext:value-type="string">
            <text:p>戦</text:p>
          </table:table-cell>
          <table:table-cell table:style-name="ce12" office:value-type="string" calcext:value-type="string">
            <text:p>戦 ・ いくさ ・ war, fight, battle</text:p>
            <text:p>敵と戦う ・ てきとたたかう ・ fight one’s enemy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462" calcext:value-type="float">
            <text:p>462</text:p>
          </table:table-cell>
          <table:table-cell table:style-name="ce8" office:value-type="string" calcext:value-type="string">
            <text:p>単</text:p>
          </table:table-cell>
          <table:table-cell table:style-name="ce12" office:value-type="string" calcext:value-type="string">
            <text:p>単調な ・ たんちょうな ・ monotonous, dull</text:p>
            <text:p>単位 ・ たんい ・ unit</text:p>
            <text:p>単価 ・ たんか ・ unit cost / price</text:p>
            <text:p>単語 ・ たんご ・ word</text:p>
            <text:p>単元 ・ たんげん ・ un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3" calcext:value-type="float">
            <text:p>463</text:p>
          </table:table-cell>
          <table:table-cell table:style-name="ce8" office:value-type="string" calcext:value-type="string">
            <text:p>簡</text:p>
          </table:table-cell>
          <table:table-cell table:style-name="ce12" office:value-type="string" calcext:value-type="string">
            <text:p>簡略 ・ かんりゃく ・ simplicity, brevity, conciseness; informality</text:p>
            <text:p>簡潔な ・ かんけつな ・ brief, conci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4" calcext:value-type="float">
            <text:p>464</text:p>
          </table:table-cell>
          <table:table-cell table:style-name="ce8" office:value-type="string" calcext:value-type="string">
            <text:p>過</text:p>
          </table:table-cell>
          <table:table-cell table:style-name="ce12" office:value-type="string" calcext:value-type="string">
            <text:p>近過ぎる ・ ちかすぎる ・ too close</text:p>
            <text:p>利口過ぎる ・ りこうすぎる ・ be too clever</text:p>
            <text:p>過渡期 ・ かとき ・ transitional period / stag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65" calcext:value-type="float">
            <text:p>465</text:p>
          </table:table-cell>
          <table:table-cell table:style-name="ce8" office:value-type="string" calcext:value-type="string">
            <text:p>骨</text:p>
          </table:table-cell>
          <table:table-cell table:style-name="ce12" office:value-type="string" calcext:value-type="string">
            <text:p>骨 ・ ほね ・ bone</text:p>
            <text:p>骨の有る男 ・ ほねのあるおとこ ・ man of spirit</text:p>
            <text:p>骨を折る ・ ほねをおる ・ take pains, make efforts; break one’s b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6" calcext:value-type="float">
            <text:p>466</text:p>
          </table:table-cell>
          <table:table-cell table:style-name="ce8" office:value-type="string" calcext:value-type="string">
            <text:p>昼</text:p>
          </table:table-cell>
          <table:table-cell table:style-name="ce12" office:value-type="string" calcext:value-type="string">
            <text:p>昼 ・ ひる ・ midday; daytime</text:p>
            <text:p>昼時 ・ ひるどき ・ noon, lunch ti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7" calcext:value-type="float">
            <text:p>467</text:p>
          </table:table-cell>
          <table:table-cell table:style-name="ce8" office:value-type="string" calcext:value-type="string">
            <text:p>夜</text:p>
          </table:table-cell>
          <table:table-cell table:style-name="ce12" office:value-type="string" calcext:value-type="string">
            <text:p>夜 ・ よる ・ evening, night</text:p>
            <text:p>夜空 ・ よぞら ・ night sky</text:p>
            <text:p>月夜 ・ つきよ ・ moonlit nigh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68" calcext:value-type="float">
            <text:p>468</text:p>
          </table:table-cell>
          <table:table-cell table:style-name="ce8" office:value-type="string" calcext:value-type="string">
            <text:p>液</text:p>
          </table:table-cell>
          <table:table-cell table:style-name="ce12" office:value-type="string" calcext:value-type="string">
            <text:p>溶液 ・ ようえき ・ solution, solvent</text:p>
            <text:p>消毒液 ・ しょうどくえき ・ antiseptic solution</text:p>
            <text:p>液を絞る ・ えきをしぼる ・ squeeze the juice from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69" calcext:value-type="float">
            <text:p>469</text:p>
          </table:table-cell>
          <table:table-cell table:style-name="ce8" office:value-type="string" calcext:value-type="string">
            <text:p>戒</text:p>
          </table:table-cell>
          <table:table-cell table:style-name="ce12" office:value-type="string" calcext:value-type="string">
            <text:p>後ろ手に戒める ・ うしろでにいましめる ・ bind so.’s hands behind their back</text:p>
            <text:p>戒告 ・ かいこく ・ caution, warning, reprimand</text:p>
            <text:p>戒厳令 ・ かいげんれい ・ martial law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470" calcext:value-type="float">
            <text:p>470</text:p>
          </table:table-cell>
          <table:table-cell table:style-name="ce8" office:value-type="string" calcext:value-type="string">
            <text:p>幾</text:p>
          </table:table-cell>
          <table:table-cell table:style-name="ce12" office:value-type="string" calcext:value-type="string">
            <text:p>お幾つですか ・ おいくつですか ・ how old are you?</text:p>
            <text:p>幾らか ・ いくらか ・ some, something, anything; somewhat, a little, in par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1" calcext:value-type="float">
            <text:p>471</text:p>
          </table:table-cell>
          <table:table-cell table:style-name="ce8" office:value-type="string" calcext:value-type="string">
            <text:p>畿</text:p>
          </table:table-cell>
          <table:table-cell table:style-name="ce12" office:value-type="string" calcext:value-type="string">
            <text:p>畿内 ・ きない ・ five territories near Kyōto once under direct imperial rul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472" calcext:value-type="float">
            <text:p>472</text:p>
          </table:table-cell>
          <table:table-cell table:style-name="ce8" office:value-type="string" calcext:value-type="string">
            <text:p>磯</text:p>
          </table:table-cell>
          <table:table-cell table:style-name="ce12" office:value-type="string" calcext:value-type="string">
            <text:p>磯巾着 ・ いそぎんちゃく ・ sea anemone, seaflower</text:p>
            <text:p>磯釣り ・ いそづり ・ fishing from rocks near the shore </text:p>
            <text:p>荒磯 ・ あらいそ ・ reefy coast, windswept and wave-beaten sh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3" calcext:value-type="float">
            <text:p>473</text:p>
          </table:table-cell>
          <table:table-cell table:style-name="ce8" office:value-type="string" calcext:value-type="string">
            <text:p>機</text:p>
          </table:table-cell>
          <table:table-cell table:style-name="ce12" office:value-type="string" calcext:value-type="string">
            <text:p>機屋 ・ はたや ・ weaver</text:p>
            <text:p>有機物 ・ ゆうきぶつ ・ organic matter</text:p>
            <text:p>動機 ・ どうき ・ motive, incent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4" calcext:value-type="float">
            <text:p>474</text:p>
          </table:table-cell>
          <table:table-cell table:style-name="ce8" office:value-type="string" calcext:value-type="string">
            <text:p>械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5" calcext:value-type="float">
            <text:p>475</text:p>
          </table:table-cell>
          <table:table-cell table:style-name="ce8" office:value-type="string" calcext:value-type="string">
            <text:p>飛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476" calcext:value-type="float">
            <text:p>476</text:p>
          </table:table-cell>
          <table:table-cell table:style-name="ce8" office:value-type="string" calcext:value-type="string">
            <text:p>氏</text:p>
          </table:table-cell>
          <table:table-cell table:style-name="ce12" office:value-type="string" calcext:value-type="string">
            <text:p>氏族 ・ しぞく ・ clan, family</text:p>
            <text:p>彼氏 ・ かれし ・ he; lover, beau</text:p>
            <text:p>氏の意見 ・ しのいけん ・ his opinion</text:p>
            <text:p>氏素性 ・ うじすじょう ・ family background a person’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7" calcext:value-type="float">
            <text:p>477</text:p>
          </table:table-cell>
          <table:table-cell table:style-name="ce8" office:value-type="string" calcext:value-type="string">
            <text:p>民</text:p>
          </table:table-cell>
          <table:table-cell table:style-name="ce12" office:value-type="string" calcext:value-type="string">
            <text:p>流浪の民 ・ るろうのたみ ・ wandering people</text:p>
            <text:p>民放 ・ みんぽう ・ commercial broadc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8" calcext:value-type="float">
            <text:p>478</text:p>
          </table:table-cell>
          <table:table-cell table:style-name="ce8" office:value-type="string" calcext:value-type="string">
            <text:p>紙</text:p>
          </table:table-cell>
          <table:table-cell table:style-name="ce12" office:value-type="string" calcext:value-type="string">
            <text:p>手紙 ・ てがみ ・ letter</text:p>
            <text:p>紙 ・ かみ ・ paper</text:p>
            <text:p>表紙 ・ ひょうし ・ cover, bind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9" calcext:value-type="float">
            <text:p>479</text:p>
          </table:table-cell>
          <table:table-cell table:style-name="ce8" office:value-type="string" calcext:value-type="string">
            <text:p>低</text:p>
          </table:table-cell>
          <table:table-cell table:style-name="ce12" office:value-type="string" calcext:value-type="string">
            <text:p>高より低へ ・ こうよりていへ ・ from high to low</text:p>
            <text:p>低くする ・ ひくくする ・ lower, bring dow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480" calcext:value-type="float">
            <text:p>480</text:p>
          </table:table-cell>
          <table:table-cell table:style-name="ce8" office:value-type="string" calcext:value-type="string">
            <text:p>抵</text:p>
          </table:table-cell>
          <table:table-cell table:style-name="ce12" office:value-type="string" calcext:value-type="string">
            <text:p>抵触 ・ ていしょく ・ being contrary, inconsistent; collision, conflict</text:p>
            <text:p>抵抗する ・ ていこうする ・ resist, oppose, defy</text:p>
            <text:p>無抵抗 ・ むていこう ・ nonresistance</text:p>
            <text:p>並み大抵 ・ なみたいてい ・ ordina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1" calcext:value-type="float">
            <text:p>481</text:p>
          </table:table-cell>
          <table:table-cell table:style-name="ce8" office:value-type="string" calcext:value-type="string">
            <text:p>邸</text:p>
          </table:table-cell>
          <table:table-cell table:style-name="ce12" office:value-type="string" calcext:value-type="string">
            <text:p>邸宅 ・ ていたく ・ residence, man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2" calcext:value-type="float">
            <text:p>482</text:p>
          </table:table-cell>
          <table:table-cell table:style-name="ce8" office:value-type="string" calcext:value-type="string">
            <text:p>底</text:p>
          </table:table-cell>
          <table:table-cell table:style-name="ce12" office:value-type="string" calcext:value-type="string">
            <text:p>底本 ・ ていほん ・ original text</text:p>
            <text:p>底流 ・ ていりゅう ・ bottom current, undercurren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483" calcext:value-type="float">
            <text:p>483</text:p>
          </table:table-cell>
          <table:table-cell table:style-name="ce8" office:value-type="string" calcext:value-type="string">
            <text:p>巨</text:p>
          </table:table-cell>
          <table:table-cell table:style-name="ce12" office:value-type="string" calcext:value-type="string">
            <text:p>巨星 ・ きょせい ・ giant star; great person, big shot</text:p>
            <text:p>巨象 ・ きょぞう ・ gigantic elephant</text:p>
            <text:p>巨岩 ・ きょがん ・ huge rock, crag</text:p>
            <text:p>巨視的 ・ きょしてき ・ macroscopic, all-inclus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4" calcext:value-type="float">
            <text:p>484</text:p>
          </table:table-cell>
          <table:table-cell table:style-name="ce8" office:value-type="string" calcext:value-type="string">
            <text:p>臣</text:p>
          </table:table-cell>
          <table:table-cell table:style-name="ce12" office:value-type="string" calcext:value-type="string">
            <text:p>君臣 ・ くんしん ・ sovereign and subject, lord and vassal</text:p>
            <text:p>忠臣 ・ ちゅうしん ・ loyal retainer / subjec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85" calcext:value-type="float">
            <text:p>485</text:p>
          </table:table-cell>
          <table:table-cell table:style-name="ce8" office:value-type="string" calcext:value-type="string">
            <text:p>基</text:p>
          </table:table-cell>
          <table:table-cell table:style-name="ce12" office:value-type="string" calcext:value-type="string">
            <text:p>基 ・ もとい ・ nonphysical basis, foundation, essence</text:p>
            <text:p>基準 ・ きじゅん ・ standard, criterion, basis</text:p>
            <text:p>基盤 ・ きばん ・ bedrock, base, found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6" calcext:value-type="float">
            <text:p>486</text:p>
          </table:table-cell>
          <table:table-cell table:style-name="ce8" office:value-type="string" calcext:value-type="string">
            <text:p>期</text:p>
          </table:table-cell>
          <table:table-cell table:style-name="ce12" office:value-type="string" calcext:value-type="string">
            <text:p>最期 ・ さいご ・ one’s last moments, death</text:p>
            <text:p>会期 ・ かいき ・ session of a legislatur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87" calcext:value-type="float">
            <text:p>487</text:p>
          </table:table-cell>
          <table:table-cell table:style-name="ce8" office:value-type="string" calcext:value-type="string">
            <text:p>毛</text:p>
          </table:table-cell>
          <table:table-cell table:style-name="ce12" office:value-type="string" calcext:value-type="string">
            <text:p>毛 ・ け ・ hair, fur</text:p>
            <text:p>羽化 ・ うか ・ emergence of insects </text:p>
            <text:p>羽音 ・ はおと ・ flapping / whirring of wings</text:p>
            <text:p>羽布団 ・ はねぶとん ・ feather quilt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488" calcext:value-type="float">
            <text:p>488</text:p>
          </table:table-cell>
          <table:table-cell table:style-name="ce8" office:value-type="string" calcext:value-type="string">
            <text:p>尾</text:p>
          </table:table-cell>
          <table:table-cell table:style-name="ce12" office:value-type="string" calcext:value-type="string">
            <text:p>有尾類 ・ ゆうびるい ・ tailed amphibians</text:p>
            <text:p>尾 ・ お ・ tail</text:p>
            <text:p>尾頭付き ・ おかしらつき ・ fish served whole</text:p>
            <text:p>船尾 ・ せんび ・ stern, poop</text:p>
            <text:p>巻尾 ・ かんび ・ end of a boo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9" calcext:value-type="float">
            <text:p>489</text:p>
          </table:table-cell>
          <table:table-cell table:style-name="ce8" office:value-type="string" calcext:value-type="string">
            <text:p>育</text:p>
          </table:table-cell>
          <table:table-cell table:style-name="ce12" office:value-type="string" calcext:value-type="string">
            <text:p>育英 ・ いくえい ・ education of the gifted / promising </text:p>
            <text:p>神戸育ち ・ こうべそだち ・ raised in Kob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0" calcext:value-type="float">
            <text:p>490</text:p>
          </table:table-cell>
          <table:table-cell table:style-name="ce8" office:value-type="string" calcext:value-type="string">
            <text:p>羊</text:p>
          </table:table-cell>
          <table:table-cell table:style-name="ce12" office:value-type="string" calcext:value-type="string">
            <text:p>羊 ・ ひつじ ・ sheep</text:p>
            <text:p>羊飼い ・ ひつじかい ・ shepher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491" calcext:value-type="float">
            <text:p>491</text:p>
          </table:table-cell>
          <table:table-cell table:style-name="ce8" office:value-type="string" calcext:value-type="string">
            <text:p>洋</text:p>
          </table:table-cell>
          <table:table-cell table:style-name="ce12" office:value-type="string" calcext:value-type="string">
            <text:p>洋品 ・ ようひん ・ haberdashery; Western-style apparel and accessories</text:p>
            <text:p>洋間 ・ ようま ・ Western-style room</text:p>
            <text:p>西洋 ・ せいよう ・ the West, the Occident</text:p>
            <text:p>洋上 ・ ようじょう ・ in the ocean, on the se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2" calcext:value-type="float">
            <text:p>492</text:p>
          </table:table-cell>
          <table:table-cell table:style-name="ce8" office:value-type="string" calcext:value-type="string">
            <text:p>魚</text:p>
          </table:table-cell>
          <table:table-cell table:style-name="ce12" office:value-type="string" calcext:value-type="string">
            <text:p>魚 ・ さかな ・ fish </text:p>
            <text:p>魚 ・ うお ・ fish mainly in 魚市場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3" calcext:value-type="float">
            <text:p>493</text:p>
          </table:table-cell>
          <table:table-cell table:style-name="ce8" office:value-type="string" calcext:value-type="string">
            <text:p>鮮</text:p>
          </table:table-cell>
          <table:table-cell table:style-name="ce12" office:value-type="string" calcext:value-type="string">
            <text:p>鮮紅 ・ せんこう ・ scarlet, bright red</text:p>
            <text:p>鮮烈な ・ せんれつな ・ glaringly vivid, stri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4" calcext:value-type="float">
            <text:p>494</text:p>
          </table:table-cell>
          <table:table-cell table:style-name="ce8" office:value-type="string" calcext:value-type="string">
            <text:p>蘇</text:p>
          </table:table-cell>
          <table:table-cell table:style-name="ce12" office:value-type="string" calcext:value-type="string">
            <text:p>蘇鉄 ・ そてつ ・ king sago palm, Cycas revoluta</text:p>
            <text:p>屠蘇 ・ とそ ・ spiced sake herbs, at New Year'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495" calcext:value-type="float">
            <text:p>495</text:p>
          </table:table-cell>
          <table:table-cell table:style-name="ce8" office:value-type="string" calcext:value-type="string">
            <text:p>詳</text:p>
          </table:table-cell>
          <table:table-cell table:style-name="ce12" office:value-type="string" calcext:value-type="string">
            <text:p>詳密な ・ しょうみつな ・ minute, detailed, elaborate</text:p>
            <text:p>詳しさ ・ くわしさ ・ detailedness; completeness; knowled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6" calcext:value-type="float">
            <text:p>496</text:p>
          </table:table-cell>
          <table:table-cell table:style-name="ce8" office:value-type="string" calcext:value-type="string">
            <text:p>祥</text:p>
          </table:table-cell>
          <table:table-cell table:style-name="ce12" office:value-type="string" calcext:value-type="string">
            <text:p>瑞祥 ・ ずいしょう ・ auspicious sign, good omen</text:p>
            <text:p>吉祥 ・ きっしょう [きちじょう] ・ auspicious om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7" calcext:value-type="float">
            <text:p>497</text:p>
          </table:table-cell>
          <table:table-cell table:style-name="ce8" office:value-type="string" calcext:value-type="string">
            <text:p>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8" calcext:value-type="float">
            <text:p>498</text:p>
          </table:table-cell>
          <table:table-cell table:style-name="ce8" office:value-type="string" calcext:value-type="string">
            <text:p>業</text:p>
          </table:table-cell>
          <table:table-cell table:style-name="ce12" office:value-type="string" calcext:value-type="string">
            <text:p>業師 ・ わざし ・ tricky wrestler, shrewd fellow</text:p>
            <text:p>仕業 ・ しわざ ・ act, action, deed, wo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9" calcext:value-type="float">
            <text:p>499</text:p>
          </table:table-cell>
          <table:table-cell table:style-name="ce8" office:value-type="string" calcext:value-type="string">
            <text:p>実</text:p>
          </table:table-cell>
          <table:table-cell table:style-name="ce12" office:value-type="string" calcext:value-type="string">
            <text:p>口実 ・ こうじつ ・ excuse, pretext, pretense</text:p>
            <text:p>実直な ・ じっちょくな ・ upright, honest, stead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500" calcext:value-type="float">
            <text:p>500</text:p>
          </table:table-cell>
          <table:table-cell table:style-name="ce8" office:value-type="string" calcext:value-type="string">
            <text:p>養</text:p>
          </table:table-cell>
          <table:table-cell table:style-name="ce12" office:value-type="string" calcext:value-type="string">
            <text:p>養い育てる ・ やしないそだてる ・ foster, bring up, rear</text:p>
            <text:p>栄養 ・ えいよう ・ nutrition, nourishment</text:p>
            <text:p>修養 ・ しゅうよう ・ mental culture, cultivation of the mind, character-building</text:p>
            <text:p>養護 ・ ようご ・ protective ca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1" calcext:value-type="float">
            <text:p>501</text:p>
          </table:table-cell>
          <table:table-cell table:style-name="ce8" office:value-type="string" calcext:value-type="string">
            <text:p>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02" calcext:value-type="float">
            <text:p>502</text:p>
          </table:table-cell>
          <table:table-cell table:style-name="ce8" office:value-type="string" calcext:value-type="string">
            <text:p>企</text:p>
          </table:table-cell>
          <table:table-cell table:style-name="ce12" office:value-type="string" calcext:value-type="string">
            <text:p>企む ・ たくらむ ・ [vt] scheme, plot, conspire</text:p>
            <text:p>殺害を 企てる ・ さつがいを くわだてる ・ attempt a murder</text:p>
            <text:p>企て ・ くわだて ・ plan, scheme, project, enterprise; attemp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503" calcext:value-type="float">
            <text:p>503</text:p>
          </table:table-cell>
          <table:table-cell table:style-name="ce8" office:value-type="string" calcext:value-type="string">
            <text:p>曲</text:p>
          </table:table-cell>
          <table:table-cell table:style-name="ce12" office:value-type="string" calcext:value-type="string">
            <text:p>曲げる ・ まげる ・ [vt] bend, curve</text:p>
            <text:p>曲がりくねる ・ まがりくねる ・ [vi] turn and twist, zigzag</text:p>
            <text:p>曲がり角 ・ まがりかど ・ street corner, turning</text:p>
            <text:p>曲を付ける ・ きょくをつける ・ write music for a so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4" calcext:value-type="float">
            <text:p>504</text:p>
          </table:table-cell>
          <table:table-cell table:style-name="ce8" office:value-type="string" calcext:value-type="string">
            <text:p>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505" calcext:value-type="float">
            <text:p>505</text:p>
          </table:table-cell>
          <table:table-cell table:style-name="ce8" office:value-type="string" calcext:value-type="string">
            <text:p>興</text:p>
          </table:table-cell>
          <table:table-cell table:style-name="ce12" office:value-type="string" calcext:value-type="string">
            <text:p>興る ・ おこる ・ [vi] prosper, thrive, flourish; spring up, be established</text:p>
            <text:p>興す ・ おこす ・ [vt] cause to rise to prosperity ; promote, advance, develop</text:p>
            <text:p>作興する ・ さっこうする ・ promote, enhance; awaken, arouse</text:p>
            <text:p>一興 ・ いっきょう ・ amusement, fu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6" calcext:value-type="float">
            <text:p>506</text:p>
          </table:table-cell>
          <table:table-cell table:style-name="ce8" office:value-type="string" calcext:value-type="string">
            <text:p>輿</text:p>
          </table:table-cell>
          <table:table-cell table:style-name="ce12" office:value-type="string" calcext:value-type="string">
            <text:p>輿丁 ・ よてい ・ palanquin bearer</text:p>
            <text:p>玉の輿 ・ たまのこし ・ marriage to a man of wealth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07" calcext:value-type="float">
            <text:p>507</text:p>
          </table:table-cell>
          <table:table-cell table:style-name="ce8" office:value-type="string" calcext:value-type="string">
            <text:p>竜</text:p>
          </table:table-cell>
          <table:table-cell table:style-name="ce12" office:value-type="string" calcext:value-type="string">
            <text:p>竜 ・ たつ ・ dragon</text:p>
            <text:p>竜宮 ・ りゅうぐう ・ Palace of the Dragon King</text:p>
            <text:p>竜虎 ・ りゅうこ [りょうこ] ・ dragon and tiger; her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8" calcext:value-type="float">
            <text:p>508</text:p>
          </table:table-cell>
          <table:table-cell table:style-name="ce8" office:value-type="string" calcext:value-type="string">
            <text:p>滝</text:p>
          </table:table-cell>
          <table:table-cell table:style-name="ce12" office:value-type="string" calcext:value-type="string">
            <text:p>滝 ・ たき ・ waterfall</text:p>
            <text:p>滝壷 ・ たきつぼ ・ pool below a waterfall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509" calcext:value-type="float">
            <text:p>509</text:p>
          </table:table-cell>
          <table:table-cell table:style-name="ce8" office:value-type="string" calcext:value-type="string">
            <text:p>籠</text:p>
          </table:table-cell>
          <table:table-cell table:style-name="ce12" office:value-type="string" calcext:value-type="string">
            <text:p>鳥籠 ・ とりかご ・ bird cage</text:p>
            <text:p>籠 ・ かご ・ basket</text:p>
            <text:p>籠もった声 ・ こもったこえ ・ thick voice</text:p>
            <text:p>果物籠 ・ くだものかご ・ fruit bask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0" calcext:value-type="float">
            <text:p>510</text:p>
          </table:table-cell>
          <table:table-cell table:style-name="ce8" office:value-type="string" calcext:value-type="string">
            <text:p>辰</text:p>
          </table:table-cell>
          <table:table-cell table:style-name="ce12" office:value-type="string" calcext:value-type="string">
            <text:p>辰の刻 ・ たつのこく ・ the 5th hour, 8 a.m.; the Hour of the Dragon</text:p>
            <text:p>辰巳 ・ たつみ ・ southe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1" calcext:value-type="float">
            <text:p>511</text:p>
          </table:table-cell>
          <table:table-cell table:style-name="ce8" office:value-type="string" calcext:value-type="string">
            <text:p>農</text:p>
          </table:table-cell>
          <table:table-cell table:style-name="ce12" office:value-type="string" calcext:value-type="string">
            <text:p>農場 ・ のうじょう ・ farm</text:p>
            <text:p>自作農 ・ じさくのう ・ owner farmer</text:p>
            <text:p>離農 ・ りのう ・ giving up farm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512" calcext:value-type="float">
            <text:p>512</text:p>
          </table:table-cell>
          <table:table-cell table:style-name="ce8" office:value-type="string" calcext:value-type="string">
            <text:p>濃</text:p>
          </table:table-cell>
          <table:table-cell table:style-name="ce12" office:value-type="string" calcext:value-type="string">
            <text:p>濃紫 ・ こむらさき ・ dark purple</text:p>
            <text:p>濃厚な ・ のうこうな ・ thick, dense, heavy, rich</text:p>
            <text:p>濃緑色 ・ のうりょくしょく ・ dark green</text:p>
            <text:p>濃硫酸 ・ のうりゅうさん ・ concentrated sulfuric aci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3" calcext:value-type="float">
            <text:p>513</text:p>
          </table:table-cell>
          <table:table-cell table:style-name="ce8" office:value-type="string" calcext:value-type="string">
            <text:p>豊</text:p>
          </table:table-cell>
          <table:table-cell table:style-name="ce12" office:value-type="string" calcext:value-type="string">
            <text:p>豊富な ・ ほうふな ・ abundant, plentiful, rich</text:p>
            <text:p>豊麗な ・ ほうれいな ・ rich design , beautiful, splendi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4" calcext:value-type="float">
            <text:p>514</text:p>
          </table:table-cell>
          <table:table-cell table:style-name="ce8" office:value-type="string" calcext:value-type="string">
            <text:p>吉</text:p>
          </table:table-cell>
          <table:table-cell table:style-name="ce12" office:value-type="string" calcext:value-type="string">
            <text:p>大吉 ・ だいきち ・ excellent / good luck</text:p>
            <text:p>不吉 ・ ふきつ ・ ill omen, inauspiciousness</text:p>
            <text:p>吉兆 ・ きっちょう ・ good omen, lucky sig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15" calcext:value-type="float">
            <text:p>515</text:p>
          </table:table-cell>
          <table:table-cell table:style-name="ce8" office:value-type="string" calcext:value-type="string">
            <text:p>詰</text:p>
          </table:table-cell>
          <table:table-cell table:style-name="ce12" office:value-type="string" calcext:value-type="string">
            <text:p>目の詰んだ ・ めのつんだ ・ fine -grained , close</text:p>
            <text:p>詰む ・ つむ ・ be packed, become fine / close</text:p>
            <text:p>難詰する ・ なんきつする ・ blame, censure, reproach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516" calcext:value-type="float">
            <text:p>516</text:p>
          </table:table-cell>
          <table:table-cell table:style-name="ce8" office:value-type="string" calcext:value-type="string">
            <text:p>結</text:p>
          </table:table-cell>
          <table:table-cell table:style-name="ce12" office:value-type="string" calcext:value-type="string">
            <text:p>結末 ・ けつまつ ・ termination, end, close, conclusion</text:p>
            <text:p>結わえる ・ ゆわえる ・ [vt] tie up , bind, fasten</text:p>
            <text:p>髪結い ・ かみゆい ・ hairdresser, hairdressing</text:p>
            <text:p>縄を杭に結わえる ・ なわをくいにゆわえる ・ tie / fasten a rope to a pos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517" calcext:value-type="float">
            <text:p>517</text:p>
          </table:table-cell>
          <table:table-cell table:style-name="ce8" office:value-type="string" calcext:value-type="string">
            <text:p>投</text:p>
          </table:table-cell>
          <table:table-cell table:style-name="ce12" office:value-type="string" calcext:value-type="string">
            <text:p>投棄する ・ とうきする ・ abandon, give up, throw away</text:p>
            <text:p>投影 ・ とうえい ・ cast shadow; projection</text:p>
            <text:p>投げ飛ばす ・ なげとばす ・ [vt] fling away</text:p>
            <text:p>身投げ ・ みなげ ・ suicide by drowning / jump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8" calcext:value-type="float">
            <text:p>518</text:p>
          </table:table-cell>
          <table:table-cell table:style-name="ce8" office:value-type="string" calcext:value-type="string">
            <text:p>役</text:p>
          </table:table-cell>
          <table:table-cell table:style-name="ce12" office:value-type="string" calcext:value-type="string">
            <text:p>兵役 ・ へいえき ・ military serv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9" calcext:value-type="float">
            <text:p>519</text:p>
          </table:table-cell>
          <table:table-cell table:style-name="ce8" office:value-type="string" calcext:value-type="string">
            <text:p>没</text:p>
          </table:table-cell>
          <table:table-cell table:style-name="ce12" office:value-type="string" calcext:value-type="string">
            <text:p>没後 ・ ぼつご ・ after one’s death</text:p>
            <text:p>没年 ・ ぼつねん ・ year of dea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0" calcext:value-type="float">
            <text:p>520</text:p>
          </table:table-cell>
          <table:table-cell table:style-name="ce8" office:value-type="string" calcext:value-type="string">
            <text:p>設</text:p>
          </table:table-cell>
          <table:table-cell table:style-name="ce12" office:value-type="string" calcext:value-type="string">
            <text:p>工場を 設ける ・ こうじょうを もうける ・ set up a factory</text:p>
            <text:p>設計 ・ せっけい ・ design, pla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21" calcext:value-type="float">
            <text:p>521</text:p>
          </table:table-cell>
          <table:table-cell table:style-name="ce8" office:value-type="string" calcext:value-type="string">
            <text:p>段</text:p>
          </table:table-cell>
          <table:table-cell table:style-name="ce12" office:value-type="string" calcext:value-type="string">
            <text:p>算段 ・ さんだん ・ contrivance, management</text:p>
            <text:p>段落 ・ だんらく ・ end of paragraph; conclusion</text:p>
            <text:p>段を取る ・ だんをとる ・ obtain a degree in judo ; get a black bel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522" calcext:value-type="float">
            <text:p>522</text:p>
          </table:table-cell>
          <table:table-cell table:style-name="ce8" office:value-type="string" calcext:value-type="string">
            <text:p>殺</text:p>
          </table:table-cell>
          <table:table-cell table:style-name="ce12" office:value-type="string" calcext:value-type="string">
            <text:p>殺到する ・ さっとうする ・ rush / pour in; descend on</text:p>
            <text:p>殺生する ・ せっしょうする ・ destroy life, kill animals</text:p>
            <text:p>相殺する ・ そうさいする ・ offset, cancel each oth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523" calcext:value-type="float">
            <text:p>523</text:p>
          </table:table-cell>
          <table:table-cell table:style-name="ce8" office:value-type="string" calcext:value-type="string">
            <text:p>刹</text:p>
          </table:table-cell>
          <table:table-cell table:style-name="ce12" office:value-type="string" calcext:value-type="string">
            <text:p>梵刹 ・ ぼんさつ [ぼんせつ] ・ Buddhist temple</text:p>
            <text:p>刹那 ・ せつな ・ moment, instant; kṣaṇa (1/75 of a second </text:p>
            <text:p>刹那的 ・ せつなてき ・ ephemeral, transitory</text:p>
            <text:p>羅刹 ・ らせつ ・ rākṣasa, evil spir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4" calcext:value-type="float">
            <text:p>524</text:p>
          </table:table-cell>
          <table:table-cell table:style-name="ce8" office:value-type="string" calcext:value-type="string">
            <text:p>刈</text:p>
          </table:table-cell>
          <table:table-cell table:style-name="ce12" office:value-type="string" calcext:value-type="string">
            <text:p>刈る ・ かる ・ [vt] cut, trim; rea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5" calcext:value-type="float">
            <text:p>525</text:p>
          </table:table-cell>
          <table:table-cell table:style-name="ce8" office:value-type="string" calcext:value-type="string">
            <text:p>絵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6" calcext:value-type="float">
            <text:p>526</text:p>
          </table:table-cell>
          <table:table-cell table:style-name="ce8" office:value-type="string" calcext:value-type="string">
            <text:p>給</text:p>
          </table:table-cell>
          <table:table-cell table:style-name="ce12" office:value-type="string" calcext:value-type="string">
            <text:p>配給 ・ はいきゅう ・ distribution, supply; rationing</text:p>
            <text:p>給与 ・ きゅうよ ・ allowance, grant; pay, salary</text:p>
            <text:p>初任給 ・ しょにんきゅう ・ initial sala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7" calcext:value-type="float">
            <text:p>527</text:p>
          </table:table-cell>
          <table:table-cell table:style-name="ce8" office:value-type="string" calcext:value-type="string">
            <text:p>巴</text:p>
          </table:table-cell>
          <table:table-cell table:style-name="ce12" office:value-type="string" calcext:value-type="string">
            <text:p>巴瓦 ・ ともえがわら ・ comma pattern til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528" calcext:value-type="float">
            <text:p>528</text:p>
          </table:table-cell>
          <table:table-cell table:style-name="ce8" office:value-type="string" calcext:value-type="string">
            <text:p>色</text:p>
          </table:table-cell>
          <table:table-cell table:style-name="ce12" office:value-type="string" calcext:value-type="string">
            <text:p>鮮やかな色 ・ あざやかないろ ・ vivid colors</text:p>
            <text:p>色素 ・ しきそ ・ pigment, coloring matter</text:p>
            <text:p>色情 ・ しきじょう ・ lust</text:p>
            <text:p>女色 ・ じょしょく ・ woman’s charms, lus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529" calcext:value-type="float">
            <text:p>529</text:p>
          </table:table-cell>
          <table:table-cell table:style-name="ce8" office:value-type="string" calcext:value-type="string">
            <text:p>声</text:p>
          </table:table-cell>
          <table:table-cell table:style-name="ce12" office:value-type="string" calcext:value-type="string">
            <text:p>大声 ・ おおごえ ・ loud voice</text:p>
            <text:p>声 ・ こえ ・ voice</text:p>
            <text:p>声価 ・ せいか ・ reputation, fame</text:p>
            <text:p>名声 ・ めいせい ・ fame, repu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0" calcext:value-type="float">
            <text:p>530</text:p>
          </table:table-cell>
          <table:table-cell table:style-name="ce8" office:value-type="string" calcext:value-type="string">
            <text:p>眉</text:p>
          </table:table-cell>
          <table:table-cell table:style-name="ce12" office:value-type="string" calcext:value-type="string">
            <text:p>眉 ・ まゆ ・ eyebrow, brow</text:p>
            <text:p>焦眉 ・ しょうび ・ emergency, urgency</text:p>
            <text:p>焦眉の急 ・ しょうびのきゅう ・ urgent n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1" calcext:value-type="float">
            <text:p>531</text:p>
          </table:table-cell>
          <table:table-cell table:style-name="ce8" office:value-type="string" calcext:value-type="string">
            <text:p>里</text:p>
          </table:table-cell>
          <table:table-cell table:style-name="ce12" office:value-type="string" calcext:value-type="string">
            <text:p>村里 ・ むらざと ・ village</text:p>
            <text:p>山里 ・ やまざと ・ mountain hamlet / village</text:p>
            <text:p>一里塚 ・ いちりづか ・ milepost, -ston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32" calcext:value-type="float">
            <text:p>532</text:p>
          </table:table-cell>
          <table:table-cell table:style-name="ce8" office:value-type="string" calcext:value-type="string">
            <text:p>理</text:p>
          </table:table-cell>
          <table:table-cell table:style-name="ce12" office:value-type="string" calcext:value-type="string">
            <text:p>代理人 ・ だいりにん ・ representative, agent, proxy</text:p>
            <text:p>受理する ・ じゅりする ・ accept a report </text:p>
            <text:p>定理 ・ ていり ・ theorem, propositi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533" calcext:value-type="float">
            <text:p>533</text:p>
          </table:table-cell>
          <table:table-cell table:style-name="ce8" office:value-type="string" calcext:value-type="string">
            <text:p>埋</text:p>
          </table:table-cell>
          <table:table-cell table:style-name="ce12" office:value-type="string" calcext:value-type="string">
            <text:p>埋める ・ うめる ・ [vt]bury, embed; fill up</text:p>
            <text:p>埋まる ・ うまる ・ [vi] be embedded; filled up, buried under</text:p>
            <text:p>埋もれる ・ うもれる ・ [vi] be buried in oblivion ; live in obscurity</text:p>
            <text:p>埋線 ・ まいせん ・ underground ca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4" calcext:value-type="float">
            <text:p>534</text:p>
          </table:table-cell>
          <table:table-cell table:style-name="ce8" office:value-type="string" calcext:value-type="string">
            <text:p>野</text:p>
          </table:table-cell>
          <table:table-cell table:style-name="ce12" office:value-type="string" calcext:value-type="string">
            <text:p>平野 ・ ひらの ・ (surname)</text:p>
            <text:p>野 ・ の ・ fie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5" calcext:value-type="float">
            <text:p>535</text:p>
          </table:table-cell>
          <table:table-cell table:style-name="ce8" office:value-type="string" calcext:value-type="string">
            <text:p>黒</text:p>
          </table:table-cell>
          <table:table-cell table:style-name="ce12" office:value-type="string" calcext:value-type="string">
            <text:p>黒ずむ ・ くろずむ ・ blacken, darken</text:p>
            <text:p>腹黒い ・ はらぐろい ・ blackhearted, malic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6" calcext:value-type="float">
            <text:p>536</text:p>
          </table:table-cell>
          <table:table-cell table:style-name="ce8" office:value-type="string" calcext:value-type="string">
            <text:p>墨</text:p>
          </table:table-cell>
          <table:table-cell table:style-name="ce12" office:value-type="string" calcext:value-type="string">
            <text:p>墨 ・ すみ ・ India ink</text:p>
            <text:p>墨汁 ・ ぼくじゅう ・ India ink, black writing fluid</text:p>
            <text:p>墨染め ・ すみぞめ ・ dyed black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537" calcext:value-type="float">
            <text:p>537</text:p>
          </table:table-cell>
          <table:table-cell table:style-name="ce8" office:value-type="string" calcext:value-type="string">
            <text:p>童</text:p>
          </table:table-cell>
          <table:table-cell table:style-name="ce12" office:value-type="string" calcext:value-type="string">
            <text:p>童 ・ わらべ ・ child</text:p>
            <text:p>児童 ・ じどう ・ child, juvenile</text:p>
            <text:p>童謡 ・ どうよう ・ children’s song, nursery rhyme</text:p>
            <text:p>童歌 ・ わらべうた ・ children’s folk song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8" calcext:value-type="float">
            <text:p>538</text:p>
          </table:table-cell>
          <table:table-cell table:style-name="ce8" office:value-type="string" calcext:value-type="string">
            <text:p>量</text:p>
          </table:table-cell>
          <table:table-cell table:style-name="ce12" office:value-type="string" calcext:value-type="string">
            <text:p>推し量る ・ おしはかる ・ [vt] conjecture, surmise, guess</text:p>
            <text:p>量感 ・ りょうかん ・ massivenes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39" calcext:value-type="float">
            <text:p>539</text:p>
          </table:table-cell>
          <table:table-cell table:style-name="ce8" office:value-type="string" calcext:value-type="string">
            <text:p>重</text:p>
          </table:table-cell>
          <table:table-cell table:style-name="ce12" office:value-type="string" calcext:value-type="string">
            <text:p>八重咲きの ・ やえざきの ・ double-flowering</text:p>
            <text:p>十重二十重 ・ とえはたえ ・ manifold, multitude</text:p>
            <text:p>重宝 ・ ちょうほう ・ convenience, usefulness, handines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40" calcext:value-type="float">
            <text:p>540</text:p>
          </table:table-cell>
          <table:table-cell table:style-name="ce8" office:value-type="string" calcext:value-type="string">
            <text:p>動</text:p>
          </table:table-cell>
          <table:table-cell table:style-name="ce12" office:value-type="string" calcext:value-type="string">
            <text:p>動かす ・ うごかす ・ [vt] move, shift, remove; set in motion, drive, operate; change, alter</text:p>
            <text:p>人事異動 ・ じんじいどう ・ personnel changes, reshuffle</text:p>
            <text:p>動かし難い ・ うごかしがたい ・ immovable; unshakable, undeniable</text:p>
            <text:p>動静 ・ どうせい ・ movements, conditions, state of affair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41" calcext:value-type="float">
            <text:p>541</text:p>
          </table:table-cell>
          <table:table-cell table:style-name="ce8" office:value-type="string" calcext:value-type="string">
            <text:p>働</text:p>
          </table:table-cell>
          <table:table-cell table:style-name="ce12" office:value-type="string" calcext:value-type="string">
            <text:p>労働 ・ ろうどう ・ labor, toil manual </text:p>
            <text:p>稼働 ・ かどう ・ work[ing]; operation of a machine </text:p>
            <text:p>下働き ・ したばたらき ・ subordinate work; underwork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2" calcext:value-type="float">
            <text:p>542</text:p>
          </table:table-cell>
          <table:table-cell table:style-name="ce8" office:value-type="string" calcext:value-type="string">
            <text:p>労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3" calcext:value-type="float">
            <text:p>543</text:p>
          </table:table-cell>
          <table:table-cell table:style-name="ce8" office:value-type="string" calcext:value-type="string">
            <text:p>協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544" calcext:value-type="float">
            <text:p>544</text:p>
          </table:table-cell>
          <table:table-cell table:style-name="ce8" office:value-type="string" calcext:value-type="string">
            <text:p>種</text:p>
          </table:table-cell>
          <table:table-cell table:style-name="ce12" office:value-type="string" calcext:value-type="string">
            <text:p>種 ・ たね ・ seed</text:p>
            <text:p>特種 ・ とくだね ・ exclusive news, scoop</text:p>
            <text:p>質種 ・ しちぐさ ・ article for pawning</text:p>
            <text:p>笑い種 ・ わらいぐさ ・ laughingstock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545" calcext:value-type="float">
            <text:p>545</text:p>
          </table:table-cell>
          <table:table-cell table:style-name="ce8" office:value-type="string" calcext:value-type="string">
            <text:p>亜</text:p>
          </table:table-cell>
          <table:table-cell table:style-name="ce12" office:value-type="string" calcext:value-type="string">
            <text:p>亜熱帯 ・ あねったい ・ subtropics</text:p>
            <text:p>亜麻 ・ あま ・ flax</text:p>
            <text:p>亜鉛 ・ あえん ・ zinc</text:p>
            <text:p>亜米利加 ・ あめりか ・ America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46" calcext:value-type="float">
            <text:p>546</text:p>
          </table:table-cell>
          <table:table-cell table:style-name="ce8" office:value-type="string" calcext:value-type="string">
            <text:p>悪</text:p>
          </table:table-cell>
          <table:table-cell table:style-name="ce12" office:value-type="string" calcext:value-type="string">
            <text:p>嫌悪 ・ けんお ・ hatred, dislike, repugnance</text:p>
            <text:p>善し悪し ・ よしあし ・ good or bad / evil, right or wrong</text:p>
            <text:p>悪しからず ・ あしからず ・ don't get me wrong, but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7" calcext:value-type="float">
            <text:p>547</text:p>
          </table:table-cell>
          <table:table-cell table:style-name="ce8" office:value-type="string" calcext:value-type="string">
            <text:p>要</text:p>
          </table:table-cell>
          <table:table-cell table:style-name="ce12" office:value-type="string" calcext:value-type="string">
            <text:p>要 ・ かなめ ・ pivot; main point, key</text:p>
            <text:p>紀要 ・ きよう ・ bulletin, proceedings</text:p>
            <text:p>要する ・ ようする ・ [vt] require, n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8" calcext:value-type="float">
            <text:p>548</text:p>
          </table:table-cell>
          <table:table-cell table:style-name="ce8" office:value-type="string" calcext:value-type="string">
            <text:p>価</text:p>
          </table:table-cell>
          <table:table-cell table:style-name="ce12" office:value-type="string" calcext:value-type="string">
            <text:p>栄養価 ・ えいようか ・ nutritive value</text:p>
            <text:p>評価する ・ ひょうかする ・ evaluate, appraise</text:p>
            <text:p>価格 ・ かかく ・ price, cos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49" calcext:value-type="float">
            <text:p>549</text:p>
          </table:table-cell>
          <table:table-cell table:style-name="ce8" office:value-type="string" calcext:value-type="string">
            <text:p>必</text:p>
          </table:table-cell>
          <table:table-cell table:style-name="ce12" office:value-type="string" calcext:value-type="string">
            <text:p>必然の ・ ひつぜんの ・ inevitable, necessary</text:p>
            <text:p>必勝 ・ ひっしょう ・ certain victory</text:p>
            <text:p>必着 ・ ひっちゃく ・ to be delivered mail, without fai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50" calcext:value-type="float">
            <text:p>550</text:p>
          </table:table-cell>
          <table:table-cell table:style-name="ce8" office:value-type="string" calcext:value-type="string">
            <text:p>証</text:p>
          </table:table-cell>
          <table:table-cell table:style-name="ce12" office:value-type="string" calcext:value-type="string">
            <text:p>証 ・ あかし ・ proof, evidence, testimony of love, innocence, in Christianity, … </text:p>
            <text:p>実証 ・ じっしょう ・ actual proof</text:p>
            <text:p>身の証を立てる ・ みのあかしをたてる ・ vindicate one's innoc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1" calcext:value-type="float">
            <text:p>551</text:p>
          </table:table-cell>
          <table:table-cell table:style-name="ce8" office:value-type="string" calcext:value-type="string">
            <text:p>歪</text:p>
          </table:table-cell>
          <table:table-cell table:style-name="ce12" office:value-type="string" calcext:value-type="string">
            <text:p>歪 ・ いびつ ・ distorted, crooked, warped; oval, elliptical shap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2" calcext:value-type="float">
            <text:p>552</text:p>
          </table:table-cell>
          <table:table-cell table:style-name="ce8" office:value-type="string" calcext:value-type="string">
            <text:p>否</text:p>
          </table:table-cell>
          <table:table-cell table:style-name="ce12" office:value-type="string" calcext:value-type="string">
            <text:p>否む ・ いなむ ・ [vt] refuse, decline</text:p>
            <text:p>否めない ・ いなめない ・ undeniable, incontroverti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3" calcext:value-type="float">
            <text:p>553</text:p>
          </table:table-cell>
          <table:table-cell table:style-name="ce8" office:value-type="string" calcext:value-type="string">
            <text:p>処</text:p>
          </table:table-cell>
          <table:table-cell table:style-name="ce12" office:value-type="string" calcext:value-type="string">
            <text:p>お食事処 ・ おしょくじどころ ・ restaurant Japanese </text:p>
            <text:p>処 ・ ところ ・ place specific purpose: resting, …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54" calcext:value-type="float">
            <text:p>554</text:p>
          </table:table-cell>
          <table:table-cell table:style-name="ce8" office:value-type="string" calcext:value-type="string">
            <text:p>拠</text:p>
          </table:table-cell>
          <table:table-cell table:style-name="ce12" office:value-type="string" calcext:value-type="string">
            <text:p>占拠 ・ せんきょ ・ occupation territory, … ; exclusive possession</text:p>
            <text:p>拠出 ・ きょしゅつ ・ donation, contribution</text:p>
            <text:p>論拠 ・ ろんきょ ・ grounds of an argumen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555" calcext:value-type="float">
            <text:p>555</text:p>
          </table:table-cell>
          <table:table-cell table:style-name="ce8" office:value-type="string" calcext:value-type="string">
            <text:p>計</text:p>
          </table:table-cell>
          <table:table-cell table:style-name="ce12" office:value-type="string" calcext:value-type="string">
            <text:p>計らう ・ はからう ・ [vt] see to, manage, arrange, dispose of</text:p>
            <text:p>計る ・ はかる ・ [vt] compute, calculate, estimate; guess, surmise, fathom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56" calcext:value-type="float">
            <text:p>556</text:p>
          </table:table-cell>
          <table:table-cell table:style-name="ce8" office:value-type="string" calcext:value-type="string">
            <text:p>針</text:p>
          </table:table-cell>
          <table:table-cell table:style-name="ce12" office:value-type="string" calcext:value-type="string">
            <text:p>運針 ・ うんしん ・ handling of a needle</text:p>
            <text:p>針 ・ はり ・ needle</text:p>
            <text:p>指針 ・ ししん ・ compass needle; indicator, pointer; hand; guiding principle</text:p>
            <text:p>針状の ・ はりじょうの ・ needle-shaped, pointed</text:p>
            <text:p>針で刺す ・ はりでさす ・ prick with a needl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57" calcext:value-type="float">
            <text:p>557</text:p>
          </table:table-cell>
          <table:table-cell table:style-name="ce8" office:value-type="string" calcext:value-type="string">
            <text:p>総</text:p>
          </table:table-cell>
          <table:table-cell table:style-name="ce12" office:value-type="string" calcext:value-type="string">
            <text:p>総長 ・ そうちょう ・ president of a university, chancellor</text:p>
            <text:p>総務 ・ そうむ ・ general affairs; manager, director</text:p>
            <text:p>総菜 ・ そうざい ・ household dish daily, side, … </text:p>
            <text:p>総社 ・ そうじゃ ・ shrine enshrining several gods </text:p>
            <text:p>総論 ・ そうろん ・ introduction, outl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8" calcext:value-type="float">
            <text:p>558</text:p>
          </table:table-cell>
          <table:table-cell table:style-name="ce8" office:value-type="string" calcext:value-type="string">
            <text:p>窓</text:p>
          </table:table-cell>
          <table:table-cell table:style-name="ce12" office:value-type="string" calcext:value-type="string">
            <text:p>窓 ・ まど ・ window</text:p>
            <text:p>窓枠 ・ まどわく ・ window frame, sash</text:p>
            <text:p>出窓 ・ でまど ・ bow / bay window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59" calcext:value-type="float">
            <text:p>559</text:p>
          </table:table-cell>
          <table:table-cell table:style-name="ce8" office:value-type="string" calcext:value-type="string">
            <text:p>矢</text:p>
          </table:table-cell>
          <table:table-cell table:style-name="ce12" office:value-type="string" calcext:value-type="string">
            <text:p>一矢 ・ いっし ・ one arrow; retort</text:p>
            <text:p>矢鱈に ・ やたらに ・ indiscriminately; recklessly; thoughtlessly</text:p>
            <text:p>矢張り ・ やはり ・ as I thought, expected; also, still; after all is said and don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60" calcext:value-type="float">
            <text:p>560</text:p>
          </table:table-cell>
          <table:table-cell table:style-name="ce8" office:value-type="string" calcext:value-type="string">
            <text:p>知</text:p>
          </table:table-cell>
          <table:table-cell table:style-name="ce12" office:value-type="string" calcext:value-type="string">
            <text:p>知れる ・ しれる ・ [vi] become known; be found out; not amount too much</text:p>
            <text:p>知らせる ・ しらせる ・ [vt] let know, tell, inform, report</text:p>
            <text:p>知人 ・ ちじん ・ acquaintance, frie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1" calcext:value-type="float">
            <text:p>561</text:p>
          </table:table-cell>
          <table:table-cell table:style-name="ce8" office:value-type="string" calcext:value-type="string">
            <text:p>医</text:p>
          </table:table-cell>
          <table:table-cell table:style-name="ce12" office:value-type="string" calcext:value-type="string">
            <text:p>医院 ・ いいん ・ clinic</text:p>
            <text:p>医療 ・ いりょう ・ medical treatment / care</text:p>
            <text:p>獣医 ・ じゅうい ・ veterinari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2" calcext:value-type="float">
            <text:p>562</text:p>
          </table:table-cell>
          <table:table-cell table:style-name="ce8" office:value-type="string" calcext:value-type="string">
            <text:p>短</text:p>
          </table:table-cell>
          <table:table-cell table:style-name="ce12" office:value-type="string" calcext:value-type="string">
            <text:p>短縮 ・ たんしゅく ・ shortening, contraction, reduction</text:p>
            <text:p>手短に ・ てみじかに ・ shortly, brief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3" calcext:value-type="float">
            <text:p>563</text:p>
          </table:table-cell>
          <table:table-cell table:style-name="ce8" office:value-type="string" calcext:value-type="string">
            <text:p>失</text:p>
          </table:table-cell>
          <table:table-cell table:style-name="ce12" office:value-type="string" calcext:value-type="string">
            <text:p>失笑する ・ しっしょうする ・ burst out laughing</text:p>
            <text:p>失策 ・ しっさく ・ blunder, slip, error</text:p>
            <text:p>過失 ・ かしつ ・ error, fault, mistake; neglig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4" calcext:value-type="float">
            <text:p>564</text:p>
          </table:table-cell>
          <table:table-cell table:style-name="ce8" office:value-type="string" calcext:value-type="string">
            <text:p>鉄</text:p>
          </table:table-cell>
          <table:table-cell table:style-name="ce12" office:value-type="string" calcext:value-type="string">
            <text:p>私鉄 ・ してつ ・ railroad line nongovt / private </text:p>
            <text:p>鉄筋 ・ てっきん ・ ferro‑ concret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65" calcext:value-type="float">
            <text:p>565</text:p>
          </table:table-cell>
          <table:table-cell table:style-name="ce8" office:value-type="string" calcext:value-type="string">
            <text:p>夫</text:p>
          </table:table-cell>
          <table:table-cell table:style-name="ce12" office:value-type="string" calcext:value-type="string">
            <text:p>夫に代わって ・ おっとにかわって ・ on my husband's behalf</text:p>
            <text:p>夫 ・ おっと ・ husband</text:p>
            <text:p>農夫 ・ のうふ ・ peasant, plowman</text:p>
            <text:p>人夫 ・ にんぷ ・ coolie, porter, laborer</text:p>
            <text:p>工夫 ・ くふう ・ device, contrivance; scheme, resourc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6" calcext:value-type="float">
            <text:p>566</text:p>
          </table:table-cell>
          <table:table-cell table:style-name="ce8" office:value-type="string" calcext:value-type="string">
            <text:p>朱</text:p>
          </table:table-cell>
          <table:table-cell table:style-name="ce12" office:value-type="string" calcext:value-type="string">
            <text:p>朱に染まる ・ あけにそまる ・ welter in bloo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7" calcext:value-type="float">
            <text:p>567</text:p>
          </table:table-cell>
          <table:table-cell table:style-name="ce8" office:value-type="string" calcext:value-type="string">
            <text:p>株</text:p>
          </table:table-cell>
          <table:table-cell table:style-name="ce12" office:value-type="string" calcext:value-type="string">
            <text:p>株 ・ かぶ ・ stock; stum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8" calcext:value-type="float">
            <text:p>568</text:p>
          </table:table-cell>
          <table:table-cell table:style-name="ce8" office:value-type="string" calcext:value-type="string">
            <text:p>族</text:p>
          </table:table-cell>
          <table:table-cell table:style-name="ce12" office:value-type="string" calcext:value-type="string">
            <text:p>ながら族 ・ ながらぞく ・ persons doing two things at once studying while watching TV, … </text:p>
            <text:p>団地族 ・ だんちぞく ・ housing project dwelle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9" calcext:value-type="float">
            <text:p>569</text:p>
          </table:table-cell>
          <table:table-cell table:style-name="ce8" office:value-type="string" calcext:value-type="string">
            <text:p>旅</text:p>
          </table:table-cell>
          <table:table-cell table:style-name="ce12" office:value-type="string" calcext:value-type="string">
            <text:p>旅する ・ たびする ・ travel, take a trip</text:p>
            <text:p>旅人 ・ たびびと ・ traveler</text:p>
            <text:p>船旅 ・ ふなたび ・ voyag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570" calcext:value-type="float">
            <text:p>570</text:p>
          </table:table-cell>
          <table:table-cell table:style-name="ce8" office:value-type="string" calcext:value-type="string">
            <text:p>遊</text:p>
          </table:table-cell>
          <table:table-cell table:style-name="ce12" office:value-type="string" calcext:value-type="string">
            <text:p>遊ばす ・ あそばす ・ [vt] be pleased to, deign, condescend honorific </text:p>
            <text:p>遊び人 ・ あそびにん ・ gambler; playboy</text:p>
            <text:p>遊山 ・ ゆさん ・ excursion, outing, picnic</text:p>
            <text:p>遊興 ・ ゆうきょう ・ merrymaking, sp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1" calcext:value-type="float">
            <text:p>571</text:p>
          </table:table-cell>
          <table:table-cell table:style-name="ce8" office:value-type="string" calcext:value-type="string">
            <text:p>施</text:p>
          </table:table-cell>
          <table:table-cell table:style-name="ce12" office:value-type="string" calcext:value-type="string">
            <text:p>施薬 ・ せやく ・ free medicine</text:p>
            <text:p>施行する ・ せぎょうする ・ give al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2" calcext:value-type="float">
            <text:p>572</text:p>
          </table:table-cell>
          <table:table-cell table:style-name="ce8" office:value-type="string" calcext:value-type="string">
            <text:p>旋</text:p>
          </table:table-cell>
          <table:table-cell table:style-name="ce12" office:value-type="string" calcext:value-type="string">
            <text:p>旋律 ・ せんりつ ・ melody</text:p>
            <text:p>旋盤 ・ せんばん ・ lath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3" calcext:value-type="float">
            <text:p>573</text:p>
          </table:table-cell>
          <table:table-cell table:style-name="ce8" office:value-type="string" calcext:value-type="string">
            <text:p>旗</text:p>
          </table:table-cell>
          <table:table-cell table:style-name="ce12" office:value-type="string" calcext:value-type="string">
            <text:p>旗 ・ はた ・ flag, banner</text:p>
            <text:p>旗揚げ ・ はたあげ ・ raising an army; launching busines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74" calcext:value-type="float">
            <text:p>574</text:p>
          </table:table-cell>
          <table:table-cell table:style-name="ce8" office:value-type="string" calcext:value-type="string">
            <text:p>放</text:p>
          </table:table-cell>
          <table:table-cell table:style-name="ce12" office:value-type="string" calcext:value-type="string">
            <text:p>放る ・ ほうる ・ [vt] throw, toss, fling, cast; throw up, neglect</text:p>
            <text:p>民放 ・ みんぽう ・ commercial broadcast</text:p>
            <text:p>開けっ放す ・ あけっぱなす ・ leave ope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75" calcext:value-type="float">
            <text:p>575</text:p>
          </table:table-cell>
          <table:table-cell table:style-name="ce8" office:value-type="string" calcext:value-type="string">
            <text:p>激</text:p>
          </table:table-cell>
          <table:table-cell table:style-name="ce12" office:value-type="string" calcext:value-type="string">
            <text:p>激しさ ・ はげしさ ・ intensity, severity</text:p>
            <text:p>激賞 ・ げきしょう ・ high praise, unbounded admiration</text:p>
            <text:p>激情 ・ げきじょう ・ violent emotion;  passion, fu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6" calcext:value-type="float">
            <text:p>576</text:p>
          </table:table-cell>
          <table:table-cell table:style-name="ce8" office:value-type="string" calcext:value-type="string">
            <text:p>牧</text:p>
          </table:table-cell>
          <table:table-cell table:style-name="ce12" office:value-type="string" calcext:value-type="string">
            <text:p>牧童 ・ ぼくどう ・ cowboy; shepherd</text:p>
            <text:p>牧野 ・ ぼくや ・ pasture land, ranc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7" calcext:value-type="float">
            <text:p>577</text:p>
          </table:table-cell>
          <table:table-cell table:style-name="ce8" office:value-type="string" calcext:value-type="string">
            <text:p>位</text:p>
          </table:table-cell>
          <table:table-cell table:style-name="ce12" office:value-type="string" calcext:value-type="string">
            <text:p>位 ・ くらい ・ rank; position</text:p>
            <text:p>各位 ・ かくい ・ gentlemen, sirs</text:p>
            <text:p>位に就く ・ くらいにつく ・ ascend to the thr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8" calcext:value-type="float">
            <text:p>578</text:p>
          </table:table-cell>
          <table:table-cell table:style-name="ce8" office:value-type="string" calcext:value-type="string">
            <text:p>泣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79" calcext:value-type="float">
            <text:p>579</text:p>
          </table:table-cell>
          <table:table-cell table:style-name="ce8" office:value-type="string" calcext:value-type="string">
            <text:p>笑</text:p>
          </table:table-cell>
          <table:table-cell table:style-name="ce12" office:value-type="string" calcext:value-type="string">
            <text:p>笑い物 ・ わらいもの ・ object of ridicule, subject of derision</text:p>
            <text:p>一笑する ・ いっしょうする ・ laugh a laugh, smile a smile</text:p>
            <text:p>笑み ・ えみ ・ smi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80" calcext:value-type="float">
            <text:p>580</text:p>
          </table:table-cell>
          <table:table-cell table:style-name="ce8" office:value-type="string" calcext:value-type="string">
            <text:p>専</text:p>
          </table:table-cell>
          <table:table-cell table:style-name="ce12" office:value-type="string" calcext:value-type="string">
            <text:p>専有 ・ せんゆう ・ exclusive possession, monopoly</text:p>
            <text:p>専攻する ・ せんこうする ・ major in, specialize in</text:p>
            <text:p>専ら ・ もっぱら ・ entirely, exclusively, wholly, solel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581" calcext:value-type="float">
            <text:p>581</text:p>
          </table:table-cell>
          <table:table-cell table:style-name="ce8" office:value-type="string" calcext:value-type="string">
            <text:p>恵</text:p>
          </table:table-cell>
          <table:table-cell table:style-name="ce12" office:value-type="string" calcext:value-type="string">
            <text:p>互恵 ・ ごけい ・ reciprocity, mutual benefits</text:p>
            <text:p>恵方 ・ えほう ・ lucky direction</text:p>
            <text:p>恵まれる ・ めぐまれる ・ [vi] be blessed; be privileged, favored</text:p>
            <text:p>恩恵 ・ おんけい ・ benefit, favor, grace, bless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2" calcext:value-type="float">
            <text:p>582</text:p>
          </table:table-cell>
          <table:table-cell table:style-name="ce8" office:value-type="string" calcext:value-type="string">
            <text:p>連</text:p>
          </table:table-cell>
          <table:table-cell table:style-name="ce12" office:value-type="string" calcext:value-type="string">
            <text:p>二人連れ ・ ふたりづれ ・ party of two</text:p>
            <text:p>連なる ・ つらなる ・ [vi] range, stand in a row; atten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83" calcext:value-type="float">
            <text:p>583</text:p>
          </table:table-cell>
          <table:table-cell table:style-name="ce8" office:value-type="string" calcext:value-type="string">
            <text:p>軍</text:p>
          </table:table-cell>
          <table:table-cell table:style-name="ce12" office:value-type="string" calcext:value-type="string">
            <text:p>一軍 ・ いちぐん ・ major league team</text:p>
            <text:p>敵軍 ・ てきぐん ・ hostile army force, enemy troops</text:p>
            <text:p>軍国主義 ・ ぐんこくしゅぎ ・ militaris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4" calcext:value-type="float">
            <text:p>584</text:p>
          </table:table-cell>
          <table:table-cell table:style-name="ce8" office:value-type="string" calcext:value-type="string">
            <text:p>運</text:p>
          </table:table-cell>
          <table:table-cell table:style-name="ce12" office:value-type="string" calcext:value-type="string">
            <text:p>運び ・ はこび ・ carriage; step, pace; progress, development; stage</text:p>
            <text:p>運び出す ・ はこびだす ・ bring out, carry 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5" calcext:value-type="float">
            <text:p>585</text:p>
          </table:table-cell>
          <table:table-cell table:style-name="ce8" office:value-type="string" calcext:value-type="string">
            <text:p>蓮</text:p>
          </table:table-cell>
          <table:table-cell table:style-name="ce12" office:value-type="string" calcext:value-type="string">
            <text:p>蓮 ・ はちす ・ lotus elega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6" calcext:value-type="float">
            <text:p>586</text:p>
          </table:table-cell>
          <table:table-cell table:style-name="ce8" office:value-type="string" calcext:value-type="string">
            <text:p>隊</text:p>
          </table:table-cell>
          <table:table-cell table:style-name="ce12" office:value-type="string" calcext:value-type="string">
            <text:p>デモ隊 ・ でもたい ・ demonstrators</text:p>
            <text:p>隊形 ・ たいけい ・ battle formation, disposition of troop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7" calcext:value-type="float">
            <text:p>587</text:p>
          </table:table-cell>
          <table:table-cell table:style-name="ce8" office:value-type="string" calcext:value-type="string">
            <text:p>呈</text:p>
          </table:table-cell>
          <table:table-cell table:style-name="ce12" office:value-type="string" calcext:value-type="string">
            <text:p>呈色 ・ ていしき ・ color, coloring</text:p>
            <text:p>謹呈する ・ きんていする ・ make a present</text:p>
            <text:p>贈呈 ・ ぞうてい ・ present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88" calcext:value-type="float">
            <text:p>588</text:p>
          </table:table-cell>
          <table:table-cell table:style-name="ce8" office:value-type="string" calcext:value-type="string">
            <text:p>程</text:p>
          </table:table-cell>
          <table:table-cell table:style-name="ce12" office:value-type="string" calcext:value-type="string">
            <text:p>程 ・ ほど ・ extent; about, or so</text:p>
            <text:p>程無く ・ ほどなく ・ soon afterward ; shortly; before long</text:p>
            <text:p>日程 ・ にってい ・ a day’s program, order of the 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9" calcext:value-type="float">
            <text:p>589</text:p>
          </table:table-cell>
          <table:table-cell table:style-name="ce8" office:value-type="string" calcext:value-type="string">
            <text:p>聖</text:p>
          </table:table-cell>
          <table:table-cell table:style-name="ce12" office:value-type="string" calcext:value-type="string">
            <text:p>聖賢 ・ せいけん ・ saints and sages</text:p>
            <text:p>聖火 ・ せいか ・ sacred fire / torch</text:p>
            <text:p>聖の御代 ・ ひじりのみよ ・ emperor’s reig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0" calcext:value-type="float">
            <text:p>590</text:p>
          </table:table-cell>
          <table:table-cell table:style-name="ce8" office:value-type="string" calcext:value-type="string">
            <text:p>丑</text:p>
          </table:table-cell>
          <table:table-cell table:style-name="ce12" office:value-type="string" calcext:value-type="string">
            <text:p>丑三つ時 ・ うしみつどき ・ in the dead of nigh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591" calcext:value-type="float">
            <text:p>591</text:p>
          </table:table-cell>
          <table:table-cell table:style-name="ce8" office:value-type="string" calcext:value-type="string">
            <text:p>紐</text:p>
          </table:table-cell>
          <table:table-cell table:style-name="ce12" office:value-type="string" calcext:value-type="string">
            <text:p>靴紐 ・ くつひも ・ shoelace</text:p>
            <text:p>紐帯 ・ ちゅうたい ・ cords and belts; bond, ties; important social ties</text:p>
            <text:p>紐解く ・ ひもとく ・ open, untie, read, peruse scroll, book </text:p>
            <text:p>腰紐 ・ こしひも ・ sash for securing a kimono at the wai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2" calcext:value-type="float">
            <text:p>592</text:p>
          </table:table-cell>
          <table:table-cell table:style-name="ce8" office:value-type="string" calcext:value-type="string">
            <text:p>革</text:p>
          </table:table-cell>
          <table:table-cell table:style-name="ce12" office:value-type="string" calcext:value-type="string">
            <text:p>革靴 ・ かわぐつ ・ leather shoes</text:p>
            <text:p>革手袋 ・ かわてぶくろ ・ leather gloves</text:p>
            <text:p>皮革 ・ ひかく ・ leather, hid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3" calcext:value-type="float">
            <text:p>593</text:p>
          </table:table-cell>
          <table:table-cell table:style-name="ce8" office:value-type="string" calcext:value-type="string">
            <text:p>靴</text:p>
          </table:table-cell>
          <table:table-cell table:style-name="ce12" office:value-type="string" calcext:value-type="string">
            <text:p>長靴 ・ ながぐつ ・ top boo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4" calcext:value-type="float">
            <text:p>594</text:p>
          </table:table-cell>
          <table:table-cell table:style-name="ce8" office:value-type="string" calcext:value-type="string">
            <text:p>鞄</text:p>
          </table:table-cell>
          <table:table-cell table:style-name="ce12" office:value-type="string" calcext:value-type="string">
            <text:p>鞄 ・ かばん ・ bag, briefcase</text:p>
            <text:p>通学鞄 ・ つうがくかばん ・ school ba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5" calcext:value-type="float">
            <text:p>595</text:p>
          </table:table-cell>
          <table:table-cell table:style-name="ce8" office:value-type="string" calcext:value-type="string">
            <text:p>皮</text:p>
          </table:table-cell>
          <table:table-cell table:style-name="ce12" office:value-type="string" calcext:value-type="string">
            <text:p>脱皮 ・ だっぴ ・ ecdysis; self-renewal</text:p>
            <text:p>樹皮 ・ じゅひ ・ bark</text:p>
            <text:p>皮財布 ・ かわざいふ ・ leather walle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96" calcext:value-type="float">
            <text:p>596</text:p>
          </table:table-cell>
          <table:table-cell table:style-name="ce8" office:value-type="string" calcext:value-type="string">
            <text:p>破</text:p>
          </table:table-cell>
          <table:table-cell table:style-name="ce12" office:value-type="string" calcext:value-type="string">
            <text:p>難破 ・ なんぱ ・ shipwreck</text:p>
            <text:p>見破る ・ みやぶる ・ [vt] see through, penetrate, read another’s thoughts </text:p>
            <text:p>破れ目 ・ やぶれめ ・ rent, tear, spl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7" calcext:value-type="float">
            <text:p>597</text:p>
          </table:table-cell>
          <table:table-cell table:style-name="ce8" office:value-type="string" calcext:value-type="string">
            <text:p>彼</text:p>
          </table:table-cell>
          <table:table-cell table:style-name="ce12" office:value-type="string" calcext:value-type="string">
            <text:p>彼岸 ・ ひがん ・ equinoctial week; the other sh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8" calcext:value-type="float">
            <text:p>598</text:p>
          </table:table-cell>
          <table:table-cell table:style-name="ce8" office:value-type="string" calcext:value-type="string">
            <text:p>波</text:p>
          </table:table-cell>
          <table:table-cell table:style-name="ce12" office:value-type="string" calcext:value-type="string">
            <text:p>津波 ・ つなみ ・ tidal wave</text:p>
            <text:p>人波 ・ ひとなみ ・ surging crow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9" calcext:value-type="float">
            <text:p>599</text:p>
          </table:table-cell>
          <table:table-cell table:style-name="ce8" office:value-type="string" calcext:value-type="string">
            <text:p>果</text:p>
          </table:table-cell>
          <table:table-cell table:style-name="ce12" office:value-type="string" calcext:value-type="string">
            <text:p>果て ・ はて ・ end, extremity, limit</text:p>
            <text:p>使い果たす ・ つかいはたす ・ [vt] use up, spend 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0" calcext:value-type="float">
            <text:p>600</text:p>
          </table:table-cell>
          <table:table-cell table:style-name="ce8" office:value-type="string" calcext:value-type="string">
            <text:p>課</text:p>
          </table:table-cell>
          <table:table-cell table:style-name="ce12" office:value-type="string" calcext:value-type="string">
            <text:p>日課 ・ にっか ・ daily lesson / task</text:p>
            <text:p>課税 ・ かぜい ・ taxation</text:p>
            <text:p>次の課 ・ つぎのか ・ next less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01" calcext:value-type="float">
            <text:p>601</text:p>
          </table:table-cell>
          <table:table-cell table:style-name="ce8" office:value-type="string" calcext:value-type="string">
            <text:p>巣</text:p>
          </table:table-cell>
          <table:table-cell table:style-name="ce12" office:value-type="string" calcext:value-type="string">
            <text:p>巣箱 ・ すばこ ・ bird box / house</text:p>
            <text:p>蜂巣 ・ ほうそう ・ beehive, hive</text:p>
            <text:p>営巣 ・ えいそう ・ nest building</text:p>
            <text:p>巣食う ・ すくう ・ [vi] build a nest, nest; haunt, hang 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2" calcext:value-type="float">
            <text:p>602</text:p>
          </table:table-cell>
          <table:table-cell table:style-name="ce8" office:value-type="string" calcext:value-type="string">
            <text:p>菓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03" calcext:value-type="float">
            <text:p>603</text:p>
          </table:table-cell>
          <table:table-cell table:style-name="ce8" office:value-type="string" calcext:value-type="string">
            <text:p>茶</text:p>
          </table:table-cell>
          <table:table-cell table:style-name="ce12" office:value-type="string" calcext:value-type="string">
            <text:p>お茶 ・ おちゃ ・ tea, green tea; tea ceremony</text:p>
            <text:p>無茶な ・ むちゃな ・ absurd, unreasonable; reckless; excessive; disorderly</text:p>
            <text:p>無茶苦茶な ・ むちゃくちゃな ・ confused; incoherent; absurd, unreasonabl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04" calcext:value-type="float">
            <text:p>604</text:p>
          </table:table-cell>
          <table:table-cell table:style-name="ce8" office:value-type="string" calcext:value-type="string">
            <text:p>世</text:p>
          </table:table-cell>
          <table:table-cell table:style-name="ce12" office:value-type="string" calcext:value-type="string">
            <text:p>世帯 ・ せたい ・ household, home</text:p>
            <text:p>この世 ・ このよ ・ this world, present life</text:p>
            <text:p>あの世 ・ あのよ ・ the other world, world of the de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5" calcext:value-type="float">
            <text:p>605</text:p>
          </table:table-cell>
          <table:table-cell table:style-name="ce8" office:value-type="string" calcext:value-type="string">
            <text:p>葉</text:p>
          </table:table-cell>
          <table:table-cell table:style-name="ce12" office:value-type="string" calcext:value-type="string">
            <text:p>子葉 ・ しよう ・ seed leaf, cotyledon</text:p>
            <text:p>落葉 ・ らくよう ・ fall of leaves; fallen leave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606" calcext:value-type="float">
            <text:p>606</text:p>
          </table:table-cell>
          <table:table-cell table:style-name="ce8" office:value-type="string" calcext:value-type="string">
            <text:p>棄</text:p>
          </table:table-cell>
          <table:table-cell table:style-name="ce12" office:value-type="string" calcext:value-type="string">
            <text:p>棄却する ・ ききゃくする ・ turn down, reject, renounce</text:p>
            <text:p>棄権する ・ きけんする ・ abstain from voting, abandon one’s r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7" calcext:value-type="float">
            <text:p>607</text:p>
          </table:table-cell>
          <table:table-cell table:style-name="ce8" office:value-type="string" calcext:value-type="string">
            <text:p>緑</text:p>
          </table:table-cell>
          <table:table-cell table:style-name="ce12" office:value-type="string" calcext:value-type="string">
            <text:p>浅緑 ・ あさみどり [せんりょく] ・ light green</text:p>
            <text:p>緑地 ・ りょくち ・ green tract of l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8" calcext:value-type="float">
            <text:p>608</text:p>
          </table:table-cell>
          <table:table-cell table:style-name="ce8" office:value-type="string" calcext:value-type="string">
            <text:p>録</text:p>
          </table:table-cell>
          <table:table-cell table:style-name="ce12" office:value-type="string" calcext:value-type="string">
            <text:p>会議録 ・ かいぎろく ・ minutes, proceeding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609" calcext:value-type="float">
            <text:p>609</text:p>
          </table:table-cell>
          <table:table-cell table:style-name="ce8" office:value-type="string" calcext:value-type="string">
            <text:p>剝</text:p>
          </table:table-cell>
          <table:table-cell table:style-name="ce12" office:value-type="string" calcext:value-type="string">
            <text:p>剝ぐ ・ はぐ ・ [vt] skin, flay; peel, tear, rip, strip off a surface ; disrobe, strip, deprive so. of</text:p>
            <text:p>剝製 ・ はくせい ・ stuffing, mounting; stuffed animal</text:p>
            <text:p>剝げる ・ はげる ・ [vi] peel, come, wear off; fade, discolor</text:p>
            <text:p>剝がれる ・ はがれる ・ [vi] peel off, come unstuck from a surface </text:p>
            <text:p>剝がす ・ はがす ・ [vt] skin, flay; peel, tear, rip, strip off a surface </text:p>
            <text:p>剝落 ・ はくらく ・ coming, peeling off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10" calcext:value-type="float">
            <text:p>610</text:p>
          </table:table-cell>
          <table:table-cell table:style-name="ce8" office:value-type="string" calcext:value-type="string">
            <text:p>縁</text:p>
          </table:table-cell>
          <table:table-cell table:style-name="ce12" office:value-type="string" calcext:value-type="string">
            <text:p>縁側 ・ えんがわ ・ veranda</text:p>
            <text:p>宿縁 ・ しゅくえん ・ karma, destiny, fate</text:p>
            <text:p>因縁 ・ いんねん ・ connection, affinity; origin, (in)direct causes; karma, fate; pretext</text:p>
            <text:p>縁取り ・ ふちどり ・ bordering, hemm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11" calcext:value-type="float">
            <text:p>611</text:p>
          </table:table-cell>
          <table:table-cell table:style-name="ce8" office:value-type="string" calcext:value-type="string">
            <text:p>介</text:p>
          </table:table-cell>
          <table:table-cell table:style-name="ce12" office:value-type="string" calcext:value-type="string">
            <text:p>厄介 ・ やっかい ・ trouble, annoyance</text:p>
            <text:p>介抱する ・ かいほうする ・ nurse, care for</text:p>
            <text:p>仲介 ・ ちゅうかい ・ medi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12" calcext:value-type="float">
            <text:p>612</text:p>
          </table:table-cell>
          <table:table-cell table:style-name="ce8" office:value-type="string" calcext:value-type="string">
            <text:p>界</text:p>
          </table:table-cell>
          <table:table-cell table:style-name="ce12" office:value-type="string" calcext:value-type="string">
            <text:p>他界する ・ たかいする ・ die, pass away</text:p>
            <text:p>各界 ・ かっかい ・ every sphere of life, various circles</text:p>
            <text:p>経済界 ・ けいざいかい ・ economic world, financial circle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13" calcext:value-type="float">
            <text:p>613</text:p>
          </table:table-cell>
          <table:table-cell table:style-name="ce8" office:value-type="string" calcext:value-type="string">
            <text:p>浮</text:p>
          </table:table-cell>
          <table:table-cell table:style-name="ce12" office:value-type="string" calcext:value-type="string">
            <text:p>浮説 ・ ふせつ ・ wild rumor, speculation</text:p>
            <text:p>浮く ・ うく ・ [vi] float</text:p>
            <text:p>浮かれる ・ うかれる ・ [vi] become buoyant; be gay, in high spirits</text:p>
            <text:p>浮かぶ ・ うかぶ ・ [vi] float; appear; come to mind</text:p>
            <text:p>浮かべる ・ うかべる ・ [vt] float, sail; express, show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14" calcext:value-type="float">
            <text:p>614</text:p>
          </table:table-cell>
          <table:table-cell table:style-name="ce8" office:value-type="string" calcext:value-type="string">
            <text:p>将</text:p>
          </table:table-cell>
          <table:table-cell table:style-name="ce12" office:value-type="string" calcext:value-type="string">
            <text:p>将官 ・ しょうかん ・ general, admiral</text:p>
            <text:p>陸将 ・ りくしょう ・ lieutenant general, general officer</text:p>
            <text:p>女将 ・ じょしょう [おかみ] ・ mistress, proprietress, landla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15" calcext:value-type="float">
            <text:p>615</text:p>
          </table:table-cell>
          <table:table-cell table:style-name="ce8" office:value-type="string" calcext:value-type="string">
            <text:p>奨</text:p>
          </table:table-cell>
          <table:table-cell table:style-name="ce12" office:value-type="string" calcext:value-type="string">
            <text:p>奨励 ・ しょうれい ・ encouragement, incitement, promotion, stimulation</text:p>
            <text:p>報奨 ・ ほうしょう ・ reward, compens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16" calcext:value-type="float">
            <text:p>616</text:p>
          </table:table-cell>
          <table:table-cell table:style-name="ce8" office:value-type="string" calcext:value-type="string">
            <text:p>状</text:p>
          </table:table-cell>
          <table:table-cell table:style-name="ce12" office:value-type="string" calcext:value-type="string">
            <text:p>現状 ・ げんじょう ・ present condition</text:p>
            <text:p>賞状 ・ しょうじょう ・ certificate of meri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17" calcext:value-type="float">
            <text:p>617</text:p>
          </table:table-cell>
          <table:table-cell table:style-name="ce8" office:value-type="string" calcext:value-type="string">
            <text:p>病</text:p>
          </table:table-cell>
          <table:table-cell table:style-name="ce12" office:value-type="string" calcext:value-type="string">
            <text:p>病弱な ・ びょうじゃくな ・ weak(ly), sickly</text:p>
            <text:p>疾病 ・ しっぺい ・ sickness, disease</text:p>
            <text:p>病み付く ・ やみつく ・ be taken ill; give oneself up to , become absorbed in , addicte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18" calcext:value-type="float">
            <text:p>618</text:p>
          </table:table-cell>
          <table:table-cell table:style-name="ce8" office:value-type="string" calcext:value-type="string">
            <text:p>症</text:p>
          </table:table-cell>
          <table:table-cell table:style-name="ce12" office:value-type="string" calcext:value-type="string">
            <text:p>不眠症 ・ ふみんしょう ・ insomnia</text:p>
            <text:p>神経症 ・ しんけいしょう ・ neurosis, nervous disease</text:p>
            <text:p>症状 ・ しょうじょう ・ symptom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19" calcext:value-type="float">
            <text:p>619</text:p>
          </table:table-cell>
          <table:table-cell table:style-name="ce8" office:value-type="string" calcext:value-type="string">
            <text:p>痛</text:p>
          </table:table-cell>
          <table:table-cell table:style-name="ce12" office:value-type="string" calcext:value-type="string">
            <text:p>痛む ・ いたむ ・ [vi] feel pain, hurt, ache</text:p>
            <text:p>痛ましい ・ いたましい ・ sad, heartbreaking, piteous, pathetic, miserable</text:p>
            <text:p>痛める ・ いためる ・ [vt] inflict pain, hurt, injure; bother, worry, afflict</text:p>
            <text:p>痛痛しい ・ いたいたしい ・ pitiful, pathetic</text:p>
            <text:p>筋肉痛 ・ きんにくつう ・ muscular p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0" calcext:value-type="float">
            <text:p>620</text:p>
          </table:table-cell>
          <table:table-cell table:style-name="ce8" office:value-type="string" calcext:value-type="string">
            <text:p>憶</text:p>
          </table:table-cell>
          <table:table-cell table:style-name="ce12" office:value-type="string" calcext:value-type="string">
            <text:p>憶測 ・ おくそく ・ conjecture, speculation, guess</text:p>
            <text:p>憶説 ・ おくせつ ・ hypothesis, speculation</text:p>
            <text:p>追憶 ・ ついおく ・ recollection, retrospec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21" calcext:value-type="float">
            <text:p>621</text:p>
          </table:table-cell>
          <table:table-cell table:style-name="ce8" office:value-type="string" calcext:value-type="string">
            <text:p>臆</text:p>
          </table:table-cell>
          <table:table-cell table:style-name="ce12" office:value-type="string" calcext:value-type="string">
            <text:p>臆面もなく ・ おくめんもなく ・ audaciously, impudently, unabashedly</text:p>
            <text:p>臆説 ・ おくせつ ・ hypothesis, speculation</text:p>
            <text:p>臆測 ・ おくそく ・ conjecture, speculation, guess</text:p>
            <text:p>臆断 ・ おくだん ・ jumping to hasty conclus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2" calcext:value-type="float">
            <text:p>622</text:p>
          </table:table-cell>
          <table:table-cell table:style-name="ce8" office:value-type="string" calcext:value-type="string">
            <text:p>億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3" calcext:value-type="float">
            <text:p>623</text:p>
          </table:table-cell>
          <table:table-cell table:style-name="ce8" office:value-type="string" calcext:value-type="string">
            <text:p>視</text:p>
          </table:table-cell>
          <table:table-cell table:style-name="ce12" office:value-type="string" calcext:value-type="string">
            <text:p>敵視する ・ てきしする ・ regard as an enemy</text:p>
            <text:p>視る ・ みる ・ [vt] look over, examine; look up, refer t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4" calcext:value-type="float">
            <text:p>624</text:p>
          </table:table-cell>
          <table:table-cell table:style-name="ce8" office:value-type="string" calcext:value-type="string">
            <text:p>規</text:p>
          </table:table-cell>
          <table:table-cell table:style-name="ce12" office:value-type="string" calcext:value-type="string">
            <text:p>新規に ・ しんきに ・ newly</text:p>
            <text:p>規模 ・ きぼ ・ scale, scope</text:p>
            <text:p>内規 ・ ないき ・ private rules / regulations, bylaw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5" calcext:value-type="float">
            <text:p>625</text:p>
          </table:table-cell>
          <table:table-cell table:style-name="ce8" office:value-type="string" calcext:value-type="string">
            <text:p>則</text:p>
          </table:table-cell>
          <table:table-cell table:style-name="ce12" office:value-type="string" calcext:value-type="string">
            <text:p>鉄則 ・ てっそく ・ ironclad rule, immutable law</text:p>
            <text:p>則を越える ・ のりをこえる ・ violate the laws of natur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26" calcext:value-type="float">
            <text:p>626</text:p>
          </table:table-cell>
          <table:table-cell table:style-name="ce8" office:value-type="string" calcext:value-type="string">
            <text:p>側</text:p>
          </table:table-cell>
          <table:table-cell table:style-name="ce12" office:value-type="string" calcext:value-type="string">
            <text:p>裏側 ・ うらがわ ・ back side reverse, other; wrong </text:p>
            <text:p>敵側 ・ てきがわ ・ enemy’s side</text:p>
            <text:p>反対側 ・ はんたいがわ ・ opposite side; opponents’ s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7" calcext:value-type="float">
            <text:p>627</text:p>
          </table:table-cell>
          <table:table-cell table:style-name="ce8" office:value-type="string" calcext:value-type="string">
            <text:p>測</text:p>
          </table:table-cell>
          <table:table-cell table:style-name="ce12" office:value-type="string" calcext:value-type="string">
            <text:p>測る ・ はかる ・ [vt] measure, gauge physical dimensions </text:p>
            <text:p>不測の ・ ふそくの ・ unexpected, unfores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8" calcext:value-type="float">
            <text:p>628</text:p>
          </table:table-cell>
          <table:table-cell table:style-name="ce8" office:value-type="string" calcext:value-type="string">
            <text:p>考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629" calcext:value-type="float">
            <text:p>629</text:p>
          </table:table-cell>
          <table:table-cell table:style-name="ce8" office:value-type="string" calcext:value-type="string">
            <text:p>老</text:p>
          </table:table-cell>
          <table:table-cell table:style-name="ce12" office:value-type="string" calcext:value-type="string">
            <text:p>老け役 ・ ふけやく ・ role of an aged person</text:p>
            <text:p>老い先 ・ おいさき ・ remaining years of one’s life </text:p>
            <text:p>老い込む ・ おいこむ ・ grow old, weaken with age</text:p>
            <text:p>敬老 ・ けいろう ・ respect for the aged</text:p>
            <text:p>老後 ・ ろうご ・ one’s old 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0" calcext:value-type="float">
            <text:p>630</text:p>
          </table:table-cell>
          <table:table-cell table:style-name="ce8" office:value-type="string" calcext:value-type="string">
            <text:p>孝</text:p>
          </table:table-cell>
          <table:table-cell table:style-name="ce12" office:value-type="string" calcext:value-type="string">
            <text:p>孝養 ・ こうよう ・ discharge of filial duties</text:p>
            <text:p>忠孝 ・ ちゅうこう ・ loyalty and filial piet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631" calcext:value-type="float">
            <text:p>631</text:p>
          </table:table-cell>
          <table:table-cell table:style-name="ce8" office:value-type="string" calcext:value-type="string">
            <text:p>厚</text:p>
          </table:table-cell>
          <table:table-cell table:style-name="ce12" office:value-type="string" calcext:value-type="string">
            <text:p>分厚い ・ ぶあつい ・ bulky, massive</text:p>
            <text:p>厚生 ・ こうせい ・ public welfare, health promotion</text:p>
            <text:p>厚着する ・ あつぎする ・ be heavily clothed</text:p>
            <text:p>厚かましい ・ あつかましい ・ unabashed, braze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32" calcext:value-type="float">
            <text:p>632</text:p>
          </table:table-cell>
          <table:table-cell table:style-name="ce8" office:value-type="string" calcext:value-type="string">
            <text:p>教</text:p>
          </table:table-cell>
          <table:table-cell table:style-name="ce12" office:value-type="string" calcext:value-type="string">
            <text:p>教え込む ・ おしえこむ ・ [vt] inculcate, instill, train</text:p>
            <text:p>教わる ・ おそわる ・ [vt] be taught, learn, take / receive lessons in</text:p>
            <text:p>教材 ・ きょうざい ・ teaching materials / ai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3" calcext:value-type="float">
            <text:p>633</text:p>
          </table:table-cell>
          <table:table-cell table:style-name="ce8" office:value-type="string" calcext:value-type="string">
            <text:p>完</text:p>
          </table:table-cell>
          <table:table-cell table:style-name="ce12" office:value-type="string" calcext:value-type="string">
            <text:p>完備した ・ かんびした ・ fully-equipped, perfect, comple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4" calcext:value-type="float">
            <text:p>634</text:p>
          </table:table-cell>
          <table:table-cell table:style-name="ce8" office:value-type="string" calcext:value-type="string">
            <text:p>院</text:p>
          </table:table-cell>
          <table:table-cell table:style-name="ce12" office:value-type="string" calcext:value-type="string">
            <text:p>養老院 ・ ようろういん ・ institution for the aged</text:p>
            <text:p>修道院 ・ しゅうどういん ・ monastery, conv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5" calcext:value-type="float">
            <text:p>635</text:p>
          </table:table-cell>
          <table:table-cell table:style-name="ce8" office:value-type="string" calcext:value-type="string">
            <text:p>奈</text:p>
          </table:table-cell>
          <table:table-cell table:style-name="ce12" office:value-type="string" calcext:value-type="string">
            <text:p>奈落 ・ ならく ・ hell, hades; theater basemen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36" calcext:value-type="float">
            <text:p>636</text:p>
          </table:table-cell>
          <table:table-cell table:style-name="ce8" office:value-type="string" calcext:value-type="string">
            <text:p>宗</text:p>
          </table:table-cell>
          <table:table-cell table:style-name="ce12" office:value-type="string" calcext:value-type="string">
            <text:p>宗 ・ むね ・ principle, aim</text:p>
            <text:p>宗派 ・ しゅうは ・ religious sect, denomination</text:p>
            <text:p>宗旨 ・ しゅうし ・ tenets of a religious sect; religious sec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37" calcext:value-type="float">
            <text:p>637</text:p>
          </table:table-cell>
          <table:table-cell table:style-name="ce8" office:value-type="string" calcext:value-type="string">
            <text:p>祭</text:p>
          </table:table-cell>
          <table:table-cell table:style-name="ce12" office:value-type="string" calcext:value-type="string">
            <text:p>前夜祭 ・ ぜんやさい ・ the eve of a festival / holiday </text:p>
            <text:p>芸術祭 ・ げいじゅつさい ・ art festival</text:p>
            <text:p>先祖を祭る ・ せんぞをまつる ・ worship one’s ancesto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8" calcext:value-type="float">
            <text:p>638</text:p>
          </table:table-cell>
          <table:table-cell table:style-name="ce8" office:value-type="string" calcext:value-type="string">
            <text:p>際</text:p>
          </table:table-cell>
          <table:table-cell table:style-name="ce12" office:value-type="string" calcext:value-type="string">
            <text:p>際 ・ きわ ・ side, edge</text:p>
            <text:p>際限 ・ さいげん ・ limits, end, bounds</text:p>
            <text:p>あの際に ・ あのさいに ・ on that occa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9" calcext:value-type="float">
            <text:p>639</text:p>
          </table:table-cell>
          <table:table-cell table:style-name="ce8" office:value-type="string" calcext:value-type="string">
            <text:p>察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0" calcext:value-type="float">
            <text:p>640</text:p>
          </table:table-cell>
          <table:table-cell table:style-name="ce8" office:value-type="string" calcext:value-type="string">
            <text:p>祈</text:p>
          </table:table-cell>
          <table:table-cell table:style-name="ce12" office:value-type="string" calcext:value-type="string">
            <text:p>祈り ・ いのり ・ prayer</text:p>
            <text:p>祈り求める ・ いのりもとめる ・ pray for</text:p>
            <text:p>祈祷 ・ きとう ・ pray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1" calcext:value-type="float">
            <text:p>641</text:p>
          </table:table-cell>
          <table:table-cell table:style-name="ce8" office:value-type="string" calcext:value-type="string">
            <text:p>祖</text:p>
          </table:table-cell>
          <table:table-cell table:style-name="ce12" office:value-type="string" calcext:value-type="string">
            <text:p>開祖 ・ かいそ ・ founder, originator</text:p>
            <text:p>教祖 ・ きょうそ ・ founder of a religion, head of a sec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42" calcext:value-type="float">
            <text:p>642</text:p>
          </table:table-cell>
          <table:table-cell table:style-name="ce8" office:value-type="string" calcext:value-type="string">
            <text:p>助</text:p>
          </table:table-cell>
          <table:table-cell table:style-name="ce12" office:value-type="string" calcext:value-type="string">
            <text:p>助け合う ・ たすけあう ・ [vi] help each other</text:p>
            <text:p>助かる ・ たすかる ・ [vi] be helped, rescued, spared</text:p>
            <text:p>助太刀する ・ すけだちする ・ help so. in a fight , back up</text:p>
            <text:p>助役 ・ じょやく ・ assistant official; deputy mayor; deputy station-master</text:p>
            <text:p>救助 ・ きゅうじょ ・ rescue, relie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3" calcext:value-type="float">
            <text:p>643</text:p>
          </table:table-cell>
          <table:table-cell table:style-name="ce8" office:value-type="string" calcext:value-type="string">
            <text:p>仲</text:p>
          </table:table-cell>
          <table:table-cell table:style-name="ce12" office:value-type="string" calcext:value-type="string">
            <text:p>仲に入る ・ なかにはいる ・ act as an intermediary</text:p>
            <text:p>仲立ち ・ なかだち ・ intermediation</text:p>
            <text:p>仲裁人 ・ ちゅうさいにん ・ arbitrator, mediat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4" calcext:value-type="float">
            <text:p>644</text:p>
          </table:table-cell>
          <table:table-cell table:style-name="ce8" office:value-type="string" calcext:value-type="string">
            <text:p>忠</text:p>
          </table:table-cell>
          <table:table-cell table:style-name="ce12" office:value-type="string" calcext:value-type="string">
            <text:p>忠義 ・ ちゅうぎ ・ loyalty, fidelity, devotion</text:p>
            <text:p>忠告する ・ ちゅうこくする ・ advise; counsel, give warning; admonis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5" calcext:value-type="float">
            <text:p>645</text:p>
          </table:table-cell>
          <table:table-cell table:style-name="ce8" office:value-type="string" calcext:value-type="string">
            <text:p>沖</text:p>
          </table:table-cell>
          <table:table-cell table:style-name="ce12" office:value-type="string" calcext:value-type="string">
            <text:p>沖釣り ・ おきづり ・ offshore fishing</text:p>
            <text:p>沖縄 ・ おきなわ ・ Okinawa island and prefectur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46" calcext:value-type="float">
            <text:p>646</text:p>
          </table:table-cell>
          <table:table-cell table:style-name="ce8" office:value-type="string" calcext:value-type="string">
            <text:p>保</text:p>
          </table:table-cell>
          <table:table-cell table:style-name="ce12" office:value-type="string" calcext:value-type="string">
            <text:p>保つ ・ たもつ ・ [vt] preserve, sustain; maintain, keep, hold unchanged / good condition </text:p>
            <text:p>命を保つ ・ いのちをたもつ ・ preserve life</text:p>
            <text:p>保母 ・ ほぼ ・ nurse, kindergarten teach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47" calcext:value-type="float">
            <text:p>647</text:p>
          </table:table-cell>
          <table:table-cell table:style-name="ce8" office:value-type="string" calcext:value-type="string">
            <text:p>呆</text:p>
          </table:table-cell>
          <table:table-cell table:style-name="ce12" office:value-type="string" calcext:value-type="string">
            <text:p>呆気に取られる ・ あっけにとられる ・ be astonished, amazed</text:p>
            <text:p>痴呆症 ・ ちほうしょう ・ dementia</text:p>
            <text:p>阿呆 ・ あほう ・ fool, simpleton, idio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48" calcext:value-type="float">
            <text:p>648</text:p>
          </table:table-cell>
          <table:table-cell table:style-name="ce8" office:value-type="string" calcext:value-type="string">
            <text:p>守</text:p>
          </table:table-cell>
          <table:table-cell table:style-name="ce12" office:value-type="string" calcext:value-type="string">
            <text:p>守備 ・ しゅび ・ defense; fielding</text:p>
            <text:p>留守 ・ るす ・ absence from home ; caretaking; defending as one's lord is away </text:p>
            <text:p>灯台守 ・ とうだいもり ・ lighthouse keep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9" calcext:value-type="float">
            <text:p>649</text:p>
          </table:table-cell>
          <table:table-cell table:style-name="ce8" office:value-type="string" calcext:value-type="string">
            <text:p>団</text:p>
          </table:table-cell>
          <table:table-cell table:style-name="ce12" office:value-type="string" calcext:value-type="string">
            <text:p>団交 ・ だんこう ・ collective bargaining</text:p>
            <text:p>団結 ・ だんけつ ・ unity, union, solidarity</text:p>
            <text:p>公団 ・ こうだん ・ public corpor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0" calcext:value-type="float">
            <text:p>650</text:p>
          </table:table-cell>
          <table:table-cell table:style-name="ce8" office:value-type="string" calcext:value-type="string">
            <text:p>対</text:p>
          </table:table-cell>
          <table:table-cell table:style-name="ce12" office:value-type="string" calcext:value-type="string">
            <text:p>対句 ・ ついく ・ couplet, antithesis</text:p>
            <text:p>対外の ・ たいがいの ・ foreign; outsid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651" calcext:value-type="float">
            <text:p>651</text:p>
          </table:table-cell>
          <table:table-cell table:style-name="ce8" office:value-type="string" calcext:value-type="string">
            <text:p>村</text:p>
          </table:table-cell>
          <table:table-cell table:style-name="ce12" office:value-type="string" calcext:value-type="string">
            <text:p>村 ・ むら ・ village</text:p>
            <text:p>村落 ・ そんらく ・ village, hamlet</text:p>
            <text:p>漁村 ・ ぎょそん ・ fishing village</text:p>
            <text:p>村里 ・ むらざと ・ village</text:p>
            <text:p>村八分 ・ むらはちぶ ・ village ostracis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2" calcext:value-type="float">
            <text:p>652</text:p>
          </table:table-cell>
          <table:table-cell table:style-name="ce8" office:value-type="string" calcext:value-type="string">
            <text:p>才</text:p>
          </table:table-cell>
          <table:table-cell table:style-name="ce12" office:value-type="string" calcext:value-type="string">
            <text:p>何才 ・ なんさい ・ how old, what age</text:p>
            <text:p>漫才 ・ まんざい ・ comic dialogue / backchat</text:p>
            <text:p>才知 ・ さいち ・ wit and intellig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3" calcext:value-type="float">
            <text:p>653</text:p>
          </table:table-cell>
          <table:table-cell table:style-name="ce8" office:value-type="string" calcext:value-type="string">
            <text:p>財</text:p>
          </table:table-cell>
          <table:table-cell table:style-name="ce12" office:value-type="string" calcext:value-type="string">
            <text:p>財を成す ・ ざいをなす ・ build a fortune</text:p>
            <text:p>財源 ・ ざいげん ・ revenue source, financial resourc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4" calcext:value-type="float">
            <text:p>654</text:p>
          </table:table-cell>
          <table:table-cell table:style-name="ce8" office:value-type="string" calcext:value-type="string">
            <text:p>材</text:p>
          </table:table-cell>
          <table:table-cell table:style-name="ce12" office:value-type="string" calcext:value-type="string">
            <text:p>材器 ・ ざいき ・ talent, ability</text:p>
            <text:p>素材 ・ そざい ・ material; subject matter</text:p>
            <text:p>良材 ・ りょうざい ・ good timb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5" calcext:value-type="float">
            <text:p>655</text:p>
          </table:table-cell>
          <table:table-cell table:style-name="ce8" office:value-type="string" calcext:value-type="string">
            <text:p>沈</text:p>
          </table:table-cell>
          <table:table-cell table:style-name="ce12" office:value-type="string" calcext:value-type="string">
            <text:p>沈着 ・ ちんちゃく ・ composure, self-possession</text:p>
            <text:p>撃沈する ・ げきちんする ・ attack and sink a ship</text:p>
            <text:p>沈む ・ しずむ ・ [vi] sink, submerge, go down; se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56" calcext:value-type="float">
            <text:p>656</text:p>
          </table:table-cell>
          <table:table-cell table:style-name="ce8" office:value-type="string" calcext:value-type="string">
            <text:p>枕</text:p>
          </table:table-cell>
          <table:table-cell table:style-name="ce12" office:value-type="string" calcext:value-type="string">
            <text:p>枕席 ・ ちんせき ・ bedding, bed(room)</text:p>
            <text:p>手枕 ・ てまくら ・ using one’s arm for a pillow</text:p>
            <text:p>枕頭 ・ ちんとう ・ one’s bedside, head of one’s b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7" calcext:value-type="float">
            <text:p>657</text:p>
          </table:table-cell>
          <table:table-cell table:style-name="ce8" office:value-type="string" calcext:value-type="string">
            <text:p>丈</text:p>
          </table:table-cell>
          <table:table-cell table:style-name="ce12" office:value-type="string" calcext:value-type="string">
            <text:p>偉丈夫 ・ いじょうふ ・ towering / great man; hero</text:p>
            <text:p>頑丈な ・ がんじょうな ・ solid, firm; stro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58" calcext:value-type="float">
            <text:p>658</text:p>
          </table:table-cell>
          <table:table-cell table:style-name="ce8" office:value-type="string" calcext:value-type="string">
            <text:p>杖</text:p>
          </table:table-cell>
          <table:table-cell table:style-name="ce12" office:value-type="string" calcext:value-type="string">
            <text:p>杖 ・ つえ ・ cane, staff</text:p>
            <text:p>仕込み杖 ・ しこみづえ ・ sword cane</text:p>
            <text:p>杖術 ・ じょうじゅつ ・ martial art using a cane staff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59" calcext:value-type="float">
            <text:p>659</text:p>
          </table:table-cell>
          <table:table-cell table:style-name="ce8" office:value-type="string" calcext:value-type="string">
            <text:p>偉</text:p>
          </table:table-cell>
          <table:table-cell table:style-name="ce12" office:value-type="string" calcext:value-type="string">
            <text:p>偉物 ・ えらぶつ ・ extraordinary character, talented / able person</text:p>
            <text:p>偉さ ・ えらさ ・ greatness; remarkableness</text:p>
            <text:p>ど偉い ・ どえらい ・ terrible, very serious</text:p>
            <text:p>偉勲 ・ いくん ・ great achievement</text:p>
            <text:p>偉観 ・ いかん ・ grand s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0" calcext:value-type="float">
            <text:p>660</text:p>
          </table:table-cell>
          <table:table-cell table:style-name="ce8" office:value-type="string" calcext:value-type="string">
            <text:p>緯</text:p>
          </table:table-cell>
          <table:table-cell table:style-name="ce12" office:value-type="string" calcext:value-type="string">
            <text:p>経緯 ・ けいい ・ latitude and longitu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1" calcext:value-type="float">
            <text:p>661</text:p>
          </table:table-cell>
          <table:table-cell table:style-name="ce8" office:value-type="string" calcext:value-type="string">
            <text:p>衛</text:p>
          </table:table-cell>
          <table:table-cell table:style-name="ce12" office:value-type="string" calcext:value-type="string">
            <text:p>衛星 ・ えいせい ・ satellite; moon</text:p>
            <text:p>自衛 ・ じえい ・ self-defense, self-protec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2" calcext:value-type="float">
            <text:p>662</text:p>
          </table:table-cell>
          <table:table-cell table:style-name="ce8" office:value-type="string" calcext:value-type="string">
            <text:p>韓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63" calcext:value-type="float">
            <text:p>663</text:p>
          </table:table-cell>
          <table:table-cell table:style-name="ce8" office:value-type="string" calcext:value-type="string">
            <text:p>違</text:p>
          </table:table-cell>
          <table:table-cell table:style-name="ce12" office:value-type="string" calcext:value-type="string">
            <text:p>間違える ・ まちがえる ・ [vt] mistake, confuse</text:p>
            <text:p>違える ・ ちがえる ・ [vt] change, alter; mistake, make a mistake</text:p>
            <text:p>相違 ・ そうい ・ difference, disparit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64" calcext:value-type="float">
            <text:p>664</text:p>
          </table:table-cell>
          <table:table-cell table:style-name="ce8" office:value-type="string" calcext:value-type="string">
            <text:p>抱</text:p>
          </table:table-cell>
          <table:table-cell table:style-name="ce12" office:value-type="string" calcext:value-type="string">
            <text:p>抱卵 ・ ほうらん ・ incubation</text:p>
            <text:p>辛抱 ・ しんぼう ・ patience, endurance, forbearance</text:p>
            <text:p>抱き合う ・ だきあう ・ [vi] hug, embra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65" calcext:value-type="float">
            <text:p>665</text:p>
          </table:table-cell>
          <table:table-cell table:style-name="ce8" office:value-type="string" calcext:value-type="string">
            <text:p>砲</text:p>
          </table:table-cell>
          <table:table-cell table:style-name="ce12" office:value-type="string" calcext:value-type="string">
            <text:p>砲術 ・ ほうじゅつ ・ gunnery, artillery</text:p>
            <text:p>祝砲 ・ しゅくほう ・ feu de joie, artillery / gun salute</text:p>
            <text:p>砲丸 ・ ほうがん ・ cannonb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6" calcext:value-type="float">
            <text:p>666</text:p>
          </table:table-cell>
          <table:table-cell table:style-name="ce8" office:value-type="string" calcext:value-type="string">
            <text:p>泡</text:p>
          </table:table-cell>
          <table:table-cell table:style-name="ce12" office:value-type="string" calcext:value-type="string">
            <text:p>泡 ・ あわ ・ bubble, foam</text:p>
            <text:p>泡沫 ・ ほうまつ ・ bubble, foam, frot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67" calcext:value-type="float">
            <text:p>667</text:p>
          </table:table-cell>
          <table:table-cell table:style-name="ce8" office:value-type="string" calcext:value-type="string">
            <text:p>丹</text:p>
          </table:table-cell>
          <table:table-cell table:style-name="ce12" office:value-type="string" calcext:value-type="string">
            <text:p>丹精 ・ たんせい ・ efforts, pains</text:p>
            <text:p>牡丹 ・ ぼたん ・ peony, Paeonia suffruticosa</text:p>
            <text:p>丹 ・ に ・ cinnabar red, vermilion</text:p>
            <text:p>丹塗りの ・ にぬりの ・ red-painted, vermilion-lacquer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8" calcext:value-type="float">
            <text:p>668</text:p>
          </table:table-cell>
          <table:table-cell table:style-name="ce8" office:value-type="string" calcext:value-type="string">
            <text:p>舟</text:p>
          </table:table-cell>
          <table:table-cell table:style-name="ce12" office:value-type="string" calcext:value-type="string">
            <text:p>舟 ・ ふね ・ boat</text:p>
            <text:p>舟着き場 ・ ふなつきば ・ wharf</text:p>
            <text:p>舟艇 ・ しゅうてい ・ boat, craf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9" calcext:value-type="float">
            <text:p>669</text:p>
          </table:table-cell>
          <table:table-cell table:style-name="ce8" office:value-type="string" calcext:value-type="string">
            <text:p>船</text:p>
          </table:table-cell>
          <table:table-cell table:style-name="ce12" office:value-type="string" calcext:value-type="string">
            <text:p>船 ・ ふね ・ ship</text:p>
            <text:p>船旅 ・ ふなたび ・ voy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0" calcext:value-type="float">
            <text:p>670</text:p>
          </table:table-cell>
          <table:table-cell table:style-name="ce8" office:value-type="string" calcext:value-type="string">
            <text:p>舶</text:p>
          </table:table-cell>
          <table:table-cell table:style-name="ce12" office:value-type="string" calcext:value-type="string">
            <text:p>船舶業 ・ せんぱくぎょう ・ shipping industry</text:p>
            <text:p>舶載 ・ はくさい ・ ocean transportation; impor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1" calcext:value-type="float">
            <text:p>671</text:p>
          </table:table-cell>
          <table:table-cell table:style-name="ce8" office:value-type="string" calcext:value-type="string">
            <text:p>般</text:p>
          </table:table-cell>
          <table:table-cell table:style-name="ce12" office:value-type="string" calcext:value-type="string">
            <text:p>今般 ・ こんぱん ・ now, rece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2" calcext:value-type="float">
            <text:p>672</text:p>
          </table:table-cell>
          <table:table-cell table:style-name="ce8" office:value-type="string" calcext:value-type="string">
            <text:p>搬</text:p>
          </table:table-cell>
          <table:table-cell table:style-name="ce12" office:value-type="string" calcext:value-type="string">
            <text:p>可搬式 ・ かはんしき ・ porta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3" calcext:value-type="float">
            <text:p>673</text:p>
          </table:table-cell>
          <table:table-cell table:style-name="ce8" office:value-type="string" calcext:value-type="string">
            <text:p>盤</text:p>
          </table:table-cell>
          <table:table-cell table:style-name="ce12" office:value-type="string" calcext:value-type="string">
            <text:p>盤石 ・ ばんじゃく ・ huge rock; firmness</text:p>
            <text:p>落盤 ・ らくばん ・ cave-in</text:p>
            <text:p>制御盤 ・ せいぎょばん ・ control pane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4" calcext:value-type="float">
            <text:p>674</text:p>
          </table:table-cell>
          <table:table-cell table:style-name="ce8" office:value-type="string" calcext:value-type="string">
            <text:p>歯</text:p>
          </table:table-cell>
          <table:table-cell table:style-name="ce12" office:value-type="string" calcext:value-type="string">
            <text:p>歯 ・ は ・ tooth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75" calcext:value-type="float">
            <text:p>675</text:p>
          </table:table-cell>
          <table:table-cell table:style-name="ce8" office:value-type="string" calcext:value-type="string">
            <text:p>冷</text:p>
          </table:table-cell>
          <table:table-cell table:style-name="ce12" office:value-type="string" calcext:value-type="string">
            <text:p>冷たい ・ つめたい ・ cold to the touch , chilly; coldhearted, cold-blooded</text:p>
            <text:p>冷める ・ さめる ・ [vi] cool down; get cold</text:p>
            <text:p>冷える ・ ひえる ・ [vi] get cold, be cooled</text:p>
            <text:p>冷ややかさ ・ ひややかさ ・ coldness; frigidity, indifference</text:p>
            <text:p>冷やかし ・ ひやかし ・ banter, chaff, raillery; window-shopping, brows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6" calcext:value-type="float">
            <text:p>676</text:p>
          </table:table-cell>
          <table:table-cell table:style-name="ce8" office:value-type="string" calcext:value-type="string">
            <text:p>齢</text:p>
          </table:table-cell>
          <table:table-cell table:style-name="ce12" office:value-type="string" calcext:value-type="string">
            <text:p>樹齢 ・ じゅれい ・ age of a t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7" calcext:value-type="float">
            <text:p>677</text:p>
          </table:table-cell>
          <table:table-cell table:style-name="ce8" office:value-type="string" calcext:value-type="string">
            <text:p>少</text:p>
          </table:table-cell>
          <table:table-cell table:style-name="ce12" office:value-type="string" calcext:value-type="string">
            <text:p>少し ・ すこし ・ a few, a little</text:p>
            <text:p>少ない ・ すくない ・ few, not man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8" calcext:value-type="float">
            <text:p>678</text:p>
          </table:table-cell>
          <table:table-cell table:style-name="ce8" office:value-type="string" calcext:value-type="string">
            <text:p>砂</text:p>
          </table:table-cell>
          <table:table-cell table:style-name="ce12" office:value-type="string" calcext:value-type="string">
            <text:p>砂鉄 ・ さてつ ・ iron sand</text:p>
            <text:p>土砂 ・ どしゃ ・ earth and s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9" calcext:value-type="float">
            <text:p>679</text:p>
          </table:table-cell>
          <table:table-cell table:style-name="ce8" office:value-type="string" calcext:value-type="string">
            <text:p>歩</text:p>
          </table:table-cell>
          <table:table-cell table:style-name="ce12" office:value-type="string" calcext:value-type="string">
            <text:p>歩み ・ あゆみ ・ walking; step, pace</text:p>
            <text:p>歩合 ・ ぶあい ・ rate, percentage; commis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0" calcext:value-type="float">
            <text:p>680</text:p>
          </table:table-cell>
          <table:table-cell table:style-name="ce8" office:value-type="string" calcext:value-type="string">
            <text:p>渉</text:p>
          </table:table-cell>
          <table:table-cell table:style-name="ce12" office:value-type="string" calcext:value-type="string">
            <text:p>団体交渉 ・ だんたいこうしょう ・ collective bargai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1" calcext:value-type="float">
            <text:p>681</text:p>
          </table:table-cell>
          <table:table-cell table:style-name="ce8" office:value-type="string" calcext:value-type="string">
            <text:p>省</text:p>
          </table:table-cell>
          <table:table-cell table:style-name="ce12" office:value-type="string" calcext:value-type="string">
            <text:p>労力を省く ・ ろうりょくをはぶく ・ save labor</text:p>
            <text:p>省庁 ・ しょうちょう ・ Ministries and Agencies</text:p>
            <text:p>省力 ・ しょうりょく ・ labor saving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682" calcext:value-type="float">
            <text:p>682</text:p>
          </table:table-cell>
          <table:table-cell table:style-name="ce8" office:value-type="string" calcext:value-type="string">
            <text:p>相</text:p>
          </table:table-cell>
          <table:table-cell table:style-name="ce12" office:value-type="string" calcext:value-type="string">
            <text:p>首相 ・ しゅしょう ・ prime minister</text:p>
            <text:p>相続 ・ そうぞく ・ succession; inheritance</text:p>
            <text:p>相場 ・ そうば ・ market price; estimation</text:p>
            <text:p>相次いで ・ あいついで ・ in successi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683" calcext:value-type="float">
            <text:p>683</text:p>
          </table:table-cell>
          <table:table-cell table:style-name="ce8" office:value-type="string" calcext:value-type="string">
            <text:p>想</text:p>
          </table:table-cell>
          <table:table-cell table:style-name="ce12" office:value-type="string" calcext:value-type="string">
            <text:p>想う ・ おもう ・ [vt] think, believe, want heartfelt </text:p>
            <text:p>想い出 ・ おもいで ・ recollections, reminiscence heartfelt </text:p>
            <text:p>連想 ・ れんそう ・ association of ideas </text:p>
            <text:p>想定 ・ そうてい ・ hypothesis, supposition; assump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84" calcext:value-type="float">
            <text:p>684</text:p>
          </table:table-cell>
          <table:table-cell table:style-name="ce8" office:value-type="string" calcext:value-type="string">
            <text:p>称</text:p>
          </table:table-cell>
          <table:table-cell table:style-name="ce12" office:value-type="string" calcext:value-type="string">
            <text:p>総称 ・ そうしょう ・ generic name, general term</text:p>
            <text:p>病と称する ・ やまいとしょうする ・ pretend to be ill</text:p>
            <text:p>呼称する ・ こしょうする ・ call,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5" calcext:value-type="float">
            <text:p>685</text:p>
          </table:table-cell>
          <table:table-cell table:style-name="ce8" office:value-type="string" calcext:value-type="string">
            <text:p>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86" calcext:value-type="float">
            <text:p>686</text:p>
          </table:table-cell>
          <table:table-cell table:style-name="ce8" office:value-type="string" calcext:value-type="string">
            <text:p>互</text:p>
          </table:table-cell>
          <table:table-cell table:style-name="ce12" office:value-type="string" calcext:value-type="string">
            <text:p>互いの ・ たがいの ・ mutual, reciprocal</text:p>
            <text:p>互い違いに ・ たがいちがいに ・ alternately</text:p>
            <text:p>互選 ・ ごせん ・ co-opting, mutual election from own group </text:p>
            <text:p>互助 ・ ごじょ ・ mutual aid, cooper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7" calcext:value-type="float">
            <text:p>687</text:p>
          </table:table-cell>
          <table:table-cell table:style-name="ce8" office:value-type="string" calcext:value-type="string">
            <text:p>務</text:p>
          </table:table-cell>
          <table:table-cell table:style-name="ce12" office:value-type="string" calcext:value-type="string">
            <text:p>務まる ・ つとまる ・ [vt] be fit / qualified for</text:p>
            <text:p>外務 ・ がいむ ・ foreign affairs</text:p>
            <text:p>義務 ・ ぎむ ・ duty, oblig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8" calcext:value-type="float">
            <text:p>688</text:p>
          </table:table-cell>
          <table:table-cell table:style-name="ce8" office:value-type="string" calcext:value-type="string">
            <text:p>柔</text:p>
          </table:table-cell>
          <table:table-cell table:style-name="ce12" office:value-type="string" calcext:value-type="string">
            <text:p>柔らかい ・ やわらかい ・ soft</text:p>
            <text:p>柔らかみ ・ やわらかみ ・ softness touch of </text:p>
            <text:p>柔らかな風 ・ やわらかなかぜ ・ gentle breez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9" calcext:value-type="float">
            <text:p>689</text:p>
          </table:table-cell>
          <table:table-cell table:style-name="ce8" office:value-type="string" calcext:value-type="string">
            <text:p>軟</text:p>
          </table:table-cell>
          <table:table-cell table:style-name="ce12" office:value-type="string" calcext:value-type="string">
            <text:p>軟化 ・ なんか ・ softening; weakening of the market </text:p>
            <text:p>硬軟 ・ こうなん ・ hard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0" calcext:value-type="float">
            <text:p>690</text:p>
          </table:table-cell>
          <table:table-cell table:style-name="ce8" office:value-type="string" calcext:value-type="string">
            <text:p>軌</text:p>
          </table:table-cell>
          <table:table-cell table:style-name="ce12" office:value-type="string" calcext:value-type="string">
            <text:p>軌跡 ・ きせき ・ locus; tracks, trac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1" calcext:value-type="float">
            <text:p>691</text:p>
          </table:table-cell>
          <table:table-cell table:style-name="ce8" office:value-type="string" calcext:value-type="string">
            <text:p>軒</text:p>
          </table:table-cell>
          <table:table-cell table:style-name="ce12" office:value-type="string" calcext:value-type="string">
            <text:p>軒 ・ のき ・ eaves</text:p>
            <text:p>軒先 ・ のきさき ・ edge of the eaves, house front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2" calcext:value-type="float">
            <text:p>692</text:p>
          </table:table-cell>
          <table:table-cell table:style-name="ce8" office:value-type="string" calcext:value-type="string">
            <text:p>軸</text:p>
          </table:table-cell>
          <table:table-cell table:style-name="ce12" office:value-type="string" calcext:value-type="string">
            <text:p>ペンの軸 ・ ぺんのじく ・ penholder</text:p>
            <text:p>主軸 ・ しゅじく ・ principal axis; main spindle [shaft]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3" calcext:value-type="float">
            <text:p>693</text:p>
          </table:table-cell>
          <table:table-cell table:style-name="ce8" office:value-type="string" calcext:value-type="string">
            <text:p>較</text:p>
          </table:table-cell>
          <table:table-cell table:style-name="ce12" office:value-type="string" calcext:value-type="string">
            <text:p>較差 ・ かくさ ・ ran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4" calcext:value-type="float">
            <text:p>694</text:p>
          </table:table-cell>
          <table:table-cell table:style-name="ce8" office:value-type="string" calcext:value-type="string">
            <text:p>庫</text:p>
          </table:table-cell>
          <table:table-cell table:style-name="ce12" office:value-type="string" calcext:value-type="string">
            <text:p>庫入れ ・ くらいれ ・ warehousing</text:p>
            <text:p>倉庫 ・ そうこ ・ ware-, storehous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95" calcext:value-type="float">
            <text:p>695</text:p>
          </table:table-cell>
          <table:table-cell table:style-name="ce8" office:value-type="string" calcext:value-type="string">
            <text:p>蔵</text:p>
          </table:table-cell>
          <table:table-cell table:style-name="ce12" office:value-type="string" calcext:value-type="string">
            <text:p>蔵 ・ くら ・ storehouse</text:p>
            <text:p>蔵出し ・ くらだし ・ delivery of goods from a storehouse</text:p>
            <text:p>米蔵 ・ こめぐら ・ rice granary</text:p>
            <text:p>死蔵する ・ しぞうする ・ hoard up , keep sth. idl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696" calcext:value-type="float">
            <text:p>696</text:p>
          </table:table-cell>
          <table:table-cell table:style-name="ce8" office:value-type="string" calcext:value-type="string">
            <text:p>倉</text:p>
          </table:table-cell>
          <table:table-cell table:style-name="ce12" office:value-type="string" calcext:value-type="string">
            <text:p>倉 ・ くら ・ storehouse</text:p>
            <text:p>倉荷 ・ くらに ・ warehouse goods</text:p>
            <text:p>穀倉 ・ こくそう ・ granary, grain elevator</text:p>
            <text:p>弾倉 ・ だんそう ・ magazine of a rif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97" calcext:value-type="float">
            <text:p>697</text:p>
          </table:table-cell>
          <table:table-cell table:style-name="ce8" office:value-type="string" calcext:value-type="string">
            <text:p>創</text:p>
          </table:table-cell>
          <table:table-cell table:style-name="ce12" office:value-type="string" calcext:value-type="string">
            <text:p>創る ・ つくる ・ [vt] create, bring into being new things </text:p>
            <text:p>創意 ・ そうい ・ original idea, ingenuity</text:p>
            <text:p>創刊 ・ そうかん ・ launching a magazine; first issu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98" calcext:value-type="float">
            <text:p>698</text:p>
          </table:table-cell>
          <table:table-cell table:style-name="ce8" office:value-type="string" calcext:value-type="string">
            <text:p>告</text:p>
          </table:table-cell>
          <table:table-cell table:style-name="ce12" office:value-type="string" calcext:value-type="string">
            <text:p>忠告 ・ ちゅうこく ・ advice, counsel; warning, admonition</text:p>
            <text:p>上告 ・ じょうこく ・ final appeal</text:p>
            <text:p>お告げ ・ おつげ ・ oracle, revelation</text:p>
            <text:p>告げ口 ・ つげぐち ・ tell-ta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9" calcext:value-type="float">
            <text:p>699</text:p>
          </table:table-cell>
          <table:table-cell table:style-name="ce8" office:value-type="string" calcext:value-type="string">
            <text:p>造</text:p>
          </table:table-cell>
          <table:table-cell table:style-name="ce12" office:value-type="string" calcext:value-type="string">
            <text:p>創造する ・ そうぞうする ・ create</text:p>
            <text:p>創造性 ・ そうぞうせい ・ creativity</text:p>
            <text:p>造り付けの ・ つくりつけの ・ built-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00" calcext:value-type="float">
            <text:p>700</text:p>
          </table:table-cell>
          <table:table-cell table:style-name="ce8" office:value-type="string" calcext:value-type="string">
            <text:p>衣</text:p>
          </table:table-cell>
          <table:table-cell table:style-name="ce12" office:value-type="string" calcext:value-type="string">
            <text:p>衣 ・ ころも ・ outer garment, gown, priestly robe; garments, clothing, clothes</text:p>
            <text:p>更衣室 ・ こういしつ ・ locker / dressing room</text:p>
            <text:p>羽衣 ・ はごろも ・ robe of feathers; plumage, wings bird, insec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01" calcext:value-type="float">
            <text:p>701</text:p>
          </table:table-cell>
          <table:table-cell table:style-name="ce8" office:value-type="string" calcext:value-type="string">
            <text:p>依</text:p>
          </table:table-cell>
          <table:table-cell table:style-name="ce12" office:value-type="string" calcext:value-type="string">
            <text:p>帰依 ・ きえ ・ faith, devotion; conversion</text:p>
            <text:p>依嘱する ・ いしょくする ・ entrust with</text:p>
            <text:p>依頼する ・ いらいする ・ make a request</text:p>
            <text:p>依願退職 ・ いがんたいしょく ・ retirement at one’s own reques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02" calcext:value-type="float">
            <text:p>702</text:p>
          </table:table-cell>
          <table:table-cell table:style-name="ce8" office:value-type="string" calcext:value-type="string">
            <text:p>袋</text:p>
          </table:table-cell>
          <table:table-cell table:style-name="ce12" office:value-type="string" calcext:value-type="string">
            <text:p>袋 ・ ふくろ ・ bag</text:p>
            <text:p>袋入り ・ ふくろいり ・ pouched, sacked</text:p>
            <text:p>郵袋 ・ ゆうたい ・ mailbag</text:p>
            <text:p>お袋 ・ おふくろ ・ one’s moth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03" calcext:value-type="float">
            <text:p>703</text:p>
          </table:table-cell>
          <table:table-cell table:style-name="ce8" office:value-type="string" calcext:value-type="string">
            <text:p>褒</text:p>
          </table:table-cell>
          <table:table-cell table:style-name="ce12" office:value-type="string" calcext:value-type="string">
            <text:p>褒章 ・ ほうしょう ・ medal of merit</text:p>
            <text:p>毀誉褒貶 ・ きよほうへん ・ praise and censure, criticisms</text:p>
            <text:p>褒め称える ・ ほめたたえる ・ [vt] admire, applaud, prais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04" calcext:value-type="float">
            <text:p>704</text:p>
          </table:table-cell>
          <table:table-cell table:style-name="ce8" office:value-type="string" calcext:value-type="string">
            <text:p>裏</text:p>
          </table:table-cell>
          <table:table-cell table:style-name="ce12" office:value-type="string" calcext:value-type="string">
            <text:p>裏 ・ うら ・ rear, reverse, inside</text:p>
            <text:p>禁裏 ・ きんり ・ the Imperial Palace / Court</text:p>
            <text:p>裏表 ・ うらおもて ・ both sides; two faces; opposite, the) reverse; double-deal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05" calcext:value-type="float">
            <text:p>705</text:p>
          </table:table-cell>
          <table:table-cell table:style-name="ce8" office:value-type="string" calcext:value-type="string">
            <text:p>表</text:p>
          </table:table-cell>
          <table:table-cell table:style-name="ce12" office:value-type="string" calcext:value-type="string">
            <text:p>表 ・ おもて ・ front, surface, outside</text:p>
            <text:p>表にする ・ ひょうにする ・ tabulate; make a list of</text:p>
            <text:p>表れる ・ あらわれる ・ [vi] be expressed, show, become manifest</text:p>
            <text:p>表日本 ・ おもてにほん ・ Pacific side of Japa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06" calcext:value-type="float">
            <text:p>706</text:p>
          </table:table-cell>
          <table:table-cell table:style-name="ce8" office:value-type="string" calcext:value-type="string">
            <text:p>現</text:p>
          </table:table-cell>
          <table:table-cell table:style-name="ce12" office:value-type="string" calcext:value-type="string">
            <text:p>現す ・ あらわす ・ [vt] cause to appear; show, display, reveal</text:p>
            <text:p>現に ・ げんに ・ actually, really, as a matter of fact</text:p>
            <text:p>再現する ・ さいげんする ・ reenact, reprodu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7" calcext:value-type="float">
            <text:p>707</text:p>
          </table:table-cell>
          <table:table-cell table:style-name="ce8" office:value-type="string" calcext:value-type="string">
            <text:p>著</text:p>
          </table:table-cell>
          <table:table-cell table:style-name="ce12" office:value-type="string" calcext:value-type="string">
            <text:p>共著 ・ きょうちょ ・ co- / joint authorship</text:p>
            <text:p>著者 ・ ちょしゃ ・ author, writer</text:p>
            <text:p>著作権 ・ ちょさくけん ・ copyr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8" calcext:value-type="float">
            <text:p>708</text:p>
          </table:table-cell>
          <table:table-cell table:style-name="ce8" office:value-type="string" calcext:value-type="string">
            <text:p>制</text:p>
          </table:table-cell>
          <table:table-cell table:style-name="ce12" office:value-type="string" calcext:value-type="string">
            <text:p>強制する ・ きょうせいする ・ compel, force</text:p>
            <text:p>統制する ・ とうせいする ・ control, regul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9" calcext:value-type="float">
            <text:p>709</text:p>
          </table:table-cell>
          <table:table-cell table:style-name="ce8" office:value-type="string" calcext:value-type="string">
            <text:p>製</text:p>
          </table:table-cell>
          <table:table-cell table:style-name="ce12" office:value-type="string" calcext:value-type="string">
            <text:p>製図 ・ せいず ・ drafting, drawing</text:p>
            <text:p>精製 ・ せいせい ・ refining; careful manufac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0" calcext:value-type="float">
            <text:p>710</text:p>
          </table:table-cell>
          <table:table-cell table:style-name="ce8" office:value-type="string" calcext:value-type="string">
            <text:p>初</text:p>
          </table:table-cell>
          <table:table-cell table:style-name="ce12" office:value-type="string" calcext:value-type="string">
            <text:p>初初しい ・ ういういしい ・ innocent, naive, fresh</text:p>
            <text:p>書き初め ・ かきぞめ ・ New Year’s writing</text:p>
            <text:p>咲き初める ・ さきそめる ・ begin to bloo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1" calcext:value-type="float">
            <text:p>711</text:p>
          </table:table-cell>
          <table:table-cell table:style-name="ce8" office:value-type="string" calcext:value-type="string">
            <text:p>裸</text:p>
          </table:table-cell>
          <table:table-cell table:style-name="ce12" office:value-type="string" calcext:value-type="string">
            <text:p>裸線 ・ はだかせん ・ bare wire</text:p>
            <text:p>裸婦 ・ らふ ・ nude woma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12" calcext:value-type="float">
            <text:p>712</text:p>
          </table:table-cell>
          <table:table-cell table:style-name="ce8" office:value-type="string" calcext:value-type="string">
            <text:p>難</text:p>
          </table:table-cell>
          <table:table-cell table:style-name="ce12" office:value-type="string" calcext:value-type="string">
            <text:p>難い ・ かたい ・ difficult, hard</text:p>
            <text:p>難色 ・ なんしょく ・ disapproval, reluctance</text:p>
            <text:p>難無く ・ なんなく ・ easily, without difficulty</text:p>
            <text:p>無難 ・ ぶなん ・ safety, security; faultlessnes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13" calcext:value-type="float">
            <text:p>713</text:p>
          </table:table-cell>
          <table:table-cell table:style-name="ce8" office:value-type="string" calcext:value-type="string">
            <text:p>准</text:p>
          </table:table-cell>
          <table:table-cell table:style-name="ce12" office:value-type="string" calcext:value-type="string">
            <text:p>准尉 ・ じゅんい ・ warrant officer</text:p>
            <text:p>准看護婦 ・ じゅんかんごふ ・ junior nurse</text:p>
            <text:p>准将 ・ じゅんしょう ・ commodore, brigadier general</text:p>
            <text:p>批准 ・ ひじゅん ・ ratification, ratif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714" calcext:value-type="float">
            <text:p>714</text:p>
          </table:table-cell>
          <table:table-cell table:style-name="ce8" office:value-type="string" calcext:value-type="string">
            <text:p>準</text:p>
          </table:table-cell>
          <table:table-cell table:style-name="ce12" office:value-type="string" calcext:value-type="string">
            <text:p>準急 ・ じゅんきゅう ・ local express, semi-express train </text:p>
            <text:p>準備する ・ じゅんびする ・ provide for; prepare against</text:p>
            <text:p>準える ・ なぞらえる ・ [vt] compare to, model afte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715" calcext:value-type="float">
            <text:p>715</text:p>
          </table:table-cell>
          <table:table-cell table:style-name="ce8" office:value-type="string" calcext:value-type="string">
            <text:p>備</text:p>
          </table:table-cell>
          <table:table-cell table:style-name="ce12" office:value-type="string" calcext:value-type="string">
            <text:p>万一に備える ・ まんいちにそなえる ・ provide against contingencies</text:p>
            <text:p>備わる ・ そなわる ・ [vi] be provided, furnished with</text:p>
            <text:p>備え付ける ・ そなえつける ・ [vt] provide / fit with, furnis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16" calcext:value-type="float">
            <text:p>716</text:p>
          </table:table-cell>
          <table:table-cell table:style-name="ce8" office:value-type="string" calcext:value-type="string">
            <text:p>死</text:p>
          </table:table-cell>
          <table:table-cell table:style-name="ce12" office:value-type="string" calcext:value-type="string">
            <text:p>必死に ・ ひっしに ・ for one’s dear life, desperately</text:p>
            <text:p>死に絶える ・ しにたえる ・ die out, become extinct</text:p>
            <text:p>死に金 ・ しにがね ・ wasted money, idle capit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7" calcext:value-type="float">
            <text:p>717</text:p>
          </table:table-cell>
          <table:table-cell table:style-name="ce8" office:value-type="string" calcext:value-type="string">
            <text:p>葬</text:p>
          </table:table-cell>
          <table:table-cell table:style-name="ce12" office:value-type="string" calcext:value-type="string">
            <text:p>葬り去る ・ ほうむりさる ・ consign to oblivion</text:p>
            <text:p>葬儀 ・ そうぎ ・ funeral service / rit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8" calcext:value-type="float">
            <text:p>718</text:p>
          </table:table-cell>
          <table:table-cell table:style-name="ce8" office:value-type="string" calcext:value-type="string">
            <text:p>列</text:p>
          </table:table-cell>
          <table:table-cell table:style-name="ce12" office:value-type="string" calcext:value-type="string">
            <text:p>整列する ・ せいれつする ・ stand in a row, line up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19" calcext:value-type="float">
            <text:p>719</text:p>
          </table:table-cell>
          <table:table-cell table:style-name="ce8" office:value-type="string" calcext:value-type="string">
            <text:p>烈</text:p>
          </table:table-cell>
          <table:table-cell table:style-name="ce12" office:value-type="string" calcext:value-type="string">
            <text:p>激烈な ・ げきれつな ・ vehement, severe, furious, violent</text:p>
            <text:p>熱烈な ・ ねつれつな ・ ardent, fervent, vehement</text:p>
            <text:p>猛烈な ・ もうれつな ・ violent, vehement, fierce</text:p>
            <text:p>烈震 ・ れっしん ・ violent [disastrous] earthquak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720" calcext:value-type="float">
            <text:p>720</text:p>
          </table:table-cell>
          <table:table-cell table:style-name="ce8" office:value-type="string" calcext:value-type="string">
            <text:p>裂</text:p>
          </table:table-cell>
          <table:table-cell table:style-name="ce12" office:value-type="string" calcext:value-type="string">
            <text:p>八つ裂きにする ・ やつざきにする ・ tear sb. to pieces, tear limb from limb</text:p>
            <text:p>夫婦の仲を裂く ・ ふうふのなかをさく ・ bring about marital separation</text:p>
            <text:p>張り裂ける ・ はりさける ・ burst open , break, spl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1" calcext:value-type="float">
            <text:p>721</text:p>
          </table:table-cell>
          <table:table-cell table:style-name="ce8" office:value-type="string" calcext:value-type="string">
            <text:p>例</text:p>
          </table:table-cell>
          <table:table-cell table:style-name="ce12" office:value-type="string" calcext:value-type="string">
            <text:p>例える ・ たとえる ・ [vt] illustrate, give an example</text:p>
            <text:p>条例 ・ じょうれい ・ regulations, rules, la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2" calcext:value-type="float">
            <text:p>722</text:p>
          </table:table-cell>
          <table:table-cell table:style-name="ce8" office:value-type="string" calcext:value-type="string">
            <text:p>刑</text:p>
          </table:table-cell>
          <table:table-cell table:style-name="ce12" office:value-type="string" calcext:value-type="string">
            <text:p>刑法 ・ けいほう ・ criminal law, penal code</text:p>
            <text:p>刑に服する ・ けいにふくする ・ serve a sentence, endure a penal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3" calcext:value-type="float">
            <text:p>723</text:p>
          </table:table-cell>
          <table:table-cell table:style-name="ce8" office:value-type="string" calcext:value-type="string">
            <text:p>型</text:p>
          </table:table-cell>
          <table:table-cell table:style-name="ce12" office:value-type="string" calcext:value-type="string">
            <text:p>類型 ・ るいけい ・ similar type, prototype, pattern</text:p>
            <text:p>模型 ・ もけい ・ model, pattern, mol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24" calcext:value-type="float">
            <text:p>724</text:p>
          </table:table-cell>
          <table:table-cell table:style-name="ce8" office:value-type="string" calcext:value-type="string">
            <text:p>研</text:p>
          </table:table-cell>
          <table:table-cell table:style-name="ce12" office:value-type="string" calcext:value-type="string">
            <text:p>研究 ・ けんきゅう ・ research, study</text:p>
            <text:p>研修 ・ けんしゅう ・ study and training</text:p>
            <text:p>研ぎ澄ます ・ とぎすます ・ [vt] sharpen / grind we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5" calcext:value-type="float">
            <text:p>725</text:p>
          </table:table-cell>
          <table:table-cell table:style-name="ce8" office:value-type="string" calcext:value-type="string">
            <text:p>厄</text:p>
          </table:table-cell>
          <table:table-cell table:style-name="ce12" office:value-type="string" calcext:value-type="string">
            <text:p>災厄 ・ さいやく ・ calamity, disaster, accident</text:p>
            <text:p>厄除け ・ やくよけ ・ warding off evil fortune; talisman against evil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26" calcext:value-type="float">
            <text:p>726</text:p>
          </table:table-cell>
          <table:table-cell table:style-name="ce8" office:value-type="string" calcext:value-type="string">
            <text:p>危</text:p>
          </table:table-cell>
          <table:table-cell table:style-name="ce12" office:value-type="string" calcext:value-type="string">
            <text:p>危ながる ・ あぶながる ・ be afraid, apprehensive; doubt</text:p>
            <text:p>危うい ・ あやうい ・ dangerous, insecure</text:p>
            <text:p>危うく ・ あやうく ・ almost, nearly, in imminent danger 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7" calcext:value-type="float">
            <text:p>727</text:p>
          </table:table-cell>
          <table:table-cell table:style-name="ce8" office:value-type="string" calcext:value-type="string">
            <text:p>範</text:p>
          </table:table-cell>
          <table:table-cell table:style-name="ce12" office:value-type="string" calcext:value-type="string">
            <text:p>模範 ・ もはん ・ model, pattern, exampl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28" calcext:value-type="float">
            <text:p>728</text:p>
          </table:table-cell>
          <table:table-cell table:style-name="ce8" office:value-type="string" calcext:value-type="string">
            <text:p>怨</text:p>
          </table:table-cell>
          <table:table-cell table:style-name="ce12" office:value-type="string" calcext:value-type="string">
            <text:p>怨霊 ・ おんりょう ・ revengeful ghost / specter</text:p>
            <text:p>宿怨 ・ しゅくえん ・ old grudge</text:p>
            <text:p>私怨 ・ しえん ・ personal grudge / enmity</text:p>
            <text:p>怨声 ・ えんせい ・ complaint, resentful voic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729" calcext:value-type="float">
            <text:p>729</text:p>
          </table:table-cell>
          <table:table-cell table:style-name="ce8" office:value-type="string" calcext:value-type="string">
            <text:p>苑</text:p>
          </table:table-cell>
          <table:table-cell table:style-name="ce12" office:value-type="string" calcext:value-type="string">
            <text:p>苑 ・ その ・ [literary] garden; institution</text:p>
            <text:p>神宮外苑 ・ じんぐうがいえん ・ Outer Gardens of Meiji Shrine</text:p>
            <text:p>鹿野苑 ・ ろくやおん ・ The Deer Park place of Buddha's first sermon </text:p>
            <text:p>御苑 ・ ぎょえん ・ Imperial gard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0" calcext:value-type="float">
            <text:p>730</text:p>
          </table:table-cell>
          <table:table-cell table:style-name="ce8" office:value-type="string" calcext:value-type="string">
            <text:p>宛</text:p>
          </table:table-cell>
          <table:table-cell table:style-name="ce12" office:value-type="string" calcext:value-type="string">
            <text:p>宛てる ・ あてる ・ [vt] address a letter , direct; assign kanji to a word as phonetic substitutes </text:p>
            <text:p>宛然 ・ えんぜん ・ as if, just lik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1" calcext:value-type="float">
            <text:p>731</text:p>
          </table:table-cell>
          <table:table-cell table:style-name="ce8" office:value-type="string" calcext:value-type="string">
            <text:p>碗</text:p>
          </table:table-cell>
          <table:table-cell table:style-name="ce12" office:value-type="string" calcext:value-type="string">
            <text:p>茶碗蒸し ・ ちゃわんむし ・ savory egg custard</text:p>
            <text:p>夫婦茶碗 ・ めおとぢゃわん ・ pair of matching teacup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2" calcext:value-type="float">
            <text:p>732</text:p>
          </table:table-cell>
          <table:table-cell table:style-name="ce8" office:value-type="string" calcext:value-type="string">
            <text:p>腕</text:p>
          </table:table-cell>
          <table:table-cell table:style-name="ce12" office:value-type="string" calcext:value-type="string">
            <text:p>腕 ・ うで ・ arm; ability</text:p>
            <text:p>腕白 ・ わんぱく ・ naughtiness, mischief</text:p>
            <text:p>才腕 ・ さいわん ・ ability, sk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3" calcext:value-type="float">
            <text:p>733</text:p>
          </table:table-cell>
          <table:table-cell table:style-name="ce8" office:value-type="string" calcext:value-type="string">
            <text:p>却</text:p>
          </table:table-cell>
          <table:table-cell table:style-name="ce12" office:value-type="string" calcext:value-type="string">
            <text:p>消却する ・ しょうきゃくする ・ efface; erase</text:p>
            <text:p>忘却する ・ ぼうきゃくする ・ forg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4" calcext:value-type="float">
            <text:p>734</text:p>
          </table:table-cell>
          <table:table-cell table:style-name="ce8" office:value-type="string" calcext:value-type="string">
            <text:p>脚</text:p>
          </table:table-cell>
          <table:table-cell table:style-name="ce12" office:value-type="string" calcext:value-type="string">
            <text:p>脚 ・ あし ・ leg</text:p>
            <text:p>脚色 ・ きゃくしょく ・ dramatiz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5" calcext:value-type="float">
            <text:p>735</text:p>
          </table:table-cell>
          <table:table-cell table:style-name="ce8" office:value-type="string" calcext:value-type="string">
            <text:p>犯</text:p>
          </table:table-cell>
          <table:table-cell table:style-name="ce12" office:value-type="string" calcext:value-type="string">
            <text:p>過失犯 ・ かしつはん ・ careless offense</text:p>
            <text:p>知能犯 ・ ちのうはん ・ intellectual criminal</text:p>
            <text:p>犯し難い ・ おかしがたい ・ dignifie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736" calcext:value-type="float">
            <text:p>736</text:p>
          </table:table-cell>
          <table:table-cell table:style-name="ce8" office:value-type="string" calcext:value-type="string">
            <text:p>狂</text:p>
          </table:table-cell>
          <table:table-cell table:style-name="ce12" office:value-type="string" calcext:value-type="string">
            <text:p>映画狂 ・ えいがきょう ・ cinema enthusiast, movie fan</text:p>
            <text:p>番狂わせ ・ ばんくるわせ ・ unexpected result; upset,surprise</text:p>
            <text:p>狂う ・ くるう ・ [vi] go mad</text:p>
            <text:p>狂おしい ・ くるおしい ・ driving mad, distracting</text:p>
            <text:p>狂わす ・ くるわす ・ drive crazy / mad; put out of order</text:p>
            <text:p>狂わせる ・ くるわせる ・ [vt] drive crazy / m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7" calcext:value-type="float">
            <text:p>737</text:p>
          </table:table-cell>
          <table:table-cell table:style-name="ce8" office:value-type="string" calcext:value-type="string">
            <text:p>獄</text:p>
          </table:table-cell>
          <table:table-cell table:style-name="ce12" office:value-type="string" calcext:value-type="string">
            <text:p>牢獄 ・ ろうごく ・ prison, jail</text:p>
            <text:p>脱獄 ・ だつごく ・ prison break, jailbrea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8" calcext:value-type="float">
            <text:p>738</text:p>
          </table:table-cell>
          <table:table-cell table:style-name="ce8" office:value-type="string" calcext:value-type="string">
            <text:p>非</text:p>
          </table:table-cell>
          <table:table-cell table:style-name="ce12" office:value-type="string" calcext:value-type="string">
            <text:p>前非 ・ ぜんぴ ・ one’s past folly / sin</text:p>
            <text:p>非道い ・ ひどい ・ cruel, harsh, rough; severe, intense, heav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9" calcext:value-type="float">
            <text:p>739</text:p>
          </table:table-cell>
          <table:table-cell table:style-name="ce8" office:value-type="string" calcext:value-type="string">
            <text:p>排</text:p>
          </table:table-cell>
          <table:table-cell table:style-name="ce12" office:value-type="string" calcext:value-type="string">
            <text:p>排斥する ・ はいせきする ・ expel, ostracize, reject, exclude</text:p>
            <text:p>排除 ・ はいじょ ・ exclusion, removal, elimin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0" calcext:value-type="float">
            <text:p>740</text:p>
          </table:table-cell>
          <table:table-cell table:style-name="ce8" office:value-type="string" calcext:value-type="string">
            <text:p>俳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1" calcext:value-type="float">
            <text:p>741</text:p>
          </table:table-cell>
          <table:table-cell table:style-name="ce8" office:value-type="string" calcext:value-type="string">
            <text:p>罪</text:p>
          </table:table-cell>
          <table:table-cell table:style-name="ce12" office:value-type="string" calcext:value-type="string">
            <text:p>罪 ・ つみ ・ crime, sin</text:p>
            <text:p>罪な事 ・ つみなこと ・ sinful act, trick, cruel th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42" calcext:value-type="float">
            <text:p>742</text:p>
          </table:table-cell>
          <table:table-cell table:style-name="ce8" office:value-type="string" calcext:value-type="string">
            <text:p>罰</text:p>
          </table:table-cell>
          <table:table-cell table:style-name="ce12" office:value-type="string" calcext:value-type="string">
            <text:p>罰 ・ ばつ ・ punishment, penalty</text:p>
            <text:p>罰 ・ ばち ・ divine punishment, Heaven’s vengeance, retribution</text:p>
            <text:p>罰を科する ・ ばつをかする ・ inflict a punishment</text:p>
            <text:p>罰点 ・ ばってん ・ black / X mark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743" calcext:value-type="float">
            <text:p>743</text:p>
          </table:table-cell>
          <table:table-cell table:style-name="ce8" office:value-type="string" calcext:value-type="string">
            <text:p>伴</text:p>
          </table:table-cell>
          <table:table-cell table:style-name="ce12" office:value-type="string" calcext:value-type="string">
            <text:p>伴奏 ・ ばんそう ・ accompaniment</text:p>
            <text:p>お相伴 ・ おしょうばん ・ participation</text:p>
            <text:p>同伴する ・ どうはんする ・ accompany, go with</text:p>
            <text:p>随伴する ・ ずいはんする ・ attend, accompany, follow</text:p>
            <text:p>友達を伴って ・ ともだちをともなって ・ accompanied by a frie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4" calcext:value-type="float">
            <text:p>744</text:p>
          </table:table-cell>
          <table:table-cell table:style-name="ce8" office:value-type="string" calcext:value-type="string">
            <text:p>判</text:p>
          </table:table-cell>
          <table:table-cell table:style-name="ce12" office:value-type="string" calcext:value-type="string">
            <text:p>評判 ・ ひょうばん ・ fame, reputation</text:p>
            <text:p>判を押す ・ はんをおす ・ affix a seal</text:p>
            <text:p>判然と ・ はんぜんと ・ clearly, distinctly, plain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5" calcext:value-type="float">
            <text:p>745</text:p>
          </table:table-cell>
          <table:table-cell table:style-name="ce8" office:value-type="string" calcext:value-type="string">
            <text:p>評</text:p>
          </table:table-cell>
          <table:table-cell table:style-name="ce12" office:value-type="string" calcext:value-type="string">
            <text:p>書評 ・ しょひょう ・ book reviews</text:p>
            <text:p>評定 ・ ひょうじょう ・ conference, consultation</text:p>
            <text:p>評定 ・ ひょうてい ・ rating, evalu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6" calcext:value-type="float">
            <text:p>746</text:p>
          </table:table-cell>
          <table:table-cell table:style-name="ce8" office:value-type="string" calcext:value-type="string">
            <text:p>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7" calcext:value-type="float">
            <text:p>747</text:p>
          </table:table-cell>
          <table:table-cell table:style-name="ce8" office:value-type="string" calcext:value-type="string">
            <text:p>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8" calcext:value-type="float">
            <text:p>748</text:p>
          </table:table-cell>
          <table:table-cell table:style-name="ce8" office:value-type="string" calcext:value-type="string">
            <text:p>師</text:p>
          </table:table-cell>
          <table:table-cell table:style-name="ce12" office:value-type="string" calcext:value-type="string">
            <text:p>ペテン師 ・ ぺてんし ・ swindler, finagler</text:p>
            <text:p>師事する ・ しじする ・ study under, look up to sb. as one’s teac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9" calcext:value-type="float">
            <text:p>749</text:p>
          </table:table-cell>
          <table:table-cell table:style-name="ce8" office:value-type="string" calcext:value-type="string">
            <text:p>座</text:p>
          </table:table-cell>
          <table:table-cell table:style-name="ce12" office:value-type="string" calcext:value-type="string">
            <text:p>座標 ・ ざひょう ・ coordinates</text:p>
            <text:p>星座 ・ せいざ ・ constell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0" calcext:value-type="float">
            <text:p>750</text:p>
          </table:table-cell>
          <table:table-cell table:style-name="ce8" office:value-type="string" calcext:value-type="string">
            <text:p>坐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51" calcext:value-type="float">
            <text:p>751</text:p>
          </table:table-cell>
          <table:table-cell table:style-name="ce8" office:value-type="string" calcext:value-type="string">
            <text:p>卒</text:p>
          </table:table-cell>
          <table:table-cell table:style-name="ce12" office:value-type="string" calcext:value-type="string">
            <text:p>中卒 ・ ちゅうそつ ・ junior high graduate</text:p>
            <text:p>兵卒 ・ へいそつ ・ private, common soldier</text:p>
            <text:p>卒論 ・ そつろん ・ graduation thesis, dissertation</text:p>
            <text:p>学卒 ・ がくそつ ・ graduate university / schoo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52" calcext:value-type="float">
            <text:p>752</text:p>
          </table:table-cell>
          <table:table-cell table:style-name="ce8" office:value-type="string" calcext:value-type="string">
            <text:p>率</text:p>
          </table:table-cell>
          <table:table-cell table:style-name="ce12" office:value-type="string" calcext:value-type="string">
            <text:p>能率 ・ のうりつ ・ efficiency</text:p>
            <text:p>軽率な ・ けいそつな ・ rash, light-headed, careless</text:p>
            <text:p>引率者 ・ いんそつしゃ ・ leader, commander</text:p>
            <text:p>率先 ・ そっせん ・ taking the lead / initiat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3" calcext:value-type="float">
            <text:p>753</text:p>
          </table:table-cell>
          <table:table-cell table:style-name="ce8" office:value-type="string" calcext:value-type="string">
            <text:p>傘</text:p>
          </table:table-cell>
          <table:table-cell table:style-name="ce12" office:value-type="string" calcext:value-type="string">
            <text:p>傘 ・ かさ ・ umbrella</text:p>
            <text:p>傘を差す ・ かさをさす ・ hold an umbrella</text:p>
            <text:p>落下傘 ・ らっかさん ・ parachu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4" calcext:value-type="float">
            <text:p>754</text:p>
          </table:table-cell>
          <table:table-cell table:style-name="ce8" office:value-type="string" calcext:value-type="string">
            <text:p>笠</text:p>
          </table:table-cell>
          <table:table-cell table:style-name="ce12" office:value-type="string" calcext:value-type="string">
            <text:p>松笠 ・ まつかさ ・ pine cone</text:p>
            <text:p>破笠 ・ はりゅう ・ torn bamboo sedge ha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55" calcext:value-type="float">
            <text:p>755</text:p>
          </table:table-cell>
          <table:table-cell table:style-name="ce8" office:value-type="string" calcext:value-type="string">
            <text:p>星</text:p>
          </table:table-cell>
          <table:table-cell table:style-name="ce12" office:value-type="string" calcext:value-type="string">
            <text:p>星 ・ ほし ・ star</text:p>
            <text:p>巨星 ・ きょせい ・ giant star; great person / star, big shot</text:p>
            <text:p>明星 ・ みょうじょう ・ Venus</text:p>
            <text:p>綺羅星 ・ きらぼし ・ glittering stars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56" calcext:value-type="float">
            <text:p>756</text:p>
          </table:table-cell>
          <table:table-cell table:style-name="ce8" office:value-type="string" calcext:value-type="string">
            <text:p>汁</text:p>
          </table:table-cell>
          <table:table-cell table:style-name="ce12" office:value-type="string" calcext:value-type="string">
            <text:p>汁椀 ・ しるわん ・ soup bowl</text:p>
            <text:p>一汁一菜 ・ いちじゅういっさい ・ simple meal</text:p>
            <text:p>蜜柑の汁 ・ みかんのしる ・ mandarin orange juice</text:p>
            <text:p>味噌汁 ・ みそしる ・ miso so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7" calcext:value-type="float">
            <text:p>757</text:p>
          </table:table-cell>
          <table:table-cell table:style-name="ce8" office:value-type="string" calcext:value-type="string">
            <text:p>斗</text:p>
          </table:table-cell>
          <table:table-cell table:style-name="ce12" office:value-type="string" calcext:value-type="string">
            <text:p>斗酒 ・ としゅ ・ a to / big supply of sak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8" calcext:value-type="float">
            <text:p>758</text:p>
          </table:table-cell>
          <table:table-cell table:style-name="ce8" office:value-type="string" calcext:value-type="string">
            <text:p>料</text:p>
          </table:table-cell>
          <table:table-cell table:style-name="ce12" office:value-type="string" calcext:value-type="string">
            <text:p>無料 ・ むりょう ・ for free</text:p>
            <text:p>調味料 ・ ちょうみりょう ・ seasoning, flavor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9" calcext:value-type="float">
            <text:p>759</text:p>
          </table:table-cell>
          <table:table-cell table:style-name="ce8" office:value-type="string" calcext:value-type="string">
            <text:p>科</text:p>
          </table:table-cell>
          <table:table-cell table:style-name="ce12" office:value-type="string" calcext:value-type="string">
            <text:p>前科 ・ ぜんか ・ previous offense, criminal record</text:p>
            <text:p>罪科 ・ ざいか ・ offense, crime, guilt; punish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60" calcext:value-type="float">
            <text:p>760</text:p>
          </table:table-cell>
          <table:table-cell table:style-name="ce8" office:value-type="string" calcext:value-type="string">
            <text:p>然</text:p>
          </table:table-cell>
          <table:table-cell table:style-name="ce12" office:value-type="string" calcext:value-type="string">
            <text:p>断然 ・ だんぜん ・ resolutely, decisively</text:p>
            <text:p>依然 ・ いぜん ・ still, as ye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61" calcext:value-type="float">
            <text:p>761</text:p>
          </table:table-cell>
          <table:table-cell table:style-name="ce8" office:value-type="string" calcext:value-type="string">
            <text:p>燃</text:p>
          </table:table-cell>
          <table:table-cell table:style-name="ce12" office:value-type="string" calcext:value-type="string">
            <text:p>燃え付く ・ もえつく ・ catch fire</text:p>
            <text:p>再燃する ・ さいねんする ・ revive, come to the fore again</text:p>
            <text:p>燃費 ・ ねんぴ ・ mileag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62" calcext:value-type="float">
            <text:p>762</text:p>
          </table:table-cell>
          <table:table-cell table:style-name="ce8" office:value-type="string" calcext:value-type="string">
            <text:p>黙</text:p>
          </table:table-cell>
          <table:table-cell table:style-name="ce12" office:value-type="string" calcext:value-type="string">
            <text:p>黙り ・ だんまり ・ silence, taciturnity; refusing explanation; pantomime</text:p>
            <text:p>黙秘する ・ もくひする ・ keep silent / secret</text:p>
            <text:p>暗黙の ・ あんもくの ・ tacit</text:p>
            <text:p>黙り込む ・ だまりこむ ・ sink into silence</text:p>
            <text:p>沈黙 ・ ちんもく ・ silence, reticence, taciturnit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63" calcext:value-type="float">
            <text:p>763</text:p>
          </table:table-cell>
          <table:table-cell table:style-name="ce8" office:value-type="string" calcext:value-type="string">
            <text:p>獣</text:p>
          </table:table-cell>
          <table:table-cell table:style-name="ce12" office:value-type="string" calcext:value-type="string">
            <text:p>獣 ・ けもの ・ beast</text:p>
            <text:p>珍獣 ・ ちんじゅう ・ rare animal</text:p>
            <text:p>猛獣 ・ もうじゅう ・ fierce animal, savage beast</text:p>
            <text:p>怪獣 ・ かいじゅう ・ monster; be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64" calcext:value-type="float">
            <text:p>764</text:p>
          </table:table-cell>
          <table:table-cell table:style-name="ce8" office:value-type="string" calcext:value-type="string">
            <text:p>猟</text:p>
          </table:table-cell>
          <table:table-cell table:style-name="ce12" office:value-type="string" calcext:value-type="string">
            <text:p>猟銃 ・ りょうじゅう ・ hunting gun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765" calcext:value-type="float">
            <text:p>765</text:p>
          </table:table-cell>
          <table:table-cell table:style-name="ce8" office:value-type="string" calcext:value-type="string">
            <text:p>漁</text:p>
          </table:table-cell>
          <table:table-cell table:style-name="ce12" office:value-type="string" calcext:value-type="string">
            <text:p>漁 ・ りょう ・ fishing, fishery, fishing excursion</text:p>
            <text:p>漁獲 ・ ぎょかく ・ fishing; haul catch of fish </text:p>
            <text:p>出漁する ・ しゅつりょうする ・ go off fishing</text:p>
            <text:p>禁漁 ・ きんりょう ・ prohibition of fishing</text:p>
            <text:p>鮭漁 ・ さけりょう ・ salmon fish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66" calcext:value-type="float">
            <text:p>766</text:p>
          </table:table-cell>
          <table:table-cell table:style-name="ce8" office:value-type="string" calcext:value-type="string">
            <text:p>狩</text:p>
          </table:table-cell>
          <table:table-cell table:style-name="ce12" office:value-type="string" calcext:value-type="string">
            <text:p>狩り込み ・ かりこみ ・ roundup</text:p>
            <text:p>狩り出す ・ かりだす ・ hunt out, round up</text:p>
            <text:p>暴力団狩り ・ ぼうりょくだんがり ・ gangster-round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67" calcext:value-type="float">
            <text:p>767</text:p>
          </table:table-cell>
          <table:table-cell table:style-name="ce8" office:value-type="string" calcext:value-type="string">
            <text:p>猛</text:p>
          </table:table-cell>
          <table:table-cell table:style-name="ce12" office:value-type="string" calcext:value-type="string">
            <text:p>猛者 ・ もさ ・ stalwart; vetera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68" calcext:value-type="float">
            <text:p>768</text:p>
          </table:table-cell>
          <table:table-cell table:style-name="ce8" office:value-type="string" calcext:value-type="string">
            <text:p>煙</text:p>
          </table:table-cell>
          <table:table-cell table:style-name="ce12" office:value-type="string" calcext:value-type="string">
            <text:p>煙る ・ けむる ・ [vi] smoke; be hazy</text:p>
            <text:p>煙 ・ けむり ・ smoke</text:p>
            <text:p>煙たい ・ けむたい ・ smoky; feeling awkward</text:p>
            <text:p>煙突 ・ えんとつ ・ chimney, smokestack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769" calcext:value-type="float">
            <text:p>769</text:p>
          </table:table-cell>
          <table:table-cell table:style-name="ce8" office:value-type="string" calcext:value-type="string">
            <text:p>焼</text:p>
          </table:table-cell>
          <table:table-cell table:style-name="ce12" office:value-type="string" calcext:value-type="string">
            <text:p>焼ける ・ やける ・ [vi] burn, glow red; be sunburnt, heated</text:p>
            <text:p>焼き場 ・ やきば ・ crematory</text:p>
            <text:p>類焼する ・ るいしょうする ・ catch fire from next door </text:p>
            <text:p>焼却する ・ しょうきゃくする ・ destroy by fire, inciner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0" calcext:value-type="float">
            <text:p>770</text:p>
          </table:table-cell>
          <table:table-cell table:style-name="ce8" office:value-type="string" calcext:value-type="string">
            <text:p>暁</text:p>
          </table:table-cell>
          <table:table-cell table:style-name="ce12" office:value-type="string" calcext:value-type="string">
            <text:p>暁 ・ あかつき ・ daw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771" calcext:value-type="float">
            <text:p>771</text:p>
          </table:table-cell>
          <table:table-cell table:style-name="ce8" office:value-type="string" calcext:value-type="string">
            <text:p>旧</text:p>
          </table:table-cell>
          <table:table-cell table:style-name="ce12" office:value-type="string" calcext:value-type="string">
            <text:p>復旧する ・ ふっきゅうする ・ be restored, recover</text:p>
            <text:p>旧に復する ・ きゅうにふくする ・ be restored to the former st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2" calcext:value-type="float">
            <text:p>772</text:p>
          </table:table-cell>
          <table:table-cell table:style-name="ce8" office:value-type="string" calcext:value-type="string">
            <text:p>児</text:p>
          </table:table-cell>
          <table:table-cell table:style-name="ce12" office:value-type="string" calcext:value-type="string">
            <text:p>園児 ・ えんじ ・ kindergarten child</text:p>
            <text:p>稚児 ・ ちご ・ infant, child</text:p>
            <text:p>良い児 ・ いいこ ・ good girl / bo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3" calcext:value-type="float">
            <text:p>773</text:p>
          </table:table-cell>
          <table:table-cell table:style-name="ce8" office:value-type="string" calcext:value-type="string">
            <text:p>亦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4" calcext:value-type="float">
            <text:p>774</text:p>
          </table:table-cell>
          <table:table-cell table:style-name="ce8" office:value-type="string" calcext:value-type="string">
            <text:p>赤</text:p>
          </table:table-cell>
          <table:table-cell table:style-name="ce12" office:value-type="string" calcext:value-type="string">
            <text:p>赤金 ・ あかがね ・ copper</text:p>
            <text:p>赤らめる ・ あからめる ・ [vt] blush, redden</text:p>
            <text:p>真っ赤 ・ まっか ・ deep re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75" calcext:value-type="float">
            <text:p>775</text:p>
          </table:table-cell>
          <table:table-cell table:style-name="ce8" office:value-type="string" calcext:value-type="string">
            <text:p>変</text:p>
          </table:table-cell>
          <table:table-cell table:style-name="ce12" office:value-type="string" calcext:value-type="string">
            <text:p>変革 ・ へんかく ・ change, reform, revolution</text:p>
            <text:p>変わり目 ・ かわりめ ・ turning point</text:p>
            <text:p>変わった ・ かわった ・ different; unusual, extraordinary, od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6" calcext:value-type="float">
            <text:p>776</text:p>
          </table:table-cell>
          <table:table-cell table:style-name="ce8" office:value-type="string" calcext:value-type="string">
            <text:p>蛮</text:p>
          </table:table-cell>
          <table:table-cell table:style-name="ce12" office:value-type="string" calcext:value-type="string">
            <text:p>南蛮 ・ なんばん ・ southern barbarians; orig. non-ethnic Chinese, Yue, … Europeans from the South; 16-18th c. meat cooked with onions; red pepp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7" calcext:value-type="float">
            <text:p>777</text:p>
          </table:table-cell>
          <table:table-cell table:style-name="ce8" office:value-type="string" calcext:value-type="string">
            <text:p>恋</text:p>
          </table:table-cell>
          <table:table-cell table:style-name="ce12" office:value-type="string" calcext:value-type="string">
            <text:p>恋愛 ・ れんあい ・ love romantic </text:p>
            <text:p>恋 ・ こい ・ love romantic </text:p>
            <text:p>恋しい ・ こいしい ・ beloved, dear, darl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8" calcext:value-type="float">
            <text:p>778</text:p>
          </table:table-cell>
          <table:table-cell table:style-name="ce8" office:value-type="string" calcext:value-type="string">
            <text:p>愛</text:p>
          </table:table-cell>
          <table:table-cell table:style-name="ce12" office:value-type="string" calcext:value-type="string">
            <text:p>愛好する ・ あいこうする ・ love, be fond of</text:p>
            <text:p>愛用する ・ あいようする ・ use habitual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9" calcext:value-type="float">
            <text:p>779</text:p>
          </table:table-cell>
          <table:table-cell table:style-name="ce8" office:value-type="string" calcext:value-type="string">
            <text:p>憂</text:p>
          </table:table-cell>
          <table:table-cell table:style-name="ce12" office:value-type="string" calcext:value-type="string">
            <text:p>憂える ・ うれえる ・ [vt] worry about</text:p>
            <text:p>憂さ ・ うさ ・ gloom, melancholy</text:p>
            <text:p>憂き ・ うき ・ [literary] grief, sorrow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780" calcext:value-type="float">
            <text:p>780</text:p>
          </table:table-cell>
          <table:table-cell table:style-name="ce8" office:value-type="string" calcext:value-type="string">
            <text:p>優</text:p>
          </table:table-cell>
          <table:table-cell table:style-name="ce12" office:value-type="string" calcext:value-type="string">
            <text:p>優れる ・ すぐれる ・ [vi]be excellent, surpass; be better, superior to</text:p>
            <text:p>優れて ・ すぐれて ・ exceedingly, by far, conspicuously</text:p>
            <text:p>優しくする ・ やさしくする ・ be kind to, treat kindly</text:p>
            <text:p>優男 ・ やさおとこ ・ gentle mannered m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1" calcext:value-type="float">
            <text:p>781</text:p>
          </table:table-cell>
          <table:table-cell table:style-name="ce8" office:value-type="string" calcext:value-type="string">
            <text:p>栗</text:p>
          </table:table-cell>
          <table:table-cell table:style-name="ce12" office:value-type="string" calcext:value-type="string">
            <text:p>栗 ・ くり ・ chestnut</text:p>
            <text:p>栗鼠 ・ りす ・ squirre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2" calcext:value-type="float">
            <text:p>782</text:p>
          </table:table-cell>
          <table:table-cell table:style-name="ce8" office:value-type="string" calcext:value-type="string">
            <text:p>票</text:p>
          </table:table-cell>
          <table:table-cell table:style-name="ce12" office:value-type="string" calcext:value-type="string">
            <text:p>票田 ・ ひょうでん ・ favorable voting constituency</text:p>
            <text:p>開票 ・ かいひょう ・ official counting of votes</text:p>
            <text:p>調査票 ・ ちょうさひょう ・ questionnai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3" calcext:value-type="float">
            <text:p>783</text:p>
          </table:table-cell>
          <table:table-cell table:style-name="ce8" office:value-type="string" calcext:value-type="string">
            <text:p>標</text:p>
          </table:table-cell>
          <table:table-cell table:style-name="ce12" office:value-type="string" calcext:value-type="string">
            <text:p>標本 ・ ひょうほん ・ specimen, sam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4" calcext:value-type="float">
            <text:p>784</text:p>
          </table:table-cell>
          <table:table-cell table:style-name="ce8" office:value-type="string" calcext:value-type="string">
            <text:p>漂</text:p>
          </table:table-cell>
          <table:table-cell table:style-name="ce12" office:value-type="string" calcext:value-type="string">
            <text:p>漂着 ・ ひょうちゃく ・ drifting ash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5" calcext:value-type="float">
            <text:p>785</text:p>
          </table:table-cell>
          <table:table-cell table:style-name="ce8" office:value-type="string" calcext:value-type="string">
            <text:p>遷</text:p>
          </table:table-cell>
          <table:table-cell table:style-name="ce12" office:value-type="string" calcext:value-type="string">
            <text:p>遷宮 ・ せんぐう ・ transfer of a shr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6" calcext:value-type="float">
            <text:p>786</text:p>
          </table:table-cell>
          <table:table-cell table:style-name="ce8" office:value-type="string" calcext:value-type="string">
            <text:p>各</text:p>
          </table:table-cell>
          <table:table-cell table:style-name="ce12" office:value-type="string" calcext:value-type="string">
            <text:p>各 ・ おのおの ・ each</text:p>
            <text:p>各方 ・ おのおのがた ・ all of you</text:p>
            <text:p>各般 ・ かくはん ・ every, var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7" calcext:value-type="float">
            <text:p>787</text:p>
          </table:table-cell>
          <table:table-cell table:style-name="ce8" office:value-type="string" calcext:value-type="string">
            <text:p>客</text:p>
          </table:table-cell>
          <table:table-cell table:style-name="ce12" office:value-type="string" calcext:value-type="string">
            <text:p>客観 ・ きゃっかん ・ object; objective</text:p>
            <text:p>刺客 ・ しかく ・ assass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8" calcext:value-type="float">
            <text:p>788</text:p>
          </table:table-cell>
          <table:table-cell table:style-name="ce8" office:value-type="string" calcext:value-type="string">
            <text:p>路</text:p>
          </table:table-cell>
          <table:table-cell table:style-name="ce12" office:value-type="string" calcext:value-type="string">
            <text:p>回路 ・ かいろ ・ circuit electric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789" calcext:value-type="float">
            <text:p>789</text:p>
          </table:table-cell>
          <table:table-cell table:style-name="ce8" office:value-type="string" calcext:value-type="string">
            <text:p>格</text:p>
          </table:table-cell>
          <table:table-cell table:style-name="ce12" office:value-type="string" calcext:value-type="string">
            <text:p>体格 ・ たいかく ・ physique, build</text:p>
            <text:p>格安な ・ かくやすな ・ inexpensive, reasonable in price</text:p>
            <text:p>格上げする ・ かくあげする ・ raise to higher status, promote to a higher rank</text:p>
            <text:p>格好 ・ かっこう ・ suitability, moderate price ; shape, form; appearance, manne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790" calcext:value-type="float">
            <text:p>790</text:p>
          </table:table-cell>
          <table:table-cell table:style-name="ce8" office:value-type="string" calcext:value-type="string">
            <text:p>絡</text:p>
          </table:table-cell>
          <table:table-cell table:style-name="ce12" office:value-type="string" calcext:value-type="string">
            <text:p>絡む ・ からむ ・ [vi] entwine, twine around; get caught</text:p>
            <text:p>絡まる ・ からまる ・ [vi] entwine, twine around; get caught / entangled</text:p>
            <text:p>絡める ・ からめる ・ [vt] entwine, entangle, twine around; coat, cover, baste; link, invol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1" calcext:value-type="float">
            <text:p>791</text:p>
          </table:table-cell>
          <table:table-cell table:style-name="ce8" office:value-type="string" calcext:value-type="string">
            <text:p>略</text:p>
          </table:table-cell>
          <table:table-cell table:style-name="ce12" office:value-type="string" calcext:value-type="string">
            <text:p>略取 ・ りゃくしゅ ・ abduction</text:p>
            <text:p>略 ・ ほぼ ・ almost, roughly, approx.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2" calcext:value-type="float">
            <text:p>792</text:p>
          </table:table-cell>
          <table:table-cell table:style-name="ce8" office:value-type="string" calcext:value-type="string">
            <text:p>閣</text:p>
          </table:table-cell>
          <table:table-cell table:style-name="ce12" office:value-type="string" calcext:value-type="string">
            <text:p>楼閣 ・ ろうかく ・ multistoried building</text:p>
            <text:p>閣僚 ・ かくりょう ・ cabinet members</text:p>
            <text:p>閣議 ・ かくぎ ・ cabinet conferen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93" calcext:value-type="float">
            <text:p>793</text:p>
          </table:table-cell>
          <table:table-cell table:style-name="ce8" office:value-type="string" calcext:value-type="string">
            <text:p>落</text:p>
          </table:table-cell>
          <table:table-cell table:style-name="ce12" office:value-type="string" calcext:value-type="string">
            <text:p>下落 ・ げらく ・ depreciation, slump; decline, fall</text:p>
            <text:p>落ち込む ・ おちこむ ・ [vt] fall into; feel down, be in a slump </text:p>
            <text:p>段落 ・ だんらく ・ paragraph; end, conclu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4" calcext:value-type="float">
            <text:p>794</text:p>
          </table:table-cell>
          <table:table-cell table:style-name="ce8" office:value-type="string" calcext:value-type="string">
            <text:p>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5" calcext:value-type="float">
            <text:p>795</text:p>
          </table:table-cell>
          <table:table-cell table:style-name="ce8" office:value-type="string" calcext:value-type="string">
            <text:p>西</text:p>
          </table:table-cell>
          <table:table-cell table:style-name="ce12" office:value-type="string" calcext:value-type="string">
            <text:p>東西 ・ とうざい ・ east &amp; w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6" calcext:value-type="float">
            <text:p>796</text:p>
          </table:table-cell>
          <table:table-cell table:style-name="ce8" office:value-type="string" calcext:value-type="string">
            <text:p>酉</text:p>
          </table:table-cell>
          <table:table-cell table:style-name="ce12" office:value-type="string" calcext:value-type="string">
            <text:p>卯酉線 ・ ぼうゆうせん ・ prime vertical astronom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7" calcext:value-type="float">
            <text:p>797</text:p>
          </table:table-cell>
          <table:table-cell table:style-name="ce8" office:value-type="string" calcext:value-type="string">
            <text:p>酒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8" calcext:value-type="float">
            <text:p>798</text:p>
          </table:table-cell>
          <table:table-cell table:style-name="ce8" office:value-type="string" calcext:value-type="string">
            <text:p>洒</text:p>
          </table:table-cell>
          <table:table-cell table:style-name="ce12" office:value-type="string" calcext:value-type="string">
            <text:p>洒落 ・ しゃれ ・ witticism, joke; pun, wordpla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99" calcext:value-type="float">
            <text:p>799</text:p>
          </table:table-cell>
          <table:table-cell table:style-name="ce8" office:value-type="string" calcext:value-type="string">
            <text:p>配</text:p>
          </table:table-cell>
          <table:table-cell table:style-name="ce12" office:value-type="string" calcext:value-type="string">
            <text:p>配付 ・ はいふ ・ distribution, apportionment</text:p>
            <text:p>配置 ・ はいち ・ arrangement; posting of troops </text:p>
            <text:p>配合 ・ はいごう ・ combination, distribution, arrangement; harmony</text:p>
            <text:p>分配 ・ ぶんぱい ・ division, distribution, allot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0" calcext:value-type="float">
            <text:p>800</text:p>
          </table:table-cell>
          <table:table-cell table:style-name="ce8" office:value-type="string" calcext:value-type="string">
            <text:p>酸</text:p>
          </table:table-cell>
          <table:table-cell table:style-name="ce12" office:value-type="string" calcext:value-type="string">
            <text:p>乳酸 ・ にゅうさん ・ lactic acid</text:p>
            <text:p>アミノ酸 ・ あみのさん ・ amino acid</text:p>
            <text:p>酸とアルカリ ・ さんとあるかり ・ acid and alkali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01" calcext:value-type="float">
            <text:p>801</text:p>
          </table:table-cell>
          <table:table-cell table:style-name="ce8" office:value-type="string" calcext:value-type="string">
            <text:p>猶</text:p>
          </table:table-cell>
          <table:table-cell table:style-name="ce12" office:value-type="string" calcext:value-type="string">
            <text:p>猶の事 ・ なおのこと ・ all the more, still more</text:p>
            <text:p>猶良い ・ なおよい ・ still better</text:p>
            <text:p>昼猶暗い ・ ひるなおくらい ・ dark even in the daytime</text:p>
            <text:p>春猶浅し ・ はるなおあさし ・ """Spring is not yet far advanced"""</text:p>
            <text:p>執行猶予 ・ しっこうゆうよ ・ stay of execution, probation, suspended senten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02" calcext:value-type="float">
            <text:p>802</text:p>
          </table:table-cell>
          <table:table-cell table:style-name="ce8" office:value-type="string" calcext:value-type="string">
            <text:p>尊</text:p>
          </table:table-cell>
          <table:table-cell table:style-name="ce12" office:value-type="string" calcext:value-type="string">
            <text:p>尊重する ・ そんちょうする ・ respect, esteem, value</text:p>
            <text:p>尊ぶ ・ たっとぶ ・ [vt] honor, respect, revere</text:p>
            <text:p>尊顔 ・ そんがん ・ your countena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3" calcext:value-type="float">
            <text:p>803</text:p>
          </table:table-cell>
          <table:table-cell table:style-name="ce8" office:value-type="string" calcext:value-type="string">
            <text:p>遵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04" calcext:value-type="float">
            <text:p>804</text:p>
          </table:table-cell>
          <table:table-cell table:style-name="ce8" office:value-type="string" calcext:value-type="string">
            <text:p>導</text:p>
          </table:table-cell>
          <table:table-cell table:style-name="ce12" office:value-type="string" calcext:value-type="string">
            <text:p>指導する ・ しどうする ・ guide, lead, instruct</text:p>
            <text:p>導き ・ みちびき ・ guidance</text:p>
            <text:p>導き出す ・ みちびきだす ・ draw a conclusion , dedu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05" calcext:value-type="float">
            <text:p>805</text:p>
          </table:table-cell>
          <table:table-cell table:style-name="ce8" office:value-type="string" calcext:value-type="string">
            <text:p>敬</text:p>
          </table:table-cell>
          <table:table-cell table:style-name="ce12" office:value-type="string" calcext:value-type="string">
            <text:p>敬遠する ・ けいえんする ・ keep at a respectful distance; avoid</text:p>
            <text:p>敬具 ・ けいぐ ・ Yours truly / respectfully</text:p>
            <text:p>失敬な ・ しっけいな ・ disrespectful, rude, impoli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6" calcext:value-type="float">
            <text:p>806</text:p>
          </table:table-cell>
          <table:table-cell table:style-name="ce8" office:value-type="string" calcext:value-type="string">
            <text:p>警</text:p>
          </table:table-cell>
          <table:table-cell table:style-name="ce12" office:value-type="string" calcext:value-type="string">
            <text:p>警備 ・ けいび ・ guard, defense</text:p>
            <text:p>警部 ・ けいぶ ・ police inspecto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07" calcext:value-type="float">
            <text:p>807</text:p>
          </table:table-cell>
          <table:table-cell table:style-name="ce8" office:value-type="string" calcext:value-type="string">
            <text:p>驚</text:p>
          </table:table-cell>
          <table:table-cell table:style-name="ce12" office:value-type="string" calcext:value-type="string">
            <text:p>世人を驚かす ・ せじんをおどろかす ・ strike terror in people’s hearts</text:p>
            <text:p>驚かされる ・ おどろかされる ・ be surprised</text:p>
            <text:p>驚異 ・ きょうい ・ wonder, marvel, miracl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08" calcext:value-type="float">
            <text:p>808</text:p>
          </table:table-cell>
          <table:table-cell table:style-name="ce8" office:value-type="string" calcext:value-type="string">
            <text:p>散</text:p>
          </table:table-cell>
          <table:table-cell table:style-name="ce12" office:value-type="string" calcext:value-type="string">
            <text:p>散る ・ ちる ・ [vi] scatter, disperse, break up, dissipate fall, be scattered / shed; die </text:p>
            <text:p>散発的な ・ さんぱつてきな ・ sporadic</text:p>
            <text:p>四散する ・ しさんする ・ scatter in all directions </text:p>
            <text:p>一目散に ・ いちもくさんに ・ at full / top speed</text:p>
            <text:p>散らかす ・ ちらかす ・ [vt] scatter around , disarrange, leave unti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9" calcext:value-type="float">
            <text:p>809</text:p>
          </table:table-cell>
          <table:table-cell table:style-name="ce8" office:value-type="string" calcext:value-type="string">
            <text:p>敢</text:p>
          </table:table-cell>
          <table:table-cell table:style-name="ce12" office:value-type="string" calcext:value-type="string">
            <text:p>敢えず ・ あえず ・ [literary] hardly finishing doing , unable to do sufficientl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810" calcext:value-type="float">
            <text:p>810</text:p>
          </table:table-cell>
          <table:table-cell table:style-name="ce8" office:value-type="string" calcext:value-type="string">
            <text:p>厳</text:p>
          </table:table-cell>
          <table:table-cell table:style-name="ce12" office:value-type="string" calcext:value-type="string">
            <text:p>厳正 ・ げんせい ・ exactness, strictness, rigor</text:p>
            <text:p>戒厳令 ・ かいげんれい ・ martial law</text:p>
            <text:p>荘厳な ・ そうごんな ・ solemn, sublime</text:p>
            <text:p>厳然たる ・ げんぜんたる ・ solemn, majestic, grave, ste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1" calcext:value-type="float">
            <text:p>811</text:p>
          </table:table-cell>
          <table:table-cell table:style-name="ce8" office:value-type="string" calcext:value-type="string">
            <text:p>仏</text:p>
          </table:table-cell>
          <table:table-cell table:style-name="ce12" office:value-type="string" calcext:value-type="string">
            <text:p>仏印 ・ ふついん ・ French Indochina</text:p>
            <text:p>石仏 ・ せきぶつ ・ stone Buddhist imag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812" calcext:value-type="float">
            <text:p>812</text:p>
          </table:table-cell>
          <table:table-cell table:style-name="ce8" office:value-type="string" calcext:value-type="string">
            <text:p>払</text:p>
          </table:table-cell>
          <table:table-cell table:style-name="ce12" office:value-type="string" calcext:value-type="string">
            <text:p>払い戻す ・ はらいもどす ・ pay back</text:p>
            <text:p>払う ・ はらう ・ [vt] pay; clear away</text:p>
            <text:p>払拭する ・ ふっしょくする ・ wipe out / away, dispel, cast aside worries, … </text:p>
            <text:p>注意を払う ・ ちゅういをはらう ・ pay attention t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13" calcext:value-type="float">
            <text:p>813</text:p>
          </table:table-cell>
          <table:table-cell table:style-name="ce8" office:value-type="string" calcext:value-type="string">
            <text:p>拡</text:p>
          </table:table-cell>
          <table:table-cell table:style-name="ce12" office:value-type="string" calcext:value-type="string">
            <text:p>拡張する ・ かくちょうする ・ expand, extend, enlarge</text:p>
            <text:p>拡充 ・ かくじゅう ・ expansion, amplification</text:p>
            <text:p>拡げる ・ ひろげる ・ [vt] scatter, spread about, around broaden range, sca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4" calcext:value-type="float">
            <text:p>814</text:p>
          </table:table-cell>
          <table:table-cell table:style-name="ce8" office:value-type="string" calcext:value-type="string">
            <text:p>可</text:p>
          </table:table-cell>
          <table:table-cell table:style-name="ce12" office:value-type="string" calcext:value-type="string">
            <text:p>許可する ・ きょかする ・ permit, approve, authorize</text:p>
            <text:p>可動の ・ かどうの ・ movabl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815" calcext:value-type="float">
            <text:p>815</text:p>
          </table:table-cell>
          <table:table-cell table:style-name="ce8" office:value-type="string" calcext:value-type="string">
            <text:p>何</text:p>
          </table:table-cell>
          <table:table-cell table:style-name="ce12" office:value-type="string" calcext:value-type="string">
            <text:p>何彼と ・ なにかと ・ in various ways</text:p>
            <text:p>何しろ ・ なにしろ ・ anyhow, at any rate; as you know</text:p>
            <text:p>何気無く ・ なにげなく ・ casually, as if nothing had happened</text:p>
            <text:p>誰何する ・ すいかする ・ challenge an unknown person , ask a person’s ident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6" calcext:value-type="float">
            <text:p>816</text:p>
          </table:table-cell>
          <table:table-cell table:style-name="ce8" office:value-type="string" calcext:value-type="string">
            <text:p>苛</text:p>
          </table:table-cell>
          <table:table-cell table:style-name="ce12" office:value-type="string" calcext:value-type="string">
            <text:p>苛政 ・ かせい ・ tyranny, despotism</text:p>
            <text:p>苛性 ・ かせい ・ caustic</text:p>
            <text:p>苛苛 ・ いらいら ・ getting nervous, irri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7" calcext:value-type="float">
            <text:p>817</text:p>
          </table:table-cell>
          <table:table-cell table:style-name="ce8" office:value-type="string" calcext:value-type="string">
            <text:p>荷</text:p>
          </table:table-cell>
          <table:table-cell table:style-name="ce12" office:value-type="string" calcext:value-type="string">
            <text:p>荷 ・ に ・ load, cargo</text:p>
            <text:p>荷役 ・ にえき ・ loading, handling carg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8" calcext:value-type="float">
            <text:p>818</text:p>
          </table:table-cell>
          <table:table-cell table:style-name="ce8" office:value-type="string" calcext:value-type="string">
            <text:p>河</text:p>
          </table:table-cell>
          <table:table-cell table:style-name="ce12" office:value-type="string" calcext:value-type="string">
            <text:p>河岸 ・ かし ・ riverside; fish marke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19" calcext:value-type="float">
            <text:p>819</text:p>
          </table:table-cell>
          <table:table-cell table:style-name="ce8" office:value-type="string" calcext:value-type="string">
            <text:p>阿</text:p>
          </table:table-cell>
          <table:table-cell table:style-name="ce12" office:value-type="string" calcext:value-type="string">
            <text:p>阿‑ ・ お‑ ・ prefix to convey intimacy esp. names of women </text:p>
            <text:p>阿父様 ・ おとうさま ・ Father</text:p>
            <text:p>阿る ・ おもねる ・ [vi] flatter, fawn upon, toady</text:p>
            <text:p>阿片 ・ あへん ・ opium</text:p>
            <text:p>大衆に阿る ・ たいしゅうにおもねる ・ sell out to the mass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0" calcext:value-type="float">
            <text:p>820</text:p>
          </table:table-cell>
          <table:table-cell table:style-name="ce8" office:value-type="string" calcext:value-type="string">
            <text:p>司</text:p>
          </table:table-cell>
          <table:table-cell table:style-name="ce12" office:value-type="string" calcext:value-type="string">
            <text:p>司令官 ・ しれいかん ・ command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21" calcext:value-type="float">
            <text:p>821</text:p>
          </table:table-cell>
          <table:table-cell table:style-name="ce8" office:value-type="string" calcext:value-type="string">
            <text:p>伺</text:p>
          </table:table-cell>
          <table:table-cell table:style-name="ce12" office:value-type="string" calcext:value-type="string">
            <text:p>伺候する ・ しこうする ・ pay one’s respects, make a courtesy call; wait upon a nobleman </text:p>
            <text:p>奉伺する ・ ほうしする ・ inquire after so.'s health </text:p>
            <text:p>伺いを立てる ・ うかがいをたてる ・ inquire of, ask for so.’s opinion; invoke an orac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2" calcext:value-type="float">
            <text:p>822</text:p>
          </table:table-cell>
          <table:table-cell table:style-name="ce8" office:value-type="string" calcext:value-type="string">
            <text:p>詞</text:p>
          </table:table-cell>
          <table:table-cell table:style-name="ce12" office:value-type="string" calcext:value-type="string">
            <text:p>前置詞 ・ ぜんちし ・ preposition</text:p>
            <text:p>賞詞 ・ しょうし ・ words of praise, eulogy</text:p>
            <text:p>祝詞 ・ しゅくし ・ congratulat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3" calcext:value-type="float">
            <text:p>823</text:p>
          </table:table-cell>
          <table:table-cell table:style-name="ce8" office:value-type="string" calcext:value-type="string">
            <text:p>飼</text:p>
          </table:table-cell>
          <table:table-cell table:style-name="ce12" office:value-type="string" calcext:value-type="string">
            <text:p>飼い犬 ・ かいいぬ ・ house do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4" calcext:value-type="float">
            <text:p>824</text:p>
          </table:table-cell>
          <table:table-cell table:style-name="ce8" office:value-type="string" calcext:value-type="string">
            <text:p>冊</text:p>
          </table:table-cell>
          <table:table-cell table:style-name="ce12" office:value-type="string" calcext:value-type="string">
            <text:p>大冊 ・ たいさつ ・ great volume, bulky book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25" calcext:value-type="float">
            <text:p>825</text:p>
          </table:table-cell>
          <table:table-cell table:style-name="ce8" office:value-type="string" calcext:value-type="string">
            <text:p>嗣</text:p>
          </table:table-cell>
          <table:table-cell table:style-name="ce12" office:value-type="string" calcext:value-type="string">
            <text:p>後嗣 ・ こうし ・ heir; successor</text:p>
            <text:p>養嗣子 ・ ようしし ・ adoptive heir</text:p>
            <text:p>嫡嗣 ・ ちゃくし ・ legitimate heir</text:p>
            <text:p>令嗣 ・ れいし ・ your / his hei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26" calcext:value-type="float">
            <text:p>826</text:p>
          </table:table-cell>
          <table:table-cell table:style-name="ce8" office:value-type="string" calcext:value-type="string">
            <text:p>覗</text:p>
          </table:table-cell>
          <table:table-cell table:style-name="ce12" office:value-type="string" calcext:value-type="string">
            <text:p>覗き見 ・ のぞきみ ・ peeking, peeping through a hole, narrow gap, … </text:p>
            <text:p>覗き込む ・ のぞきこむ ・ [vt] look into, peer in</text:p>
            <text:p>覗き魔 ・ のぞきま ・ peeping tom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27" calcext:value-type="float">
            <text:p>827</text:p>
          </table:table-cell>
          <table:table-cell table:style-name="ce8" office:value-type="string" calcext:value-type="string">
            <text:p>歌</text:p>
          </table:table-cell>
          <table:table-cell table:style-name="ce12" office:value-type="string" calcext:value-type="string">
            <text:p>子守歌 ・ こもりうた ・ lullaby</text:p>
            <text:p>歌 ・ うた ・ song; poem</text:p>
            <text:p>歌声 ・ うたごえ ・ singing (voice)</text:p>
            <text:p>歌合戦 ・ うたがっせん ・ singing match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8" calcext:value-type="float">
            <text:p>828</text:p>
          </table:table-cell>
          <table:table-cell table:style-name="ce8" office:value-type="string" calcext:value-type="string">
            <text:p>唄</text:p>
          </table:table-cell>
          <table:table-cell table:style-name="ce12" office:value-type="string" calcext:value-type="string">
            <text:p>鼻唄 ・ はなうた ・ hummin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829" calcext:value-type="float">
            <text:p>829</text:p>
          </table:table-cell>
          <table:table-cell table:style-name="ce8" office:value-type="string" calcext:value-type="string">
            <text:p>負</text:p>
          </table:table-cell>
          <table:table-cell table:style-name="ce12" office:value-type="string" calcext:value-type="string">
            <text:p>負かす ・ まかす ・ [vt] defeat, beat, vanquish, outdo, outplay</text:p>
            <text:p>言い負かす ・ いいまかす ・ talk a person down, confute</text:p>
            <text:p>請け負い ・ うけおい ・ contract for work , contracted work</text:p>
            <text:p>負債 ・ ふさい ・ debt, liabilitie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830" calcext:value-type="float">
            <text:p>830</text:p>
          </table:table-cell>
          <table:table-cell table:style-name="ce8" office:value-type="string" calcext:value-type="string">
            <text:p>敗</text:p>
          </table:table-cell>
          <table:table-cell table:style-name="ce12" office:value-type="string" calcext:value-type="string">
            <text:p>試合に敗れる ・ しあいにやぶれる ・ lose a game</text:p>
            <text:p>成敗¹ ・ せいはい ・ success or failure</text:p>
            <text:p>成敗² ・ せいばい ・ punishment</text:p>
            <text:p>腐敗する ・ ふはいする ・ rot, decay; become corrup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1" calcext:value-type="float">
            <text:p>831</text:p>
          </table:table-cell>
          <table:table-cell table:style-name="ce8" office:value-type="string" calcext:value-type="string">
            <text:p>責</text:p>
          </table:table-cell>
          <table:table-cell table:style-name="ce12" office:value-type="string" calcext:value-type="string">
            <text:p>問責 ・ もんせき ・ censure, reproof</text:p>
            <text:p>責め道具 ・ せめどうぐ ・ instruments of torture</text:p>
            <text:p>責め立てる ・ せめたてる ・ torture severely; urg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32" calcext:value-type="float">
            <text:p>832</text:p>
          </table:table-cell>
          <table:table-cell table:style-name="ce8" office:value-type="string" calcext:value-type="string">
            <text:p>積</text:p>
          </table:table-cell>
          <table:table-cell table:style-name="ce12" office:value-type="string" calcext:value-type="string">
            <text:p>積もる ・ つもる ・ [vi] accumulate, get accumulated, be piled up</text:p>
            <text:p>山積する ・ さんせきする ・ form a huge pile</text:p>
            <text:p>積雪 ・ せきせつ ・ fallen snow</text:p>
            <text:p>積年 ・ せきねん ・ many years</text:p>
            <text:p>船積み ・ ふなづみ ・ shipment, shipp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3" calcext:value-type="float">
            <text:p>833</text:p>
          </table:table-cell>
          <table:table-cell table:style-name="ce8" office:value-type="string" calcext:value-type="string">
            <text:p>債</text:p>
          </table:table-cell>
          <table:table-cell table:style-name="ce12" office:value-type="string" calcext:value-type="string">
            <text:p>起債 ・ きさい ・ flotation of a loan, issue of bonds</text:p>
            <text:p>社債 ・ しゃさい ・ debenture, corporation bond</text:p>
            <text:p>減債 ・ げんさい ・ partial payment of a deb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34" calcext:value-type="float">
            <text:p>834</text:p>
          </table:table-cell>
          <table:table-cell table:style-name="ce8" office:value-type="string" calcext:value-type="string">
            <text:p>漬</text:p>
          </table:table-cell>
          <table:table-cell table:style-name="ce12" office:value-type="string" calcext:value-type="string">
            <text:p>湯に漬かる ・ ゆにつかる ・ have a dip in the bath tub</text:p>
            <text:p>漬かる ・ つかる ・ [vi] be immersed, steeped, be soaked in, submerged; be seasoned, salted</text:p>
            <text:p>菜を漬ける ・ なをつける ・ pickle green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35" calcext:value-type="float">
            <text:p>835</text:p>
          </table:table-cell>
          <table:table-cell table:style-name="ce8" office:value-type="string" calcext:value-type="string">
            <text:p>紡</text:p>
          </table:table-cell>
          <table:table-cell table:style-name="ce12" office:value-type="string" calcext:value-type="string">
            <text:p>紡ぐ ・ つむぐ ・ [vt] spin, make yarn; spin a tale , speak</text:p>
            <text:p>紡績 ・ ぼうせき ・ spinning</text:p>
            <text:p>混紡 ・ こんぼう ・ mixed spinning</text:p>
            <text:p>紡織 ・ ぼうしょく ・ spinning and weaving</text:p>
            <text:p>紡錘 ・ ぼうすい ・ spind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6" calcext:value-type="float">
            <text:p>836</text:p>
          </table:table-cell>
          <table:table-cell table:style-name="ce8" office:value-type="string" calcext:value-type="string">
            <text:p>績</text:p>
          </table:table-cell>
          <table:table-cell table:style-name="ce12" office:value-type="string" calcext:value-type="string">
            <text:p>功績 ・ こうせき ・ meritorious deed, achievement</text:p>
            <text:p>戦績 ・ せんせき ・ war record, military achievements; results, sc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7" calcext:value-type="float">
            <text:p>837</text:p>
          </table:table-cell>
          <table:table-cell table:style-name="ce8" office:value-type="string" calcext:value-type="string">
            <text:p>具</text:p>
          </table:table-cell>
          <table:table-cell table:style-name="ce12" office:value-type="string" calcext:value-type="string">
            <text:p>具合 ・ ぐあい ・ condition, state; health; manner, way</text:p>
            <text:p>具足 ・ ぐそく ・ completeness; armor, coat of mail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38" calcext:value-type="float">
            <text:p>838</text:p>
          </table:table-cell>
          <table:table-cell table:style-name="ce8" office:value-type="string" calcext:value-type="string">
            <text:p>真</text:p>
          </table:table-cell>
          <table:table-cell table:style-name="ce12" office:value-type="string" calcext:value-type="string">
            <text:p>真に受ける ・ まにうける ・ take seriously, believe</text:p>
            <text:p>真の友 ・ しんのとも ・ true friend</text:p>
            <text:p>真に¹ ・ しんに ・ truly, indeed, really</text:p>
            <text:p>真に² ・ まことに ・ truly, really; very, extremel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839" calcext:value-type="float">
            <text:p>839</text:p>
          </table:table-cell>
          <table:table-cell table:style-name="ce8" office:value-type="string" calcext:value-type="string">
            <text:p>直</text:p>
          </table:table-cell>
          <table:table-cell table:style-name="ce12" office:value-type="string" calcext:value-type="string">
            <text:p>直らない ・ なおらない ・ irreparable, beyond repair</text:p>
            <text:p>真っ直ぐに ・ まっすぐに ・ dead straight; honestly</text:p>
            <text:p>直答 ・ ちょくとう ・ direct [prompt] answer</text:p>
            <text:p>直答 ・ じきとう ・ direct answ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0" calcext:value-type="float">
            <text:p>840</text:p>
          </table:table-cell>
          <table:table-cell table:style-name="ce8" office:value-type="string" calcext:value-type="string">
            <text:p>植</text:p>
          </table:table-cell>
          <table:table-cell table:style-name="ce12" office:value-type="string" calcext:value-type="string">
            <text:p>植わる ・ うわる ・ [vi] be planted</text:p>
            <text:p>入植 ・ にゅうしょく ・ settlement, immigration</text:p>
            <text:p>移植 ・ いしょく ・ transplanting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841" calcext:value-type="float">
            <text:p>841</text:p>
          </table:table-cell>
          <table:table-cell table:style-name="ce8" office:value-type="string" calcext:value-type="string">
            <text:p>殖</text:p>
          </table:table-cell>
          <table:table-cell table:style-name="ce12" office:value-type="string" calcext:value-type="string">
            <text:p>利殖 ・ りしょく ・ moneymaking</text:p>
            <text:p>増殖する ・ ぞうしょくする ・ multiply, increase, propagate</text:p>
            <text:p>繁殖する ・ はんしょくする ・ breed, propagate, increase, multiply</text:p>
            <text:p>家畜を殖やす ・ かちくをふやす ・ breed catt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2" calcext:value-type="float">
            <text:p>842</text:p>
          </table:table-cell>
          <table:table-cell table:style-name="ce8" office:value-type="string" calcext:value-type="string">
            <text:p>値</text:p>
          </table:table-cell>
          <table:table-cell table:style-name="ce12" office:value-type="string" calcext:value-type="string">
            <text:p>値 ・ あたい ・ value</text:p>
            <text:p>値引き ・ ねびき ・ reduction in price, discount</text:p>
            <text:p>高値 ・ たかね ・ high pri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43" calcext:value-type="float">
            <text:p>843</text:p>
          </table:table-cell>
          <table:table-cell table:style-name="ce8" office:value-type="string" calcext:value-type="string">
            <text:p>置</text:p>
          </table:table-cell>
          <table:table-cell table:style-name="ce12" office:value-type="string" calcext:value-type="string">
            <text:p>置き物 ・ おきもの ・ ornament</text:p>
            <text:p>前置詞 ・ ぜんちし ・ preposition</text:p>
            <text:p>安置する ・ あんちする ・ install, lay in state</text:p>
            <text:p>常置の ・ じょうちの ・ permanent; standing</text:p>
            <text:p>一日置きに ・ いちにちおきに ・ every other / second 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4" calcext:value-type="float">
            <text:p>844</text:p>
          </table:table-cell>
          <table:table-cell table:style-name="ce8" office:value-type="string" calcext:value-type="string">
            <text:p>県</text:p>
          </table:table-cell>
          <table:table-cell table:style-name="ce12" office:value-type="string" calcext:value-type="string">
            <text:p>県下 ・ けんか ・ throughout the prefec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5" calcext:value-type="float">
            <text:p>845</text:p>
          </table:table-cell>
          <table:table-cell table:style-name="ce8" office:value-type="string" calcext:value-type="string">
            <text:p>州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6" calcext:value-type="float">
            <text:p>846</text:p>
          </table:table-cell>
          <table:table-cell table:style-name="ce8" office:value-type="string" calcext:value-type="string">
            <text:p>洲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7" calcext:value-type="float">
            <text:p>847</text:p>
          </table:table-cell>
          <table:table-cell table:style-name="ce8" office:value-type="string" calcext:value-type="string">
            <text:p>接</text:p>
          </table:table-cell>
          <table:table-cell table:style-name="ce12" office:value-type="string" calcext:value-type="string">
            <text:p>接着 ・ せっちゃく ・ adhesion, gluing</text:p>
            <text:p>接線 ・ せっせん ・ tangent</text:p>
            <text:p>面接 ・ めんせつ ・ interview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48" calcext:value-type="float">
            <text:p>848</text:p>
          </table:table-cell>
          <table:table-cell table:style-name="ce8" office:value-type="string" calcext:value-type="string">
            <text:p>継</text:p>
          </table:table-cell>
          <table:table-cell table:style-name="ce12" office:value-type="string" calcext:value-type="string">
            <text:p>継起する ・ けいきする ・ occur in succession</text:p>
            <text:p>引き継ぐ ・ ひきつぐ ・ [vt] take over, hand over; succeed to, inherit</text:p>
            <text:p>継ぎ接ぎ ・ つぎはぎ ・ patching and dar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9" calcext:value-type="float">
            <text:p>849</text:p>
          </table:table-cell>
          <table:table-cell table:style-name="ce8" office:value-type="string" calcext:value-type="string">
            <text:p>断</text:p>
          </table:table-cell>
          <table:table-cell table:style-name="ce12" office:value-type="string" calcext:value-type="string">
            <text:p>断ち切る ・ たちきる ・ cut off, disconnect</text:p>
            <text:p>断じて ・ だんじて ・ decidedly, absolutely</text:p>
            <text:p>断交 ・ だんこう ・ severing / breaking off relation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850" calcext:value-type="float">
            <text:p>850</text:p>
          </table:table-cell>
          <table:table-cell table:style-name="ce8" office:value-type="string" calcext:value-type="string">
            <text:p>応</text:p>
          </table:table-cell>
          <table:table-cell table:style-name="ce12" office:value-type="string" calcext:value-type="string">
            <text:p>応じる ・ おうじる ・ [vi] respond to, act in accordance with; be suitable</text:p>
            <text:p>一応 ・ いちおう ・ once; in outline; tentatively; for the time being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851" calcext:value-type="float">
            <text:p>851</text:p>
          </table:table-cell>
          <table:table-cell table:style-name="ce8" office:value-type="string" calcext:value-type="string">
            <text:p>床</text:p>
          </table:table-cell>
          <table:table-cell table:style-name="ce12" office:value-type="string" calcext:value-type="string">
            <text:p>床に ・ ゆかに ・ on the floor</text:p>
            <text:p>着床 ・ ちゃくしょう ・ implantation</text:p>
            <text:p>視床 ・ ししょう ・ thalamus</text:p>
            <text:p>床屋 ・ とこや ・ barber(shop)</text:p>
            <text:p>川床 ・ かわどこ ・ riverbed</text:p>
            <text:p>床下 ・ ゆかした ・ under the flo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2" calcext:value-type="float">
            <text:p>852</text:p>
          </table:table-cell>
          <table:table-cell table:style-name="ce8" office:value-type="string" calcext:value-type="string">
            <text:p>麻</text:p>
          </table:table-cell>
          <table:table-cell table:style-name="ce12" office:value-type="string" calcext:value-type="string">
            <text:p>麻袋 ・ あさぶくろ ・ jute bag</text:p>
            <text:p>麻酔 ・ ますい ・ anesthesi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3" calcext:value-type="float">
            <text:p>853</text:p>
          </table:table-cell>
          <table:table-cell table:style-name="ce8" office:value-type="string" calcext:value-type="string">
            <text:p>歴</text:p>
          </table:table-cell>
          <table:table-cell table:style-name="ce12" office:value-type="string" calcext:value-type="string">
            <text:p>経歴 ・ けいれき ・ personal history</text:p>
            <text:p>逮捕歴 ・ たいほれき ・ criminal record</text:p>
            <text:p>歴然たる ・ れきぜんたる ・ clear, obvious, pl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4" calcext:value-type="float">
            <text:p>854</text:p>
          </table:table-cell>
          <table:table-cell table:style-name="ce8" office:value-type="string" calcext:value-type="string">
            <text:p>暦</text:p>
          </table:table-cell>
          <table:table-cell table:style-name="ce12" office:value-type="string" calcext:value-type="string">
            <text:p>暦 ・ こよみ ・ calendar</text:p>
            <text:p>暦年 ・ れきねん ・ calendar year</text:p>
            <text:p>太陽暦 ・ たいようれき ・ solar calenda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855" calcext:value-type="float">
            <text:p>855</text:p>
          </table:table-cell>
          <table:table-cell table:style-name="ce8" office:value-type="string" calcext:value-type="string">
            <text:p>臨</text:p>
          </table:table-cell>
          <table:table-cell table:style-name="ce12" office:value-type="string" calcext:value-type="string">
            <text:p>臨む ・ のぞむ ・ [vi]attend, be present at ; face, look out over</text:p>
            <text:p>臨海 ・ りんかい ・ seaside, oceanfront; coastal, maritime</text:p>
            <text:p>臨終 ・ りんじゅう ・ hour of death, one’s last moment</text:p>
            <text:p>法廷に臨む ・ ほうていにのぞむ ・ appear in cour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6" calcext:value-type="float">
            <text:p>856</text:p>
          </table:table-cell>
          <table:table-cell table:style-name="ce8" office:value-type="string" calcext:value-type="string">
            <text:p>園</text:p>
          </table:table-cell>
          <table:table-cell table:style-name="ce12" office:value-type="string" calcext:value-type="string">
            <text:p>学園 ・ がくえん ・ educational institution, school</text:p>
            <text:p>園児 ・ えんじ ・ kindergarten child</text:p>
            <text:p>入園 ・ にゅうえん ・ entering kindergarte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857" calcext:value-type="float">
            <text:p>857</text:p>
          </table:table-cell>
          <table:table-cell table:style-name="ce8" office:value-type="string" calcext:value-type="string">
            <text:p>遠</text:p>
          </table:table-cell>
          <table:table-cell table:style-name="ce12" office:value-type="string" calcext:value-type="string">
            <text:p>敬遠する ・ けいえんする ・ keep at respectful distance; avoid</text:p>
            <text:p>遠ざかる ・ とおざかる ・ become distant; keep away</text:p>
            <text:p>遠からず ・ とおからず ・ in the offing, soon; in the near futur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58" calcext:value-type="float">
            <text:p>858</text:p>
          </table:table-cell>
          <table:table-cell table:style-name="ce8" office:value-type="string" calcext:value-type="string">
            <text:p>与</text:p>
          </table:table-cell>
          <table:table-cell table:style-name="ce12" office:value-type="string" calcext:value-type="string">
            <text:p>与国 ・ よこく ・ ally</text:p>
            <text:p>分け与える ・ わけあたえる ・ distribute, hand out</text:p>
            <text:p>投与 ・ とうよ ・ prescribing, administering medic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9" calcext:value-type="float">
            <text:p>859</text:p>
          </table:table-cell>
          <table:table-cell table:style-name="ce8" office:value-type="string" calcext:value-type="string">
            <text:p>写</text:p>
          </table:table-cell>
          <table:table-cell table:style-name="ce12" office:value-type="string" calcext:value-type="string">
            <text:p>生き写し ・ いきうつし ・ close resemblance</text:p>
            <text:p>模写 ・ もしゃ ・ copying, reproduction, tracing</text:p>
            <text:p>写本 ・ しゃほん ・ manuscript, written cop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860" calcext:value-type="float">
            <text:p>860</text:p>
          </table:table-cell>
          <table:table-cell table:style-name="ce8" office:value-type="string" calcext:value-type="string">
            <text:p>移</text:p>
          </table:table-cell>
          <table:table-cell table:style-name="ce12" office:value-type="string" calcext:value-type="string">
            <text:p>移す ・ うつす ・ [vt] shift, move, transfer; transfuse liquids, colors ; transmit a disease </text:p>
            <text:p>口移し ・ くちうつし ・ mouth-to-mouth feeding; by word of mou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1" calcext:value-type="float">
            <text:p>861</text:p>
          </table:table-cell>
          <table:table-cell table:style-name="ce8" office:value-type="string" calcext:value-type="string">
            <text:p>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62" calcext:value-type="float">
            <text:p>862</text:p>
          </table:table-cell>
          <table:table-cell table:style-name="ce8" office:value-type="string" calcext:value-type="string">
            <text:p>御</text:p>
          </table:table-cell>
          <table:table-cell table:style-name="ce12" office:value-type="string" calcext:value-type="string">
            <text:p>御身 ・ おんみ ・ you [him] ; your [his] honorable body</text:p>
            <text:p>御玉 ・ おたま ・ ladle; egg</text:p>
            <text:p>御飯 ・ ごはん ・ boiled rice; me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3" calcext:value-type="float">
            <text:p>863</text:p>
          </table:table-cell>
          <table:table-cell table:style-name="ce8" office:value-type="string" calcext:value-type="string">
            <text:p>複</text:p>
          </table:table-cell>
          <table:table-cell table:style-name="ce12" office:value-type="string" calcext:value-type="string">
            <text:p>複本 ・ ふくほん ・ duplicate, cop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64" calcext:value-type="float">
            <text:p>864</text:p>
          </table:table-cell>
          <table:table-cell table:style-name="ce8" office:value-type="string" calcext:value-type="string">
            <text:p>腹</text:p>
          </table:table-cell>
          <table:table-cell table:style-name="ce12" office:value-type="string" calcext:value-type="string">
            <text:p>腹 ・ はら ・ belly</text:p>
            <text:p>腹一杯 ・ はらいっぱい ・ full stomach</text:p>
            <text:p>腹違い ・ はらちがい ・ born of a different mother, half-blood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5" calcext:value-type="float">
            <text:p>865</text:p>
          </table:table-cell>
          <table:table-cell table:style-name="ce8" office:value-type="string" calcext:value-type="string">
            <text:p>復</text:p>
          </table:table-cell>
          <table:table-cell table:style-name="ce12" office:value-type="string" calcext:value-type="string">
            <text:p>復元 ・ ふくげん ・ restoration to original state</text:p>
            <text:p>報復 ・ ほうふく ・ retaliation, reprisal, reveng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866" calcext:value-type="float">
            <text:p>866</text:p>
          </table:table-cell>
          <table:table-cell table:style-name="ce8" office:value-type="string" calcext:value-type="string">
            <text:p>往</text:p>
          </table:table-cell>
          <table:table-cell table:style-name="ce12" office:value-type="string" calcext:value-type="string">
            <text:p>往生する ・ おうじょうする ・ pass away; be at wit's end, submit</text:p>
            <text:p>一往 ・ いちおう ・ once; in outline; tentatively; or the time being</text:p>
            <text:p>既往症 ・ きおうしょう ・ previous illness, medical histo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7" calcext:value-type="float">
            <text:p>867</text:p>
          </table:table-cell>
          <table:table-cell table:style-name="ce8" office:value-type="string" calcext:value-type="string">
            <text:p>柱</text:p>
          </table:table-cell>
          <table:table-cell table:style-name="ce12" office:value-type="string" calcext:value-type="string">
            <text:p>柱 ・ はしら ・ pillar</text:p>
            <text:p>石柱 ・ せきちゅう ・ stone pill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8" calcext:value-type="float">
            <text:p>868</text:p>
          </table:table-cell>
          <table:table-cell table:style-name="ce8" office:value-type="string" calcext:value-type="string">
            <text:p>征</text:p>
          </table:table-cell>
          <table:table-cell table:style-name="ce12" office:value-type="string" calcext:value-type="string">
            <text:p>征服 ・ せいふく ・ conquest, subjugation</text:p>
            <text:p>征伐 ・ せいばつ ・ subjugation, conquest</text:p>
            <text:p>征討 ・ せいとう ・ subjugation, conque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69" calcext:value-type="float">
            <text:p>869</text:p>
          </table:table-cell>
          <table:table-cell table:style-name="ce8" office:value-type="string" calcext:value-type="string">
            <text:p>従</text:p>
          </table:table-cell>
          <table:table-cell table:style-name="ce12" office:value-type="string" calcext:value-type="string">
            <text:p>従える ・ したがえる ・ [vt] be attended by, take along</text:p>
            <text:p>従僕 ・ じゅうぼく ・ servant, attendant</text:p>
            <text:p>従事する ・ じゅうじする ・ engage in, be engaged 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0" calcext:value-type="float">
            <text:p>870</text:p>
          </table:table-cell>
          <table:table-cell table:style-name="ce8" office:value-type="string" calcext:value-type="string">
            <text:p>徒</text:p>
          </table:table-cell>
          <table:table-cell table:style-name="ce12" office:value-type="string" calcext:value-type="string">
            <text:p>暴徒 ・ ぼうと ・ rioters, mobsters, insurgents</text:p>
            <text:p>博徒 ・ ばくと ・ gambl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71" calcext:value-type="float">
            <text:p>871</text:p>
          </table:table-cell>
          <table:table-cell table:style-name="ce8" office:value-type="string" calcext:value-type="string">
            <text:p>縦</text:p>
          </table:table-cell>
          <table:table-cell table:style-name="ce12" office:value-type="string" calcext:value-type="string">
            <text:p>縦横に ・ じゅうおうに ・ vertically &amp; horizontally, in all directions; freely</text:p>
            <text:p>縦貫する ・ じゅうかんする ・ run through, traverse</text:p>
            <text:p>縦縞 ・ たてじま ・ vertical strip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2" calcext:value-type="float">
            <text:p>872</text:p>
          </table:table-cell>
          <table:table-cell table:style-name="ce8" office:value-type="string" calcext:value-type="string">
            <text:p>延</text:p>
          </table:table-cell>
          <table:table-cell table:style-name="ce12" office:value-type="string" calcext:value-type="string">
            <text:p>延発 ・ えんぱつ ・ postponed / delayed departure</text:p>
            <text:p>延べ時間 ・ のべじかん ・ total man hours</text:p>
            <text:p>日延べ ・ ひのべ ・ postponement, adjournmen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873" calcext:value-type="float">
            <text:p>873</text:p>
          </table:table-cell>
          <table:table-cell table:style-name="ce8" office:value-type="string" calcext:value-type="string">
            <text:p>伸</text:p>
          </table:table-cell>
          <table:table-cell table:style-name="ce12" office:value-type="string" calcext:value-type="string">
            <text:p>急伸 ・ きゅうしん ・ sudden rise esp. stock prices , jump</text:p>
            <text:p>伸びやか ・ のびやか ・ carefree; comfortable</text:p>
            <text:p>伸べる ・ のべる ・ [vt] extend, postpone; stretch out one’s arm </text:p>
            <text:p>欠伸 ・ あくび ・ ya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4" calcext:value-type="float">
            <text:p>874</text:p>
          </table:table-cell>
          <table:table-cell table:style-name="ce8" office:value-type="string" calcext:value-type="string">
            <text:p>紳</text:p>
          </table:table-cell>
          <table:table-cell table:style-name="ce12" office:value-type="string" calcext:value-type="string">
            <text:p>貴紳 ・ きしん ・ men of rank, notables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75" calcext:value-type="float">
            <text:p>875</text:p>
          </table:table-cell>
          <table:table-cell table:style-name="ce8" office:value-type="string" calcext:value-type="string">
            <text:p>縮</text:p>
          </table:table-cell>
          <table:table-cell table:style-name="ce12" office:value-type="string" calcext:value-type="string">
            <text:p>濃縮する ・ のうしゅくする ・ concentrate</text:p>
            <text:p>縮まる ・ ちぢまる ・ [vi] be shortened, contracted</text:p>
            <text:p>縮める ・ ちぢめる ・ [vt] contract, shorten, shrink</text:p>
            <text:p>縮らす ・ ちぢらす ・ [vt] curl, crinkle, crim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6" calcext:value-type="float">
            <text:p>876</text:p>
          </table:table-cell>
          <table:table-cell table:style-name="ce8" office:value-type="string" calcext:value-type="string">
            <text:p>誕</text:p>
          </table:table-cell>
          <table:table-cell table:style-name="ce12" office:value-type="string" calcext:value-type="string">
            <text:p>キリストの降誕 ・ キリストのこうたん ・ the Nativity, Adv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7" calcext:value-type="float">
            <text:p>877</text:p>
          </table:table-cell>
          <table:table-cell table:style-name="ce8" office:value-type="string" calcext:value-type="string">
            <text:p>廷</text:p>
          </table:table-cell>
          <table:table-cell table:style-name="ce12" office:value-type="string" calcext:value-type="string">
            <text:p>宮廷 ・ きゅうてい ・ the Court / Palace</text:p>
            <text:p>開廷 ・ かいてい ・ opening of a court, tri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8" calcext:value-type="float">
            <text:p>878</text:p>
          </table:table-cell>
          <table:table-cell table:style-name="ce8" office:value-type="string" calcext:value-type="string">
            <text:p>庭</text:p>
          </table:table-cell>
          <table:table-cell table:style-name="ce12" office:value-type="string" calcext:value-type="string">
            <text:p>庭 ・ にわ ・ garden, yard</text:p>
            <text:p>庭木 ・ にわき ・ garden tree, shrub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9" calcext:value-type="float">
            <text:p>879</text:p>
          </table:table-cell>
          <table:table-cell table:style-name="ce8" office:value-type="string" calcext:value-type="string">
            <text:p>艇</text:p>
          </table:table-cell>
          <table:table-cell table:style-name="ce12" office:value-type="string" calcext:value-type="string">
            <text:p>短艇 ・ たんてい ・ bo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0" calcext:value-type="float">
            <text:p>880</text:p>
          </table:table-cell>
          <table:table-cell table:style-name="ce8" office:value-type="string" calcext:value-type="string">
            <text:p>展</text:p>
          </table:table-cell>
          <table:table-cell table:style-name="ce12" office:value-type="string" calcext:value-type="string">
            <text:p>進展 ・ しんてん ・ development, progress</text:p>
            <text:p>個展 ・ こてん ・ personal exhibition</text:p>
            <text:p>展望 ・ てんぼう ・ view, outlook, prospec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1" calcext:value-type="float">
            <text:p>881</text:p>
          </table:table-cell>
          <table:table-cell table:style-name="ce8" office:value-type="string" calcext:value-type="string">
            <text:p>殿</text:p>
          </table:table-cell>
          <table:table-cell table:style-name="ce12" office:value-type="string" calcext:value-type="string">
            <text:p>若殿 ・ わかとの ・ young lord</text:p>
            <text:p>議長殿 ・ ぎちょうどの ・ Mr. Chairma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882" calcext:value-type="float">
            <text:p>882</text:p>
          </table:table-cell>
          <table:table-cell table:style-name="ce8" office:value-type="string" calcext:value-type="string">
            <text:p>異</text:p>
          </table:table-cell>
          <table:table-cell table:style-name="ce12" office:value-type="string" calcext:value-type="string">
            <text:p>異動 ・ いどう ・ shifting, reshuffle</text:p>
            <text:p>異心 ・ いしん ・ treasonous intention, betrayal; eccentricity</text:p>
            <text:p>異色の ・ いしょくの ・ novel, unique</text:p>
            <text:p>異才 ・ いさい ・ genius, prodig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83" calcext:value-type="float">
            <text:p>883</text:p>
          </table:table-cell>
          <table:table-cell table:style-name="ce8" office:value-type="string" calcext:value-type="string">
            <text:p>翼</text:p>
          </table:table-cell>
          <table:table-cell table:style-name="ce12" office:value-type="string" calcext:value-type="string">
            <text:p>翼 ・ つばさ ・ wing</text:p>
            <text:p>両翼 ・ りょうよく ・ both flanks; two wings</text:p>
            <text:p>羽翼 ・ うよく ・ wings; assistance</text:p>
            <text:p>水平翼 ・ すいへいよく ・ horizontal plan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84" calcext:value-type="float">
            <text:p>884</text:p>
          </table:table-cell>
          <table:table-cell table:style-name="ce8" office:value-type="string" calcext:value-type="string">
            <text:p>累</text:p>
          </table:table-cell>
          <table:table-cell table:style-name="ce12" office:value-type="string" calcext:value-type="string">
            <text:p>累加 ・ るいか ・ cumulation, cumulative rise</text:p>
            <text:p>累増 ・ るいぞう ・ cumulative / progressive increase</text:p>
            <text:p>累乗 ・ るいじょう ・ [math] involution, pow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85" calcext:value-type="float">
            <text:p>885</text:p>
          </table:table-cell>
          <table:table-cell table:style-name="ce8" office:value-type="string" calcext:value-type="string">
            <text:p>塁</text:p>
          </table:table-cell>
          <table:table-cell table:style-name="ce12" office:value-type="string" calcext:value-type="string">
            <text:p>塁壁 ・ るいへき ・ rampart</text:p>
            <text:p>本塁打 ・ ほんるいだ ・ home run</text:p>
            <text:p>満塁 ・ まんるい ・ full bases</text:p>
            <text:p>盗塁 ・ とうるい ・ base stealing, ste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6" calcext:value-type="float">
            <text:p>886</text:p>
          </table:table-cell>
          <table:table-cell table:style-name="ce8" office:value-type="string" calcext:value-type="string">
            <text:p>吏</text:p>
          </table:table-cell>
          <table:table-cell table:style-name="ce12" office:value-type="string" calcext:value-type="string">
            <text:p>税関吏 ・ ぜいかんり ・ customs offic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7" calcext:value-type="float">
            <text:p>887</text:p>
          </table:table-cell>
          <table:table-cell table:style-name="ce8" office:value-type="string" calcext:value-type="string">
            <text:p>使</text:p>
          </table:table-cell>
          <table:table-cell table:style-name="ce12" office:value-type="string" calcext:value-type="string">
            <text:p>使う ・ つかう ・ [vt] use</text:p>
            <text:p>小間使い ・ こまづかい ・ lady’s maid, housemai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8" calcext:value-type="float">
            <text:p>888</text:p>
          </table:table-cell>
          <table:table-cell table:style-name="ce8" office:value-type="string" calcext:value-type="string">
            <text:p>史</text:p>
          </table:table-cell>
          <table:table-cell table:style-name="ce12" office:value-type="string" calcext:value-type="string">
            <text:p>歴史 ・ れきし ・ history</text:p>
            <text:p>史跡 ・ しせき ・ historic spot / remai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9" calcext:value-type="float">
            <text:p>889</text:p>
          </table:table-cell>
          <table:table-cell table:style-name="ce8" office:value-type="string" calcext:value-type="string">
            <text:p>更</text:p>
          </table:table-cell>
          <table:table-cell table:style-name="ce12" office:value-type="string" calcext:value-type="string">
            <text:p>更生 ・ こうせい ・ rebirth, rehabilitation; recycling</text:p>
            <text:p>更かす ・ ふかす ・ [vt] sit up till late at night </text:p>
            <text:p>満更 ・ まんざら ・ not wholly, not altoget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0" calcext:value-type="float">
            <text:p>890</text:p>
          </table:table-cell>
          <table:table-cell table:style-name="ce8" office:value-type="string" calcext:value-type="string">
            <text:p>便</text:p>
          </table:table-cell>
          <table:table-cell table:style-name="ce12" office:value-type="string" calcext:value-type="string">
            <text:p>方便 ・ ほうべん ・ expedient, instrument</text:p>
            <text:p>下り便 ・ くだりびん ・ outbound / down train</text:p>
            <text:p>便りをする ・ たよりをする ・ write a let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1" calcext:value-type="float">
            <text:p>891</text:p>
          </table:table-cell>
          <table:table-cell table:style-name="ce8" office:value-type="string" calcext:value-type="string">
            <text:p>硬</text:p>
          </table:table-cell>
          <table:table-cell table:style-name="ce12" office:value-type="string" calcext:value-type="string">
            <text:p>硬い表情 ・ かたいひょうじょう ・ stiff expression</text:p>
            <text:p>硬貨 ・ こうか ・ coin, metallic currency</text:p>
            <text:p>硬直 ・ こうちょく ・ stiffness, rigid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2" calcext:value-type="float">
            <text:p>892</text:p>
          </table:table-cell>
          <table:table-cell table:style-name="ce8" office:value-type="string" calcext:value-type="string">
            <text:p>能</text:p>
          </table:table-cell>
          <table:table-cell table:style-name="ce12" office:value-type="string" calcext:value-type="string">
            <text:p>能が無い ・ のうがない ・ have no meri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93" calcext:value-type="float">
            <text:p>893</text:p>
          </table:table-cell>
          <table:table-cell table:style-name="ce8" office:value-type="string" calcext:value-type="string">
            <text:p>態</text:p>
          </table:table-cell>
          <table:table-cell table:style-name="ce12" office:value-type="string" calcext:value-type="string">
            <text:p>生態 ・ せいたい ・ ecology; mode of life</text:p>
            <text:p>重態 ・ じゅうたい ・ serious condition, critical state</text:p>
            <text:p>態勢 ・ たいせい ・ attitude, condition, prepared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4" calcext:value-type="float">
            <text:p>894</text:p>
          </table:table-cell>
          <table:table-cell table:style-name="ce8" office:value-type="string" calcext:value-type="string">
            <text:p>熊</text:p>
          </table:table-cell>
          <table:table-cell table:style-name="ce12" office:value-type="string" calcext:value-type="string">
            <text:p>熊蜂 ・ くまばち ・ horn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5" calcext:value-type="float">
            <text:p>895</text:p>
          </table:table-cell>
          <table:table-cell table:style-name="ce8" office:value-type="string" calcext:value-type="string">
            <text:p>罷</text:p>
          </table:table-cell>
          <table:table-cell table:style-name="ce12" office:value-type="string" calcext:value-type="string">
            <text:p>罷免 ・ ひめん ・ dismissal, dischar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6" calcext:value-type="float">
            <text:p>896</text:p>
          </table:table-cell>
          <table:table-cell table:style-name="ce8" office:value-type="string" calcext:value-type="string">
            <text:p>羅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97" calcext:value-type="float">
            <text:p>897</text:p>
          </table:table-cell>
          <table:table-cell table:style-name="ce8" office:value-type="string" calcext:value-type="string">
            <text:p>雲</text:p>
          </table:table-cell>
          <table:table-cell table:style-name="ce12" office:value-type="string" calcext:value-type="string">
            <text:p>白雲 ・ しらくも ・ white clouds</text:p>
            <text:p>雲行き ・ くもゆき ・ weather, look of the sky; situation, turn of affairs; signs</text:p>
            <text:p>雲 ・ くも ・ cloud</text:p>
            <text:p>積乱雲 ・ せきらんうん ・ cumulonimbus</text:p>
            <text:p>雲泥の差 ・ うんでいのさ ・ wide / a world of differ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8" calcext:value-type="float">
            <text:p>898</text:p>
          </table:table-cell>
          <table:table-cell table:style-name="ce8" office:value-type="string" calcext:value-type="string">
            <text:p>曇</text:p>
          </table:table-cell>
          <table:table-cell table:style-name="ce12" office:value-type="string" calcext:value-type="string">
            <text:p>薄曇り ・ うすぐもり ・ slightly cloudy weath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99" calcext:value-type="float">
            <text:p>899</text:p>
          </table:table-cell>
          <table:table-cell table:style-name="ce8" office:value-type="string" calcext:value-type="string">
            <text:p>雪</text:p>
          </table:table-cell>
          <table:table-cell table:style-name="ce12" office:value-type="string" calcext:value-type="string">
            <text:p>雪 ・ ゆき ・ snow</text:p>
            <text:p>雪焼け ・ ゆきやけ ・ snow-tan / -burn from light reflected in snow </text:p>
            <text:p>積雪 ・ せきせつ ・ fallen sn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0" calcext:value-type="float">
            <text:p>900</text:p>
          </table:table-cell>
          <table:table-cell table:style-name="ce8" office:value-type="string" calcext:value-type="string">
            <text:p>雷</text:p>
          </table:table-cell>
          <table:table-cell table:style-name="ce12" office:value-type="string" calcext:value-type="string">
            <text:p>雷 ・ かみなり ・ thunder(bolt); thundering rebuke / at so.</text:p>
            <text:p>雷神 ・ らいじん ・ god of thund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1" calcext:value-type="float">
            <text:p>901</text:p>
          </table:table-cell>
          <table:table-cell table:style-name="ce8" office:value-type="string" calcext:value-type="string">
            <text:p>零</text:p>
          </table:table-cell>
          <table:table-cell table:style-name="ce12" office:value-type="string" calcext:value-type="string">
            <text:p>零敗 ・ れいはい ・ losing w/o scoring a point , whitewash, being shut out</text:p>
            <text:p>零す ・ こぼす ・ [vt] spill, shed; grumble, complai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902" calcext:value-type="float">
            <text:p>902</text:p>
          </table:table-cell>
          <table:table-cell table:style-name="ce8" office:value-type="string" calcext:value-type="string">
            <text:p>震</text:p>
          </table:table-cell>
          <table:table-cell table:style-name="ce12" office:value-type="string" calcext:value-type="string">
            <text:p>震う ・ ふるう ・ tremble, shudder</text:p>
            <text:p>震い ・ ふるい ・ trembling, shivering, shaking</text:p>
            <text:p>身震い ・ みぶるい ・ shivering</text:p>
            <text:p>震え上がる ・ ふるえあがる ・ [vi] tremble violently, shudd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903" calcext:value-type="float">
            <text:p>903</text:p>
          </table:table-cell>
          <table:table-cell table:style-name="ce8" office:value-type="string" calcext:value-type="string">
            <text:p>振</text:p>
          </table:table-cell>
          <table:table-cell table:style-name="ce12" office:value-type="string" calcext:value-type="string">
            <text:p>振興 ・ しんこう ・ promotion, furtherance, rousing</text:p>
            <text:p>振られる ・ ふられる ・ [vi] get the mitten, be kicked out</text:p>
            <text:p>振り子 ・ ふりこ ・ pendulum</text:p>
            <text:p>振る ・ ぶる ・ [vt] assume an air of, pretend, affec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04" calcext:value-type="float">
            <text:p>904</text:p>
          </table:table-cell>
          <table:table-cell table:style-name="ce8" office:value-type="string" calcext:value-type="string">
            <text:p>久</text:p>
          </table:table-cell>
          <table:table-cell table:style-name="ce12" office:value-type="string" calcext:value-type="string">
            <text:p>久久に ・ ひさびさに ・ after a long time, first time in a long period</text:p>
            <text:p>永久の ・ えいきゅうの ・ permanent, eternal, lasting</text:p>
            <text:p>l耐久性 ・ たいきゅうせい ・ durability, persistence, lasting quality</text:p>
            <text:p>悠久な ・ ゆうきゅうな ・ eternal, everlasting, perman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5" calcext:value-type="float">
            <text:p>905</text:p>
          </table:table-cell>
          <table:table-cell table:style-name="ce8" office:value-type="string" calcext:value-type="string">
            <text:p>賑</text:p>
          </table:table-cell>
          <table:table-cell table:style-name="ce12" office:value-type="string" calcext:value-type="string">
            <text:p>賑わす ・ にぎわす ・ [vt] enliv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6" calcext:value-type="float">
            <text:p>906</text:p>
          </table:table-cell>
          <table:table-cell table:style-name="ce8" office:value-type="string" calcext:value-type="string">
            <text:p>丘</text:p>
          </table:table-cell>
          <table:table-cell table:style-name="ce12" office:value-type="string" calcext:value-type="string">
            <text:p>丘 ・ おか ・ h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7" calcext:value-type="float">
            <text:p>907</text:p>
          </table:table-cell>
          <table:table-cell table:style-name="ce8" office:value-type="string" calcext:value-type="string">
            <text:p>兵</text:p>
          </table:table-cell>
          <table:table-cell table:style-name="ce12" office:value-type="string" calcext:value-type="string">
            <text:p>兵事 ・ へいじ ・ military affai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8" calcext:value-type="float">
            <text:p>908</text:p>
          </table:table-cell>
          <table:table-cell table:style-name="ce8" office:value-type="string" calcext:value-type="string">
            <text:p>岳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9" calcext:value-type="float">
            <text:p>909</text:p>
          </table:table-cell>
          <table:table-cell table:style-name="ce8" office:value-type="string" calcext:value-type="string">
            <text:p>浜</text:p>
          </table:table-cell>
          <table:table-cell table:style-name="ce12" office:value-type="string" calcext:value-type="string">
            <text:p>浜 ・ はま ・ beach</text:p>
            <text:p>浜茄子 ・ はまなす ・ rugosa rose, sweet bri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0" calcext:value-type="float">
            <text:p>910</text:p>
          </table:table-cell>
          <table:table-cell table:style-name="ce8" office:value-type="string" calcext:value-type="string">
            <text:p>舎</text:p>
          </table:table-cell>
          <table:table-cell table:style-name="ce12" office:value-type="string" calcext:value-type="string">
            <text:p>客舎 ・ きゃくしゃ ・ hotel, in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1" calcext:value-type="float">
            <text:p>911</text:p>
          </table:table-cell>
          <table:table-cell table:style-name="ce8" office:value-type="string" calcext:value-type="string">
            <text:p>再</text:p>
          </table:table-cell>
          <table:table-cell table:style-name="ce12" office:value-type="string" calcext:value-type="string">
            <text:p>再三 ・ さいさん ・ again and again, repeatedl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912" calcext:value-type="float">
            <text:p>912</text:p>
          </table:table-cell>
          <table:table-cell table:style-name="ce8" office:value-type="string" calcext:value-type="string">
            <text:p>虎</text:p>
          </table:table-cell>
          <table:table-cell table:style-name="ce12" office:value-type="string" calcext:value-type="string">
            <text:p>虎 ・ とら ・ tiger</text:p>
            <text:p>竜虎の争い ・ りゅうこのあらそい ・ well matched contest</text:p>
            <text:p>虎視眈眈 ・ こしたんたん ・ on the alert, eye covetously</text:p>
            <text:p>暴虎馮河 ・ ぼうこひょうが ・ foolhardy cour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3" calcext:value-type="float">
            <text:p>913</text:p>
          </table:table-cell>
          <table:table-cell table:style-name="ce8" office:value-type="string" calcext:value-type="string">
            <text:p>寅</text:p>
          </table:table-cell>
          <table:table-cell table:style-name="ce12" office:value-type="string" calcext:value-type="string">
            <text:p>丑寅 ・ うしとら ・ northeast supplementary sign of the Oriental zodiac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14" calcext:value-type="float">
            <text:p>914</text:p>
          </table:table-cell>
          <table:table-cell table:style-name="ce8" office:value-type="string" calcext:value-type="string">
            <text:p>演</text:p>
          </table:table-cell>
          <table:table-cell table:style-name="ce12" office:value-type="string" calcext:value-type="string">
            <text:p>演出 ・ えんしゅつ ・ production of a play ; representation</text:p>
            <text:p>演説 ・ えんぜつ ・ public speech, address, oration</text:p>
            <text:p>演習 ・ えんしゅう ・ exercise, practice; military maneuvers; semina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15" calcext:value-type="float">
            <text:p>915</text:p>
          </table:table-cell>
          <table:table-cell table:style-name="ce8" office:value-type="string" calcext:value-type="string">
            <text:p>黄</text:p>
          </table:table-cell>
          <table:table-cell table:style-name="ce12" office:value-type="string" calcext:value-type="string">
            <text:p>黄海 ・ こうかい ・ the Yellow Sea</text:p>
            <text:p>黄熱病 ・ おうねつびょう ・ yellow fever</text:p>
            <text:p>黄ばむ ・ きばむ ・ grow yellowish</text:p>
            <text:p>黄八丈 ・ きはちじょう ・ yellow silk cloth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916" calcext:value-type="float">
            <text:p>916</text:p>
          </table:table-cell>
          <table:table-cell table:style-name="ce8" office:value-type="string" calcext:value-type="string">
            <text:p>横</text:p>
          </table:table-cell>
          <table:table-cell table:style-name="ce12" office:value-type="string" calcext:value-type="string">
            <text:p>横車を押す ・ よこぐるまをおす ・ have one’s own way, act perversely</text:p>
            <text:p>横 ・ よこ ・ width; horizontal; sideways; side</text:p>
            <text:p>横着な ・ おうちゃくな ・ impudent, brazen; idle, lazy</text:p>
            <text:p>横たわる ・ よこたわる ・ lie dow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917" calcext:value-type="float">
            <text:p>917</text:p>
          </table:table-cell>
          <table:table-cell table:style-name="ce8" office:value-type="string" calcext:value-type="string">
            <text:p>構</text:p>
          </table:table-cell>
          <table:table-cell table:style-name="ce12" office:value-type="string" calcext:value-type="string">
            <text:p>構う ・ かまう ・ mind, care about / for; be concerned about; entertain</text:p>
            <text:p>居を構える ・ きょをかまえる ・ take up one’s residence</text:p>
            <text:p>待ち構える ・ まちかまえる ・ wait eagerly for, be on the watch for</text:p>
            <text:p>どうぞお構い無く ・ どうぞおかまいなく ・ Please don’t trouble yourself on my accou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8" calcext:value-type="float">
            <text:p>918</text:p>
          </table:table-cell>
          <table:table-cell table:style-name="ce8" office:value-type="string" calcext:value-type="string">
            <text:p>講</text:p>
          </table:table-cell>
          <table:table-cell table:style-name="ce12" office:value-type="string" calcext:value-type="string">
            <text:p>講読する ・ こうどくする ・ read and explain</text:p>
            <text:p>講和する ・ こうわする ・ make peace with, reconci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9" calcext:value-type="float">
            <text:p>919</text:p>
          </table:table-cell>
          <table:table-cell table:style-name="ce8" office:value-type="string" calcext:value-type="string">
            <text:p>購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20" calcext:value-type="float">
            <text:p>920</text:p>
          </table:table-cell>
          <table:table-cell table:style-name="ce8" office:value-type="string" calcext:value-type="string">
            <text:p>溝</text:p>
          </table:table-cell>
          <table:table-cell table:style-name="ce12" office:value-type="string" calcext:value-type="string">
            <text:p>溝が有る ・ みぞがある ・ to be estranged</text:p>
            <text:p>溝鼠 ・ どぶねずみ ・ common rat; dark gray</text:p>
            <text:p>溝 ・ みぞ ・ ditch, gutter, groove</text:p>
            <text:p>下水溝 ・ げすいこう ・ ditc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1" calcext:value-type="float">
            <text:p>921</text:p>
          </table:table-cell>
          <table:table-cell table:style-name="ce8" office:value-type="string" calcext:value-type="string">
            <text:p>仮</text:p>
          </table:table-cell>
          <table:table-cell table:style-name="ce12" office:value-type="string" calcext:value-type="string">
            <text:p>仮説 ・ かせつ ・ hypothesis</text:p>
            <text:p>仮住まい ・ かりずまい ・ temporary residenc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922" calcext:value-type="float">
            <text:p>922</text:p>
          </table:table-cell>
          <table:table-cell table:style-name="ce8" office:value-type="string" calcext:value-type="string">
            <text:p>片</text:p>
          </table:table-cell>
          <table:table-cell table:style-name="ce12" office:value-type="string" calcext:value-type="string">
            <text:p>一片 ・ いっぺん ・ piece, bit, fragment, scrap</text:p>
            <text:p>雪片 ・ せっぺん ・ snowflake</text:p>
            <text:p>片思い ・ かたおもい ・ unrequited / unreciprocated love</text:p>
            <text:p>片言 ・ かたこと ・ imperfect speech, baby talk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923" calcext:value-type="float">
            <text:p>923</text:p>
          </table:table-cell>
          <table:table-cell table:style-name="ce8" office:value-type="string" calcext:value-type="string">
            <text:p>版</text:p>
          </table:table-cell>
          <table:table-cell table:style-name="ce12" office:value-type="string" calcext:value-type="string">
            <text:p>版元 ・ はんもと ・ publisher</text:p>
            <text:p>重版 ・ じゅうはん ・ 2nd printing, reprint; 2nd edition</text:p>
            <text:p>決定版 ・ けっていばん ・ authoritative edition; last word</text:p>
            <text:p>版を改める ・ はんをあらためる ・ revise an edi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924" calcext:value-type="float">
            <text:p>924</text:p>
          </table:table-cell>
          <table:table-cell table:style-name="ce8" office:value-type="string" calcext:value-type="string">
            <text:p>板</text:p>
          </table:table-cell>
          <table:table-cell table:style-name="ce12" office:value-type="string" calcext:value-type="string">
            <text:p>板前 ・ いたまえ ・ chef esp. high-end Jap. cuisine , cook; kitchen area with chopping board</text:p>
            <text:p>板 ・ いた ・ board, plate</text:p>
            <text:p>板切れ ・ いたきれ ・ piece of wood, scrap lumber</text:p>
            <text:p>戸板 ・ といた ・ wooden door / shut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5" calcext:value-type="float">
            <text:p>925</text:p>
          </table:table-cell>
          <table:table-cell table:style-name="ce8" office:value-type="string" calcext:value-type="string">
            <text:p>販</text:p>
          </table:table-cell>
          <table:table-cell table:style-name="ce12" office:value-type="string" calcext:value-type="string">
            <text:p>信販 ・ しんぱん ・ sales on credit</text:p>
            <text:p>自販 ・ じはん ・ automobile sale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26" calcext:value-type="float">
            <text:p>926</text:p>
          </table:table-cell>
          <table:table-cell table:style-name="ce8" office:value-type="string" calcext:value-type="string">
            <text:p>義</text:p>
          </table:table-cell>
          <table:table-cell table:style-name="ce12" office:value-type="string" calcext:value-type="string">
            <text:p>字義 ・ じぎ ・ character definition, meaning of a word / term</text:p>
            <text:p>忠義 ・ ちゅうぎ ・ loyalty, fidelity, devotion</text:p>
            <text:p>義人 ・ ぎじん ・ righteous m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7" calcext:value-type="float">
            <text:p>927</text:p>
          </table:table-cell>
          <table:table-cell table:style-name="ce8" office:value-type="string" calcext:value-type="string">
            <text:p>議</text:p>
          </table:table-cell>
          <table:table-cell table:style-name="ce12" office:value-type="string" calcext:value-type="string">
            <text:p>建議 ・ けんぎ ・ proposal, suggestion</text:p>
            <text:p>不思議な ・ ふしぎな ・ strange, mysterious, wonderfu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8" calcext:value-type="float">
            <text:p>928</text:p>
          </table:table-cell>
          <table:table-cell table:style-name="ce8" office:value-type="string" calcext:value-type="string">
            <text:p>儀</text:p>
          </table:table-cell>
          <table:table-cell table:style-name="ce12" office:value-type="string" calcext:value-type="string">
            <text:p>地球儀 ・ ちきゅうぎ ・ globe of the wor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9" calcext:value-type="float">
            <text:p>929</text:p>
          </table:table-cell>
          <table:table-cell table:style-name="ce8" office:value-type="string" calcext:value-type="string">
            <text:p>犠</text:p>
          </table:table-cell>
          <table:table-cell table:style-name="ce12" office:value-type="string" calcext:value-type="string">
            <text:p>犠牲 ・ ぎせい ・ sacrifice; victim</text:p>
            <text:p>犠打 ・ ぎだ ・ sacrifice batting baseball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0" calcext:value-type="float">
            <text:p>930</text:p>
          </table:table-cell>
          <table:table-cell table:style-name="ce8" office:value-type="string" calcext:value-type="string">
            <text:p>牲</text:p>
          </table:table-cell>
          <table:table-cell table:style-name="ce12" office:value-type="string" calcext:value-type="string">
            <text:p>自己犠牲 ・ じこぎせい ・ self-sacrifice; self-renunci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1" calcext:value-type="float">
            <text:p>931</text:p>
          </table:table-cell>
          <table:table-cell table:style-name="ce8" office:value-type="string" calcext:value-type="string">
            <text:p>旨</text:p>
          </table:table-cell>
          <table:table-cell table:style-name="ce12" office:value-type="string" calcext:value-type="string">
            <text:p>旨 ・ むね ・ purport, gist</text:p>
            <text:p>宗旨 ・ しゅうし ・ sect tenets of a religious … 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32" calcext:value-type="float">
            <text:p>932</text:p>
          </table:table-cell>
          <table:table-cell table:style-name="ce8" office:value-type="string" calcext:value-type="string">
            <text:p>指</text:p>
          </table:table-cell>
          <table:table-cell table:style-name="ce12" office:value-type="string" calcext:value-type="string">
            <text:p>指し図 ・ さしず ・ directions</text:p>
            <text:p>指 ・ ゆび ・ finger</text:p>
            <text:p>指南 ・ しなん ・ instruction, teaching; instructor, teac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3" calcext:value-type="float">
            <text:p>933</text:p>
          </table:table-cell>
          <table:table-cell table:style-name="ce8" office:value-type="string" calcext:value-type="string">
            <text:p>揮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4" calcext:value-type="float">
            <text:p>934</text:p>
          </table:table-cell>
          <table:table-cell table:style-name="ce8" office:value-type="string" calcext:value-type="string">
            <text:p>輝</text:p>
          </table:table-cell>
          <table:table-cell table:style-name="ce12" office:value-type="string" calcext:value-type="string">
            <text:p>輝き渡る ・ かがやきわたる ・ shine out far and w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5" calcext:value-type="float">
            <text:p>935</text:p>
          </table:table-cell>
          <table:table-cell table:style-name="ce8" office:value-type="string" calcext:value-type="string">
            <text:p>刺</text:p>
          </table:table-cell>
          <table:table-cell table:style-name="ce12" office:value-type="string" calcext:value-type="string">
            <text:p>刺客 ・ しかく ・ assassin</text:p>
            <text:p>風刺 ・ ふうし ・ satire, sarcasm</text:p>
            <text:p>刺さる ・ ささる ・ [vi] stick, be stuc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6" calcext:value-type="float">
            <text:p>936</text:p>
          </table:table-cell>
          <table:table-cell table:style-name="ce8" office:value-type="string" calcext:value-type="string">
            <text:p>策</text:p>
          </table:table-cell>
          <table:table-cell table:style-name="ce12" office:value-type="string" calcext:value-type="string">
            <text:p>万策 ・ ばんさく ・ all means / measures</text:p>
            <text:p>失策 ・ しっさく ・ blunder, slip, err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37" calcext:value-type="float">
            <text:p>937</text:p>
          </table:table-cell>
          <table:table-cell table:style-name="ce8" office:value-type="string" calcext:value-type="string">
            <text:p>差</text:p>
          </table:table-cell>
          <table:table-cell table:style-name="ce12" office:value-type="string" calcext:value-type="string">
            <text:p>杯を差す ・ さかずきをさす ・ offer a cup of sake </text:p>
            <text:p>差し引き ・ さしひき ・ balance of an account ; ebb and flow</text:p>
            <text:p>差し支え ・ さしつかえ ・ hindrance, complications; objection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38" calcext:value-type="float">
            <text:p>938</text:p>
          </table:table-cell>
          <table:table-cell table:style-name="ce8" office:value-type="string" calcext:value-type="string">
            <text:p>着</text:p>
          </table:table-cell>
          <table:table-cell table:style-name="ce12" office:value-type="string" calcext:value-type="string">
            <text:p>早朝の着 ・ そうちょうのちゃく ・ early morning arrival</text:p>
            <text:p>銀着せの ・ ぎんきせの ・ silver-plated</text:p>
            <text:p>席に着く ・ せきにつく ・ take a s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9" calcext:value-type="float">
            <text:p>939</text:p>
          </table:table-cell>
          <table:table-cell table:style-name="ce8" office:value-type="string" calcext:value-type="string">
            <text:p>看</text:p>
          </table:table-cell>
          <table:table-cell table:style-name="ce12" office:value-type="string" calcext:value-type="string">
            <text:p>看板 ・ かんばん ・ signboard, sign</text:p>
            <text:p>看護婦 ・ かんごふ ・ nur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0" calcext:value-type="float">
            <text:p>940</text:p>
          </table:table-cell>
          <table:table-cell table:style-name="ce8" office:value-type="string" calcext:value-type="string">
            <text:p>到</text:p>
          </table:table-cell>
          <table:table-cell table:style-name="ce12" office:value-type="string" calcext:value-type="string">
            <text:p>到る ・ いたる ・ [vi] arrive at, reach, come to</text:p>
            <text:p>到達 ・ とうたつ ・ arrival; attainment</text:p>
            <text:p>到頭 ・ とうとう ・ at last, after all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41" calcext:value-type="float">
            <text:p>941</text:p>
          </table:table-cell>
          <table:table-cell table:style-name="ce8" office:value-type="string" calcext:value-type="string">
            <text:p>倒</text:p>
          </table:table-cell>
          <table:table-cell table:style-name="ce12" office:value-type="string" calcext:value-type="string">
            <text:p>倒れる ・ たおれる ・ [vi] fall</text:p>
            <text:p>倒す ・ たおす ・ [vt] topple, bring down</text:p>
            <text:p>貸し倒れ ・ かしだおれ ・ irrecoverable debt</text:p>
            <text:p>倒置 ・ とうち ・ turning upside down; [gram] inversion</text:p>
            <text:p>倒産 ・ とうさん ・ insolvency, bankruptcy; breech birth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42" calcext:value-type="float">
            <text:p>942</text:p>
          </table:table-cell>
          <table:table-cell table:style-name="ce8" office:value-type="string" calcext:value-type="string">
            <text:p>論</text:p>
          </table:table-cell>
          <table:table-cell table:style-name="ce12" office:value-type="string" calcext:value-type="string">
            <text:p>論争する ・ ろんそうする ・ dispute, argue</text:p>
            <text:p>論説 ・ ろんせつ ・ discourse, dissertation; editorial</text:p>
            <text:p>論外な ・ ろんがいな ・ out of the question, beside the poin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43" calcext:value-type="float">
            <text:p>943</text:p>
          </table:table-cell>
          <table:table-cell table:style-name="ce8" office:value-type="string" calcext:value-type="string">
            <text:p>倫</text:p>
          </table:table-cell>
          <table:table-cell table:style-name="ce12" office:value-type="string" calcext:value-type="string">
            <text:p>倫理的 ・ りんりてき ・ ethical</text:p>
            <text:p>破倫 ・ はりん ・ immorality; incest</text:p>
            <text:p>映倫 ・ えいりん ・ Motion Picture Code of Ethics Committ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4" calcext:value-type="float">
            <text:p>944</text:p>
          </table:table-cell>
          <table:table-cell table:style-name="ce8" office:value-type="string" calcext:value-type="string">
            <text:p>輪</text:p>
          </table:table-cell>
          <table:table-cell table:style-name="ce12" office:value-type="string" calcext:value-type="string">
            <text:p>輪 ・ わ ・ circle, ring; wheel</text:p>
            <text:p>年輪 ・ ねんりん ・ annual ring, growth ring</text:p>
            <text:p>輪形の ・ りんけいの ・ ring-shaped, circul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5" calcext:value-type="float">
            <text:p>945</text:p>
          </table:table-cell>
          <table:table-cell table:style-name="ce8" office:value-type="string" calcext:value-type="string">
            <text:p>輸</text:p>
          </table:table-cell>
          <table:table-cell table:style-name="ce12" office:value-type="string" calcext:value-type="string">
            <text:p>輸血 ・ ゆけつ ・ blood transfusion</text:p>
            <text:p>輸銀 ・ ゆぎん ・ import-export ban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6" calcext:value-type="float">
            <text:p>946</text:p>
          </table:table-cell>
          <table:table-cell table:style-name="ce8" office:value-type="string" calcext:value-type="string">
            <text:p>諭</text:p>
          </table:table-cell>
          <table:table-cell table:style-name="ce12" office:value-type="string" calcext:value-type="string">
            <text:p>説諭 ・ せつゆ ・ admonition, repro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7" calcext:value-type="float">
            <text:p>947</text:p>
          </table:table-cell>
          <table:table-cell table:style-name="ce8" office:value-type="string" calcext:value-type="string">
            <text:p>愉</text:p>
          </table:table-cell>
          <table:table-cell table:style-name="ce12" office:value-type="string" calcext:value-type="string">
            <text:p>愉悦 ・ ゆえつ ・ jo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8" calcext:value-type="float">
            <text:p>948</text:p>
          </table:table-cell>
          <table:table-cell table:style-name="ce8" office:value-type="string" calcext:value-type="string">
            <text:p>癒</text:p>
          </table:table-cell>
          <table:table-cell table:style-name="ce12" office:value-type="string" calcext:value-type="string">
            <text:p>病を癒やす ・ やまいをいやす ・ cure an illness / disease</text:p>
            <text:p>治癒 ・ ちゆ ・ healing, cure, recover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949" calcext:value-type="float">
            <text:p>949</text:p>
          </table:table-cell>
          <table:table-cell table:style-name="ce8" office:value-type="string" calcext:value-type="string">
            <text:p>台</text:p>
          </table:table-cell>
          <table:table-cell table:style-name="ce12" office:value-type="string" calcext:value-type="string">
            <text:p>台座 ・ だいざ ・ pedestal, stand, base</text:p>
            <text:p>見張り台 ・ みはりだい ・ lookout</text:p>
            <text:p>灯台 ・ とうだい ・ lighthouse; oil-lamp stand</text:p>
            <text:p>台無しになる ・ だいなしになる ・ come to nothing, be spoile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50" calcext:value-type="float">
            <text:p>950</text:p>
          </table:table-cell>
          <table:table-cell table:style-name="ce8" office:value-type="string" calcext:value-type="string">
            <text:p>治</text:p>
          </table:table-cell>
          <table:table-cell table:style-name="ce12" office:value-type="string" calcext:value-type="string">
            <text:p>治下の ・ ちかの ・ under the rule of</text:p>
            <text:p>治まる ・ おさまる ・ [vi] be in peace, governed well; be cured, relieved of pain </text:p>
            <text:p>治る ・ なおる ・ [vi] be cured, get well, reco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51" calcext:value-type="float">
            <text:p>951</text:p>
          </table:table-cell>
          <table:table-cell table:style-name="ce8" office:value-type="string" calcext:value-type="string">
            <text:p>冶</text:p>
          </table:table-cell>
          <table:table-cell table:style-name="ce12" office:value-type="string" calcext:value-type="string">
            <text:p>鍛冶¹ ・ かじ ・ forging; smith</text:p>
            <text:p>鍛冶² ・ たんや ・ forging; smith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952" calcext:value-type="float">
            <text:p>952</text:p>
          </table:table-cell>
          <table:table-cell table:style-name="ce8" office:value-type="string" calcext:value-type="string">
            <text:p>療</text:p>
          </table:table-cell>
          <table:table-cell table:style-name="ce12" office:value-type="string" calcext:value-type="string">
            <text:p>施療 ・ せりょう ・ gratuitous treatment, free medical treatment</text:p>
            <text:p>物療 ・ ぶつりょう ・ physiotherapy, physical treat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53" calcext:value-type="float">
            <text:p>953</text:p>
          </table:table-cell>
          <table:table-cell table:style-name="ce8" office:value-type="string" calcext:value-type="string">
            <text:p>僚</text:p>
          </table:table-cell>
          <table:table-cell table:style-name="ce12" office:value-type="string" calcext:value-type="string">
            <text:p>幕僚 ・ ばくりょう ・ staff (officer)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54" calcext:value-type="float">
            <text:p>954</text:p>
          </table:table-cell>
          <table:table-cell table:style-name="ce8" office:value-type="string" calcext:value-type="string">
            <text:p>瞭</text:p>
          </table:table-cell>
          <table:table-cell table:style-name="ce12" office:value-type="string" calcext:value-type="string">
            <text:p>明瞭度 ・ めいりょうど ・ articulation telecomm.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55" calcext:value-type="float">
            <text:p>955</text:p>
          </table:table-cell>
          <table:table-cell table:style-name="ce8" office:value-type="string" calcext:value-type="string">
            <text:p>寮</text:p>
          </table:table-cell>
          <table:table-cell table:style-name="ce12" office:value-type="string" calcext:value-type="string">
            <text:p>寮母 ・ りょうぼ ・ matron of a dormitory</text:p>
            <text:p>寮歌 ・ りょうか ・ dormitory song</text:p>
            <text:p>工員寮 ・ こういんりょう ・ dormitory for factory worker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56" calcext:value-type="float">
            <text:p>956</text:p>
          </table:table-cell>
          <table:table-cell table:style-name="ce8" office:value-type="string" calcext:value-type="string">
            <text:p>始</text:p>
          </table:table-cell>
          <table:table-cell table:style-name="ce12" office:value-type="string" calcext:value-type="string">
            <text:p>始動 ・ しどう ・ starting machines </text:p>
            <text:p>始末する ・ しまつする ・ manage, deal with, dispose of; put in order</text:p>
            <text:p>始まらない ・ はじまらない ・ it’s no us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57" calcext:value-type="float">
            <text:p>957</text:p>
          </table:table-cell>
          <table:table-cell table:style-name="ce8" office:value-type="string" calcext:value-type="string">
            <text:p>終</text:p>
          </table:table-cell>
          <table:table-cell table:style-name="ce12" office:value-type="string" calcext:value-type="string">
            <text:p>終わり頃 ・ おわりごろ ・ toward the end</text:p>
            <text:p>終始 ・ しゅうし ・ from beginning to end, always</text:p>
            <text:p>課程を終える ・ かていをおえる ・ finish a course</text:p>
            <text:p>し終える ・ しおえる ・ [vt] finish doing sth.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58" calcext:value-type="float">
            <text:p>958</text:p>
          </table:table-cell>
          <table:table-cell table:style-name="ce8" office:value-type="string" calcext:value-type="string">
            <text:p>了</text:p>
          </table:table-cell>
          <table:table-cell table:style-name="ce12" office:value-type="string" calcext:value-type="string">
            <text:p>了承する ・ りょうしょうする ・ acknowledge, understand, note</text:p>
            <text:p>修了 ・ しゅうりょう ・ completion of a course </text:p>
            <text:p>議了する ・ ぎりょうする ・ finish discussion, close a debat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959" calcext:value-type="float">
            <text:p>959</text:p>
          </table:table-cell>
          <table:table-cell table:style-name="ce8" office:value-type="string" calcext:value-type="string">
            <text:p>承</text:p>
          </table:table-cell>
          <table:table-cell table:style-name="ce12" office:value-type="string" calcext:value-type="string">
            <text:p/>
            <text:p>承りましょう ・ うけたまわりましょう ・ I’ll listen to you respectfully</text:p>
            <text:p>継承する ・ けいしょうする ・ succeed / accede to, inherit</text:p>
            <text:p>承れば ・ うけたまわれば ・ from what I am tol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960" calcext:value-type="float">
            <text:p>960</text:p>
          </table:table-cell>
          <table:table-cell table:style-name="ce8" office:value-type="string" calcext:value-type="string">
            <text:p>蒸</text:p>
          </table:table-cell>
          <table:table-cell table:style-name="ce12" office:value-type="string" calcext:value-type="string">
            <text:p>蒸らす ・ むらす ・ [vt] cook by steam</text:p>
            <text:p>蒸散 ・ じょうさん ・ transpiration</text:p>
            <text:p>蒸留 ・ じょうりゅう ・ distillation</text:p>
            <text:p>蒸れる ・ むれる ・ [vi] be steamed to the proper degree ; be stuff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61" calcext:value-type="float">
            <text:p>961</text:p>
          </table:table-cell>
          <table:table-cell table:style-name="ce8" office:value-type="string" calcext:value-type="string">
            <text:p>舞</text:p>
          </table:table-cell>
          <table:table-cell table:style-name="ce12" office:value-type="string" calcext:value-type="string">
            <text:p>舞 ・ まい ・ a dance</text:p>
            <text:p>舞う ・ まう ・ [vi] dance, perform a dance</text:p>
            <text:p>舞い上がる ・ まいあがる ・ soar, fly high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62" calcext:value-type="float">
            <text:p>962</text:p>
          </table:table-cell>
          <table:table-cell table:style-name="ce8" office:value-type="string" calcext:value-type="string">
            <text:p>隣</text:p>
          </table:table-cell>
          <table:table-cell table:style-name="ce12" office:value-type="string" calcext:value-type="string">
            <text:p>隣る ・ となる ・ adjoin, neighbor</text:p>
            <text:p>隣接する ・ りんせつする ・ neighbor, adjoin, be adjacent to</text:p>
            <text:p>隣 ・ となり ・ next door; people next door</text:p>
            <text:p>近隣 ・ きんりん ・ neighborhood</text:p>
            <text:p>隣近所 ・ となりきんじょ ・ neighborhoo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63" calcext:value-type="float">
            <text:p>963</text:p>
          </table:table-cell>
          <table:table-cell table:style-name="ce8" office:value-type="string" calcext:value-type="string">
            <text:p>瞬</text:p>
          </table:table-cell>
          <table:table-cell table:style-name="ce12" office:value-type="string" calcext:value-type="string">
            <text:p>瞬き ・ またたき ・ wink; twinkle of stars 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64" calcext:value-type="float">
            <text:p>964</text:p>
          </table:table-cell>
          <table:table-cell table:style-name="ce8" office:value-type="string" calcext:value-type="string">
            <text:p>夢</text:p>
          </table:table-cell>
          <table:table-cell table:style-name="ce12" office:value-type="string" calcext:value-type="string">
            <text:p>白昼夢 ・ はくちゅうむ ・ waking dream</text:p>
            <text:p>夢想家 ・ むそうか ・ dreamer</text:p>
            <text:p>正夢 ・ まさゆめ ・ dream which comes true, prophetic dream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65" calcext:value-type="float">
            <text:p>965</text:p>
          </table:table-cell>
          <table:table-cell table:style-name="ce8" office:value-type="string" calcext:value-type="string">
            <text:p>枝</text:p>
          </table:table-cell>
          <table:table-cell table:style-name="ce12" office:value-type="string" calcext:value-type="string">
            <text:p>枝 ・ えだ ・ branch</text:p>
            <text:p>枝折り ・ しおり ・ bookmark; guidebook</text:p>
            <text:p>枝垂れ桜 ・ しだれざくら ・ weeping cherry</text:p>
            <text:p>楊枝 ・ ようじ ・ tooth pick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66" calcext:value-type="float">
            <text:p>966</text:p>
          </table:table-cell>
          <table:table-cell table:style-name="ce8" office:value-type="string" calcext:value-type="string">
            <text:p>技</text:p>
          </table:table-cell>
          <table:table-cell table:style-name="ce12" office:value-type="string" calcext:value-type="string">
            <text:p>技 ・ わざ ・ skill, technique</text:p>
            <text:p>技量 ・ ぎりょう ・ skill, ability, capacity</text:p>
            <text:p>実技 ・ じつぎ ・ practical technique / skill</text:p>
            <text:p>技を磨く ・ わざをみがく ・ improve one’s sk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67" calcext:value-type="float">
            <text:p>967</text:p>
          </table:table-cell>
          <table:table-cell table:style-name="ce8" office:value-type="string" calcext:value-type="string">
            <text:p>伎</text:p>
          </table:table-cell>
          <table:table-cell table:style-name="ce12" office:value-type="string" calcext:value-type="string">
            <text:p>伎倆 ・ ぎりょう ・ skill, ability, capac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68" calcext:value-type="float">
            <text:p>968</text:p>
          </table:table-cell>
          <table:table-cell table:style-name="ce8" office:value-type="string" calcext:value-type="string">
            <text:p>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69" calcext:value-type="float">
            <text:p>969</text:p>
          </table:table-cell>
          <table:table-cell table:style-name="ce8" office:value-type="string" calcext:value-type="string">
            <text:p>峠</text:p>
          </table:table-cell>
          <table:table-cell table:style-name="ce12" office:value-type="string" calcext:value-type="string">
            <text:p>峠 ・ とうげ ・ mountain pass</text:p>
            <text:p>峠越え ・ とうげごえ ・ crossing a mountain pass</text:p>
            <text:p>峠を越える ・ とうげをこえる ・ cross a pass, pass over the pea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0" calcext:value-type="float">
            <text:p>970</text:p>
          </table:table-cell>
          <table:table-cell table:style-name="ce8" office:value-type="string" calcext:value-type="string">
            <text:p>阜</text:p>
          </table:table-cell>
          <table:table-cell table:style-name="ce12" office:value-type="string" calcext:value-type="string">
            <text:p>陰阜 ・ いんふ ・ mons veneris / pubi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71" calcext:value-type="float">
            <text:p>971</text:p>
          </table:table-cell>
          <table:table-cell table:style-name="ce8" office:value-type="string" calcext:value-type="string">
            <text:p>急</text:p>
          </table:table-cell>
          <table:table-cell table:style-name="ce12" office:value-type="string" calcext:value-type="string">
            <text:p>急ぎの ・ いそぎの ・ hurried, hasty; pressing, urgent</text:p>
            <text:p>急性の ・ きゅうせいの ・ acute</text:p>
            <text:p>急所 ・ きゅうしょ ・ vital part; vital point, tender spo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972" calcext:value-type="float">
            <text:p>972</text:p>
          </table:table-cell>
          <table:table-cell table:style-name="ce8" office:value-type="string" calcext:value-type="string">
            <text:p>争</text:p>
          </table:table-cell>
          <table:table-cell table:style-name="ce12" office:value-type="string" calcext:value-type="string">
            <text:p>争う ・ あらそう ・ [vi] compete, fight, struggle; dispute, argue</text:p>
            <text:p>争われない ・ あらそわれない ・ indisputable</text:p>
            <text:p>争点 ・ そうてん ・ point of contention, issue</text:p>
            <text:p>言い争い ・ いいあらそい ・ dispute, quarrel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973" calcext:value-type="float">
            <text:p>973</text:p>
          </table:table-cell>
          <table:table-cell table:style-name="ce8" office:value-type="string" calcext:value-type="string">
            <text:p>情</text:p>
          </table:table-cell>
          <table:table-cell table:style-name="ce12" office:value-type="string" calcext:value-type="string">
            <text:p>情の籠もった ・ じょうのこもった ・ sympathetic, warmhearted</text:p>
            <text:p>情けを交わす ・ なさけをかわす ・ have sexual intercourse</text:p>
            <text:p>激情 ・ げきじょう ・ violent emotion, passion</text:p>
            <text:p>強情な ・ ごうじょうな ・ obstinate, headstro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74" calcext:value-type="float">
            <text:p>974</text:p>
          </table:table-cell>
          <table:table-cell table:style-name="ce8" office:value-type="string" calcext:value-type="string">
            <text:p>清</text:p>
          </table:table-cell>
          <table:table-cell table:style-name="ce12" office:value-type="string" calcext:value-type="string">
            <text:p>清め ・ きよめ ・ purification, ablution</text:p>
            <text:p>血清 ・ けっせい ・ serum</text:p>
            <text:p>清教徒 ・ せいきょうと ・ Puritan</text:p>
            <text:p>心が清まる ・ こころがきよまる ・ feel purified</text:p>
            <text:p>清算 ・ せいさん ・ settlement, liquidation; clearing off 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75" calcext:value-type="float">
            <text:p>975</text:p>
          </table:table-cell>
          <table:table-cell table:style-name="ce8" office:value-type="string" calcext:value-type="string">
            <text:p>晴</text:p>
          </table:table-cell>
          <table:table-cell table:style-name="ce12" office:value-type="string" calcext:value-type="string">
            <text:p>気晴らし ・ きばらし ・ diversion, relaxation</text:p>
            <text:p>晴雨計 ・ せいうけい ・ barometer</text:p>
            <text:p>晴曇 ・ せいどん ・ fine and cloudy weather</text:p>
            <text:p>気晴らし ・ きばらし ・ diversion, relaxa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976" calcext:value-type="float">
            <text:p>976</text:p>
          </table:table-cell>
          <table:table-cell table:style-name="ce8" office:value-type="string" calcext:value-type="string">
            <text:p>精</text:p>
          </table:table-cell>
          <table:table-cell table:style-name="ce12" office:value-type="string" calcext:value-type="string">
            <text:p>精精 ・ せいぜい ・ with all one’s might; at most / best</text:p>
            <text:p>精気 ・ せいき ・ spirit, energy, essence</text:p>
            <text:p>精算 ・ せいさん ・ exact calculation; settlement of accounts</text:p>
            <text:p>精通する ・ せいつうする ・ be well versed in, have thorough knowledge 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7" calcext:value-type="float">
            <text:p>977</text:p>
          </table:table-cell>
          <table:table-cell table:style-name="ce8" office:value-type="string" calcext:value-type="string">
            <text:p>請</text:p>
          </table:table-cell>
          <table:table-cell table:style-name="ce12" office:value-type="string" calcext:value-type="string">
            <text:p>普請 ・ ふしん ・ building, construction</text:p>
            <text:p>寄付を請う ・ きふをこう ・ solicit donations</text:p>
            <text:p>下請け ・ したうけ ・ subcontrac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78" calcext:value-type="float">
            <text:p>978</text:p>
          </table:table-cell>
          <table:table-cell table:style-name="ce8" office:value-type="string" calcext:value-type="string">
            <text:p>静</text:p>
          </table:table-cell>
          <table:table-cell table:style-name="ce12" office:value-type="string" calcext:value-type="string">
            <text:p>静けさ ・ しずけさ ・ stillness, tranquility, silence</text:p>
            <text:p>寝静まる ・ ねしずまる ・ fall fast asleep</text:p>
            <text:p>物静かな ・ ものしずかな ・ quiet, still, calm</text:p>
            <text:p>沈静 ・ ちんせい ・ stillness, tranquility, slack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9" calcext:value-type="float">
            <text:p>979</text:p>
          </table:table-cell>
          <table:table-cell table:style-name="ce8" office:value-type="string" calcext:value-type="string">
            <text:p>浄</text:p>
          </table:table-cell>
          <table:table-cell table:style-name="ce12" office:value-type="string" calcext:value-type="string">
            <text:p>洗浄 ・ せんじょう ・ washing, irrig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80" calcext:value-type="float">
            <text:p>980</text:p>
          </table:table-cell>
          <table:table-cell table:style-name="ce8" office:value-type="string" calcext:value-type="string">
            <text:p>算</text:p>
          </table:table-cell>
          <table:table-cell table:style-name="ce12" office:value-type="string" calcext:value-type="string">
            <text:p>足し算 ・ たしざん ・ addition</text:p>
            <text:p>算出する ・ さんしゅつする ・ compute, calculate</text:p>
            <text:p>暗算 ・ あんざん ・ arithmetic / calculation mentall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81" calcext:value-type="float">
            <text:p>981</text:p>
          </table:table-cell>
          <table:table-cell table:style-name="ce8" office:value-type="string" calcext:value-type="string">
            <text:p>答</text:p>
          </table:table-cell>
          <table:table-cell table:style-name="ce12" office:value-type="string" calcext:value-type="string">
            <text:p>答申 ・ とうしん ・ report, reply to / by the jury </text:p>
            <text:p>答弁 ・ とうべん ・ reply, answer; defending oneself</text:p>
            <text:p>受け答え ・ うけこたえ ・ reply, respon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82" calcext:value-type="float">
            <text:p>982</text:p>
          </table:table-cell>
          <table:table-cell table:style-name="ce8" office:value-type="string" calcext:value-type="string">
            <text:p>符</text:p>
          </table:table-cell>
          <table:table-cell table:style-name="ce12" office:value-type="string" calcext:value-type="string">
            <text:p>疑問符 ・ ぎもんふ ・ question mark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983" calcext:value-type="float">
            <text:p>983</text:p>
          </table:table-cell>
          <table:table-cell table:style-name="ce8" office:value-type="string" calcext:value-type="string">
            <text:p>博</text:p>
          </table:table-cell>
          <table:table-cell table:style-name="ce12" office:value-type="string" calcext:value-type="string">
            <text:p/>
            <text:p>博物館 ・ はくぶつかん ・ museum</text:p>
            <text:p>博覧 ・ はくらん ・ extensive reading, wide knowledge</text:p>
            <text:p>博覧会 ・ はくらんかい ・ exhibition, fair, exposition</text:p>
            <text:p>博識 ・ はくしき ・ extensive knowledg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84" calcext:value-type="float">
            <text:p>984</text:p>
          </table:table-cell>
          <table:table-cell table:style-name="ce8" office:value-type="string" calcext:value-type="string">
            <text:p>縛</text:p>
          </table:table-cell>
          <table:table-cell table:style-name="ce12" office:value-type="string" calcext:value-type="string">
            <text:p>規則で縛る ・ きそくでしばる ・ restrict a person by rule</text:p>
            <text:p>呪縛 ・ じゅばく ・ spell</text:p>
            <text:p>自縄自縛に陥る ・ じじょうじばくにおちいる ・ be caught in one’s own tra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85" calcext:value-type="float">
            <text:p>985</text:p>
          </table:table-cell>
          <table:table-cell table:style-name="ce8" office:value-type="string" calcext:value-type="string">
            <text:p>簿</text:p>
          </table:table-cell>
          <table:table-cell table:style-name="ce12" office:value-type="string" calcext:value-type="string">
            <text:p>登記簿 ・ とうきぼ ・ regist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86" calcext:value-type="float">
            <text:p>986</text:p>
          </table:table-cell>
          <table:table-cell table:style-name="ce8" office:value-type="string" calcext:value-type="string">
            <text:p>薄</text:p>
          </table:table-cell>
          <table:table-cell table:style-name="ce12" office:value-type="string" calcext:value-type="string">
            <text:p>薄給 ・ はっきゅう ・ meager salary scanty, small, … </text:p>
            <text:p>浮薄な ・ ふはくな ・ frivolous, fickle, insincere</text:p>
            <text:p>品薄 ・ しなうす ・ scarcity of goods, shortage of stock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87" calcext:value-type="float">
            <text:p>987</text:p>
          </table:table-cell>
          <table:table-cell table:style-name="ce8" office:value-type="string" calcext:value-type="string">
            <text:p>采</text:p>
          </table:table-cell>
          <table:table-cell table:style-name="ce12" office:value-type="string" calcext:value-type="string">
            <text:p>拍手喝采する ・ はくしゅかっさいする ・ applaud hand clapping </text:p>
            <text:p>風采 ・ ふうさい ・ appearance, air, mien, getup</text:p>
            <text:p>納采 ・ のうさい ・ betrothal gif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88" calcext:value-type="float">
            <text:p>988</text:p>
          </table:table-cell>
          <table:table-cell table:style-name="ce8" office:value-type="string" calcext:value-type="string">
            <text:p>菜</text:p>
          </table:table-cell>
          <table:table-cell table:style-name="ce12" office:value-type="string" calcext:value-type="string">
            <text:p>菜っ葉 ・ なっぱ ・ greens</text:p>
            <text:p>菜食主義 ・ さいしょくしゅぎ ・ vegetarianism</text:p>
            <text:p>山菜 ・ さんさい ・ edible wild plant</text:p>
            <text:p>白菜 ・ はくさい ・ Chinese cabbag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989" calcext:value-type="float">
            <text:p>989</text:p>
          </table:table-cell>
          <table:table-cell table:style-name="ce8" office:value-type="string" calcext:value-type="string">
            <text:p>採</text:p>
          </table:table-cell>
          <table:table-cell table:style-name="ce12" office:value-type="string" calcext:value-type="string">
            <text:p>採り上げる ・ とりあげる ・ [vt] adopt, accept, listen to</text:p>
            <text:p>採る ・ とる ・ [vt] adopt measure, proposal, attitute pick, catch fruit, insects, sample </text:p>
            <text:p>採血 ・ さいけつ ・ blood collecting / gathering</text:p>
            <text:p>採点 ・ さいてん ・ marking, grading, rat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0" calcext:value-type="float">
            <text:p>990</text:p>
          </table:table-cell>
          <table:table-cell table:style-name="ce8" office:value-type="string" calcext:value-type="string">
            <text:p>彩</text:p>
          </table:table-cell>
          <table:table-cell table:style-name="ce12" office:value-type="string" calcext:value-type="string">
            <text:p>彩色 ・ さいしょく ・ coloring, painting</text:p>
            <text:p>彩り ・ いろどり ・ coloration, color scheme; coloring, make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1" calcext:value-type="float">
            <text:p>991</text:p>
          </table:table-cell>
          <table:table-cell table:style-name="ce8" office:value-type="string" calcext:value-type="string">
            <text:p>杉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992" calcext:value-type="float">
            <text:p>992</text:p>
          </table:table-cell>
          <table:table-cell table:style-name="ce8" office:value-type="string" calcext:value-type="string">
            <text:p>街</text:p>
          </table:table-cell>
          <table:table-cell table:style-name="ce12" office:value-type="string" calcext:value-type="string">
            <text:p>街頭 ・ がいとう ・ street</text:p>
            <text:p>街 ・ まち ・ city quarter, city street</text:p>
            <text:p>街着 ・ まちぎ ・ street clothes</text:p>
            <text:p>街の女 ・ まちのおんな ・ streetwalker</text:p>
            <text:p>商人街 ・ しょうにんまち ・ business stre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3" calcext:value-type="float">
            <text:p>993</text:p>
          </table:table-cell>
          <table:table-cell table:style-name="ce8" office:value-type="string" calcext:value-type="string">
            <text:p>術</text:p>
          </table:table-cell>
          <table:table-cell table:style-name="ce12" office:value-type="string" calcext:value-type="string">
            <text:p>術語 ・ じゅつご ・ technical term, terminolog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994" calcext:value-type="float">
            <text:p>994</text:p>
          </table:table-cell>
          <table:table-cell table:style-name="ce8" office:value-type="string" calcext:value-type="string">
            <text:p>述</text:p>
          </table:table-cell>
          <table:table-cell table:style-name="ce12" office:value-type="string" calcext:value-type="string">
            <text:p>述べ立てる ・ のべたてる ・ dwell eloquently on , relate at great length</text:p>
            <text:p>記述する ・ きじゅつする ・ describe, write, give an account</text:p>
            <text:p>著述 ・ ちょじゅつ ・ writing of books ; book, literary work</text:p>
            <text:p>述語 ・ じゅつご ・ predicat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995" calcext:value-type="float">
            <text:p>995</text:p>
          </table:table-cell>
          <table:table-cell table:style-name="ce8" office:value-type="string" calcext:value-type="string">
            <text:p>余</text:p>
          </table:table-cell>
          <table:table-cell table:style-name="ce12" office:value-type="string" calcext:value-type="string">
            <text:p>思い余る ・ おもいあまる ・ be at a loss</text:p>
            <text:p>余す所無く ・ あますところなく ・ exhaustively, thoroughly</text:p>
            <text:p>持て余す ・ もてあます ・ [vt] not know what to do with , find unmanageable</text:p>
            <text:p>余儀無い ・ よぎない ・ unavoidable, inevitab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96" calcext:value-type="float">
            <text:p>996</text:p>
          </table:table-cell>
          <table:table-cell table:style-name="ce8" office:value-type="string" calcext:value-type="string">
            <text:p>除</text:p>
          </table:table-cell>
          <table:table-cell table:style-name="ce12" office:value-type="string" calcext:value-type="string">
            <text:p>除外 ・ じょがい ・ exclusion, exception</text:p>
            <text:p>解除する ・ かいじょする ・ remove / lift a ban , cancel; release, acquit</text:p>
            <text:p>取り除く ・ とりのぞく ・ get rid of, remove, take aw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7" calcext:value-type="float">
            <text:p>997</text:p>
          </table:table-cell>
          <table:table-cell table:style-name="ce8" office:value-type="string" calcext:value-type="string">
            <text:p>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8" calcext:value-type="float">
            <text:p>998</text:p>
          </table:table-cell>
          <table:table-cell table:style-name="ce8" office:value-type="string" calcext:value-type="string">
            <text:p>叙</text:p>
          </table:table-cell>
          <table:table-cell table:style-name="ce12" office:value-type="string" calcext:value-type="string">
            <text:p>叙説 ・ じょせつ ・ explanation, interpreta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999" calcext:value-type="float">
            <text:p>999</text:p>
          </table:table-cell>
          <table:table-cell table:style-name="ce8" office:value-type="string" calcext:value-type="string">
            <text:p>斜</text:p>
          </table:table-cell>
          <table:table-cell table:style-name="ce12" office:value-type="string" calcext:value-type="string">
            <text:p>斜め応力 ・ ななめおうりょく ・ oblique stress physically on sth. mechanical </text:p>
            <text:p>斜投影 ・ しゃとうえい ・ oblique projection</text:p>
            <text:p>傾斜 ・ けいしゃ ・ inclination, slant, tilt</text:p>
            <text:p>斜影 ・ しゃえい ・ slanting shad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0" calcext:value-type="float">
            <text:p>1000</text:p>
          </table:table-cell>
          <table:table-cell table:style-name="ce8" office:value-type="string" calcext:value-type="string">
            <text:p>途</text:p>
          </table:table-cell>
          <table:table-cell table:style-name="ce12" office:value-type="string" calcext:value-type="string">
            <text:p>中途で ・ ちゅうとで ・ halfway, in the middle</text:p>
            <text:p>帰途 ・ きと ・ one’s way home, return tri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1" calcext:value-type="float">
            <text:p>1001</text:p>
          </table:table-cell>
          <table:table-cell table:style-name="ce8" office:value-type="string" calcext:value-type="string">
            <text:p>塗</text:p>
          </table:table-cell>
          <table:table-cell table:style-name="ce12" office:value-type="string" calcext:value-type="string">
            <text:p>塗装 ・ とそう ・ painting, coating</text:p>
            <text:p>上塗り ・ うわぬり ・ final coating of paint</text:p>
            <text:p>一塗り ・ ひとぬり ・ one coat of pai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2" calcext:value-type="float">
            <text:p>1002</text:p>
          </table:table-cell>
          <table:table-cell table:style-name="ce8" office:value-type="string" calcext:value-type="string">
            <text:p>漆</text:p>
          </table:table-cell>
          <table:table-cell table:style-name="ce12" office:value-type="string" calcext:value-type="string">
            <text:p>漆 ・ うるし ・ lacquer</text:p>
            <text:p>漆黒 ・ しっこく ・ pitch blac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3" calcext:value-type="float">
            <text:p>1003</text:p>
          </table:table-cell>
          <table:table-cell table:style-name="ce8" office:value-type="string" calcext:value-type="string">
            <text:p>仙</text:p>
          </table:table-cell>
          <table:table-cell table:style-name="ce12" office:value-type="string" calcext:value-type="string">
            <text:p>仙境 ・ せんきょう ・ fairyland, enchanted l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4" calcext:value-type="float">
            <text:p>1004</text:p>
          </table:table-cell>
          <table:table-cell table:style-name="ce8" office:value-type="string" calcext:value-type="string">
            <text:p>垂</text:p>
          </table:table-cell>
          <table:table-cell table:style-name="ce12" office:value-type="string" calcext:value-type="string">
            <text:p>糞っ垂れ ・ くそったれ ・ You shithead!</text:p>
            <text:p>しみっ垂れ ・ しみったれ ・ stinginess; miser</text:p>
            <text:p>胡麻垂れ ・ ごまだれ ・ sesame sau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5" calcext:value-type="float">
            <text:p>1005</text:p>
          </table:table-cell>
          <table:table-cell table:style-name="ce8" office:value-type="string" calcext:value-type="string">
            <text:p>乗</text:p>
          </table:table-cell>
          <table:table-cell table:style-name="ce12" office:value-type="string" calcext:value-type="string">
            <text:p>乗せる ・ のせる ・ [vt] pick up, load</text:p>
            <text:p>乗る ・ のる ・ [vi] board, get on, rid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06" calcext:value-type="float">
            <text:p>1006</text:p>
          </table:table-cell>
          <table:table-cell table:style-name="ce8" office:value-type="string" calcext:value-type="string">
            <text:p>兼</text:p>
          </table:table-cell>
          <table:table-cell table:style-name="ce12" office:value-type="string" calcext:value-type="string">
            <text:p>お待ち兼ねの ・ おまちかねの ・ long-waited-for</text:p>
            <text:p>兼ね合い ・ かねあい ・ equilibrium, even balance</text:p>
            <text:p>申し兼ねますが ・ もうしかねますが ・ excuse me, but</text:p>
            <text:p>兼備する ・ けんびする ・ combine one thing with another </text:p>
            <text:p>兼行 ・ けんこう ・ doing simultaneous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7" calcext:value-type="float">
            <text:p>1007</text:p>
          </table:table-cell>
          <table:table-cell table:style-name="ce8" office:value-type="string" calcext:value-type="string">
            <text:p>剰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08" calcext:value-type="float">
            <text:p>1008</text:p>
          </table:table-cell>
          <table:table-cell table:style-name="ce8" office:value-type="string" calcext:value-type="string">
            <text:p>睡</text:p>
          </table:table-cell>
          <table:table-cell table:style-name="ce12" office:value-type="string" calcext:value-type="string">
            <text:p>睡眠 ・ すいみん ・ sleep, slumber</text:p>
            <text:p>睡魔 ・ すいま ・ sleepiness, drowsiness</text:p>
            <text:p>熟睡 ・ じゅくすい ・ sound sleep</text:p>
            <text:p>昏睡状態 ・ こんすいじょうたい ・ comatose st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9" calcext:value-type="float">
            <text:p>1009</text:p>
          </table:table-cell>
          <table:table-cell table:style-name="ce8" office:value-type="string" calcext:value-type="string">
            <text:p>眠</text:p>
          </table:table-cell>
          <table:table-cell table:style-name="ce12" office:value-type="string" calcext:value-type="string">
            <text:p>眠る ・ ねむる ・ [vi] sleep; die</text:p>
            <text:p>眠たい ・ ねむたい ・ sleepy</text:p>
            <text:p>眠気 ・ ねむけ ・ sleepi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10" calcext:value-type="float">
            <text:p>1010</text:p>
          </table:table-cell>
          <table:table-cell table:style-name="ce8" office:value-type="string" calcext:value-type="string">
            <text:p>郵</text:p>
          </table:table-cell>
          <table:table-cell table:style-name="ce12" office:value-type="string" calcext:value-type="string">
            <text:p>郵送 ・ ゆうそう ・ maili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11" calcext:value-type="float">
            <text:p>1011</text:p>
          </table:table-cell>
          <table:table-cell table:style-name="ce8" office:value-type="string" calcext:value-type="string">
            <text:p>錘</text:p>
          </table:table-cell>
          <table:table-cell table:style-name="ce12" office:value-type="string" calcext:value-type="string">
            <text:p>平衡錘 ・ へいこうすい ・ counterpoise, counterweight</text:p>
            <text:p>錘 ・ おもり ・ weight, plumb, sinker, plummet</text:p>
            <text:p>糸に錘を付ける ・ いとにおもりをつける ・ weight a lin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12" calcext:value-type="float">
            <text:p>1012</text:p>
          </table:table-cell>
          <table:table-cell table:style-name="ce8" office:value-type="string" calcext:value-type="string">
            <text:p>華</text:p>
          </table:table-cell>
          <table:table-cell table:style-name="ce12" office:value-type="string" calcext:value-type="string">
            <text:p>香華 ・ こうげ ・ incense and flowers</text:p>
            <text:p>華麗な ・ かれいな ・ splendid, magnificent, resplendent, gorgeous</text:p>
            <text:p>豪華な ・ ごうかな ・ splendid, gorgeous, pompous</text:p>
            <text:p>散華する ・ さんげする ・ fall as flowers do, die a glorious death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013" calcext:value-type="float">
            <text:p>1013</text:p>
          </table:table-cell>
          <table:table-cell table:style-name="ce8" office:value-type="string" calcext:value-type="string">
            <text:p>侵</text:p>
          </table:table-cell>
          <table:table-cell table:style-name="ce12" office:value-type="string" calcext:value-type="string">
            <text:p>侵食 ・ しんしょく ・ erosion, corrosion; encroachment</text:p>
            <text:p>侵略 ・ しんりゃく ・ invasion, aggression</text:p>
            <text:p>不可侵条約 ・ ふかしんじょうやく ・ nonaggression treaty</text:p>
            <text:p>権利を侵す ・ けんりをおかす ・ infringe upon so.'s righ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14" calcext:value-type="float">
            <text:p>1014</text:p>
          </table:table-cell>
          <table:table-cell table:style-name="ce8" office:value-type="string" calcext:value-type="string">
            <text:p>浸</text:p>
          </table:table-cell>
          <table:table-cell table:style-name="ce12" office:value-type="string" calcext:value-type="string">
            <text:p>水浸し ・ みずびたし ・ submergence; being waterlogged</text:p>
            <text:p>浸し物 ・ ひたしもの ・ soy flavored boiled greens</text:p>
            <text:p>浸水 ・ しんすい ・ inundation, submergence</text:p>
            <text:p>浸透 ・ しんとう ・ permeation, penetratio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15" calcext:value-type="float">
            <text:p>1015</text:p>
          </table:table-cell>
          <table:table-cell table:style-name="ce8" office:value-type="string" calcext:value-type="string">
            <text:p>寝</text:p>
          </table:table-cell>
          <table:table-cell table:style-name="ce12" office:value-type="string" calcext:value-type="string">
            <text:p>寝かし付ける ・ ねかしつける ・ [vt] lull a child to sleep</text:p>
            <text:p>寝返る ・ ねがえる ・ [vi] turn over in bed; go over to the enemy, betray, change sides</text:p>
            <text:p>寝る ・ ねる ・ [vi] sleep, go to bed</text:p>
            <text:p>寝袋 ・ ねぶくろ ・ sleeping bag</text:p>
            <text:p>不寝番 ・ ふしんばん ・ night watc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16" calcext:value-type="float">
            <text:p>1016</text:p>
          </table:table-cell>
          <table:table-cell table:style-name="ce8" office:value-type="string" calcext:value-type="string">
            <text:p>掃</text:p>
          </table:table-cell>
          <table:table-cell table:style-name="ce12" office:value-type="string" calcext:value-type="string">
            <text:p>掃射する ・ そうしゃする ・ sweep with fire, mow down</text:p>
            <text:p>掃海 ・ そうかい ・ mine sweep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17" calcext:value-type="float">
            <text:p>1017</text:p>
          </table:table-cell>
          <table:table-cell table:style-name="ce8" office:value-type="string" calcext:value-type="string">
            <text:p>婦</text:p>
          </table:table-cell>
          <table:table-cell table:style-name="ce12" office:value-type="string" calcext:value-type="string">
            <text:p>新婦 ・ しんぷ ・ bride</text:p>
            <text:p>娼婦 ・ しょうふ ・ prostitute, harlot</text:p>
            <text:p>看護婦 ・ かんごふ ・ nurs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018" calcext:value-type="float">
            <text:p>1018</text:p>
          </table:table-cell>
          <table:table-cell table:style-name="ce8" office:value-type="string" calcext:value-type="string">
            <text:p>帰</text:p>
          </table:table-cell>
          <table:table-cell table:style-name="ce12" office:value-type="string" calcext:value-type="string">
            <text:p>日帰りする ・ ひがえりする ・ return on the same day, make a day’s trip</text:p>
            <text:p>帰化 ・ きか ・ naturalization immigration / of species </text:p>
            <text:p>帰依 ・ きえ ・ faith, devotion; conversion</text:p>
            <text:p>帰結 ・ きけつ ・ conclusion, end, resul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19" calcext:value-type="float">
            <text:p>1019</text:p>
          </table:table-cell>
          <table:table-cell table:style-name="ce8" office:value-type="string" calcext:value-type="string">
            <text:p>戻</text:p>
          </table:table-cell>
          <table:table-cell table:style-name="ce12" office:value-type="string" calcext:value-type="string">
            <text:p>戻り道 ・ もどりみち ・ the way back</text:p>
            <text:p>立ち戻る ・ たちもどる ・ return, come back</text:p>
            <text:p>暴戻 ・ ぼうれい ・ tyranny, atrocit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020" calcext:value-type="float">
            <text:p>1020</text:p>
          </table:table-cell>
          <table:table-cell table:style-name="ce8" office:value-type="string" calcext:value-type="string">
            <text:p>涙</text:p>
          </table:table-cell>
          <table:table-cell table:style-name="ce12" office:value-type="string" calcext:value-type="string">
            <text:p>落涙する ・ らくるいする ・ shed tears</text:p>
            <text:p>涙雨 ・ なみだあめ ・ sprinkling rain</text:p>
            <text:p>涙金 ・ なみだきん ・ small sum of consolation money </text:p>
            <text:p>暗涙に咽ぶ ・ あんるいにむせぶ ・ shed silent tear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021" calcext:value-type="float">
            <text:p>1021</text:p>
          </table:table-cell>
          <table:table-cell table:style-name="ce8" office:value-type="string" calcext:value-type="string">
            <text:p>射</text:p>
          </table:table-cell>
          <table:table-cell table:style-name="ce12" office:value-type="string" calcext:value-type="string">
            <text:p>影が射す ・ かげがさす ・ "[vi] cast ''shine"" a shadow on"</text:p>
            <text:p>射る ・ いる ・ [vt] shoot / let off an arrow </text:p>
            <text:p>射を学ぶ ・ しゃをまなぶ ・ learn archery</text:p>
            <text:p>射止める ・ いとめる ・ shoot to death; win, acquir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022" calcext:value-type="float">
            <text:p>1022</text:p>
          </table:table-cell>
          <table:table-cell table:style-name="ce8" office:value-type="string" calcext:value-type="string">
            <text:p>謝</text:p>
          </table:table-cell>
          <table:table-cell table:style-name="ce12" office:value-type="string" calcext:value-type="string">
            <text:p>平謝り ・ ひらあやまり ・ humble apology</text:p>
            <text:p>薄謝 ・ はくしゃ ・ small remuneration / token of gratitude</text:p>
            <text:p>謝恩 ・ しゃおん ・ expression of gratitud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023" calcext:value-type="float">
            <text:p>1023</text:p>
          </table:table-cell>
          <table:table-cell table:style-name="ce8" office:value-type="string" calcext:value-type="string">
            <text:p>討</text:p>
          </table:table-cell>
          <table:table-cell table:style-name="ce12" office:value-type="string" calcext:value-type="string">
            <text:p>不意討ち ・ ふいうち ・ surprise attack</text:p>
            <text:p>討ち入る ・ うちいる ・ raid, break into a house to kill the master </text:p>
            <text:p>追討する ・ ついとうする ・ hunt down and k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24" calcext:value-type="float">
            <text:p>1024</text:p>
          </table:table-cell>
          <table:table-cell table:style-name="ce8" office:value-type="string" calcext:value-type="string">
            <text:p>訂</text:p>
          </table:table-cell>
          <table:table-cell table:style-name="ce12" office:value-type="string" calcext:value-type="string">
            <text:p>新訂 ・ しんてい ・ new revision</text:p>
            <text:p>増訂 ・ ぞうてい ・ new and revised edition</text:p>
            <text:p>修訂 ・ しゅうてい ・ correction, revisio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25" calcext:value-type="float">
            <text:p>1025</text:p>
          </table:table-cell>
          <table:table-cell table:style-name="ce8" office:value-type="string" calcext:value-type="string">
            <text:p>打</text:p>
          </table:table-cell>
          <table:table-cell table:style-name="ce12" office:value-type="string" calcext:value-type="string">
            <text:p>打ち消す ・ うちけす ・ deny, negate, contradict</text:p>
            <text:p>刀を打つ ・ かたなをうつ ・ temper / forge a sword</text:p>
            <text:p>電報を打つ ・ でんぽうをうつ ・ send a telegram</text:p>
            <text:p>打算 ・ ださん ・ calculation, self-interest, selfishness</text:p>
            <text:p>打開 ・ だかい ・ break, development, a new tu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26" calcext:value-type="float">
            <text:p>1026</text:p>
          </table:table-cell>
          <table:table-cell table:style-name="ce8" office:value-type="string" calcext:value-type="string">
            <text:p>撃</text:p>
          </table:table-cell>
          <table:table-cell table:style-name="ce12" office:value-type="string" calcext:value-type="string">
            <text:p>撃沈する ・ げきちんする ・ attack and sink a ship</text:p>
            <text:p>目撃者 ・ もくげきしゃ ・ eyewitnes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27" calcext:value-type="float">
            <text:p>1027</text:p>
          </table:table-cell>
          <table:table-cell table:style-name="ce8" office:value-type="string" calcext:value-type="string">
            <text:p>拭</text:p>
          </table:table-cell>
          <table:table-cell table:style-name="ce12" office:value-type="string" calcext:value-type="string">
            <text:p>手拭き ・ てふき ・ hand towel</text:p>
            <text:p>口を拭う ・ くちをぬぐう ・ wipe one’s mouth</text:p>
            <text:p>尻拭い ・ しりぬぐい ・ bearing consequences of so. else’s error</text:p>
            <text:p>拭き取る ・ ふきとる ・ wipe off / up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028" calcext:value-type="float">
            <text:p>1028</text:p>
          </table:table-cell>
          <table:table-cell table:style-name="ce8" office:value-type="string" calcext:value-type="string">
            <text:p>試</text:p>
          </table:table-cell>
          <table:table-cell table:style-name="ce12" office:value-type="string" calcext:value-type="string">
            <text:p>抵抗を 試みる ・ ていこうを こころみる ・ put up resistance</text:p>
            <text:p>試す ・ ためす ・ [vt] try out , test</text:p>
            <text:p>力を試す ・ ちからをためす ・ try one’s strength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029" calcext:value-type="float">
            <text:p>1029</text:p>
          </table:table-cell>
          <table:table-cell table:style-name="ce8" office:value-type="string" calcext:value-type="string">
            <text:p>検</text:p>
          </table:table-cell>
          <table:table-cell table:style-name="ce12" office:value-type="string" calcext:value-type="string">
            <text:p>検出する ・ けんしゅつする ・ detect, find</text:p>
            <text:p>検証 ・ けんしょう ・ verification, identification; inspection</text:p>
            <text:p>検定 ・ けんてい ・ examination; official approva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030" calcext:value-type="float">
            <text:p>1030</text:p>
          </table:table-cell>
          <table:table-cell table:style-name="ce8" office:value-type="string" calcext:value-type="string">
            <text:p>験</text:p>
          </table:table-cell>
          <table:table-cell table:style-name="ce12" office:value-type="string" calcext:value-type="string">
            <text:p>試験場 ・ しけんじょう ・ examination hall / room; laboratory</text:p>
            <text:p>実験室 ・ じっけんしつ ・ laboratory</text:p>
            <text:p>経験 ・ けいけん ・ experi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31" calcext:value-type="float">
            <text:p>1031</text:p>
          </table:table-cell>
          <table:table-cell table:style-name="ce8" office:value-type="string" calcext:value-type="string">
            <text:p>険</text:p>
          </table:table-cell>
          <table:table-cell table:style-name="ce12" office:value-type="string" calcext:value-type="string">
            <text:p>険しい顔 ・ けわしいかお ・ grim face</text:p>
            <text:p>冒険 ・ ぼうけん ・ adventure, risk</text:p>
            <text:p>険阻 ・ けんそ ・ steepness, precip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32" calcext:value-type="float">
            <text:p>1032</text:p>
          </table:table-cell>
          <table:table-cell table:style-name="ce8" office:value-type="string" calcext:value-type="string">
            <text:p>倹</text:p>
          </table:table-cell>
          <table:table-cell table:style-name="ce12" office:value-type="string" calcext:value-type="string">
            <text:p>勤倹 ・ きんけん ・ diligence and thrif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33" calcext:value-type="float">
            <text:p>1033</text:p>
          </table:table-cell>
          <table:table-cell table:style-name="ce8" office:value-type="string" calcext:value-type="string">
            <text:p>剣</text:p>
          </table:table-cell>
          <table:table-cell table:style-name="ce12" office:value-type="string" calcext:value-type="string">
            <text:p>真剣な ・ しんけんな ・ serious, earnest</text:p>
            <text:p>手裏剣 ・ しゅりけん ・ throwing knife</text:p>
            <text:p>剣の山を登る ・ つるぎのやまをのぼる ・ perform a hazardous deed mountain in hell, swords buried upward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34" calcext:value-type="float">
            <text:p>1034</text:p>
          </table:table-cell>
          <table:table-cell table:style-name="ce8" office:value-type="string" calcext:value-type="string">
            <text:p>谷</text:p>
          </table:table-cell>
          <table:table-cell table:style-name="ce12" office:value-type="string" calcext:value-type="string">
            <text:p>谷間 ・ たにま ・ valley, gorge</text:p>
            <text:p>渓谷 ・ けいこく ・ ravine, valley, canyon</text:p>
            <text:p>峡谷 ・ きょうこく ・ gorge, ravine, canyon, valley</text:p>
            <text:p>幽谷 ・ ゆうこく ・ deep ravine, secluded valle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35" calcext:value-type="float">
            <text:p>1035</text:p>
          </table:table-cell>
          <table:table-cell table:style-name="ce8" office:value-type="string" calcext:value-type="string">
            <text:p>欲</text:p>
          </table:table-cell>
          <table:table-cell table:style-name="ce12" office:value-type="string" calcext:value-type="string">
            <text:p>欲 ・ よく ・ desire, craving; avarice, greed</text:p>
            <text:p>欲する ・ ほっする ・ [vt] want, desire</text:p>
            <text:p>欲張り ・ よくばり ・ greed[y]</text:p>
            <text:p>欲深い ・ よくぶかい ・ greed, avaric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36" calcext:value-type="float">
            <text:p>1036</text:p>
          </table:table-cell>
          <table:table-cell table:style-name="ce8" office:value-type="string" calcext:value-type="string">
            <text:p>浴</text:p>
          </table:table-cell>
          <table:table-cell table:style-name="ce12" office:value-type="string" calcext:value-type="string">
            <text:p>水浴びする ・ みずあびする ・ bathe in cold water</text:p>
            <text:p>海水浴 ・ かいすいよく ・ sea bathing</text:p>
            <text:p>日光浴 ・ にっこうよく ・ sunbath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37" calcext:value-type="float">
            <text:p>1037</text:p>
          </table:table-cell>
          <table:table-cell table:style-name="ce8" office:value-type="string" calcext:value-type="string">
            <text:p>容</text:p>
          </table:table-cell>
          <table:table-cell table:style-name="ce12" office:value-type="string" calcext:value-type="string">
            <text:p>受容する ・ じゅようする ・ receive, accept</text:p>
            <text:p>美容院 ・ びよういん ・ beauty salon</text:p>
            <text:p>容態 ・ ようだい ・ one’s condition, state of health </text:p>
            <text:p>容疑 ・ ようぎ ・ suspicion, charg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38" calcext:value-type="float">
            <text:p>1038</text:p>
          </table:table-cell>
          <table:table-cell table:style-name="ce8" office:value-type="string" calcext:value-type="string">
            <text:p>溶</text:p>
          </table:table-cell>
          <table:table-cell table:style-name="ce12" office:value-type="string" calcext:value-type="string">
            <text:p>水溶性の ・ すいようせいの ・ water soluble</text:p>
            <text:p>溶かす ・ とかす ・ [vt] dissolve, liquefy, [s]melt sugar, metal, snow, … </text:p>
            <text:p>溶く ・ とく ・ [vt] dissolve, mix, melt paint; sugar, flour, eggs, 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39" calcext:value-type="float">
            <text:p>1039</text:p>
          </table:table-cell>
          <table:table-cell table:style-name="ce8" office:value-type="string" calcext:value-type="string">
            <text:p>俗</text:p>
          </table:table-cell>
          <table:table-cell table:style-name="ce12" office:value-type="string" calcext:value-type="string">
            <text:p>俗悪 ・ ぞくあく ・ vulgarity, inelegance</text:p>
            <text:p>俗っぽい ・ ぞくっぽい ・ common, vulgar</text:p>
            <text:p>俗事 ・ ぞくじ ・ worldly affai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40" calcext:value-type="float">
            <text:p>1040</text:p>
          </table:table-cell>
          <table:table-cell table:style-name="ce8" office:value-type="string" calcext:value-type="string">
            <text:p>裕</text:p>
          </table:table-cell>
          <table:table-cell table:style-name="ce12" office:value-type="string" calcext:value-type="string">
            <text:p>裕福な ・ ゆうふくな ・ rich, wealthy</text:p>
            <text:p>富裕な ・ ふゆうな ・ wealthy, ric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41" calcext:value-type="float">
            <text:p>1041</text:p>
          </table:table-cell>
          <table:table-cell table:style-name="ce8" office:value-type="string" calcext:value-type="string">
            <text:p>寛</text:p>
          </table:table-cell>
          <table:table-cell table:style-name="ce12" office:value-type="string" calcext:value-type="string">
            <text:p>寛闊な ・ かんかつな ・ generous, largehearted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042" calcext:value-type="float">
            <text:p>1042</text:p>
          </table:table-cell>
          <table:table-cell table:style-name="ce8" office:value-type="string" calcext:value-type="string">
            <text:p>甘</text:p>
          </table:table-cell>
          <table:table-cell table:style-name="ce12" office:value-type="string" calcext:value-type="string">
            <text:p>甘える ・ あまえる ・ [vi] play the baby to , be coquettish; fawn on a person </text:p>
            <text:p>甘えた調子で ・ あまえたちょうしで ・ in a coquettish tone</text:p>
            <text:p>甘んじる ・ あまんじる ・ [vi] be resigned to one’s fate , contented [satisfied] with one’s lo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43" calcext:value-type="float">
            <text:p>1043</text:p>
          </table:table-cell>
          <table:table-cell table:style-name="ce8" office:value-type="string" calcext:value-type="string">
            <text:p>紺</text:p>
          </table:table-cell>
          <table:table-cell table:style-name="ce12" office:value-type="string" calcext:value-type="string">
            <text:p>紺地 ・ こんじ ・ dark blue ground; dark blue cloth</text:p>
            <text:p>紺青 ・ こんじょう ・ Prussian / deep blue</text:p>
            <text:p>紫紺 ・ しこん ・ purplish blu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44" calcext:value-type="float">
            <text:p>1044</text:p>
          </table:table-cell>
          <table:table-cell table:style-name="ce8" office:value-type="string" calcext:value-type="string">
            <text:p>紅</text:p>
          </table:table-cell>
          <table:table-cell table:style-name="ce12" office:value-type="string" calcext:value-type="string">
            <text:p>紅色 ・ べにいろ ・ red, crimson</text:p>
            <text:p>紅 ・ くれない ・ crimson, deep red, scarlet</text:p>
            <text:p>紅衛兵 ・ こうえいへい ・ Red Guards</text:p>
            <text:p>深紅色 ・ しんこうしょく ・ deep crimson, scarle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45" calcext:value-type="float">
            <text:p>1045</text:p>
          </table:table-cell>
          <table:table-cell table:style-name="ce8" office:value-type="string" calcext:value-type="string">
            <text:p>攻</text:p>
          </table:table-cell>
          <table:table-cell table:style-name="ce12" office:value-type="string" calcext:value-type="string">
            <text:p>攻略 ・ こうりゃく ・ capture, conquest; invasion</text:p>
            <text:p>攻究 ・ こうきゅう ・ investigation, research</text:p>
            <text:p>正攻法 ・ せいこうほう ・ regular tactics for attack</text:p>
            <text:p>攻め込む ・ せめこむ ・ attack and invad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46" calcext:value-type="float">
            <text:p>1046</text:p>
          </table:table-cell>
          <table:table-cell table:style-name="ce8" office:value-type="string" calcext:value-type="string">
            <text:p>功</text:p>
          </table:table-cell>
          <table:table-cell table:style-name="ce12" office:value-type="string" calcext:value-type="string">
            <text:p>功罪 ・ こうざい ・ merits and demerits</text:p>
            <text:p>功利主義 ・ こうりしゅぎ ・ utilitarianism</text:p>
            <text:p>勲功 ・ くんこう ・ distinguished services, merit</text:p>
            <text:p>功 ・ いさお ・ merit(orious service) [elegant]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47" calcext:value-type="float">
            <text:p>1047</text:p>
          </table:table-cell>
          <table:table-cell table:style-name="ce8" office:value-type="string" calcext:value-type="string">
            <text:p>巧</text:p>
          </table:table-cell>
          <table:table-cell table:style-name="ce12" office:value-type="string" calcext:value-type="string">
            <text:p>巧言 ・ こうげん ・ flattery</text:p>
            <text:p>悧巧な ・ りこうな ・ clever, bright, sharp, shrewd</text:p>
            <text:p>巧妙な ・ こうみょうな ・ skillful, ingenious, clever</text:p>
            <text:p>巧拙 ・ こうせつ ・ skill, dexterity, workmanship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048" calcext:value-type="float">
            <text:p>1048</text:p>
          </table:table-cell>
          <table:table-cell table:style-name="ce8" office:value-type="string" calcext:value-type="string">
            <text:p>朽</text:p>
          </table:table-cell>
          <table:table-cell table:style-name="ce12" office:value-type="string" calcext:value-type="string">
            <text:p>朽ち果てる ・ くちはてる ・ decay completely; rot [rust] away; rusticate oneself</text:p>
            <text:p>朽ち葉 ・ くちば ・ decayed leaves</text:p>
            <text:p>腐朽 ・ ふきゅう ・ deterioration, deca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049" calcext:value-type="float">
            <text:p>1049</text:p>
          </table:table-cell>
          <table:table-cell table:style-name="ce8" office:value-type="string" calcext:value-type="string">
            <text:p>枯</text:p>
          </table:table-cell>
          <table:table-cell table:style-name="ce12" office:value-type="string" calcext:value-type="string">
            <text:p>立ち枯れの ・ たちがれの ・ blighted, withered</text:p>
            <text:p>枯れる ・ かれる ・ [vi] die, wither</text:p>
            <text:p>栄枯盛衰 ・ えいこせいすい ・ prosperity and decline, rise and fall</text:p>
            <text:p>枯渇 ・ こかつ ・ drying up, running dry; exhaustion, deple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50" calcext:value-type="float">
            <text:p>1050</text:p>
          </table:table-cell>
          <table:table-cell table:style-name="ce8" office:value-type="string" calcext:value-type="string">
            <text:p>汚</text:p>
          </table:table-cell>
          <table:table-cell table:style-name="ce12" office:value-type="string" calcext:value-type="string">
            <text:p>汚点 ・ おてん ・ disgrace, flaw; stain, blot</text:p>
            <text:p>汚職 ・ おしょく ・ corruption, bribery esp. by officials </text:p>
            <text:p>汚らわしい ・ けがらわしい ・ dirty, filthy; detestabl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051" calcext:value-type="float">
            <text:p>1051</text:p>
          </table:table-cell>
          <table:table-cell table:style-name="ce8" office:value-type="string" calcext:value-type="string">
            <text:p>升</text:p>
          </table:table-cell>
          <table:table-cell table:style-name="ce12" office:value-type="string" calcext:value-type="string">
            <text:p>升目 ・ ますめ ・ measure; square, box Jap. manuscript paper, … </text:p>
            <text:p>升売り ・ ますうり ・ selling something by the boxful in a wooden masu box </text:p>
            <text:p>一升 ・ ひとます ・ one square / cell on a grid </text:p>
            <text:p>升遷 ・ しょうせん ・ rising up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52" calcext:value-type="float">
            <text:p>1052</text:p>
          </table:table-cell>
          <table:table-cell table:style-name="ce8" office:value-type="string" calcext:value-type="string">
            <text:p>弁</text:p>
          </table:table-cell>
          <table:table-cell table:style-name="ce12" office:value-type="string" calcext:value-type="string">
            <text:p>弁当 ・ べんとう ・ box lunch</text:p>
            <text:p>自弁する ・ じべんする ・ pay one’s own expenses</text:p>
            <text:p>合弁 ・ ごうべん ・ joint management / venture</text:p>
            <text:p>思弁 ・ しべん ・ speculation</text:p>
            <text:p>弁明 ・ べんめい ・ vindication, explanation, defen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53" calcext:value-type="float">
            <text:p>1053</text:p>
          </table:table-cell>
          <table:table-cell table:style-name="ce8" office:value-type="string" calcext:value-type="string">
            <text:p>昇</text:p>
          </table:table-cell>
          <table:table-cell table:style-name="ce12" office:value-type="string" calcext:value-type="string">
            <text:p>昇降口 ・ しょうこうぐち ・ entrance, hatchway</text:p>
            <text:p>煙が昇って行く ・ けむりがのぼっていく ・ smoke is going up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54" calcext:value-type="float">
            <text:p>1054</text:p>
          </table:table-cell>
          <table:table-cell table:style-name="ce8" office:value-type="string" calcext:value-type="string">
            <text:p>登</text:p>
          </table:table-cell>
          <table:table-cell table:style-name="ce12" office:value-type="string" calcext:value-type="string">
            <text:p>登頂 ・ とうちょう ・ climbing to the summit</text:p>
            <text:p>登高する ・ とうこうする ・ climb up</text:p>
            <text:p>登校 ・ とうこう ・ attending school</text:p>
            <text:p>登楼する ・ とうろうする ・ go into a tall building; visit a brothel</text:p>
            <text:p>登り口 ・ のぼりぐち ・ starting point ascent of a mountai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55" calcext:value-type="float">
            <text:p>1055</text:p>
          </table:table-cell>
          <table:table-cell table:style-name="ce8" office:value-type="string" calcext:value-type="string">
            <text:p>澄</text:p>
          </table:table-cell>
          <table:table-cell table:style-name="ce12" office:value-type="string" calcext:value-type="string">
            <text:p>澄ます ・ すます ・ [vt] (make clear; look grave, unconcerned strain as one’s ears </text:p>
            <text:p>澄み切った ・ すみきった ・ perfectly clear</text:p>
            <text:p>澄まし顔 ・ すましがお ・ smug face</text:p>
            <text:p>研ぎ澄ます ・ とぎすます ・ sharpen / grind wel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56" calcext:value-type="float">
            <text:p>1056</text:p>
          </table:table-cell>
          <table:table-cell table:style-name="ce8" office:value-type="string" calcext:value-type="string">
            <text:p>充</text:p>
          </table:table-cell>
          <table:table-cell table:style-name="ce12" office:value-type="string" calcext:value-type="string">
            <text:p>補充する ・ ほじゅうする ・ supplement, replenish, recruit</text:p>
            <text:p>充実した ・ じゅうじつした ・ full, complete, rich</text:p>
            <text:p>返済に充てる ・ へんさいにあてる ・ allot sth. to deb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57" calcext:value-type="float">
            <text:p>1057</text:p>
          </table:table-cell>
          <table:table-cell table:style-name="ce8" office:value-type="string" calcext:value-type="string">
            <text:p>銃</text:p>
          </table:table-cell>
          <table:table-cell table:style-name="ce12" office:value-type="string" calcext:value-type="string">
            <text:p>銃声 ・ じゅうせい ・ sound of gunfire</text:p>
            <text:p>拳銃 ・ けんじゅう ・ pistol, handgun</text:p>
            <text:p>銃の筒 ・ じゅうのつつ ・ barrel of a gu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58" calcext:value-type="float">
            <text:p>1058</text:p>
          </table:table-cell>
          <table:table-cell table:style-name="ce8" office:value-type="string" calcext:value-type="string">
            <text:p>統</text:p>
          </table:table-cell>
          <table:table-cell table:style-name="ce12" office:value-type="string" calcext:value-type="string">
            <text:p>統計 ・ とうけい ・ statistics</text:p>
            <text:p>統合する ・ とうごうする ・ integrate, combine, unify</text:p>
            <text:p>統べ合わせる ・ すべあわせる ・ unite, bring togeth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59" calcext:value-type="float">
            <text:p>1059</text:p>
          </table:table-cell>
          <table:table-cell table:style-name="ce8" office:value-type="string" calcext:value-type="string">
            <text:p>流</text:p>
          </table:table-cell>
          <table:table-cell table:style-name="ce12" office:value-type="string" calcext:value-type="string">
            <text:p>二流 ・ にりゅう ・ second-rate</text:p>
            <text:p>流れ星 ・ ながれぼし ・ shooting star, meteor</text:p>
            <text:p>川流れ ・ かわながれ ・ being carried away by a current</text:p>
            <text:p>流し ・ ながし ・ sink; bath attendant; strolling musician; cruising taxi</text:p>
            <text:p>受け流す ・ うけながす ・ [vt] ward off, elude; turn aside a jok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60" calcext:value-type="float">
            <text:p>1060</text:p>
          </table:table-cell>
          <table:table-cell table:style-name="ce8" office:value-type="string" calcext:value-type="string">
            <text:p>硫</text:p>
          </table:table-cell>
          <table:table-cell table:style-name="ce12" office:value-type="string" calcext:value-type="string">
            <text:p>硫安 ・ りゅうあん ・ ammonium sulfate</text:p>
            <text:p>硫化する ・ りゅうかする ・ sulfurize</text:p>
            <text:p>脱硫 ・ だつりゅう ・ desulfuriza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61" calcext:value-type="float">
            <text:p>1061</text:p>
          </table:table-cell>
          <table:table-cell table:style-name="ce8" office:value-type="string" calcext:value-type="string">
            <text:p>盲</text:p>
          </table:table-cell>
          <table:table-cell table:style-name="ce12" office:value-type="string" calcext:value-type="string">
            <text:p>盲想 ・ もうそう ・ wild idea [fancy] , paranoiac delusion</text:p>
            <text:p>盲動 ・ もうどう ・ acting blindly</text:p>
            <text:p>盲導犬 ・ もうどうけん ・ guide / Seeing Eye dog</text:p>
            <text:p>盲従 ・ もうじゅう ・ blind obedienc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62" calcext:value-type="float">
            <text:p>1062</text:p>
          </table:table-cell>
          <table:table-cell table:style-name="ce8" office:value-type="string" calcext:value-type="string">
            <text:p>忘</text:p>
          </table:table-cell>
          <table:table-cell table:style-name="ce12" office:value-type="string" calcext:value-type="string">
            <text:p>忘失する ・ ぼうしつする ・ forget, lose</text:p>
            <text:p>忘れっぽい ・ わすれっぽい ・ forgetful, have a bad memory</text:p>
            <text:p>備忘 ・ びぼう ・ reminder</text:p>
            <text:p>見忘れる ・ みわすれる ・ forget, not recogniz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63" calcext:value-type="float">
            <text:p>1063</text:p>
          </table:table-cell>
          <table:table-cell table:style-name="ce8" office:value-type="string" calcext:value-type="string">
            <text:p>忙</text:p>
          </table:table-cell>
          <table:table-cell table:style-name="ce12" office:value-type="string" calcext:value-type="string">
            <text:p>繁忙である ・ はんぼうである ・ be busy, fully occupie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64" calcext:value-type="float">
            <text:p>1064</text:p>
          </table:table-cell>
          <table:table-cell table:style-name="ce8" office:value-type="string" calcext:value-type="string">
            <text:p>荒</text:p>
          </table:table-cell>
          <table:table-cell table:style-name="ce12" office:value-type="string" calcext:value-type="string">
            <text:p>荒野 ・ こうや ・ wilderness, the wilds, wasteland</text:p>
            <text:p>荒れ地 ・ あれち ・ wilderness</text:p>
            <text:p>荒涼たる ・ こうりょうたる ・ desolate, dreary</text:p>
            <text:p>荒荒しい ・ あらあらしい ・ wild, violent; rough, rude, gruff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065" calcext:value-type="float">
            <text:p>1065</text:p>
          </table:table-cell>
          <table:table-cell table:style-name="ce8" office:value-type="string" calcext:value-type="string">
            <text:p>慌</text:p>
          </table:table-cell>
          <table:table-cell table:style-name="ce12" office:value-type="string" calcext:value-type="string">
            <text:p>恐慌 ・ きょうこう ・ panic, scare, alarm</text:p>
            <text:p>慌てふためく ・ あわてふためく ・ be all in a flurry, hurry-scurry, act helter-skelter</text:p>
            <text:p>慌て者 ・ あわてもの ・ flutterer, scatterbrain, bustling fellow</text:p>
            <text:p>慌ただしい一生 ・ あわただしいいっしょう ・ fleeting l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66" calcext:value-type="float">
            <text:p>1066</text:p>
          </table:table-cell>
          <table:table-cell table:style-name="ce8" office:value-type="string" calcext:value-type="string">
            <text:p>望</text:p>
          </table:table-cell>
          <table:table-cell table:style-name="ce12" office:value-type="string" calcext:value-type="string">
            <text:p>望ましい ・ のぞましい ・ desirable, welcome</text:p>
            <text:p>望見する ・ ぼうけんする ・ watch from afar</text:p>
            <text:p>望外の ・ ぼうがいの ・ unexpected, unanticipate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67" calcext:value-type="float">
            <text:p>1067</text:p>
          </table:table-cell>
          <table:table-cell table:style-name="ce8" office:value-type="string" calcext:value-type="string">
            <text:p>希</text:p>
          </table:table-cell>
          <table:table-cell table:style-name="ce12" office:value-type="string" calcext:value-type="string">
            <text:p>希少な ・ きしょうな ・ scarce, rare</text:p>
            <text:p>希求する ・ ききゅうする ・ aspire to, seek, demand</text:p>
            <text:p>古希 ・ こき ・ three score and ten, seventy years of 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68" calcext:value-type="float">
            <text:p>1068</text:p>
          </table:table-cell>
          <table:table-cell table:style-name="ce8" office:value-type="string" calcext:value-type="string">
            <text:p>稀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69" calcext:value-type="float">
            <text:p>1069</text:p>
          </table:table-cell>
          <table:table-cell table:style-name="ce8" office:value-type="string" calcext:value-type="string">
            <text:p>括</text:p>
          </table:table-cell>
          <table:table-cell table:style-name="ce12" office:value-type="string" calcext:value-type="string">
            <text:p>概括する ・ がいかつする ・ summarize, sum up, generalize</text:p>
            <text:p>括弧 ・ かっこ ・ parentheses, bracke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0" calcext:value-type="float">
            <text:p>1070</text:p>
          </table:table-cell>
          <table:table-cell table:style-name="ce8" office:value-type="string" calcext:value-type="string">
            <text:p>拘</text:p>
          </table:table-cell>
          <table:table-cell table:style-name="ce12" office:value-type="string" calcext:value-type="string">
            <text:p>拘留 ・ こうりゅう ・ penal detention up to 30 days </text:p>
            <text:p>拘引 ・ こういん ・ arrest, custod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71" calcext:value-type="float">
            <text:p>1071</text:p>
          </table:table-cell>
          <table:table-cell table:style-name="ce8" office:value-type="string" calcext:value-type="string">
            <text:p>拾</text:p>
          </table:table-cell>
          <table:table-cell table:style-name="ce12" office:value-type="string" calcext:value-type="string">
            <text:p>拾集する ・ しゅうしゅうする ・ gather, collect</text:p>
            <text:p>収拾する ・ しゅうしゅうする ・ get under control, save the situation </text:p>
            <text:p>拾い物 ・ ひろいもの ・ sth. picked up / found; bargain</text:p>
            <text:p>命拾い ・ いのちびろい ・ narrow escape from death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072" calcext:value-type="float">
            <text:p>1072</text:p>
          </table:table-cell>
          <table:table-cell table:style-name="ce8" office:value-type="string" calcext:value-type="string">
            <text:p>捨</text:p>
          </table:table-cell>
          <table:table-cell table:style-name="ce12" office:value-type="string" calcext:value-type="string">
            <text:p>ごみ捨て ・ ごみすて ・ dumping refuse / ground; garbage pit</text:p>
            <text:p>用捨 ・ ようしゃ ・ adoption or rejection, choice, op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3" calcext:value-type="float">
            <text:p>1073</text:p>
          </table:table-cell>
          <table:table-cell table:style-name="ce8" office:value-type="string" calcext:value-type="string">
            <text:p>孤</text:p>
          </table:table-cell>
          <table:table-cell table:style-name="ce12" office:value-type="string" calcext:value-type="string">
            <text:p>孤軍 ・ こぐん ・ lone force isolated / forlorn </text:p>
            <text:p>孤城 ・ こじょう ・ solitary / isolated cast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4" calcext:value-type="float">
            <text:p>1074</text:p>
          </table:table-cell>
          <table:table-cell table:style-name="ce8" office:value-type="string" calcext:value-type="string">
            <text:p>弧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075" calcext:value-type="float">
            <text:p>1075</text:p>
          </table:table-cell>
          <table:table-cell table:style-name="ce8" office:value-type="string" calcext:value-type="string">
            <text:p>弾</text:p>
          </table:table-cell>
          <table:table-cell table:style-name="ce12" office:value-type="string" calcext:value-type="string">
            <text:p>弾圧 ・ だんあつ ・ op-, suppression</text:p>
            <text:p>連弾 ・ れんだん ・ 4-handed performance on the piano </text:p>
            <text:p>弾道弾 ・ だんどうだん ・ ballistic missile</text:p>
            <text:p>鉄砲弾 ・ てっぽうだま ・ gunshot, bullet; lost / truant messenger; bull’s-ey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6" calcext:value-type="float">
            <text:p>1076</text:p>
          </table:table-cell>
          <table:table-cell table:style-name="ce8" office:value-type="string" calcext:value-type="string">
            <text:p>禅</text:p>
          </table:table-cell>
          <table:table-cell table:style-name="ce12" office:value-type="string" calcext:value-type="string">
            <text:p>禅僧 ・ ぜんそう ・ Zen priest / mon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7" calcext:value-type="float">
            <text:p>1077</text:p>
          </table:table-cell>
          <table:table-cell table:style-name="ce8" office:value-type="string" calcext:value-type="string">
            <text:p>系</text:p>
          </table:table-cell>
          <table:table-cell table:style-name="ce12" office:value-type="string" calcext:value-type="string">
            <text:p>家系 ・ かけい ・ family line, lineage, ancestry</text:p>
            <text:p>系統 ・ けいとう ・ system; geological formation; lineage, ancestr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78" calcext:value-type="float">
            <text:p>1078</text:p>
          </table:table-cell>
          <table:table-cell table:style-name="ce8" office:value-type="string" calcext:value-type="string">
            <text:p>係</text:p>
          </table:table-cell>
          <table:table-cell table:style-name="ce12" office:value-type="string" calcext:value-type="string">
            <text:p>係留 ・ けいりゅう ・ mooring, anchorage</text:p>
            <text:p>面目に係る問題 ・ めんぼくにかかるもんだい ・ problem concerning one’s honor</text:p>
            <text:p>係わる ・ かかわる ・ [vi] be concerned in, involved; influence adversely , affec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9" calcext:value-type="float">
            <text:p>1079</text:p>
          </table:table-cell>
          <table:table-cell table:style-name="ce8" office:value-type="string" calcext:value-type="string">
            <text:p>孫</text:p>
          </table:table-cell>
          <table:table-cell table:style-name="ce12" office:value-type="string" calcext:value-type="string">
            <text:p>孫 ・ まご ・ grandchild</text:p>
            <text:p>孫娘 ・ まごむすめ ・ granddaughter</text:p>
            <text:p>孫弟子 ・ まごでし ・ disciples of one’s disciple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80" calcext:value-type="float">
            <text:p>1080</text:p>
          </table:table-cell>
          <table:table-cell table:style-name="ce8" office:value-type="string" calcext:value-type="string">
            <text:p>懸</text:p>
          </table:table-cell>
          <table:table-cell table:style-name="ce12" office:value-type="string" calcext:value-type="string">
            <text:p>懸賞 ・ けんしょう ・ prize competition; prize, reward</text:p>
            <text:p>懸崖 ・ けんがい ・ overhanging cliff</text:p>
            <text:p>懸ける ・ かける ・ [vt] stake one’s life , risk; offer / set a prize</text:p>
            <text:p>懸かる ・ かかる ・ [vi] be suspended in midair moon, … , hang have a reward offered prize on one’s head, …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081" calcext:value-type="float">
            <text:p>1081</text:p>
          </table:table-cell>
          <table:table-cell table:style-name="ce8" office:value-type="string" calcext:value-type="string">
            <text:p>偏</text:p>
          </table:table-cell>
          <table:table-cell table:style-name="ce12" office:value-type="string" calcext:value-type="string">
            <text:p>偏り ・ かたより ・ deviation, offset; polarization</text:p>
            <text:p>偏差値 ・ へんさち ・ deviation value, standard score eg. for academic grades </text:p>
            <text:p>偏重する ・ へんちょうする ・ attach too much importance, overemphasize</text:p>
            <text:p>偏在 ・ へんざい ・ uneven distribu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82" calcext:value-type="float">
            <text:p>1082</text:p>
          </table:table-cell>
          <table:table-cell table:style-name="ce8" office:value-type="string" calcext:value-type="string">
            <text:p>遍</text:p>
          </table:table-cell>
          <table:table-cell table:style-name="ce12" office:value-type="string" calcext:value-type="string">
            <text:p>遍路 ・ へんろ ・ pilgrim</text:p>
            <text:p>普遍的な ・ ふへんてきな ・ universal, omnipresent, ubiquitou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83" calcext:value-type="float">
            <text:p>1083</text:p>
          </table:table-cell>
          <table:table-cell table:style-name="ce8" office:value-type="string" calcext:value-type="string">
            <text:p>編</text:p>
          </table:table-cell>
          <table:table-cell table:style-name="ce12" office:value-type="string" calcext:value-type="string">
            <text:p>予告編 ・ よこくへん ・ preview, trailer</text:p>
            <text:p>編曲 ・ へんきょく ・ arrangement of a melody </text:p>
            <text:p>編入する ・ へんにゅうする ・ include, incorporate; admit</text:p>
            <text:p>後編 ・ こうへん ・ latter part, latter volu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84" calcext:value-type="float">
            <text:p>1084</text:p>
          </table:table-cell>
          <table:table-cell table:style-name="ce8" office:value-type="string" calcext:value-type="string">
            <text:p>篇</text:p>
          </table:table-cell>
          <table:table-cell table:style-name="ce12" office:value-type="string" calcext:value-type="string">
            <text:p>一篇の詩 ・ いっぺんのし ・ one poem</text:p>
            <text:p>予告篇 ・ よこくへん ・ preview, trail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85" calcext:value-type="float">
            <text:p>1085</text:p>
          </table:table-cell>
          <table:table-cell table:style-name="ce8" office:value-type="string" calcext:value-type="string">
            <text:p>普</text:p>
          </table:table-cell>
          <table:table-cell table:style-name="ce12" office:value-type="string" calcext:value-type="string">
            <text:p>普及 ・ ふきゅう ・ diffusion, spread, propagation</text:p>
            <text:p>普選 ・ ふせん ・ universal suffr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86" calcext:value-type="float">
            <text:p>1086</text:p>
          </table:table-cell>
          <table:table-cell table:style-name="ce8" office:value-type="string" calcext:value-type="string">
            <text:p>譜</text:p>
          </table:table-cell>
          <table:table-cell table:style-name="ce12" office:value-type="string" calcext:value-type="string">
            <text:p>採譜 ・ さいふ ・ recording a tune in musical notes </text:p>
            <text:p>暗譜 ・ あんぷ ・ memorizing musical scor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87" calcext:value-type="float">
            <text:p>1087</text:p>
          </table:table-cell>
          <table:table-cell table:style-name="ce8" office:value-type="string" calcext:value-type="string">
            <text:p>職</text:p>
          </table:table-cell>
          <table:table-cell table:style-name="ce12" office:value-type="string" calcext:value-type="string">
            <text:p>職を辞する ・ しょくをじする ・ resign one’s post</text:p>
            <text:p>職を探す ・ しょくをさがす ・ seek employment, hunt for a job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88" calcext:value-type="float">
            <text:p>1088</text:p>
          </table:table-cell>
          <table:table-cell table:style-name="ce8" office:value-type="string" calcext:value-type="string">
            <text:p>織</text:p>
          </table:table-cell>
          <table:table-cell table:style-name="ce12" office:value-type="string" calcext:value-type="string">
            <text:p>織り目 ・ おりめ ・ texture</text:p>
            <text:p>機織り ・ はたおり ・ weaver / -ing; grasshopper</text:p>
            <text:p>織り込む ・ おりこむ ・ interweave</text:p>
            <text:p>毛織 ・ けおり ・ woolen fabric / cloth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089" calcext:value-type="float">
            <text:p>1089</text:p>
          </table:table-cell>
          <table:table-cell table:style-name="ce8" office:value-type="string" calcext:value-type="string">
            <text:p>識</text:p>
          </table:table-cell>
          <table:table-cell table:style-name="ce12" office:value-type="string" calcext:value-type="string">
            <text:p>識見 ・ しきけん ・ knowledge, judgment, discernment</text:p>
            <text:p>良識 ・ りょうしき ・ good sense</text:p>
            <text:p>有識者 ・ ゆうしきしゃ ・ learned people, the wise [informed, intellectual, …] </text:p>
            <text:p>眼識 ・ がんしき ・ insight, discrimin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90" calcext:value-type="float">
            <text:p>1090</text:p>
          </table:table-cell>
          <table:table-cell table:style-name="ce8" office:value-type="string" calcext:value-type="string">
            <text:p>殉</text:p>
          </table:table-cell>
          <table:table-cell table:style-name="ce12" office:value-type="string" calcext:value-type="string">
            <text:p>殉難 ・ じゅんなん ・ martyrdo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91" calcext:value-type="float">
            <text:p>1091</text:p>
          </table:table-cell>
          <table:table-cell table:style-name="ce8" office:value-type="string" calcext:value-type="string">
            <text:p>退</text:p>
          </table:table-cell>
          <table:table-cell table:style-name="ce12" office:value-type="string" calcext:value-type="string">
            <text:p>引退する ・ いんたいする ・ retire, go into retirement</text:p>
            <text:p>退廃的 ・ たいはいてき ・ decadent, degenerating</text:p>
            <text:p>立ち退く ・ たちのく ・ [vi] leave, depart, evacuate; take refuge; vacate, leave, qui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92" calcext:value-type="float">
            <text:p>1092</text:p>
          </table:table-cell>
          <table:table-cell table:style-name="ce8" office:value-type="string" calcext:value-type="string">
            <text:p>眼</text:p>
          </table:table-cell>
          <table:table-cell table:style-name="ce12" office:value-type="string" calcext:value-type="string">
            <text:p>開眼 ・ かいげん ・ enlightenment</text:p>
            <text:p>開眼 ・ かいがん ・ opening one’s eyes to the truth</text:p>
            <text:p>眼 ・ まなこ ・ eye(ball)</text:p>
            <text:p>眼鏡 ・ めがね [がんきょう] ・ glasses, spectacles; judgment, ins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93" calcext:value-type="float">
            <text:p>1093</text:p>
          </table:table-cell>
          <table:table-cell table:style-name="ce8" office:value-type="string" calcext:value-type="string">
            <text:p>智</text:p>
          </table:table-cell>
          <table:table-cell table:style-name="ce12" office:value-type="string" calcext:value-type="string">
            <text:p>智慮 ・ ちりょ ・ foresight</text:p>
            <text:p>智者 ・ ちしゃ ・ wise man; learned pri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94" calcext:value-type="float">
            <text:p>1094</text:p>
          </table:table-cell>
          <table:table-cell table:style-name="ce8" office:value-type="string" calcext:value-type="string">
            <text:p>仁</text:p>
          </table:table-cell>
          <table:table-cell table:style-name="ce12" office:value-type="string" calcext:value-type="string">
            <text:p>仁徳 ・ じんとく ・ benevolence, goodnes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95" calcext:value-type="float">
            <text:p>1095</text:p>
          </table:table-cell>
          <table:table-cell table:style-name="ce8" office:value-type="string" calcext:value-type="string">
            <text:p>忍</text:p>
          </table:table-cell>
          <table:table-cell table:style-name="ce12" office:value-type="string" calcext:value-type="string">
            <text:p>忍法 ・ にんぽう ・ art of making oneself invisible</text:p>
            <text:p>忍びやかな ・ しのびやかな ・ stealthy, secret</text:p>
            <text:p>忍び難い ・ しのびがたい ・ unbearable, intolerable</text:p>
            <text:p>忍ばせる ・ しのばせる ・ [vt] conceal, secret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096" calcext:value-type="float">
            <text:p>1096</text:p>
          </table:table-cell>
          <table:table-cell table:style-name="ce8" office:value-type="string" calcext:value-type="string">
            <text:p>認</text:p>
          </table:table-cell>
          <table:table-cell table:style-name="ce12" office:value-type="string" calcext:value-type="string">
            <text:p>認知 ・ にんち ・ recognition, acknowledgment</text:p>
            <text:p>認識 ・ にんしき ・ cognition, perception; understanding</text:p>
            <text:p>認め難い ・ みとめがたい ・ unapprovabl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097" calcext:value-type="float">
            <text:p>1097</text:p>
          </table:table-cell>
          <table:table-cell table:style-name="ce8" office:value-type="string" calcext:value-type="string">
            <text:p>求</text:p>
          </table:table-cell>
          <table:table-cell table:style-name="ce12" office:value-type="string" calcext:value-type="string">
            <text:p>欲求 ・ よっきゅう ・ want[s], desire, wish</text:p>
            <text:p>求婚 ・ きゅうこん ・ proposal of marriage</text:p>
            <text:p>求刑する ・ きゅうけいする ・ demand a sentence for the accuse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98" calcext:value-type="float">
            <text:p>1098</text:p>
          </table:table-cell>
          <table:table-cell table:style-name="ce8" office:value-type="string" calcext:value-type="string">
            <text:p>救</text:p>
          </table:table-cell>
          <table:table-cell table:style-name="ce12" office:value-type="string" calcext:value-type="string">
            <text:p>救い ・ すくい ・ rescue, relief, help, salvation</text:p>
            <text:p>救済する ・ きゅうさいする ・ relieve, help; save, deliver</text:p>
            <text:p>救出 ・ きゅうしゅつ ・ rescue, relief; deliverance</text:p>
            <text:p>救難 ・ きゅうなん ・ rescue, salvag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099" calcext:value-type="float">
            <text:p>1099</text:p>
          </table:table-cell>
          <table:table-cell table:style-name="ce8" office:value-type="string" calcext:value-type="string">
            <text:p>球</text:p>
          </table:table-cell>
          <table:table-cell table:style-name="ce12" office:value-type="string" calcext:value-type="string">
            <text:p>庭球 ・ ていきゅう ・ tennis</text:p>
            <text:p>球 ・ たま ・ ball</text:p>
            <text:p>好球 ・ こうきゅう ・ good pitch</text:p>
            <text:p>球根 ・ きゅうこん ・ bulb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0" calcext:value-type="float">
            <text:p>1100</text:p>
          </table:table-cell>
          <table:table-cell table:style-name="ce8" office:value-type="string" calcext:value-type="string">
            <text:p>屯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1" calcext:value-type="float">
            <text:p>1101</text:p>
          </table:table-cell>
          <table:table-cell table:style-name="ce8" office:value-type="string" calcext:value-type="string">
            <text:p>純</text:p>
          </table:table-cell>
          <table:table-cell table:style-name="ce12" office:value-type="string" calcext:value-type="string">
            <text:p>清純な ・ せいじゅんな ・ pure and innocent </text:p>
            <text:p>純金 ・ じゅんきん ・ pure / solid gold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102" calcext:value-type="float">
            <text:p>1102</text:p>
          </table:table-cell>
          <table:table-cell table:style-name="ce8" office:value-type="string" calcext:value-type="string">
            <text:p>鈍</text:p>
          </table:table-cell>
          <table:table-cell table:style-name="ce12" office:value-type="string" calcext:value-type="string">
            <text:p>鈍る ・ にぶる ・ [vi] become dull; weaken</text:p>
            <text:p>鈍感 ・ どんかん ・ thickheadedness</text:p>
            <text:p>鈍い音 ・ にぶいおと ・ thick sound</text:p>
            <text:p>鈍黄色 ・ にぶきいろ ・ dull yell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3" calcext:value-type="float">
            <text:p>1103</text:p>
          </table:table-cell>
          <table:table-cell table:style-name="ce8" office:value-type="string" calcext:value-type="string">
            <text:p>召</text:p>
          </table:table-cell>
          <table:table-cell table:style-name="ce12" office:value-type="string" calcext:value-type="string">
            <text:p>召使 ・ めしつかい ・ servant</text:p>
            <text:p>召集する ・ しょうしゅうする ・ call together</text:p>
            <text:p>召喚 ・ しょうかん ・ summons, cita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04" calcext:value-type="float">
            <text:p>1104</text:p>
          </table:table-cell>
          <table:table-cell table:style-name="ce8" office:value-type="string" calcext:value-type="string">
            <text:p>招</text:p>
          </table:table-cell>
          <table:table-cell table:style-name="ce12" office:value-type="string" calcext:value-type="string">
            <text:p>招き ・ まねき ・ invitation, engagement</text:p>
            <text:p>招宴 ・ しょうえん ・ party invitation to a </text:p>
            <text:p>招集 ・ しょうしゅう ・ calling / convening meeting, assembly, congress, … </text:p>
            <text:p>手招き ・ てまねき ・ beckoning</text:p>
            <text:p>招致 ・ しょうち ・ invitatio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105" calcext:value-type="float">
            <text:p>1105</text:p>
          </table:table-cell>
          <table:table-cell table:style-name="ce8" office:value-type="string" calcext:value-type="string">
            <text:p>沼</text:p>
          </table:table-cell>
          <table:table-cell table:style-name="ce12" office:value-type="string" calcext:value-type="string">
            <text:p>沼 ・ ぬま ・ muddy pond, marsh</text:p>
            <text:p>泥沼 ・ どろぬま ・ bog; swamp of difficulties </text:p>
            <text:p>長沼 ・ ながぬま ・ Lake Naganuma</text:p>
            <text:p>沼田 ・ ぬまた ・ marshy rice field / pad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6" calcext:value-type="float">
            <text:p>1106</text:p>
          </table:table-cell>
          <table:table-cell table:style-name="ce8" office:value-type="string" calcext:value-type="string">
            <text:p>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7" calcext:value-type="float">
            <text:p>1107</text:p>
          </table:table-cell>
          <table:table-cell table:style-name="ce8" office:value-type="string" calcext:value-type="string">
            <text:p>詔</text:p>
          </table:table-cell>
          <table:table-cell table:style-name="ce12" office:value-type="string" calcext:value-type="string">
            <text:p>詔 ・ みことのり ・ imperial edict</text:p>
            <text:p>詔勅 ・ しょうちょく ・ imperial edict</text:p>
            <text:p>詔命 ・ しょうめい ・ imperial comm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8" calcext:value-type="float">
            <text:p>1108</text:p>
          </table:table-cell>
          <table:table-cell table:style-name="ce8" office:value-type="string" calcext:value-type="string">
            <text:p>勅</text:p>
          </table:table-cell>
          <table:table-cell table:style-name="ce12" office:value-type="string" calcext:value-type="string">
            <text:p>勅宣 ・ ちょくせん ・ imperial dec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9" calcext:value-type="float">
            <text:p>1109</text:p>
          </table:table-cell>
          <table:table-cell table:style-name="ce8" office:value-type="string" calcext:value-type="string">
            <text:p>昭</text:p>
          </table:table-cell>
          <table:table-cell table:style-name="ce12" office:value-type="string" calcext:value-type="string">
            <text:p>昭然 ・ しょうぜん ・ manifest, clear,evident, obviou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110" calcext:value-type="float">
            <text:p>1110</text:p>
          </table:table-cell>
          <table:table-cell table:style-name="ce8" office:value-type="string" calcext:value-type="string">
            <text:p>照</text:p>
          </table:table-cell>
          <table:table-cell table:style-name="ce12" office:value-type="string" calcext:value-type="string">
            <text:p>照会する ・ しょうかいする ・ inquire, apply for information</text:p>
            <text:p>照れる ・ てれる ・ [vi] feel shy, be abashed</text:p>
            <text:p>照る ・ てる ・ [vi] shine; be fine</text:p>
            <text:p>降っても照っても ・ ふってもてっても ・ whether it rains or shine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11" calcext:value-type="float">
            <text:p>1111</text:p>
          </table:table-cell>
          <table:table-cell table:style-name="ce8" office:value-type="string" calcext:value-type="string">
            <text:p>超</text:p>
          </table:table-cell>
          <table:table-cell table:style-name="ce12" office:value-type="string" calcext:value-type="string">
            <text:p>超過 ・ ちょうか ・ excess</text:p>
            <text:p>超音速 ・ ちょうおんそく ・ supersonic speed</text:p>
            <text:p>超然たる ・ ちょうぜんたる ・ transcendental, standing aloof</text:p>
            <text:p>超人 ・ ちょうじん ・ superma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12" calcext:value-type="float">
            <text:p>1112</text:p>
          </table:table-cell>
          <table:table-cell table:style-name="ce8" office:value-type="string" calcext:value-type="string">
            <text:p>越</text:p>
          </table:table-cell>
          <table:table-cell table:style-name="ce12" office:value-type="string" calcext:value-type="string">
            <text:p>十年越し ・ じゅうねんごし ・ of / over 10 years long </text:p>
            <text:p>持ち越す ・ もちこす ・ [vt] carry forward, bring over, defer</text:p>
            <text:p>越権 ・ えっけん ・ going beyond one’s authorit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13" calcext:value-type="float">
            <text:p>1113</text:p>
          </table:table-cell>
          <table:table-cell table:style-name="ce8" office:value-type="string" calcext:value-type="string">
            <text:p>趣</text:p>
          </table:table-cell>
          <table:table-cell table:style-name="ce12" office:value-type="string" calcext:value-type="string">
            <text:p>意趣 ・ いしゅ ・ spite, grudge, enmity; [originally:] purpose, meaning</text:p>
            <text:p>趣 ・ おもむき ・ charm, taste, flavor</text:p>
            <text:p>興趣 ・ きょうしゅ ・ taste, elegance, flavor</text:p>
            <text:p>趣味 ・ しゅみ ・ hobby, interest, tas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14" calcext:value-type="float">
            <text:p>1114</text:p>
          </table:table-cell>
          <table:table-cell table:style-name="ce8" office:value-type="string" calcext:value-type="string">
            <text:p>赴</text:p>
          </table:table-cell>
          <table:table-cell table:style-name="ce12" office:value-type="string" calcext:value-type="string">
            <text:p>単身赴任 ・ たんしんふにん ・ job transfer away from home / fami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15" calcext:value-type="float">
            <text:p>1115</text:p>
          </table:table-cell>
          <table:table-cell table:style-name="ce8" office:value-type="string" calcext:value-type="string">
            <text:p>訃</text:p>
          </table:table-cell>
          <table:table-cell table:style-name="ce12" office:value-type="string" calcext:value-type="string">
            <text:p>訃報 ・ ふほう ・ news of a person’s death, obitua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16" calcext:value-type="float">
            <text:p>1116</text:p>
          </table:table-cell>
          <table:table-cell table:style-name="ce8" office:value-type="string" calcext:value-type="string">
            <text:p>朴</text:p>
          </table:table-cell>
          <table:table-cell table:style-name="ce12" office:value-type="string" calcext:value-type="string">
            <text:p>朴訥 ・ ぼくとつ ・ rugged honest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17" calcext:value-type="float">
            <text:p>1117</text:p>
          </table:table-cell>
          <table:table-cell table:style-name="ce8" office:value-type="string" calcext:value-type="string">
            <text:p>掛</text:p>
          </table:table-cell>
          <table:table-cell table:style-name="ce12" office:value-type="string" calcext:value-type="string">
            <text:p>掛け声 ・ かけごえ ・ shout to mark time, shout of encouragement</text:p>
            <text:p>掛け算 ・ かけざん ・ multiplication</text:p>
            <text:p>掛け軸 ・ かけじく ・ hanging scroll</text:p>
            <text:p>-掛かり ・ -がかり ・ combined, in a group of; requiring a period of time </text:p>
            <text:p>掛かり ・ かかり ・ expenses; scale, scope</text:p>
            <text:p>掛長 ・ かかりちょう ・ chief cle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18" calcext:value-type="float">
            <text:p>1118</text:p>
          </table:table-cell>
          <table:table-cell table:style-name="ce8" office:value-type="string" calcext:value-type="string">
            <text:p>摘</text:p>
          </table:table-cell>
          <table:table-cell table:style-name="ce12" office:value-type="string" calcext:value-type="string">
            <text:p>摘果 ・ てきか ・ thinning out superfluous fruit</text:p>
            <text:p>摘み取る ・ つみとる ・ [vt] pick, pluck</text:p>
            <text:p>茶摘み ・ ちゃつみ ・ tea-pick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19" calcext:value-type="float">
            <text:p>1119</text:p>
          </table:table-cell>
          <table:table-cell table:style-name="ce8" office:value-type="string" calcext:value-type="string">
            <text:p>滴</text:p>
          </table:table-cell>
          <table:table-cell table:style-name="ce12" office:value-type="string" calcext:value-type="string">
            <text:p>滴 ・ しずく ・ drop</text:p>
            <text:p>滴り落ちる ・ したたりおちる ・ trickle down</text:p>
            <text:p>滴水 ・ てきすい ・ water dripping</text:p>
            <text:p>水滴 ・ すいてき ・ water drop</text:p>
            <text:p>点滴 ・ てんてき ・ falling drops of water; intravenous dri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20" calcext:value-type="float">
            <text:p>1120</text:p>
          </table:table-cell>
          <table:table-cell table:style-name="ce8" office:value-type="string" calcext:value-type="string">
            <text:p>嫡</text:p>
          </table:table-cell>
          <table:table-cell table:style-name="ce12" office:value-type="string" calcext:value-type="string">
            <text:p>嫡出 ・ ちゃくしゅつ ・ legitimacy of birth </text:p>
            <text:p>嫡妻 ・ ちゃくさい ・ legitimate wife</text:p>
            <text:p>嫡室 ・ ちゃくしつ ・ legitimate wif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121" calcext:value-type="float">
            <text:p>1121</text:p>
          </table:table-cell>
          <table:table-cell table:style-name="ce8" office:value-type="string" calcext:value-type="string">
            <text:p>適</text:p>
          </table:table-cell>
          <table:table-cell table:style-name="ce12" office:value-type="string" calcext:value-type="string">
            <text:p>適者 ・ てきしゃ ・ suitable person</text:p>
            <text:p>適時の ・ てきじの ・ timely, opportune</text:p>
            <text:p>適合する ・ てきごうする ・ suit, be fit, conform to </text:p>
            <text:p>適齢期 ・ てきれいき ・ marriageable ag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122" calcext:value-type="float">
            <text:p>1122</text:p>
          </table:table-cell>
          <table:table-cell table:style-name="ce8" office:value-type="string" calcext:value-type="string">
            <text:p>敵</text:p>
          </table:table-cell>
          <table:table-cell table:style-name="ce12" office:value-type="string" calcext:value-type="string">
            <text:p>商売敵 ・ しょうばいがたき ・ business rival</text:p>
            <text:p>敵 ・ かたき ・ enemy</text:p>
            <text:p>不敵な ・ ふてきな ・ daring, dauntless</text:p>
            <text:p>素敵な ・ すてきな ・ grand, cute, fin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23" calcext:value-type="float">
            <text:p>1123</text:p>
          </table:table-cell>
          <table:table-cell table:style-name="ce8" office:value-type="string" calcext:value-type="string">
            <text:p>授</text:p>
          </table:table-cell>
          <table:table-cell table:style-name="ce12" office:value-type="string" calcext:value-type="string">
            <text:p>授かる ・ さずかる ・ [vt] be gifted with, granted; be taught</text:p>
            <text:p>授産 ・ じゅさん ・ providing with work, giving employment</text:p>
            <text:p>授乳 ・ じゅにゅう ・ breast-feed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24" calcext:value-type="float">
            <text:p>1124</text:p>
          </table:table-cell>
          <table:table-cell table:style-name="ce8" office:value-type="string" calcext:value-type="string">
            <text:p>援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25" calcext:value-type="float">
            <text:p>1125</text:p>
          </table:table-cell>
          <table:table-cell table:style-name="ce8" office:value-type="string" calcext:value-type="string">
            <text:p>媛</text:p>
          </table:table-cell>
          <table:table-cell table:style-name="ce12" office:value-type="string" calcext:value-type="string">
            <text:p>媛 ・ ひめ ・ damsel, young lady of noble birth</text:p>
            <text:p>橘媛 ・ たちばなひめ ・ (woman in a Japanese myth)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26" calcext:value-type="float">
            <text:p>1126</text:p>
          </table:table-cell>
          <table:table-cell table:style-name="ce8" office:value-type="string" calcext:value-type="string">
            <text:p>緩</text:p>
          </table:table-cell>
          <table:table-cell table:style-name="ce12" office:value-type="string" calcext:value-type="string">
            <text:p>緩む ・ ゆるむ ・ [vi] slack(en), loosen, relax</text:p>
            <text:p>緩目の ・ ゆるめの ・ somewhat loose</text:p>
            <text:p>緩下剤 ・ かんげざい ・ laxat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27" calcext:value-type="float">
            <text:p>1127</text:p>
          </table:table-cell>
          <table:table-cell table:style-name="ce8" office:value-type="string" calcext:value-type="string">
            <text:p>暖</text:p>
          </table:table-cell>
          <table:table-cell table:style-name="ce12" office:value-type="string" calcext:value-type="string">
            <text:p>暖かい色 ・ あたたかいいろ ・ warm color</text:p>
            <text:p>暖流 ・ だんりゅう ・ warm current</text:p>
            <text:p>暖簾 ・ のれん ・ shop curtain; credit, reput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28" calcext:value-type="float">
            <text:p>1128</text:p>
          </table:table-cell>
          <table:table-cell table:style-name="ce8" office:value-type="string" calcext:value-type="string">
            <text:p>観</text:p>
          </table:table-cell>
          <table:table-cell table:style-name="ce12" office:value-type="string" calcext:value-type="string">
            <text:p>観察 ・ かんさつ ・ observation, supervision</text:p>
            <text:p>主観 ・ しゅかん ・ subject(ivity)</text:p>
            <text:p>先入観 ・ せんにゅうかん ・ preconception, bias, prejudic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129" calcext:value-type="float">
            <text:p>1129</text:p>
          </table:table-cell>
          <table:table-cell table:style-name="ce8" office:value-type="string" calcext:value-type="string">
            <text:p>勧</text:p>
          </table:table-cell>
          <table:table-cell table:style-name="ce12" office:value-type="string" calcext:value-type="string">
            <text:p>切に勧める ・ せつにすすめる ・ urge strongly</text:p>
            <text:p>勧め ・ すすめ ・ exhortation, encouragement</text:p>
            <text:p>勧誘する ・ かんゆうする ・ solicit, invite, canvass; induce, persuade</text:p>
            <text:p>勧奨する ・ かんしょうする ・ encourage, promote, stimulate</text:p>
            <text:p>勧銀 ・ かんぎん ・ hypothecary ban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30" calcext:value-type="float">
            <text:p>1130</text:p>
          </table:table-cell>
          <table:table-cell table:style-name="ce8" office:value-type="string" calcext:value-type="string">
            <text:p>権</text:p>
          </table:table-cell>
          <table:table-cell table:style-name="ce12" office:value-type="string" calcext:value-type="string">
            <text:p>権化 ・ ごんげ ・ incarnation, avatar</text:p>
            <text:p>権限 ・ けんげん ・ power, authority; competence of la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31" calcext:value-type="float">
            <text:p>1131</text:p>
          </table:table-cell>
          <table:table-cell table:style-name="ce8" office:value-type="string" calcext:value-type="string">
            <text:p>歓</text:p>
          </table:table-cell>
          <table:table-cell table:style-name="ce12" office:value-type="string" calcext:value-type="string">
            <text:p>歓談 ・ かんだん ・ pleasant chat / talk</text:p>
            <text:p>歓迎 ・ かんげい ・ welcome</text:p>
            <text:p>歓喜 ・ かんき ・ joy, del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32" calcext:value-type="float">
            <text:p>1132</text:p>
          </table:table-cell>
          <table:table-cell table:style-name="ce8" office:value-type="string" calcext:value-type="string">
            <text:p>鶴</text:p>
          </table:table-cell>
          <table:table-cell table:style-name="ce12" office:value-type="string" calcext:value-type="string">
            <text:p>鶴 ・ つる ・ crane</text:p>
            <text:p>丹頂鶴 ・ たんちょうづる ・ Japanese cran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33" calcext:value-type="float">
            <text:p>1133</text:p>
          </table:table-cell>
          <table:table-cell table:style-name="ce8" office:value-type="string" calcext:value-type="string">
            <text:p>確</text:p>
          </table:table-cell>
          <table:table-cell table:style-name="ce12" office:value-type="string" calcext:value-type="string">
            <text:p>確かな筋 ・ たしかなすじ ・ reliable source</text:p>
            <text:p>確認する ・ かくにんする ・ confirm</text:p>
            <text:p>気は確かだ ・ きはたしかだ ・ be sane, in one’s sens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34" calcext:value-type="float">
            <text:p>1134</text:p>
          </table:table-cell>
          <table:table-cell table:style-name="ce8" office:value-type="string" calcext:value-type="string">
            <text:p>慢</text:p>
          </table:table-cell>
          <table:table-cell table:style-name="ce12" office:value-type="string" calcext:value-type="string">
            <text:p>高慢な ・ こうまんな ・ haughty, arrogant, proud</text:p>
            <text:p>傲慢な ・ ごうまんな ・ arrogant, haughty, insolen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35" calcext:value-type="float">
            <text:p>1135</text:p>
          </table:table-cell>
          <table:table-cell table:style-name="ce8" office:value-type="string" calcext:value-type="string">
            <text:p>漫</text:p>
          </table:table-cell>
          <table:table-cell table:style-name="ce12" office:value-type="string" calcext:value-type="string">
            <text:p>漫歩する ・ まんぽする ・ ramble, saunter</text:p>
            <text:p>漫談 ・ まんだん ・ idle talk, comic chat</text:p>
            <text:p>漫然たる ・ まんぜんたる ・ rambling, random, desulto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36" calcext:value-type="float">
            <text:p>1136</text:p>
          </table:table-cell>
          <table:table-cell table:style-name="ce8" office:value-type="string" calcext:value-type="string">
            <text:p>卯</text:p>
          </table:table-cell>
          <table:table-cell table:style-name="ce12" office:value-type="string" calcext:value-type="string">
            <text:p>卯の花 ・ うのはな ・ refuse from tofu making; deutzia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137" calcext:value-type="float">
            <text:p>1137</text:p>
          </table:table-cell>
          <table:table-cell table:style-name="ce8" office:value-type="string" calcext:value-type="string">
            <text:p>抑</text:p>
          </table:table-cell>
          <table:table-cell table:style-name="ce12" office:value-type="string" calcext:value-type="string">
            <text:p>抑止する ・ よくしする ・ deter, check, hold back</text:p>
            <text:p>抑留 ・ よくりゅう ・ detain-, internment, detention, arrest</text:p>
            <text:p>抑揚 ・ よくよう ・ rising and falling of tones , intonation</text:p>
            <text:p>抑鬱 ・ よくうつ ・ depression, dejec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38" calcext:value-type="float">
            <text:p>1138</text:p>
          </table:table-cell>
          <table:table-cell table:style-name="ce8" office:value-type="string" calcext:value-type="string">
            <text:p>仰</text:p>
          </table:table-cell>
          <table:table-cell table:style-name="ce12" office:value-type="string" calcext:value-type="string">
            <text:p>仰角 ・ ぎょうかく ・ angle of elevation</text:p>
            <text:p>師と仰ぐ ・ しとあおぐ ・ look up to a person as one’s preceptor </text:p>
            <text:p>仰天する ・ ぎょうてんする ・ be astounde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39" calcext:value-type="float">
            <text:p>1139</text:p>
          </table:table-cell>
          <table:table-cell table:style-name="ce8" office:value-type="string" calcext:value-type="string">
            <text:p>迎</text:p>
          </table:table-cell>
          <table:table-cell table:style-name="ce12" office:value-type="string" calcext:value-type="string">
            <text:p>迎撃 ・ げいげき ・ interception, counter</text:p>
            <text:p>迎え酒 ・ むかえざけ ・ another drink in the morning</text:p>
            <text:p>迎賓 ・ げいひん ・ welcoming guest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40" calcext:value-type="float">
            <text:p>1140</text:p>
          </table:table-cell>
          <table:table-cell table:style-name="ce8" office:value-type="string" calcext:value-type="string">
            <text:p>柳</text:p>
          </table:table-cell>
          <table:table-cell table:style-name="ce12" office:value-type="string" calcext:value-type="string">
            <text:p>柳 ・ やなぎ ・ willow</text:p>
            <text:p>蒲柳 ・ ほりゅう ・ purple willow; infirmity, delicate constitution</text:p>
            <text:p>柳腰 ・ やなぎごし ・ slim wai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41" calcext:value-type="float">
            <text:p>1141</text:p>
          </table:table-cell>
          <table:table-cell table:style-name="ce8" office:value-type="string" calcext:value-type="string">
            <text:p>卵</text:p>
          </table:table-cell>
          <table:table-cell table:style-name="ce12" office:value-type="string" calcext:value-type="string">
            <text:p>卵 ・ たまご ・ egg</text:p>
            <text:p>卵殻 ・ らんかく ・ eggshell</text:p>
            <text:p>鶏卵 ・ けいらん ・ hen’s eg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42" calcext:value-type="float">
            <text:p>1142</text:p>
          </table:table-cell>
          <table:table-cell table:style-name="ce8" office:value-type="string" calcext:value-type="string">
            <text:p>疎</text:p>
          </table:table-cell>
          <table:table-cell table:style-name="ce12" office:value-type="string" calcext:value-type="string">
            <text:p>疎外 ・ そがい ・ estrangement, alienation</text:p>
            <text:p>疎ましい ・ うとましい ・ disagreeable, offensive</text:p>
            <text:p>疎んじる ・ うとんじる ・ [vt] neglect, shun, alienat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43" calcext:value-type="float">
            <text:p>1143</text:p>
          </table:table-cell>
          <table:table-cell table:style-name="ce8" office:value-type="string" calcext:value-type="string">
            <text:p>速</text:p>
          </table:table-cell>
          <table:table-cell table:style-name="ce12" office:value-type="string" calcext:value-type="string">
            <text:p>速断 ・ そくだん ・ hasty conclusion; prompt decision</text:p>
            <text:p>早速 ・ さっそく ・ immediately</text:p>
            <text:p>速口 ・ はやくち ・ fast / rapid talking</text:p>
            <text:p>速業 ・ はやわざ ・ quick work, clever fea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144" calcext:value-type="float">
            <text:p>1144</text:p>
          </table:table-cell>
          <table:table-cell table:style-name="ce8" office:value-type="string" calcext:value-type="string">
            <text:p>遅</text:p>
          </table:table-cell>
          <table:table-cell table:style-name="ce12" office:value-type="string" calcext:value-type="string">
            <text:p>遅遅たる ・ ちちたる ・ slow, lagging, tardy</text:p>
            <text:p>遅参 ・ ちさん ・ lateness, tardiness</text:p>
            <text:p>遅延 ・ ちえん ・ delay, retardation</text:p>
            <text:p>遅配 ・ ちはい ・ delay in rationin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145" calcext:value-type="float">
            <text:p>1145</text:p>
          </table:table-cell>
          <table:table-cell table:style-name="ce8" office:value-type="string" calcext:value-type="string">
            <text:p>辻</text:p>
          </table:table-cell>
          <table:table-cell table:style-name="ce12" office:value-type="string" calcext:value-type="string">
            <text:p>四つ辻 ・ よつつじ ・ crossroads, intersection</text:p>
            <text:p>辻占 ・ つじうら ・ slip of paper with fortune-telling message </text:p>
            <text:p>辻辻に ・ つじつじに ・ at every crossing, at every street corner</text:p>
            <text:p>辻君 ・ つじぎみ ・ streetwalker, nightwalker</text:p>
            <text:p>辻説法 ・ つじせっぽう ・ street preach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46" calcext:value-type="float">
            <text:p>1146</text:p>
          </table:table-cell>
          <table:table-cell table:style-name="ce8" office:value-type="string" calcext:value-type="string">
            <text:p>迅</text:p>
          </table:table-cell>
          <table:table-cell table:style-name="ce12" office:value-type="string" calcext:value-type="string">
            <text:p>迅雷 ・ じんらい ・ thunderclap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147" calcext:value-type="float">
            <text:p>1147</text:p>
          </table:table-cell>
          <table:table-cell table:style-name="ce8" office:value-type="string" calcext:value-type="string">
            <text:p>加</text:p>
          </table:table-cell>
          <table:table-cell table:style-name="ce12" office:value-type="string" calcext:value-type="string">
            <text:p>加入金 ・ かにゅうきん ・ admission fee</text:p>
            <text:p>加わる ・ くわわる ・ [vi] join, take part</text:p>
            <text:p>加工 ・ かこう ・ processing, manufacturing</text:p>
            <text:p>加味する ・ かみする ・ tinge with, add to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48" calcext:value-type="float">
            <text:p>1148</text:p>
          </table:table-cell>
          <table:table-cell table:style-name="ce8" office:value-type="string" calcext:value-type="string">
            <text:p>減</text:p>
          </table:table-cell>
          <table:table-cell table:style-name="ce12" office:value-type="string" calcext:value-type="string">
            <text:p>減点 ・ げんてん ・ demerit mark</text:p>
            <text:p>磨り減らす ・ すりへらす ・ [vt] wear away / out; exhaust</text:p>
            <text:p>人減らし ・ ひとべらし ・ reduction of personnel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49" calcext:value-type="float">
            <text:p>1149</text:p>
          </table:table-cell>
          <table:table-cell table:style-name="ce8" office:value-type="string" calcext:value-type="string">
            <text:p>滅</text:p>
          </table:table-cell>
          <table:table-cell table:style-name="ce12" office:value-type="string" calcext:value-type="string">
            <text:p>自滅 ・ じめつ ・ natural decay; self-destruction / -ruin</text:p>
            <text:p>滅亡 ・ めつぼう ・ ruin, downfall</text:p>
            <text:p>不滅 ・ ふめつ ・ immortality, indestructibility, imperishability</text:p>
            <text:p>滅びる ・ ほろびる ・ [vi] meet with destruction, go to ruin, cease to exis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50" calcext:value-type="float">
            <text:p>1150</text:p>
          </table:table-cell>
          <table:table-cell table:style-name="ce8" office:value-type="string" calcext:value-type="string">
            <text:p>威</text:p>
          </table:table-cell>
          <table:table-cell table:style-name="ce12" office:value-type="string" calcext:value-type="string">
            <text:p>威信 ・ いしん ・ prestige, dignity, authority</text:p>
            <text:p>威風 ・ いふう ・ majesty, dignity</text:p>
            <text:p>威張る ・ いばる ・ put on airs, be haughty; boast, brag</text:p>
            <text:p>猛威 ・ もうい ・ fierceness, fury, vehem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1" calcext:value-type="float">
            <text:p>1151</text:p>
          </table:table-cell>
          <table:table-cell table:style-name="ce8" office:value-type="string" calcext:value-type="string">
            <text:p>嚇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2" calcext:value-type="float">
            <text:p>1152</text:p>
          </table:table-cell>
          <table:table-cell table:style-name="ce8" office:value-type="string" calcext:value-type="string">
            <text:p>或</text:p>
          </table:table-cell>
          <table:table-cell table:style-name="ce12" office:value-type="string" calcext:value-type="string">
            <text:p>或る日 ・ あるひ ・ a certain / one day</text:p>
            <text:p>或る種 ・ あるしゅ ・ certain, some kind / sort</text:p>
            <text:p>と或る ・ とある ・ a certai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153" calcext:value-type="float">
            <text:p>1153</text:p>
          </table:table-cell>
          <table:table-cell table:style-name="ce8" office:value-type="string" calcext:value-type="string">
            <text:p>惑</text:p>
          </table:table-cell>
          <table:table-cell table:style-name="ce12" office:value-type="string" calcext:value-type="string">
            <text:p>惑わす ・ まどわす ・ [vt] fascinate; mislead, lead astray, entice; bewilder, perplex, puzzle</text:p>
            <text:p>困惑 ・ こんわく ・ embarrassment, perplexity, confusion</text:p>
            <text:p>魅惑 ・ みわく ・ fascination, enchantment, charm</text:p>
            <text:p>誘惑 ・ ゆうわく ・ temptation, seduc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54" calcext:value-type="float">
            <text:p>1154</text:p>
          </table:table-cell>
          <table:table-cell table:style-name="ce8" office:value-type="string" calcext:value-type="string">
            <text:p>域</text:p>
          </table:table-cell>
          <table:table-cell table:style-name="ce12" office:value-type="string" calcext:value-type="string">
            <text:p>水域 ・ すいいき ・ water area, waters</text:p>
            <text:p>領域 ・ りょういき ・ territory, province; domain, sphere</text:p>
            <text:p>海域 ・ かいいき ・ sea area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55" calcext:value-type="float">
            <text:p>1155</text:p>
          </table:table-cell>
          <table:table-cell table:style-name="ce8" office:value-type="string" calcext:value-type="string">
            <text:p>収</text:p>
          </table:table-cell>
          <table:table-cell table:style-name="ce12" office:value-type="string" calcext:value-type="string">
            <text:p>勝利を収める ・ しょうりをおさめる ・ win, gain a victory</text:p>
            <text:p>収まる ・ おさまる ・ [vi] be put back in place, restored be settled, brought to a settlement</text:p>
            <text:p>回収する ・ かいしゅうする ・ collect, recover; withdraw</text:p>
            <text:p>収拾する ・ しゅうしゅうする ・ get under control, save the situation </text:p>
            <text:p>押収する ・ おうしゅうする ・ seize, confiscate</text:p>
            <text:p>収まり ・ おさまり ・ conclusion, end, settlemen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56" calcext:value-type="float">
            <text:p>1156</text:p>
          </table:table-cell>
          <table:table-cell table:style-name="ce8" office:value-type="string" calcext:value-type="string">
            <text:p>納</text:p>
          </table:table-cell>
          <table:table-cell table:style-name="ce12" office:value-type="string" calcext:value-type="string">
            <text:p>納める ・ おさめる ・ [vt] hand over payment / goods store, (re)place</text:p>
            <text:p>納まる ・ おさまる ・ [vi] be paid, delivered </text:p>
            <text:p>納屋 ・ なや ・ outhouse, shed, barn</text:p>
            <text:p>格納する ・ かくのうする ・ house</text:p>
            <text:p>納得 ・ なっとく ・ assent, consent, understanding</text:p>
            <text:p>納涼 ・ のうりょう ・ enjoying the evening coo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7" calcext:value-type="float">
            <text:p>1157</text:p>
          </table:table-cell>
          <table:table-cell table:style-name="ce8" office:value-type="string" calcext:value-type="string">
            <text:p>献</text:p>
          </table:table-cell>
          <table:table-cell table:style-name="ce12" office:value-type="string" calcext:value-type="string">
            <text:p>献上 ・ けんじょう ・ presenting to</text:p>
            <text:p>文献 ・ ぶんけん ・ literature, documentary records</text:p>
            <text:p>献納する ・ けんのうする ・ offer, present, don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8" calcext:value-type="float">
            <text:p>1158</text:p>
          </table:table-cell>
          <table:table-cell table:style-name="ce8" office:value-type="string" calcext:value-type="string">
            <text:p>貢</text:p>
          </table:table-cell>
          <table:table-cell table:style-name="ce12" office:value-type="string" calcext:value-type="string">
            <text:p>貢租 ・ こうそ ・ tribute, annual tax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59" calcext:value-type="float">
            <text:p>1159</text:p>
          </table:table-cell>
          <table:table-cell table:style-name="ce8" office:value-type="string" calcext:value-type="string">
            <text:p>貪</text:p>
          </table:table-cell>
          <table:table-cell table:style-name="ce12" office:value-type="string" calcext:value-type="string">
            <text:p>貪食 ・ どんしょく ・ voracity, ravenousness</text:p>
            <text:p>貪り読む ・ むさぼりよむ ・ read avidly</text:p>
            <text:p>貪婪 ・ たんらん [とんらん] ・ covetousness, greed</text:p>
            <text:p>貪愛 ・ とんあい [どんあい] ・ insatiable lus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60" calcext:value-type="float">
            <text:p>1160</text:p>
          </table:table-cell>
          <table:table-cell table:style-name="ce8" office:value-type="string" calcext:value-type="string">
            <text:p>貰</text:p>
          </table:table-cell>
          <table:table-cell table:style-name="ce12" office:value-type="string" calcext:value-type="string">
            <text:p>診て貰う ・ みてもらう ・ see consult a doctor, receive medical treatment</text:p>
            <text:p>貰い泣き ・ もらいなき ・ crying in sympathy</text:p>
            <text:p>風邪を貰う ・ かぜをもらう ・ pick up a co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61" calcext:value-type="float">
            <text:p>1161</text:p>
          </table:table-cell>
          <table:table-cell table:style-name="ce8" office:value-type="string" calcext:value-type="string">
            <text:p>貧</text:p>
          </table:table-cell>
          <table:table-cell table:style-name="ce12" office:value-type="string" calcext:value-type="string">
            <text:p>貧しく暮らす ・ まずしくくらす ・ live in poverty</text:p>
            <text:p>貧農 ・ ひんのう ・ needy peasant</text:p>
            <text:p>素寒貧 ・ すかんぴん ・ dire poverty; paup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62" calcext:value-type="float">
            <text:p>1162</text:p>
          </table:table-cell>
          <table:table-cell table:style-name="ce8" office:value-type="string" calcext:value-type="string">
            <text:p>賃</text:p>
          </table:table-cell>
          <table:table-cell table:style-name="ce12" office:value-type="string" calcext:value-type="string">
            <text:p>手間賃 ・ てまちん ・ wages / charge for labor </text:p>
            <text:p>無賃の ・ むちんの ・ charge-free</text:p>
            <text:p>借り賃 ・ かりちん ・ rent, hir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63" calcext:value-type="float">
            <text:p>1163</text:p>
          </table:table-cell>
          <table:table-cell table:style-name="ce8" office:value-type="string" calcext:value-type="string">
            <text:p>貸</text:p>
          </table:table-cell>
          <table:table-cell table:style-name="ce12" office:value-type="string" calcext:value-type="string">
            <text:p>貸借 ・ たいしゃく ・ lending and borrowing, debt and credit, loan</text:p>
            <text:p>貸金 ・ かしきん ・ loan</text:p>
            <text:p>貸間 ・ かしま ・ room for rent</text:p>
            <text:p>貸家 ・ かしや ・ house for rent</text:p>
            <text:p>貸店舗 ・ かしてんぽ ・ store for ren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64" calcext:value-type="float">
            <text:p>1164</text:p>
          </table:table-cell>
          <table:table-cell table:style-name="ce8" office:value-type="string" calcext:value-type="string">
            <text:p>貨</text:p>
          </table:table-cell>
          <table:table-cell table:style-name="ce12" office:value-type="string" calcext:value-type="string">
            <text:p>貨客 ・ かきゃく ・ freight and passengers</text:p>
            <text:p>雑貨 ・ ざっか ・ sundries, general cargo; miscellaneous goods</text:p>
            <text:p>白銅貨 ・ はくどうか ・ nickel coin</text:p>
            <text:p>米貨 ・ べいか ・ American currency, US$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65" calcext:value-type="float">
            <text:p>1165</text:p>
          </table:table-cell>
          <table:table-cell table:style-name="ce8" office:value-type="string" calcext:value-type="string">
            <text:p>資</text:p>
          </table:table-cell>
          <table:table-cell table:style-name="ce12" office:value-type="string" calcext:value-type="string">
            <text:p>資格 ・ しかく ・ qualifications, competence, capacity</text:p>
            <text:p>資質 ・ ししつ ・ nature, disposition</text:p>
            <text:p>物資 ・ ぶっし ・ commodities, goods, resources</text:p>
            <text:p>資産 ・ しさん ・ property, assets, fortun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66" calcext:value-type="float">
            <text:p>1166</text:p>
          </table:table-cell>
          <table:table-cell table:style-name="ce8" office:value-type="string" calcext:value-type="string">
            <text:p>賛</text:p>
          </table:table-cell>
          <table:table-cell table:style-name="ce12" office:value-type="string" calcext:value-type="string">
            <text:p>賛美 ・ さんび ・ praise, admiration</text:p>
            <text:p>賛同 ・ さんどう ・ approval, endorsement</text:p>
            <text:p>協賛 ・ きょうさん ・ support, cooperation</text:p>
            <text:p>翼賛 ・ よくさん ・ support, assistance, countena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67" calcext:value-type="float">
            <text:p>1167</text:p>
          </table:table-cell>
          <table:table-cell table:style-name="ce8" office:value-type="string" calcext:value-type="string">
            <text:p>替</text:p>
          </table:table-cell>
          <table:table-cell table:style-name="ce12" office:value-type="string" calcext:value-type="string">
            <text:p>着替える ・ きがえる ・ change clothes</text:p>
            <text:p>替え玉 ・ かえだま ・ substitute, double</text:p>
            <text:p>替え刃 ・ かえば ・ extra blade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68" calcext:value-type="float">
            <text:p>1168</text:p>
          </table:table-cell>
          <table:table-cell table:style-name="ce8" office:value-type="string" calcext:value-type="string">
            <text:p>潜</text:p>
          </table:table-cell>
          <table:table-cell table:style-name="ce12" office:value-type="string" calcext:value-type="string">
            <text:p>潜り込む ・ もぐりこむ ・ [vi] get in, crawl into</text:p>
            <text:p>潜伏 ・ せんぷく ・ concealment, hiding; latency</text:p>
            <text:p>潜行する ・ せんこうする ・ travel in disguise; move / travel under wa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69" calcext:value-type="float">
            <text:p>1169</text:p>
          </table:table-cell>
          <table:table-cell table:style-name="ce8" office:value-type="string" calcext:value-type="string">
            <text:p>貿</text:p>
          </table:table-cell>
          <table:table-cell table:style-name="ce12" office:value-type="string" calcext:value-type="string">
            <text:p>貿易品 ・ ぼうえきひん ・ articles of commerce</text:p>
            <text:p>貿易業 ・ ぼうえきぎょう ・ trading busines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70" calcext:value-type="float">
            <text:p>1170</text:p>
          </table:table-cell>
          <table:table-cell table:style-name="ce8" office:value-type="string" calcext:value-type="string">
            <text:p>留</text:p>
          </table:table-cell>
          <table:table-cell table:style-name="ce12" office:value-type="string" calcext:value-type="string">
            <text:p>留まる ・ とまる ・ [vi] perch on; be held in position, fastened</text:p>
            <text:p>書留 ・ かきとめ ・ registered mail</text:p>
            <text:p>木に留まる ・ きにとまる ・ sit in a tre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71" calcext:value-type="float">
            <text:p>1171</text:p>
          </table:table-cell>
          <table:table-cell table:style-name="ce8" office:value-type="string" calcext:value-type="string">
            <text:p>溜</text:p>
          </table:table-cell>
          <table:table-cell table:style-name="ce12" office:value-type="string" calcext:value-type="string">
            <text:p>溜飲 ・ りゅういん ・ water brash, sour stomach</text:p>
            <text:p>分溜 ・ ぶんりゅう ・ fractional distillation, fraction of two fluits </text:p>
            <text:p>乾溜 ・ かんりゅう ・ dry distillation</text:p>
            <text:p>溜め ・ ため ・ sink, cesspool; manure sink</text:p>
            <text:p>溜め息 ・ ためいき ・ sigh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72" calcext:value-type="float">
            <text:p>1172</text:p>
          </table:table-cell>
          <table:table-cell table:style-name="ce8" office:value-type="string" calcext:value-type="string">
            <text:p>賀</text:p>
          </table:table-cell>
          <table:table-cell table:style-name="ce12" office:value-type="string" calcext:value-type="string">
            <text:p>慶賀 ・ けいが ・ congratulation, felicitation</text:p>
            <text:p>年賀 ・ ねんが ・ New Year’s greetings / card</text:p>
            <text:p>祝賀会 ・ しゅくがかい ・ celebration, party of congratul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73" calcext:value-type="float">
            <text:p>1173</text:p>
          </table:table-cell>
          <table:table-cell table:style-name="ce8" office:value-type="string" calcext:value-type="string">
            <text:p>架</text:p>
          </table:table-cell>
          <table:table-cell table:style-name="ce12" office:value-type="string" calcext:value-type="string">
            <text:p>川に架かる橋 ・ かわにかかるはし ・ bridge over a river</text:p>
            <text:p>書架 ・ しょか ・ bookshelf, -stack</text:p>
            <text:p>架線 ・ かせん ・ aerial wir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74" calcext:value-type="float">
            <text:p>1174</text:p>
          </table:table-cell>
          <table:table-cell table:style-name="ce8" office:value-type="string" calcext:value-type="string">
            <text:p>染</text:p>
          </table:table-cell>
          <table:table-cell table:style-name="ce12" office:value-type="string" calcext:value-type="string">
            <text:p>染まる ・ そまる ・ [vi] be dyed, take color</text:p>
            <text:p>染色 ・ せんしょく ・ dyeing</text:p>
            <text:p>染み ・ しみ ・ stain, blot, spot</text:p>
            <text:p>油染みる ・ あぶらじみる ・ [vi] become greasy, be oil-stain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75" calcext:value-type="float">
            <text:p>1175</text:p>
          </table:table-cell>
          <table:table-cell table:style-name="ce8" office:value-type="string" calcext:value-type="string">
            <text:p>梨</text:p>
          </table:table-cell>
          <table:table-cell table:style-name="ce12" office:value-type="string" calcext:value-type="string">
            <text:p>梨 ・ なし ・ pear</text:p>
            <text:p>梨の礫 ・ なしのつぶて ・ no communic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76" calcext:value-type="float">
            <text:p>1176</text:p>
          </table:table-cell>
          <table:table-cell table:style-name="ce8" office:value-type="string" calcext:value-type="string">
            <text:p>傑</text:p>
          </table:table-cell>
          <table:table-cell table:style-name="ce12" office:value-type="string" calcext:value-type="string">
            <text:p>豪傑 ・ ごうけつ ・ hero, great / extraordinary man</text:p>
            <text:p>怪傑 ・ かいけつ ・ man of extraordinary talent, wonder m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77" calcext:value-type="float">
            <text:p>1177</text:p>
          </table:table-cell>
          <table:table-cell table:style-name="ce8" office:value-type="string" calcext:value-type="string">
            <text:p>貴</text:p>
          </table:table-cell>
          <table:table-cell table:style-name="ce12" office:value-type="string" calcext:value-type="string">
            <text:p>貴婦人 ・ きふじん ・ lady of rank, gentlewoman</text:p>
            <text:p>富貴な ・ ふうきな [ふっきな] ・ wealthy and noble</text:p>
            <text:p>高貴な ・ こうきな ・ high and nobl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78" calcext:value-type="float">
            <text:p>1178</text:p>
          </table:table-cell>
          <table:table-cell table:style-name="ce8" office:value-type="string" calcext:value-type="string">
            <text:p>潰</text:p>
          </table:table-cell>
          <table:table-cell table:style-name="ce12" office:value-type="string" calcext:value-type="string">
            <text:p>決潰 ・ けっかい ・ rip, break</text:p>
            <text:p>全潰 ・ ぜんかい ・ complete collapse</text:p>
            <text:p>暇潰し ・ ひまつぶし ・ time killer; waste of time</text:p>
            <text:p>押し潰す ・ おしつぶす ・ [vt] squash, crush, flatten</text:p>
            <text:p>塗り潰す ・ ぬりつぶす ・ [vt] paint out / ov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179" calcext:value-type="float">
            <text:p>1179</text:p>
          </table:table-cell>
          <table:table-cell table:style-name="ce8" office:value-type="string" calcext:value-type="string">
            <text:p>遺</text:p>
          </table:table-cell>
          <table:table-cell table:style-name="ce12" office:value-type="string" calcext:value-type="string">
            <text:p>遺失物 ・ いしつぶつ ・ lost article</text:p>
            <text:p>遺骨 ・ いこつ ・ skeletal remains; ashes</text:p>
            <text:p>遺憾な ・ いかんな ・ regrettable</text:p>
            <text:p>遺伝 ・ いでん ・ hereditary transmiss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80" calcext:value-type="float">
            <text:p>1180</text:p>
          </table:table-cell>
          <table:table-cell table:style-name="ce8" office:value-type="string" calcext:value-type="string">
            <text:p>遣</text:p>
          </table:table-cell>
          <table:table-cell table:style-name="ce12" office:value-type="string" calcext:value-type="string">
            <text:p>気遣う ・ きづかう ・ [vi] feel anxious / worry about , have apprehensions of</text:p>
            <text:p>無駄遣い ・ むだづかい ・ wasting money</text:p>
            <text:p>小遣い ・ こづかい ・ pocket / spending money</text:p>
            <text:p>分遣 ・ ぶんけん ・ detachment, detai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81" calcext:value-type="float">
            <text:p>1181</text:p>
          </table:table-cell>
          <table:table-cell table:style-name="ce8" office:value-type="string" calcext:value-type="string">
            <text:p>追</text:p>
          </table:table-cell>
          <table:table-cell table:style-name="ce12" office:value-type="string" calcext:value-type="string">
            <text:p>追い詰める ・ おいつめる ・ [vt]corner, drive to the wall; run down</text:p>
            <text:p>追い込み ・ おいこみ ・ last spurt, final lap</text:p>
            <text:p>追善 ・ ついぜん ・ mass for the dead</text:p>
            <text:p>猛追 ・ もうつい ・ hot chase / pursui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82" calcext:value-type="float">
            <text:p>1182</text:p>
          </table:table-cell>
          <table:table-cell table:style-name="ce8" office:value-type="string" calcext:value-type="string">
            <text:p>迫</text:p>
          </table:table-cell>
          <table:table-cell table:style-name="ce12" office:value-type="string" calcext:value-type="string">
            <text:p>迫真の ・ はくしんの ・ true to life, realistic</text:p>
            <text:p>真に迫る ・ しんにせまる ・ be true to nature / life, lifelike</text:p>
            <text:p>差し迫る ・ さしせまる ・ [vi] be imminent, impending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183" calcext:value-type="float">
            <text:p>1183</text:p>
          </table:table-cell>
          <table:table-cell table:style-name="ce8" office:value-type="string" calcext:value-type="string">
            <text:p>泊</text:p>
          </table:table-cell>
          <table:table-cell table:style-name="ce12" office:value-type="string" calcext:value-type="string">
            <text:p>泊める ・ とめる ・ [vi] lodge, give shelter, accommodate</text:p>
            <text:p>民泊 ・ みんぱく ・ temporarily taking lodgers as private residence </text:p>
            <text:p>泊まり ・ とまり ・ stopover, stay; night duty; anchor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84" calcext:value-type="float">
            <text:p>1184</text:p>
          </table:table-cell>
          <table:table-cell table:style-name="ce8" office:value-type="string" calcext:value-type="string">
            <text:p>伯</text:p>
          </table:table-cell>
          <table:table-cell table:style-name="ce12" office:value-type="string" calcext:value-type="string">
            <text:p>伯爵 ・ はくしゃく ・ count, ear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85" calcext:value-type="float">
            <text:p>1185</text:p>
          </table:table-cell>
          <table:table-cell table:style-name="ce8" office:value-type="string" calcext:value-type="string">
            <text:p>拍</text:p>
          </table:table-cell>
          <table:table-cell table:style-name="ce12" office:value-type="string" calcext:value-type="string">
            <text:p>手拍子 ・ てびょうし ・ beating time with the hand; careless move</text:p>
            <text:p>脈拍 ・ みゃくはく ・ pulse, pulsation</text:p>
            <text:p>心拍数 ・ しんぱくすう ・ one's heart / pulse rat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86" calcext:value-type="float">
            <text:p>1186</text:p>
          </table:table-cell>
          <table:table-cell table:style-name="ce8" office:value-type="string" calcext:value-type="string">
            <text:p>弔</text:p>
          </table:table-cell>
          <table:table-cell table:style-name="ce12" office:value-type="string" calcext:value-type="string">
            <text:p>弔い ・ とむらい ・ funeral service; mass for the dead; condolence</text:p>
            <text:p>弔辞 ・ ちょうじ ・ message of condolence</text:p>
            <text:p>弔電 ・ ちょうでん ・ telegram of condolenc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187" calcext:value-type="float">
            <text:p>1187</text:p>
          </table:table-cell>
          <table:table-cell table:style-name="ce8" office:value-type="string" calcext:value-type="string">
            <text:p>沸</text:p>
          </table:table-cell>
          <table:table-cell table:style-name="ce12" office:value-type="string" calcext:value-type="string">
            <text:p>沸き上がる ・ わきあがる ・ boil up; break out, arise; seethe, be in uproar</text:p>
            <text:p>沸き返る ・ わきかえる ・ seethe, be in uproar; boil up</text:p>
            <text:p>煮沸 ・ しゃふつ ・ boiling</text:p>
            <text:p>沸騰する ・ ふっとうする ・ boil, seethe, bubbl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88" calcext:value-type="float">
            <text:p>1188</text:p>
          </table:table-cell>
          <table:table-cell table:style-name="ce8" office:value-type="string" calcext:value-type="string">
            <text:p>煮</text:p>
          </table:table-cell>
          <table:table-cell table:style-name="ce12" office:value-type="string" calcext:value-type="string">
            <text:p>煮豆 ・ にまめ ・ boiled cooked beans</text:p>
            <text:p>業を煮やす ・ ごうをにやす ・ be exasperated, lose one’s temper</text:p>
            <text:p>煮え湯 ・ にえゆ ・ boiling water</text:p>
            <text:p>甘露煮 ・ かんろに ・ sweet boiled foo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89" calcext:value-type="float">
            <text:p>1189</text:p>
          </table:table-cell>
          <table:table-cell table:style-name="ce8" office:value-type="string" calcext:value-type="string">
            <text:p>費</text:p>
          </table:table-cell>
          <table:table-cell table:style-name="ce12" office:value-type="string" calcext:value-type="string">
            <text:p>出費 ・ しゅっぴ ・ expenses, expenditure, outlay</text:p>
            <text:p>費え ・ ついえ ・ wasteful expenses</text:p>
            <text:p>空費 ・ くうひ ・ wast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90" calcext:value-type="float">
            <text:p>1190</text:p>
          </table:table-cell>
          <table:table-cell table:style-name="ce8" office:value-type="string" calcext:value-type="string">
            <text:p>弟</text:p>
          </table:table-cell>
          <table:table-cell table:style-name="ce12" office:value-type="string" calcext:value-type="string">
            <text:p>弟 ・ おとうと ・ younger brother</text:p>
            <text:p>弟子入りする ・ でしいりする ・ become a disciple [pupil, apprentice] </text:p>
            <text:p>弟妹 ・ ていまい ・ younger sibling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91" calcext:value-type="float">
            <text:p>1191</text:p>
          </table:table-cell>
          <table:table-cell table:style-name="ce8" office:value-type="string" calcext:value-type="string">
            <text:p>第</text:p>
          </table:table-cell>
          <table:table-cell table:style-name="ce12" office:value-type="string" calcext:value-type="string">
            <text:p>及第する ・ きゅうだいする ・ pass an examin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92" calcext:value-type="float">
            <text:p>1192</text:p>
          </table:table-cell>
          <table:table-cell table:style-name="ce8" office:value-type="string" calcext:value-type="string">
            <text:p>剃</text:p>
          </table:table-cell>
          <table:table-cell table:style-name="ce12" office:value-type="string" calcext:value-type="string">
            <text:p>剃毛 ・ ていもう ・ shaving</text:p>
            <text:p>剃髪 ・ ていはつ ・ tonsure; cutting off the hai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93" calcext:value-type="float">
            <text:p>1193</text:p>
          </table:table-cell>
          <table:table-cell table:style-name="ce8" office:value-type="string" calcext:value-type="string">
            <text:p>兄</text:p>
          </table:table-cell>
          <table:table-cell table:style-name="ce12" office:value-type="string" calcext:value-type="string">
            <text:p>長兄 ・ ちょうけい ・ eldest brother</text:p>
            <text:p>実兄 ・ じっけい ・ one’s own older brother</text:p>
            <text:p>兄弟子 ・ あにでし ・ senior schoolmate, senior apprentic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94" calcext:value-type="float">
            <text:p>1194</text:p>
          </table:table-cell>
          <table:table-cell table:style-name="ce8" office:value-type="string" calcext:value-type="string">
            <text:p>只</text:p>
          </table:table-cell>
          <table:table-cell table:style-name="ce12" office:value-type="string" calcext:value-type="string">
            <text:p>只者 ・ ただもの ・ ordinary person, common mortal</text:p>
            <text:p>只 ・ ただ ・ free of charge; just, only; ordinary</text:p>
            <text:p>只ならぬ ・ ただならぬ ・ unusual, alarming, serious</text:p>
            <text:p>只では置かないぞ ・ ただではおかないぞ ・ You shall pay dear for thi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95" calcext:value-type="float">
            <text:p>1195</text:p>
          </table:table-cell>
          <table:table-cell table:style-name="ce8" office:value-type="string" calcext:value-type="string">
            <text:p>税</text:p>
          </table:table-cell>
          <table:table-cell table:style-name="ce12" office:value-type="string" calcext:value-type="string">
            <text:p>間接税 ・ かんせつぜい ・ indirect tax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96" calcext:value-type="float">
            <text:p>1196</text:p>
          </table:table-cell>
          <table:table-cell table:style-name="ce8" office:value-type="string" calcext:value-type="string">
            <text:p>鋭</text:p>
          </table:table-cell>
          <table:table-cell table:style-name="ce12" office:value-type="string" calcext:value-type="string">
            <text:p>鋭い ・ するどい ・ sharp</text:p>
            <text:p>新鋭な ・ しんえいな ・ fresh picke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97" calcext:value-type="float">
            <text:p>1197</text:p>
          </table:table-cell>
          <table:table-cell table:style-name="ce8" office:value-type="string" calcext:value-type="string">
            <text:p>説</text:p>
          </table:table-cell>
          <table:table-cell table:style-name="ce12" office:value-type="string" calcext:value-type="string">
            <text:p>口説く ・ くどく ・ [vt] persuade; seduce</text:p>
            <text:p>説話 ・ せつわ ・ narrative, tale</text:p>
            <text:p>説き明かす ・ ときあかす ・ [vt] explain, solve; make clea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98" calcext:value-type="float">
            <text:p>1198</text:p>
          </table:table-cell>
          <table:table-cell table:style-name="ce8" office:value-type="string" calcext:value-type="string">
            <text:p>脱</text:p>
          </table:table-cell>
          <table:table-cell table:style-name="ce12" office:value-type="string" calcext:value-type="string">
            <text:p>脱げる ・ ぬげる ・ [vi] come / off of clothes or footwear </text:p>
            <text:p>脱獄 ・ だつごく ・ prison break, jailbreak</text:p>
            <text:p>脱線 ・ だっせん ・ derailment; deviation, aberration</text:p>
            <text:p>脱衣 ・ だつい ・ undress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99" calcext:value-type="float">
            <text:p>1199</text:p>
          </table:table-cell>
          <table:table-cell table:style-name="ce8" office:value-type="string" calcext:value-type="string">
            <text:p>閲</text:p>
          </table:table-cell>
          <table:table-cell table:style-name="ce12" office:value-type="string" calcext:value-type="string">
            <text:p>閲覧する ・ えつらんする ・ read, pursu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00" calcext:value-type="float">
            <text:p>1200</text:p>
          </table:table-cell>
          <table:table-cell table:style-name="ce8" office:value-type="string" calcext:value-type="string">
            <text:p>祝</text:p>
          </table:table-cell>
          <table:table-cell table:style-name="ce12" office:value-type="string" calcext:value-type="string">
            <text:p>祝う ・ いわう ・ [vt] celebrate, commemorate; congratulate, felicitate</text:p>
            <text:p>祝言 ・ しゅうげん ・ wedding</text:p>
            <text:p>祝電 ・ しゅくでん ・ congratulatory telegram</text:p>
            <text:p>祝福 ・ しゅくふく ・ bless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01" calcext:value-type="float">
            <text:p>1201</text:p>
          </table:table-cell>
          <table:table-cell table:style-name="ce8" office:value-type="string" calcext:value-type="string">
            <text:p>況</text:p>
          </table:table-cell>
          <table:table-cell table:style-name="ce12" office:value-type="string" calcext:value-type="string">
            <text:p>近況 ・ きんきょう ・ recent condition / situation</text:p>
            <text:p>実況 ・ じっきょう ・ actual conditions</text:p>
            <text:p>盛況 ・ せいきょう ・ prosperity, boom, succ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02" calcext:value-type="float">
            <text:p>1202</text:p>
          </table:table-cell>
          <table:table-cell table:style-name="ce8" office:value-type="string" calcext:value-type="string">
            <text:p>悦</text:p>
          </table:table-cell>
          <table:table-cell table:style-name="ce12" office:value-type="string" calcext:value-type="string">
            <text:p>喜悦 ・ きえつ ・ delight, rapture, jo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03" calcext:value-type="float">
            <text:p>1203</text:p>
          </table:table-cell>
          <table:table-cell table:style-name="ce8" office:value-type="string" calcext:value-type="string">
            <text:p>克</text:p>
          </table:table-cell>
          <table:table-cell table:style-name="ce12" office:value-type="string" calcext:value-type="string">
            <text:p>克服 ・ こくふく ・ conquest, subjugation</text:p>
            <text:p>克つ ・ かつ ・ [vi] control oneself , overcome</text:p>
            <text:p>己に克つ ・ おのれにかつ ・ control oneself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04" calcext:value-type="float">
            <text:p>1204</text:p>
          </table:table-cell>
          <table:table-cell table:style-name="ce8" office:value-type="string" calcext:value-type="string">
            <text:p>競</text:p>
          </table:table-cell>
          <table:table-cell table:style-name="ce12" office:value-type="string" calcext:value-type="string">
            <text:p>競い合う ・ きそいあう ・ compete with, vie for</text:p>
            <text:p>競り市 ・ せりいち ・ auction sale</text:p>
            <text:p>競争する ・ きょうそうする ・ compete, contend, vi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05" calcext:value-type="float">
            <text:p>1205</text:p>
          </table:table-cell>
          <table:table-cell table:style-name="ce8" office:value-type="string" calcext:value-type="string">
            <text:p>姉</text:p>
          </table:table-cell>
          <table:table-cell table:style-name="ce12" office:value-type="string" calcext:value-type="string">
            <text:p>姉 ・ あね ・ older sister</text:p>
            <text:p>姉妹 ・ しまい ・ sister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06" calcext:value-type="float">
            <text:p>1206</text:p>
          </table:table-cell>
          <table:table-cell table:style-name="ce8" office:value-type="string" calcext:value-type="string">
            <text:p>妹</text:p>
          </table:table-cell>
          <table:table-cell table:style-name="ce12" office:value-type="string" calcext:value-type="string">
            <text:p>妹娘 ・ いもうとむすめ ・ younger daughter</text:p>
            <text:p>妹分 ・ いもうとぶん ・ protégée</text:p>
            <text:p>実妹 ・ じつまい ・ one’s true younger sister [biological] </text:p>
            <text:p>令妹 ・ れいまい ・ your younger sis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07" calcext:value-type="float">
            <text:p>1207</text:p>
          </table:table-cell>
          <table:table-cell table:style-name="ce8" office:value-type="string" calcext:value-type="string">
            <text:p>珠</text:p>
          </table:table-cell>
          <table:table-cell table:style-name="ce12" office:value-type="string" calcext:value-type="string">
            <text:p>珠暖簾 ・ たまのれん ・ curtain made of strung bea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08" calcext:value-type="float">
            <text:p>1208</text:p>
          </table:table-cell>
          <table:table-cell table:style-name="ce8" office:value-type="string" calcext:value-type="string">
            <text:p>殊</text:p>
          </table:table-cell>
          <table:table-cell table:style-name="ce12" office:value-type="string" calcext:value-type="string">
            <text:p>殊勲 ・ しゅくん ・ meritorious deeds, distinguished serv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09" calcext:value-type="float">
            <text:p>1209</text:p>
          </table:table-cell>
          <table:table-cell table:style-name="ce8" office:value-type="string" calcext:value-type="string">
            <text:p>序</text:p>
          </table:table-cell>
          <table:table-cell table:style-name="ce12" office:value-type="string" calcext:value-type="string">
            <text:p>順序 ・ じゅんじょ ・ order, sequence; system, procedure</text:p>
            <text:p>秩序 ・ ちつじょ ・ order, discipline; method, system</text:p>
            <text:p>花序 ・ かじょ ・ infloresce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10" calcext:value-type="float">
            <text:p>1210</text:p>
          </table:table-cell>
          <table:table-cell table:style-name="ce8" office:value-type="string" calcext:value-type="string">
            <text:p>秩</text:p>
          </table:table-cell>
          <table:table-cell table:style-name="ce12" office:value-type="string" calcext:value-type="string">
            <text:p>秩序正しい ・ ちつじょただしい ・ orderly, well-ordered</text:p>
            <text:p>秩序立つ ・ ちつじょだつ ・ be in order, organized, be systematized</text:p>
            <text:p>無秩序 ・ むちつじょ ・ disorder, chaos, confu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11" calcext:value-type="float">
            <text:p>1211</text:p>
          </table:table-cell>
          <table:table-cell table:style-name="ce8" office:value-type="string" calcext:value-type="string">
            <text:p>迭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212" calcext:value-type="float">
            <text:p>1212</text:p>
          </table:table-cell>
          <table:table-cell table:style-name="ce8" office:value-type="string" calcext:value-type="string">
            <text:p>喜</text:p>
          </table:table-cell>
          <table:table-cell table:style-name="ce12" office:value-type="string" calcext:value-type="string">
            <text:p>目を喜ばす ・ めをよろこばす ・ feast one’s eyes on </text:p>
            <text:p>喜ばしい ・ よろこばしい ・ joyful, delightful, gratifying</text:p>
            <text:p>喜劇 ・ きげき ・ comedy</text:p>
            <text:p>喜色 ・ きしょく ・ glad countenan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13" calcext:value-type="float">
            <text:p>1213</text:p>
          </table:table-cell>
          <table:table-cell table:style-name="ce8" office:value-type="string" calcext:value-type="string">
            <text:p>善</text:p>
          </table:table-cell>
          <table:table-cell table:style-name="ce12" office:value-type="string" calcext:value-type="string">
            <text:p>親善 ・ しんぜん ・ goodwill, friendly relations</text:p>
            <text:p>善行 ・ ぜんこう ・ good deed, benevolence</text:p>
            <text:p>善く善く ・ よくよく ・ very carefully / closely; exceedingl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14" calcext:value-type="float">
            <text:p>1214</text:p>
          </table:table-cell>
          <table:table-cell table:style-name="ce8" office:value-type="string" calcext:value-type="string">
            <text:p>繕</text:p>
          </table:table-cell>
          <table:table-cell table:style-name="ce12" office:value-type="string" calcext:value-type="string">
            <text:p>修繕する ・ しゅうぜんする ・ mend, repair</text:p>
            <text:p>修繕工 ・ しゅうぜんこう ・ repair man</text:p>
            <text:p>営繕 ・ えいぜん ・ building and repairs, maintenance</text:p>
            <text:p>言い繕う ・ いいつくろう ・ [vt] gloss ove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15" calcext:value-type="float">
            <text:p>1215</text:p>
          </table:table-cell>
          <table:table-cell table:style-name="ce8" office:value-type="string" calcext:value-type="string">
            <text:p>膳</text:p>
          </table:table-cell>
          <table:table-cell table:style-name="ce12" office:value-type="string" calcext:value-type="string">
            <text:p>一膳 ・ いちぜん ・ a bowl of rice ; a pair of chopsticks </text:p>
            <text:p>食膳 ・ しょくぜん ・ dining tray, food on a tray</text:p>
            <text:p>会席膳 ・ かいせきぜん ・ elaborate legless dinner tray esp. for formal dinners </text:p>
            <text:p>据え膳 ・ すえぜん ・ meal set before one; women’s advanc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16" calcext:value-type="float">
            <text:p>1216</text:p>
          </table:table-cell>
          <table:table-cell table:style-name="ce8" office:value-type="string" calcext:value-type="string">
            <text:p>憾</text:p>
          </table:table-cell>
          <table:table-cell table:style-name="ce12" office:value-type="string" calcext:value-type="string">
            <text:p>遺憾千万 ・ いかんせんばん ・ highly regrettable; utterly deplorable</text:p>
            <text:p>憾む ・ うらむ ・ [vt] regre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17" calcext:value-type="float">
            <text:p>1217</text:p>
          </table:table-cell>
          <table:table-cell table:style-name="ce8" office:value-type="string" calcext:value-type="string">
            <text:p>恨</text:p>
          </table:table-cell>
          <table:table-cell table:style-name="ce12" office:value-type="string" calcext:value-type="string">
            <text:p>恨み ・ うらみ ・ grudge, hatred, malice</text:p>
            <text:p>恨めし気に ・ うらめしげに ・ reproachfully</text:p>
            <text:p>逆恨み ・ さかうらみ ・ unjustified resentment through misunderstanding 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18" calcext:value-type="float">
            <text:p>1218</text:p>
          </table:table-cell>
          <table:table-cell table:style-name="ce8" office:value-type="string" calcext:value-type="string">
            <text:p>惜</text:p>
          </table:table-cell>
          <table:table-cell table:style-name="ce12" office:value-type="string" calcext:value-type="string">
            <text:p>惜し気無く ・ おしげなく ・ unsparingly, lavishly, generously</text:p>
            <text:p>惜しむべき ・ おしむべき ・ regrettable, lamentable</text:p>
            <text:p>哀惜 ・ あいせき ・ lamentation, grief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19" calcext:value-type="float">
            <text:p>1219</text:p>
          </table:table-cell>
          <table:table-cell table:style-name="ce8" office:value-type="string" calcext:value-type="string">
            <text:p>措</text:p>
          </table:table-cell>
          <table:table-cell table:style-name="ce12" office:value-type="string" calcext:value-type="string">
            <text:p>挙措 ・ きょそ ・ behavior, manner</text:p>
            <text:p>報復措置 ・ ほうふくそち ・ reprisals, retaliatory measures</text:p>
            <text:p>措く ・ おく ・ [vt] give up, excep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220" calcext:value-type="float">
            <text:p>1220</text:p>
          </table:table-cell>
          <table:table-cell table:style-name="ce8" office:value-type="string" calcext:value-type="string">
            <text:p>借</text:p>
          </table:table-cell>
          <table:table-cell table:style-name="ce12" office:value-type="string" calcext:value-type="string">
            <text:p>間借り ・ まがり ・ renting a room</text:p>
            <text:p>借用 ・ しゃくよう ・ borrowing, loan</text:p>
            <text:p>拝借する ・ はいしゃくする ・ borrow</text:p>
            <text:p>借り出す ・ かりだす ・ [vt] borrow, make a loan 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1" calcext:value-type="float">
            <text:p>1221</text:p>
          </table:table-cell>
          <table:table-cell table:style-name="ce8" office:value-type="string" calcext:value-type="string">
            <text:p>錯</text:p>
          </table:table-cell>
          <table:table-cell table:style-name="ce12" office:value-type="string" calcext:value-type="string">
            <text:p>錯綜 ・ さくそう ・ complication, intricacy</text:p>
            <text:p>錯誤 ・ さくご ・ mistake, err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2" calcext:value-type="float">
            <text:p>1222</text:p>
          </table:table-cell>
          <table:table-cell table:style-name="ce8" office:value-type="string" calcext:value-type="string">
            <text:p>曽</text:p>
          </table:table-cell>
          <table:table-cell table:style-name="ce12" office:value-type="string" calcext:value-type="string">
            <text:p>曽遊 ・ そうゆう ・ previous visit</text:p>
            <text:p>曽祖父母 ・ そうそふぼ ・ great-grandparents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223" calcext:value-type="float">
            <text:p>1223</text:p>
          </table:table-cell>
          <table:table-cell table:style-name="ce8" office:value-type="string" calcext:value-type="string">
            <text:p>増</text:p>
          </table:table-cell>
          <table:table-cell table:style-name="ce12" office:value-type="string" calcext:value-type="string">
            <text:p>増す ・ ます ・ [vi, vt] increase, augment, multiply</text:p>
            <text:p>増やす ・ ふやす ・ [vt] add to , increase</text:p>
            <text:p>増える ・ ふえる ・ [vi] increase</text:p>
            <text:p>水増し ・ みずまし ・ watering; dilu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24" calcext:value-type="float">
            <text:p>1224</text:p>
          </table:table-cell>
          <table:table-cell table:style-name="ce8" office:value-type="string" calcext:value-type="string">
            <text:p>層</text:p>
          </table:table-cell>
          <table:table-cell table:style-name="ce12" office:value-type="string" calcext:value-type="string">
            <text:p>読者層 ・ どくしゃそう ・ readers / subscribers class of </text:p>
            <text:p>階層 ・ かいそう ・ social stratum, class; tier</text:p>
            <text:p>下層 ・ かそう ・ lower classes</text:p>
            <text:p>社会層 ・ しゃかいそう ・ stratum of society</text:p>
            <text:p>電離層 ・ でんりそう ・ ionospher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25" calcext:value-type="float">
            <text:p>1225</text:p>
          </table:table-cell>
          <table:table-cell table:style-name="ce8" office:value-type="string" calcext:value-type="string">
            <text:p>憎</text:p>
          </table:table-cell>
          <table:table-cell table:style-name="ce12" office:value-type="string" calcext:value-type="string">
            <text:p>憎む ・ にくむ ・ [vt] hate, detest, abhor</text:p>
            <text:p>憎さ ・ にくさ ・ hatefulness, hatred</text:p>
            <text:p>憎らしい ・ にくらしい ・ hateful, horrible, provoking</text:p>
            <text:p>小憎らしい ・ こにくらしい ・ saucy; provo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6" calcext:value-type="float">
            <text:p>1226</text:p>
          </table:table-cell>
          <table:table-cell table:style-name="ce8" office:value-type="string" calcext:value-type="string">
            <text:p>僧</text:p>
          </table:table-cell>
          <table:table-cell table:style-name="ce12" office:value-type="string" calcext:value-type="string">
            <text:p>僧侶 ・ そうりょ ・ bonze, Buddhist priest</text:p>
            <text:p>尼僧 ・ にそう ・ nun, sister; Buddhist priestess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227" calcext:value-type="float">
            <text:p>1227</text:p>
          </table:table-cell>
          <table:table-cell table:style-name="ce8" office:value-type="string" calcext:value-type="string">
            <text:p>贈</text:p>
          </table:table-cell>
          <table:table-cell table:style-name="ce12" office:value-type="string" calcext:value-type="string">
            <text:p>贈る ・ おくる ・ [vt] give, present</text:p>
            <text:p>贈り主 ・ おくりぬし ・ sender of a present </text:p>
            <text:p>贈賄 ・ ぞうわい ・ bribery, corruption</text:p>
            <text:p>寄贈 ・ きぞう [きそう] ・ donation, presen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8" calcext:value-type="float">
            <text:p>1228</text:p>
          </table:table-cell>
          <table:table-cell table:style-name="ce8" office:value-type="string" calcext:value-type="string">
            <text:p>賄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9" calcext:value-type="float">
            <text:p>1229</text:p>
          </table:table-cell>
          <table:table-cell table:style-name="ce8" office:value-type="string" calcext:value-type="string">
            <text:p>賂</text:p>
          </table:table-cell>
          <table:table-cell table:style-name="ce12" office:value-type="string" calcext:value-type="string">
            <text:p>賄い婦 ・ まかないふ ・ female coo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30" calcext:value-type="float">
            <text:p>1230</text:p>
          </table:table-cell>
          <table:table-cell table:style-name="ce8" office:value-type="string" calcext:value-type="string">
            <text:p>賦</text:p>
          </table:table-cell>
          <table:table-cell table:style-name="ce12" office:value-type="string" calcext:value-type="string">
            <text:p>賦課 ・ ふか ・ levy, imposi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31" calcext:value-type="float">
            <text:p>1231</text:p>
          </table:table-cell>
          <table:table-cell table:style-name="ce8" office:value-type="string" calcext:value-type="string">
            <text:p>賊</text:p>
          </table:table-cell>
          <table:table-cell table:style-name="ce12" office:value-type="string" calcext:value-type="string">
            <text:p>盗賊 ・ とうぞく ・ thief, robber, bandit</text:p>
            <text:p>逆賊 ・ ぎゃくぞく ・ rebel, traitor, insurgent</text:p>
            <text:p>匪賊 ・ ひぞく ・ bandi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32" calcext:value-type="float">
            <text:p>1232</text:p>
          </table:table-cell>
          <table:table-cell table:style-name="ce8" office:value-type="string" calcext:value-type="string">
            <text:p>帯</text:p>
          </table:table-cell>
          <table:table-cell table:style-name="ce12" office:value-type="string" calcext:value-type="string">
            <text:p>連帯 ・ れんたい ・ solidarity</text:p>
            <text:p>帯 ・ おび ・ belt, sash</text:p>
            <text:p>帯びる ・ おびる ・ [vt] wear, carry; take on; be tinged with</text:p>
            <text:p>所帯 ・ しょたい ・ household, home</text:p>
            <text:p>地帯 ・ ちたい ・ zone, area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33" calcext:value-type="float">
            <text:p>1233</text:p>
          </table:table-cell>
          <table:table-cell table:style-name="ce8" office:value-type="string" calcext:value-type="string">
            <text:p>滞</text:p>
          </table:table-cell>
          <table:table-cell table:style-name="ce12" office:value-type="string" calcext:value-type="string">
            <text:p>滞り ・ とどこおり ・ hitch, hindrance; arrearage</text:p>
            <text:p>滞在 ・ たいざい ・ stay</text:p>
            <text:p>滞貨 ・ たいか ・ freight congestion; accumulation of stock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34" calcext:value-type="float">
            <text:p>1234</text:p>
          </table:table-cell>
          <table:table-cell table:style-name="ce8" office:value-type="string" calcext:value-type="string">
            <text:p>渋</text:p>
          </table:table-cell>
          <table:table-cell table:style-name="ce12" office:value-type="string" calcext:value-type="string">
            <text:p>渋る ・ しぶる ・ hang [hold] back, hesitate, be reluctant</text:p>
            <text:p>渋渋 ・ しぶしぶ ・ reluctantly, grudgingly</text:p>
            <text:p>渋紙 ・ しぶがみ ・ tanned paper</text:p>
            <text:p>茶渋 ・ ちゃしぶ ・ tea incrustations</text:p>
            <text:p>苦渋 ・ くじゅう ・ distress, afflic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35" calcext:value-type="float">
            <text:p>1235</text:p>
          </table:table-cell>
          <table:table-cell table:style-name="ce8" office:value-type="string" calcext:value-type="string">
            <text:p>摂</text:p>
          </table:table-cell>
          <table:table-cell table:style-name="ce12" office:value-type="string" calcext:value-type="string">
            <text:p>摂る ・ とる ・ [vt] have (lunch, … , take vitamins, … )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36" calcext:value-type="float">
            <text:p>1236</text:p>
          </table:table-cell>
          <table:table-cell table:style-name="ce8" office:value-type="string" calcext:value-type="string">
            <text:p>為</text:p>
          </table:table-cell>
          <table:table-cell table:style-name="ce12" office:value-type="string" calcext:value-type="string">
            <text:p>為政家 ・ いせいか ・ politician</text:p>
            <text:p>為す ・ なす ・ [vt] do, perform, carry out</text:p>
            <text:p>不善を為す ・ ふぜんをなす ・ do evil, commit vice</text:p>
            <text:p>作為 ・ さくい ・ artificiality, intention; commission of a crime </text:p>
            <text:p>外為 ・ がいため ・ foreign exchang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237" calcext:value-type="float">
            <text:p>1237</text:p>
          </table:table-cell>
          <table:table-cell table:style-name="ce8" office:value-type="string" calcext:value-type="string">
            <text:p>偽</text:p>
          </table:table-cell>
          <table:table-cell table:style-name="ce12" office:value-type="string" calcext:value-type="string">
            <text:p>偽 ・ にせ ・ imitation, fake</text:p>
            <text:p>真偽 ・ しんぎ ・ truth or falsehood; authenticity</text:p>
            <text:p>偽り ・ いつわり ・ lie, falsehood, fabrication</text:p>
            <text:p>偽札 ・ にせさつ ・ counterfeit paper mone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38" calcext:value-type="float">
            <text:p>1238</text:p>
          </table:table-cell>
          <table:table-cell table:style-name="ce8" office:value-type="string" calcext:value-type="string">
            <text:p>参</text:p>
          </table:table-cell>
          <table:table-cell table:style-name="ce12" office:value-type="string" calcext:value-type="string">
            <text:p>今参ります ・ いままいります ・ I’m coming</text:p>
            <text:p>新参 ・ しんざん ・ newcomer, greenhorn</text:p>
            <text:p>日参 ・ にっさん ・ daily visit of worship ; frequent visit</text:p>
            <text:p>参事 ・ さんじ ・ councilor, secretary</text:p>
            <text:p>参照 ・ さんしょう ・ reference, comparis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39" calcext:value-type="float">
            <text:p>1239</text:p>
          </table:table-cell>
          <table:table-cell table:style-name="ce8" office:value-type="string" calcext:value-type="string">
            <text:p>惨</text:p>
          </table:table-cell>
          <table:table-cell table:style-name="ce12" office:value-type="string" calcext:value-type="string">
            <text:p>無惨な ・ むざんな ・ cruel, atrocious; pitiful, tragic, miserable</text:p>
            <text:p>惨禍 ・ さんか ・ terrible disaster, crushing calamity</text:p>
            <text:p>惨劇 ・ さんげき ・ tragedy, tragic event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240" calcext:value-type="float">
            <text:p>1240</text:p>
          </table:table-cell>
          <table:table-cell table:style-name="ce8" office:value-type="string" calcext:value-type="string">
            <text:p>呂</text:p>
          </table:table-cell>
          <table:table-cell table:style-name="ce12" office:value-type="string" calcext:value-type="string">
            <text:p>風呂屋 ・ ふろや ・ public bathhouse</text:p>
            <text:p>風呂場 ・ ふろば ・ bathroom</text:p>
            <text:p>伊呂波 ・ いろは ・ iroha the Japanese syllabary </text:p>
            <text:p>風呂敷 ・ ふろしき ・ wrapping cloth, cloth wrapper</text:p>
            <text:p>一風呂 ・ ひとふろ ・ a ba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41" calcext:value-type="float">
            <text:p>1241</text:p>
          </table:table-cell>
          <table:table-cell table:style-name="ce8" office:value-type="string" calcext:value-type="string">
            <text:p>侶</text:p>
          </table:table-cell>
          <table:table-cell table:style-name="ce12" office:value-type="string" calcext:value-type="string">
            <text:p>学侶 ・ がくりょ ・ scholar-monk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242" calcext:value-type="float">
            <text:p>1242</text:p>
          </table:table-cell>
          <table:table-cell table:style-name="ce8" office:value-type="string" calcext:value-type="string">
            <text:p>宮</text:p>
          </table:table-cell>
          <table:table-cell table:style-name="ce12" office:value-type="string" calcext:value-type="string">
            <text:p>宮殿 ・ きゅうでん ・ royal palace</text:p>
            <text:p>宮 ・ みや ・ Shintō shrine; palace; prince</text:p>
            <text:p>宮居 ・ みやい ・ shrine compound; Imperial Palace</text:p>
            <text:p>迷宮 ・ めいきゅう ・ labyrinth, maze; myster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243" calcext:value-type="float">
            <text:p>1243</text:p>
          </table:table-cell>
          <table:table-cell table:style-name="ce8" office:value-type="string" calcext:value-type="string">
            <text:p>営</text:p>
          </table:table-cell>
          <table:table-cell table:style-name="ce12" office:value-type="string" calcext:value-type="string">
            <text:p>営利 ・ えいり ・ profit, gain</text:p>
            <text:p>市営 ・ しえい ・ city-operated</text:p>
            <text:p>野営 ・ やえい ・ camping, campground</text:p>
            <text:p>営林 ・ えいりん ・ forest manage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44" calcext:value-type="float">
            <text:p>1244</text:p>
          </table:table-cell>
          <table:table-cell table:style-name="ce8" office:value-type="string" calcext:value-type="string">
            <text:p>蛍</text:p>
          </table:table-cell>
          <table:table-cell table:style-name="ce12" office:value-type="string" calcext:value-type="string">
            <text:p>蛍石 ・ けいせき ・ fluorit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45" calcext:value-type="float">
            <text:p>1245</text:p>
          </table:table-cell>
          <table:table-cell table:style-name="ce8" office:value-type="string" calcext:value-type="string">
            <text:p>栄</text:p>
          </table:table-cell>
          <table:table-cell table:style-name="ce12" office:value-type="string" calcext:value-type="string">
            <text:p>栄える ・ はえる ・ [vi] go well with, look better to advantage </text:p>
            <text:p>栄え有る ・ はえある ・ glorious, splendid</text:p>
            <text:p>栄華 ・ えいが ・ prosperity, splendor, glo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46" calcext:value-type="float">
            <text:p>1246</text:p>
          </table:table-cell>
          <table:table-cell table:style-name="ce8" office:value-type="string" calcext:value-type="string">
            <text:p>誉</text:p>
          </table:table-cell>
          <table:table-cell table:style-name="ce12" office:value-type="string" calcext:value-type="string">
            <text:p>名誉職 ・ めいよしょく ・ honorary position</text:p>
            <text:p>栄誉礼 ・ えいよれい ・ salute of guards of honor</text:p>
            <text:p>不名誉 ・ ふめいよ ・ dishonor, disgrace, sham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47" calcext:value-type="float">
            <text:p>1247</text:p>
          </table:table-cell>
          <table:table-cell table:style-name="ce8" office:value-type="string" calcext:value-type="string">
            <text:p>挙</text:p>
          </table:table-cell>
          <table:table-cell table:style-name="ce12" office:value-type="string" calcext:value-type="string">
            <text:p>挙がる ・ あがる ・ [vi] be cited, mentioned, listed</text:p>
            <text:p>式を挙げる ・ しきをあげる ・ hold a ceremony</text:p>
            <text:p>挙げ句に ・ あげくに ・ in the end; finally</text:p>
            <text:p>選挙 ・ せんきょ ・ election</text:p>
            <text:p>一挙に ・ いっきょに ・ at a stroke, with a single swoo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48" calcext:value-type="float">
            <text:p>1248</text:p>
          </table:table-cell>
          <table:table-cell table:style-name="ce8" office:value-type="string" calcext:value-type="string">
            <text:p>拳</text:p>
          </table:table-cell>
          <table:table-cell table:style-name="ce12" office:value-type="string" calcext:value-type="string">
            <text:p>拳を握る ・ こぶしをにぎる ・ make a fist</text:p>
            <text:p>拳 ・ こぶし ・ fist</text:p>
            <text:p>拳闘 ・ けんとう ・ box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49" calcext:value-type="float">
            <text:p>1249</text:p>
          </table:table-cell>
          <table:table-cell table:style-name="ce8" office:value-type="string" calcext:value-type="string">
            <text:p>桜</text:p>
          </table:table-cell>
          <table:table-cell table:style-name="ce12" office:value-type="string" calcext:value-type="string">
            <text:p>桜ん坊 ・ さくらんぼ ・ cherry</text:p>
            <text:p>桜桃 ・ おうとう ・ cherry</text:p>
            <text:p>観桜 ・ かんおう ・ cherry-blossom view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0" calcext:value-type="float">
            <text:p>1250</text:p>
          </table:table-cell>
          <table:table-cell table:style-name="ce8" office:value-type="string" calcext:value-type="string">
            <text:p>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1" calcext:value-type="float">
            <text:p>1251</text:p>
          </table:table-cell>
          <table:table-cell table:style-name="ce8" office:value-type="string" calcext:value-type="string">
            <text:p>咲</text:p>
          </table:table-cell>
          <table:table-cell table:style-name="ce12" office:value-type="string" calcext:value-type="string">
            <text:p>咲く ・ さく ・ [vi] bloom, blossom, flower</text:p>
            <text:p>咲き渡る ・ さきわたる ・ bloom over a wide area</text:p>
            <text:p>五分咲き ・ ごぶざき ・ half-floresc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2" calcext:value-type="float">
            <text:p>1252</text:p>
          </table:table-cell>
          <table:table-cell table:style-name="ce8" office:value-type="string" calcext:value-type="string">
            <text:p>朕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3" calcext:value-type="float">
            <text:p>1253</text:p>
          </table:table-cell>
          <table:table-cell table:style-name="ce8" office:value-type="string" calcext:value-type="string">
            <text:p>茎</text:p>
          </table:table-cell>
          <table:table-cell table:style-name="ce12" office:value-type="string" calcext:value-type="string">
            <text:p>茎 ・ くき ・ ste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4" calcext:value-type="float">
            <text:p>1254</text:p>
          </table:table-cell>
          <table:table-cell table:style-name="ce8" office:value-type="string" calcext:value-type="string">
            <text:p>径</text:p>
          </table:table-cell>
          <table:table-cell table:style-name="ce12" office:value-type="string" calcext:value-type="string">
            <text:p>捷径 ・ しょうけい ・ path, lane</text:p>
            <text:p>山径 ・ さんけい ・ mountain path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55" calcext:value-type="float">
            <text:p>1255</text:p>
          </table:table-cell>
          <table:table-cell table:style-name="ce8" office:value-type="string" calcext:value-type="string">
            <text:p>怪</text:p>
          </table:table-cell>
          <table:table-cell table:style-name="ce12" office:value-type="string" calcext:value-type="string">
            <text:p>怪しむ ・ あやしむ ・ [vt] suspect, doubt; be suspicious of </text:p>
            <text:p>怪異な ・ かいいな ・ mysterious, marvelous, grotesque</text:p>
            <text:p>怪盗 ・ かいとう ・ mysterious thief</text:p>
            <text:p>怪しげな ・ あやしげな ・ questionable, suspicious, doubtfu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56" calcext:value-type="float">
            <text:p>1256</text:p>
          </table:table-cell>
          <table:table-cell table:style-name="ce8" office:value-type="string" calcext:value-type="string">
            <text:p>軽</text:p>
          </table:table-cell>
          <table:table-cell table:style-name="ce12" office:value-type="string" calcext:value-type="string">
            <text:p>軽率な ・ けいそつな ・ rash, light-headed, careless</text:p>
            <text:p>軽軽と ・ かるがると ・ easily</text:p>
            <text:p>軽はずみ ・ かるはずみ ・ rashness, hastiness</text:p>
            <text:p>軽傷 ・ けいしょう ・ slight inju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7" calcext:value-type="float">
            <text:p>1257</text:p>
          </table:table-cell>
          <table:table-cell table:style-name="ce8" office:value-type="string" calcext:value-type="string">
            <text:p>経</text:p>
          </table:table-cell>
          <table:table-cell table:style-name="ce12" office:value-type="string" calcext:value-type="string">
            <text:p>経歴 ・ けいれき ・ personal history</text:p>
            <text:p>神経 ・ しんけい ・ nerve; sensitivity; worry</text:p>
            <text:p>経つ ・ たつ ・ [vi] pass, elapse, go b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8" calcext:value-type="float">
            <text:p>1258</text:p>
          </table:table-cell>
          <table:table-cell table:style-name="ce8" office:value-type="string" calcext:value-type="string">
            <text:p>斉</text:p>
          </table:table-cell>
          <table:table-cell table:style-name="ce12" office:value-type="string" calcext:value-type="string">
            <text:p>斉唱する ・ せいしょうする ・ sing in uni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9" calcext:value-type="float">
            <text:p>1259</text:p>
          </table:table-cell>
          <table:table-cell table:style-name="ce8" office:value-type="string" calcext:value-type="string">
            <text:p>斎</text:p>
          </table:table-cell>
          <table:table-cell table:style-name="ce12" office:value-type="string" calcext:value-type="string">
            <text:p>潔斎 ・ けっさい ・ religious abstinence, purifica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60" calcext:value-type="float">
            <text:p>1260</text:p>
          </table:table-cell>
          <table:table-cell table:style-name="ce8" office:value-type="string" calcext:value-type="string">
            <text:p>済</text:p>
          </table:table-cell>
          <table:table-cell table:style-name="ce12" office:value-type="string" calcext:value-type="string">
            <text:p>済まない ・ すまない ・ inexcusable, unpardonable</text:p>
            <text:p>共済 ・ きょうさい ・ mutual aid</text:p>
            <text:p>弁済 ・ べんさい ・ (re)payment, settlement</text:p>
            <text:p>未済の ・ みさいの ・ unpaid, outstanding; unfinished, unsettl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61" calcext:value-type="float">
            <text:p>1261</text:p>
          </table:table-cell>
          <table:table-cell table:style-name="ce8" office:value-type="string" calcext:value-type="string">
            <text:p>剤</text:p>
          </table:table-cell>
          <table:table-cell table:style-name="ce12" office:value-type="string" calcext:value-type="string">
            <text:p>消化剤 ・ しょうかざい ・ digestive, peptic</text:p>
            <text:p>鎮痛剤 ・ ちんつうざい ・ anodyne, painkill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62" calcext:value-type="float">
            <text:p>1262</text:p>
          </table:table-cell>
          <table:table-cell table:style-name="ce8" office:value-type="string" calcext:value-type="string">
            <text:p>剖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63" calcext:value-type="float">
            <text:p>1263</text:p>
          </table:table-cell>
          <table:table-cell table:style-name="ce8" office:value-type="string" calcext:value-type="string">
            <text:p>陪</text:p>
          </table:table-cell>
          <table:table-cell table:style-name="ce12" office:value-type="string" calcext:value-type="string">
            <text:p>陪審 ・ ばいしん ・ ju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64" calcext:value-type="float">
            <text:p>1264</text:p>
          </table:table-cell>
          <table:table-cell table:style-name="ce8" office:value-type="string" calcext:value-type="string">
            <text:p>培</text:p>
          </table:table-cell>
          <table:table-cell table:style-name="ce12" office:value-type="string" calcext:value-type="string">
            <text:p>栽培 ・ さいばい ・ cultivation, raising, grow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65" calcext:value-type="float">
            <text:p>1265</text:p>
          </table:table-cell>
          <table:table-cell table:style-name="ce8" office:value-type="string" calcext:value-type="string">
            <text:p>賠</text:p>
          </table:table-cell>
          <table:table-cell table:style-name="ce12" office:value-type="string" calcext:value-type="string">
            <text:p>自賠法 ・ じばいほう ・ Automobile Accident Compensation Ac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66" calcext:value-type="float">
            <text:p>1266</text:p>
          </table:table-cell>
          <table:table-cell table:style-name="ce8" office:value-type="string" calcext:value-type="string">
            <text:p>貼</text:p>
          </table:table-cell>
          <table:table-cell table:style-name="ce12" office:value-type="string" calcext:value-type="string">
            <text:p>絹貼り ・ きぬばり ・ lined with silk</text:p>
            <text:p>切り貼り ・ きりばり ・ cutting and pasting, patching up </text:p>
            <text:p>下貼り ・ したばり ・ undercoat, first coat</text:p>
            <text:p>紙貼り ・ かみばり ・ lined with pap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67" calcext:value-type="float">
            <text:p>1267</text:p>
          </table:table-cell>
          <table:table-cell table:style-name="ce8" office:value-type="string" calcext:value-type="string">
            <text:p>粘</text:p>
          </table:table-cell>
          <table:table-cell table:style-name="ce12" office:value-type="string" calcext:value-type="string">
            <text:p>粘性 ・ ねんせい ・ stickiness, viscid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68" calcext:value-type="float">
            <text:p>1268</text:p>
          </table:table-cell>
          <table:table-cell table:style-name="ce8" office:value-type="string" calcext:value-type="string">
            <text:p>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69" calcext:value-type="float">
            <text:p>1269</text:p>
          </table:table-cell>
          <table:table-cell table:style-name="ce8" office:value-type="string" calcext:value-type="string">
            <text:p>換</text:p>
          </table:table-cell>
          <table:table-cell table:style-name="ce12" office:value-type="string" calcext:value-type="string">
            <text:p>換え ・ かえ ・ rate of exchange</text:p>
            <text:p>互換性 ・ ごかんせい ・ interchangeability, compatibility</text:p>
            <text:p>変換 ・ へんかん ・ change, transformation, conver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70" calcext:value-type="float">
            <text:p>1270</text:p>
          </table:table-cell>
          <table:table-cell table:style-name="ce8" office:value-type="string" calcext:value-type="string">
            <text:p>喚</text:p>
          </table:table-cell>
          <table:table-cell table:style-name="ce12" office:value-type="string" calcext:value-type="string">
            <text:p>叫喚 ・ きょうかん ・ shout, cry, scream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271" calcext:value-type="float">
            <text:p>1271</text:p>
          </table:table-cell>
          <table:table-cell table:style-name="ce8" office:value-type="string" calcext:value-type="string">
            <text:p>絶</text:p>
          </table:table-cell>
          <table:table-cell table:style-name="ce12" office:value-type="string" calcext:value-type="string">
            <text:p>絶える ・ たえる ・ [vi] come to an end; cease to exist , go extinct</text:p>
            <text:p>絶やす ・ たやす ・ [vt] exterminate, eradicate, extirpate</text:p>
            <text:p>絶つ ・ たつ ・ [vt] break / cut off, sever, discontinu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72" calcext:value-type="float">
            <text:p>1272</text:p>
          </table:table-cell>
          <table:table-cell table:style-name="ce8" office:value-type="string" calcext:value-type="string">
            <text:p>免</text:p>
          </table:table-cell>
          <table:table-cell table:style-name="ce12" office:value-type="string" calcext:value-type="string">
            <text:p>免除 ・ めんじょ ・ exemption, exoneration, dismissal</text:p>
            <text:p>免疫 ・ めんえき ・ immunity from a disea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73" calcext:value-type="float">
            <text:p>1273</text:p>
          </table:table-cell>
          <table:table-cell table:style-name="ce8" office:value-type="string" calcext:value-type="string">
            <text:p>逸</text:p>
          </table:table-cell>
          <table:table-cell table:style-name="ce12" office:value-type="string" calcext:value-type="string">
            <text:p>逸材 ・ いつざい ・ person of exceptional tal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74" calcext:value-type="float">
            <text:p>1274</text:p>
          </table:table-cell>
          <table:table-cell table:style-name="ce8" office:value-type="string" calcext:value-type="string">
            <text:p>勉</text:p>
          </table:table-cell>
          <table:table-cell table:style-name="ce12" office:value-type="string" calcext:value-type="string">
            <text:p>勤勉な ・ きんべんな ・ diligent, hardworking, assiduous, industrious</text:p>
            <text:p>勉励 ・ べんれい ・ diligence, indust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75" calcext:value-type="float">
            <text:p>1275</text:p>
          </table:table-cell>
          <table:table-cell table:style-name="ce8" office:value-type="string" calcext:value-type="string">
            <text:p>晩</text:p>
          </table:table-cell>
          <table:table-cell table:style-name="ce12" office:value-type="string" calcext:value-type="string">
            <text:p>晩方 ・ ばんがた ・ toward even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76" calcext:value-type="float">
            <text:p>1276</text:p>
          </table:table-cell>
          <table:table-cell table:style-name="ce8" office:value-type="string" calcext:value-type="string">
            <text:p>許</text:p>
          </table:table-cell>
          <table:table-cell table:style-name="ce12" office:value-type="string" calcext:value-type="string">
            <text:p>許し ・ ゆるし ・ permission</text:p>
            <text:p>許諾する ・ きょだくする ・ consent, approve, permit</text:p>
            <text:p>過失を許す ・ かしつをゆるす ・ forgive so. for their faul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77" calcext:value-type="float">
            <text:p>1277</text:p>
          </table:table-cell>
          <table:table-cell table:style-name="ce8" office:value-type="string" calcext:value-type="string">
            <text:p>象</text:p>
          </table:table-cell>
          <table:table-cell table:style-name="ce12" office:value-type="string" calcext:value-type="string">
            <text:p>象さん ・ ぞうさん ・ elephant</text:p>
            <text:p>象の鼻 ・ ぞうのはな ・ trunk of an elepha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78" calcext:value-type="float">
            <text:p>1278</text:p>
          </table:table-cell>
          <table:table-cell table:style-name="ce8" office:value-type="string" calcext:value-type="string">
            <text:p>像</text:p>
          </table:table-cell>
          <table:table-cell table:style-name="ce12" office:value-type="string" calcext:value-type="string">
            <text:p>心像 ・ しんぞう ・ mental image</text:p>
            <text:p>影像 ・ えいぞう ・ image; shadow, phantom</text:p>
            <text:p>現像する ・ げんぞうする ・ develop fil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79" calcext:value-type="float">
            <text:p>1279</text:p>
          </table:table-cell>
          <table:table-cell table:style-name="ce8" office:value-type="string" calcext:value-type="string">
            <text:p>彫</text:p>
          </table:table-cell>
          <table:table-cell table:style-name="ce12" office:value-type="string" calcext:value-type="string">
            <text:p>彫り物 ・ ほりもの ・ carving; tattoo</text:p>
            <text:p>鎌倉彫り ・ かまくらぼり ・ carvings of the Kamakura style </text:p>
            <text:p>彫塑 ・ ちょうそ ・ carving and modeling, plastic arts; clay model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280" calcext:value-type="float">
            <text:p>1280</text:p>
          </table:table-cell>
          <table:table-cell table:style-name="ce8" office:value-type="string" calcext:value-type="string">
            <text:p>景</text:p>
          </table:table-cell>
          <table:table-cell table:style-name="ce12" office:value-type="string" calcext:value-type="string">
            <text:p>不景気 ・ ふけいき ・ business depression, slump, dull market</text:p>
            <text:p>景況 ・ けいきょう ・ situation, outlook</text:p>
            <text:p>景勝 ・ けいしょう ・ picturesque scenery</text:p>
            <text:p>絶景 ・ ぜっけい ・ superb view, picturesque scener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81" calcext:value-type="float">
            <text:p>1281</text:p>
          </table:table-cell>
          <table:table-cell table:style-name="ce8" office:value-type="string" calcext:value-type="string">
            <text:p>影</text:p>
          </table:table-cell>
          <table:table-cell table:style-name="ce12" office:value-type="string" calcext:value-type="string">
            <text:p>暗影 ・ あんえい ・ shadow, gloom</text:p>
            <text:p>倒影 ・ とうえい ・ inverted image</text:p>
            <text:p>撮影 ・ さつえい ・ photographing, shooting of a movi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82" calcext:value-type="float">
            <text:p>1282</text:p>
          </table:table-cell>
          <table:table-cell table:style-name="ce8" office:value-type="string" calcext:value-type="string">
            <text:p>撮</text:p>
          </table:table-cell>
          <table:table-cell table:style-name="ce12" office:value-type="string" calcext:value-type="string">
            <text:p>特撮 ・ とくさつ ・ trick work</text:p>
            <text:p>隠し撮り ・ かくしどり ・ sneaking a shot</text:p>
            <text:p>二枚撮り ・ にまいどり ・ 2 shots / pictures available in a film 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83" calcext:value-type="float">
            <text:p>1283</text:p>
          </table:table-cell>
          <table:table-cell table:style-name="ce8" office:value-type="string" calcext:value-type="string">
            <text:p>就</text:p>
          </table:table-cell>
          <table:table-cell table:style-name="ce12" office:value-type="string" calcext:value-type="string">
            <text:p>就ける ・ つける ・ [vt] install / place a person in a position </text:p>
            <text:p>就いて ・ ついて ・ about, concerning</text:p>
            <text:p>就業 ・ しゅうぎょう ・ employment, starting work</text:p>
            <text:p>就航 ・ しゅうこう ・ going into commission of ships </text:p>
            <text:p>成就 ・ じょうじゅ ・ accomplishment, achievement, attainmen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84" calcext:value-type="float">
            <text:p>1284</text:p>
          </table:table-cell>
          <table:table-cell table:style-name="ce8" office:value-type="string" calcext:value-type="string">
            <text:p>涼</text:p>
          </table:table-cell>
          <table:table-cell table:style-name="ce12" office:value-type="string" calcext:value-type="string">
            <text:p>涼味 ・ りょうみ ・ cool(ness)</text:p>
            <text:p>涼み ・ すずみ ・ cooling oneself, enjoying the cool air</text:p>
            <text:p>涼しさ ・ すずしさ ・ coolness</text:p>
            <text:p>涼み台 ・ すずみだい ・ bench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285" calcext:value-type="float">
            <text:p>1285</text:p>
          </table:table-cell>
          <table:table-cell table:style-name="ce8" office:value-type="string" calcext:value-type="string">
            <text:p>鯨</text:p>
          </table:table-cell>
          <table:table-cell table:style-name="ce12" office:value-type="string" calcext:value-type="string">
            <text:p>鯨骨 ・ げいこつ ・ whale bone</text:p>
            <text:p>鯨 ・ くじら ・ whale</text:p>
            <text:p>鯨尺 ・ くじらじゃく ・ long foot</text:p>
            <text:p>巨鯨 ・ きょげい ・ huge wha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86" calcext:value-type="float">
            <text:p>1286</text:p>
          </table:table-cell>
          <table:table-cell table:style-name="ce8" office:value-type="string" calcext:value-type="string">
            <text:p>隔</text:p>
          </table:table-cell>
          <table:table-cell table:style-name="ce12" office:value-type="string" calcext:value-type="string">
            <text:p>隔て ・ へだて ・ partition; distinction, reserve, estrangement</text:p>
            <text:p>別け隔て ・ わけへだて ・ discrimination, favoritism</text:p>
            <text:p>隔たり ・ へだたり ・ distance, interval; gap, difference; estrange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87" calcext:value-type="float">
            <text:p>1287</text:p>
          </table:table-cell>
          <table:table-cell table:style-name="ce8" office:value-type="string" calcext:value-type="string">
            <text:p>融</text:p>
          </table:table-cell>
          <table:table-cell table:style-name="ce12" office:value-type="string" calcext:value-type="string">
            <text:p>融接 ・ ゆうせつ ・ fusion welding</text:p>
            <text:p>融解 ・ ゆうかい ・ fusion, melt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88" calcext:value-type="float">
            <text:p>1288</text:p>
          </table:table-cell>
          <table:table-cell table:style-name="ce8" office:value-type="string" calcext:value-type="string">
            <text:p>肖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289" calcext:value-type="float">
            <text:p>1289</text:p>
          </table:table-cell>
          <table:table-cell table:style-name="ce8" office:value-type="string" calcext:value-type="string">
            <text:p>消</text:p>
          </table:table-cell>
          <table:table-cell table:style-name="ce12" office:value-type="string" calcext:value-type="string">
            <text:p>消える ・ きえる ・ [vi] be extinguished, vanish</text:p>
            <text:p>消え去る ・ きえさる ・ vanish, disappear</text:p>
            <text:p>消毒 ・ しょうどく ・ disinfection, sterilization</text:p>
            <text:p>消し止める ・ けしとめる ・ [vt] put out, extinguis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90" calcext:value-type="float">
            <text:p>1290</text:p>
          </table:table-cell>
          <table:table-cell table:style-name="ce8" office:value-type="string" calcext:value-type="string">
            <text:p>硝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91" calcext:value-type="float">
            <text:p>1291</text:p>
          </table:table-cell>
          <table:table-cell table:style-name="ce8" office:value-type="string" calcext:value-type="string">
            <text:p>梢</text:p>
          </table:table-cell>
          <table:table-cell table:style-name="ce12" office:value-type="string" calcext:value-type="string">
            <text:p>末梢神経 ・ まっしょうしんけい ・ peripheral nerve</text:p>
            <text:p>梢 ・ こずえ ・ tree top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92" calcext:value-type="float">
            <text:p>1292</text:p>
          </table:table-cell>
          <table:table-cell table:style-name="ce8" office:value-type="string" calcext:value-type="string">
            <text:p>削</text:p>
          </table:table-cell>
          <table:table-cell table:style-name="ce12" office:value-type="string" calcext:value-type="string">
            <text:p>削岩機 ・ さくがんき ・ rock drill</text:p>
            <text:p>鉛筆削り ・ えんぴつけずり ・ pencil sharpener</text:p>
            <text:p>荒削り ・ あらけずり ・ rough planing, roughing, machi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93" calcext:value-type="float">
            <text:p>1293</text:p>
          </table:table-cell>
          <table:table-cell table:style-name="ce8" office:value-type="string" calcext:value-type="string">
            <text:p>宵</text:p>
          </table:table-cell>
          <table:table-cell table:style-name="ce12" office:value-type="string" calcext:value-type="string">
            <text:p>宵 ・ よい ・ early eve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94" calcext:value-type="float">
            <text:p>1294</text:p>
          </table:table-cell>
          <table:table-cell table:style-name="ce8" office:value-type="string" calcext:value-type="string">
            <text:p>宴</text:p>
          </table:table-cell>
          <table:table-cell table:style-name="ce12" office:value-type="string" calcext:value-type="string">
            <text:p>宴 ・ うたげ ・ dinner party, banquet, feast</text:p>
            <text:p>饗宴 ・ きょうえん ・ banquet, feast, dinner</text:p>
            <text:p>披露宴 ・ ひろうえん ・ wedding recep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95" calcext:value-type="float">
            <text:p>1295</text:p>
          </table:table-cell>
          <table:table-cell table:style-name="ce8" office:value-type="string" calcext:value-type="string">
            <text:p>郷</text:p>
          </table:table-cell>
          <table:table-cell table:style-name="ce12" office:value-type="string" calcext:value-type="string">
            <text:p>帰郷する ・ ききょうする ・ go / come home</text:p>
            <text:p>同郷人 ・ どうきょうじん ・ person from the same town province, village, …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96" calcext:value-type="float">
            <text:p>1296</text:p>
          </table:table-cell>
          <table:table-cell table:style-name="ce8" office:value-type="string" calcext:value-type="string">
            <text:p>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97" calcext:value-type="float">
            <text:p>1297</text:p>
          </table:table-cell>
          <table:table-cell table:style-name="ce8" office:value-type="string" calcext:value-type="string">
            <text:p>響</text:p>
          </table:table-cell>
          <table:table-cell table:style-name="ce12" office:value-type="string" calcext:value-type="string">
            <text:p>響き ・ ひびき ・ sound, echo; vibration; influence</text:p>
            <text:p>鳴り響く ・ なりひびく ・ [vi] reverberate, echo, resound</text:p>
            <text:p>地響き ・ じひびき ・ earth tremo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98" calcext:value-type="float">
            <text:p>1298</text:p>
          </table:table-cell>
          <table:table-cell table:style-name="ce8" office:value-type="string" calcext:value-type="string">
            <text:p>城</text:p>
          </table:table-cell>
          <table:table-cell table:style-name="ce12" office:value-type="string" calcext:value-type="string">
            <text:p>城塞 ・ じょうさい ・ fortress, stronghold, citadel</text:p>
            <text:p>城 ・ しろ ・ castle</text:p>
            <text:p>籠城 ・ ろうじょう ・ confinement, keeping inside; holding a castle, sustaining a sieg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299" calcext:value-type="float">
            <text:p>1299</text:p>
          </table:table-cell>
          <table:table-cell table:style-name="ce8" office:value-type="string" calcext:value-type="string">
            <text:p>誠</text:p>
          </table:table-cell>
          <table:table-cell table:style-name="ce12" office:value-type="string" calcext:value-type="string">
            <text:p>誠の ・ まことの ・ true, genuine</text:p>
            <text:p>誠を尽くす ・ まことをつくす ・ do with sincerity</text:p>
            <text:p>至誠 ・ しせい ・ sincerity, devotion</text:p>
            <text:p>噓か誠か ・ うそかまことか ・ true or fals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00" calcext:value-type="float">
            <text:p>1300</text:p>
          </table:table-cell>
          <table:table-cell table:style-name="ce8" office:value-type="string" calcext:value-type="string">
            <text:p>盛</text:p>
          </table:table-cell>
          <table:table-cell table:style-name="ce12" office:value-type="string" calcext:value-type="string">
            <text:p>盛り上がる ・ もりあがる ・ [vi] rise, swell; rouse, become excited</text:p>
            <text:p>盛んに ・ さかんに ・ vigorously, energetically, actively; heartily, enthusiastically</text:p>
            <text:p>盛り込む ・ もりこむ ・ [vt] incorporate, include</text:p>
            <text:p>働き盛り ・ はたらきざかり ・ prime of l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01" calcext:value-type="float">
            <text:p>1301</text:p>
          </table:table-cell>
          <table:table-cell table:style-name="ce8" office:value-type="string" calcext:value-type="string">
            <text:p>旺</text:p>
          </table:table-cell>
          <table:table-cell table:style-name="ce12" office:value-type="string" calcext:value-type="string">
            <text:p>旺んな ・ さかんな ・ vigorous, energetic, lively</text:p>
            <text:p>精力が旺んだ ・ せいりょくがさかんだ ・ be full of energ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02" calcext:value-type="float">
            <text:p>1302</text:p>
          </table:table-cell>
          <table:table-cell table:style-name="ce8" office:value-type="string" calcext:value-type="string">
            <text:p>盆</text:p>
          </table:table-cell>
          <table:table-cell table:style-name="ce12" office:value-type="string" calcext:value-type="string">
            <text:p>茶盆 ・ ちゃぼん ・ tea tray</text:p>
            <text:p>盆踊り ・ ぼんおどり ・ Bon Festival dance</text:p>
            <text:p>旧盆 ・ きゅうぼん ・ Bon Festival by the lunar calendar </text:p>
            <text:p>盆栽 ・ ぼんさい ・ bonsai potted dwarf tre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03" calcext:value-type="float">
            <text:p>1303</text:p>
          </table:table-cell>
          <table:table-cell table:style-name="ce8" office:value-type="string" calcext:value-type="string">
            <text:p>蓋</text:p>
          </table:table-cell>
          <table:table-cell table:style-name="ce12" office:value-type="string" calcext:value-type="string">
            <text:p>蓋 ・ ふた ・ lid</text:p>
            <text:p>火蓋 ・ ひぶた ・ cover for a gun barrel</text:p>
            <text:p>身も蓋もない ・ みもふたもない ・ point-blank, blun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304" calcext:value-type="float">
            <text:p>1304</text:p>
          </table:table-cell>
          <table:table-cell table:style-name="ce8" office:value-type="string" calcext:value-type="string">
            <text:p>盗</text:p>
          </table:table-cell>
          <table:table-cell table:style-name="ce12" office:value-type="string" calcext:value-type="string">
            <text:p>盗人 ・ ぬすびと [ぬすっと] ・ thief</text:p>
            <text:p>盗難 ・ とうなん ・ robbery, burglary, theft</text:p>
            <text:p>盗品 ・ とうひん ・ stolen article / goods</text:p>
            <text:p>盗み出す ・ ぬすみだす ・ [vt] steal from a per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05" calcext:value-type="float">
            <text:p>1305</text:p>
          </table:table-cell>
          <table:table-cell table:style-name="ce8" office:value-type="string" calcext:value-type="string">
            <text:p>盟</text:p>
          </table:table-cell>
          <table:table-cell table:style-name="ce12" office:value-type="string" calcext:value-type="string">
            <text:p>盟邦 ・ めいほう ・ ally, allied power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06" calcext:value-type="float">
            <text:p>1306</text:p>
          </table:table-cell>
          <table:table-cell table:style-name="ce8" office:value-type="string" calcext:value-type="string">
            <text:p>塩</text:p>
          </table:table-cell>
          <table:table-cell table:style-name="ce12" office:value-type="string" calcext:value-type="string">
            <text:p>塩水 ・ えんすい ・ salt water</text:p>
            <text:p>塩 ・ しお ・ salt</text:p>
            <text:p>塩化 ・ えんか ・ chloridation, salification</text:p>
            <text:p>塩梅 ・ あんばい ・ seasoning, flavoring; taste, flavor; condition, stat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07" calcext:value-type="float">
            <text:p>1307</text:p>
          </table:table-cell>
          <table:table-cell table:style-name="ce8" office:value-type="string" calcext:value-type="string">
            <text:p>傷</text:p>
          </table:table-cell>
          <table:table-cell table:style-name="ce12" office:value-type="string" calcext:value-type="string">
            <text:p>傷む ・ いたむ ・ [vi] become damaged, go bad, spoil</text:p>
            <text:p>傷める ・ いためる ・ [vt] damage, spoil</text:p>
            <text:p>傷 ・ きず ・ wou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08" calcext:value-type="float">
            <text:p>1308</text:p>
          </table:table-cell>
          <table:table-cell table:style-name="ce8" office:value-type="string" calcext:value-type="string">
            <text:p>揚</text:p>
          </table:table-cell>
          <table:table-cell table:style-name="ce12" office:value-type="string" calcext:value-type="string">
            <text:p>掲揚する ・ けいようする ・ hoist, put up, fly a flag </text:p>
            <text:p>高揚する ・ こうようする ・ exalt, enhance, uplift; surge 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09" calcext:value-type="float">
            <text:p>1309</text:p>
          </table:table-cell>
          <table:table-cell table:style-name="ce8" office:value-type="string" calcext:value-type="string">
            <text:p>暢</text:p>
          </table:table-cell>
          <table:table-cell table:style-name="ce12" office:value-type="string" calcext:value-type="string">
            <text:p>暢達 ・ ちょうたつ ・ fluency, facilenes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10" calcext:value-type="float">
            <text:p>1310</text:p>
          </table:table-cell>
          <table:table-cell table:style-name="ce8" office:value-type="string" calcext:value-type="string">
            <text:p>陽</text:p>
          </table:table-cell>
          <table:table-cell table:style-name="ce12" office:value-type="string" calcext:value-type="string">
            <text:p>夕陽 ・ ゆうひ ・ setting sun</text:p>
            <text:p>陽子 ・ ようし ・ proton</text:p>
            <text:p>陰陽 ・ いんよう ・ cosmic dual forces; yin and yang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311" calcext:value-type="float">
            <text:p>1311</text:p>
          </table:table-cell>
          <table:table-cell table:style-name="ce8" office:value-type="string" calcext:value-type="string">
            <text:p>陰</text:p>
          </table:table-cell>
          <table:table-cell table:style-name="ce12" office:value-type="string" calcext:value-type="string">
            <text:p>陰る ・ かげる ・ [vi] darken, be clouded</text:p>
            <text:p>緑陰 ・ りょくいん ・ shade of trees</text:p>
            <text:p>陰で ・ かげで ・ behind one’s back</text:p>
            <text:p>陰口 ・ かげぐち ・ backbitin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12" calcext:value-type="float">
            <text:p>1312</text:p>
          </table:table-cell>
          <table:table-cell table:style-name="ce8" office:value-type="string" calcext:value-type="string">
            <text:p>隠</text:p>
          </table:table-cell>
          <table:table-cell table:style-name="ce12" office:value-type="string" calcext:value-type="string">
            <text:p>隠れる ・ かくれる ・ [vi] hide</text:p>
            <text:p>隠し事 ・ かくしごと ・ secret</text:p>
            <text:p>見え隠れ ・ みえがくれ ・ appearing and disappearing</text:p>
            <text:p>隠匿 ・ いんとく ・ concealment; misprision</text:p>
            <text:p>隠蔽する ・ いんぺいする ・ conceal, cover up, h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13" calcext:value-type="float">
            <text:p>1313</text:p>
          </table:table-cell>
          <table:table-cell table:style-name="ce8" office:value-type="string" calcext:value-type="string">
            <text:p>穏</text:p>
          </table:table-cell>
          <table:table-cell table:style-name="ce12" office:value-type="string" calcext:value-type="string">
            <text:p>穏健な ・ おんけんな ・ moderate, temperate, sound</text:p>
            <text:p>安穏 ・ あんのん ・ peace, quiet, tranquil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14" calcext:value-type="float">
            <text:p>1314</text:p>
          </table:table-cell>
          <table:table-cell table:style-name="ce8" office:value-type="string" calcext:value-type="string">
            <text:p>穂</text:p>
          </table:table-cell>
          <table:table-cell table:style-name="ce12" office:value-type="string" calcext:value-type="string">
            <text:p>稲穂 ・ いなほ ・ ear of rice</text:p>
            <text:p>落ち穂 ・ おちぼ ・ gleaning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15" calcext:value-type="float">
            <text:p>1315</text:p>
          </table:table-cell>
          <table:table-cell table:style-name="ce8" office:value-type="string" calcext:value-type="string">
            <text:p>稲</text:p>
          </table:table-cell>
          <table:table-cell table:style-name="ce12" office:value-type="string" calcext:value-type="string">
            <text:p>陸稲 ・ りくとう [おかぼ] ・ rice grown in a dry field</text:p>
            <text:p>稲妻 ・ いなずま ・ lightning</text:p>
            <text:p>稲光 ・ いなびかり ・ light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16" calcext:value-type="float">
            <text:p>1316</text:p>
          </table:table-cell>
          <table:table-cell table:style-name="ce8" office:value-type="string" calcext:value-type="string">
            <text:p>愁</text:p>
          </table:table-cell>
          <table:table-cell table:style-name="ce12" office:value-type="string" calcext:value-type="string">
            <text:p>愁眉 ・ しゅうび ・ worried look, melancholy air</text:p>
            <text:p>愁い顔 ・ うれいがお ・ sad face</text:p>
            <text:p>旅愁 ・ りょしゅう ・ loneliness on a journe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17" calcext:value-type="float">
            <text:p>1317</text:p>
          </table:table-cell>
          <table:table-cell table:style-name="ce8" office:value-type="string" calcext:value-type="string">
            <text:p>裁</text:p>
          </table:table-cell>
          <table:table-cell table:style-name="ce12" office:value-type="string" calcext:value-type="string">
            <text:p>裁量 ・ さいりょう ・ discretion</text:p>
            <text:p>体裁 ・ ていさい ・ appearance, form, decency, style</text:p>
            <text:p>裁き ・ さばき ・ judgment, verdict, decis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18" calcext:value-type="float">
            <text:p>1318</text:p>
          </table:table-cell>
          <table:table-cell table:style-name="ce8" office:value-type="string" calcext:value-type="string">
            <text:p>載</text:p>
          </table:table-cell>
          <table:table-cell table:style-name="ce12" office:value-type="string" calcext:value-type="string">
            <text:p>満載する ・ まんさいする ・ be loaded to capacity with </text:p>
            <text:p>転載する ・ てんさいする ・ reproduce, reprint</text:p>
            <text:p>登載する ・ とうさいする ・ register, record</text:p>
            <text:p>搭載 ・ とうさい ・ loading, embarka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319" calcext:value-type="float">
            <text:p>1319</text:p>
          </table:table-cell>
          <table:table-cell table:style-name="ce8" office:value-type="string" calcext:value-type="string">
            <text:p>栽</text:p>
          </table:table-cell>
          <table:table-cell table:style-name="ce12" office:value-type="string" calcext:value-type="string">
            <text:p>前栽 ・ せんざい ・ garden elegant trees and flowers </text:p>
            <text:p>果樹栽培 ・ かじゅさいばい ・ fruit culture, pomicul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0" calcext:value-type="float">
            <text:p>1320</text:p>
          </table:table-cell>
          <table:table-cell table:style-name="ce8" office:value-type="string" calcext:value-type="string">
            <text:p>赦</text:p>
          </table:table-cell>
          <table:table-cell table:style-name="ce12" office:value-type="string" calcext:value-type="string">
            <text:p>恩赦 ・ おんしゃ ・ general pardon, amnest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21" calcext:value-type="float">
            <text:p>1321</text:p>
          </table:table-cell>
          <table:table-cell table:style-name="ce8" office:value-type="string" calcext:value-type="string">
            <text:p>跡</text:p>
          </table:table-cell>
          <table:table-cell table:style-name="ce12" office:value-type="string" calcext:value-type="string">
            <text:p>軌跡 ・ きせき ・ locus; tracks, traces</text:p>
            <text:p>跡 ・ あと ・ trace, footprint</text:p>
            <text:p>跡始末する ・ あとしまつする ・ settle affairs , clean up after ; take remedial measures</text:p>
            <text:p>奇跡 ・ きせき ・ miracle, wond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2" calcext:value-type="float">
            <text:p>1322</text:p>
          </table:table-cell>
          <table:table-cell table:style-name="ce8" office:value-type="string" calcext:value-type="string">
            <text:p>踪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323" calcext:value-type="float">
            <text:p>1323</text:p>
          </table:table-cell>
          <table:table-cell table:style-name="ce8" office:value-type="string" calcext:value-type="string">
            <text:p>痕</text:p>
          </table:table-cell>
          <table:table-cell table:style-name="ce12" office:value-type="string" calcext:value-type="string">
            <text:p>弾痕 ・ だんこん ・ bullet hole [mark] </text:p>
            <text:p>墨痕 ・ ぼっこん ・ handwriting; ink marks</text:p>
            <text:p>瘢痕組織 ・ はんこんそしき ・ scar tissue</text:p>
            <text:p>聖痕 ・ せいこん ・ stigmata in Christianit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24" calcext:value-type="float">
            <text:p>1324</text:p>
          </table:table-cell>
          <table:table-cell table:style-name="ce8" office:value-type="string" calcext:value-type="string">
            <text:p>蹴</text:p>
          </table:table-cell>
          <table:table-cell table:style-name="ce12" office:value-type="string" calcext:value-type="string">
            <text:p>蹴球 ・ しゅうきゅう ・ soccer</text:p>
            <text:p>縁談を蹴る ・ えんだんをける ・ reject a marriage proposal</text:p>
            <text:p>足蹴にする ・ あしげにする ・ kick; treat so. badly</text:p>
            <text:p>蹴散らす ・ けちらす ・ [vt] kick about; defeat</text:p>
            <text:p>蹴落とす ・ けおとす ・ [vt] kick down, def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5" calcext:value-type="float">
            <text:p>1325</text:p>
          </table:table-cell>
          <table:table-cell table:style-name="ce8" office:value-type="string" calcext:value-type="string">
            <text:p>踊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26" calcext:value-type="float">
            <text:p>1326</text:p>
          </table:table-cell>
          <table:table-cell table:style-name="ce8" office:value-type="string" calcext:value-type="string">
            <text:p>踏</text:p>
          </table:table-cell>
          <table:table-cell table:style-name="ce12" office:value-type="string" calcext:value-type="string">
            <text:p>未踏の ・ みとうの ・ untrodden, unexplored</text:p>
            <text:p>踏ん張る ・ ふんばる ・ [vi] stand firm; hold out, persist; make an effort</text:p>
            <text:p>踏み切る ・ ふみきる ・ make a bold start, take a plunge; take off; [sumo] step out of the ring</text:p>
            <text:p>雑踏 ・ ざっとう ・ hustle and bustle, traffic jam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27" calcext:value-type="float">
            <text:p>1327</text:p>
          </table:table-cell>
          <table:table-cell table:style-name="ce8" office:value-type="string" calcext:value-type="string">
            <text:p>躍</text:p>
          </table:table-cell>
          <table:table-cell table:style-name="ce12" office:value-type="string" calcext:value-type="string">
            <text:p>暗躍 ・ あんやく ・ secret maneuvers</text:p>
            <text:p>躍り込む ・ おどりこむ ・ [vi] jump / rush into</text:p>
            <text:p>躍起 ・ やっき ・ excitement, enthusiasm, desperation</text:p>
            <text:p>一躍 ・ いちやく ・ at a bound, with a jum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8" calcext:value-type="float">
            <text:p>1328</text:p>
          </table:table-cell>
          <table:table-cell table:style-name="ce8" office:value-type="string" calcext:value-type="string">
            <text:p>濯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9" calcext:value-type="float">
            <text:p>1329</text:p>
          </table:table-cell>
          <table:table-cell table:style-name="ce8" office:value-type="string" calcext:value-type="string">
            <text:p>奇</text:p>
          </table:table-cell>
          <table:table-cell table:style-name="ce12" office:value-type="string" calcext:value-type="string">
            <text:p>奇人 ・ きじん ・ eccentric person , queer / odd fellow</text:p>
            <text:p>数奇屋 ・ すきや ・ tea-ceremony arbo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30" calcext:value-type="float">
            <text:p>1330</text:p>
          </table:table-cell>
          <table:table-cell table:style-name="ce8" office:value-type="string" calcext:value-type="string">
            <text:p>寄</text:p>
          </table:table-cell>
          <table:table-cell table:style-name="ce12" office:value-type="string" calcext:value-type="string">
            <text:p>年寄り ・ としより ・ old / aged person, the aged; older councilor</text:p>
            <text:p>寄せ集め ・ よせあつめ ・ mixture, odds and ends</text:p>
            <text:p>寄生 ・ きせい ・ parasitism</text:p>
            <text:p>寄宿 ・ きしゅく ・ lodging, board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1" calcext:value-type="float">
            <text:p>1331</text:p>
          </table:table-cell>
          <table:table-cell table:style-name="ce8" office:value-type="string" calcext:value-type="string">
            <text:p>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2" calcext:value-type="float">
            <text:p>1332</text:p>
          </table:table-cell>
          <table:table-cell table:style-name="ce8" office:value-type="string" calcext:value-type="string">
            <text:p>椅</text:p>
          </table:table-cell>
          <table:table-cell table:style-name="ce12" office:value-type="string" calcext:value-type="string">
            <text:p>長椅子 ・ ながいす ・ couch, benc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3" calcext:value-type="float">
            <text:p>1333</text:p>
          </table:table-cell>
          <table:table-cell table:style-name="ce8" office:value-type="string" calcext:value-type="string">
            <text:p>崎</text:p>
          </table:table-cell>
          <table:table-cell table:style-name="ce12" office:value-type="string" calcext:value-type="string">
            <text:p>州崎 ・ すさき ・ sandbar, -p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4" calcext:value-type="float">
            <text:p>1334</text:p>
          </table:table-cell>
          <table:table-cell table:style-name="ce8" office:value-type="string" calcext:value-type="string">
            <text:p>埼</text:p>
          </table:table-cell>
          <table:table-cell table:style-name="ce12" office:value-type="string" calcext:value-type="string">
            <text:p>埼京線 ・ さいきょうせん ・ Saikyō Line</text:p>
            <text:p>埼北 ・ さいほく ・ Saihoku northern Saitama </text:p>
            <text:p>犬吠x埼 ・ いぬぼうさき ・ Cape Inub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5" calcext:value-type="float">
            <text:p>1335</text:p>
          </table:table-cell>
          <table:table-cell table:style-name="ce8" office:value-type="string" calcext:value-type="string">
            <text:p>岬</text:p>
          </table:table-cell>
          <table:table-cell table:style-name="ce12" office:value-type="string" calcext:value-type="string">
            <text:p>岬 ・ みさき ・ cape, promontory</text:p>
            <text:p>三浦岬 ・ みうらみさき ・ Miura Point, headland of Miur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6" calcext:value-type="float">
            <text:p>1336</text:p>
          </table:table-cell>
          <table:table-cell table:style-name="ce8" office:value-type="string" calcext:value-type="string">
            <text:p>模</text:p>
          </table:table-cell>
          <table:table-cell table:style-name="ce12" office:value-type="string" calcext:value-type="string">
            <text:p>模式標本 ・ もしきひょうほん ・ type specimen</text:p>
            <text:p>模写する ・ もしゃする ・ copy, trace, reprodu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7" calcext:value-type="float">
            <text:p>1337</text:p>
          </table:table-cell>
          <table:table-cell table:style-name="ce8" office:value-type="string" calcext:value-type="string">
            <text:p>膜</text:p>
          </table:table-cell>
          <table:table-cell table:style-name="ce12" office:value-type="string" calcext:value-type="string">
            <text:p>鼓膜 ・ こまく ・ eardrum</text:p>
            <text:p>細胞膜 ・ さいぼうまく ・ cellular membra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8" calcext:value-type="float">
            <text:p>1338</text:p>
          </table:table-cell>
          <table:table-cell table:style-name="ce8" office:value-type="string" calcext:value-type="string">
            <text:p>漠</text:p>
          </table:table-cell>
          <table:table-cell table:style-name="ce12" office:value-type="string" calcext:value-type="string">
            <text:p>砂漠化 ・ さばくか ・ desertification</text:p>
            <text:p>漠北 ・ ばくほく ・ north of the Gobi Desert, Outer Mongoli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9" calcext:value-type="float">
            <text:p>1339</text:p>
          </table:table-cell>
          <table:table-cell table:style-name="ce8" office:value-type="string" calcext:value-type="string">
            <text:p>幕</text:p>
          </table:table-cell>
          <table:table-cell table:style-name="ce12" office:value-type="string" calcext:value-type="string">
            <text:p>天幕 ・ てんまく ・ tent</text:p>
            <text:p>序幕 ・ じょまく ・ opening act, curtain raiser</text:p>
            <text:p>除幕式 ・ じょまくしき ・ unveiling ceremon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340" calcext:value-type="float">
            <text:p>1340</text:p>
          </table:table-cell>
          <table:table-cell table:style-name="ce8" office:value-type="string" calcext:value-type="string">
            <text:p>墓</text:p>
          </table:table-cell>
          <table:table-cell table:style-name="ce12" office:value-type="string" calcext:value-type="string">
            <text:p>墓参 ・ ぼさん ・ visit to a grave¹</text:p>
            <text:p>墓 ・ はか ・ grave, tomb</text:p>
            <text:p>墓碑 ・ ぼひ ・ tombstone, gravestone</text:p>
            <text:p>墓場 ・ はかば ・ graveya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41" calcext:value-type="float">
            <text:p>1341</text:p>
          </table:table-cell>
          <table:table-cell table:style-name="ce8" office:value-type="string" calcext:value-type="string">
            <text:p>募</text:p>
          </table:table-cell>
          <table:table-cell table:style-name="ce12" office:value-type="string" calcext:value-type="string">
            <text:p>公募  こうぼ ・ public appeal, offering, ad contributions, securities, post, … </text:p>
            <text:p>徴募 ・ ちょうぼ ・ recruitmen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42" calcext:value-type="float">
            <text:p>1342</text:p>
          </table:table-cell>
          <table:table-cell table:style-name="ce8" office:value-type="string" calcext:value-type="string">
            <text:p>暮</text:p>
          </table:table-cell>
          <table:table-cell table:style-name="ce12" office:value-type="string" calcext:value-type="string">
            <text:p>暮らし ・ くらし ・ living, livelihood, subsistence; life circumstances</text:p>
            <text:p>その日暮らし ・ そのひぐらし ・ hand-to-mouth life; meagre existence</text:p>
            <text:p>暮夜 ・ ぼや ・ nigh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43" calcext:value-type="float">
            <text:p>1343</text:p>
          </table:table-cell>
          <table:table-cell table:style-name="ce8" office:value-type="string" calcext:value-type="string">
            <text:p>慕</text:p>
          </table:table-cell>
          <table:table-cell table:style-name="ce12" office:value-type="string" calcext:value-type="string">
            <text:p>慕い寄る ・ したいよる ・ approach in adoration</text:p>
            <text:p>敬慕する ・ けいぼする ・ adore, love and respect, admire</text:p>
            <text:p>思慕 ・ しぼ ・ yearning, deep affec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44" calcext:value-type="float">
            <text:p>1344</text:p>
          </table:table-cell>
          <table:table-cell table:style-name="ce8" office:value-type="string" calcext:value-type="string">
            <text:p>添</text:p>
          </table:table-cell>
          <table:table-cell table:style-name="ce12" office:value-type="string" calcext:value-type="string">
            <text:p>力添え ・ ちからぞえ ・ aid, help, assistance</text:p>
            <text:p>付き添い ・ つきそい ・ attendance; attendant, escort</text:p>
            <text:p>添加する ・ てんかする ・ add, annex, appe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45" calcext:value-type="float">
            <text:p>1345</text:p>
          </table:table-cell>
          <table:table-cell table:style-name="ce8" office:value-type="string" calcext:value-type="string">
            <text:p>恭</text:p>
          </table:table-cell>
          <table:table-cell table:style-name="ce12" office:value-type="string" calcext:value-type="string">
            <text:p>恭順 ・ きょうじゅん ・ obedience, submiss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46" calcext:value-type="float">
            <text:p>1346</text:p>
          </table:table-cell>
          <table:table-cell table:style-name="ce8" office:value-type="string" calcext:value-type="string">
            <text:p>暴</text:p>
          </table:table-cell>
          <table:table-cell table:style-name="ce12" office:value-type="string" calcext:value-type="string">
            <text:p>暴発 ・ ぼうはつ ・ spontaneous discharge, accidental gun discharge</text:p>
            <text:p>暴利 ・ ぼうり ・ excessive profits, usury</text:p>
            <text:p>暴れ回る ・ あばれまわる ・ rampage, run rio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47" calcext:value-type="float">
            <text:p>1347</text:p>
          </table:table-cell>
          <table:table-cell table:style-name="ce8" office:value-type="string" calcext:value-type="string">
            <text:p>爆</text:p>
          </table:table-cell>
          <table:table-cell table:style-name="ce12" office:value-type="string" calcext:value-type="string">
            <text:p>爆風 ・ ばくふう ・ blast bomb / explosion </text:p>
            <text:p>爆笑する ・ ばくしょうする ・ roar with laughter, burst into laughter</text:p>
            <text:p>水爆 ・ すいばく ・ hydrogen bomb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48" calcext:value-type="float">
            <text:p>1348</text:p>
          </table:table-cell>
          <table:table-cell table:style-name="ce8" office:value-type="string" calcext:value-type="string">
            <text:p>沿</text:p>
          </table:table-cell>
          <table:table-cell table:style-name="ce12" office:value-type="string" calcext:value-type="string">
            <text:p>南岸沿い ・ なんがんぞい ・ along the southern coast</text:p>
            <text:p>沿道 ・ えんどう ・ along the route</text:p>
            <text:p>沿岸 ・ えんがん ・ coast, sh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49" calcext:value-type="float">
            <text:p>1349</text:p>
          </table:table-cell>
          <table:table-cell table:style-name="ce8" office:value-type="string" calcext:value-type="string">
            <text:p>礎</text:p>
          </table:table-cell>
          <table:table-cell table:style-name="ce12" office:value-type="string" calcext:value-type="string">
            <text:p>礎 ・ いしずえ ・ foundation stone, cornerstone</text:p>
            <text:p>礎を築く ・ いしずえをきずく ・ lay the foundation for 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50" calcext:value-type="float">
            <text:p>1350</text:p>
          </table:table-cell>
          <table:table-cell table:style-name="ce8" office:value-type="string" calcext:value-type="string">
            <text:p>疑</text:p>
          </table:table-cell>
          <table:table-cell table:style-name="ce12" office:value-type="string" calcext:value-type="string">
            <text:p>疑い ・ うたがい ・ doubt, suspicion; question</text:p>
            <text:p>疑心 ・ ぎしん ・ doubt, suspicion, fear</text:p>
            <text:p>半信半疑の ・ はんしんはんぎの ・ dubious, incredulou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51" calcext:value-type="float">
            <text:p>1351</text:p>
          </table:table-cell>
          <table:table-cell table:style-name="ce8" office:value-type="string" calcext:value-type="string">
            <text:p>凝</text:p>
          </table:table-cell>
          <table:table-cell table:style-name="ce12" office:value-type="string" calcext:value-type="string">
            <text:p>凝固する ・ ぎょうこする ・ solidify, coagulate, congeal</text:p>
            <text:p>凝血 ・ ぎょうけつ ・ blood clot</text:p>
            <text:p>凝縮 ・ ぎょうしゅく ・ condens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52" calcext:value-type="float">
            <text:p>1352</text:p>
          </table:table-cell>
          <table:table-cell table:style-name="ce8" office:value-type="string" calcext:value-type="string">
            <text:p>擬</text:p>
          </table:table-cell>
          <table:table-cell table:style-name="ce12" office:value-type="string" calcext:value-type="string">
            <text:p>擬装 ・ ぎそう ・ camouflage, disguise</text:p>
            <text:p>擬似 ・ ぎじ ・ false, dummy, pseud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53" calcext:value-type="float">
            <text:p>1353</text:p>
          </table:table-cell>
          <table:table-cell table:style-name="ce8" office:value-type="string" calcext:value-type="string">
            <text:p>倣</text:p>
          </table:table-cell>
          <table:table-cell table:style-name="ce12" office:value-type="string" calcext:value-type="string">
            <text:p>倣う ・ ならう ・ [vi] imitate, follow, emulate</text:p>
            <text:p>模倣者 ・ もほうしゃ ・ imitato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54" calcext:value-type="float">
            <text:p>1354</text:p>
          </table:table-cell>
          <table:table-cell table:style-name="ce8" office:value-type="string" calcext:value-type="string">
            <text:p>似</text:p>
          </table:table-cell>
          <table:table-cell table:style-name="ce12" office:value-type="string" calcext:value-type="string">
            <text:p>近似する ・ きんじする ・ approximate to, resemble closely</text:p>
            <text:p>似ている ・ にている ・ [vi] look like, resemble</text:p>
            <text:p>似せる ・ にせる ・ [vt] imitate, copy; forge</text:p>
            <text:p>似顔 ・ にがお ・ likeness, portrai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55" calcext:value-type="float">
            <text:p>1355</text:p>
          </table:table-cell>
          <table:table-cell table:style-name="ce8" office:value-type="string" calcext:value-type="string">
            <text:p>俵</text:p>
          </table:table-cell>
          <table:table-cell table:style-name="ce12" office:value-type="string" calcext:value-type="string">
            <text:p>俵 ・ たわら ・ straw sack</text:p>
            <text:p>土俵際 ・ どひょうぎわ ・ verge, edge esp. sumō ring </text:p>
            <text:p>土俵入り ・ どひょういり ・ entrance procession sumō wrestlers into the r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356" calcext:value-type="float">
            <text:p>1356</text:p>
          </table:table-cell>
          <table:table-cell table:style-name="ce8" office:value-type="string" calcext:value-type="string">
            <text:p>俺</text:p>
          </table:table-cell>
          <table:table-cell table:style-name="ce12" office:value-type="string" calcext:value-type="string">
            <text:p>俺 ・ おれ ・ I usu. intimate, occ. vulgar </text:p>
            <text:p>俺達 ・ おれたち ・ we</text:p>
            <text:p>俺が俺が の連中 ・ おれがおれが のれんちゅう ・ ego-driven me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57" calcext:value-type="float">
            <text:p>1357</text:p>
          </table:table-cell>
          <table:table-cell table:style-name="ce8" office:value-type="string" calcext:value-type="string">
            <text:p>庵</text:p>
          </table:table-cell>
          <table:table-cell table:style-name="ce12" office:value-type="string" calcext:value-type="string">
            <text:p>沢庵 [沢庵漬け] ・ たくあん [たくあんづけ] ・ pickled daikon Japanese radish </text:p>
            <text:p>庵点 ・ いおりてん ・ symbol that words following are taken from a song or sung by the person spea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58" calcext:value-type="float">
            <text:p>1358</text:p>
          </table:table-cell>
          <table:table-cell table:style-name="ce8" office:value-type="string" calcext:value-type="string">
            <text:p>僕</text:p>
          </table:table-cell>
          <table:table-cell table:style-name="ce12" office:value-type="string" calcext:value-type="string">
            <text:p>僕達 ・ ぼくたち ・ we</text:p>
            <text:p>下僕 ・ げぼく ・ your humble servant</text:p>
            <text:p>公僕 ・ こうぼく ・ public serva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59" calcext:value-type="float">
            <text:p>1359</text:p>
          </table:table-cell>
          <table:table-cell table:style-name="ce8" office:value-type="string" calcext:value-type="string">
            <text:p>撲</text:p>
          </table:table-cell>
          <table:table-cell table:style-name="ce12" office:value-type="string" calcext:value-type="string">
            <text:p>打撲 ・ だぼく ・ blow, strok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60" calcext:value-type="float">
            <text:p>1360</text:p>
          </table:table-cell>
          <table:table-cell table:style-name="ce8" office:value-type="string" calcext:value-type="string">
            <text:p>叩</text:p>
          </table:table-cell>
          <table:table-cell table:style-name="ce12" office:value-type="string" calcext:value-type="string">
            <text:p>叩く ・ たたく ・ [vt] strike, beat, hit; criticize, verbally abuse; clap, play dru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61" calcext:value-type="float">
            <text:p>1361</text:p>
          </table:table-cell>
          <table:table-cell table:style-name="ce8" office:value-type="string" calcext:value-type="string">
            <text:p>伐</text:p>
          </table:table-cell>
          <table:table-cell table:style-name="ce12" office:value-type="string" calcext:value-type="string">
            <text:p>殺伐な ・ さつばつな ・ bloody, savage, warlike</text:p>
            <text:p>伐る ・ きる ・ [vt] cut down trees , fell, chop down</text:p>
            <text:p>木を伐る ・ きをきる ・ fell a t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62" calcext:value-type="float">
            <text:p>1362</text:p>
          </table:table-cell>
          <table:table-cell table:style-name="ce8" office:value-type="string" calcext:value-type="string">
            <text:p>閥</text:p>
          </table:table-cell>
          <table:table-cell table:style-name="ce12" office:value-type="string" calcext:value-type="string">
            <text:p>派閥 ・ はばつ ・ clique, faction, coterie</text:p>
            <text:p>藩閥 ・ はんばつ ・ clan favoritism, clanship</text:p>
            <text:p>薩摩閥 ・ さつまばつ ・ Satsuma cla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63" calcext:value-type="float">
            <text:p>1363</text:p>
          </table:table-cell>
          <table:table-cell table:style-name="ce8" office:value-type="string" calcext:value-type="string">
            <text:p>闘</text:p>
          </table:table-cell>
          <table:table-cell table:style-name="ce12" office:value-type="string" calcext:value-type="string">
            <text:p>決闘 ・ けっとう ・ duel</text:p>
            <text:p>闘技 ・ とうぎ ・ competition, contest</text:p>
            <text:p>困難と闘う ・ こんなんとたたかう ・ contend with difficultie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64" calcext:value-type="float">
            <text:p>1364</text:p>
          </table:table-cell>
          <table:table-cell table:style-name="ce8" office:value-type="string" calcext:value-type="string">
            <text:p>闇</text:p>
          </table:table-cell>
          <table:table-cell table:style-name="ce12" office:value-type="string" calcext:value-type="string">
            <text:p>暗闇 ・ くらやみ ・ in darkness</text:p>
            <text:p>闇雲に ・ やみくもに ・ recklessly, blindly, at random</text:p>
            <text:p>闇 ・ やみ ・ darkness, dark</text:p>
            <text:p>闇黒 ・ あんこく ・ darkness</text:p>
            <text:p>闇然とした ・ あんぜんとした ・ dark, black, unclear; doleful, dispirit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65" calcext:value-type="float">
            <text:p>1365</text:p>
          </table:table-cell>
          <table:table-cell table:style-name="ce8" office:value-type="string" calcext:value-type="string">
            <text:p>閑</text:p>
          </table:table-cell>
          <table:table-cell table:style-name="ce12" office:value-type="string" calcext:value-type="string">
            <text:p>閑職 ・ かんしょく ・ leisurely post, do-nothing job</text:p>
            <text:p>安閑と ・ あんかんと ・ idly, in idlenes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66" calcext:value-type="float">
            <text:p>1366</text:p>
          </table:table-cell>
          <table:table-cell table:style-name="ce8" office:value-type="string" calcext:value-type="string">
            <text:p>脈</text:p>
          </table:table-cell>
          <table:table-cell table:style-name="ce12" office:value-type="string" calcext:value-type="string">
            <text:p>脈を取る ・ みゃくをとる ・ take a pulse</text:p>
            <text:p>乱脈 ・ らんみゃく ・ disorder, confusion, chaos</text:p>
            <text:p>脈絡 ・ みゃくらく ・ logical connection, chain of reason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67" calcext:value-type="float">
            <text:p>1367</text:p>
          </table:table-cell>
          <table:table-cell table:style-name="ce8" office:value-type="string" calcext:value-type="string">
            <text:p>派</text:p>
          </table:table-cell>
          <table:table-cell table:style-name="ce12" office:value-type="string" calcext:value-type="string">
            <text:p>特派員 ・ とくはいん ・ special correspondent; delegate</text:p>
            <text:p>流派 ・ りゅうは ・ school</text:p>
            <text:p>派手な ・ はでな ・ showy, flashy, gaudy</text:p>
            <text:p>立派な ・ りっぱな ・ fine, excellent, admira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68" calcext:value-type="float">
            <text:p>1368</text:p>
          </table:table-cell>
          <table:table-cell table:style-name="ce8" office:value-type="string" calcext:value-type="string">
            <text:p>缶</text:p>
          </table:table-cell>
          <table:table-cell table:style-name="ce12" office:value-type="string" calcext:value-type="string">
            <text:p>ビスケット缶 ・ びすけっとかん ・ can of biscuits</text:p>
            <text:p>蟹缶 ・ かにかん ・ canned crab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69" calcext:value-type="float">
            <text:p>1369</text:p>
          </table:table-cell>
          <table:table-cell table:style-name="ce8" office:value-type="string" calcext:value-type="string">
            <text:p>揺</text:p>
          </table:table-cell>
          <table:table-cell table:style-name="ce12" office:value-type="string" calcext:value-type="string">
            <text:p>揺る ・ ゆる ・ [vt] jolt, jog, be rocked</text:p>
            <text:p>揺らぐ ・ ゆらぐ ・ [vi] shake, swing, sway fluctuate, become unstable</text:p>
            <text:p>揺るぐ ・ ゆるぐ ・ [vi] shake, waver, tremble</text:p>
            <text:p>揺する ・ ゆする ・ [vt] shake, rock, joggle, swing, roll</text:p>
            <text:p>揺さぶる ・ ゆさぶる ・ shake, jolt, jerk</text:p>
            <text:p>揺すぶる ・ ゆすぶる ・ shake, swing, joggle, jol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70" calcext:value-type="float">
            <text:p>1370</text:p>
          </table:table-cell>
          <table:table-cell table:style-name="ce8" office:value-type="string" calcext:value-type="string">
            <text:p>謡</text:p>
          </table:table-cell>
          <table:table-cell table:style-name="ce12" office:value-type="string" calcext:value-type="string">
            <text:p>謡物 ・ うたいもの ・ an utai piece for recitation chanting of a noh text </text:p>
            <text:p>俗謡 ・ ぞくよう ・ popular song, ballad</text:p>
            <text:p>歌謡 ・ かよう ・ song, ball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71" calcext:value-type="float">
            <text:p>1371</text:p>
          </table:table-cell>
          <table:table-cell table:style-name="ce8" office:value-type="string" calcext:value-type="string">
            <text:p>遥</text:p>
          </table:table-cell>
          <table:table-cell table:style-name="ce12" office:value-type="string" calcext:value-type="string">
            <text:p>遥か彼方の ・ はるかかなたの ・ faraway, far-off</text:p>
            <text:p>遥拝 ・ ようはい ・ worshiping from afa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72" calcext:value-type="float">
            <text:p>1372</text:p>
          </table:table-cell>
          <table:table-cell table:style-name="ce8" office:value-type="string" calcext:value-type="string">
            <text:p>陶</text:p>
          </table:table-cell>
          <table:table-cell table:style-name="ce12" office:value-type="string" calcext:value-type="string">
            <text:p>陶酔 ・ とうすい ・ intoxication; fascination, rapture</text:p>
            <text:p>鬱陶しい ・ うっとうしい ・ gloomy, depressing; dull, cloudy</text:p>
            <text:p>陶磁器 ・ とうじき ・ porcelain, pottery, ceramic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73" calcext:value-type="float">
            <text:p>1373</text:p>
          </table:table-cell>
          <table:table-cell table:style-name="ce8" office:value-type="string" calcext:value-type="string">
            <text:p>陳</text:p>
          </table:table-cell>
          <table:table-cell table:style-name="ce12" office:value-type="string" calcext:value-type="string">
            <text:p>出陳 ・ しゅっちん ・ submitting sth. to an exhibition</text:p>
            <text:p>陳腐な ・ ちんぷな ・ old-fashioned, trite, worn-out</text:p>
            <text:p>新陳代謝 ・ しんちんたいしゃ ・ metabolism; renewal, regener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74" calcext:value-type="float">
            <text:p>1374</text:p>
          </table:table-cell>
          <table:table-cell table:style-name="ce8" office:value-type="string" calcext:value-type="string">
            <text:p>陣</text:p>
          </table:table-cell>
          <table:table-cell table:style-name="ce12" office:value-type="string" calcext:value-type="string">
            <text:p>先陣 ・ せんじん ・ advance guard, vanguard</text:p>
            <text:p>論陣を張る ・ ろんじんをはる ・ argue about, take a firm stand</text:p>
            <text:p>教授陣 ・ きょうじゅじん ・ professorate, faculty, group of professor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75" calcext:value-type="float">
            <text:p>1375</text:p>
          </table:table-cell>
          <table:table-cell table:style-name="ce8" office:value-type="string" calcext:value-type="string">
            <text:p>陥</text:p>
          </table:table-cell>
          <table:table-cell table:style-name="ce12" office:value-type="string" calcext:value-type="string">
            <text:p>罪に陥る ・ つみにおちいる ・ slide into sin</text:p>
            <text:p>陥入する ・ かんにゅうする ・ subside, collapse, fall / cave in</text:p>
            <text:p>誤りに陥る ・ あやまりにおちいる ・ fall into err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76" calcext:value-type="float">
            <text:p>1376</text:p>
          </table:table-cell>
          <table:table-cell table:style-name="ce8" office:value-type="string" calcext:value-type="string">
            <text:p>隆</text:p>
          </table:table-cell>
          <table:table-cell table:style-name="ce12" office:value-type="string" calcext:value-type="string">
            <text:p>隆起 ・ りゅうき ・ protuberance, elevati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77" calcext:value-type="float">
            <text:p>1377</text:p>
          </table:table-cell>
          <table:table-cell table:style-name="ce8" office:value-type="string" calcext:value-type="string">
            <text:p>降</text:p>
          </table:table-cell>
          <table:table-cell table:style-name="ce12" office:value-type="string" calcext:value-type="string">
            <text:p>降る ・ ふる ・ [vi] fall, come down, rain [atmospheric moisture] </text:p>
            <text:p>降らす ・ ふらす ・ [vt] send rain , shed</text:p>
            <text:p>降水 ・ こうすい ・ precipitation</text:p>
            <text:p>降参する ・ こうさんする ・ surrender, submit, yield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378" calcext:value-type="float">
            <text:p>1378</text:p>
          </table:table-cell>
          <table:table-cell table:style-name="ce8" office:value-type="string" calcext:value-type="string">
            <text:p>峰</text:p>
          </table:table-cell>
          <table:table-cell table:style-name="ce12" office:value-type="string" calcext:value-type="string">
            <text:p>峰 ・ みね ・ mountain peak</text:p>
            <text:p>峰峰 ・ みねみね ・ peaks</text:p>
            <text:p>未踏峰 ・ みとうほう ・ unclimbed mountain</text:p>
            <text:p>高峰 ・ こうほう ・ lofty peak, high mountai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79" calcext:value-type="float">
            <text:p>1379</text:p>
          </table:table-cell>
          <table:table-cell table:style-name="ce8" office:value-type="string" calcext:value-type="string">
            <text:p>逢</text:p>
          </table:table-cell>
          <table:table-cell table:style-name="ce12" office:value-type="string" calcext:value-type="string">
            <text:p>逢わせる ・ あわせる ・ [vt] have so. meet another , allow a person to see so. </text:p>
            <text:p>逢瀬 ・ おうせ ・ meeting, date</text:p>
            <text:p>出逢う ・ であう ・ [vi] meet by chance , encount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80" calcext:value-type="float">
            <text:p>1380</text:p>
          </table:table-cell>
          <table:table-cell table:style-name="ce8" office:value-type="string" calcext:value-type="string">
            <text:p>縫</text:p>
          </table:table-cell>
          <table:table-cell table:style-name="ce12" office:value-type="string" calcext:value-type="string">
            <text:p>縫い合わせる ・ ぬいあわせる ・ sew up / together</text:p>
            <text:p>手縫いの ・ てぬいの ・ hand-tailored / -sewed</text:p>
            <text:p>天衣無縫 ・ てんいむほう ・ perfect beauty with no trace of artifice 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381" calcext:value-type="float">
            <text:p>1381</text:p>
          </table:table-cell>
          <table:table-cell table:style-name="ce8" office:value-type="string" calcext:value-type="string">
            <text:p>蜂</text:p>
          </table:table-cell>
          <table:table-cell table:style-name="ce12" office:value-type="string" calcext:value-type="string">
            <text:p>蜂 ・ はち ・ bee, wasp</text:p>
            <text:p>蜂巣 ・ ほうそう ・ (bee)hive</text:p>
            <text:p>蜂蜜 ・ はちみつ ・ honey</text:p>
            <text:p>蜜蜂 ・ みつばち ・ honeybee, hive bee</text:p>
            <text:p>蜂鳥 ・ はちどり ・ hummingbird</text:p>
            <text:p>熊蜂 ・ くまばち ・ horne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82" calcext:value-type="float">
            <text:p>1382</text:p>
          </table:table-cell>
          <table:table-cell table:style-name="ce8" office:value-type="string" calcext:value-type="string">
            <text:p>蜜</text:p>
          </table:table-cell>
          <table:table-cell table:style-name="ce12" office:value-type="string" calcext:value-type="string">
            <text:p>蜜 ・ みつ ・ honey, nectar, syrup, molasses</text:p>
            <text:p>黒蜜 ・ くろみつ ・ brown sugar syrup</text:p>
            <text:p>蜜月 ・ みつげつ ・ honeymoon</text:p>
            <text:p>蜜柑 ・ みかん ・ mandarin orange esp. Satsuma mandar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83" calcext:value-type="float">
            <text:p>1383</text:p>
          </table:table-cell>
          <table:table-cell table:style-name="ce8" office:value-type="string" calcext:value-type="string">
            <text:p>密</text:p>
          </table:table-cell>
          <table:table-cell table:style-name="ce12" office:value-type="string" calcext:value-type="string">
            <text:p>厳密な ・ げんみつな ・ strict, precise, rigid, exact</text:p>
            <text:p>過密な ・ かみつな ・ overcrowded</text:p>
            <text:p>密売 ・ みつばい ・ smuggl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84" calcext:value-type="float">
            <text:p>1384</text:p>
          </table:table-cell>
          <table:table-cell table:style-name="ce8" office:value-type="string" calcext:value-type="string">
            <text:p>秘</text:p>
          </table:table-cell>
          <table:table-cell table:style-name="ce12" office:value-type="string" calcext:value-type="string">
            <text:p>秘め事 ・ ひめごと ・ secret</text:p>
            <text:p>部外秘の ・ ぶがいひの ・ restricted</text:p>
            <text:p>秘術 ・ ひじゅつ ・ secret art ; the best of one’s sk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85" calcext:value-type="float">
            <text:p>1385</text:p>
          </table:table-cell>
          <table:table-cell table:style-name="ce8" office:value-type="string" calcext:value-type="string">
            <text:p>欧</text:p>
          </table:table-cell>
          <table:table-cell table:style-name="ce12" office:value-type="string" calcext:value-type="string">
            <text:p>全欧 ・ ぜんおう ・ the whole of Europe</text:p>
            <text:p>欧文 ・ おうぶん ・ foreign tex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86" calcext:value-type="float">
            <text:p>1386</text:p>
          </table:table-cell>
          <table:table-cell table:style-name="ce8" office:value-type="string" calcext:value-type="string">
            <text:p>枢</text:p>
          </table:table-cell>
          <table:table-cell table:style-name="ce12" office:value-type="string" calcext:value-type="string">
            <text:p>枢機 ・ すうき ・ most important affairs of state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87" calcext:value-type="float">
            <text:p>1387</text:p>
          </table:table-cell>
          <table:table-cell table:style-name="ce8" office:value-type="string" calcext:value-type="string">
            <text:p>殴</text:p>
          </table:table-cell>
          <table:table-cell table:style-name="ce12" office:value-type="string" calcext:value-type="string">
            <text:p>殴り合う ・ なぐりあう ・ fight, exchange blows</text:p>
            <text:p>殴り込み ・ なぐりこみ ・ attack, rai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88" calcext:value-type="float">
            <text:p>1388</text:p>
          </table:table-cell>
          <table:table-cell table:style-name="ce8" office:value-type="string" calcext:value-type="string">
            <text:p>駆</text:p>
          </table:table-cell>
          <table:table-cell table:style-name="ce12" office:value-type="string" calcext:value-type="string">
            <text:p>駆る ・ かる ・ [vt] drive a car , spur on, urge a horse on</text:p>
            <text:p>駆虫剤 ・ くちゅうざい ・ insect-, vermicide</text:p>
            <text:p>駆動 ・ くどう ・ driving force of a machine </text:p>
            <text:p>駆け引き ・ かけひき ・ bargaining; tactic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89" calcext:value-type="float">
            <text:p>1389</text:p>
          </table:table-cell>
          <table:table-cell table:style-name="ce8" office:value-type="string" calcext:value-type="string">
            <text:p>馳</text:p>
          </table:table-cell>
          <table:table-cell table:style-name="ce12" office:value-type="string" calcext:value-type="string">
            <text:p>馳せ参じる ・ はせさんじる ・ hasten to join</text:p>
            <text:p>遅れ馳せ ・ おくればせ ・ belated, 11th hour</text:p>
            <text:p>背馳 ・ はいち ・ inconsistency, contradic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90" calcext:value-type="float">
            <text:p>1390</text:p>
          </table:table-cell>
          <table:table-cell table:style-name="ce8" office:value-type="string" calcext:value-type="string">
            <text:p>騒</text:p>
          </table:table-cell>
          <table:table-cell table:style-name="ce12" office:value-type="string" calcext:value-type="string">
            <text:p>騒がしい ・ さわがしい ・ noisy, boisterous; troubled</text:p>
            <text:p>物騒な ・ ぶっそうな ・ dangerous, insecure, disturbed</text:p>
            <text:p>騒然たる ・ そうぜんたる ・ noisy, confus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1" calcext:value-type="float">
            <text:p>1391</text:p>
          </table:table-cell>
          <table:table-cell table:style-name="ce8" office:value-type="string" calcext:value-type="string">
            <text:p>旭</text:p>
          </table:table-cell>
          <table:table-cell table:style-name="ce12" office:value-type="string" calcext:value-type="string">
            <text:p>旭日章 ・ きょくじつしょう ・ Order of the Rising Su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2" calcext:value-type="float">
            <text:p>1392</text:p>
          </table:table-cell>
          <table:table-cell table:style-name="ce8" office:value-type="string" calcext:value-type="string">
            <text:p>旦</text:p>
          </table:table-cell>
          <table:table-cell table:style-name="ce12" office:value-type="string" calcext:value-type="string">
            <text:p>月旦 ・ げったん ・ criticism, comment</text:p>
            <text:p>旦那 ・ だんな ・ patron, protector, donor; master, sir; husb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3" calcext:value-type="float">
            <text:p>1393</text:p>
          </table:table-cell>
          <table:table-cell table:style-name="ce8" office:value-type="string" calcext:value-type="string">
            <text:p>但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4" calcext:value-type="float">
            <text:p>1394</text:p>
          </table:table-cell>
          <table:table-cell table:style-name="ce8" office:value-type="string" calcext:value-type="string">
            <text:p>担</text:p>
          </table:table-cell>
          <table:table-cell table:style-name="ce12" office:value-type="string" calcext:value-type="string">
            <text:p>担保 ・ たんぽ ・ security, mortgage</text:p>
            <text:p>担ぎ ・ かつぎ ・ carrier</text:p>
            <text:p>担い手 ・ にないて ・ bearer, carri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5" calcext:value-type="float">
            <text:p>1395</text:p>
          </table:table-cell>
          <table:table-cell table:style-name="ce8" office:value-type="string" calcext:value-type="string">
            <text:p>亘</text:p>
          </table:table-cell>
          <table:table-cell table:style-name="ce12" office:value-type="string" calcext:value-type="string">
            <text:p>亘る ・ わたる ・ [vi] extend over / for, range, span, l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6" calcext:value-type="float">
            <text:p>1396</text:p>
          </table:table-cell>
          <table:table-cell table:style-name="ce8" office:value-type="string" calcext:value-type="string">
            <text:p>恒</text:p>
          </table:table-cell>
          <table:table-cell table:style-name="ce12" office:value-type="string" calcext:value-type="string">
            <text:p>恒等式 ・ こうとうしき ・ identity ma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7" calcext:value-type="float">
            <text:p>1397</text:p>
          </table:table-cell>
          <table:table-cell table:style-name="ce8" office:value-type="string" calcext:value-type="string">
            <text:p>垣</text:p>
          </table:table-cell>
          <table:table-cell table:style-name="ce12" office:value-type="string" calcext:value-type="string">
            <text:p>生け垣 ・ いけがき ・ hedge, quicks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8" calcext:value-type="float">
            <text:p>1398</text:p>
          </table:table-cell>
          <table:table-cell table:style-name="ce8" office:value-type="string" calcext:value-type="string">
            <text:p>宣</text:p>
          </table:table-cell>
          <table:table-cell table:style-name="ce12" office:value-type="string" calcext:value-type="string">
            <text:p>宣告 ・ せんこく ・ sentence, verdict, pronouncement</text:p>
            <text:p>宣誓 ・ せんせい ・ oath, swearing, vowin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99" calcext:value-type="float">
            <text:p>1399</text:p>
          </table:table-cell>
          <table:table-cell table:style-name="ce8" office:value-type="string" calcext:value-type="string">
            <text:p>喧</text:p>
          </table:table-cell>
          <table:table-cell table:style-name="ce12" office:value-type="string" calcext:value-type="string">
            <text:p>口喧しい ・ くちやかましい ・ nagging, critical; talkative</text:p>
            <text:p>喧嘩 ・ けんか ・ quarrel, fight, squabble</text:p>
            <text:p>喧騒 ・ けんそう ・ clamor, din, noise</text:p>
            <text:p>喧伝 ・ けんでん ・ widely talked about</text:p>
            <text:p>喧喧囂囂 ・ けんけんごうごう ・ state of uproar, pandemonium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400" calcext:value-type="float">
            <text:p>1400</text:p>
          </table:table-cell>
          <table:table-cell table:style-name="ce8" office:value-type="string" calcext:value-type="string">
            <text:p>嘩</text:p>
          </table:table-cell>
          <table:table-cell table:style-name="ce12" office:value-type="string" calcext:value-type="string">
            <text:p>喧嘩腰 ・ けんかごし ・ belligerent</text:p>
            <text:p>口喧嘩 ・ くちげんか ・ quarrel</text:p>
            <text:p>内輪喧嘩 ・ うちわげんか ・ family quarrel; quarrel among themselve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401" calcext:value-type="float">
            <text:p>1401</text:p>
          </table:table-cell>
          <table:table-cell table:style-name="ce8" office:value-type="string" calcext:value-type="string">
            <text:p>唾</text:p>
          </table:table-cell>
          <table:table-cell table:style-name="ce12" office:value-type="string" calcext:value-type="string">
            <text:p>固唾 ・ かたず ・ saliva in one’s mouth at times of tension </text:p>
            <text:p>唾壷 ・ だこ ・ spittoon</text:p>
            <text:p>唾する ・ つばする ・ [vi] spit</text:p>
            <text:p>生唾 ・ なまつば ・ saliva in one’s mouth 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02" calcext:value-type="float">
            <text:p>1402</text:p>
          </table:table-cell>
          <table:table-cell table:style-name="ce8" office:value-type="string" calcext:value-type="string">
            <text:p>壷</text:p>
          </table:table-cell>
          <table:table-cell table:style-name="ce12" office:value-type="string" calcext:value-type="string">
            <text:p>壷 ・ つぼ ・ jar, pot</text:p>
            <text:p>墨壷 ・ すみつぼ ・ ink bottle; carpenter's inking device</text:p>
            <text:p>思う壷 ・ おもうつぼ ・ one's wishes / expectat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03" calcext:value-type="float">
            <text:p>1403</text:p>
          </table:table-cell>
          <table:table-cell table:style-name="ce8" office:value-type="string" calcext:value-type="string">
            <text:p>坪</text:p>
          </table:table-cell>
          <table:table-cell table:style-name="ce12" office:value-type="string" calcext:value-type="string">
            <text:p>建て坪 ・ たてつぼ ・ floor sp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04" calcext:value-type="float">
            <text:p>1404</text:p>
          </table:table-cell>
          <table:table-cell table:style-name="ce8" office:value-type="string" calcext:value-type="string">
            <text:p>畔</text:p>
          </table:table-cell>
          <table:table-cell table:style-name="ce12" office:value-type="string" calcext:value-type="string">
            <text:p>湖畔 ・ こはん ・ lake shore, lakeside</text:p>
            <text:p>吉野川畔 ・ よしのがわはん ・ the banks of Yoshino Ri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05" calcext:value-type="float">
            <text:p>1405</text:p>
          </table:table-cell>
          <table:table-cell table:style-name="ce8" office:value-type="string" calcext:value-type="string">
            <text:p>衆</text:p>
          </table:table-cell>
          <table:table-cell table:style-name="ce12" office:value-type="string" calcext:value-type="string">
            <text:p>観衆 ・ かんしゅう ・ audience</text:p>
            <text:p>大衆 ・ たいしゅう ・ the masses, populace</text:p>
            <text:p>群衆 ・ ぐんしゅう ・ crowd of people, multitu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06" calcext:value-type="float">
            <text:p>1406</text:p>
          </table:table-cell>
          <table:table-cell table:style-name="ce8" office:value-type="string" calcext:value-type="string">
            <text:p>伊</text:p>
          </table:table-cell>
          <table:table-cell table:style-name="ce12" office:value-type="string" calcext:value-type="string">
            <text:p>伊太利 ・ いたりー ・ Italy</text:p>
            <text:p>伊達者 ・ だてしゃ ・ dandy, coxcomb, beau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07" calcext:value-type="float">
            <text:p>1407</text:p>
          </table:table-cell>
          <table:table-cell table:style-name="ce8" office:value-type="string" calcext:value-type="string">
            <text:p>君</text:p>
          </table:table-cell>
          <table:table-cell table:style-name="ce12" office:value-type="string" calcext:value-type="string">
            <text:p>母君 ・ ははぎみ ・ mother one's own, polite </text:p>
            <text:p>大君 ・ おおきみ ・ sovereign, emperor</text:p>
            <text:p>君子 ・ くんし ・ man of virtue, wise ma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08" calcext:value-type="float">
            <text:p>1408</text:p>
          </table:table-cell>
          <table:table-cell table:style-name="ce8" office:value-type="string" calcext:value-type="string">
            <text:p>群</text:p>
          </table:table-cell>
          <table:table-cell table:style-name="ce12" office:value-type="string" calcext:value-type="string">
            <text:p>子音群 ・ しいんぐん ・ consonant cluster</text:p>
            <text:p>群を成して ・ ぐんをなして ・ in a group crowds, swarms, … </text:p>
            <text:p>群雀 ・ むらすずめ ・ flock of sparrows</text:p>
            <text:p>群れる ・ むれる ・ [vi] crowd / flock together, throng, swarm</text:p>
            <text:p>群がる ・ むらがる ・ [vi] cluster, crowd around, flock, gather, he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09" calcext:value-type="float">
            <text:p>1409</text:p>
          </table:table-cell>
          <table:table-cell table:style-name="ce8" office:value-type="string" calcext:value-type="string">
            <text:p>郡</text:p>
          </table:table-cell>
          <table:table-cell table:style-name="ce12" office:value-type="string" calcext:value-type="string">
            <text:p>郡 ・ ぐん ・ county, district</text:p>
            <text:p>郡 ・ こおり ・ unit of administration in former Jap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10" calcext:value-type="float">
            <text:p>1410</text:p>
          </table:table-cell>
          <table:table-cell table:style-name="ce8" office:value-type="string" calcext:value-type="string">
            <text:p>那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11" calcext:value-type="float">
            <text:p>1411</text:p>
          </table:table-cell>
          <table:table-cell table:style-name="ce8" office:value-type="string" calcext:value-type="string">
            <text:p>邦</text:p>
          </table:table-cell>
          <table:table-cell table:style-name="ce12" office:value-type="string" calcext:value-type="string">
            <text:p>友邦 ・ ゆうほう ・ friendly nation, ally</text:p>
            <text:p>本邦 ・ ほんぽう ・ this / our country</text:p>
            <text:p>異邦人 ・ いほうじん ・ foreigner, ali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12" calcext:value-type="float">
            <text:p>1412</text:p>
          </table:table-cell>
          <table:table-cell table:style-name="ce8" office:value-type="string" calcext:value-type="string">
            <text:p>郊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13" calcext:value-type="float">
            <text:p>1413</text:p>
          </table:table-cell>
          <table:table-cell table:style-name="ce8" office:value-type="string" calcext:value-type="string">
            <text:p>効</text:p>
          </table:table-cell>
          <table:table-cell table:style-name="ce12" office:value-type="string" calcext:value-type="string">
            <text:p>効き目 ・ ききめ ・ effect, efficacy</text:p>
            <text:p>効く ・ きく ・ [vi] be effective, work</text:p>
            <text:p>即効 ・ そっこう ・ immediate effec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414" calcext:value-type="float">
            <text:p>1414</text:p>
          </table:table-cell>
          <table:table-cell table:style-name="ce8" office:value-type="string" calcext:value-type="string">
            <text:p>絞</text:p>
          </table:table-cell>
          <table:table-cell table:style-name="ce12" office:value-type="string" calcext:value-type="string">
            <text:p>絞り ・ しぼり ・ iris diaphragm; white spots (on dyed ground , tie-dyed fabrics; variegation, spots (in flowers </text:p>
            <text:p>絞る ・ しぼる ・ [vt] wring out </text:p>
            <text:p>絞める ・ しめる ・ [vt] strangle, wring, strangulate</text:p>
            <text:p>絞まる ・ しまる ・ [vi] be strangl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15" calcext:value-type="float">
            <text:p>1415</text:p>
          </table:table-cell>
          <table:table-cell table:style-name="ce8" office:value-type="string" calcext:value-type="string">
            <text:p>搾</text:p>
          </table:table-cell>
          <table:table-cell table:style-name="ce12" office:value-type="string" calcext:value-type="string">
            <text:p>搾る  しぼる ・ [vt] squeeze, extract, squash, press</text:p>
            <text:p>搾り ・ しぼり ・ squeezin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16" calcext:value-type="float">
            <text:p>1416</text:p>
          </table:table-cell>
          <table:table-cell table:style-name="ce8" office:value-type="string" calcext:value-type="string">
            <text:p>紋</text:p>
          </table:table-cell>
          <table:table-cell table:style-name="ce12" office:value-type="string" calcext:value-type="string">
            <text:p>風紋 ・ ふうもん ・ wind-wrought pattern on the sands </text:p>
            <text:p>紋章 ・ もんしょう ・ crest, family insignia, coat of arms</text:p>
            <text:p>紋付き ・ もんつき ・ crested kimono</text:p>
            <text:p>声紋 ・ せいもん ・ voiceprint</text:p>
            <text:p>掌紋 ・ しょうもん ・ palm pri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17" calcext:value-type="float">
            <text:p>1417</text:p>
          </table:table-cell>
          <table:table-cell table:style-name="ce8" office:value-type="string" calcext:value-type="string">
            <text:p>菊</text:p>
          </table:table-cell>
          <table:table-cell table:style-name="ce12" office:value-type="string" calcext:value-type="string">
            <text:p>除虫菊 ・ じょちゅうぎく ・ pyrethru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18" calcext:value-type="float">
            <text:p>1418</text:p>
          </table:table-cell>
          <table:table-cell table:style-name="ce8" office:value-type="string" calcext:value-type="string">
            <text:p>帝</text:p>
          </table:table-cell>
          <table:table-cell table:style-name="ce12" office:value-type="string" calcext:value-type="string">
            <text:p>帝 ・ みかど ・ emperor</text:p>
            <text:p>帝劇 ・ ていげき ・ The Imperial Theatre</text:p>
            <text:p>露帝 ・ ろてい ・ Czar, Russian empero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419" calcext:value-type="float">
            <text:p>1419</text:p>
          </table:table-cell>
          <table:table-cell table:style-name="ce8" office:value-type="string" calcext:value-type="string">
            <text:p>締</text:p>
          </table:table-cell>
          <table:table-cell table:style-name="ce12" office:value-type="string" calcext:value-type="string">
            <text:p>締める ・ しめる ・ [vt] tie, tighten</text:p>
            <text:p>紙二締め ・ かみふたしめ ・ two reams of paper</text:p>
            <text:p>締盟 ・ ていめい ・ conclusion of a treaty of allia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20" calcext:value-type="float">
            <text:p>1420</text:p>
          </table:table-cell>
          <table:table-cell table:style-name="ce8" office:value-type="string" calcext:value-type="string">
            <text:p>諦</text:p>
          </table:table-cell>
          <table:table-cell table:style-name="ce12" office:value-type="string" calcext:value-type="string">
            <text:p>諦念 ・ ていねん ・ feeling of resignation; a heart that understands tru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21" calcext:value-type="float">
            <text:p>1421</text:p>
          </table:table-cell>
          <table:table-cell table:style-name="ce8" office:value-type="string" calcext:value-type="string">
            <text:p>享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22" calcext:value-type="float">
            <text:p>1422</text:p>
          </table:table-cell>
          <table:table-cell table:style-name="ce8" office:value-type="string" calcext:value-type="string">
            <text:p>郭</text:p>
          </table:table-cell>
          <table:table-cell table:style-name="ce12" office:value-type="string" calcext:value-type="string">
            <text:p>胸郭 ・ きょうかく ・ thorax, ch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23" calcext:value-type="float">
            <text:p>1423</text:p>
          </table:table-cell>
          <table:table-cell table:style-name="ce8" office:value-type="string" calcext:value-type="string">
            <text:p>亭</text:p>
          </table:table-cell>
          <table:table-cell table:style-name="ce12" office:value-type="string" calcext:value-type="string">
            <text:p>石亭 ・ せきてい ・ name of an inn </text:p>
            <text:p>夕月亭 ・ ゆうづきてい ・ Japanese restaurant name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24" calcext:value-type="float">
            <text:p>1424</text:p>
          </table:table-cell>
          <table:table-cell table:style-name="ce8" office:value-type="string" calcext:value-type="string">
            <text:p>停</text:p>
          </table:table-cell>
          <table:table-cell table:style-name="ce12" office:value-type="string" calcext:value-type="string">
            <text:p>停戦 ・ ていせん ・ cease-fire, armist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25" calcext:value-type="float">
            <text:p>1425</text:p>
          </table:table-cell>
          <table:table-cell table:style-name="ce8" office:value-type="string" calcext:value-type="string">
            <text:p>昆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26" calcext:value-type="float">
            <text:p>1426</text:p>
          </table:table-cell>
          <table:table-cell table:style-name="ce8" office:value-type="string" calcext:value-type="string">
            <text:p>混</text:p>
          </table:table-cell>
          <table:table-cell table:style-name="ce12" office:value-type="string" calcext:value-type="string">
            <text:p>混む ・ こむ ・ [vi] be crowded, congested, packed</text:p>
            <text:p>混じり気 ・ まじりけ ・ a dash of sth. , impurity</text:p>
            <text:p>混同 ・ こんどう ・ confusion; mix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27" calcext:value-type="float">
            <text:p>1427</text:p>
          </table:table-cell>
          <table:table-cell table:style-name="ce8" office:value-type="string" calcext:value-type="string">
            <text:p>皆</text:p>
          </table:table-cell>
          <table:table-cell table:style-name="ce12" office:value-type="string" calcext:value-type="string">
            <text:p>皆殺し ・ みなごろし ・ massacre, annihilation</text:p>
            <text:p>皆勤 ・ かいきん ・ perfect attendance</text:p>
            <text:p>皆既食 ・ かいきしょく ・ total solar [lunar] eclips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428" calcext:value-type="float">
            <text:p>1428</text:p>
          </table:table-cell>
          <table:table-cell table:style-name="ce8" office:value-type="string" calcext:value-type="string">
            <text:p>楷</text:p>
          </table:table-cell>
          <table:table-cell table:style-name="ce12" office:value-type="string" calcext:value-type="string">
            <text:p>楷書体 ・ かいしょたい ・ square / block style of printed typeface </text:p>
            <text:p>楷行草 ・ かいぎょうそう ・ printed, semi-cursive and cursive scrip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29" calcext:value-type="float">
            <text:p>1429</text:p>
          </table:table-cell>
          <table:table-cell table:style-name="ce8" office:value-type="string" calcext:value-type="string">
            <text:p>諧</text:p>
          </table:table-cell>
          <table:table-cell table:style-name="ce12" office:value-type="string" calcext:value-type="string">
            <text:p>諧謔 ・ かいぎゃく ・ humor, joke, jest, bant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30" calcext:value-type="float">
            <text:p>1430</text:p>
          </table:table-cell>
          <table:table-cell table:style-name="ce8" office:value-type="string" calcext:value-type="string">
            <text:p>階</text:p>
          </table:table-cell>
          <table:table-cell table:style-name="ce12" office:value-type="string" calcext:value-type="string">
            <text:p>階下 ・ かいか ・ lower floor, downstairs</text:p>
            <text:p>階級 ・ かいきゅう ・ class, estate; rank, grade</text:p>
            <text:p>階梯 ・ かいてい ・ step, ladder; stepping-stone; guide</text:p>
            <text:p>地階 ・ ちかい ・ basement, cellar</text:p>
            <text:p>各階 ・ かくかい ・ every flo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31" calcext:value-type="float">
            <text:p>1431</text:p>
          </table:table-cell>
          <table:table-cell table:style-name="ce8" office:value-type="string" calcext:value-type="string">
            <text:p>陛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32" calcext:value-type="float">
            <text:p>1432</text:p>
          </table:table-cell>
          <table:table-cell table:style-name="ce8" office:value-type="string" calcext:value-type="string">
            <text:p>陸</text:p>
          </table:table-cell>
          <table:table-cell table:style-name="ce12" office:value-type="string" calcext:value-type="string">
            <text:p>陸を行く ・ りくをいく ・ go by land, travel overl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33" calcext:value-type="float">
            <text:p>1433</text:p>
          </table:table-cell>
          <table:table-cell table:style-name="ce8" office:value-type="string" calcext:value-type="string">
            <text:p>睦</text:p>
          </table:table-cell>
          <table:table-cell table:style-name="ce12" office:value-type="string" calcext:value-type="string">
            <text:p>睦言 ・ むつごと ・ lover’s talk, whispered intimacie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434" calcext:value-type="float">
            <text:p>1434</text:p>
          </table:table-cell>
          <table:table-cell table:style-name="ce8" office:value-type="string" calcext:value-type="string">
            <text:p>勢</text:p>
          </table:table-cell>
          <table:table-cell table:style-name="ce12" office:value-type="string" calcext:value-type="string">
            <text:p>勢い ・ いきおい ・ power, force, vigor, influence</text:p>
            <text:p>形勢 ・ けいせい ・ situation, state of affairs; prospects</text:p>
            <text:p>大勢の ・ おおぜいの ・ great number / multitude of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35" calcext:value-type="float">
            <text:p>1435</text:p>
          </table:table-cell>
          <table:table-cell table:style-name="ce8" office:value-type="string" calcext:value-type="string">
            <text:p>熱</text:p>
          </table:table-cell>
          <table:table-cell table:style-name="ce12" office:value-type="string" calcext:value-type="string">
            <text:p>発熱 ・ はつねつ ・ generation of heat; attack of fever</text:p>
            <text:p>光熱費 ・ こうねつひ ・ fuel and electricity expenses</text:p>
            <text:p>熱し易い ・ ねっしやすい ・ excitable</text:p>
            <text:p>熱する ・ ねっする ・ heat, make hot; become hot, get excite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36" calcext:value-type="float">
            <text:p>1436</text:p>
          </table:table-cell>
          <table:table-cell table:style-name="ce8" office:value-type="string" calcext:value-type="string">
            <text:p>熟</text:p>
          </table:table-cell>
          <table:table-cell table:style-name="ce12" office:value-type="string" calcext:value-type="string">
            <text:p>熟成 ・ じゅくせい ・ aging, ripening, maturation</text:p>
            <text:p>成熟する ・ せいじゅくする ・ mature, ripen, attain full growth</text:p>
            <text:p>熟達する ・ じゅくたつする ・ attain proficiency, become exper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37" calcext:value-type="float">
            <text:p>1437</text:p>
          </table:table-cell>
          <table:table-cell table:style-name="ce8" office:value-type="string" calcext:value-type="string">
            <text:p>塾</text:p>
          </table:table-cell>
          <table:table-cell table:style-name="ce12" office:value-type="string" calcext:value-type="string">
            <text:p>塾を開いている ・ じゅくをひらいている ・ run a private school</text:p>
            <text:p>私塾 ・ しじゅく ・ private school in ho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38" calcext:value-type="float">
            <text:p>1438</text:p>
          </table:table-cell>
          <table:table-cell table:style-name="ce8" office:value-type="string" calcext:value-type="string">
            <text:p>陵</text:p>
          </table:table-cell>
          <table:table-cell table:style-name="ce12" office:value-type="string" calcext:value-type="string">
            <text:p>陵 ・ みささぎ ・ imperial mausoleum</text:p>
            <text:p>仁徳陵 ・ にんとくりょう ・ Mausoleum of Nintoku 16th Emperor, 313-399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39" calcext:value-type="float">
            <text:p>1439</text:p>
          </table:table-cell>
          <table:table-cell table:style-name="ce8" office:value-type="string" calcext:value-type="string">
            <text:p>菱</text:p>
          </table:table-cell>
          <table:table-cell table:style-name="ce12" office:value-type="string" calcext:value-type="string">
            <text:p>菱餅 ・ ひしもち ・ diamond-shaped rice cake colored </text:p>
            <text:p>菱面体 ・ りょうめんたい ・ rhombohedron</text:p>
            <text:p>菱花 ・ りょうか ・ water chestnut flower</text:p>
            <text:p>花菱 ・ はなびし ・ family crest with a rhombus-shaped flower motif </text:p>
            <text:p>菱食 ・ ひしくい ・ bean goose, Anser fabali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40" calcext:value-type="float">
            <text:p>1440</text:p>
          </table:table-cell>
          <table:table-cell table:style-name="ce8" office:value-type="string" calcext:value-type="string">
            <text:p>俊</text:p>
          </table:table-cell>
          <table:table-cell table:style-name="ce12" office:value-type="string" calcext:value-type="string">
            <text:p>俊秀 ・ しゅんしゅう ・ genius, prodigy</text:p>
            <text:p>俊敏な ・ しゅんびんな ・ keen, quick-witted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441" calcext:value-type="float">
            <text:p>1441</text:p>
          </table:table-cell>
          <table:table-cell table:style-name="ce8" office:value-type="string" calcext:value-type="string">
            <text:p>唆</text:p>
          </table:table-cell>
          <table:table-cell table:style-name="ce12" office:value-type="string" calcext:value-type="string">
            <text:p>唆し ・ そそのかし ・ instigation</text:p>
            <text:p>教唆者 ・ きょうさしゃ ・ instigator</text:p>
            <text:p>教唆罪 ・ きょうさざい ・ criminal instigation</text:p>
            <text:p>教唆犯 ・ きょうさはん ・ criminal instigat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42" calcext:value-type="float">
            <text:p>1442</text:p>
          </table:table-cell>
          <table:table-cell table:style-name="ce8" office:value-type="string" calcext:value-type="string">
            <text:p>筈</text:p>
          </table:table-cell>
          <table:table-cell table:style-name="ce12" office:value-type="string" calcext:value-type="string">
            <text:p>出来る筈 ・ できるはず ・ should be able to</text:p>
            <text:p>手筈 ・ てはず ・ arrangements, pla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443" calcext:value-type="float">
            <text:p>1443</text:p>
          </table:table-cell>
          <table:table-cell table:style-name="ce8" office:value-type="string" calcext:value-type="string">
            <text:p>箸</text:p>
          </table:table-cell>
          <table:table-cell table:style-name="ce12" office:value-type="string" calcext:value-type="string">
            <text:p>箸置き ・ はしおき ・ chopstick rest</text:p>
            <text:p>箸使い ・ はしづかい ・ chopstick usage</text:p>
            <text:p>箸休め ・ はしやすめ ・ palate-cleansing side dish</text:p>
            <text:p>割り箸 ・ わりばし ・ half-split chopsticks disposabl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444" calcext:value-type="float">
            <text:p>1444</text:p>
          </table:table-cell>
          <table:table-cell table:style-name="ce8" office:value-type="string" calcext:value-type="string">
            <text:p>暑</text:p>
          </table:table-cell>
          <table:table-cell table:style-name="ce12" office:value-type="string" calcext:value-type="string">
            <text:p>暑気 ・ しょき ・ hot weather</text:p>
            <text:p>暑中 ・ しょちゅう ・ midsummer</text:p>
            <text:p>酷暑 ・ こくしょ ・ severe heat</text:p>
            <text:p>大暑 ・ たいしょ ・ Japanese midsummer 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45" calcext:value-type="float">
            <text:p>1445</text:p>
          </table:table-cell>
          <table:table-cell table:style-name="ce8" office:value-type="string" calcext:value-type="string">
            <text:p>署</text:p>
          </table:table-cell>
          <table:table-cell table:style-name="ce12" office:value-type="string" calcext:value-type="string">
            <text:p>連署 ・ れんしょ ・ joint signature</text:p>
            <text:p>本署 ・ ほんしょ ・ chief police station, principal off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46" calcext:value-type="float">
            <text:p>1446</text:p>
          </table:table-cell>
          <table:table-cell table:style-name="ce8" office:value-type="string" calcext:value-type="string">
            <text:p>曙</text:p>
          </table:table-cell>
          <table:table-cell table:style-name="ce12" office:value-type="string" calcext:value-type="string">
            <text:p>曙 ・ あけぼの ・ da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47" calcext:value-type="float">
            <text:p>1447</text:p>
          </table:table-cell>
          <table:table-cell table:style-name="ce8" office:value-type="string" calcext:value-type="string">
            <text:p>賭</text:p>
          </table:table-cell>
          <table:table-cell table:style-name="ce12" office:value-type="string" calcext:value-type="string">
            <text:p>命を賭ける ・ いのちをかける ・ risk one’s life</text:p>
            <text:p>賭け事 ・ かけごと ・ betting, gambling</text:p>
            <text:p>賭場 ・ とば ・ gambling den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448" calcext:value-type="float">
            <text:p>1448</text:p>
          </table:table-cell>
          <table:table-cell table:style-name="ce8" office:value-type="string" calcext:value-type="string">
            <text:p>諸</text:p>
          </table:table-cell>
          <table:table-cell table:style-name="ce12" office:value-type="string" calcext:value-type="string">
            <text:p>諸派 ・ しょは ・ minor parties</text:p>
            <text:p>諸に ・ もろに ・ altogether, completely, bodily</text:p>
            <text:p>諸共に ・ もろともに ・ altogether, one and all</text:p>
            <text:p>諸諸の ・ もろもろの ・ various, diverse</text:p>
            <text:p>諸手 ・ もろて ・ both hand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449" calcext:value-type="float">
            <text:p>1449</text:p>
          </table:table-cell>
          <table:table-cell table:style-name="ce8" office:value-type="string" calcext:value-type="string">
            <text:p>儲</text:p>
          </table:table-cell>
          <table:table-cell table:style-name="ce12" office:value-type="string" calcext:value-type="string">
            <text:p>儲け話 ・ もうけばなし ・ get-rich-quick scheme, moneymaking scheme</text:p>
            <text:p>金儲け ・ かねもうけ ・ making money</text:p>
            <text:p>丸儲け ・ まるもうけ ・ clear profit</text:p>
            <text:p>ぼろ儲け ・ ぼろもうけ ・ easy profit / mone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50" calcext:value-type="float">
            <text:p>1450</text:p>
          </table:table-cell>
          <table:table-cell table:style-name="ce8" office:value-type="string" calcext:value-type="string">
            <text:p>緒</text:p>
          </table:table-cell>
          <table:table-cell table:style-name="ce12" office:value-type="string" calcext:value-type="string">
            <text:p>緒 ・ お ・ cord, thread</text:p>
            <text:p>内緒 ・ ないしょ ・ secrecy, privac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51" calcext:value-type="float">
            <text:p>1451</text:p>
          </table:table-cell>
          <table:table-cell table:style-name="ce8" office:value-type="string" calcext:value-type="string">
            <text:p>翁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52" calcext:value-type="float">
            <text:p>1452</text:p>
          </table:table-cell>
          <table:table-cell table:style-name="ce8" office:value-type="string" calcext:value-type="string">
            <text:p>婆</text:p>
          </table:table-cell>
          <table:table-cell table:style-name="ce12" office:value-type="string" calcext:value-type="string">
            <text:p>妖婆 ・ ようば ・ witch, ha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453" calcext:value-type="float">
            <text:p>1453</text:p>
          </table:table-cell>
          <table:table-cell table:style-name="ce8" office:value-type="string" calcext:value-type="string">
            <text:p>姿</text:p>
          </table:table-cell>
          <table:table-cell table:style-name="ce12" office:value-type="string" calcext:value-type="string">
            <text:p>姿 ・ すがた ・ figure, form, appearance</text:p>
            <text:p>姿見 ・ すがたみ ・ full-length mirror</text:p>
            <text:p>英姿 ・ えいし ・ gallant figure, majestic appearance</text:p>
            <text:p>雄姿 ・ ゆうし ・ brave / imposing fig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54" calcext:value-type="float">
            <text:p>1454</text:p>
          </table:table-cell>
          <table:table-cell table:style-name="ce8" office:value-type="string" calcext:value-type="string">
            <text:p>恣</text:p>
          </table:table-cell>
          <table:table-cell table:style-name="ce12" office:value-type="string" calcext:value-type="string">
            <text:p>恣意性 ・ しいせい ・ arbitrariness</text:p>
            <text:p>放恣 ・ ほうし ・ licentiousness, self-indulg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55" calcext:value-type="float">
            <text:p>1455</text:p>
          </table:table-cell>
          <table:table-cell table:style-name="ce8" office:value-type="string" calcext:value-type="string">
            <text:p>妄</text:p>
          </table:table-cell>
          <table:table-cell table:style-name="ce12" office:value-type="string" calcext:value-type="string">
            <text:p>軽挙妄動する ・ けいきょもうどうする ・ act rashl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456" calcext:value-type="float">
            <text:p>1456</text:p>
          </table:table-cell>
          <table:table-cell table:style-name="ce8" office:value-type="string" calcext:value-type="string">
            <text:p>萎</text:p>
          </table:table-cell>
          <table:table-cell table:style-name="ce12" office:value-type="string" calcext:value-type="string">
            <text:p>萎む ・ しぼむ ・ [vi] wilt, wither, shrivel, fade away </text:p>
            <text:p>萎黄病 ・ いおうびょう ・ greensickness, chlorosis</text:p>
            <text:p>陰萎 ・ いんい ・ impo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57" calcext:value-type="float">
            <text:p>1457</text:p>
          </table:table-cell>
          <table:table-cell table:style-name="ce8" office:value-type="string" calcext:value-type="string">
            <text:p>妻</text:p>
          </table:table-cell>
          <table:table-cell table:style-name="ce12" office:value-type="string" calcext:value-type="string">
            <text:p>正妻 ・ せいさい ・ lawful / legal wife</text:p>
            <text:p>妻 ・ つま ・ wife</text:p>
            <text:p>稲妻 ・ いなずま ・ lightn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58" calcext:value-type="float">
            <text:p>1458</text:p>
          </table:table-cell>
          <table:table-cell table:style-name="ce8" office:value-type="string" calcext:value-type="string">
            <text:p>凄</text:p>
          </table:table-cell>
          <table:table-cell table:style-name="ce12" office:value-type="string" calcext:value-type="string">
            <text:p>凄く ・ すごく ・ very, extremely, tremendously</text:p>
            <text:p>凄くない? ・ すごくない? ・ Pretty awesome, huh?</text:p>
            <text:p>凄味 ・ すごみ ・ weird-, dreadfulness, ghastliness</text:p>
            <text:p>凄腕 ・ すごうで ・ go-getter, resourceful person</text:p>
            <text:p>凄艶 ・ せいえん ・ chillingly beautiful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459" calcext:value-type="float">
            <text:p>1459</text:p>
          </table:table-cell>
          <table:table-cell table:style-name="ce8" office:value-type="string" calcext:value-type="string">
            <text:p>章</text:p>
          </table:table-cell>
          <table:table-cell table:style-name="ce12" office:value-type="string" calcext:value-type="string">
            <text:p>章を改める ・ しょうをあらためる ・ begin a new chapter</text:p>
            <text:p>褒章 ・ ほうしょう ・ medal of merit</text:p>
            <text:p>印章 ・ いんしょう ・ seal, stamp</text:p>
            <text:p>玉章 ・ ぎょくしょう ・ excellent composition; your lette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60" calcext:value-type="float">
            <text:p>1460</text:p>
          </table:table-cell>
          <table:table-cell table:style-name="ce8" office:value-type="string" calcext:value-type="string">
            <text:p>彰</text:p>
          </table:table-cell>
          <table:table-cell table:style-name="ce12" office:value-type="string" calcext:value-type="string">
            <text:p>表彰状 ・ ひょうしょうじょう ・ testimonial; commendation cert.</text:p>
            <text:p>表彰式 ・ ひょうしょうしき ・ commendation ceremony</text:p>
            <text:p>表彰台 ・ ひょうしょうだい ・ victory stand, winners' podium</text:p>
            <text:p>顕彰する ・ けんしょうする ・ give recognition, exalt, honor</text:p>
            <text:p>彰明 ・ しょうめい ・ manifest, exhibiting clear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61" calcext:value-type="float">
            <text:p>1461</text:p>
          </table:table-cell>
          <table:table-cell table:style-name="ce8" office:value-type="string" calcext:value-type="string">
            <text:p>障</text:p>
          </table:table-cell>
          <table:table-cell table:style-name="ce12" office:value-type="string" calcext:value-type="string">
            <text:p>差し障り ・ さしさわり ・ obstacle, offense</text:p>
            <text:p>罪障 ・ ざいしょう ・ sins</text:p>
            <text:p>気障 ・ きざ ・ affec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62" calcext:value-type="float">
            <text:p>1462</text:p>
          </table:table-cell>
          <table:table-cell table:style-name="ce8" office:value-type="string" calcext:value-type="string">
            <text:p>辛</text:p>
          </table:table-cell>
          <table:table-cell table:style-name="ce12" office:value-type="string" calcext:value-type="string">
            <text:p>辛子 ・ からし ・ mustard</text:p>
            <text:p>辛口の ・ からくちの ・ salty; hot; dry sake </text:p>
            <text:p>辛労 ・ しんろう ・ toil, trou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63" calcext:value-type="float">
            <text:p>1463</text:p>
          </table:table-cell>
          <table:table-cell table:style-name="ce8" office:value-type="string" calcext:value-type="string">
            <text:p>宰</text:p>
          </table:table-cell>
          <table:table-cell table:style-name="ce12" office:value-type="string" calcext:value-type="string">
            <text:p>宰領 ・ さいりょう ・ supervision, management; superintendent [supervisor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64" calcext:value-type="float">
            <text:p>1464</text:p>
          </table:table-cell>
          <table:table-cell table:style-name="ce8" office:value-type="string" calcext:value-type="string">
            <text:p>辣</text:p>
          </table:table-cell>
          <table:table-cell table:style-name="ce12" office:value-type="string" calcext:value-type="string">
            <text:p>悪辣 ・ あくらつ ・ unscrupulous, crafty, wily, foul</text:p>
            <text:p>辣韮 ・ らっきょう ・ Japanese shallot Allium chinense)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465" calcext:value-type="float">
            <text:p>1465</text:p>
          </table:table-cell>
          <table:table-cell table:style-name="ce8" office:value-type="string" calcext:value-type="string">
            <text:p>辞</text:p>
          </table:table-cell>
          <table:table-cell table:style-name="ce12" office:value-type="string" calcext:value-type="string">
            <text:p>辞める ・ やめる ・ [vt] resign, retire, quit</text:p>
            <text:p>辞儀 ・ じぎ ・ bow, polite bow</text:p>
            <text:p>辞退 ・ じたい ・ declining, refusal</text:p>
            <text:p>辞意 ・ じい ・ intention to resign</text:p>
            <text:p>世辞 ・ せじ ・ complimen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466" calcext:value-type="float">
            <text:p>1466</text:p>
          </table:table-cell>
          <table:table-cell table:style-name="ce8" office:value-type="string" calcext:value-type="string">
            <text:p>壁</text:p>
          </table:table-cell>
          <table:table-cell table:style-name="ce12" office:value-type="string" calcext:value-type="string">
            <text:p>壁塗り ・ かべぬり ・ plastering</text:p>
            <text:p>絶壁 ・ ぜっぺき ・ precipice, cliff</text:p>
            <text:p>火口壁 ・ かこうへき ・ crater wall</text:p>
            <text:p>岸壁 ・ がんぺき ・ quay wall , whar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67" calcext:value-type="float">
            <text:p>1467</text:p>
          </table:table-cell>
          <table:table-cell table:style-name="ce8" office:value-type="string" calcext:value-type="string">
            <text:p>璧</text:p>
          </table:table-cell>
          <table:table-cell table:style-name="ce12" office:value-type="string" calcext:value-type="string">
            <text:p>双璧 ・ そうへき ・ two matchless things [jewels, authorities, …]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468" calcext:value-type="float">
            <text:p>1468</text:p>
          </table:table-cell>
          <table:table-cell table:style-name="ce8" office:value-type="string" calcext:value-type="string">
            <text:p>癖</text:p>
          </table:table-cell>
          <table:table-cell table:style-name="ce12" office:value-type="string" calcext:value-type="string">
            <text:p>難癖 ・ なんくせ ・ fault, blemish</text:p>
            <text:p>癖 ・ くせ ・ habit, quirk</text:p>
            <text:p>病癖 ・ びょうへき ・ peculiarity, weakness, morbid habit</text:p>
            <text:p>潔癖 ・ けっぺき ・ love of cleanliness, fastidiousness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469" calcext:value-type="float">
            <text:p>1469</text:p>
          </table:table-cell>
          <table:table-cell table:style-name="ce8" office:value-type="string" calcext:value-type="string">
            <text:p>避</text:p>
          </table:table-cell>
          <table:table-cell table:style-name="ce12" office:value-type="string" calcext:value-type="string">
            <text:p>避暑 ・ ひしょ ・ summering</text:p>
            <text:p>避妊 ・ ひにん ・ contraception</text:p>
            <text:p>逃避 ・ とうひ ・ escape, evasion, flight</text:p>
            <text:p>退避 ・ たいひ ・ taking refuge, evacu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470" calcext:value-type="float">
            <text:p>1470</text:p>
          </table:table-cell>
          <table:table-cell table:style-name="ce8" office:value-type="string" calcext:value-type="string">
            <text:p>幸</text:p>
          </table:table-cell>
          <table:table-cell table:style-name="ce12" office:value-type="string" calcext:value-type="string">
            <text:p>幸有る ・ さちある ・ happy, fortunate, lucky</text:p>
            <text:p>薄幸 ・ はっこう ・ unhappiness; sad fate, misfortune</text:p>
            <text:p>射幸心 ・ しゃこうしん ・ speculative spir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71" calcext:value-type="float">
            <text:p>1471</text:p>
          </table:table-cell>
          <table:table-cell table:style-name="ce8" office:value-type="string" calcext:value-type="string">
            <text:p>服</text:p>
          </table:table-cell>
          <table:table-cell table:style-name="ce12" office:value-type="string" calcext:value-type="string">
            <text:p>服用する ・ ふくようする ・ take medicine </text:p>
            <text:p>制服 ・ せいふく ・ regulation unifor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72" calcext:value-type="float">
            <text:p>1472</text:p>
          </table:table-cell>
          <table:table-cell table:style-name="ce8" office:value-type="string" calcext:value-type="string">
            <text:p>報</text:p>
          </table:table-cell>
          <table:table-cell table:style-name="ce12" office:value-type="string" calcext:value-type="string">
            <text:p>報われる ・ むくわれる ・ [vi] be rewarded</text:p>
            <text:p>報奨 ・ ほうしょう ・ reward, compensation</text:p>
            <text:p>警報 ・ けいほう ・ warning signal, alar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73" calcext:value-type="float">
            <text:p>1473</text:p>
          </table:table-cell>
          <table:table-cell table:style-name="ce8" office:value-type="string" calcext:value-type="string">
            <text:p>執</text:p>
          </table:table-cell>
          <table:table-cell table:style-name="ce12" office:value-type="string" calcext:value-type="string">
            <text:p>執事 ・ しつじ ・ steward, butler</text:p>
            <text:p>執刀する ・ しっとうする ・ perform an operation</text:p>
            <text:p>執り行う ・ とりおこなう ・ [vt] carry out, perfor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74" calcext:value-type="float">
            <text:p>1474</text:p>
          </table:table-cell>
          <table:table-cell table:style-name="ce8" office:value-type="string" calcext:value-type="string">
            <text:p>摯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75" calcext:value-type="float">
            <text:p>1475</text:p>
          </table:table-cell>
          <table:table-cell table:style-name="ce8" office:value-type="string" calcext:value-type="string">
            <text:p>達</text:p>
          </table:table-cell>
          <table:table-cell table:style-name="ce12" office:value-type="string" calcext:value-type="string">
            <text:p>通達 ・ つうたつ ・ communication, notification; proficiency</text:p>
            <text:p>達人 ・ たつじん ・ expert, mast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476" calcext:value-type="float">
            <text:p>1476</text:p>
          </table:table-cell>
          <table:table-cell table:style-name="ce8" office:value-type="string" calcext:value-type="string">
            <text:p>朗</text:p>
          </table:table-cell>
          <table:table-cell table:style-name="ce12" office:value-type="string" calcext:value-type="string">
            <text:p>朗らかな ・ ほがらかな ・ cheerful, bright</text:p>
            <text:p>朗朗たる ・ ろうろうたる ・ clear and ringing , sonorous, resonant; bright moon </text:p>
            <text:p>朗詠 ・ ろうえい ・ reciting, chanting</text:p>
            <text:p>朗吟する ・ ろうぎんする ・ recite, s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77" calcext:value-type="float">
            <text:p>1477</text:p>
          </table:table-cell>
          <table:table-cell table:style-name="ce8" office:value-type="string" calcext:value-type="string">
            <text:p>浪</text:p>
          </table:table-cell>
          <table:table-cell table:style-name="ce12" office:value-type="string" calcext:value-type="string">
            <text:p>浪費 ・ ろうひ ・ waste, extravagance</text:p>
            <text:p>放浪する ・ ほうろうする ・ wander about, roam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478" calcext:value-type="float">
            <text:p>1478</text:p>
          </table:table-cell>
          <table:table-cell table:style-name="ce8" office:value-type="string" calcext:value-type="string">
            <text:p>呉</text:p>
          </table:table-cell>
          <table:table-cell table:style-name="ce12" office:value-type="string" calcext:value-type="string">
            <text:p>呉越 ・ ごえつ ・ Wu and Yue ancient rival Chinese states </text:p>
            <text:p>呉越同舟 ・ ごえつどうしゅう ・ bitter enemies in the same bo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79" calcext:value-type="float">
            <text:p>1479</text:p>
          </table:table-cell>
          <table:table-cell table:style-name="ce8" office:value-type="string" calcext:value-type="string">
            <text:p>娯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80" calcext:value-type="float">
            <text:p>1480</text:p>
          </table:table-cell>
          <table:table-cell table:style-name="ce8" office:value-type="string" calcext:value-type="string">
            <text:p>誤</text:p>
          </table:table-cell>
          <table:table-cell table:style-name="ce12" office:value-type="string" calcext:value-type="string">
            <text:p>見誤る ・ みあやまる ・ [vt] fail to recognize / see, mistake</text:p>
            <text:p>正誤 ・ せいご ・ correction of errors</text:p>
            <text:p>誤投下 ・ ごとうか ・ accidental bombing</text:p>
            <text:p>誤差 ・ ごさ ・ error, aberration</text:p>
            <text:p>試行錯誤 ・ しこうさくご ・ trial and erro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481" calcext:value-type="float">
            <text:p>1481</text:p>
          </table:table-cell>
          <table:table-cell table:style-name="ce8" office:value-type="string" calcext:value-type="string">
            <text:p>富</text:p>
          </table:table-cell>
          <table:table-cell table:style-name="ce12" office:value-type="string" calcext:value-type="string">
            <text:p>富ます ・ とます ・ enrich, make wealthy</text:p>
            <text:p>富 ・ とみ ・ weath, riches</text:p>
            <text:p>富鉱 ・ ふこう ・ rich ore</text:p>
            <text:p>富力 ・ ふりょく ・ wealth, rich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82" calcext:value-type="float">
            <text:p>1482</text:p>
          </table:table-cell>
          <table:table-cell table:style-name="ce8" office:value-type="string" calcext:value-type="string">
            <text:p>副</text:p>
          </table:table-cell>
          <table:table-cell table:style-name="ce12" office:value-type="string" calcext:value-type="string">
            <text:p>正副 ・ せいふく ・ principal and vice [assistant] ; original and cop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83" calcext:value-type="float">
            <text:p>1483</text:p>
          </table:table-cell>
          <table:table-cell table:style-name="ce8" office:value-type="string" calcext:value-type="string">
            <text:p>幅</text:p>
          </table:table-cell>
          <table:table-cell table:style-name="ce12" office:value-type="string" calcext:value-type="string">
            <text:p>幅 ・ はば ・ width, range</text:p>
            <text:p>小幅 ・ こはば ・ single breadth, narrow ran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84" calcext:value-type="float">
            <text:p>1484</text:p>
          </table:table-cell>
          <table:table-cell table:style-name="ce8" office:value-type="string" calcext:value-type="string">
            <text:p>福</text:p>
          </table:table-cell>
          <table:table-cell table:style-name="ce12" office:value-type="string" calcext:value-type="string">
            <text:p>大福 ・ だいふく ・ great fortune, good luck; rice cake with bean jam </text:p>
            <text:p>禍福 ・ かふく ・ mis- and fortu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85" calcext:value-type="float">
            <text:p>1485</text:p>
          </table:table-cell>
          <table:table-cell table:style-name="ce8" office:value-type="string" calcext:value-type="string">
            <text:p>祉</text:p>
          </table:table-cell>
          <table:table-cell table:style-name="ce12" office:value-type="string" calcext:value-type="string">
            <text:p>社会福祉 ・ しゃかいふくし ・ social welfare</text:p>
            <text:p>老人福祉 ・ ろうじんふくし ・ welfare for the ag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86" calcext:value-type="float">
            <text:p>1486</text:p>
          </table:table-cell>
          <table:table-cell table:style-name="ce8" office:value-type="string" calcext:value-type="string">
            <text:p>禍</text:p>
          </table:table-cell>
          <table:table-cell table:style-name="ce12" office:value-type="string" calcext:value-type="string">
            <text:p>災禍 ・ さいか ・ accident, natural calamity, disaster, misfortu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87" calcext:value-type="float">
            <text:p>1487</text:p>
          </table:table-cell>
          <table:table-cell table:style-name="ce8" office:value-type="string" calcext:value-type="string">
            <text:p>渦</text:p>
          </table:table-cell>
          <table:table-cell table:style-name="ce12" office:value-type="string" calcext:value-type="string">
            <text:p>渦 ・ うず ・ whirlpool, whirl, swirl</text:p>
            <text:p>渦巻く ・ うずまく ・ whirl, eddy, swir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88" calcext:value-type="float">
            <text:p>1488</text:p>
          </table:table-cell>
          <table:table-cell table:style-name="ce8" office:value-type="string" calcext:value-type="string">
            <text:p>鍋</text:p>
          </table:table-cell>
          <table:table-cell table:style-name="ce12" office:value-type="string" calcext:value-type="string">
            <text:p>大鍋 ・ おおなべ ・ cauldron</text:p>
            <text:p>片手鍋 ・ かたてなべ ・ single-handled pot</text:p>
            <text:p>寄せ鍋 ・ よせなべ ・ chowd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89" calcext:value-type="float">
            <text:p>1489</text:p>
          </table:table-cell>
          <table:table-cell table:style-name="ce8" office:value-type="string" calcext:value-type="string">
            <text:p>蘭</text:p>
          </table:table-cell>
          <table:table-cell table:style-name="ce12" office:value-type="string" calcext:value-type="string">
            <text:p>蘭を栽培する ・ らんをさいばいする ・ grow orchi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90" calcext:value-type="float">
            <text:p>1490</text:p>
          </table:table-cell>
          <table:table-cell table:style-name="ce8" office:value-type="string" calcext:value-type="string">
            <text:p>欄</text:p>
          </table:table-cell>
          <table:table-cell table:style-name="ce12" office:value-type="string" calcext:value-type="string">
            <text:p>本欄 ・ ほんらん ・ this colum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491" calcext:value-type="float">
            <text:p>1491</text:p>
          </table:table-cell>
          <table:table-cell table:style-name="ce8" office:value-type="string" calcext:value-type="string">
            <text:p>潤</text:p>
          </table:table-cell>
          <table:table-cell table:style-name="ce12" office:value-type="string" calcext:value-type="string">
            <text:p>喉を潤す ・ のどをうるおす ・ appease one’s thirst</text:p>
            <text:p>潤す ・ うるおす ・ [vt] wet, moisten, dip. irrigate</text:p>
            <text:p>潤む ・ うるむ ・ [vi] be moist [wet] with tears </text:p>
            <text:p>潤滑油 ・ じゅんかつゆ ・ lubricant, lubricating oi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92" calcext:value-type="float">
            <text:p>1492</text:p>
          </table:table-cell>
          <table:table-cell table:style-name="ce8" office:value-type="string" calcext:value-type="string">
            <text:p>淵</text:p>
          </table:table-cell>
          <table:table-cell table:style-name="ce12" office:value-type="string" calcext:value-type="string">
            <text:p>海淵 ・ かいえん ・ ocean depths, deep</text:p>
            <text:p>深淵 ・ しんえん ・ abyss, depths</text:p>
            <text:p>川の淵 ・ かわのふち ・ pool in a strea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93" calcext:value-type="float">
            <text:p>1493</text:p>
          </table:table-cell>
          <table:table-cell table:style-name="ce8" office:value-type="string" calcext:value-type="string">
            <text:p>滑</text:p>
          </table:table-cell>
          <table:table-cell table:style-name="ce12" office:value-type="string" calcext:value-type="string">
            <text:p>口が滑る ・ くちがすべる ・ make a slip of the tongue</text:p>
            <text:p>滑り台 ・ すべりだい ・ playground slide; launching platform</text:p>
            <text:p>滑空機 ・ かっくうき ・ glider, sailplan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494" calcext:value-type="float">
            <text:p>1494</text:p>
          </table:table-cell>
          <table:table-cell table:style-name="ce8" office:value-type="string" calcext:value-type="string">
            <text:p>稽</text:p>
          </table:table-cell>
          <table:table-cell table:style-name="ce12" office:value-type="string" calcext:value-type="string">
            <text:p>荒唐無稽 ・ こうとうむけい ・ absurdity, nonsense</text:p>
            <text:p>稽留流産 ・ けいりゅうりゅうざん ・ missed abor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95" calcext:value-type="float">
            <text:p>1495</text:p>
          </table:table-cell>
          <table:table-cell table:style-name="ce8" office:value-type="string" calcext:value-type="string">
            <text:p>肩</text:p>
          </table:table-cell>
          <table:table-cell table:style-name="ce12" office:value-type="string" calcext:value-type="string">
            <text:p>双肩 ・ そうけん ・ both shoulders</text:p>
            <text:p>強肩 ・ きょうけん ・ baseball strong arm</text:p>
            <text:p>肩甲骨 ・ けんこうこつ ・ shoulder blade, scapul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96" calcext:value-type="float">
            <text:p>1496</text:p>
          </table:table-cell>
          <table:table-cell table:style-name="ce8" office:value-type="string" calcext:value-type="string">
            <text:p>脅</text:p>
          </table:table-cell>
          <table:table-cell table:style-name="ce12" office:value-type="string" calcext:value-type="string">
            <text:p>脅す ・ おどす ・ [vt] threaten, menace, intimidate</text:p>
            <text:p>脅し文句 ・ おどしもんく ・ threatening language, bluf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97" calcext:value-type="float">
            <text:p>1497</text:p>
          </table:table-cell>
          <table:table-cell table:style-name="ce8" office:value-type="string" calcext:value-type="string">
            <text:p>肯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98" calcext:value-type="float">
            <text:p>1498</text:p>
          </table:table-cell>
          <table:table-cell table:style-name="ce8" office:value-type="string" calcext:value-type="string">
            <text:p>双</text:p>
          </table:table-cell>
          <table:table-cell table:style-name="ce12" office:value-type="string" calcext:value-type="string">
            <text:p>双 ・ ふた ・ set of two, pair</text:p>
            <text:p>双葉 ・ ふたば ・ bud, cotyledon</text:p>
            <text:p>双眼鏡 ・ そうがんきょう ・ binocula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99" calcext:value-type="float">
            <text:p>1499</text:p>
          </table:table-cell>
          <table:table-cell table:style-name="ce8" office:value-type="string" calcext:value-type="string">
            <text:p>江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00" calcext:value-type="float">
            <text:p>1500</text:p>
          </table:table-cell>
          <table:table-cell table:style-name="ce8" office:value-type="string" calcext:value-type="string">
            <text:p>湾</text:p>
          </table:table-cell>
          <table:table-cell table:style-name="ce12" office:value-type="string" calcext:value-type="string">
            <text:p>メキシコ湾 ・ めきしこわん ・ Gulf of Mexico</text:p>
            <text:p>港湾局 ・ こうわんきょく ・ Port and Harbor Authority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501" calcext:value-type="float">
            <text:p>1501</text:p>
          </table:table-cell>
          <table:table-cell table:style-name="ce8" office:value-type="string" calcext:value-type="string">
            <text:p>港</text:p>
          </table:table-cell>
          <table:table-cell table:style-name="ce12" office:value-type="string" calcext:value-type="string">
            <text:p>港 ・ みなと ・ port</text:p>
            <text:p>港湾 ・ こうわん ・ harbors</text:p>
            <text:p>港内 ・ こうない ・ inside the harbor</text:p>
            <text:p>寄港 ・ きこう ・ calling at a port</text:p>
            <text:p>香港 ・ ほんこん ・ Hong Ko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02" calcext:value-type="float">
            <text:p>1502</text:p>
          </table:table-cell>
          <table:table-cell table:style-name="ce8" office:value-type="string" calcext:value-type="string">
            <text:p>選</text:p>
          </table:table-cell>
          <table:table-cell table:style-name="ce12" office:value-type="string" calcext:value-type="string">
            <text:p>選者 ・ せんじゃ ・ judge, selector</text:p>
            <text:p>選考する ・ せんこうする ・ select, screen</text:p>
            <text:p>選出する ・ せんしゅつする ・ elec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03" calcext:value-type="float">
            <text:p>1503</text:p>
          </table:table-cell>
          <table:table-cell table:style-name="ce8" office:value-type="string" calcext:value-type="string">
            <text:p>択</text:p>
          </table:table-cell>
          <table:table-cell table:style-name="ce12" office:value-type="string" calcext:value-type="string">
            <text:p>択一 ・ たくいつ ・ alternative choosing an </text:p>
            <text:p>選択科目 ・ せんたくかもく ・ elective subject / cour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04" calcext:value-type="float">
            <text:p>1504</text:p>
          </table:table-cell>
          <table:table-cell table:style-name="ce8" office:value-type="string" calcext:value-type="string">
            <text:p>沢</text:p>
          </table:table-cell>
          <table:table-cell table:style-name="ce12" office:value-type="string" calcext:value-type="string">
            <text:p>沢 ・ さわ ・ swamp, marsh</text:p>
            <text:p>沢辺 ・ さわべ ・ edge of a swamp</text:p>
            <text:p>贅沢 ・ ぜいたく ・ luxury, extravaga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05" calcext:value-type="float">
            <text:p>1505</text:p>
          </table:table-cell>
          <table:table-cell table:style-name="ce8" office:value-type="string" calcext:value-type="string">
            <text:p>訳</text:p>
          </table:table-cell>
          <table:table-cell table:style-name="ce12" office:value-type="string" calcext:value-type="string">
            <text:p>訳 ・ わけ ・ meaning, sense; reason; circumstances</text:p>
            <text:p>巧い訳 ・ うまいやく ・ good transl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06" calcext:value-type="float">
            <text:p>1506</text:p>
          </table:table-cell>
          <table:table-cell table:style-name="ce8" office:value-type="string" calcext:value-type="string">
            <text:p>釈</text:p>
          </table:table-cell>
          <table:table-cell table:style-name="ce12" office:value-type="string" calcext:value-type="string">
            <text:p>会釈する ・ えしゃくする ・ salute, greet, bow slightly</text:p>
            <text:p>釈典 ・ しゃくてん ・ Buddhist literature / sutras</text:p>
            <text:p>釈明 ・ しゃくめい ・ explanation; vindic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07" calcext:value-type="float">
            <text:p>1507</text:p>
          </table:table-cell>
          <table:table-cell table:style-name="ce8" office:value-type="string" calcext:value-type="string">
            <text:p>敷</text:p>
          </table:table-cell>
          <table:table-cell table:style-name="ce12" office:value-type="string" calcext:value-type="string">
            <text:p>敷物 ・ しきもの ・ carpet, rug</text:p>
            <text:p>下敷き ・ したじき ・ underlay; being buried; mode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08" calcext:value-type="float">
            <text:p>1508</text:p>
          </table:table-cell>
          <table:table-cell table:style-name="ce8" office:value-type="string" calcext:value-type="string">
            <text:p>傲</text:p>
          </table:table-cell>
          <table:table-cell table:style-name="ce12" office:value-type="string" calcext:value-type="string">
            <text:p>傲然と ・ ごうぜんと ・ arrogantly, haughtily</text:p>
            <text:p>傲岸な ・ ごうがんな ・ arrogant, haugh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09" calcext:value-type="float">
            <text:p>1509</text:p>
          </table:table-cell>
          <table:table-cell table:style-name="ce8" office:value-type="string" calcext:value-type="string">
            <text:p>贅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10" calcext:value-type="float">
            <text:p>1510</text:p>
          </table:table-cell>
          <table:table-cell table:style-name="ce8" office:value-type="string" calcext:value-type="string">
            <text:p>審</text:p>
          </table:table-cell>
          <table:table-cell table:style-name="ce12" office:value-type="string" calcext:value-type="string">
            <text:p>不審 ・ ふしん ・ doubt, question</text:p>
            <text:p>審査する ・ しんさする ・ examine, investigate, jud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11" calcext:value-type="float">
            <text:p>1511</text:p>
          </table:table-cell>
          <table:table-cell table:style-name="ce8" office:value-type="string" calcext:value-type="string">
            <text:p>藩</text:p>
          </table:table-cell>
          <table:table-cell table:style-name="ce12" office:value-type="string" calcext:value-type="string">
            <text:p>藩校 ・ はんこう ・ han school</text:p>
            <text:p>藩内 ・ はんない ・ within the h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12" calcext:value-type="float">
            <text:p>1512</text:p>
          </table:table-cell>
          <table:table-cell table:style-name="ce8" office:value-type="string" calcext:value-type="string">
            <text:p>翻</text:p>
          </table:table-cell>
          <table:table-cell table:style-name="ce12" office:value-type="string" calcext:value-type="string">
            <text:p>翻す ・ ひるがえす ・ [vt] change one’s mind , reverse a decision ; wave, flutter; dod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13" calcext:value-type="float">
            <text:p>1513</text:p>
          </table:table-cell>
          <table:table-cell table:style-name="ce8" office:value-type="string" calcext:value-type="string">
            <text:p>翔</text:p>
          </table:table-cell>
          <table:table-cell table:style-name="ce12" office:value-type="string" calcext:value-type="string">
            <text:p>天翔る ・ あまがける ・ [vi] ride the skies</text:p>
            <text:p>翔ぶ ・ とぶ ・ [vi] soar, fly</text:p>
            <text:p>翔んでる ・ とんでる ・ groovy, far-out, flipped 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14" calcext:value-type="float">
            <text:p>1514</text:p>
          </table:table-cell>
          <table:table-cell table:style-name="ce8" office:value-type="string" calcext:value-type="string">
            <text:p>査</text:p>
          </table:table-cell>
          <table:table-cell table:style-name="ce12" office:value-type="string" calcext:value-type="string">
            <text:p>査閲 ・ さえつ ・ inspection, examin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15" calcext:value-type="float">
            <text:p>1515</text:p>
          </table:table-cell>
          <table:table-cell table:style-name="ce8" office:value-type="string" calcext:value-type="string">
            <text:p>租</text:p>
          </table:table-cell>
          <table:table-cell table:style-name="ce12" office:value-type="string" calcext:value-type="string">
            <text:p>租庸調 ・ そようちょう ・ taxes in kind or service, corvée former tax system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16" calcext:value-type="float">
            <text:p>1516</text:p>
          </table:table-cell>
          <table:table-cell table:style-name="ce8" office:value-type="string" calcext:value-type="string">
            <text:p>粗</text:p>
          </table:table-cell>
          <table:table-cell table:style-name="ce12" office:value-type="string" calcext:value-type="string">
            <text:p>粗品 ・ そしな ・ trifling gift, inferior goods</text:p>
            <text:p>粗 ・ あら ・ fault, defect; bony parts of a fish </text:p>
            <text:p>粗い肌 ・ あらいはだ ・ rough sk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17" calcext:value-type="float">
            <text:p>1517</text:p>
          </table:table-cell>
          <table:table-cell table:style-name="ce8" office:value-type="string" calcext:value-type="string">
            <text:p>阻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18" calcext:value-type="float">
            <text:p>1518</text:p>
          </table:table-cell>
          <table:table-cell table:style-name="ce8" office:value-type="string" calcext:value-type="string">
            <text:p>狙</text:p>
          </table:table-cell>
          <table:table-cell table:style-name="ce12" office:value-type="string" calcext:value-type="string">
            <text:p>狙い澄ます ・ ねらいすます ・ take careful aim</text:p>
            <text:p>穴狙い ・ あなねらい ・ aiming for a lucky break</text:p>
            <text:p>命を狙う ・ いのちをねらう ・ seek someone’s life be af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19" calcext:value-type="float">
            <text:p>1519</text:p>
          </table:table-cell>
          <table:table-cell table:style-name="ce8" office:value-type="string" calcext:value-type="string">
            <text:p>宜</text:p>
          </table:table-cell>
          <table:table-cell table:style-name="ce12" office:value-type="string" calcext:value-type="string">
            <text:p>適宜 ・ てきぎ ・ suitableness, appropriateness; suitabl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520" calcext:value-type="float">
            <text:p>1520</text:p>
          </table:table-cell>
          <table:table-cell table:style-name="ce8" office:value-type="string" calcext:value-type="string">
            <text:p>畳</text:p>
          </table:table-cell>
          <table:table-cell table:style-name="ce12" office:value-type="string" calcext:value-type="string">
            <text:p>畳み地図 ・ たたみちず ・ folding map</text:p>
            <text:p>青畳 ・ あおだたみ ・ new mat</text:p>
            <text:p>畳まる ・ たたまる ・ [vi] be folded up </text:p>
            <text:p>家を畳む ・ いえをたたむ ・ shut up one’s hous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521" calcext:value-type="float">
            <text:p>1521</text:p>
          </table:table-cell>
          <table:table-cell table:style-name="ce8" office:value-type="string" calcext:value-type="string">
            <text:p>甲</text:p>
          </table:table-cell>
          <table:table-cell table:style-name="ce12" office:value-type="string" calcext:value-type="string">
            <text:p>亀甲 ・ きっこう ・ carapace of a turtle, tortoiseshell</text:p>
            <text:p>甲と乙 ・ こうとおつ ・ A and B, the former and the lat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2" calcext:value-type="float">
            <text:p>1522</text:p>
          </table:table-cell>
          <table:table-cell table:style-name="ce8" office:value-type="string" calcext:value-type="string">
            <text:p>乙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3" calcext:value-type="float">
            <text:p>1523</text:p>
          </table:table-cell>
          <table:table-cell table:style-name="ce8" office:value-type="string" calcext:value-type="string">
            <text:p>丙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24" calcext:value-type="float">
            <text:p>1524</text:p>
          </table:table-cell>
          <table:table-cell table:style-name="ce8" office:value-type="string" calcext:value-type="string">
            <text:p>柄</text:p>
          </table:table-cell>
          <table:table-cell table:style-name="ce12" office:value-type="string" calcext:value-type="string">
            <text:p>横柄な ・ おうへいな ・ overbearing, arrogant</text:p>
            <text:p>身柄 ・ みがら ・ one's person</text:p>
            <text:p>小柄 ・ こがら ・ small build stature , petite; small patte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5" calcext:value-type="float">
            <text:p>1525</text:p>
          </table:table-cell>
          <table:table-cell table:style-name="ce8" office:value-type="string" calcext:value-type="string">
            <text:p>押</text:p>
          </table:table-cell>
          <table:table-cell table:style-name="ce12" office:value-type="string" calcext:value-type="string">
            <text:p>押送する ・ おうそうする ・ transfer a convict , escor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6" calcext:value-type="float">
            <text:p>1526</text:p>
          </table:table-cell>
          <table:table-cell table:style-name="ce8" office:value-type="string" calcext:value-type="string">
            <text:p>抽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27" calcext:value-type="float">
            <text:p>1527</text:p>
          </table:table-cell>
          <table:table-cell table:style-name="ce8" office:value-type="string" calcext:value-type="string">
            <text:p>捜</text:p>
          </table:table-cell>
          <table:table-cell table:style-name="ce12" office:value-type="string" calcext:value-type="string">
            <text:p>捜索 ・ そうさく ・ search, investigation</text:p>
            <text:p>捜し物 ・ さがしもの ・ looking for sth. lost; thing to look for</text:p>
            <text:p>本を捜す ・ ほんをさがす ・ look for a boo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8" calcext:value-type="float">
            <text:p>1528</text:p>
          </table:table-cell>
          <table:table-cell table:style-name="ce8" office:value-type="string" calcext:value-type="string">
            <text:p>届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9" calcext:value-type="float">
            <text:p>1529</text:p>
          </table:table-cell>
          <table:table-cell table:style-name="ce8" office:value-type="string" calcext:value-type="string">
            <text:p>宙</text:p>
          </table:table-cell>
          <table:table-cell table:style-name="ce12" office:value-type="string" calcext:value-type="string">
            <text:p>宇宙 ・ うちゅう ・ universe, cosmos; outer space 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530" calcext:value-type="float">
            <text:p>1530</text:p>
          </table:table-cell>
          <table:table-cell table:style-name="ce8" office:value-type="string" calcext:value-type="string">
            <text:p>笛</text:p>
          </table:table-cell>
          <table:table-cell table:style-name="ce12" office:value-type="string" calcext:value-type="string">
            <text:p>笛 ・ ふえ ・ flute; whistle</text:p>
            <text:p>草笛 ・ くさぶえ ・ reed</text:p>
            <text:p>麦笛 ・ むぎぶえ ・ oaten pipe</text:p>
            <text:p>喉笛 ・ のどぶえ ・ windpip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31" calcext:value-type="float">
            <text:p>1531</text:p>
          </table:table-cell>
          <table:table-cell table:style-name="ce8" office:value-type="string" calcext:value-type="string">
            <text:p>袖</text:p>
          </table:table-cell>
          <table:table-cell table:style-name="ce12" office:value-type="string" calcext:value-type="string">
            <text:p>袖口 ・ そでぐち ・ edge of a sleeve; cuff, wrist- / sleeve band,</text:p>
            <text:p>袖珍本 ・ しゅうちんぼん ・ pocket-size book</text:p>
            <text:p>領袖 ・ りょうしゅう ・ leader, chie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32" calcext:value-type="float">
            <text:p>1532</text:p>
          </table:table-cell>
          <table:table-cell table:style-name="ce8" office:value-type="string" calcext:value-type="string">
            <text:p>襟</text:p>
          </table:table-cell>
          <table:table-cell table:style-name="ce12" office:value-type="string" calcext:value-type="string">
            <text:p>襟 ・ えり ・ collar; nec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33" calcext:value-type="float">
            <text:p>1533</text:p>
          </table:table-cell>
          <table:table-cell table:style-name="ce8" office:value-type="string" calcext:value-type="string">
            <text:p>衿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34" calcext:value-type="float">
            <text:p>1534</text:p>
          </table:table-cell>
          <table:table-cell table:style-name="ce8" office:value-type="string" calcext:value-type="string">
            <text:p>裾</text:p>
          </table:table-cell>
          <table:table-cell table:style-name="ce12" office:value-type="string" calcext:value-type="string">
            <text:p>裾 ・ すそ ・ cuff, hem</text:p>
            <text:p>お裾分け ・ おすそわけ ・ shar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35" calcext:value-type="float">
            <text:p>1535</text:p>
          </table:table-cell>
          <table:table-cell table:style-name="ce8" office:value-type="string" calcext:value-type="string">
            <text:p>据</text:p>
          </table:table-cell>
          <table:table-cell table:style-name="ce12" office:value-type="string" calcext:value-type="string">
            <text:p>据わる ・ すわる ・ [vi] be set</text:p>
            <text:p>見据える ・ みすえる ・ fix one’s eyes, look hard</text:p>
            <text:p>目が据わって ・ めがすわって ・ with set eye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36" calcext:value-type="float">
            <text:p>1536</text:p>
          </table:table-cell>
          <table:table-cell table:style-name="ce8" office:value-type="string" calcext:value-type="string">
            <text:p>握</text:p>
          </table:table-cell>
          <table:table-cell table:style-name="ce12" office:value-type="string" calcext:value-type="string">
            <text:p>握り ・ にぎり ・ grasp, grip; handle; hand-rolled sushi</text:p>
            <text:p>握り締める ・ にぎりしめる ・ squeeze, grip, clasp</text:p>
            <text:p>一握 ・ いちあく ・ a handful of sand </text:p>
            <text:p>掌握する ・ しょうあくする ・ hold, seize, grasp, comman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37" calcext:value-type="float">
            <text:p>1537</text:p>
          </table:table-cell>
          <table:table-cell table:style-name="ce8" office:value-type="string" calcext:value-type="string">
            <text:p>揃</text:p>
          </table:table-cell>
          <table:table-cell table:style-name="ce12" office:value-type="string" calcext:value-type="string">
            <text:p>一揃え ・ ひとそろえ ・ a set [suit] </text:p>
            <text:p>品揃え ・ しなぞろえ ・ full stock of goods</text:p>
            <text:p>勢揃いする ・ せいぞろいする ・ assemble in full force, must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38" calcext:value-type="float">
            <text:p>1538</text:p>
          </table:table-cell>
          <table:table-cell table:style-name="ce8" office:value-type="string" calcext:value-type="string">
            <text:p>撫</text:p>
          </table:table-cell>
          <table:table-cell table:style-name="ce12" office:value-type="string" calcext:value-type="string">
            <text:p>逆撫でする ・ さかなでする ・ rub the wrong way, irritate</text:p>
            <text:p>撫で上げる ・ なであげる ・ [vt] comb back</text:p>
            <text:p>宣撫 ・ せんぶ ・ pacification [placation] of an occupied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39" calcext:value-type="float">
            <text:p>1539</text:p>
          </table:table-cell>
          <table:table-cell table:style-name="ce8" office:value-type="string" calcext:value-type="string">
            <text:p>託</text:p>
          </table:table-cell>
          <table:table-cell table:style-name="ce12" office:value-type="string" calcext:value-type="string">
            <text:p>寄託する ・ きたくする ・ deposit, entrust</text:p>
            <text:p>供託金 ・ きょうたくきん ・ deposit mone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40" calcext:value-type="float">
            <text:p>1540</text:p>
          </table:table-cell>
          <table:table-cell table:style-name="ce8" office:value-type="string" calcext:value-type="string">
            <text:p>宅</text:p>
          </table:table-cell>
          <table:table-cell table:style-name="ce12" office:value-type="string" calcext:value-type="string">
            <text:p>帰宅 ・ きたく ・ homecoming</text:p>
            <text:p>社宅 ・ しゃたく ・ company house</text:p>
            <text:p>邸宅 ・ ていたく ・ residence, man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41" calcext:value-type="float">
            <text:p>1541</text:p>
          </table:table-cell>
          <table:table-cell table:style-name="ce8" office:value-type="string" calcext:value-type="string">
            <text:p>詫</text:p>
          </table:table-cell>
          <table:table-cell table:style-name="ce12" office:value-type="string" calcext:value-type="string">
            <text:p>詫びを入れる ・ わびをいれる ・ make an apolog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42" calcext:value-type="float">
            <text:p>1542</text:p>
          </table:table-cell>
          <table:table-cell table:style-name="ce8" office:value-type="string" calcext:value-type="string">
            <text:p>宇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43" calcext:value-type="float">
            <text:p>1543</text:p>
          </table:table-cell>
          <table:table-cell table:style-name="ce8" office:value-type="string" calcext:value-type="string">
            <text:p>芋</text:p>
          </table:table-cell>
          <table:table-cell table:style-name="ce12" office:value-type="string" calcext:value-type="string">
            <text:p>薩摩芋 ・ さつまいも ・ sweet potat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44" calcext:value-type="float">
            <text:p>1544</text:p>
          </table:table-cell>
          <table:table-cell table:style-name="ce8" office:value-type="string" calcext:value-type="string">
            <text:p>寿</text:p>
          </table:table-cell>
          <table:table-cell table:style-name="ce12" office:value-type="string" calcext:value-type="string">
            <text:p>寿 ・ ことぶき ・ celebration; congratulations; long life</text:p>
            <text:p>寿老人 ・ じゅろうじん ・ God of Longev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45" calcext:value-type="float">
            <text:p>1545</text:p>
          </table:table-cell>
          <table:table-cell table:style-name="ce8" office:value-type="string" calcext:value-type="string">
            <text:p>鋳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46" calcext:value-type="float">
            <text:p>1546</text:p>
          </table:table-cell>
          <table:table-cell table:style-name="ce8" office:value-type="string" calcext:value-type="string">
            <text:p>銘</text:p>
          </table:table-cell>
          <table:table-cell table:style-name="ce12" office:value-type="string" calcext:value-type="string">
            <text:p>無銘の ・ むめいの ・ anonymous</text:p>
            <text:p>銘銘 ・ めいめい ・ each, several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47" calcext:value-type="float">
            <text:p>1547</text:p>
          </table:table-cell>
          <table:table-cell table:style-name="ce8" office:value-type="string" calcext:value-type="string">
            <text:p>鏡</text:p>
          </table:table-cell>
          <table:table-cell table:style-name="ce12" office:value-type="string" calcext:value-type="string">
            <text:p>鏡 ・ かがみ ・ mirror</text:p>
            <text:p>鏡板 ・ かがみいた ・ panel, scene-panel</text:p>
            <text:p>手鏡 ・ てかがみ ・ hand glas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548" calcext:value-type="float">
            <text:p>1548</text:p>
          </table:table-cell>
          <table:table-cell table:style-name="ce8" office:value-type="string" calcext:value-type="string">
            <text:p>境</text:p>
          </table:table-cell>
          <table:table-cell table:style-name="ce12" office:value-type="string" calcext:value-type="string">
            <text:p>国境 ・ くにざかい ・ boundary / border national, state, provincial </text:p>
            <text:p>境 ・ さかい ・ boundary</text:p>
            <text:p>見境 ・ みさかい ・ distinction, discrimination</text:p>
            <text:p>進境 ・ しんきょう ・ progress, improve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49" calcext:value-type="float">
            <text:p>1549</text:p>
          </table:table-cell>
          <table:table-cell table:style-name="ce8" office:value-type="string" calcext:value-type="string">
            <text:p>環</text:p>
          </table:table-cell>
          <table:table-cell table:style-name="ce12" office:value-type="string" calcext:value-type="string">
            <text:p>循環 ・ じゅんかん ・ circulation, rotation; cycle</text:p>
            <text:p>環礁 ・ かんしょう ・ atoll</text:p>
            <text:p>金環食 ・ きんかんしょく ・ annular eclips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50" calcext:value-type="float">
            <text:p>1550</text:p>
          </table:table-cell>
          <table:table-cell table:style-name="ce8" office:value-type="string" calcext:value-type="string">
            <text:p>還</text:p>
          </table:table-cell>
          <table:table-cell table:style-name="ce12" office:value-type="string" calcext:value-type="string">
            <text:p>還付する ・ かんぷする ・ return, restore, refund</text:p>
            <text:p>還元 ・ かんげん ・ restoration; reduction, deoxidization</text:p>
            <text:p>送還 ・ そうかん ・ sending back, repatri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51" calcext:value-type="float">
            <text:p>1551</text:p>
          </table:table-cell>
          <table:table-cell table:style-name="ce8" office:value-type="string" calcext:value-type="string">
            <text:p>盾</text:p>
          </table:table-cell>
          <table:table-cell table:style-name="ce12" office:value-type="string" calcext:value-type="string">
            <text:p>盾 ・ たて ・ shield</text:p>
            <text:p>盾突く ・ たてつく ・ [vi] oppose, defy, rebe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52" calcext:value-type="float">
            <text:p>1552</text:p>
          </table:table-cell>
          <table:table-cell table:style-name="ce8" office:value-type="string" calcext:value-type="string">
            <text:p>循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53" calcext:value-type="float">
            <text:p>1553</text:p>
          </table:table-cell>
          <table:table-cell table:style-name="ce8" office:value-type="string" calcext:value-type="string">
            <text:p>巡</text:p>
          </table:table-cell>
          <table:table-cell table:style-name="ce12" office:value-type="string" calcext:value-type="string">
            <text:p>巡歴 ・ じゅんれき ・ tour, trip</text:p>
            <text:p>巡視 ・ じゅんし ・ inspection tou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54" calcext:value-type="float">
            <text:p>1554</text:p>
          </table:table-cell>
          <table:table-cell table:style-name="ce8" office:value-type="string" calcext:value-type="string">
            <text:p>這</text:p>
          </table:table-cell>
          <table:table-cell table:style-name="ce12" office:value-type="string" calcext:value-type="string">
            <text:p>這い上がる ・ はいあがる ・ [vi] crawl / creep / climb up</text:p>
            <text:p>這い這い ・ はいはい ・ crawling of babies </text:p>
            <text:p>這い蹲る ・ はいつくばる ・ grovel, go down on one’s hands and knees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55" calcext:value-type="float">
            <text:p>1555</text:p>
          </table:table-cell>
          <table:table-cell table:style-name="ce8" office:value-type="string" calcext:value-type="string">
            <text:p>逓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56" calcext:value-type="float">
            <text:p>1556</text:p>
          </table:table-cell>
          <table:table-cell table:style-name="ce8" office:value-type="string" calcext:value-type="string">
            <text:p>息</text:p>
          </table:table-cell>
          <table:table-cell table:style-name="ce12" office:value-type="string" calcext:value-type="string">
            <text:p>息 ・ いき ・ brea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57" calcext:value-type="float">
            <text:p>1557</text:p>
          </table:table-cell>
          <table:table-cell table:style-name="ce8" office:value-type="string" calcext:value-type="string">
            <text:p>憩</text:p>
          </table:table-cell>
          <table:table-cell table:style-name="ce12" office:value-type="string" calcext:value-type="string">
            <text:p>憩う ・ いこう ・ [vi] (take a rest, repose, relax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558" calcext:value-type="float">
            <text:p>1558</text:p>
          </table:table-cell>
          <table:table-cell table:style-name="ce8" office:value-type="string" calcext:value-type="string">
            <text:p>鼻</text:p>
          </table:table-cell>
          <table:table-cell table:style-name="ce12" office:value-type="string" calcext:value-type="string">
            <text:p>鼻下長 ・ びかちょう ・ amorous man, spoony</text:p>
            <text:p>鼻 ・ はな ・ nose</text:p>
            <text:p>鼻水 ・ はなみず ・ nasal discharge</text:p>
            <text:p>鼻柱 ・ はなばしら ・ bridge of the nose; self-asser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59" calcext:value-type="float">
            <text:p>1559</text:p>
          </table:table-cell>
          <table:table-cell table:style-name="ce8" office:value-type="string" calcext:value-type="string">
            <text:p>孔</text:p>
          </table:table-cell>
          <table:table-cell table:style-name="ce12" office:value-type="string" calcext:value-type="string">
            <text:p>瞳孔 ・ どうこう ・ pupi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60" calcext:value-type="float">
            <text:p>1560</text:p>
          </table:table-cell>
          <table:table-cell table:style-name="ce8" office:value-type="string" calcext:value-type="string">
            <text:p>臭</text:p>
          </table:table-cell>
          <table:table-cell table:style-name="ce12" office:value-type="string" calcext:value-type="string">
            <text:p>臭う ・ におう ・ [vi] stink, reek</text:p>
            <text:p>水臭い ・ みずくさい ・ not frank, reserved; watery</text:p>
            <text:p>臭い消し ・ においけし ・ deodoran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61" calcext:value-type="float">
            <text:p>1561</text:p>
          </table:table-cell>
          <table:table-cell table:style-name="ce8" office:value-type="string" calcext:value-type="string">
            <text:p>嗅</text:p>
          </table:table-cell>
          <table:table-cell table:style-name="ce12" office:value-type="string" calcext:value-type="string">
            <text:p>嗅ぎ当てる ・ かぎあてる ・ [vt] sniff / scent out</text:p>
            <text:p>嗅ぎ付ける ・ かぎつける ・ [vt] sniff out, get wind of</text:p>
            <text:p>嗅ぎ回る ・ かぎまわる ・ sniff about [around] , snoop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562" calcext:value-type="float">
            <text:p>1562</text:p>
          </table:table-cell>
          <table:table-cell table:style-name="ce8" office:value-type="string" calcext:value-type="string">
            <text:p>奥</text:p>
          </table:table-cell>
          <table:table-cell table:style-name="ce12" office:value-type="string" calcext:value-type="string">
            <text:p>内奥 ・ ないおう ・ inner part, depths, recesses</text:p>
            <text:p>奥 ・ おく ・ inner part, depths</text:p>
            <text:p>奥行き ・ おくゆき ・ depth, length</text:p>
            <text:p>奥地 ・ おくち ・ interior, hinterland, backwoods</text:p>
            <text:p>奥の間 ・ おくのま ・ back room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563" calcext:value-type="float">
            <text:p>1563</text:p>
          </table:table-cell>
          <table:table-cell table:style-name="ce8" office:value-type="string" calcext:value-type="string">
            <text:p>尖</text:p>
          </table:table-cell>
          <table:table-cell table:style-name="ce12" office:value-type="string" calcext:value-type="string">
            <text:p>尖端 ・ せんたん ・ pointed end, tip; spearhead; vanguard</text:p>
            <text:p>肺尖 ・ はいせん ・ apex of a lung</text:p>
            <text:p>尖塔 ・ せんとう ・ pinnacle, spire</text:p>
            <text:p>尖頭 ・ せんとう ・ pointed end, cusp</text:p>
            <text:p>尖鼠 ・ とがりねずみ ・ shrew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564" calcext:value-type="float">
            <text:p>1564</text:p>
          </table:table-cell>
          <table:table-cell table:style-name="ce8" office:value-type="string" calcext:value-type="string">
            <text:p>突</text:p>
          </table:table-cell>
          <table:table-cell table:style-name="ce12" office:value-type="string" calcext:value-type="string">
            <text:p>突飛な ・ とっぴな ・ wild, extravagant, extraordinary</text:p>
            <text:p>追突する ・ ついとつする ・ collide with from behi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65" calcext:value-type="float">
            <text:p>1565</text:p>
          </table:table-cell>
          <table:table-cell table:style-name="ce8" office:value-type="string" calcext:value-type="string">
            <text:p>窒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66" calcext:value-type="float">
            <text:p>1566</text:p>
          </table:table-cell>
          <table:table-cell table:style-name="ce8" office:value-type="string" calcext:value-type="string">
            <text:p>窃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67" calcext:value-type="float">
            <text:p>1567</text:p>
          </table:table-cell>
          <table:table-cell table:style-name="ce8" office:value-type="string" calcext:value-type="string">
            <text:p>衝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68" calcext:value-type="float">
            <text:p>1568</text:p>
          </table:table-cell>
          <table:table-cell table:style-name="ce8" office:value-type="string" calcext:value-type="string">
            <text:p>契</text:p>
          </table:table-cell>
          <table:table-cell table:style-name="ce12" office:value-type="string" calcext:value-type="string">
            <text:p>契り ・ ちぎり ・ pledge, vow, promise</text:p>
            <text:p>固く契った 恋人 ・ かたくちぎった こいびと ・ plighted love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69" calcext:value-type="float">
            <text:p>1569</text:p>
          </table:table-cell>
          <table:table-cell table:style-name="ce8" office:value-type="string" calcext:value-type="string">
            <text:p>喫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70" calcext:value-type="float">
            <text:p>1570</text:p>
          </table:table-cell>
          <table:table-cell table:style-name="ce8" office:value-type="string" calcext:value-type="string">
            <text:p>潔</text:p>
          </table:table-cell>
          <table:table-cell table:style-name="ce12" office:value-type="string" calcext:value-type="string">
            <text:p>潔さ ・ いさぎよさ ・ manliness, resolute composure</text:p>
            <text:p>潔白な ・ けっぱくな ・ innocent, pure, upright</text:p>
            <text:p>貞潔 ・ ていけつ ・ chastity &amp; purit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71" calcext:value-type="float">
            <text:p>1571</text:p>
          </table:table-cell>
          <table:table-cell table:style-name="ce8" office:value-type="string" calcext:value-type="string">
            <text:p>侮</text:p>
          </table:table-cell>
          <table:table-cell table:style-name="ce12" office:value-type="string" calcext:value-type="string">
            <text:p>侮り ・ あなどり ・ contempt, scorn</text:p>
            <text:p>侮蔑 ・ ぶべつ ・ contempt, scorn</text:p>
            <text:p>侮辱する ・ ぶじょくする ・ insult, treat with contemp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572" calcext:value-type="float">
            <text:p>1572</text:p>
          </table:table-cell>
          <table:table-cell table:style-name="ce8" office:value-type="string" calcext:value-type="string">
            <text:p>梅</text:p>
          </table:table-cell>
          <table:table-cell table:style-name="ce12" office:value-type="string" calcext:value-type="string">
            <text:p>梅 ・ うめ ・ Japanese apricot, ume</text:p>
            <text:p>梅見 ・ うめみ ・ ume blossom viewing</text:p>
            <text:p>塩梅 ・ あんばい ・ seasoning, flavoring; taste, flavor; condition, state</text:p>
            <text:p>入梅 ・ にゅうばい ・ beginning of the rainy seaso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573" calcext:value-type="float">
            <text:p>1573</text:p>
          </table:table-cell>
          <table:table-cell table:style-name="ce8" office:value-type="string" calcext:value-type="string">
            <text:p>悔</text:p>
          </table:table-cell>
          <table:table-cell table:style-name="ce12" office:value-type="string" calcext:value-type="string">
            <text:p>悔悟 ・ かいご ・ repentance, remorse</text:p>
            <text:p>悔いる ・ くいる ・ [vt] repent, regret, be sorry</text:p>
            <text:p>悔い ・ くい ・ regret, repentance</text:p>
            <text:p>悔やむ ・ くやむ ・ [vt] repent, regret, lamen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574" calcext:value-type="float">
            <text:p>1574</text:p>
          </table:table-cell>
          <table:table-cell table:style-name="ce8" office:value-type="string" calcext:value-type="string">
            <text:p>敏</text:p>
          </table:table-cell>
          <table:table-cell table:style-name="ce12" office:value-type="string" calcext:value-type="string">
            <text:p>敏捷な ・ びんしょうな ・ agile, nimble, quick; shrewd, smart</text:p>
            <text:p>機敏 ・ きびん ・ smart-, shrewd-, sharpness; quick-, prompt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75" calcext:value-type="float">
            <text:p>1575</text:p>
          </table:table-cell>
          <table:table-cell table:style-name="ce8" office:value-type="string" calcext:value-type="string">
            <text:p>繁</text:p>
          </table:table-cell>
          <table:table-cell table:style-name="ce12" office:value-type="string" calcext:value-type="string">
            <text:p>繁華 ・ はんか ・ prosperity, bustle</text:p>
            <text:p>繁る ・ しげる ・ [vi] grow thick, be luxuriant, overgro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76" calcext:value-type="float">
            <text:p>1576</text:p>
          </table:table-cell>
          <table:table-cell table:style-name="ce8" office:value-type="string" calcext:value-type="string">
            <text:p>繋</text:p>
          </table:table-cell>
          <table:table-cell table:style-name="ce12" office:value-type="string" calcext:value-type="string">
            <text:p>繋がり ・ つながり ・ connection, link, relationshi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77" calcext:value-type="float">
            <text:p>1577</text:p>
          </table:table-cell>
          <table:table-cell table:style-name="ce8" office:value-type="string" calcext:value-type="string">
            <text:p>茂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78" calcext:value-type="float">
            <text:p>1578</text:p>
          </table:table-cell>
          <table:table-cell table:style-name="ce8" office:value-type="string" calcext:value-type="string">
            <text:p>橋</text:p>
          </table:table-cell>
          <table:table-cell table:style-name="ce12" office:value-type="string" calcext:value-type="string">
            <text:p>橋 ・ はし ・ bridge</text:p>
            <text:p>橋渡し ・ はしわたし ・ mediation, good offices</text:p>
            <text:p>歩道橋 ・ ほどうきょう ・ pedestrian brid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79" calcext:value-type="float">
            <text:p>1579</text:p>
          </table:table-cell>
          <table:table-cell table:style-name="ce8" office:value-type="string" calcext:value-type="string">
            <text:p>矯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0" calcext:value-type="float">
            <text:p>1580</text:p>
          </table:table-cell>
          <table:table-cell table:style-name="ce8" office:value-type="string" calcext:value-type="string">
            <text:p>稿</text:p>
          </table:table-cell>
          <table:table-cell table:style-name="ce12" office:value-type="string" calcext:value-type="string">
            <text:p>脱稿する ・ だっこうする ・ finish writing, complete a novel </text:p>
            <text:p>遺稿 ・ いこう ・ posthumous work [manuscript]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581" calcext:value-type="float">
            <text:p>1581</text:p>
          </table:table-cell>
          <table:table-cell table:style-name="ce8" office:value-type="string" calcext:value-type="string">
            <text:p>縞</text:p>
          </table:table-cell>
          <table:table-cell table:style-name="ce12" office:value-type="string" calcext:value-type="string">
            <text:p>氷縞粘土 ・ ひょうこうねんど ・ varve</text:p>
            <text:p>縞 ・ しま ・ stripe</text:p>
            <text:p>格子縞 ・ こうしじま ・ check pattern</text:p>
            <text:p>干渉縞 ・ かんしょうじま ・ interference frin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2" calcext:value-type="float">
            <text:p>1582</text:p>
          </table:table-cell>
          <table:table-cell table:style-name="ce8" office:value-type="string" calcext:value-type="string">
            <text:p>箋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3" calcext:value-type="float">
            <text:p>1583</text:p>
          </table:table-cell>
          <table:table-cell table:style-name="ce8" office:value-type="string" calcext:value-type="string">
            <text:p>残</text:p>
          </table:table-cell>
          <table:table-cell table:style-name="ce12" office:value-type="string" calcext:value-type="string">
            <text:p>無残な ・ むざんな ・ cruel, atrocious; pitiful, tragic, miserable</text:p>
            <text:p>名残 ・ なごり ・ parting; memory; remai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4" calcext:value-type="float">
            <text:p>1584</text:p>
          </table:table-cell>
          <table:table-cell table:style-name="ce8" office:value-type="string" calcext:value-type="string">
            <text:p>桟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585" calcext:value-type="float">
            <text:p>1585</text:p>
          </table:table-cell>
          <table:table-cell table:style-name="ce8" office:value-type="string" calcext:value-type="string">
            <text:p>銭</text:p>
          </table:table-cell>
          <table:table-cell table:style-name="ce12" office:value-type="string" calcext:value-type="string">
            <text:p>銭箱 ・ ぜにばこ ・ cashbox</text:p>
            <text:p>小銭 ・ こぜに ・ small money / coin [change] </text:p>
            <text:p>日銭 ・ ひぜに ・ daily income in cash</text:p>
            <text:p>身銭 ・ みぜに ・ one’s own mone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6" calcext:value-type="float">
            <text:p>1586</text:p>
          </table:table-cell>
          <table:table-cell table:style-name="ce8" office:value-type="string" calcext:value-type="string">
            <text:p>践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7" calcext:value-type="float">
            <text:p>1587</text:p>
          </table:table-cell>
          <table:table-cell table:style-name="ce8" office:value-type="string" calcext:value-type="string">
            <text:p>浅</text:p>
          </table:table-cell>
          <table:table-cell table:style-name="ce12" office:value-type="string" calcext:value-type="string">
            <text:p>浅才 ・ せんさい ・ lack of ability, incompetence</text:p>
            <text:p>浅瀬 ・ あさせ ・ shoal, shallows</text:p>
            <text:p>浅はかな ・ あさはかな ・ frivolous, thoughtl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8" calcext:value-type="float">
            <text:p>1588</text:p>
          </table:table-cell>
          <table:table-cell table:style-name="ce8" office:value-type="string" calcext:value-type="string">
            <text:p>洩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9" calcext:value-type="float">
            <text:p>1589</text:p>
          </table:table-cell>
          <table:table-cell table:style-name="ce8" office:value-type="string" calcext:value-type="string">
            <text:p>壮</text:p>
          </table:table-cell>
          <table:table-cell table:style-name="ce12" office:value-type="string" calcext:value-type="string">
            <text:p>壮健な ・ そうけんな ・ vigorous, healthy, robu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90" calcext:value-type="float">
            <text:p>1590</text:p>
          </table:table-cell>
          <table:table-cell table:style-name="ce8" office:value-type="string" calcext:value-type="string">
            <text:p>荘</text:p>
          </table:table-cell>
          <table:table-cell table:style-name="ce12" office:value-type="string" calcext:value-type="string">
            <text:p>山水荘 ・ さんすいそう ・ The Sansui In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91" calcext:value-type="float">
            <text:p>1591</text:p>
          </table:table-cell>
          <table:table-cell table:style-name="ce8" office:value-type="string" calcext:value-type="string">
            <text:p>装</text:p>
          </table:table-cell>
          <table:table-cell table:style-name="ce12" office:value-type="string" calcext:value-type="string">
            <text:p>包装 ・ ほうそう ・ wrapping, packing</text:p>
            <text:p>改装 ・ かいそう ・ remodeling, refurbishing</text:p>
            <text:p>塗装 ・ とそう ・ painting, coat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92" calcext:value-type="float">
            <text:p>1592</text:p>
          </table:table-cell>
          <table:table-cell table:style-name="ce8" office:value-type="string" calcext:value-type="string">
            <text:p>冥</text:p>
          </table:table-cell>
          <table:table-cell table:style-name="ce12" office:value-type="string" calcext:value-type="string">
            <text:p>冥闇 ・ めいあん ・ gloom, shade</text:p>
            <text:p>冥王星 ・ めいおうせい ・ Pluto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593" calcext:value-type="float">
            <text:p>1593</text:p>
          </table:table-cell>
          <table:table-cell table:style-name="ce8" office:value-type="string" calcext:value-type="string">
            <text:p>暗</text:p>
          </table:table-cell>
          <table:table-cell table:style-name="ce12" office:value-type="string" calcext:value-type="string">
            <text:p>薄暗い ・ うすぐらい ・ gloomy, dim</text:p>
            <text:p>暗算 ・ あんざん ・ mental arithmetic [calculation] </text:p>
            <text:p>暗黙の ・ あんもくの ・ tacit</text:p>
            <text:p>暗示 ・ あんじ ・ hint, sugges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94" calcext:value-type="float">
            <text:p>1594</text:p>
          </table:table-cell>
          <table:table-cell table:style-name="ce8" office:value-type="string" calcext:value-type="string">
            <text:p>韻</text:p>
          </table:table-cell>
          <table:table-cell table:style-name="ce12" office:value-type="string" calcext:value-type="string">
            <text:p>韻律 ・ いんりつ ・ rhythm, meter, measure</text:p>
            <text:p>余韻 ・ よいん ・ lingering tone, resonance, reverberation; aftertaste, impregnated eleg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95" calcext:value-type="float">
            <text:p>1595</text:p>
          </table:table-cell>
          <table:table-cell table:style-name="ce8" office:value-type="string" calcext:value-type="string">
            <text:p>損</text:p>
          </table:table-cell>
          <table:table-cell table:style-name="ce12" office:value-type="string" calcext:value-type="string">
            <text:p>損になる ・ そんになる ・ prove a loss, do not pay</text:p>
            <text:p>損得 ・ そんとく ・ dis- and advantage; loss and gain</text:p>
            <text:p>損益 ・ そんえき ・ dis- and advantage; profit and los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96" calcext:value-type="float">
            <text:p>1596</text:p>
          </table:table-cell>
          <table:table-cell table:style-name="ce8" office:value-type="string" calcext:value-type="string">
            <text:p>捕</text:p>
          </table:table-cell>
          <table:table-cell table:style-name="ce12" office:value-type="string" calcext:value-type="string">
            <text:p>捕り物 ・ とりもの ・ capture, arrest</text:p>
            <text:p>捕らえる ・ とらえる ・ [vt] catch, seize, grasp capture, arrest</text:p>
            <text:p>捕らわれる ・ とらわれる ・ [vi] be caught, arrested imprisoned, taken captive</text:p>
            <text:p>捕まえる ・ つかまえる ・ [vt] arrest, capture, nab, catch</text:p>
            <text:p>捕まる ・ つかまる ・ [vi] be caught, arreste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97" calcext:value-type="float">
            <text:p>1597</text:p>
          </table:table-cell>
          <table:table-cell table:style-name="ce8" office:value-type="string" calcext:value-type="string">
            <text:p>挿</text:p>
          </table:table-cell>
          <table:table-cell table:style-name="ce12" office:value-type="string" calcext:value-type="string">
            <text:p>挿話 ・ そうわ ・ anecdote</text:p>
            <text:p>挿画 ・ そうが ・ illustration in a book </text:p>
            <text:p>花瓶に花 を挿す ・ かびんにはな をさす ・ put flowers in a vas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98" calcext:value-type="float">
            <text:p>1598</text:p>
          </table:table-cell>
          <table:table-cell table:style-name="ce8" office:value-type="string" calcext:value-type="string">
            <text:p>補</text:p>
          </table:table-cell>
          <table:table-cell table:style-name="ce12" office:value-type="string" calcext:value-type="string">
            <text:p>補正する ・ ほせいする ・ revise, correct</text:p>
            <text:p>補任する ・ ほにんする ・ appoint to office</text:p>
            <text:p>補導する ・ ほどうする ・ guide, direct, lead; take into custod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99" calcext:value-type="float">
            <text:p>1599</text:p>
          </table:table-cell>
          <table:table-cell table:style-name="ce8" office:value-type="string" calcext:value-type="string">
            <text:p>浦</text:p>
          </table:table-cell>
          <table:table-cell table:style-name="ce12" office:value-type="string" calcext:value-type="string">
            <text:p>浦 ・ うら ・ small bay, inlet; seaside</text:p>
            <text:p>津津浦浦に ・ つつうらうらに ・ throughout the land, in every harbor and bay</text:p>
            <text:p>浦曲 ・ うらわ ・ coastal indentat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0" calcext:value-type="float">
            <text:p>1600</text:p>
          </table:table-cell>
          <table:table-cell table:style-name="ce8" office:value-type="string" calcext:value-type="string">
            <text:p>哺</text:p>
          </table:table-cell>
          <table:table-cell table:style-name="ce12" office:value-type="string" calcext:value-type="string">
            <text:p>哺乳瓶 ・ ほにゅうびん ・ baby bott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1" calcext:value-type="float">
            <text:p>1601</text:p>
          </table:table-cell>
          <table:table-cell table:style-name="ce8" office:value-type="string" calcext:value-type="string">
            <text:p>舗</text:p>
          </table:table-cell>
          <table:table-cell table:style-name="ce12" office:value-type="string" calcext:value-type="string">
            <text:p>名舗 ・ めいほ ・ famous store, quality shop</text:p>
            <text:p>薬舗 ・ やくほ ・ pharmacy, drugst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2" calcext:value-type="float">
            <text:p>1602</text:p>
          </table:table-cell>
          <table:table-cell table:style-name="ce8" office:value-type="string" calcext:value-type="string">
            <text:p>掴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3" calcext:value-type="float">
            <text:p>1603</text:p>
          </table:table-cell>
          <table:table-cell table:style-name="ce8" office:value-type="string" calcext:value-type="string">
            <text:p>捉</text:p>
          </table:table-cell>
          <table:table-cell table:style-name="ce12" office:value-type="string" calcext:value-type="string">
            <text:p>心を捉える ・ こころをとらえる ・ impress, charm</text:p>
            <text:p>言葉尻を捉える ・ ことばじりをとらえる ・ cavil at so.’s word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04" calcext:value-type="float">
            <text:p>1604</text:p>
          </table:table-cell>
          <table:table-cell table:style-name="ce8" office:value-type="string" calcext:value-type="string">
            <text:p>促</text:p>
          </table:table-cell>
          <table:table-cell table:style-name="ce12" office:value-type="string" calcext:value-type="string">
            <text:p>促す ・ うながす ・ [vt] urge, spur on, promote</text:p>
            <text:p>催促する ・ さいそくする ・ press for, urge, demand</text:p>
            <text:p>督促状 ・ とくそくじょう ・ demand note, dunning letter [note]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605" calcext:value-type="float">
            <text:p>1605</text:p>
          </table:table-cell>
          <table:table-cell table:style-name="ce8" office:value-type="string" calcext:value-type="string">
            <text:p>筆</text:p>
          </table:table-cell>
          <table:table-cell table:style-name="ce12" office:value-type="string" calcext:value-type="string">
            <text:p>絵筆 ・ えふで ・ paintbrush, drawing pen</text:p>
            <text:p>筆 ・ ふで ・ brush writing / painting </text:p>
            <text:p>一筆 ・ ひとふで ・ a stroke of the pen / brush </text:p>
            <text:p>筆記試験 ・ ひっきしけん ・ written examin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6" calcext:value-type="float">
            <text:p>1606</text:p>
          </table:table-cell>
          <table:table-cell table:style-name="ce8" office:value-type="string" calcext:value-type="string">
            <text:p>津</text:p>
          </table:table-cell>
          <table:table-cell table:style-name="ce12" office:value-type="string" calcext:value-type="string">
            <text:p>興味津々 ・ きょうみしんしん ・ very interesting; immensely curious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607" calcext:value-type="float">
            <text:p>1607</text:p>
          </table:table-cell>
          <table:table-cell table:style-name="ce8" office:value-type="string" calcext:value-type="string">
            <text:p>律</text:p>
          </table:table-cell>
          <table:table-cell table:style-name="ce12" office:value-type="string" calcext:value-type="string">
            <text:p>自然律 ・ しぜんりつ ・ natural law</text:p>
            <text:p>黄金律 ・ おうごんりつ ・ golden rule</text:p>
            <text:p>旋律 ・ せんりつ ・ melody</text:p>
            <text:p>調律 ・ ちょうりつ ・ tuning</text:p>
            <text:p>戒律 ・ かいりつ ・ commandments, precep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8" calcext:value-type="float">
            <text:p>1608</text:p>
          </table:table-cell>
          <table:table-cell table:style-name="ce8" office:value-type="string" calcext:value-type="string">
            <text:p>逮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609" calcext:value-type="float">
            <text:p>1609</text:p>
          </table:table-cell>
          <table:table-cell table:style-name="ce8" office:value-type="string" calcext:value-type="string">
            <text:p>建</text:p>
          </table:table-cell>
          <table:table-cell table:style-name="ce12" office:value-type="string" calcext:value-type="string">
            <text:p>再建 ・ さいけん ・ reconstruction, rehabilitation</text:p>
            <text:p>建てる ・ たてる ・ [vt] build, construct, erect, put up</text:p>
            <text:p>建つ ・ たつ ・ [vi] be built, erected, established</text:p>
            <text:p>建て値 ・ たてね ・ official quotations, rates of exchange, mark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10" calcext:value-type="float">
            <text:p>1610</text:p>
          </table:table-cell>
          <table:table-cell table:style-name="ce8" office:value-type="string" calcext:value-type="string">
            <text:p>健</text:p>
          </table:table-cell>
          <table:table-cell table:style-name="ce12" office:value-type="string" calcext:value-type="string">
            <text:p>穏健な ・ おんけんな ・ moderate, temperate, sound</text:p>
            <text:p>健脚の ・ けんきゃくの ・ strong in wal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11" calcext:value-type="float">
            <text:p>1611</text:p>
          </table:table-cell>
          <table:table-cell table:style-name="ce8" office:value-type="string" calcext:value-type="string">
            <text:p>康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12" calcext:value-type="float">
            <text:p>1612</text:p>
          </table:table-cell>
          <table:table-cell table:style-name="ce8" office:value-type="string" calcext:value-type="string">
            <text:p>庸</text:p>
          </table:table-cell>
          <table:table-cell table:style-name="ce12" office:value-type="string" calcext:value-type="string">
            <text:p>凡庸な ・ ぼんような ・ commonplace, mediocre, banal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613" calcext:value-type="float">
            <text:p>1613</text:p>
          </table:table-cell>
          <table:table-cell table:style-name="ce8" office:value-type="string" calcext:value-type="string">
            <text:p>粛</text:p>
          </table:table-cell>
          <table:table-cell table:style-name="ce12" office:value-type="string" calcext:value-type="string">
            <text:p>粛然と ・ しゅくぜんと ・ quietly, silently; solemnly; reverently</text:p>
            <text:p>粛党 ・ しゅくとう ・ purging disloyal elements from a party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14" calcext:value-type="float">
            <text:p>1614</text:p>
          </table:table-cell>
          <table:table-cell table:style-name="ce8" office:value-type="string" calcext:value-type="string">
            <text:p>繍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15" calcext:value-type="float">
            <text:p>1615</text:p>
          </table:table-cell>
          <table:table-cell table:style-name="ce8" office:value-type="string" calcext:value-type="string">
            <text:p>唐</text:p>
          </table:table-cell>
          <table:table-cell table:style-name="ce12" office:value-type="string" calcext:value-type="string">
            <text:p>唐人 ・ とうじん ・ Chinese; foreigner</text:p>
            <text:p>唐音 ・ とうおん ・ Tang reading of Chinese characters </text:p>
            <text:p>毛唐 ・ けとう ・ foreigner, Westerner [slang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16" calcext:value-type="float">
            <text:p>1616</text:p>
          </table:table-cell>
          <table:table-cell table:style-name="ce8" office:value-type="string" calcext:value-type="string">
            <text:p>糖</text:p>
          </table:table-cell>
          <table:table-cell table:style-name="ce12" office:value-type="string" calcext:value-type="string">
            <text:p>果糖 ・ かとう ・ fruit sugar, fructo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17" calcext:value-type="float">
            <text:p>1617</text:p>
          </table:table-cell>
          <table:table-cell table:style-name="ce8" office:value-type="string" calcext:value-type="string">
            <text:p>粧</text:p>
          </table:table-cell>
          <table:table-cell table:style-name="ce12" office:value-type="string" calcext:value-type="string">
            <text:p>化粧台 ・ けしょうだい ・ dressing table, dresser</text:p>
            <text:p>厚化粧 ・ あつげしょう ・ thick / heavy make-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18" calcext:value-type="float">
            <text:p>1618</text:p>
          </table:table-cell>
          <table:table-cell table:style-name="ce8" office:value-type="string" calcext:value-type="string">
            <text:p>糧</text:p>
          </table:table-cell>
          <table:table-cell table:style-name="ce12" office:value-type="string" calcext:value-type="string">
            <text:p>日日の糧 ・ ひびのかて ・ daily food</text:p>
            <text:p>糧 ・ かて ・ food, provision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19" calcext:value-type="float">
            <text:p>1619</text:p>
          </table:table-cell>
          <table:table-cell table:style-name="ce8" office:value-type="string" calcext:value-type="string">
            <text:p>粉</text:p>
          </table:table-cell>
          <table:table-cell table:style-name="ce12" office:value-type="string" calcext:value-type="string">
            <text:p>粉 ・ こな ・ powder; flour</text:p>
            <text:p>粉乳 ・ ふんにゅう ・ powdered milk</text:p>
            <text:p>鉄粉 ・ てっぷん ・ iron powder</text:p>
            <text:p>粉粉になる ・ こなごなになる ・ go to pieces, break into fragments</text:p>
            <text:p>洗濯粉 ・ せんたくこ ・ detergen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20" calcext:value-type="float">
            <text:p>1620</text:p>
          </table:table-cell>
          <table:table-cell table:style-name="ce8" office:value-type="string" calcext:value-type="string">
            <text:p>紛</text:p>
          </table:table-cell>
          <table:table-cell table:style-name="ce12" office:value-type="string" calcext:value-type="string">
            <text:p>紛れ込む ・ まぎれこむ ・ get lost among, disappear in the crowd </text:p>
            <text:p>紛乱 ・ ふんらん ・ confusion, disorder</text:p>
            <text:p>紛糾 ・ ふんきゅう ・ complication, entanglement, disord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21" calcext:value-type="float">
            <text:p>1621</text:p>
          </table:table-cell>
          <table:table-cell table:style-name="ce8" office:value-type="string" calcext:value-type="string">
            <text:p>糾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622" calcext:value-type="float">
            <text:p>1622</text:p>
          </table:table-cell>
          <table:table-cell table:style-name="ce8" office:value-type="string" calcext:value-type="string">
            <text:p>粋</text:p>
          </table:table-cell>
          <table:table-cell table:style-name="ce12" office:value-type="string" calcext:value-type="string">
            <text:p>国粋 ・ こくすい ・ national characteristics</text:p>
            <text:p>粋人 ・ すいじん ・ refined [romantic] man</text:p>
            <text:p>粋狂 ・ すいきょう ・ vagary, whim</text:p>
            <text:p>粋がる ・ いきがる ・ [vi] try to appear smar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23" calcext:value-type="float">
            <text:p>1623</text:p>
          </table:table-cell>
          <table:table-cell table:style-name="ce8" office:value-type="string" calcext:value-type="string">
            <text:p>砕</text:p>
          </table:table-cell>
          <table:table-cell table:style-name="ce12" office:value-type="string" calcext:value-type="string">
            <text:p>砕け散る ・ くだけちる ・ be smashed up</text:p>
            <text:p>砕石 ・ さいせき ・ quarrying</text:p>
            <text:p>爆砕する ・ ばくさいする ・ blast, blow to piec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24" calcext:value-type="float">
            <text:p>1624</text:p>
          </table:table-cell>
          <table:table-cell table:style-name="ce8" office:value-type="string" calcext:value-type="string">
            <text:p>枠</text:p>
          </table:table-cell>
          <table:table-cell table:style-name="ce12" office:value-type="string" calcext:value-type="string">
            <text:p>枠 ・ わく ・ frame</text:p>
            <text:p>枠に嵌まった ・ わくにはまった ・ stereotype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25" calcext:value-type="float">
            <text:p>1625</text:p>
          </table:table-cell>
          <table:table-cell table:style-name="ce8" office:value-type="string" calcext:value-type="string">
            <text:p>酔</text:p>
          </table:table-cell>
          <table:table-cell table:style-name="ce12" office:value-type="string" calcext:value-type="string">
            <text:p>船酔い ・ ふなよい ・ motion sickness, seasickness</text:p>
            <text:p>酔漢 ・ すいかん ・ drunkard, drunken fellow</text:p>
            <text:p>陶酔 ・ とうすい ・ intoxication; fascination, rap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26" calcext:value-type="float">
            <text:p>1626</text:p>
          </table:table-cell>
          <table:table-cell table:style-name="ce8" office:value-type="string" calcext:value-type="string">
            <text:p>醒</text:p>
          </table:table-cell>
          <table:table-cell table:style-name="ce12" office:value-type="string" calcext:value-type="string">
            <text:p>半睡半醒 ・ はんすいはんせい ・ half asleep and half awake</text:p>
            <text:p>警醒 ・ けいせい ・ warning; open so.'s ey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27" calcext:value-type="float">
            <text:p>1627</text:p>
          </table:table-cell>
          <table:table-cell table:style-name="ce8" office:value-type="string" calcext:value-type="string">
            <text:p>酬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28" calcext:value-type="float">
            <text:p>1628</text:p>
          </table:table-cell>
          <table:table-cell table:style-name="ce8" office:value-type="string" calcext:value-type="string">
            <text:p>酷</text:p>
          </table:table-cell>
          <table:table-cell table:style-name="ce12" office:value-type="string" calcext:value-type="string">
            <text:p>酷薄な ・ こくはくな ・ cruel, inhumane</text:p>
            <text:p>酷寒 ・ こっかん ・ severe [intense] cold; depth of winter</text:p>
            <text:p>酷似 ・ こくじ ・ close resemblanc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29" calcext:value-type="float">
            <text:p>1629</text:p>
          </table:table-cell>
          <table:table-cell table:style-name="ce8" office:value-type="string" calcext:value-type="string">
            <text:p>凡</text:p>
          </table:table-cell>
          <table:table-cell table:style-name="ce12" office:value-type="string" calcext:value-type="string">
            <text:p>非凡な ・ ひぼんな ・ rare, unique, extraordinary</text:p>
            <text:p>凡俗 ・ ぼんぞく ・ mediocrity, commonplaceness; ordinary person</text:p>
            <text:p>凡百の ・ ぼんぴゃくの ・ many, many kinds of</text:p>
            <text:p>凡例 ・ はんれい ・ introductory remarks, explanatory notes, legend非凡な ・ ひぼんな ・ rare, unique, extraordinary</text:p>
            <text:p>凡俗 ・ ぼんぞく ・ mediocrity, commonplaceness; ordinary person</text:p>
            <text:p>凡百の ・ ぼんぴゃくの ・ many, many kinds of</text:p>
            <text:p>凡例 ・ はんれい ・ introductory remarks, explanatory notes, legen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30" calcext:value-type="float">
            <text:p>1630</text:p>
          </table:table-cell>
          <table:table-cell table:style-name="ce8" office:value-type="string" calcext:value-type="string">
            <text:p>凧</text:p>
          </table:table-cell>
          <table:table-cell table:style-name="ce12" office:value-type="string" calcext:value-type="string">
            <text:p>凧 ・ たこ ・ kite</text:p>
            <text:p>奴凧 ・ やっこだこ ・ kite shaped like a footman </text:p>
            <text:p>引っ張り凧 ・ ひっぱりだこ ・ very popular, in great demand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631" calcext:value-type="float">
            <text:p>1631</text:p>
          </table:table-cell>
          <table:table-cell table:style-name="ce8" office:value-type="string" calcext:value-type="string">
            <text:p>帆</text:p>
          </table:table-cell>
          <table:table-cell table:style-name="ce12" office:value-type="string" calcext:value-type="string">
            <text:p>帆前船 ・ ほまえせん ・ sailing ship</text:p>
            <text:p>帆 ・ ほ ・ a sail</text:p>
            <text:p>白帆 ・ しらほ ・ white sail</text:p>
            <text:p>帆影 ・ ほかげ ・ sight of a sai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32" calcext:value-type="float">
            <text:p>1632</text:p>
          </table:table-cell>
          <table:table-cell table:style-name="ce8" office:value-type="string" calcext:value-type="string">
            <text:p>汎</text:p>
          </table:table-cell>
          <table:table-cell table:style-name="ce12" office:value-type="string" calcext:value-type="string">
            <text:p>汎愛 ・ はんあい ・ philanthrop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633" calcext:value-type="float">
            <text:p>1633</text:p>
          </table:table-cell>
          <table:table-cell table:style-name="ce8" office:value-type="string" calcext:value-type="string">
            <text:p>恐</text:p>
          </table:table-cell>
          <table:table-cell table:style-name="ce12" office:value-type="string" calcext:value-type="string">
            <text:p>恐妻家 ・ きょうさいか ・ henpecked husband, man bossed by his wife</text:p>
            <text:p>恐悦がる ・ きょうえつがる ・ congratulate oneself, chuckle with deligh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634" calcext:value-type="float">
            <text:p>1634</text:p>
          </table:table-cell>
          <table:table-cell table:style-name="ce8" office:value-type="string" calcext:value-type="string">
            <text:p>怖</text:p>
          </table:table-cell>
          <table:table-cell table:style-name="ce12" office:value-type="string" calcext:value-type="string">
            <text:p>怖さ ・ こわさ ・ fear, dreadfulness</text:p>
            <text:p>怖怖 ・ こわごわ ・ timidly, gingerly</text:p>
            <text:p>怖がり ・ こわがり ・ timidity; coward</text:p>
            <text:p>畏怖 ・ いふ ・ awe, fear, dread, frigh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35" calcext:value-type="float">
            <text:p>1635</text:p>
          </table:table-cell>
          <table:table-cell table:style-name="ce8" office:value-type="string" calcext:value-type="string">
            <text:p>築</text:p>
          </table:table-cell>
          <table:table-cell table:style-name="ce12" office:value-type="string" calcext:value-type="string">
            <text:p>築き上げる ・ きずきあげる ・ [vt] build up, establish one’s reputation, fortune, … </text:p>
            <text:p>増築 ・ ぞうちく ・ enlargement of a building</text:p>
            <text:p>築港 ・ ちっこう ・ harbor construction</text:p>
            <text:p>築山 ・ つきやま ・ artificial h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36" calcext:value-type="float">
            <text:p>1636</text:p>
          </table:table-cell>
          <table:table-cell table:style-name="ce8" office:value-type="string" calcext:value-type="string">
            <text:p>尋</text:p>
          </table:table-cell>
          <table:table-cell table:style-name="ce12" office:value-type="string" calcext:value-type="string">
            <text:p>お尋ね者 ・ おたずねもの ・ wanted person, person sought by pol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37" calcext:value-type="float">
            <text:p>1637</text:p>
          </table:table-cell>
          <table:table-cell table:style-name="ce8" office:value-type="string" calcext:value-type="string">
            <text:p>訊</text:p>
          </table:table-cell>
          <table:table-cell table:style-name="ce12" office:value-type="string" calcext:value-type="string">
            <text:p>訊き返す ・ ききかえす ・ [vt] ask again; ask in retu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38" calcext:value-type="float">
            <text:p>1638</text:p>
          </table:table-cell>
          <table:table-cell table:style-name="ce8" office:value-type="string" calcext:value-type="string">
            <text:p>諮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39" calcext:value-type="float">
            <text:p>1639</text:p>
          </table:table-cell>
          <table:table-cell table:style-name="ce8" office:value-type="string" calcext:value-type="string">
            <text:p>抗</text:p>
          </table:table-cell>
          <table:table-cell table:style-name="ce12" office:value-type="string" calcext:value-type="string">
            <text:p>反抗 ・ はんこう ・ resistance, opposition, defiance</text:p>
            <text:p>抗鬱剤 ・ こううつざい ・ antidepressant</text:p>
            <text:p>抗う ・ あらがう ・ [vi] go fight against, deny, oppose, resis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40" calcext:value-type="float">
            <text:p>1640</text:p>
          </table:table-cell>
          <table:table-cell table:style-name="ce8" office:value-type="string" calcext:value-type="string">
            <text:p>航</text:p>
          </table:table-cell>
          <table:table-cell table:style-name="ce12" office:value-type="string" calcext:value-type="string">
            <text:p>航宙 ・ こうちゅう ・ space flight</text:p>
            <text:p>航法 ・ こうほう ・ navigation</text:p>
            <text:p>難航 ・ なんこう ・ hard passage, rough going</text:p>
            <text:p>潜航 ・ せんこう ・ submarine voyage, underwater navig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41" calcext:value-type="float">
            <text:p>1641</text:p>
          </table:table-cell>
          <table:table-cell table:style-name="ce8" office:value-type="string" calcext:value-type="string">
            <text:p>坑</text:p>
          </table:table-cell>
          <table:table-cell table:style-name="ce12" office:value-type="string" calcext:value-type="string">
            <text:p>坑外で ・ こうがいで ・ out of the pit</text:p>
            <text:p>鉱坑 ・ こうこう ・ mine, shaft, pit</text:p>
            <text:p>炭坑 ・ たんこう ・ coal-mine, coal pi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42" calcext:value-type="float">
            <text:p>1642</text:p>
          </table:table-cell>
          <table:table-cell table:style-name="ce8" office:value-type="string" calcext:value-type="string">
            <text:p>拝</text:p>
          </table:table-cell>
          <table:table-cell table:style-name="ce12" office:value-type="string" calcext:value-type="string">
            <text:p>拝外的な ・ はいがいてきな ・ pro-foreign, xenophilous</text:p>
            <text:p>拝殿 ・ はいでん ・ front shrine, hall of worship</text:p>
            <text:p>拝復 ・ はいふく ・ in reply to your letter; Dear Sir, Dear Madam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43" calcext:value-type="float">
            <text:p>1643</text:p>
          </table:table-cell>
          <table:table-cell table:style-name="ce8" office:value-type="string" calcext:value-type="string">
            <text:p>耕</text:p>
          </table:table-cell>
          <table:table-cell table:style-name="ce12" office:value-type="string" calcext:value-type="string">
            <text:p>耕地 ・ こうち ・ arable / farm land</text:p>
            <text:p>深耕 ・ しんこう ・ deep plowing</text:p>
            <text:p>晴耕雨読 ・ せいこううどく ・ working the field in fine weather , reading at home in rainy weat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44" calcext:value-type="float">
            <text:p>1644</text:p>
          </table:table-cell>
          <table:table-cell table:style-name="ce8" office:value-type="string" calcext:value-type="string">
            <text:p>耗</text:p>
          </table:table-cell>
          <table:table-cell table:style-name="ce12" office:value-type="string" calcext:value-type="string">
            <text:p>摩耗する ・ まもうする ・ wear away / out</text:p>
            <text:p>心神耗弱 ・ しんしんこうじゃく ・ diminished mental capac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45" calcext:value-type="float">
            <text:p>1645</text:p>
          </table:table-cell>
          <table:table-cell table:style-name="ce8" office:value-type="string" calcext:value-type="string">
            <text:p>崇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46" calcext:value-type="float">
            <text:p>1646</text:p>
          </table:table-cell>
          <table:table-cell table:style-name="ce8" office:value-type="string" calcext:value-type="string">
            <text:p>灰</text:p>
          </table:table-cell>
          <table:table-cell table:style-name="ce12" office:value-type="string" calcext:value-type="string">
            <text:p>死の灰 ・ しのはい ・ lethal radioactive fallout, atomic dust</text:p>
            <text:p>ソーダ灰 ・ そーだばい ・ soda ash</text:p>
            <text:p>灰 ・ はい ・ ash</text:p>
            <text:p>灰分 ・ かいぶん ・ ash content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647" calcext:value-type="float">
            <text:p>1647</text:p>
          </table:table-cell>
          <table:table-cell table:style-name="ce8" office:value-type="string" calcext:value-type="string">
            <text:p>炭</text:p>
          </table:table-cell>
          <table:table-cell table:style-name="ce12" office:value-type="string" calcext:value-type="string">
            <text:p>塗炭 ・ とたん ・ misery, distress</text:p>
            <text:p>消し炭 ・ けしずみ ・ cinders</text:p>
            <text:p>炭 ・ すみ ・ charcoal</text:p>
            <text:p>炭火 ・ すみび ・ charcoal fire</text:p>
            <text:p>炭焼き ・ すみやき ・ charcoal ma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48" calcext:value-type="float">
            <text:p>1648</text:p>
          </table:table-cell>
          <table:table-cell table:style-name="ce8" office:value-type="string" calcext:value-type="string">
            <text:p>岸</text:p>
          </table:table-cell>
          <table:table-cell table:style-name="ce12" office:value-type="string" calcext:value-type="string">
            <text:p>岸辺に ・ きしべに ・ ashore, on the shore</text:p>
            <text:p>岸 ・ きし ・ shore, bank</text:p>
            <text:p>左岸 ・ さがん ・ left bank of a river 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649" calcext:value-type="float">
            <text:p>1649</text:p>
          </table:table-cell>
          <table:table-cell table:style-name="ce8" office:value-type="string" calcext:value-type="string">
            <text:p>岩</text:p>
          </table:table-cell>
          <table:table-cell table:style-name="ce12" office:value-type="string" calcext:value-type="string">
            <text:p>岩山 ・ いわやま ・ rocky mountain</text:p>
            <text:p>岩床 ・ がんしょう ・ bedrock</text:p>
            <text:p>岩礁 ・ がんしょう ・ reef</text:p>
            <text:p>岩塩 ・ がんえん ・ rock salt</text:p>
            <text:p>火山岩 ・ かざんがん ・ volcanic rock, lava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50" calcext:value-type="float">
            <text:p>1650</text:p>
          </table:table-cell>
          <table:table-cell table:style-name="ce8" office:value-type="string" calcext:value-type="string">
            <text:p>崩</text:p>
          </table:table-cell>
          <table:table-cell table:style-name="ce12" office:value-type="string" calcext:value-type="string">
            <text:p>崩壊する ・ ほうかいする ・ collapse, crumble, break down, cave in</text:p>
            <text:p>型崩れ ・ かたくずれ ・ getting out of shape</text:p>
            <text:p>崩れ去る ・ くずれさる ・ collapse, crumble awa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651" calcext:value-type="float">
            <text:p>1651</text:p>
          </table:table-cell>
          <table:table-cell table:style-name="ce8" office:value-type="string" calcext:value-type="string">
            <text:p>嵐</text:p>
          </table:table-cell>
          <table:table-cell table:style-name="ce12" office:value-type="string" calcext:value-type="string">
            <text:p>嵐 ・ あらし ・ storm, tempest</text:p>
            <text:p>春嵐 ・ しゅんらん ・ spring storm</text:p>
            <text:p>嵐気 ・ らんき ・ mountain air / mist</text:p>
            <text:p>晴嵐 ・ せいらん ・ mountain vap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52" calcext:value-type="float">
            <text:p>1652</text:p>
          </table:table-cell>
          <table:table-cell table:style-name="ce8" office:value-type="string" calcext:value-type="string">
            <text:p>崖</text:p>
          </table:table-cell>
          <table:table-cell table:style-name="ce12" office:value-type="string" calcext:value-type="string">
            <text:p>崖 ・ がけ ・ clif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53" calcext:value-type="float">
            <text:p>1653</text:p>
          </table:table-cell>
          <table:table-cell table:style-name="ce8" office:value-type="string" calcext:value-type="string">
            <text:p>催</text:p>
          </table:table-cell>
          <table:table-cell table:style-name="ce12" office:value-type="string" calcext:value-type="string">
            <text:p>催事場 ・ さいじじょう ・ event hall</text:p>
            <text:p>共催 ・ きょうさい ・ joint auspices, cosponsorship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54" calcext:value-type="float">
            <text:p>1654</text:p>
          </table:table-cell>
          <table:table-cell table:style-name="ce8" office:value-type="string" calcext:value-type="string">
            <text:p>焦</text:p>
          </table:table-cell>
          <table:table-cell table:style-name="ce12" office:value-type="string" calcext:value-type="string">
            <text:p>焦眉 ・ しょうび ・ emergency, urgency, imminence</text:p>
            <text:p>焦がす ・ こがす ・ [vt] scorch, burn, char</text:p>
            <text:p>焦がれる ・ こがれる ・ pine, yearn for; be deeply in love wi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55" calcext:value-type="float">
            <text:p>1655</text:p>
          </table:table-cell>
          <table:table-cell table:style-name="ce8" office:value-type="string" calcext:value-type="string">
            <text:p>礁</text:p>
          </table:table-cell>
          <table:table-cell table:style-name="ce12" office:value-type="string" calcext:value-type="string">
            <text:p>珊瑚礁 ・ さんごしょう ・ coral reef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56" calcext:value-type="float">
            <text:p>1656</text:p>
          </table:table-cell>
          <table:table-cell table:style-name="ce8" office:value-type="string" calcext:value-type="string">
            <text:p>奮</text:p>
          </table:table-cell>
          <table:table-cell table:style-name="ce12" office:value-type="string" calcext:value-type="string">
            <text:p>奮撃 ・ ふんげき ・ fierce attack</text:p>
            <text:p>奮迅 ・ ふんじん ・ dashing forward impetuously</text:p>
            <text:p>感奮する ・ かんぷんする ・ be inspired, moved to ac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57" calcext:value-type="float">
            <text:p>1657</text:p>
          </table:table-cell>
          <table:table-cell table:style-name="ce8" office:value-type="string" calcext:value-type="string">
            <text:p>奪</text:p>
          </table:table-cell>
          <table:table-cell table:style-name="ce12" office:value-type="string" calcext:value-type="string">
            <text:p>奪い取る ・ うばいとる ・ [vt] plunder</text:p>
            <text:p>奪取 ・ だっしゅ ・ capture, seizure</text:p>
            <text:p>強奪する ・ ごうだつする ・ rob, seize, plunder; hijac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58" calcext:value-type="float">
            <text:p>1658</text:p>
          </table:table-cell>
          <table:table-cell table:style-name="ce8" office:value-type="string" calcext:value-type="string">
            <text:p>隻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59" calcext:value-type="float">
            <text:p>1659</text:p>
          </table:table-cell>
          <table:table-cell table:style-name="ce8" office:value-type="string" calcext:value-type="string">
            <text:p>獲</text:p>
          </table:table-cell>
          <table:table-cell table:style-name="ce12" office:value-type="string" calcext:value-type="string">
            <text:p>収獲 ・ しゅうかく ・ game; good result</text:p>
            <text:p>漁獲 ・ ぎょかく ・ fishing; haul / catch of fis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60" calcext:value-type="float">
            <text:p>1660</text:p>
          </table:table-cell>
          <table:table-cell table:style-name="ce8" office:value-type="string" calcext:value-type="string">
            <text:p>穫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61" calcext:value-type="float">
            <text:p>1661</text:p>
          </table:table-cell>
          <table:table-cell table:style-name="ce8" office:value-type="string" calcext:value-type="string">
            <text:p>護</text:p>
          </table:table-cell>
          <table:table-cell table:style-name="ce12" office:value-type="string" calcext:value-type="string">
            <text:p>護符 ・ ごふ ・ charm, amulet</text:p>
            <text:p>援護 ・ えんご ・ support, protection; covering</text:p>
            <text:p>護憲 ・ ごけん ・ safeguarding the constitu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62" calcext:value-type="float">
            <text:p>1662</text:p>
          </table:table-cell>
          <table:table-cell table:style-name="ce8" office:value-type="string" calcext:value-type="string">
            <text:p>譲</text:p>
          </table:table-cell>
          <table:table-cell table:style-name="ce12" office:value-type="string" calcext:value-type="string">
            <text:p>譲位 ・ じょうい ・ abdication</text:p>
            <text:p>委譲 ・ いじょう ・ transfer, assignment</text:p>
            <text:p>譲り渡す ・ ゆずりわたす ・ [vt] turn over, convey</text:p>
            <text:p>譲り合う ・ ゆずりあう ・ [vt] compromise, conce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63" calcext:value-type="float">
            <text:p>1663</text:p>
          </table:table-cell>
          <table:table-cell table:style-name="ce8" office:value-type="string" calcext:value-type="string">
            <text:p>嬢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64" calcext:value-type="float">
            <text:p>1664</text:p>
          </table:table-cell>
          <table:table-cell table:style-name="ce8" office:value-type="string" calcext:value-type="string">
            <text:p>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65" calcext:value-type="float">
            <text:p>1665</text:p>
          </table:table-cell>
          <table:table-cell table:style-name="ce8" office:value-type="string" calcext:value-type="string">
            <text:p>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66" calcext:value-type="float">
            <text:p>1666</text:p>
          </table:table-cell>
          <table:table-cell table:style-name="ce8" office:value-type="string" calcext:value-type="string">
            <text:p>壊</text:p>
          </table:table-cell>
          <table:table-cell table:style-name="ce12" office:value-type="string" calcext:value-type="string">
            <text:p>壊滅 ・ かいめつ ・ destruction, annihilation</text:p>
            <text:p>取り壊し ・ とりこわし ・ demolition, pulling down</text:p>
            <text:p>壊れ物 ・ こわれもの ・ fragile article, breakables; broken articl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67" calcext:value-type="float">
            <text:p>1667</text:p>
          </table:table-cell>
          <table:table-cell table:style-name="ce8" office:value-type="string" calcext:value-type="string">
            <text:p>懐</text:p>
          </table:table-cell>
          <table:table-cell table:style-name="ce12" office:value-type="string" calcext:value-type="string">
            <text:p>懐中 ・ かいちゅう ・ one’s pocket</text:p>
            <text:p>懐 ・ ふところ ・ bosom; inside pocket</text:p>
            <text:p>懐かしい ・ なつかしい ・ dear, beloved; long for, miss</text:p>
            <text:p>懐く ・ なつく ・ [vt] be tamed; become attached to</text:p>
            <text:p>懐ける ・ なつける ・ [vt] tame, domestic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68" calcext:value-type="float">
            <text:p>1668</text:p>
          </table:table-cell>
          <table:table-cell table:style-name="ce8" office:value-type="string" calcext:value-type="string">
            <text:p>徳</text:p>
          </table:table-cell>
          <table:table-cell table:style-name="ce12" office:value-type="string" calcext:value-type="string">
            <text:p>公徳 ・ こうとく ・ public moral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69" calcext:value-type="float">
            <text:p>1669</text:p>
          </table:table-cell>
          <table:table-cell table:style-name="ce8" office:value-type="string" calcext:value-type="string">
            <text:p>聴</text:p>
          </table:table-cell>
          <table:table-cell table:style-name="ce12" office:value-type="string" calcext:value-type="string">
            <text:p>聴講 ・ ちょうこう ・ lecture attendance</text:p>
            <text:p>聴取する ・ ちょうしゅする ・ listen to, give a hearing to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70" calcext:value-type="float">
            <text:p>1670</text:p>
          </table:table-cell>
          <table:table-cell table:style-name="ce8" office:value-type="string" calcext:value-type="string">
            <text:p>恥</text:p>
          </table:table-cell>
          <table:table-cell table:style-name="ce12" office:value-type="string" calcext:value-type="string">
            <text:p>恥毛 ・ ちもう ・ pubic hair</text:p>
            <text:p>恥じらう ・ はじらう ・ [vi] be shy [coy] , look abashed</text:p>
            <text:p>恥辱 ・ ちじょく ・ disgrace, dishonor, shame</text:p>
            <text:p>羞恥 ・ しゅうち ・ shyness; sense of sh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71" calcext:value-type="float">
            <text:p>1671</text:p>
          </table:table-cell>
          <table:table-cell table:style-name="ce8" office:value-type="string" calcext:value-type="string">
            <text:p>羞</text:p>
          </table:table-cell>
          <table:table-cell table:style-name="ce12" office:value-type="string" calcext:value-type="string">
            <text:p>含羞 ・ がんしゅう ・ shyness, bashfulness</text:p>
            <text:p>嬌羞 ・ きょうしゅう ・ charming coyness</text:p>
            <text:p>含羞む* ・ はにかむ ・ be shy bashfu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72" calcext:value-type="float">
            <text:p>1672</text:p>
          </table:table-cell>
          <table:table-cell table:style-name="ce8" office:value-type="string" calcext:value-type="string">
            <text:p>爵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73" calcext:value-type="float">
            <text:p>1673</text:p>
          </table:table-cell>
          <table:table-cell table:style-name="ce8" office:value-type="string" calcext:value-type="string">
            <text:p>侯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674" calcext:value-type="float">
            <text:p>1674</text:p>
          </table:table-cell>
          <table:table-cell table:style-name="ce8" office:value-type="string" calcext:value-type="string">
            <text:p>喉</text:p>
          </table:table-cell>
          <table:table-cell table:style-name="ce12" office:value-type="string" calcext:value-type="string">
            <text:p>喉 ・ のど ・ throat</text:p>
            <text:p>喉仏 ・ のどぼとけ ・ Adam’s apple</text:p>
            <text:p>喉笛 ・ のどぶえ ・ windpipe</text:p>
            <text:p>喉自慢 ・ のどじまん ・ proud of one’s vo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75" calcext:value-type="float">
            <text:p>1675</text:p>
          </table:table-cell>
          <table:table-cell table:style-name="ce8" office:value-type="string" calcext:value-type="string">
            <text:p>候</text:p>
          </table:table-cell>
          <table:table-cell table:style-name="ce12" office:value-type="string" calcext:value-type="string">
            <text:p>居候 ・ いそうろう ・ hanger-on, parasit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676" calcext:value-type="float">
            <text:p>1676</text:p>
          </table:table-cell>
          <table:table-cell table:style-name="ce8" office:value-type="string" calcext:value-type="string">
            <text:p>修</text:p>
          </table:table-cell>
          <table:table-cell table:style-name="ce12" office:value-type="string" calcext:value-type="string">
            <text:p>修養する ・ しゅうようする ・ cultivate one’s mind, improve oneself</text:p>
            <text:p>修行 ・ しゅぎょう ・ training, study; ascetic practices</text:p>
            <text:p>修まる ・ おさまる ・ [vi] govern oneself, conduct oneself we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77" calcext:value-type="float">
            <text:p>1677</text:p>
          </table:table-cell>
          <table:table-cell table:style-name="ce8" office:value-type="string" calcext:value-type="string">
            <text:p>悠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78" calcext:value-type="float">
            <text:p>1678</text:p>
          </table:table-cell>
          <table:table-cell table:style-name="ce8" office:value-type="string" calcext:value-type="string">
            <text:p>是</text:p>
          </table:table-cell>
          <table:table-cell table:style-name="ce12" office:value-type="string" calcext:value-type="string">
            <text:p>是是非非主義 ・ ぜぜひひしゅぎ ・ fair and unbiased policy, principle of being fair and just</text:p>
            <text:p>是 ・ これ ・ this [pronoun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79" calcext:value-type="float">
            <text:p>1679</text:p>
          </table:table-cell>
          <table:table-cell table:style-name="ce8" office:value-type="string" calcext:value-type="string">
            <text:p>提</text:p>
          </table:table-cell>
          <table:table-cell table:style-name="ce12" office:value-type="string" calcext:value-type="string">
            <text:p>手提げ袋 ・ てさげぶくろ ・ handbag</text:p>
            <text:p>提灯 ・ ちょうちん ・ paper lantern</text:p>
            <text:p>提示する ・ ていじする ・ present, exhibi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80" calcext:value-type="float">
            <text:p>1680</text:p>
          </table:table-cell>
          <table:table-cell table:style-name="ce8" office:value-type="string" calcext:value-type="string">
            <text:p>堤</text:p>
          </table:table-cell>
          <table:table-cell table:style-name="ce12" office:value-type="string" calcext:value-type="string">
            <text:p>堤 ・ つつみ ・ bank, embankment</text:p>
            <text:p>堤を築く ・ つつみをきずく ・ build an embankment</text:p>
            <text:p>築堤 ・ ちくてい ・ embankment, bank building …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81" calcext:value-type="float">
            <text:p>1681</text:p>
          </table:table-cell>
          <table:table-cell table:style-name="ce8" office:value-type="string" calcext:value-type="string">
            <text:p>題</text:p>
          </table:table-cell>
          <table:table-cell table:style-name="ce12" office:value-type="string" calcext:value-type="string">
            <text:p>演題 ・ えんだい ・ subject of a speech, speech title</text:p>
            <text:p>出題する ・ しゅつだいする ・ set a problem</text:p>
            <text:p>宿題 ・ しゅくだい ・ homework</text:p>
            <text:p>題を付ける ・ だいをつける ・ entit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82" calcext:value-type="float">
            <text:p>1682</text:p>
          </table:table-cell>
          <table:table-cell table:style-name="ce8" office:value-type="string" calcext:value-type="string">
            <text:p>匙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83" calcext:value-type="float">
            <text:p>1683</text:p>
          </table:table-cell>
          <table:table-cell table:style-name="ce8" office:value-type="string" calcext:value-type="string">
            <text:p>冒</text:p>
          </table:table-cell>
          <table:table-cell table:style-name="ce12" office:value-type="string" calcext:value-type="string">
            <text:p>冒涜する ・ ぼうとくする ・ desecrate, profane</text:p>
            <text:p>冒険的 ・ ぼうけんてき ・ adventurous, risky; hazardous, perilous</text:p>
            <text:p>冒険心 ・ ぼうけんしん ・ adventurous spirit; sense of adven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84" calcext:value-type="float">
            <text:p>1684</text:p>
          </table:table-cell>
          <table:table-cell table:style-name="ce8" office:value-type="string" calcext:value-type="string">
            <text:p>昌</text:p>
          </table:table-cell>
          <table:table-cell table:style-name="ce12" office:value-type="string" calcext:value-type="string">
            <text:p>隆昌 ・ りゅうしょう ・ prosperit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85" calcext:value-type="float">
            <text:p>1685</text:p>
          </table:table-cell>
          <table:table-cell table:style-name="ce8" office:value-type="string" calcext:value-type="string">
            <text:p>唱</text:p>
          </table:table-cell>
          <table:table-cell table:style-name="ce12" office:value-type="string" calcext:value-type="string">
            <text:p>唱和する ・ しょうわする ・ chant [cheer] in chorus</text:p>
            <text:p>吟唱する ・ ぎんしょうする ・ recite, chant</text:p>
            <text:p>暗唱する ・ あんしょうする ・ recite from memory</text:p>
            <text:p>詠唱する ・ えいしょうする ・ chant</text:p>
            <text:p>三唱 ・ さんしょう ・ cheering three times banzai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86" calcext:value-type="float">
            <text:p>1686</text:p>
          </table:table-cell>
          <table:table-cell table:style-name="ce8" office:value-type="string" calcext:value-type="string">
            <text:p>晶</text:p>
          </table:table-cell>
          <table:table-cell table:style-name="ce12" office:value-type="string" calcext:value-type="string">
            <text:p>水晶 ・ すいしょう ・ crystal</text:p>
            <text:p>水晶体 ・ すいしょうたい ・ crystalline lens of the ey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687" calcext:value-type="float">
            <text:p>1687</text:p>
          </table:table-cell>
          <table:table-cell table:style-name="ce8" office:value-type="string" calcext:value-type="string">
            <text:p>帽</text:p>
          </table:table-cell>
          <table:table-cell table:style-name="ce12" office:value-type="string" calcext:value-type="string">
            <text:p>制帽 ・ せいぼう ・ regulation [school] cap</text:p>
            <text:p>ベレー帽 ・ ベレーぼう ・ beret cap </text:p>
            <text:p>無帽の ・ むぼうの ・ hatless</text:p>
            <text:p>登山帽 ・ とざんぼう ・ climber’s ha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88" calcext:value-type="float">
            <text:p>1688</text:p>
          </table:table-cell>
          <table:table-cell table:style-name="ce8" office:value-type="string" calcext:value-type="string">
            <text:p>棟</text:p>
          </table:table-cell>
          <table:table-cell table:style-name="ce12" office:value-type="string" calcext:value-type="string">
            <text:p>研究室棟 ・ けんきゅうしつとう ・ laboratory block, research lab building</text:p>
            <text:p>棟 ・ むね ・ ridge of a building; house</text:p>
            <text:p>棟上げ ・ むねあげ ・ ridgepole raising</text:p>
            <text:p>別棟 ・ べつむね ・ another building, outho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89" calcext:value-type="float">
            <text:p>1689</text:p>
          </table:table-cell>
          <table:table-cell table:style-name="ce8" office:value-type="string" calcext:value-type="string">
            <text:p>凍</text:p>
          </table:table-cell>
          <table:table-cell table:style-name="ce12" office:value-type="string" calcext:value-type="string">
            <text:p>不凍港 ・ ふとうこう ・ ice-free port</text:p>
            <text:p>凍る ・ こおる ・ [vi] freeze, congeal</text:p>
            <text:p>凍える ・ こごえる ・ [vi] be frozen, chill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90" calcext:value-type="float">
            <text:p>1690</text:p>
          </table:table-cell>
          <table:table-cell table:style-name="ce8" office:value-type="string" calcext:value-type="string">
            <text:p>氷</text:p>
          </table:table-cell>
          <table:table-cell table:style-name="ce12" office:value-type="string" calcext:value-type="string">
            <text:p>氷 ・ こおり ・ ice</text:p>
            <text:p>氷菓子 ・ こおりがし ・ frozen sweet, ice candy</text:p>
            <text:p>氷河 ・ ひょうが ・ glaci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91" calcext:value-type="float">
            <text:p>1691</text:p>
          </table:table-cell>
          <table:table-cell table:style-name="ce8" office:value-type="string" calcext:value-type="string">
            <text:p>永</text:p>
          </table:table-cell>
          <table:table-cell table:style-name="ce12" office:value-type="string" calcext:value-type="string">
            <text:p>永続する ・ えいぞくする ・ last long, remain permanently</text:p>
            <text:p>永寿 ・ えいじゅ ・ long life</text:p>
            <text:p>永年 ・ ながねん ・ many years, long time</text:p>
            <text:p>末永く ・ すえながく ・ forev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92" calcext:value-type="float">
            <text:p>1692</text:p>
          </table:table-cell>
          <table:table-cell table:style-name="ce8" office:value-type="string" calcext:value-type="string">
            <text:p>泳</text:p>
          </table:table-cell>
          <table:table-cell table:style-name="ce12" office:value-type="string" calcext:value-type="string">
            <text:p>競泳 ・ きょうえい ・ swimming race</text:p>
            <text:p>遊泳 ・ ゆうえい ・ swimming, bathing; conduct of life</text:p>
            <text:p>遠泳 ・ えんえい ・ long-distance swimm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93" calcext:value-type="float">
            <text:p>1693</text:p>
          </table:table-cell>
          <table:table-cell table:style-name="ce8" office:value-type="string" calcext:value-type="string">
            <text:p>詠</text:p>
          </table:table-cell>
          <table:table-cell table:style-name="ce12" office:value-type="string" calcext:value-type="string">
            <text:p>詠む ・ よむ ・ [vt] compose waka or haiku poems </text:p>
            <text:p>吟詠 ・ ぎんえい ・ poem reciting / chanting a 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694" calcext:value-type="float">
            <text:p>1694</text:p>
          </table:table-cell>
          <table:table-cell table:style-name="ce8" office:value-type="string" calcext:value-type="string">
            <text:p>札</text:p>
          </table:table-cell>
          <table:table-cell table:style-name="ce12" office:value-type="string" calcext:value-type="string">
            <text:p>札を崩す ・ さつをくずす ・ change a note</text:p>
            <text:p>札 ・ ふだ ・ tag, label</text:p>
            <text:p>切り札 ・ きりふだ ・ trump card , last resort</text:p>
            <text:p>質札 ・ しちふだ ・ pawn ticket</text:p>
            <text:p>手札 ・ てふだ ・ visiting car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95" calcext:value-type="float">
            <text:p>1695</text:p>
          </table:table-cell>
          <table:table-cell table:style-name="ce8" office:value-type="string" calcext:value-type="string">
            <text:p>枚</text:p>
          </table:table-cell>
          <table:table-cell table:style-name="ce12" office:value-type="string" calcext:value-type="string">
            <text:p>紙五枚 ・ かみごまい ・ five sheets of paper</text:p>
            <text:p>一枚岩 ・ いちまいいわ ・ monolith, large slab of rock</text:p>
            <text:p>一枚看板 ・ いちまいかんばん ・ leading player; best item one has to show </text:p>
            <text:p>二枚舌 ・ にまいじた ・ double-dealing, duplicity</text:p>
            <text:p>二枚目 ・ にまいめ ・ handsome man [via Kabuki rank] ; actor in a love scene</text:p>
            <text:p>三枚目 ・ さんまいめ ・ comedian, actor (comic roles ; figure of fun, laughing stock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96" calcext:value-type="float">
            <text:p>1696</text:p>
          </table:table-cell>
          <table:table-cell table:style-name="ce8" office:value-type="string" calcext:value-type="string">
            <text:p>杯</text:p>
          </table:table-cell>
          <table:table-cell table:style-name="ce12" office:value-type="string" calcext:value-type="string">
            <text:p>満杯 ・ まんぱい ・ full to capacity</text:p>
            <text:p>杯 ・ さかずき ・ cup</text:p>
            <text:p>優勝杯 ・ ゆうしょうはい ・ championship cup, trophy</text:p>
            <text:p>乾杯 ・ かんぱい ・ a toast</text:p>
            <text:p>苦杯 ・ くはい ・ bitter orde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97" calcext:value-type="float">
            <text:p>1697</text:p>
          </table:table-cell>
          <table:table-cell table:style-name="ce8" office:value-type="string" calcext:value-type="string">
            <text:p>析</text:p>
          </table:table-cell>
          <table:table-cell table:style-name="ce12" office:value-type="string" calcext:value-type="string">
            <text:p>精神分析 ・ せいしんぶんせき ・ psychoanalysis</text:p>
            <text:p>透析 ・ とうせき ・ dialysi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98" calcext:value-type="float">
            <text:p>1698</text:p>
          </table:table-cell>
          <table:table-cell table:style-name="ce8" office:value-type="string" calcext:value-type="string">
            <text:p>折</text:p>
          </table:table-cell>
          <table:table-cell table:style-name="ce12" office:value-type="string" calcext:value-type="string">
            <text:p>折 ・ おり ・ occasion, time, chance, opportunity</text:p>
            <text:p>右折 ・ うせつ ・ right turn</text:p>
            <text:p>折る ・ おる ・ [vt] break off; fold, bend</text:p>
            <text:p>左折 ・ させつ ・ left turn</text:p>
            <text:p>折折 ・ おりおり ・ sometimes, occasionally, once in a whi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99" calcext:value-type="float">
            <text:p>1699</text:p>
          </table:table-cell>
          <table:table-cell table:style-name="ce8" office:value-type="string" calcext:value-type="string">
            <text:p>挫</text:p>
          </table:table-cell>
          <table:table-cell table:style-name="ce12" office:value-type="string" calcext:value-type="string">
            <text:p>頓挫する ・ とんざする ・ reach an impasse, fall through</text:p>
            <text:p>捻挫 ・ ねんざ ・ spr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00" calcext:value-type="float">
            <text:p>1700</text:p>
          </table:table-cell>
          <table:table-cell table:style-name="ce8" office:value-type="string" calcext:value-type="string">
            <text:p>捻</text:p>
          </table:table-cell>
          <table:table-cell table:style-name="ce12" office:value-type="string" calcext:value-type="string">
            <text:p>捻転 ・ ねんてん ・ twisting, torsion</text:p>
            <text:p>捻子 ・ ねじ ・ screw; [main] spr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01" calcext:value-type="float">
            <text:p>1701</text:p>
          </table:table-cell>
          <table:table-cell table:style-name="ce8" office:value-type="string" calcext:value-type="string">
            <text:p>誓</text:p>
          </table:table-cell>
          <table:table-cell table:style-name="ce12" office:value-type="string" calcext:value-type="string">
            <text:p>誓い ・ ちかい ・ vow, oath, pledge</text:p>
            <text:p>誓って ・ ちかって ・ upon my word, by Jo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02" calcext:value-type="float">
            <text:p>1702</text:p>
          </table:table-cell>
          <table:table-cell table:style-name="ce8" office:value-type="string" calcext:value-type="string">
            <text:p>逝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03" calcext:value-type="float">
            <text:p>1703</text:p>
          </table:table-cell>
          <table:table-cell table:style-name="ce8" office:value-type="string" calcext:value-type="string">
            <text:p>哲</text:p>
          </table:table-cell>
          <table:table-cell table:style-name="ce12" office:value-type="string" calcext:value-type="string">
            <text:p>変哲も無い ・ へんてつもない ・ usual, mediocre, monotonou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04" calcext:value-type="float">
            <text:p>1704</text:p>
          </table:table-cell>
          <table:table-cell table:style-name="ce8" office:value-type="string" calcext:value-type="string">
            <text:p>斬</text:p>
          </table:table-cell>
          <table:table-cell table:style-name="ce12" office:value-type="string" calcext:value-type="string">
            <text:p>斬罪 ・ ざんざい ・ decapitation</text:p>
            <text:p>斬り捨てる ・ きりすてる ・ [vt] cut down, slay; truncate, round down; discard, cast away</text:p>
            <text:p>首斬り ・ くびきり ・ small sword for decapitation; firing, layof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05" calcext:value-type="float">
            <text:p>1705</text:p>
          </table:table-cell>
          <table:table-cell table:style-name="ce8" office:value-type="string" calcext:value-type="string">
            <text:p>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06" calcext:value-type="float">
            <text:p>1706</text:p>
          </table:table-cell>
          <table:table-cell table:style-name="ce8" office:value-type="string" calcext:value-type="string">
            <text:p>暫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07" calcext:value-type="float">
            <text:p>1707</text:p>
          </table:table-cell>
          <table:table-cell table:style-name="ce8" office:value-type="string" calcext:value-type="string">
            <text:p>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08" calcext:value-type="float">
            <text:p>1708</text:p>
          </table:table-cell>
          <table:table-cell table:style-name="ce8" office:value-type="string" calcext:value-type="string">
            <text:p>訴</text:p>
          </table:table-cell>
          <table:table-cell table:style-name="ce12" office:value-type="string" calcext:value-type="string">
            <text:p>訴え ・ うったえ ・ lawsuit, action, appeal, complaint</text:p>
            <text:p>訴状 ・ そじょう ・ written complaint</text:p>
            <text:p>告訴 ・ こくそ ・ legal action, complaint, accus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09" calcext:value-type="float">
            <text:p>1709</text:p>
          </table:table-cell>
          <table:table-cell table:style-name="ce8" office:value-type="string" calcext:value-type="string">
            <text:p>訟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710" calcext:value-type="float">
            <text:p>1710</text:p>
          </table:table-cell>
          <table:table-cell table:style-name="ce8" office:value-type="string" calcext:value-type="string">
            <text:p>究</text:p>
          </table:table-cell>
          <table:table-cell table:style-name="ce12" office:value-type="string" calcext:value-type="string">
            <text:p>究理 ・ きゅうり ・ study of natural laws</text:p>
            <text:p>追究する ・ ついきゅうする ・ investigate thoroughly, inquire into</text:p>
            <text:p>探究 ・ たんきゅう ・ investigation, inquiry, search</text:p>
            <text:p>究極の ・ きゅうきょくの ・ ultimate, final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711" calcext:value-type="float">
            <text:p>1711</text:p>
          </table:table-cell>
          <table:table-cell table:style-name="ce8" office:value-type="string" calcext:value-type="string">
            <text:p>窮</text:p>
          </table:table-cell>
          <table:table-cell table:style-name="ce12" office:value-type="string" calcext:value-type="string">
            <text:p>窮迫 ・ きゅうはく ・ straitened circumstances, distress</text:p>
            <text:p>窮極の ・ きゅうきょくの ・ ultimate, extreme</text:p>
            <text:p>窮まる ・ きわまる ・ [vi] come to an end, terminate</text:p>
            <text:p>窮まり ・ きわまり ・ extremity, limit</text:p>
            <text:p>窮み ・ きわみ ・ extremity, end, limi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712" calcext:value-type="float">
            <text:p>1712</text:p>
          </table:table-cell>
          <table:table-cell table:style-name="ce8" office:value-type="string" calcext:value-type="string">
            <text:p>極</text:p>
          </table:table-cell>
          <table:table-cell table:style-name="ce12" office:value-type="string" calcext:value-type="string">
            <text:p>積極的な ・ せっきょくてきな ・ positive, active</text:p>
            <text:p>極小さい ・ ごくちいさい ・ very small</text:p>
            <text:p>危険極まる ・ きけんきわまる ・ extremely dangerous</text:p>
            <text:p>極まり無い ・ きわまりない ・ extremely, in the extrem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713" calcext:value-type="float">
            <text:p>1713</text:p>
          </table:table-cell>
          <table:table-cell table:style-name="ce8" office:value-type="string" calcext:value-type="string">
            <text:p>函</text:p>
          </table:table-cell>
          <table:table-cell table:style-name="ce12" office:value-type="string" calcext:value-type="string">
            <text:p>函数 ・ かんすう ・ [math] function</text:p>
            <text:p>潜函病 ・ せんかんびょう ・ caisson disease, divers' disease</text:p>
            <text:p>函蓋 ・ かんがい ・ box and cover</text:p>
            <text:p>書函 ・ しょかん ・ letterbox; book ch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14" calcext:value-type="float">
            <text:p>1714</text:p>
          </table:table-cell>
          <table:table-cell table:style-name="ce8" office:value-type="string" calcext:value-type="string">
            <text:p>探</text:p>
          </table:table-cell>
          <table:table-cell table:style-name="ce12" office:value-type="string" calcext:value-type="string">
            <text:p>探り出す ・ さぐりだす ・ [vt] spy out</text:p>
            <text:p>手探り ・ てさぐり ・ groping</text:p>
            <text:p>探し回る ・ さがしまわる ・ [vt] search about f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15" calcext:value-type="float">
            <text:p>1715</text:p>
          </table:table-cell>
          <table:table-cell table:style-name="ce8" office:value-type="string" calcext:value-type="string">
            <text:p>深</text:p>
          </table:table-cell>
          <table:table-cell table:style-name="ce12" office:value-type="string" calcext:value-type="string">
            <text:p>深い ・ ふかい ・ deep</text:p>
            <text:p>根深い ・ ねぶかい ・ deep-rooted, ingrained</text:p>
            <text:p>深緑色 ・ ふかみどりいろ ・ dark [deep] gr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16" calcext:value-type="float">
            <text:p>1716</text:p>
          </table:table-cell>
          <table:table-cell table:style-name="ce8" office:value-type="string" calcext:value-type="string">
            <text:p>慄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17" calcext:value-type="float">
            <text:p>1717</text:p>
          </table:table-cell>
          <table:table-cell table:style-name="ce8" office:value-type="string" calcext:value-type="string">
            <text:p>惧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18" calcext:value-type="float">
            <text:p>1718</text:p>
          </table:table-cell>
          <table:table-cell table:style-name="ce8" office:value-type="string" calcext:value-type="string">
            <text:p>慎</text:p>
          </table:table-cell>
          <table:table-cell table:style-name="ce12" office:value-type="string" calcext:value-type="string">
            <text:p>謹慎 ・ きんしん ・ house arrest, domiciliary confinement; penitenc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719" calcext:value-type="float">
            <text:p>1719</text:p>
          </table:table-cell>
          <table:table-cell table:style-name="ce8" office:value-type="string" calcext:value-type="string">
            <text:p>鎮</text:p>
          </table:table-cell>
          <table:table-cell table:style-name="ce12" office:value-type="string" calcext:value-type="string">
            <text:p>鎮定 ・ ちんてい ・ suppression, subdual</text:p>
            <text:p>鎮火する ・ ちんかする ・ be extinguished</text:p>
            <text:p>鎮守の神 ・ ちんじゅのかみ ・ guardian god, local deity</text:p>
            <text:p>鎮魂曲 ・ ちんこんきょく ・ requie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0" calcext:value-type="float">
            <text:p>1720</text:p>
          </table:table-cell>
          <table:table-cell table:style-name="ce8" office:value-type="string" calcext:value-type="string">
            <text:p>塡</text:p>
          </table:table-cell>
          <table:table-cell table:style-name="ce12" office:value-type="string" calcext:value-type="string">
            <text:p>塡料 ・ てんりょう ・ filler for making paper </text:p>
            <text:p>塡隙 ・ てんげき ・ caul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1" calcext:value-type="float">
            <text:p>1721</text:p>
          </table:table-cell>
          <table:table-cell table:style-name="ce8" office:value-type="string" calcext:value-type="string">
            <text:p>婚</text:p>
          </table:table-cell>
          <table:table-cell table:style-name="ce12" office:value-type="string" calcext:value-type="string">
            <text:p>求婚 ・ きゅうこん ・ proposal of marri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2" calcext:value-type="float">
            <text:p>1722</text:p>
          </table:table-cell>
          <table:table-cell table:style-name="ce8" office:value-type="string" calcext:value-type="string">
            <text:p>囚</text:p>
          </table:table-cell>
          <table:table-cell table:style-name="ce12" office:value-type="string" calcext:value-type="string">
            <text:p>脱獄囚 ・ だつごくしゅう ・ jail-breaker, escaped prisoner</text:p>
            <text:p>虜囚 ・ りょしゅう ・ captive, prison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23" calcext:value-type="float">
            <text:p>1723</text:p>
          </table:table-cell>
          <table:table-cell table:style-name="ce8" office:value-type="string" calcext:value-type="string">
            <text:p>困</text:p>
          </table:table-cell>
          <table:table-cell table:style-name="ce12" office:value-type="string" calcext:value-type="string">
            <text:p>困らせる ・ こまらせる ・ annoy, embarrass</text:p>
            <text:p>困惑 ・ こんわく ・ embarrassment, perplexity, confusion</text:p>
            <text:p>困苦 ・ こんく ・ hardships, priv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4" calcext:value-type="float">
            <text:p>1724</text:p>
          </table:table-cell>
          <table:table-cell table:style-name="ce8" office:value-type="string" calcext:value-type="string">
            <text:p>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5" calcext:value-type="float">
            <text:p>1725</text:p>
          </table:table-cell>
          <table:table-cell table:style-name="ce8" office:value-type="string" calcext:value-type="string">
            <text:p>因</text:p>
          </table:table-cell>
          <table:table-cell table:style-name="ce12" office:value-type="string" calcext:value-type="string">
            <text:p>因縁 ・ いんねん ・ karma, fate; direct and indirect causes; connection, affinity; pretext; origin</text:p>
            <text:p>因子 ・ いんし ・ [math] fact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6" calcext:value-type="float">
            <text:p>1726</text:p>
          </table:table-cell>
          <table:table-cell table:style-name="ce8" office:value-type="string" calcext:value-type="string">
            <text:p>姻</text:p>
          </table:table-cell>
          <table:table-cell table:style-name="ce12" office:value-type="string" calcext:value-type="string">
            <text:p>婚姻届 ・ こんいんとどけ ・ marriage registr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7" calcext:value-type="float">
            <text:p>1727</text:p>
          </table:table-cell>
          <table:table-cell table:style-name="ce8" office:value-type="string" calcext:value-type="string">
            <text:p>咽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8" calcext:value-type="float">
            <text:p>1728</text:p>
          </table:table-cell>
          <table:table-cell table:style-name="ce8" office:value-type="string" calcext:value-type="string">
            <text:p>恩</text:p>
          </table:table-cell>
          <table:table-cell table:style-name="ce12" office:value-type="string" calcext:value-type="string">
            <text:p>恩が有る ・ おんがある ・ owe a debt of gratitude</text:p>
            <text:p>恩に着せる ・ おんにきせる ・ demand gratitu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9" calcext:value-type="float">
            <text:p>1729</text:p>
          </table:table-cell>
          <table:table-cell table:style-name="ce8" office:value-type="string" calcext:value-type="string">
            <text:p>菌</text:p>
          </table:table-cell>
          <table:table-cell table:style-name="ce12" office:value-type="string" calcext:value-type="string">
            <text:p>赤痢菌 ・ せきりきん ・ dysentery bacill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30" calcext:value-type="float">
            <text:p>1730</text:p>
          </table:table-cell>
          <table:table-cell table:style-name="ce8" office:value-type="string" calcext:value-type="string">
            <text:p>漢</text:p>
          </table:table-cell>
          <table:table-cell table:style-name="ce12" office:value-type="string" calcext:value-type="string">
            <text:p>大食漢 ・ たいしょくかん ・ great eater, glutton</text:p>
            <text:p>熱血漢 ・ ねっけつかん ・ hot-blooded m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31" calcext:value-type="float">
            <text:p>1731</text:p>
          </table:table-cell>
          <table:table-cell table:style-name="ce8" office:value-type="string" calcext:value-type="string">
            <text:p>嘆</text:p>
          </table:table-cell>
          <table:table-cell table:style-name="ce12" office:value-type="string" calcext:value-type="string">
            <text:p>賛嘆 ・ さんたん ・ praise, admiration</text:p>
            <text:p>嘆願 ・ たんがん ・ entreaty, appeal</text:p>
            <text:p>詠嘆 ・ えいたん ・ exclamation, admira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732" calcext:value-type="float">
            <text:p>1732</text:p>
          </table:table-cell>
          <table:table-cell table:style-name="ce8" office:value-type="string" calcext:value-type="string">
            <text:p>勤</text:p>
          </table:table-cell>
          <table:table-cell table:style-name="ce12" office:value-type="string" calcext:value-type="string">
            <text:p>勤まる ・ つとまる ・ [vi] be fit for, equal to the task </text:p>
            <text:p>勤行 ・ ごんぎょう ・ Buddhistic service, sutra chanting</text:p>
            <text:p>勤勉 ・ きんべん ・ diligence, assiduity, industry</text:p>
            <text:p>勤倹 ・ きんけん ・ diligence and thrif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33" calcext:value-type="float">
            <text:p>1733</text:p>
          </table:table-cell>
          <table:table-cell table:style-name="ce8" office:value-type="string" calcext:value-type="string">
            <text:p>謹</text:p>
          </table:table-cell>
          <table:table-cell table:style-name="ce12" office:value-type="string" calcext:value-type="string">
            <text:p>謹厳な ・ きんげんな ・ stern, grave, solemn</text:p>
            <text:p>謹製 ・ きんせい ・ careful production</text:p>
            <text:p>謹聴する ・ きんちょうする ・ listen attentive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34" calcext:value-type="float">
            <text:p>1734</text:p>
          </table:table-cell>
          <table:table-cell table:style-name="ce8" office:value-type="string" calcext:value-type="string">
            <text:p>僅</text:p>
          </table:table-cell>
          <table:table-cell table:style-name="ce12" office:value-type="string" calcext:value-type="string">
            <text:p>僅差 ・ きんさ ・ narrow [slim] marg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35" calcext:value-type="float">
            <text:p>1735</text:p>
          </table:table-cell>
          <table:table-cell table:style-name="ce8" office:value-type="string" calcext:value-type="string">
            <text:p>索</text:p>
          </table:table-cell>
          <table:table-cell table:style-name="ce12" office:value-type="string" calcext:value-type="string">
            <text:p>模索する ・ もさくする ・ grope for</text:p>
            <text:p>思索する ・ しさくする ・ think, speculat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736" calcext:value-type="float">
            <text:p>1736</text:p>
          </table:table-cell>
          <table:table-cell table:style-name="ce8" office:value-type="string" calcext:value-type="string">
            <text:p>牽</text:p>
          </table:table-cell>
          <table:table-cell table:style-name="ce12" office:value-type="string" calcext:value-type="string">
            <text:p>牽制する ・ けんせいする ・ check, restrain; divert, feint</text:p>
            <text:p>牽連する ・ けんれんする ・ be connected</text:p>
            <text:p>牽強 ・ けんきょう ・ distortion of facts</text:p>
            <text:p>一頭牽き ・ いっとうびき ・ one-horse carri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37" calcext:value-type="float">
            <text:p>1737</text:p>
          </table:table-cell>
          <table:table-cell table:style-name="ce8" office:value-type="string" calcext:value-type="string">
            <text:p>牢</text:p>
          </table:table-cell>
          <table:table-cell table:style-name="ce12" office:value-type="string" calcext:value-type="string">
            <text:p>堅牢 ・ けんろう ・ soli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38" calcext:value-type="float">
            <text:p>1738</text:p>
          </table:table-cell>
          <table:table-cell table:style-name="ce8" office:value-type="string" calcext:value-type="string">
            <text:p>啓</text:p>
          </table:table-cell>
          <table:table-cell table:style-name="ce12" office:value-type="string" calcext:value-type="string">
            <text:p>啓蒙 ・ けいもう ・ enlightenment, instruc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39" calcext:value-type="float">
            <text:p>1739</text:p>
          </table:table-cell>
          <table:table-cell table:style-name="ce8" office:value-type="string" calcext:value-type="string">
            <text:p>庶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40" calcext:value-type="float">
            <text:p>1740</text:p>
          </table:table-cell>
          <table:table-cell table:style-name="ce8" office:value-type="string" calcext:value-type="string">
            <text:p>遮</text:p>
          </table:table-cell>
          <table:table-cell table:style-name="ce12" office:value-type="string" calcext:value-type="string">
            <text:p>光線を遮る ・ こうせんをさえぎる ・ intercept the ligh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41" calcext:value-type="float">
            <text:p>1741</text:p>
          </table:table-cell>
          <table:table-cell table:style-name="ce8" office:value-type="string" calcext:value-type="string">
            <text:p>燕</text:p>
          </table:table-cell>
          <table:table-cell table:style-name="ce12" office:value-type="string" calcext:value-type="string">
            <text:p>飛燕 ・ ひえん ・ swallow in flight</text:p>
            <text:p>雨燕 ・ あまつばめ ・ swift bird ; fork-tailed swift Apus pacificus </text:p>
            <text:p>海燕 ・ うみつばめ ・ storm petrel</text:p>
            <text:p>紫燕 ・ むらさきつばめ ・ purple martin bird ; powdered oakblue butterfly </text:p>
            <text:p>若い燕 ・ わかいつばめ ・ young lover of an older woma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42" calcext:value-type="float">
            <text:p>1742</text:p>
          </table:table-cell>
          <table:table-cell table:style-name="ce8" office:value-type="string" calcext:value-type="string">
            <text:p>雀</text:p>
          </table:table-cell>
          <table:table-cell table:style-name="ce12" office:value-type="string" calcext:value-type="string">
            <text:p>雀球 ・ じゃんきゅう ・ jankyu mix of Jap. pinball and mahjong </text:p>
            <text:p>雀卓 ・ じゃんたく ・ mahjong board</text:p>
            <text:p>孔雀 ・ くじゃく ・ peacoc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43" calcext:value-type="float">
            <text:p>1743</text:p>
          </table:table-cell>
          <table:table-cell table:style-name="ce8" office:value-type="string" calcext:value-type="string">
            <text:p>劣</text:p>
          </table:table-cell>
          <table:table-cell table:style-name="ce12" office:value-type="string" calcext:value-type="string">
            <text:p>卑劣な ・ ひれつな ・ mean, base, cowardly</text:p>
            <text:p>見劣りがする ・ みおとりがする ・ compare poorly [unfavorably] with, be not so good a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44" calcext:value-type="float">
            <text:p>1744</text:p>
          </table:table-cell>
          <table:table-cell table:style-name="ce8" office:value-type="string" calcext:value-type="string">
            <text:p>抄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45" calcext:value-type="float">
            <text:p>1745</text:p>
          </table:table-cell>
          <table:table-cell table:style-name="ce8" office:value-type="string" calcext:value-type="string">
            <text:p>秒</text:p>
          </table:table-cell>
          <table:table-cell table:style-name="ce12" office:value-type="string" calcext:value-type="string">
            <text:p>秒速 ・ びょうそく ・ speed per second</text:p>
            <text:p>秒時計 ・ びょうどけい ・ stop watch</text:p>
            <text:p>毎秒 ・ まいびょう ・ every secon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46" calcext:value-type="float">
            <text:p>1746</text:p>
          </table:table-cell>
          <table:table-cell table:style-name="ce8" office:value-type="string" calcext:value-type="string">
            <text:p>妙</text:p>
          </table:table-cell>
          <table:table-cell table:style-name="ce12" office:value-type="string" calcext:value-type="string">
            <text:p>妙味 ・ みょうみ ・ subtle charm, beauty</text:p>
            <text:p>奇妙な ・ きみょうな ・ strange, queer, odd</text:p>
            <text:p>妙なる ・ たえなる ・ exquisite, excellent; delicate; charm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47" calcext:value-type="float">
            <text:p>1747</text:p>
          </table:table-cell>
          <table:table-cell table:style-name="ce8" office:value-type="string" calcext:value-type="string">
            <text:p>沙</text:p>
          </table:table-cell>
          <table:table-cell table:style-name="ce12" office:value-type="string" calcext:value-type="string">
            <text:p>沙 ・ すな ・ sand, gr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48" calcext:value-type="float">
            <text:p>1748</text:p>
          </table:table-cell>
          <table:table-cell table:style-name="ce8" office:value-type="string" calcext:value-type="string">
            <text:p>汰</text:p>
          </table:table-cell>
          <table:table-cell table:style-name="ce12" office:value-type="string" calcext:value-type="string">
            <text:p>淘汰する ・ とうたする ・ select, weed out, screen, sift; dismiss, cashi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749" calcext:value-type="float">
            <text:p>1749</text:p>
          </table:table-cell>
          <table:table-cell table:style-name="ce8" office:value-type="string" calcext:value-type="string">
            <text:p>煎</text:p>
          </table:table-cell>
          <table:table-cell table:style-name="ce12" office:value-type="string" calcext:value-type="string">
            <text:p>煎餅 ・ せんべい ・ rice cracker, wafer</text:p>
            <text:p>二番煎じ ・ にばんせんじ ・ rehash</text:p>
            <text:p>肝煎り ・ きもいり ・ sponsorship, auspices, good offices</text:p>
            <text:p>煎り立て ・ いりたて ・ freshly roasted [parched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50" calcext:value-type="float">
            <text:p>1750</text:p>
          </table:table-cell>
          <table:table-cell table:style-name="ce8" office:value-type="string" calcext:value-type="string">
            <text:p>炒</text:p>
          </table:table-cell>
          <table:table-cell table:style-name="ce12" office:value-type="string" calcext:value-type="string">
            <text:p>炒める ・ いためる ・ [vt] cook, stir- fry, saut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51" calcext:value-type="float">
            <text:p>1751</text:p>
          </table:table-cell>
          <table:table-cell table:style-name="ce8" office:value-type="string" calcext:value-type="string">
            <text:p>炊</text:p>
          </table:table-cell>
          <table:table-cell table:style-name="ce12" office:value-type="string" calcext:value-type="string">
            <text:p>炊き込み御飯 ・ たきこみごはん ・ rice seasoned and cooked with various ingredients </text:p>
            <text:p>炊き出し ・ たきだし ・ boiled rice distribution in emergency </text:p>
            <text:p>飯炊き ・ めしたき ・ cooking rice; kitchen maid, cook</text:p>
            <text:p>煮炊き ・ にたき ・ cook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52" calcext:value-type="float">
            <text:p>1752</text:p>
          </table:table-cell>
          <table:table-cell table:style-name="ce8" office:value-type="string" calcext:value-type="string">
            <text:p>焚</text:p>
          </table:table-cell>
          <table:table-cell table:style-name="ce12" office:value-type="string" calcext:value-type="string">
            <text:p>焚刑 ・ ふんけい ・ burning at the stake</text:p>
            <text:p>空焚き ・ からだき ・ heating a pan / bathtub without water in it </text:p>
            <text:p>追い焚き ・ おいだき ・ reheating of ba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53" calcext:value-type="float">
            <text:p>1753</text:p>
          </table:table-cell>
          <table:table-cell table:style-name="ce8" office:value-type="string" calcext:value-type="string">
            <text:p>薪</text:p>
          </table:table-cell>
          <table:table-cell table:style-name="ce12" office:value-type="string" calcext:value-type="string">
            <text:p>薪割り ・ まきわり ・ wood-chopping [-splitting] ; hatchet, ax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54" calcext:value-type="float">
            <text:p>1754</text:p>
          </table:table-cell>
          <table:table-cell table:style-name="ce8" office:value-type="string" calcext:value-type="string">
            <text:p>乃</text:p>
          </table:table-cell>
          <table:table-cell table:style-name="ce12" office:value-type="string" calcext:value-type="string">
            <text:p>乃ち ・ すなわち ・ thereupon, whereupon, accordingly; and th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55" calcext:value-type="float">
            <text:p>1755</text:p>
          </table:table-cell>
          <table:table-cell table:style-name="ce8" office:value-type="string" calcext:value-type="string">
            <text:p>之</text:p>
          </table:table-cell>
          <table:table-cell table:style-name="ce12" office:value-type="string" calcext:value-type="string">
            <text:p>之 ・ これ ・ this [pronoun] 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756" calcext:value-type="float">
            <text:p>1756</text:p>
          </table:table-cell>
          <table:table-cell table:style-name="ce8" office:value-type="string" calcext:value-type="string">
            <text:p>此</text:p>
          </table:table-cell>
          <table:table-cell table:style-name="ce12" office:value-type="string" calcext:value-type="string">
            <text:p>此岸 ・ しがん ・ this world [life] </text:p>
            <text:p>此れから ・ これから ・ after this, from now on; the future</text:p>
            <text:p>此の頃 ・ このごろ ・ recently; these days</text:p>
            <text:p>此方 ・ こちら ・ this way [direction] ; here; this one ; I, me, us, we; this perso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757" calcext:value-type="float">
            <text:p>1757</text:p>
          </table:table-cell>
          <table:table-cell table:style-name="ce8" office:value-type="string" calcext:value-type="string">
            <text:p>其</text:p>
          </table:table-cell>
          <table:table-cell table:style-name="ce12" office:value-type="string" calcext:value-type="string">
            <text:p>其の上 ・ そのうえ ・ on top of which, furthermore</text:p>
            <text:p>其の他 ・ そのた ・ etc., and so forth; the rest [others] </text:p>
            <text:p>其の物 ・ そのもの ・ the very thing, itself</text:p>
            <text:p>其れ其れ ・ それぞれ ・ respectively, each</text:p>
            <text:p>其れでも ・ それでも ・ nevertheless, even so</text:p>
            <text:p>其れなりに ・ それなりに ・ in its own way</text:p>
            <text:p>其のまま ・ そのまま ・ without change, as is; immediately; exactly lik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58" calcext:value-type="float">
            <text:p>1758</text:p>
          </table:table-cell>
          <table:table-cell table:style-name="ce8" office:value-type="string" calcext:value-type="string">
            <text:p>乏</text:p>
          </table:table-cell>
          <table:table-cell table:style-name="ce12" office:value-type="string" calcext:value-type="string">
            <text:p>乏しさ ・ とぼしさ ・ scarcity</text:p>
            <text:p>乏しくなる ・ とぼしくなる ・ run short, get scarce</text:p>
            <text:p>耐乏 ・ たいぼう ・ austerity, voluntary priv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59" calcext:value-type="float">
            <text:p>1759</text:p>
          </table:table-cell>
          <table:table-cell table:style-name="ce8" office:value-type="string" calcext:value-type="string">
            <text:p>芝</text:p>
          </table:table-cell>
          <table:table-cell table:style-name="ce12" office:value-type="string" calcext:value-type="string">
            <text:p>高麗芝 ・ こうらいしば ・ Korean lawn gras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60" calcext:value-type="float">
            <text:p>1760</text:p>
          </table:table-cell>
          <table:table-cell table:style-name="ce8" office:value-type="string" calcext:value-type="string">
            <text:p>及</text:p>
          </table:table-cell>
          <table:table-cell table:style-name="ce12" office:value-type="string" calcext:value-type="string">
            <text:p>及落 ・ きゅうらく ・ passing or failing an examination</text:p>
            <text:p>追及する ・ ついきゅうする ・ seek after, follow, pursue, press so. hard</text:p>
            <text:p>企及する ・ ききゅうする ・ try to attain sth. </text:p>
            <text:p>及ぼす ・ およぼす ・ [vt] exert benefits / influence ; cause harm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61" calcext:value-type="float">
            <text:p>1761</text:p>
          </table:table-cell>
          <table:table-cell table:style-name="ce8" office:value-type="string" calcext:value-type="string">
            <text:p>扱</text:p>
          </table:table-cell>
          <table:table-cell table:style-name="ce12" office:value-type="string" calcext:value-type="string">
            <text:p>粗末に扱う ・ そまつにあつかう ・ handle sth. roughly</text:p>
            <text:p>問題を扱う ・ もんだいをあつかう ・ deal with [handle] a matter</text:p>
            <text:p>扱う ・ あつかう ・ [vt] handle, deal with</text:p>
            <text:p>扱わない品 ・ あつかわないしな ・ goods not in one’s line</text:p>
            <text:p>出席扱い ・ しゅっせきあつかい ・ regard as equivalent to attenda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62" calcext:value-type="float">
            <text:p>1762</text:p>
          </table:table-cell>
          <table:table-cell table:style-name="ce8" office:value-type="string" calcext:value-type="string">
            <text:p>級</text:p>
          </table:table-cell>
          <table:table-cell table:style-name="ce12" office:value-type="string" calcext:value-type="string">
            <text:p>級友 ・ きゅうゆう ・ classmat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763" calcext:value-type="float">
            <text:p>1763</text:p>
          </table:table-cell>
          <table:table-cell table:style-name="ce8" office:value-type="string" calcext:value-type="string">
            <text:p>吸</text:p>
          </table:table-cell>
          <table:table-cell table:style-name="ce12" office:value-type="string" calcext:value-type="string">
            <text:p>吸気 ・ きゅうき ・ inhalation of air; air breathed in</text:p>
            <text:p>呼吸 ・ こきゅう ・ breathing, respiration</text:p>
            <text:p>吸着 ・ きゅうちゃく ・ adsorption</text:p>
            <text:p>吸血鬼 ・ きゅうけつき ・ vampir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64" calcext:value-type="float">
            <text:p>1764</text:p>
          </table:table-cell>
          <table:table-cell table:style-name="ce8" office:value-type="string" calcext:value-type="string">
            <text:p>吹</text:p>
          </table:table-cell>
          <table:table-cell table:style-name="ce12" office:value-type="string" calcext:value-type="string">
            <text:p>息吹 ・ いぶき ・ breath</text:p>
            <text:p>吹き溜まり ・ ふきだまり ・ snowdrift, drift of dust [sand] </text:p>
            <text:p>吹く ・ ふく ・ [vt] blow wind ; play wind instrument </text:p>
            <text:p>吹鳴する ・ すいめいする ・ blow a whistle </text:p>
            <text:p>吹奏 ・ すいそう ・ playing wind instru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65" calcext:value-type="float">
            <text:p>1765</text:p>
          </table:table-cell>
          <table:table-cell table:style-name="ce8" office:value-type="string" calcext:value-type="string">
            <text:p>呼</text:p>
          </table:table-cell>
          <table:table-cell table:style-name="ce12" office:value-type="string" calcext:value-type="string">
            <text:p>呼び名 ・ よびな ・ given / popular name</text:p>
            <text:p>指呼する ・ しこする ・ beckon</text:p>
            <text:p>歓呼する ・ かんこする ・ cheer, cry 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66" calcext:value-type="float">
            <text:p>1766</text:p>
          </table:table-cell>
          <table:table-cell table:style-name="ce8" office:value-type="string" calcext:value-type="string">
            <text:p>吐</text:p>
          </table:table-cell>
          <table:table-cell table:style-name="ce12" office:value-type="string" calcext:value-type="string">
            <text:p>息を吐く ・ いきをはく ・ exhale, breathe out</text:p>
            <text:p>吐出 ・ としゅつ ・ spew, vomit, disgorge</text:p>
            <text:p>音吐朗朗と ・ おんとろうろうと ・ in a clear vo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67" calcext:value-type="float">
            <text:p>1767</text:p>
          </table:table-cell>
          <table:table-cell table:style-name="ce8" office:value-type="string" calcext:value-type="string">
            <text:p>叶</text:p>
          </table:table-cell>
          <table:table-cell table:style-name="ce12" office:value-type="string" calcext:value-type="string">
            <text:p>叶わぬ時の神頼み ・ かなわぬときのかみだのみ ・ Man turns to God in times of trou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68" calcext:value-type="float">
            <text:p>1768</text:p>
          </table:table-cell>
          <table:table-cell table:style-name="ce8" office:value-type="string" calcext:value-type="string">
            <text:p>𠮟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69" calcext:value-type="float">
            <text:p>1769</text:p>
          </table:table-cell>
          <table:table-cell table:style-name="ce8" office:value-type="string" calcext:value-type="string">
            <text:p>叫</text:p>
          </table:table-cell>
          <table:table-cell table:style-name="ce12" office:value-type="string" calcext:value-type="string">
            <text:p>叫び ・ さけび ・ shout, cry, screa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70" calcext:value-type="float">
            <text:p>1770</text:p>
          </table:table-cell>
          <table:table-cell table:style-name="ce8" office:value-type="string" calcext:value-type="string">
            <text:p>吟</text:p>
          </table:table-cell>
          <table:table-cell table:style-name="ce12" office:value-type="string" calcext:value-type="string">
            <text:p>吟味する ・ ぎんみする ・ examine closely, scrutiniz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71" calcext:value-type="float">
            <text:p>1771</text:p>
          </table:table-cell>
          <table:table-cell table:style-name="ce8" office:value-type="string" calcext:value-type="string">
            <text:p>含</text:p>
          </table:table-cell>
          <table:table-cell table:style-name="ce12" office:value-type="string" calcext:value-type="string">
            <text:p>包含する ・ ほうがんする ・ include, encompass; imply</text:p>
            <text:p>含まれる ・ ふくまれる ・ [vi] be included [comprised] in</text:p>
            <text:p>含ませる ・ ふくませる ・ [vt] soak in water , saturate</text:p>
            <text:p>含水炭素 ・ がんすいたんそ ・ carbohydrat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72" calcext:value-type="float">
            <text:p>1772</text:p>
          </table:table-cell>
          <table:table-cell table:style-name="ce8" office:value-type="string" calcext:value-type="string">
            <text:p>琴</text:p>
          </table:table-cell>
          <table:table-cell table:style-name="ce12" office:value-type="string" calcext:value-type="string">
            <text:p>琴 ・ こと ・ koto (13-stringed Japanese zither)</text:p>
            <text:p>竪琴 ・ たてごと ・ harp</text:p>
            <text:p>大正琴 ・ たいしょうごと ・ taishogoto, Nagoya harp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73" calcext:value-type="float">
            <text:p>1773</text:p>
          </table:table-cell>
          <table:table-cell table:style-name="ce8" office:value-type="string" calcext:value-type="string">
            <text:p>迷</text:p>
          </table:table-cell>
          <table:table-cell table:style-name="ce12" office:value-type="string" calcext:value-type="string">
            <text:p>迷わす ・ まよわす ・ [vt] perplex, puzzle; fascinate, infatuate; lead astray</text:p>
            <text:p>迷路 ・ めいろ ・ maze, labyrinth</text:p>
            <text:p>迷子 ・ まいご ・ lost child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774" calcext:value-type="float">
            <text:p>1774</text:p>
          </table:table-cell>
          <table:table-cell table:style-name="ce8" office:value-type="string" calcext:value-type="string">
            <text:p>謎</text:p>
          </table:table-cell>
          <table:table-cell table:style-name="ce12" office:value-type="string" calcext:value-type="string">
            <text:p>謎 ・ なぞ ・ riddle, mystery</text:p>
            <text:p>謎謎 ・ なぞなぞ ・ riddle, puzzle</text:p>
            <text:p>謎解き ・ なぞとき ・ solution of a riddle</text:p>
            <text:p>謎掛け ・ なぞかけ ・ word play in which a pun connects two seemingly unrelated things </text:p>
            <text:p>謎めく ・ なぞめく ・ [vi] be enigmatic or puzzling, wrapped in myster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75" calcext:value-type="float">
            <text:p>1775</text:p>
          </table:table-cell>
          <table:table-cell table:style-name="ce8" office:value-type="string" calcext:value-type="string">
            <text:p>逆</text:p>
          </table:table-cell>
          <table:table-cell table:style-name="ce12" office:value-type="string" calcext:value-type="string">
            <text:p>逆になる ・ さかになる ・ turn upside down</text:p>
            <text:p>逆な ・ ぎゃくな ・ contrary, adverse; reverse, inverse</text:p>
            <text:p>逆徒 ・ ぎゃくと ・ rebel, trait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76" calcext:value-type="float">
            <text:p>1776</text:p>
          </table:table-cell>
          <table:table-cell table:style-name="ce8" office:value-type="string" calcext:value-type="string">
            <text:p>遡</text:p>
          </table:table-cell>
          <table:table-cell table:style-name="ce12" office:value-type="string" calcext:value-type="string">
            <text:p>遡求 ・ そきゅう ・ recourse request for repayment </text:p>
            <text:p>遡河魚 ・ そかぎょ ・ anadromous fis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77" calcext:value-type="float">
            <text:p>1777</text:p>
          </table:table-cell>
          <table:table-cell table:style-name="ce8" office:value-type="string" calcext:value-type="string">
            <text:p>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78" calcext:value-type="float">
            <text:p>1778</text:p>
          </table:table-cell>
          <table:table-cell table:style-name="ce8" office:value-type="string" calcext:value-type="string">
            <text:p>勲</text:p>
          </table:table-cell>
          <table:table-cell table:style-name="ce12" office:value-type="string" calcext:value-type="string">
            <text:p>勲 ・ いさお ・ [elegant] merit, meritorious serv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79" calcext:value-type="float">
            <text:p>1779</text:p>
          </table:table-cell>
          <table:table-cell table:style-name="ce8" office:value-type="string" calcext:value-type="string">
            <text:p>薫</text:p>
          </table:table-cell>
          <table:table-cell table:style-name="ce12" office:value-type="string" calcext:value-type="string">
            <text:p>薫る ・ かおる ・ [vi] look fragrant, sweet-smelling [balmy]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80" calcext:value-type="float">
            <text:p>1780</text:p>
          </table:table-cell>
          <table:table-cell table:style-name="ce8" office:value-type="string" calcext:value-type="string">
            <text:p>芳</text:p>
          </table:table-cell>
          <table:table-cell table:style-name="ce12" office:value-type="string" calcext:value-type="string">
            <text:p>芳しくない ・ かんばしくない ・ poor, unfavorable; disgraceful</text:p>
            <text:p>芳香 ・ ほうこう ・ perfume, fragrance, aroma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81" calcext:value-type="float">
            <text:p>1781</text:p>
          </table:table-cell>
          <table:table-cell table:style-name="ce8" office:value-type="string" calcext:value-type="string">
            <text:p>香</text:p>
          </table:table-cell>
          <table:table-cell table:style-name="ce12" office:value-type="string" calcext:value-type="string">
            <text:p>色香 ・ いろか ・ beauty, loveliness, feminine charms; color and scent</text:p>
            <text:p>新香 ・ しんこう ・ pickles</text:p>
            <text:p>香ばしい ・ こうばしい ・ nice-smelling, fragran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82" calcext:value-type="float">
            <text:p>1782</text:p>
          </table:table-cell>
          <table:table-cell table:style-name="ce8" office:value-type="string" calcext:value-type="string">
            <text:p>秀</text:p>
          </table:table-cell>
          <table:table-cell table:style-name="ce12" office:value-type="string" calcext:value-type="string">
            <text:p>秀歌 ・ しゅうか ・ excellent [superb] tanka, gem of tankas</text:p>
            <text:p>秀麗な ・ しゅうれいな ・ graceful, beautiful, handsom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83" calcext:value-type="float">
            <text:p>1783</text:p>
          </table:table-cell>
          <table:table-cell table:style-name="ce8" office:value-type="string" calcext:value-type="string">
            <text:p>誘</text:p>
          </table:table-cell>
          <table:table-cell table:style-name="ce12" office:value-type="string" calcext:value-type="string">
            <text:p>誘引する ・ ゆういんする ・ entice, induce, attract</text:p>
            <text:p>誘因 ・ ゆういん ・ immediate cause, incentive</text:p>
            <text:p>誘い ・ さそい ・ allurement, enticement, temptation; invita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784" calcext:value-type="float">
            <text:p>1784</text:p>
          </table:table-cell>
          <table:table-cell table:style-name="ce8" office:value-type="string" calcext:value-type="string">
            <text:p>拐</text:p>
          </table:table-cell>
          <table:table-cell table:style-name="ce12" office:value-type="string" calcext:value-type="string">
            <text:p>誘拐犯 ・ ゆうかいはん ・ kidnapping, abduction</text:p>
            <text:p>誘拐犯人 ・ ゆうかいはんにん ・ kidnapper, abductor</text:p>
            <text:p>誘拐罪 ・ ゆうかいざい ・ kidnapping the crime of </text:p>
            <text:p>誘拐事件 ・ ゆうかいじけん ・ kidnappin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785" calcext:value-type="float">
            <text:p>1785</text:p>
          </table:table-cell>
          <table:table-cell table:style-name="ce8" office:value-type="string" calcext:value-type="string">
            <text:p>透</text:p>
          </table:table-cell>
          <table:table-cell table:style-name="ce12" office:value-type="string" calcext:value-type="string">
            <text:p>透析 ・ とうせき ・ dialysis</text:p>
            <text:p>透く ・ すく ・ [vi] be transparent, seen through</text:p>
            <text:p>透かす ・ すかす ・ [vt] make transparent; look through, peer into</text:p>
            <text:p>透る ・ とおる ・ [vi] be transparent, pervious to light ; penetrate, pierce, permeate</text:p>
            <text:p>透る声 ・ とおるこえ ・ carrying voi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86" calcext:value-type="float">
            <text:p>1786</text:p>
          </table:table-cell>
          <table:table-cell table:style-name="ce8" office:value-type="string" calcext:value-type="string">
            <text:p>携</text:p>
          </table:table-cell>
          <table:table-cell table:style-name="ce12" office:value-type="string" calcext:value-type="string">
            <text:p>携わる ・ たずさわる ・ [vi] participate in</text:p>
            <text:p>手を携えて ・ てをたずさえて ・ hand in hand</text:p>
            <text:p>必携 ・ ひっけい ・ indispensableness; handbook, manual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87" calcext:value-type="float">
            <text:p>1787</text:p>
          </table:table-cell>
          <table:table-cell table:style-name="ce8" office:value-type="string" calcext:value-type="string">
            <text:p>雄</text:p>
          </table:table-cell>
          <table:table-cell table:style-name="ce12" office:value-type="string" calcext:value-type="string">
            <text:p>雄 ・ おす ・ male</text:p>
            <text:p>雄花 ・ おばな ・ male flower</text:p>
            <text:p>雄雄しい ・ おおしい ・ manly, brave, heroic</text:p>
            <text:p>雌雄 ・ しゆう ・ male and female; victory or defeat</text:p>
            <text:p>雄飛する ・ ゆうひする ・ launch out, embark upon a care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88" calcext:value-type="float">
            <text:p>1788</text:p>
          </table:table-cell>
          <table:table-cell table:style-name="ce8" office:value-type="string" calcext:value-type="string">
            <text:p>雌</text:p>
          </table:table-cell>
          <table:table-cell table:style-name="ce12" office:value-type="string" calcext:value-type="string">
            <text:p>雌 ・ めす ・ female</text:p>
            <text:p>雌蕊 ・ めしべ [しずい] ・ pistil</text:p>
            <text:p>雌の狐 ・ めすのきつね ・ vixen, bitch fox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89" calcext:value-type="float">
            <text:p>1789</text:p>
          </table:table-cell>
          <table:table-cell table:style-name="ce8" office:value-type="string" calcext:value-type="string">
            <text:p>些</text:p>
          </table:table-cell>
          <table:table-cell table:style-name="ce12" office:value-type="string" calcext:value-type="string">
            <text:p>些か ・ いささか ・ a bit [little] , somewhat, slightly</text:p>
            <text:p>些とも面白くない ・ ちっともおもしろくない ・ not interesting [funny] at all</text:p>
            <text:p>些末な ・ さまつな ・ trivial, trifling</text:p>
            <text:p>些少 ・ さしょう ・ a trivial amount [degree]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90" calcext:value-type="float">
            <text:p>1790</text:p>
          </table:table-cell>
          <table:table-cell table:style-name="ce8" office:value-type="string" calcext:value-type="string">
            <text:p>柴</text:p>
          </table:table-cell>
          <table:table-cell table:style-name="ce12" office:value-type="string" calcext:value-type="string">
            <text:p>柴 ・ しば ・ brushwood, firewood</text:p>
            <text:p>柴門 ・ さいもん ・ gate made of woven brushwood ; humble home</text:p>
            <text:p>柴戸 ・ さいこ ・ brushwood door; crude dwell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91" calcext:value-type="float">
            <text:p>1791</text:p>
          </table:table-cell>
          <table:table-cell table:style-name="ce8" office:value-type="string" calcext:value-type="string">
            <text:p>紫</text:p>
          </table:table-cell>
          <table:table-cell table:style-name="ce12" office:value-type="string" calcext:value-type="string">
            <text:p>紫斑病 ・ しはんびょう ・ purpur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92" calcext:value-type="float">
            <text:p>1792</text:p>
          </table:table-cell>
          <table:table-cell table:style-name="ce8" office:value-type="string" calcext:value-type="string">
            <text:p>髪</text:p>
          </table:table-cell>
          <table:table-cell table:style-name="ce12" office:value-type="string" calcext:value-type="string">
            <text:p>頭髪 ・ とうはつ ・ [head] hair</text:p>
            <text:p>日本髪 ・ にほんがみ ・ Japanese coiffeu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93" calcext:value-type="float">
            <text:p>1793</text:p>
          </table:table-cell>
          <table:table-cell table:style-name="ce8" office:value-type="string" calcext:value-type="string">
            <text:p>髭</text:p>
          </table:table-cell>
          <table:table-cell table:style-name="ce12" office:value-type="string" calcext:value-type="string">
            <text:p>髭 ・ ひげ ・ beard, mustache</text:p>
            <text:p>口髭 ・ くちひげ ・ mustach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94" calcext:value-type="float">
            <text:p>1794</text:p>
          </table:table-cell>
          <table:table-cell table:style-name="ce8" office:value-type="string" calcext:value-type="string">
            <text:p>詐</text:p>
          </table:table-cell>
          <table:table-cell table:style-name="ce12" office:value-type="string" calcext:value-type="string">
            <text:p>詐欺 ・ さぎ ・ swindle, frau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95" calcext:value-type="float">
            <text:p>1795</text:p>
          </table:table-cell>
          <table:table-cell table:style-name="ce8" office:value-type="string" calcext:value-type="string">
            <text:p>欺</text:p>
          </table:table-cell>
          <table:table-cell table:style-name="ce12" office:value-type="string" calcext:value-type="string">
            <text:p>欺瞞 ・ ぎまん ・ deception, imposi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96" calcext:value-type="float">
            <text:p>1796</text:p>
          </table:table-cell>
          <table:table-cell table:style-name="ce8" office:value-type="string" calcext:value-type="string">
            <text:p>棋</text:p>
          </table:table-cell>
          <table:table-cell table:style-name="ce12" office:value-type="string" calcext:value-type="string">
            <text:p>棋道 ・ きどう ・ art of shogi [go] </text:p>
            <text:p>西洋将棋 ・ せいようしょうぎ ・ ch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97" calcext:value-type="float">
            <text:p>1797</text:p>
          </table:table-cell>
          <table:table-cell table:style-name="ce8" office:value-type="string" calcext:value-type="string">
            <text:p>碁</text:p>
          </table:table-cell>
          <table:table-cell table:style-name="ce12" office:value-type="string" calcext:value-type="string">
            <text:p>西洋碁 ・ せいようご ・ checke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98" calcext:value-type="float">
            <text:p>1798</text:p>
          </table:table-cell>
          <table:table-cell table:style-name="ce8" office:value-type="string" calcext:value-type="string">
            <text:p>甚</text:p>
          </table:table-cell>
          <table:table-cell table:style-name="ce12" office:value-type="string" calcext:value-type="string">
            <text:p>甚だしい ・ はなはだしい ・ extreme, tremendous, excessive, intense</text:p>
            <text:p>甚句 ・ じんく ・ lively song [dance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99" calcext:value-type="float">
            <text:p>1799</text:p>
          </table:table-cell>
          <table:table-cell table:style-name="ce8" office:value-type="string" calcext:value-type="string">
            <text:p>勘</text:p>
          </table:table-cell>
          <table:table-cell table:style-name="ce12" office:value-type="string" calcext:value-type="string">
            <text:p>勘案する ・ かんあんする ・ take into [give] consideration</text:p>
            <text:p>山勘で ・ やまかんで ・ by guesswork</text:p>
            <text:p>勘校する ・ かんこうする ・ examine and correct, collat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00" calcext:value-type="float">
            <text:p>1800</text:p>
          </table:table-cell>
          <table:table-cell table:style-name="ce8" office:value-type="string" calcext:value-type="string">
            <text:p>堪</text:p>
          </table:table-cell>
          <table:table-cell table:style-name="ce12" office:value-type="string" calcext:value-type="string">
            <text:p>堪え忍ぶ ・ たえしのぶ ・ [vt] endure, bear up, tolerate, put up with</text:p>
            <text:p>堪能 ・ たんのう [かんのう] ・ skillful, proficient</text:p>
            <text:p>遺憾に堪えない ・ いかんにたえない ・ be really regretta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01" calcext:value-type="float">
            <text:p>1801</text:p>
          </table:table-cell>
          <table:table-cell table:style-name="ce8" office:value-type="string" calcext:value-type="string">
            <text:p>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02" calcext:value-type="float">
            <text:p>1802</text:p>
          </table:table-cell>
          <table:table-cell table:style-name="ce8" office:value-type="string" calcext:value-type="string">
            <text:p>匠</text:p>
          </table:table-cell>
          <table:table-cell table:style-name="ce12" office:value-type="string" calcext:value-type="string">
            <text:p>鷹匠 ・ たかじょう ・ falconer, hawker</text:p>
            <text:p>匠 ・ たくみ ・ artisan; woodworker, carpen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03" calcext:value-type="float">
            <text:p>1803</text:p>
          </table:table-cell>
          <table:table-cell table:style-name="ce8" office:value-type="string" calcext:value-type="string">
            <text:p>匿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04" calcext:value-type="float">
            <text:p>1804</text:p>
          </table:table-cell>
          <table:table-cell table:style-name="ce8" office:value-type="string" calcext:value-type="string">
            <text:p>諾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05" calcext:value-type="float">
            <text:p>1805</text:p>
          </table:table-cell>
          <table:table-cell table:style-name="ce8" office:value-type="string" calcext:value-type="string">
            <text:p>乞</text:p>
          </table:table-cell>
          <table:table-cell table:style-name="ce12" office:value-type="string" calcext:value-type="string">
            <text:p>命乞い ・ いのちごい ・ begging for one’s life</text:p>
            <text:p>乞い願わくは ・ こいねがわくは ・ I pray in earnest that I beg that, I yearn that </text:p>
            <text:p>暇乞い ・ いとまごい ・ leave-taking, farewell visi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06" calcext:value-type="float">
            <text:p>1806</text:p>
          </table:table-cell>
          <table:table-cell table:style-name="ce8" office:value-type="string" calcext:value-type="string">
            <text:p>迄</text:p>
          </table:table-cell>
          <table:table-cell table:style-name="ce12" office:value-type="string" calcext:value-type="string">
            <text:p>迄 ・ まで ・ up to, until</text:p>
            <text:p>今迄 ・ いままで ・ till now, so far, up to the present</text:p>
            <text:p>言う迄も無い ・ いうまでもない ・ There is no need to say so; But of cours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07" calcext:value-type="float">
            <text:p>1807</text:p>
          </table:table-cell>
          <table:table-cell table:style-name="ce8" office:value-type="string" calcext:value-type="string">
            <text:p>乾</text:p>
          </table:table-cell>
          <table:table-cell table:style-name="ce12" office:value-type="string" calcext:value-type="string">
            <text:p>乾電池 ・ かんでんち ・ dry cell</text:p>
            <text:p>乾燥する ・ かんそうする ・ dry up, desiccate, become parched [dry] </text:p>
            <text:p>乾 ・ いぬい ・ northwest supplementary sign of the Oriental zodiac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08" calcext:value-type="float">
            <text:p>1808</text:p>
          </table:table-cell>
          <table:table-cell table:style-name="ce8" office:value-type="string" calcext:value-type="string">
            <text:p>幹</text:p>
          </table:table-cell>
          <table:table-cell table:style-name="ce12" office:value-type="string" calcext:value-type="string">
            <text:p>樹幹 ・ じゅかん ・ trunk, shaft</text:p>
            <text:p>幹事 ・ かんじ ・ manager, secretary; organizer</text:p>
            <text:p>基幹 ・ きかん ・ mainstay, nucle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09" calcext:value-type="float">
            <text:p>1809</text:p>
          </table:table-cell>
          <table:table-cell table:style-name="ce8" office:value-type="string" calcext:value-type="string">
            <text:p>操</text:p>
          </table:table-cell>
          <table:table-cell table:style-name="ce12" office:value-type="string" calcext:value-type="string">
            <text:p>操 ・ みさお ・ chastity</text:p>
            <text:p>操り人形 ・ あやつりにんぎょう ・ puppet</text:p>
            <text:p>操業 ・ そうぎょう ・ operation, wo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10" calcext:value-type="float">
            <text:p>1810</text:p>
          </table:table-cell>
          <table:table-cell table:style-name="ce8" office:value-type="string" calcext:value-type="string">
            <text:p>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11" calcext:value-type="float">
            <text:p>1811</text:p>
          </table:table-cell>
          <table:table-cell table:style-name="ce8" office:value-type="string" calcext:value-type="string">
            <text:p>繰</text:p>
          </table:table-cell>
          <table:table-cell table:style-name="ce12" office:value-type="string" calcext:value-type="string">
            <text:p>繰る ・ くる ・ [vt] reel, spin, turn</text:p>
            <text:p>釣り糸を繰る ・ つりいとをくる ・ reel in a fish line</text:p>
            <text:p>繰り取る ・ くりとる ・ reel of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12" calcext:value-type="float">
            <text:p>1812</text:p>
          </table:table-cell>
          <table:table-cell table:style-name="ce8" office:value-type="string" calcext:value-type="string">
            <text:p>藻</text:p>
          </table:table-cell>
          <table:table-cell table:style-name="ce12" office:value-type="string" calcext:value-type="string">
            <text:p>藻 ・ も ・ algae, duckweed, seaweed</text:p>
            <text:p>藻屑 ・ もくず ・ seaw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8" office:value-type="string" calcext:value-type="string">
            <text:p>噴</text:p>
          </table:table-cell>
          <table:table-cell table:style-name="ce12" office:value-type="string" calcext:value-type="string">
            <text:p>噴く ・ ふく ・ [vt] spout, blow, emit</text:p>
            <text:p>噴霧器 ・ ふんむき ・ sprayer, vaporizer, atomizer</text:p>
            <text:p>噴飯する ・ ふんぱんする ・ burst out laugh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14" calcext:value-type="float">
            <text:p>1814</text:p>
          </table:table-cell>
          <table:table-cell table:style-name="ce8" office:value-type="string" calcext:value-type="string">
            <text:p>墳</text:p>
          </table:table-cell>
          <table:table-cell table:style-name="ce12" office:value-type="string" calcext:value-type="string">
            <text:p>円墳 ・ えんぷん ・ burial mou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15" calcext:value-type="float">
            <text:p>1815</text:p>
          </table:table-cell>
          <table:table-cell table:style-name="ce8" office:value-type="string" calcext:value-type="string">
            <text:p>憤</text:p>
          </table:table-cell>
          <table:table-cell table:style-name="ce12" office:value-type="string" calcext:value-type="string">
            <text:p>憤死する ・ ふんしする ・ die in a fit of anger</text:p>
            <text:p>悲憤 ・ ひふん ・ indignation, resentment</text:p>
            <text:p>憤慨 ・ ふんがい ・ resentment, indign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16" calcext:value-type="float">
            <text:p>1816</text:p>
          </table:table-cell>
          <table:table-cell table:style-name="ce8" office:value-type="string" calcext:value-type="string">
            <text:p>牙</text:p>
          </table:table-cell>
          <table:table-cell table:style-name="ce12" office:value-type="string" calcext:value-type="string">
            <text:p>牙 ・ きば ・ fang, tusk</text:p>
            <text:p>歯牙 ・ しが ・ teeth</text:p>
            <text:p>爪牙 ・ そうが ・ claws and tusks, devious desig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17" calcext:value-type="float">
            <text:p>1817</text:p>
          </table:table-cell>
          <table:table-cell table:style-name="ce8" office:value-type="string" calcext:value-type="string">
            <text:p>芽</text:p>
          </table:table-cell>
          <table:table-cell table:style-name="ce12" office:value-type="string" calcext:value-type="string">
            <text:p>芽 ・ め ・ bud</text:p>
            <text:p>芽胞 ・ がほう ・ spore</text:p>
            <text:p>胚芽 ・ はいが ・ embryo bud, ger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18" calcext:value-type="float">
            <text:p>1818</text:p>
          </table:table-cell>
          <table:table-cell table:style-name="ce8" office:value-type="string" calcext:value-type="string">
            <text:p>雅</text:p>
          </table:table-cell>
          <table:table-cell table:style-name="ce12" office:value-type="string" calcext:value-type="string">
            <text:p>雅びやかな ・ みやびやかな ・ elegant, graceful, refin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19" calcext:value-type="float">
            <text:p>1819</text:p>
          </table:table-cell>
          <table:table-cell table:style-name="ce8" office:value-type="string" calcext:value-type="string">
            <text:p>邪</text:p>
          </table:table-cell>
          <table:table-cell table:style-name="ce12" office:value-type="string" calcext:value-type="string">
            <text:p>邪心 ・ じゃしん ・ wicked heart, evil design</text:p>
            <text:p>邪魔 ・ じゃま ・ hindrance, obstruction, impedi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20" calcext:value-type="float">
            <text:p>1820</text:p>
          </table:table-cell>
          <table:table-cell table:style-name="ce8" office:value-type="string" calcext:value-type="string">
            <text:p>既</text:p>
          </table:table-cell>
          <table:table-cell table:style-name="ce12" office:value-type="string" calcext:value-type="string">
            <text:p>既に ・ すでに ・ already, previously</text:p>
            <text:p>既製品 ・ きせいひん ・ ready-made good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21" calcext:value-type="float">
            <text:p>1821</text:p>
          </table:table-cell>
          <table:table-cell table:style-name="ce8" office:value-type="string" calcext:value-type="string">
            <text:p>概</text:p>
          </table:table-cell>
          <table:table-cell table:style-name="ce12" office:value-type="string" calcext:value-type="string">
            <text:p>概算 ・ がいさん ・ approximation, rough estimate [calculation] </text:p>
            <text:p>概要 ・ がいよう ・ outline, summary, synopsis</text:p>
            <text:p>大概 ・ たいがい ・ generally, mostly; probably, mayb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22" calcext:value-type="float">
            <text:p>1822</text:p>
          </table:table-cell>
          <table:table-cell table:style-name="ce8" office:value-type="string" calcext:value-type="string">
            <text:p>慨</text:p>
          </table:table-cell>
          <table:table-cell table:style-name="ce12" office:value-type="string" calcext:value-type="string">
            <text:p>感慨 ・ かんがい ・ deep [profound] emotion</text:p>
            <text:p>感慨無量 ・ かんがいむりょう ・ deep emotion; one's mind filled with 1000 emotions</text:p>
            <text:p>慷慨 ・ こうがい ・ patriotic lamentation [deploration] ; righteous indign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23" calcext:value-type="float">
            <text:p>1823</text:p>
          </table:table-cell>
          <table:table-cell table:style-name="ce8" office:value-type="string" calcext:value-type="string">
            <text:p>苗</text:p>
          </table:table-cell>
          <table:table-cell table:style-name="ce12" office:value-type="string" calcext:value-type="string">
            <text:p>苗 ・ なえ ・ seedling</text:p>
            <text:p>早苗 ・ さなえ ・ rice sprout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24" calcext:value-type="float">
            <text:p>1824</text:p>
          </table:table-cell>
          <table:table-cell table:style-name="ce8" office:value-type="string" calcext:value-type="string">
            <text:p>描</text:p>
          </table:table-cell>
          <table:table-cell table:style-name="ce12" office:value-type="string" calcext:value-type="string">
            <text:p>思い描く ・ おもいえがく ・ [vt] imagine, figure, see</text:p>
            <text:p>描く ・ かく ・ [vt] draw, paint</text:p>
            <text:p>絵描き ・ えかき ・ painter, artist</text:p>
            <text:p>点描 ・ てんびょう ・ sketc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25" calcext:value-type="float">
            <text:p>1825</text:p>
          </table:table-cell>
          <table:table-cell table:style-name="ce8" office:value-type="string" calcext:value-type="string">
            <text:p>猫</text:p>
          </table:table-cell>
          <table:table-cell table:style-name="ce12" office:value-type="string" calcext:value-type="string">
            <text:p>猫 ・ ねこ ・ cat</text:p>
            <text:p>猫科 ・ ねこか ・ cat family, Felidae</text:p>
            <text:p>猫被り ・ ねこかぶり ・ hypocrisy, false modesty; hypocrite, wolf in a lamb’s skin</text:p>
            <text:p>猫額大 ・ びょうがくだい ・ tiny, narr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26" calcext:value-type="float">
            <text:p>1826</text:p>
          </table:table-cell>
          <table:table-cell table:style-name="ce8" office:value-type="string" calcext:value-type="string">
            <text:p>萌</text:p>
          </table:table-cell>
          <table:table-cell table:style-name="ce12" office:value-type="string" calcext:value-type="string">
            <text:p>萌え立つ ・ もえたつ ・ [vi] sprout, burst into leaf</text:p>
            <text:p>下萌え ・ したもえ ・ sprout of a plant shooting from under the soi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27" calcext:value-type="float">
            <text:p>1827</text:p>
          </table:table-cell>
          <table:table-cell table:style-name="ce8" office:value-type="string" calcext:value-type="string">
            <text:p>兆</text:p>
          </table:table-cell>
          <table:table-cell table:style-name="ce12" office:value-type="string" calcext:value-type="string">
            <text:p>吉兆 ・ きっちょう ・ good omen, lucky sign</text:p>
            <text:p>不吉の兆有り ・ ふきつのちょうあり ・ have an ill om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28" calcext:value-type="float">
            <text:p>1828</text:p>
          </table:table-cell>
          <table:table-cell table:style-name="ce8" office:value-type="string" calcext:value-type="string">
            <text:p>眺</text:p>
          </table:table-cell>
          <table:table-cell table:style-name="ce12" office:value-type="string" calcext:value-type="string">
            <text:p>眺める ・ ながめる ・ [vt] look out over afar, at , gaze, watch</text:p>
            <text:p>眺め ・ ながめ ・ view, scene; prospect, outlook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29" calcext:value-type="float">
            <text:p>1829</text:p>
          </table:table-cell>
          <table:table-cell table:style-name="ce8" office:value-type="string" calcext:value-type="string">
            <text:p>逃</text:p>
          </table:table-cell>
          <table:table-cell table:style-name="ce12" office:value-type="string" calcext:value-type="string">
            <text:p>取り逃がす ・ とりにがす ・ [vt] fail to catch, let slip</text:p>
            <text:p>見逃す ・ みのがす ・ [vt] overlook, miss</text:p>
            <text:p>逃れる ・ のがれる ・ [vi] escape, get away; get clear of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830" calcext:value-type="float">
            <text:p>1830</text:p>
          </table:table-cell>
          <table:table-cell table:style-name="ce8" office:value-type="string" calcext:value-type="string">
            <text:p>桃</text:p>
          </table:table-cell>
          <table:table-cell table:style-name="ce12" office:value-type="string" calcext:value-type="string">
            <text:p>桃 ・ もも ・ peach</text:p>
            <text:p>桜桃 ・ おうとう ・ cherry</text:p>
            <text:p>桃李 ・ とうり ・ peach and plum</text:p>
            <text:p>桃割れ ・ ももわれ ・ momoware coiffure</text:p>
            <text:p>扁桃腺 ・ へんとうせん ・ tonsil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31" calcext:value-type="float">
            <text:p>1831</text:p>
          </table:table-cell>
          <table:table-cell table:style-name="ce8" office:value-type="string" calcext:value-type="string">
            <text:p>跳</text:p>
          </table:table-cell>
          <table:table-cell table:style-name="ce12" office:value-type="string" calcext:value-type="string">
            <text:p>跳ね起きる ・ はねおきる ・ [vi] jump / spring up</text:p>
            <text:p>跳ね返る ・ はねかえる ・ [vi] rebound, bounce; of the market recover</text:p>
            <text:p>跳馬 ・ ちょうば ・ long horse vault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32" calcext:value-type="float">
            <text:p>1832</text:p>
          </table:table-cell>
          <table:table-cell table:style-name="ce8" office:value-type="string" calcext:value-type="string">
            <text:p>挑</text:p>
          </table:table-cell>
          <table:table-cell table:style-name="ce12" office:value-type="string" calcext:value-type="string">
            <text:p>挑む ・ いどむ ・ challenge, defy, da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33" calcext:value-type="float">
            <text:p>1833</text:p>
          </table:table-cell>
          <table:table-cell table:style-name="ce8" office:value-type="string" calcext:value-type="string">
            <text:p>拙</text:p>
          </table:table-cell>
          <table:table-cell table:style-name="ce12" office:value-type="string" calcext:value-type="string">
            <text:p>拙い文章 ・ つたないぶんしょう ・ poor writing</text:p>
            <text:p>拙劣な ・ せつれつな ・ clumsy, awkward, unskillfu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34" calcext:value-type="float">
            <text:p>1834</text:p>
          </table:table-cell>
          <table:table-cell table:style-name="ce8" office:value-type="string" calcext:value-type="string">
            <text:p>屈</text:p>
          </table:table-cell>
          <table:table-cell table:style-name="ce12" office:value-type="string" calcext:value-type="string">
            <text:p>屈指の ・ くっしの ・ leading, foremost</text:p>
            <text:p>退屈な ・ たいくつな ・ tedious, boring</text:p>
            <text:p>理屈 ・ りくつ ・ reason, logic; argument; pretext; theor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35" calcext:value-type="float">
            <text:p>1835</text:p>
          </table:table-cell>
          <table:table-cell table:style-name="ce8" office:value-type="string" calcext:value-type="string">
            <text:p>掘</text:p>
          </table:table-cell>
          <table:table-cell table:style-name="ce12" office:value-type="string" calcext:value-type="string">
            <text:p>掘り下げる ・ ほりさげる ・ [vt] dig down, delve into; investigate, probe</text:p>
            <text:p>穴掘り ・ あなほり ・ digging a hole</text:p>
            <text:p>試掘 ・ しくつ ・ prospecting, trial digging</text:p>
            <text:p>掘進する ・ くっしんする ・ excavate, tunne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36" calcext:value-type="float">
            <text:p>1836</text:p>
          </table:table-cell>
          <table:table-cell table:style-name="ce8" office:value-type="string" calcext:value-type="string">
            <text:p>堀</text:p>
          </table:table-cell>
          <table:table-cell table:style-name="ce12" office:value-type="string" calcext:value-type="string">
            <text:p>堀 ・ ほり ・ ditch</text:p>
            <text:p>堀端 ・ ほりばた ・ edge of the moat</text:p>
            <text:p>釣り堀 ・ つりぼり ・ fishing pond, fishpo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37" calcext:value-type="float">
            <text:p>1837</text:p>
          </table:table-cell>
          <table:table-cell table:style-name="ce8" office:value-type="string" calcext:value-type="string">
            <text:p>封</text:p>
          </table:table-cell>
          <table:table-cell table:style-name="ce12" office:value-type="string" calcext:value-type="string">
            <text:p>封印 ・ ふういん ・ stamped seal</text:p>
            <text:p>封鎖 ・ ふうさ ・ blockade</text:p>
            <text:p>封書 ・ ふうしょ ・ sealed let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38" calcext:value-type="float">
            <text:p>1838</text:p>
          </table:table-cell>
          <table:table-cell table:style-name="ce8" office:value-type="string" calcext:value-type="string">
            <text:p>筒</text:p>
          </table:table-cell>
          <table:table-cell table:style-name="ce12" office:value-type="string" calcext:value-type="string">
            <text:p>水筒 ・ すいとう ・ canteen, flask</text:p>
            <text:p>筒 ・ つつ ・ tube</text:p>
            <text:p>筒抜け ・ つつぬけ ・ passing directly through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839" calcext:value-type="float">
            <text:p>1839</text:p>
          </table:table-cell>
          <table:table-cell table:style-name="ce8" office:value-type="string" calcext:value-type="string">
            <text:p>管</text:p>
          </table:table-cell>
          <table:table-cell table:style-name="ce12" office:value-type="string" calcext:value-type="string">
            <text:p>管 ・ くだ ・ pipe</text:p>
            <text:p>移管 ・ いかん ・ transfer of control [jurisdiction] </text:p>
            <text:p>配管 ・ はいかん ・ piping</text:p>
            <text:p>真空管 ・ しんくうかん ・ vacuum tub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40" calcext:value-type="float">
            <text:p>1840</text:p>
          </table:table-cell>
          <table:table-cell table:style-name="ce8" office:value-type="string" calcext:value-type="string">
            <text:p>棺</text:p>
          </table:table-cell>
          <table:table-cell table:style-name="ce12" office:value-type="string" calcext:value-type="string">
            <text:p>棺桶 ・ かんおけ ・ coffin, casket</text:p>
            <text:p>棺 ・ ひつぎ ・ coff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41" calcext:value-type="float">
            <text:p>1841</text:p>
          </table:table-cell>
          <table:table-cell table:style-name="ce8" office:value-type="string" calcext:value-type="string">
            <text:p>轄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42" calcext:value-type="float">
            <text:p>1842</text:p>
          </table:table-cell>
          <table:table-cell table:style-name="ce8" office:value-type="string" calcext:value-type="string">
            <text:p>洞</text:p>
          </table:table-cell>
          <table:table-cell table:style-name="ce12" office:value-type="string" calcext:value-type="string">
            <text:p>洞 ・ ほら ・ cave</text:p>
            <text:p>洞窟 ・ どうくつ ・ cave[rn], cave</text:p>
            <text:p>洞穴 ・ どうけつ ・ cave, den, excavation</text:p>
            <text:p>鐘乳洞 ・ しょうにゅうどう ・ limestone cave [grotto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43" calcext:value-type="float">
            <text:p>1843</text:p>
          </table:table-cell>
          <table:table-cell table:style-name="ce8" office:value-type="string" calcext:value-type="string">
            <text:p>窟</text:p>
          </table:table-cell>
          <table:table-cell table:style-name="ce12" office:value-type="string" calcext:value-type="string">
            <text:p>魔窟 ・ まくつ ・ haunts of the demon, den of iniquity; brothel, red-light district</text:p>
            <text:p>阿片窟 ・ あへんくつ ・ opium den</text:p>
            <text:p>理窟 ・ りくつ ・ reason, logic; argument; pretext; theor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844" calcext:value-type="float">
            <text:p>1844</text:p>
          </table:table-cell>
          <table:table-cell table:style-name="ce8" office:value-type="string" calcext:value-type="string">
            <text:p>淫</text:p>
          </table:table-cell>
          <table:table-cell table:style-name="ce12" office:value-type="string" calcext:value-type="string">
            <text:p>淫行 ・ いんこう ・ obscene [lewd] behavior</text:p>
            <text:p>淫蕩 ・ いんとう ・ lewdness; sexual abandon</text:p>
            <text:p>荒淫 ・ こういん ・ sexual indulgence</text:p>
            <text:p>姦淫 ・ かんいん ・ adulte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45" calcext:value-type="float">
            <text:p>1845</text:p>
          </table:table-cell>
          <table:table-cell table:style-name="ce8" office:value-type="string" calcext:value-type="string">
            <text:p>妊</text:p>
          </table:table-cell>
          <table:table-cell table:style-name="ce12" office:value-type="string" calcext:value-type="string">
            <text:p>妊娠する ・ にんしんする ・ become pregnant, conce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46" calcext:value-type="float">
            <text:p>1846</text:p>
          </table:table-cell>
          <table:table-cell table:style-name="ce8" office:value-type="string" calcext:value-type="string">
            <text:p>娠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47" calcext:value-type="float">
            <text:p>1847</text:p>
          </table:table-cell>
          <table:table-cell table:style-name="ce8" office:value-type="string" calcext:value-type="string">
            <text:p>唇</text:p>
          </table:table-cell>
          <table:table-cell table:style-name="ce12" office:value-type="string" calcext:value-type="string">
            <text:p>唇 ・ くちびる ・ lip</text:p>
            <text:p>陰唇 ・ いんしん ・ labium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848" calcext:value-type="float">
            <text:p>1848</text:p>
          </table:table-cell>
          <table:table-cell table:style-name="ce8" office:value-type="string" calcext:value-type="string">
            <text:p>辱</text:p>
          </table:table-cell>
          <table:table-cell table:style-name="ce12" office:value-type="string" calcext:value-type="string">
            <text:p>辱め ・ はずかしめ ・ shame, disgrace; being raped</text:p>
            <text:p>雪辱する ・ せつじょくする ・ vindicate one’s honor, revenge one’s defeat</text:p>
            <text:p>凌辱する ・ りょうじょくする ・ insult, disgrace; rap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49" calcext:value-type="float">
            <text:p>1849</text:p>
          </table:table-cell>
          <table:table-cell table:style-name="ce8" office:value-type="string" calcext:value-type="string">
            <text:p>襲</text:p>
          </table:table-cell>
          <table:table-cell table:style-name="ce12" office:value-type="string" calcext:value-type="string">
            <text:p>来襲 ・ らいしゅう ・ attack, invasion, raid</text:p>
            <text:p>急襲 ・ きゅうしゅう ・ raid, surprise attack</text:p>
            <text:p>襲い掛かる ・ おそいかかる ・ [vi] assault, pounce upon, sweep down on so.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50" calcext:value-type="float">
            <text:p>1850</text:p>
          </table:table-cell>
          <table:table-cell table:style-name="ce8" office:value-type="string" calcext:value-type="string">
            <text:p>伏</text:p>
          </table:table-cell>
          <table:table-cell table:style-name="ce12" office:value-type="string" calcext:value-type="string">
            <text:p>ひれ伏す ・ ひれふす ・ [vi] prostrate oneself before so. </text:p>
            <text:p>平伏する ・ へいふくする ・ prostrate oneself before , kiss the ground</text:p>
            <text:p>伏線 ・ ふくせん ・ preparation, foreshadow</text:p>
            <text:p>雌伏 ・ しふく ・ remaining in obscurity, lying low, biding one’s ti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51" calcext:value-type="float">
            <text:p>1851</text:p>
          </table:table-cell>
          <table:table-cell table:style-name="ce8" office:value-type="string" calcext:value-type="string">
            <text:p>吠</text:p>
          </table:table-cell>
          <table:table-cell table:style-name="ce12" office:value-type="string" calcext:value-type="string">
            <text:p>吠え面 ・ ほえづら ・ tearful face</text:p>
            <text:p>吠え出す ・ ほえだす ・ bark, give mouth</text:p>
            <text:p>吠え付く ・ ほえつく ・ [vi] bark at and cha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52" calcext:value-type="float">
            <text:p>1852</text:p>
          </table:table-cell>
          <table:table-cell table:style-name="ce8" office:value-type="string" calcext:value-type="string">
            <text:p>噛</text:p>
          </table:table-cell>
          <table:table-cell table:style-name="ce12" office:value-type="string" calcext:value-type="string">
            <text:p>窮鼠噛猫 ・ きゅうそごうびょう ・ cornered rats will bite the c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53" calcext:value-type="float">
            <text:p>1853</text:p>
          </table:table-cell>
          <table:table-cell table:style-name="ce8" office:value-type="string" calcext:value-type="string">
            <text:p>班</text:p>
          </table:table-cell>
          <table:table-cell table:style-name="ce12" office:value-type="string" calcext:value-type="string">
            <text:p>作業班 ・ さぎょうはん ・ work party</text:p>
            <text:p>班員 ・ はんいん ・ member of a group</text:p>
            <text:p>三班 ・ さんぱん ・ group 3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54" calcext:value-type="float">
            <text:p>1854</text:p>
          </table:table-cell>
          <table:table-cell table:style-name="ce8" office:value-type="string" calcext:value-type="string">
            <text:p>斑</text:p>
          </table:table-cell>
          <table:table-cell table:style-name="ce12" office:value-type="string" calcext:value-type="string">
            <text:p>斑状組織 ・ はんじょうそしき ・ porphyritic structure</text:p>
            <text:p>大赤斑 ・ だいせきはん ・ Great Red Spot Jupiter </text:p>
            <text:p>斑条 ・ はんじょう ・ variegated streaks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855" calcext:value-type="float">
            <text:p>1855</text:p>
          </table:table-cell>
          <table:table-cell table:style-name="ce8" office:value-type="string" calcext:value-type="string">
            <text:p>輩</text:p>
          </table:table-cell>
          <table:table-cell table:style-name="ce12" office:value-type="string" calcext:value-type="string">
            <text:p>朋輩 ・ ほうばい ・ comrade, friend, associate</text:p>
            <text:p>若輩 ・ じゃくはい ・ young people; greenhorn</text:p>
            <text:p>徒輩 ・ とはい ・ set, company, fellows</text:p>
            <text:p>我が輩 ・ わがはい ・ I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56" calcext:value-type="float">
            <text:p>1856</text:p>
          </table:table-cell>
          <table:table-cell table:style-name="ce8" office:value-type="string" calcext:value-type="string">
            <text:p>悲</text:p>
          </table:table-cell>
          <table:table-cell table:style-name="ce12" office:value-type="string" calcext:value-type="string">
            <text:p>悲しむ ・ かなしむ ・ [vt] lament, regret; be sad, feel sorrow, grieve </text:p>
            <text:p>悲しげに ・ かなしげに ・ sadly, with a sad look</text:p>
            <text:p>悲しがる ・ かなしがる ・ [vi] be sad, feel sorrow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57" calcext:value-type="float">
            <text:p>1857</text:p>
          </table:table-cell>
          <table:table-cell table:style-name="ce8" office:value-type="string" calcext:value-type="string">
            <text:p>忽</text:p>
          </table:table-cell>
          <table:table-cell table:style-name="ce12" office:value-type="string" calcext:value-type="string">
            <text:p>忽 ・ こつ ・ one 100.000th; sudden</text:p>
            <text:p>忽せ ・ ゆるがせ ・ neglect, disregard</text:p>
            <text:p>勉強を忽せにする ・ べんきょうをゆるがせにする ・ neglect one’s studie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858" calcext:value-type="float">
            <text:p>1858</text:p>
          </table:table-cell>
          <table:table-cell table:style-name="ce8" office:value-type="string" calcext:value-type="string">
            <text:p>惚</text:p>
          </table:table-cell>
          <table:table-cell table:style-name="ce12" office:value-type="string" calcext:value-type="string">
            <text:p>時差惚け ・ じさぼけ ・ jet lag</text:p>
            <text:p>古惚ける ・ ふるぼける ・ [vi] become old-looking, worn out</text:p>
            <text:p>遊び惚ける ・ あそびほうける ・ [vi] be absorbed in play; spend time in idle amusement</text:p>
            <text:p>恍惚 ・ こうこつ ・ ecstasy, tranc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59" calcext:value-type="float">
            <text:p>1859</text:p>
          </table:table-cell>
          <table:table-cell table:style-name="ce8" office:value-type="string" calcext:value-type="string">
            <text:p>猿</text:p>
          </table:table-cell>
          <table:table-cell table:style-name="ce12" office:value-type="string" calcext:value-type="string">
            <text:p>猿 ・ さる ・ monkey, ape</text:p>
            <text:p>猿回し ・ さるまわし ・ monkey show[man] </text:p>
            <text:p>日本猿 ・ にほんざる ・ Japan monkey</text:p>
            <text:p>山猿 ・ やまざる ・ wild monkey; countryman, rustic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60" calcext:value-type="float">
            <text:p>1860</text:p>
          </table:table-cell>
          <table:table-cell table:style-name="ce8" office:value-type="string" calcext:value-type="string">
            <text:p>哀</text:p>
          </table:table-cell>
          <table:table-cell table:style-name="ce12" office:value-type="string" calcext:value-type="string">
            <text:p>哀感 ・ あいかん ・ pathos</text:p>
            <text:p>哀歓 ・ あいかん ・ joys and sorrows</text:p>
            <text:p>哀しい ・ かなしい ・ sorrowful, sad, pathetic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61" calcext:value-type="float">
            <text:p>1861</text:p>
          </table:table-cell>
          <table:table-cell table:style-name="ce8" office:value-type="string" calcext:value-type="string">
            <text:p>衰</text:p>
          </table:table-cell>
          <table:table-cell table:style-name="ce12" office:value-type="string" calcext:value-type="string">
            <text:p>衰え ・ おとろえ ・ weakening, emaciation, decline</text:p>
            <text:p>盛衰 ・ せいすい ・ ups and downs, rise and fall, prosperity and decline</text:p>
            <text:p>衰弱する ・ すいじゃくする ・ weaken, lose vig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62" calcext:value-type="float">
            <text:p>1862</text:p>
          </table:table-cell>
          <table:table-cell table:style-name="ce8" office:value-type="string" calcext:value-type="string">
            <text:p>衷</text:p>
          </table:table-cell>
          <table:table-cell table:style-name="ce12" office:value-type="string" calcext:value-type="string">
            <text:p>衷情 ・ ちゅうじょう ・ true heart, inner feelings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863" calcext:value-type="float">
            <text:p>1863</text:p>
          </table:table-cell>
          <table:table-cell table:style-name="ce8" office:value-type="string" calcext:value-type="string">
            <text:p>喪</text:p>
          </table:table-cell>
          <table:table-cell table:style-name="ce12" office:value-type="string" calcext:value-type="string">
            <text:p>喪 ・ も ・ mourning</text:p>
            <text:p>喪主 ・ もしゅ ・ chief mourner</text:p>
            <text:p>服喪 ・ ふくも ・ mourning</text:p>
            <text:p>阻喪 ・ そそう ・ loss of spirit, dejecti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864" calcext:value-type="float">
            <text:p>1864</text:p>
          </table:table-cell>
          <table:table-cell table:style-name="ce8" office:value-type="string" calcext:value-type="string">
            <text:p>忌</text:p>
          </table:table-cell>
          <table:table-cell table:style-name="ce12" office:value-type="string" calcext:value-type="string">
            <text:p>忌み日 ・ いみび ・ death anniversary; unlucky day</text:p>
            <text:p>忌引き ・ きびき ・ absence from work [school] due to mourning </text:p>
            <text:p>忌日 ・ きにち ・ death anniversary</text:p>
            <text:p>一周忌 ・ いっしゅうき ・ first anniversary of deat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65" calcext:value-type="float">
            <text:p>1865</text:p>
          </table:table-cell>
          <table:table-cell table:style-name="ce8" office:value-type="string" calcext:value-type="string">
            <text:p>卓</text:p>
          </table:table-cell>
          <table:table-cell table:style-name="ce12" office:value-type="string" calcext:value-type="string">
            <text:p>卓見 ・ たっけん ・ farsightedness, penetration, excellent views</text:p>
            <text:p>卓説 ・ たくせつ ・ excellent opinion</text:p>
            <text:p>卓立する ・ たくりつする ・ be prominent, stand 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66" calcext:value-type="float">
            <text:p>1866</text:p>
          </table:table-cell>
          <table:table-cell table:style-name="ce8" office:value-type="string" calcext:value-type="string">
            <text:p>悼</text:p>
          </table:table-cell>
          <table:table-cell table:style-name="ce12" office:value-type="string" calcext:value-type="string">
            <text:p>悼む ・ いたむ ・ [vt] mourn, grieve over, be grieved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67" calcext:value-type="float">
            <text:p>1867</text:p>
          </table:table-cell>
          <table:table-cell table:style-name="ce8" office:value-type="string" calcext:value-type="string">
            <text:p>貞</text:p>
          </table:table-cell>
          <table:table-cell table:style-name="ce12" office:value-type="string" calcext:value-type="string">
            <text:p>童貞 ・ どうてい ・ male virgin, virginity</text:p>
            <text:p>貞淑 ・ ていしゅく ・ chastity, female virtu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68" calcext:value-type="float">
            <text:p>1868</text:p>
          </table:table-cell>
          <table:table-cell table:style-name="ce8" office:value-type="string" calcext:value-type="string">
            <text:p>偵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69" calcext:value-type="float">
            <text:p>1869</text:p>
          </table:table-cell>
          <table:table-cell table:style-name="ce8" office:value-type="string" calcext:value-type="string">
            <text:p>覇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70" calcext:value-type="float">
            <text:p>1870</text:p>
          </table:table-cell>
          <table:table-cell table:style-name="ce8" office:value-type="string" calcext:value-type="string">
            <text:p>覆</text:p>
          </table:table-cell>
          <table:table-cell table:style-name="ce12" office:value-type="string" calcext:value-type="string">
            <text:p>覆る ・ くつがえる ・ [vi] fall, be overthrown; overturn, upset, topple over, capsize</text:p>
            <text:p>日覆い ・ ひおおい ・ sunscreen</text:p>
            <text:p>覆い ・ おおい ・ cover, mantl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871" calcext:value-type="float">
            <text:p>1871</text:p>
          </table:table-cell>
          <table:table-cell table:style-name="ce8" office:value-type="string" calcext:value-type="string">
            <text:p>履</text:p>
          </table:table-cell>
          <table:table-cell table:style-name="ce12" office:value-type="string" calcext:value-type="string">
            <text:p>履物 ・ はきもの ・ footwear, footgear; clogs, sandals</text:p>
            <text:p>履き違える ・ はきちがえる ・ [vt] put on another’s shoes; be mistaken</text:p>
            <text:p>履修 ・ りしゅう ・ completion of a course , taking a cour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72" calcext:value-type="float">
            <text:p>1872</text:p>
          </table:table-cell>
          <table:table-cell table:style-name="ce8" office:value-type="string" calcext:value-type="string">
            <text:p>属</text:p>
          </table:table-cell>
          <table:table-cell table:style-name="ce12" office:value-type="string" calcext:value-type="string">
            <text:p>猫属 ・ ねこぞく ・ the cat genus</text:p>
            <text:p>尊属 ・ そんぞく ・ ascendant</text:p>
            <text:p>部属 ・ ぶぞく ・ section, divi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73" calcext:value-type="float">
            <text:p>1873</text:p>
          </table:table-cell>
          <table:table-cell table:style-name="ce8" office:value-type="string" calcext:value-type="string">
            <text:p>嘱</text:p>
          </table:table-cell>
          <table:table-cell table:style-name="ce12" office:value-type="string" calcext:value-type="string">
            <text:p>嘱望 ・ しょくぼう ・ pinning one's hopes on; having great expect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74" calcext:value-type="float">
            <text:p>1874</text:p>
          </table:table-cell>
          <table:table-cell table:style-name="ce8" office:value-type="string" calcext:value-type="string">
            <text:p>偶</text:p>
          </table:table-cell>
          <table:table-cell table:style-name="ce12" office:value-type="string" calcext:value-type="string">
            <text:p>偶詠 ・ ぐうえい ・ impromptu poem, poem written in a moment of inspiration</text:p>
            <text:p>偶力 ・ ぐうりょく ・ couple of forces </text:p>
            <text:p>偶像 ・ ぐうぞう ・ idol, im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75" calcext:value-type="float">
            <text:p>1875</text:p>
          </table:table-cell>
          <table:table-cell table:style-name="ce8" office:value-type="string" calcext:value-type="string">
            <text:p>隅</text:p>
          </table:table-cell>
          <table:table-cell table:style-name="ce12" office:value-type="string" calcext:value-type="string">
            <text:p>隅 ・ すみ ・ nook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876" calcext:value-type="float">
            <text:p>1876</text:p>
          </table:table-cell>
          <table:table-cell table:style-name="ce8" office:value-type="string" calcext:value-type="string">
            <text:p>隙</text:p>
          </table:table-cell>
          <table:table-cell table:style-name="ce12" office:value-type="string" calcext:value-type="string">
            <text:p>隙 ・ すき ・ gap; unguarded moment; chance</text:p>
            <text:p>手隙 ・ てすき ・ spare / free time</text:p>
            <text:p>空隙 ・ くうげき ・ opening, crevice, gap, void</text:p>
            <text:p>塡隙 ・ てんげき ・ caulk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77" calcext:value-type="float">
            <text:p>1877</text:p>
          </table:table-cell>
          <table:table-cell table:style-name="ce8" office:value-type="string" calcext:value-type="string">
            <text:p>遇</text:p>
          </table:table-cell>
          <table:table-cell table:style-name="ce12" office:value-type="string" calcext:value-type="string">
            <text:p>千載一遇の ・ せんざいいちぐうの ・ happen once in a 1000 years, very rare</text:p>
            <text:p>処遇する ・ しょぐうする ・ treat, deal with</text:p>
            <text:p>冷遇 ・ れいぐう ・ cold treatment, frigid recep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78" calcext:value-type="float">
            <text:p>1878</text:p>
          </table:table-cell>
          <table:table-cell table:style-name="ce8" office:value-type="string" calcext:value-type="string">
            <text:p>愚</text:p>
          </table:table-cell>
          <table:table-cell table:style-name="ce12" office:value-type="string" calcext:value-type="string">
            <text:p>愚か者 ・ おろかもの ・ fool, dunce</text:p>
            <text:p>愚痴 ・ ぐち ・ idle complaint, grumble; querulous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79" calcext:value-type="float">
            <text:p>1879</text:p>
          </table:table-cell>
          <table:table-cell table:style-name="ce8" office:value-type="string" calcext:value-type="string">
            <text:p>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80" calcext:value-type="float">
            <text:p>1880</text:p>
          </table:table-cell>
          <table:table-cell table:style-name="ce8" office:value-type="string" calcext:value-type="string">
            <text:p>遭</text:p>
          </table:table-cell>
          <table:table-cell table:style-name="ce12" office:value-type="string" calcext:value-type="string">
            <text:p>遭わせる ・ あわせる ・ [vt] expose / subject to an unfavorable experience </text:p>
            <text:p>痛い目に遭わせる ・ いたいめにあわせる ・ make so. pay for sth.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81" calcext:value-type="float">
            <text:p>1881</text:p>
          </table:table-cell>
          <table:table-cell table:style-name="ce8" office:value-type="string" calcext:value-type="string">
            <text:p>槽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82" calcext:value-type="float">
            <text:p>1882</text:p>
          </table:table-cell>
          <table:table-cell table:style-name="ce8" office:value-type="string" calcext:value-type="string">
            <text:p>妨</text:p>
          </table:table-cell>
          <table:table-cell table:style-name="ce12" office:value-type="string" calcext:value-type="string">
            <text:p>妨げ ・ さまたげ ・ hindrance, obstruction, disturba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83" calcext:value-type="float">
            <text:p>1883</text:p>
          </table:table-cell>
          <table:table-cell table:style-name="ce8" office:value-type="string" calcext:value-type="string">
            <text:p>坊</text:p>
          </table:table-cell>
          <table:table-cell table:style-name="ce12" office:value-type="string" calcext:value-type="string">
            <text:p>坊や ・ ぼうや ・ sonny, boy</text:p>
            <text:p>見栄坊 ・ みえぼう ・ fop, swell, dude, coxcomb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84" calcext:value-type="float">
            <text:p>1884</text:p>
          </table:table-cell>
          <table:table-cell table:style-name="ce8" office:value-type="string" calcext:value-type="string">
            <text:p>傍</text:p>
          </table:table-cell>
          <table:table-cell table:style-name="ce12" office:value-type="string" calcext:value-type="string">
            <text:p>傍ら ・ かたわら ・ besides, while</text:p>
            <text:p>傍受 ・ ぼうじゅ ・ interception, tapping</text:p>
            <text:p>傍聴 ・ ぼうちょう ・ hearing; attendance</text:p>
            <text:p>傍若無人な ・ ぼうじゃくぶじんな ・ overbearing, arrogant, audacious</text:p>
            <text:p>近傍 ・ きんぼう ・ neighborhoo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85" calcext:value-type="float">
            <text:p>1885</text:p>
          </table:table-cell>
          <table:table-cell table:style-name="ce8" office:value-type="string" calcext:value-type="string">
            <text:p>於</text:p>
          </table:table-cell>
          <table:table-cell table:style-name="ce12" office:value-type="string" calcext:value-type="string">
            <text:p>於ける ・ おける ・ in, at</text:p>
            <text:p>於て ・ おいて ・ at, in, on time / place ; as for, on one’s par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886" calcext:value-type="float">
            <text:p>1886</text:p>
          </table:table-cell>
          <table:table-cell table:style-name="ce8" office:value-type="string" calcext:value-type="string">
            <text:p>房</text:p>
          </table:table-cell>
          <table:table-cell table:style-name="ce12" office:value-type="string" calcext:value-type="string">
            <text:p>房 ・ ふさ ・ tuft, tassel, fringe; cluster, bunch</text:p>
            <text:p>房房した ・ ふさふさした ・ tufty, fringy</text:p>
            <text:p>官房 ・ かんぼう ・ secretariat</text:p>
            <text:p>房事 ・ ぼうじ ・ sex, lovema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87" calcext:value-type="float">
            <text:p>1887</text:p>
          </table:table-cell>
          <table:table-cell table:style-name="ce8" office:value-type="string" calcext:value-type="string">
            <text:p>扇</text:p>
          </table:table-cell>
          <table:table-cell table:style-name="ce12" office:value-type="string" calcext:value-type="string">
            <text:p>白扇 ・ はくせん ・ white fan</text:p>
            <text:p>扇 ・ おうぎ ・ fa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88" calcext:value-type="float">
            <text:p>1888</text:p>
          </table:table-cell>
          <table:table-cell table:style-name="ce8" office:value-type="string" calcext:value-type="string">
            <text:p>扉</text:p>
          </table:table-cell>
          <table:table-cell table:style-name="ce12" office:value-type="string" calcext:value-type="string">
            <text:p>扉 ・ とびら ・ door</text:p>
            <text:p>防水扉 ・ ぼうすいひ ・ watertight door</text:p>
            <text:p>防火扉 ・ ぼうかとびら ・ fire door</text:p>
            <text:p>扉を排する ・ とびらをはいする ・ push open the do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89" calcext:value-type="float">
            <text:p>1889</text:p>
          </table:table-cell>
          <table:table-cell table:style-name="ce8" office:value-type="string" calcext:value-type="string">
            <text:p>雇</text:p>
          </table:table-cell>
          <table:table-cell table:style-name="ce12" office:value-type="string" calcext:value-type="string">
            <text:p>雇主 ・ こしゅ ・ employer</text:p>
            <text:p>雇い口 ・ やといぐち ・ employment, job</text:p>
            <text:p>船を雇う ・ ふねをやとう ・ hire a boa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90" calcext:value-type="float">
            <text:p>1890</text:p>
          </table:table-cell>
          <table:table-cell table:style-name="ce8" office:value-type="string" calcext:value-type="string">
            <text:p>顧</text:p>
          </table:table-cell>
          <table:table-cell table:style-name="ce12" office:value-type="string" calcext:value-type="string">
            <text:p>一顧もしない ・ いっこもしない ・ take no notice of, not give a damn</text:p>
            <text:p>恩顧 ・ おんこ ・ favors, patronage</text:p>
            <text:p>愛顧 ・ あいこ ・ patronage, fav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91" calcext:value-type="float">
            <text:p>1891</text:p>
          </table:table-cell>
          <table:table-cell table:style-name="ce8" office:value-type="string" calcext:value-type="string">
            <text:p>屑</text:p>
          </table:table-cell>
          <table:table-cell table:style-name="ce12" office:value-type="string" calcext:value-type="string">
            <text:p>糸屑 ・ いとくず ・ lint, waste thread</text:p>
            <text:p>星屑 ・ ほしくず ・ stardust</text:p>
            <text:p>砕屑物 ・ さいせつぶつ ・ clastic materi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92" calcext:value-type="float">
            <text:p>1892</text:p>
          </table:table-cell>
          <table:table-cell table:style-name="ce8" office:value-type="string" calcext:value-type="string">
            <text:p>糞</text:p>
          </table:table-cell>
          <table:table-cell table:style-name="ce12" office:value-type="string" calcext:value-type="string">
            <text:p>鼻糞 ・ はなくそ ・ snot</text:p>
            <text:p>糞 ・ くそ ・ droppings, shit</text:p>
            <text:p>糞っ垂れ ・ くそったれ ・ You swine!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93" calcext:value-type="float">
            <text:p>1893</text:p>
          </table:table-cell>
          <table:table-cell table:style-name="ce8" office:value-type="string" calcext:value-type="string">
            <text:p>尿</text:p>
          </table:table-cell>
          <table:table-cell table:style-name="ce12" office:value-type="string" calcext:value-type="string">
            <text:p>尿の検査 ・ にょうのけんさ ・ urinalysis</text:p>
            <text:p>検尿 ・ けんにょう ・ urinalysis</text:p>
            <text:p>夜尿症 ・ やにょうしょう ・ bed wetting, nocturi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94" calcext:value-type="float">
            <text:p>1894</text:p>
          </table:table-cell>
          <table:table-cell table:style-name="ce8" office:value-type="string" calcext:value-type="string">
            <text:p>泌</text:p>
          </table:table-cell>
          <table:table-cell table:style-name="ce12" office:value-type="string" calcext:value-type="string">
            <text:p>内分泌腺 ・ ないぶんぴせん ・ endocrine glan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95" calcext:value-type="float">
            <text:p>1895</text:p>
          </table:table-cell>
          <table:table-cell table:style-name="ce8" office:value-type="string" calcext:value-type="string">
            <text:p>尻</text:p>
          </table:table-cell>
          <table:table-cell table:style-name="ce12" office:value-type="string" calcext:value-type="string">
            <text:p>尻拭い ・ しりぬぐい ・ bearing the consequences of so. else’s error </text:p>
            <text:p>どん尻 ・ どんじり ・ tail end; tailender</text:p>
            <text:p>台尻 ・ だいじり ・ butt end of a gun </text:p>
            <text:p>尻の軽い女 ・ しりのかるいおんな ・ wanton girl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896" calcext:value-type="float">
            <text:p>1896</text:p>
          </table:table-cell>
          <table:table-cell table:style-name="ce8" office:value-type="string" calcext:value-type="string">
            <text:p>炉</text:p>
          </table:table-cell>
          <table:table-cell table:style-name="ce12" office:value-type="string" calcext:value-type="string">
            <text:p>懐炉 ・ かいろ ・ pocket heater</text:p>
            <text:p>高炉 ・ こうろ ・ blast furnace</text:p>
            <text:p>炉心 ・ ろしん ・ reactor core</text:p>
            <text:p>軽水炉 ・ けいすいろ ・ light-water reactor</text:p>
            <text:p>炉端 ・ ろばた ・ fires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97" calcext:value-type="float">
            <text:p>1897</text:p>
          </table:table-cell>
          <table:table-cell table:style-name="ce8" office:value-type="string" calcext:value-type="string">
            <text:p>窯</text:p>
          </table:table-cell>
          <table:table-cell table:style-name="ce12" office:value-type="string" calcext:value-type="string">
            <text:p>窯 ・ かま ・ kiln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898" calcext:value-type="float">
            <text:p>1898</text:p>
          </table:table-cell>
          <table:table-cell table:style-name="ce8" office:value-type="string" calcext:value-type="string">
            <text:p>釜</text:p>
          </table:table-cell>
          <table:table-cell table:style-name="ce12" office:value-type="string" calcext:value-type="string">
            <text:p>後釜 ・ あとがま ・ successor, replacement</text:p>
            <text:p>電気釜 ・ でんきがま ・ electric rice-cooker</text:p>
            <text:p>釜茹で ・ かまゆで ・ boiling in a cauldron</text:p>
            <text:p>風呂釜 ・ ふろがま ・ bath heater</text:p>
            <text:p>釜中 ・ ふちゅう ・ inside of a po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99" calcext:value-type="float">
            <text:p>1899</text:p>
          </table:table-cell>
          <table:table-cell table:style-name="ce8" office:value-type="string" calcext:value-type="string">
            <text:p>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00" calcext:value-type="float">
            <text:p>1900</text:p>
          </table:table-cell>
          <table:table-cell table:style-name="ce8" office:value-type="string" calcext:value-type="string">
            <text:p>窪</text:p>
          </table:table-cell>
          <table:table-cell table:style-name="ce12" office:value-type="string" calcext:value-type="string">
            <text:p>窪む ・ くぼむ ・ [vi] become hollow [depressed] , cave in of the ground </text:p>
            <text:p>盆の窪 ・ ぼんのくぼ ・ hollow at the nape of the neck</text:p>
            <text:p>落ち窪む ・ おちくぼむ ・ sink [cave] 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01" calcext:value-type="float">
            <text:p>1901</text:p>
          </table:table-cell>
          <table:table-cell table:style-name="ce8" office:value-type="string" calcext:value-type="string">
            <text:p>佳</text:p>
          </table:table-cell>
          <table:table-cell table:style-name="ce12" office:value-type="string" calcext:value-type="string">
            <text:p>佳境 ・ かきょう ・ most interesting part, climax</text:p>
            <text:p>佳麗 ・ かれい ・ beauty</text:p>
            <text:p>佳味 ・ かみ ・ fine [good] taste; delicious food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902" calcext:value-type="float">
            <text:p>1902</text:p>
          </table:table-cell>
          <table:table-cell table:style-name="ce8" office:value-type="string" calcext:value-type="string">
            <text:p>涯</text:p>
          </table:table-cell>
          <table:table-cell table:style-name="ce12" office:value-type="string" calcext:value-type="string">
            <text:p>生涯教育 ・ しょうがいきょういく ・ lifelong education</text:p>
            <text:p>境涯 ・ きょうがい ・ circumstances; situation / lot in l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03" calcext:value-type="float">
            <text:p>1903</text:p>
          </table:table-cell>
          <table:table-cell table:style-name="ce8" office:value-type="string" calcext:value-type="string">
            <text:p>暇</text:p>
          </table:table-cell>
          <table:table-cell table:style-name="ce12" office:value-type="string" calcext:value-type="string">
            <text:p>手間暇 ・ てまひま ・ time and effort, trouble</text:p>
            <text:p>寸暇 ・ すんか ・ moment’s leisure</text:p>
            <text:p>請暇 ・ せいか ・ leave of absence request for …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04" calcext:value-type="float">
            <text:p>1904</text:p>
          </table:table-cell>
          <table:table-cell table:style-name="ce8" office:value-type="string" calcext:value-type="string">
            <text:p>霞</text:p>
          </table:table-cell>
          <table:table-cell table:style-name="ce12" office:value-type="string" calcext:value-type="string">
            <text:p>霞 ・ かすみ ・ mist, haze</text:p>
            <text:p>霞む ・ かすむ ・ [vi] haze, be hazy, mist; have dim sight</text:p>
            <text:p>遠くに霞む ・ とおくにかすむ ・ loom in the distance</text:p>
            <text:p>霞を食う ・ かすみをくう ・ live on air</text:p>
            <text:p>雲霞の如く ・ うんかのごとく ・ in swarm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905" calcext:value-type="float">
            <text:p>1905</text:p>
          </table:table-cell>
          <table:table-cell table:style-name="ce8" office:value-type="string" calcext:value-type="string">
            <text:p>雰</text:p>
          </table:table-cell>
          <table:table-cell table:style-name="ce12" office:value-type="string" calcext:value-type="string">
            <text:p>雰囲気を壊す ・ ふんいきをこわす ・ spoil the moo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06" calcext:value-type="float">
            <text:p>1906</text:p>
          </table:table-cell>
          <table:table-cell table:style-name="ce8" office:value-type="string" calcext:value-type="string">
            <text:p>霧</text:p>
          </table:table-cell>
          <table:table-cell table:style-name="ce12" office:value-type="string" calcext:value-type="string">
            <text:p>霧 ・ きり ・ fog</text:p>
            <text:p>夜霧 ・ よぎり ・ night fog [mist] </text:p>
            <text:p>濃霧 ・ のうむ ・ dense [thick] fo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07" calcext:value-type="float">
            <text:p>1907</text:p>
          </table:table-cell>
          <table:table-cell table:style-name="ce8" office:value-type="string" calcext:value-type="string">
            <text:p>露</text:p>
          </table:table-cell>
          <table:table-cell table:style-name="ce12" office:value-type="string" calcext:value-type="string">
            <text:p>露 ・ つゆ ・ dew</text:p>
            <text:p>露払い ・ つゆはらい ・ herald; ushering</text:p>
            <text:p>夜露 ・ よつゆ ・ evening de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08" calcext:value-type="float">
            <text:p>1908</text:p>
          </table:table-cell>
          <table:table-cell table:style-name="ce8" office:value-type="string" calcext:value-type="string">
            <text:p>霜</text:p>
          </table:table-cell>
          <table:table-cell table:style-name="ce12" office:value-type="string" calcext:value-type="string">
            <text:p>霜 ・ しも ・ frost</text:p>
            <text:p>初霜 ・ はつしも ・ first frost of the year</text:p>
            <text:p>遅霜 ・ おそじも ・ late frost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09" calcext:value-type="float">
            <text:p>1909</text:p>
          </table:table-cell>
          <table:table-cell table:style-name="ce8" office:value-type="string" calcext:value-type="string">
            <text:p>箱</text:p>
          </table:table-cell>
          <table:table-cell table:style-name="ce12" office:value-type="string" calcext:value-type="string">
            <text:p>箱 ・ はこ ・ box</text:p>
            <text:p>箱入り娘 ・ はこいりむすめ ・ innocent [naive] girl of a good family </text:p>
            <text:p>小箱 ・ こばこ ・ small box; caske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10" calcext:value-type="float">
            <text:p>1910</text:p>
          </table:table-cell>
          <table:table-cell table:style-name="ce8" office:value-type="string" calcext:value-type="string">
            <text:p>籍</text:p>
          </table:table-cell>
          <table:table-cell table:style-name="ce12" office:value-type="string" calcext:value-type="string">
            <text:p>軍籍 ・ ぐんせき ・ army register</text:p>
            <text:p>移籍 ・ いせき ・ transfer of one’s name in the register </text:p>
            <text:p>入籍 ・ にゅうせき ・ entry in the family regist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11" calcext:value-type="float">
            <text:p>1911</text:p>
          </table:table-cell>
          <table:table-cell table:style-name="ce8" office:value-type="string" calcext:value-type="string">
            <text:p>貫</text:p>
          </table:table-cell>
          <table:table-cell table:style-name="ce12" office:value-type="string" calcext:value-type="string">
            <text:p>壁を貫く ・ かべをつらぬく ・ penetrate the wall</text:p>
            <text:p>縦貫する ・ じゅうかんする ・ run through, traverse</text:p>
            <text:p>突貫 ・ とっかん ・ bayonet charge, rush</text:p>
            <text:p>貫 ・ ぬき ・ brace; thin and narrow board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912" calcext:value-type="float">
            <text:p>1912</text:p>
          </table:table-cell>
          <table:table-cell table:style-name="ce8" office:value-type="string" calcext:value-type="string">
            <text:p>慣</text:p>
          </table:table-cell>
          <table:table-cell table:style-name="ce12" office:value-type="string" calcext:value-type="string">
            <text:p>慣らす ・ ならす ・ [vt] habituate, accustom, inure, make used to</text:p>
            <text:p>慣用 ・ かんよう ・ common use, usage</text:p>
            <text:p>足慣らし ・ あしならし ・ walking exercise, warming up</text:p>
            <text:p>慣れた ・ なれた ・ practiced, experienced, familia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13" calcext:value-type="float">
            <text:p>1913</text:p>
          </table:table-cell>
          <table:table-cell table:style-name="ce8" office:value-type="string" calcext:value-type="string">
            <text:p>頂</text:p>
          </table:table-cell>
          <table:table-cell table:style-name="ce12" office:value-type="string" calcext:value-type="string">
            <text:p>頂 ・ いただき ・ summit, peak, top</text:p>
            <text:p>有頂天 ・ うちょうてん ・ exaltation, ecstasy</text:p>
            <text:p>頂き ・ いただき ・ windfall, unexpected gain; unauthorized borrowing</text:p>
            <text:p>頂き物 ・ いただきもの ・ gift, presen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914" calcext:value-type="float">
            <text:p>1914</text:p>
          </table:table-cell>
          <table:table-cell table:style-name="ce8" office:value-type="string" calcext:value-type="string">
            <text:p>戴</text:p>
          </table:table-cell>
          <table:table-cell table:style-name="ce12" office:value-type="string" calcext:value-type="string">
            <text:p>戴く ・ いただく ・ [humble] be given, favored with; receive humbly, accept with thanks; eat, drink; trouble so. to do sth. , have sth. done</text:p>
            <text:p>戴冠式 ・ たいかんしき ・ coronation ceremon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15" calcext:value-type="float">
            <text:p>1915</text:p>
          </table:table-cell>
          <table:table-cell table:style-name="ce8" office:value-type="string" calcext:value-type="string">
            <text:p>項</text:p>
          </table:table-cell>
          <table:table-cell table:style-name="ce12" office:value-type="string" calcext:value-type="string">
            <text:p>別項 ・ べっこう ・ separate paragraph, another claus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916" calcext:value-type="float">
            <text:p>1916</text:p>
          </table:table-cell>
          <table:table-cell table:style-name="ce8" office:value-type="string" calcext:value-type="string">
            <text:p>頃</text:p>
          </table:table-cell>
          <table:table-cell table:style-name="ce12" office:value-type="string" calcext:value-type="string">
            <text:p>頃合いの ・ ころあいの ・ suitable, handy</text:p>
            <text:p>手頃な ・ てごろな ・ handy, convenient</text:p>
            <text:p>八時頃 ・ はちじごろ ・ about eight o’clock</text:p>
            <text:p>食べ頃 ・ たべごろ ・ right time for eating</text:p>
            <text:p>身頃 ・ みごろ ・ body of a garmen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17" calcext:value-type="float">
            <text:p>1917</text:p>
          </table:table-cell>
          <table:table-cell table:style-name="ce8" office:value-type="string" calcext:value-type="string">
            <text:p>傾</text:p>
          </table:table-cell>
          <table:table-cell table:style-name="ce12" office:value-type="string" calcext:value-type="string">
            <text:p>傾ける ・ かたむける ・ [vt] tilt, slant; concentrate on, devote to</text:p>
            <text:p>傾度 ・ けいど ・ inclination</text:p>
            <text:p>右傾する ・ うけいする ・ lean to the r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18" calcext:value-type="float">
            <text:p>1918</text:p>
          </table:table-cell>
          <table:table-cell table:style-name="ce8" office:value-type="string" calcext:value-type="string">
            <text:p>頑</text:p>
          </table:table-cell>
          <table:table-cell table:style-name="ce12" office:value-type="string" calcext:value-type="string">
            <text:p>頑張る ・ がんばる ・ [vi] persist, hold out, be tenac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19" calcext:value-type="float">
            <text:p>1919</text:p>
          </table:table-cell>
          <table:table-cell table:style-name="ce8" office:value-type="string" calcext:value-type="string">
            <text:p>頒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920" calcext:value-type="float">
            <text:p>1920</text:p>
          </table:table-cell>
          <table:table-cell table:style-name="ce8" office:value-type="string" calcext:value-type="string">
            <text:p>頓</text:p>
          </table:table-cell>
          <table:table-cell table:style-name="ce12" office:value-type="string" calcext:value-type="string">
            <text:p>素っ頓狂 ・ すっとんきょう ・ harum-scarum, hysteric</text:p>
            <text:p>頓挫する ・ とんざする ・ reach an impasse, fall through</text:p>
            <text:p>無頓着 ・ むとんちゃく(=むとんじゃく) ・ indifferent (to), careless (about)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21" calcext:value-type="float">
            <text:p>1921</text:p>
          </table:table-cell>
          <table:table-cell table:style-name="ce8" office:value-type="string" calcext:value-type="string">
            <text:p>顕</text:p>
          </table:table-cell>
          <table:table-cell table:style-name="ce12" office:value-type="string" calcext:value-type="string">
            <text:p>顕微鏡 ・ けんびきょう ・ microscop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22" calcext:value-type="float">
            <text:p>1922</text:p>
          </table:table-cell>
          <table:table-cell table:style-name="ce8" office:value-type="string" calcext:value-type="string">
            <text:p>領</text:p>
          </table:table-cell>
          <table:table-cell table:style-name="ce12" office:value-type="string" calcext:value-type="string">
            <text:p>本領 ・ ほんりょう ・ characteristic, specialty; one’s line</text:p>
            <text:p>領事 ・ りょうじ ・ consul ar representative </text:p>
            <text:p>要領 ・ ようりょう ・ gist, essentials; outline; proced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23" calcext:value-type="float">
            <text:p>1923</text:p>
          </table:table-cell>
          <table:table-cell table:style-name="ce8" office:value-type="string" calcext:value-type="string">
            <text:p>頻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24" calcext:value-type="float">
            <text:p>1924</text:p>
          </table:table-cell>
          <table:table-cell table:style-name="ce8" office:value-type="string" calcext:value-type="string">
            <text:p>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925" calcext:value-type="float">
            <text:p>1925</text:p>
          </table:table-cell>
          <table:table-cell table:style-name="ce8" office:value-type="string" calcext:value-type="string">
            <text:p>順</text:p>
          </table:table-cell>
          <table:table-cell table:style-name="ce12" office:value-type="string" calcext:value-type="string">
            <text:p>順調 ・ じゅんちょう ・ favorable condition, smooth progress</text:p>
            <text:p>順当な ・ じゅんとうな ・ proper, right, reasonable</text:p>
            <text:p>順順に ・ じゅんじゅんに ・ by turns, in order</text:p>
            <text:p>順路 ・ じゅんろ ・ suggested route for visitors , way round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926" calcext:value-type="float">
            <text:p>1926</text:p>
          </table:table-cell>
          <table:table-cell table:style-name="ce8" office:value-type="string" calcext:value-type="string">
            <text:p>馴</text:p>
          </table:table-cell>
          <table:table-cell table:style-name="ce12" office:value-type="string" calcext:value-type="string">
            <text:p>馴れ初め ・ なれそめ ・ start of a romance, beginning of love</text:p>
            <text:p>馴れ合う ・ なれあう ・ collude, conspire; set up clandestine liaisons</text:p>
            <text:p>馴致する ・ じゅんちする ・ tame, habituate; lead to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27" calcext:value-type="float">
            <text:p>1927</text:p>
          </table:table-cell>
          <table:table-cell table:style-name="ce8" office:value-type="string" calcext:value-type="string">
            <text:p>訓</text:p>
          </table:table-cell>
          <table:table-cell table:style-name="ce12" office:value-type="string" calcext:value-type="string">
            <text:p>訓令 ・ くんれい ・ instructions, official orders, directive</text:p>
            <text:p>訓導 ・ くんどう ・ instruction, guidance, tutelage</text:p>
            <text:p>訓練 ・ くんれん ・ training, dr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28" calcext:value-type="float">
            <text:p>1928</text:p>
          </table:table-cell>
          <table:table-cell table:style-name="ce8" office:value-type="string" calcext:value-type="string">
            <text:p>須</text:p>
          </table:table-cell>
          <table:table-cell table:style-name="ce12" office:value-type="string" calcext:value-type="string">
            <text:p>必須条件 ・ ひっすじょうけん ・ essential conditio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929" calcext:value-type="float">
            <text:p>1929</text:p>
          </table:table-cell>
          <table:table-cell table:style-name="ce8" office:value-type="string" calcext:value-type="string">
            <text:p>額</text:p>
          </table:table-cell>
          <table:table-cell table:style-name="ce12" office:value-type="string" calcext:value-type="string">
            <text:p>額 ・ ひたい ・ forehead</text:p>
            <text:p>額にする ・ がくにする ・ set in a frame</text:p>
            <text:p>前額部 ・ ぜんがくぶ ・ forehead; frontlet</text:p>
            <text:p>額面 ・ がくめん ・ face value; denomin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30" calcext:value-type="float">
            <text:p>1930</text:p>
          </table:table-cell>
          <table:table-cell table:style-name="ce8" office:value-type="string" calcext:value-type="string">
            <text:p>頼</text:p>
          </table:table-cell>
          <table:table-cell table:style-name="ce12" office:value-type="string" calcext:value-type="string">
            <text:p>頼み込む ・ たのみこむ ・ [vt] request earnestly</text:p>
            <text:p>頼り無い ・ たよりない ・ unreliable, undependable; vague; helpless, forlorn</text:p>
            <text:p>無頼漢 ・ ぶらいかん ・ villain, scoundre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31" calcext:value-type="float">
            <text:p>1931</text:p>
          </table:table-cell>
          <table:table-cell table:style-name="ce8" office:value-type="string" calcext:value-type="string">
            <text:p>瀬</text:p>
          </table:table-cell>
          <table:table-cell table:style-name="ce12" office:value-type="string" calcext:value-type="string">
            <text:p>瀬 ・ せ ・ shallows, rapids</text:p>
            <text:p>瀬戸物 ・ せともの ・ pottery, chin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32" calcext:value-type="float">
            <text:p>1932</text:p>
          </table:table-cell>
          <table:table-cell table:style-name="ce8" office:value-type="string" calcext:value-type="string">
            <text:p>峡</text:p>
          </table:table-cell>
          <table:table-cell table:style-name="ce12" office:value-type="string" calcext:value-type="string">
            <text:p>峡間 ・ きょうかん ・ between the mountains; ravin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33" calcext:value-type="float">
            <text:p>1933</text:p>
          </table:table-cell>
          <table:table-cell table:style-name="ce8" office:value-type="string" calcext:value-type="string">
            <text:p>狭</text:p>
          </table:table-cell>
          <table:table-cell table:style-name="ce12" office:value-type="string" calcext:value-type="string">
            <text:p>狭義 ・ きょうぎ ・ narrow meaning</text:p>
            <text:p>狭まる ・ せばまる ・ [vi] become narrow, contract</text:p>
            <text:p>視野の狭い ・ しやのせまい ・ narrow-minded, shortsighte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34" calcext:value-type="float">
            <text:p>1934</text:p>
          </table:table-cell>
          <table:table-cell table:style-name="ce8" office:value-type="string" calcext:value-type="string">
            <text:p>挟</text:p>
          </table:table-cell>
          <table:table-cell table:style-name="ce12" office:value-type="string" calcext:value-type="string">
            <text:p>挟まる ・ はさまる ・ [vi] get / lie between, be caught in</text:p>
            <text:p>挟み込む ・ はさみこむ ・ [vt] insert</text:p>
            <text:p>雑誌に挟む ・ ざっしにはさむ ・ place in a magazine</text:p>
            <text:p>口を挟む ・ くちをはさむ ・ interject, cut into (a conversation)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35" calcext:value-type="float">
            <text:p>1935</text:p>
          </table:table-cell>
          <table:table-cell table:style-name="ce8" office:value-type="string" calcext:value-type="string">
            <text:p>頰</text:p>
          </table:table-cell>
          <table:table-cell table:style-name="ce12" office:value-type="string" calcext:value-type="string">
            <text:p>頰 ・ ほお ・ cheeks</text:p>
            <text:p>頰張る ・ ほおばる ・ cram one’s mouth with food </text:p>
            <text:p>頰を染める ・ ほおをそめる ・ blush</text:p>
            <text:p>頰擦り ・ ほおずり ・ nestling one’s cheek to another’s </text:p>
            <text:p>頰紅 ・ ほおべに ・ blusher</text:p>
            <text:p>頰筋 ・ きょうきん ・ buccinator muscl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936" calcext:value-type="float">
            <text:p>1936</text:p>
          </table:table-cell>
          <table:table-cell table:style-name="ce8" office:value-type="string" calcext:value-type="string">
            <text:p>顎</text:p>
          </table:table-cell>
          <table:table-cell table:style-name="ce12" office:value-type="string" calcext:value-type="string">
            <text:p>顎 ・ あご ・ jaw, chin</text:p>
            <text:p>顎で使う ・ あごでつかう ・ order so. about</text:p>
            <text:p>顎関節 ・ がくかんせつ ・ jaw joint</text:p>
            <text:p>顎骨 ・ がっこつ [がくこつ] ・ jawbon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937" calcext:value-type="float">
            <text:p>1937</text:p>
          </table:table-cell>
          <table:table-cell table:style-name="ce8" office:value-type="string" calcext:value-type="string">
            <text:p>煩</text:p>
          </table:table-cell>
          <table:table-cell table:style-name="ce12" office:value-type="string" calcext:value-type="string">
            <text:p>煩い ・ わずらい ・ worry, agony, vexation</text:p>
            <text:p>人手を 煩わす ・ ひとでを わずらわす ・ trouble a person</text:p>
            <text:p>思い煩う ・ おもいわずらう ・ [vi] worry about, be vexed</text:p>
            <text:p>煩悩 ・ ぼんのう ・ worldly [carnal] desir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38" calcext:value-type="float">
            <text:p>1938</text:p>
          </table:table-cell>
          <table:table-cell table:style-name="ce8" office:value-type="string" calcext:value-type="string">
            <text:p>串</text:p>
          </table:table-cell>
          <table:table-cell table:style-name="ce12" office:value-type="string" calcext:value-type="string">
            <text:p>串 ・ くし ・ skewer</text:p>
            <text:p>串刺し ・ くしざし ・ skewered</text:p>
            <text:p>竹串 ・ たけぐし ・ bamboo skew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39" calcext:value-type="float">
            <text:p>1939</text:p>
          </table:table-cell>
          <table:table-cell table:style-name="ce8" office:value-type="string" calcext:value-type="string">
            <text:p>患</text:p>
          </table:table-cell>
          <table:table-cell table:style-name="ce12" office:value-type="string" calcext:value-type="string">
            <text:p>患い ・ わずらい ・ illness, sick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40" calcext:value-type="float">
            <text:p>1940</text:p>
          </table:table-cell>
          <table:table-cell table:style-name="ce8" office:value-type="string" calcext:value-type="string">
            <text:p>疾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41" calcext:value-type="float">
            <text:p>1941</text:p>
          </table:table-cell>
          <table:table-cell table:style-name="ce8" office:value-type="string" calcext:value-type="string">
            <text:p>痴</text:p>
          </table:table-cell>
          <table:table-cell table:style-name="ce12" office:value-type="string" calcext:value-type="string">
            <text:p>白痴 ・ はくち ・ idiocy, idiot</text:p>
            <text:p>情痴 ・ じょうち ・ love foolery</text:p>
            <text:p>痴話 ・ ちわ ・ lover’s talk, sweet nothing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42" calcext:value-type="float">
            <text:p>1942</text:p>
          </table:table-cell>
          <table:table-cell table:style-name="ce8" office:value-type="string" calcext:value-type="string">
            <text:p>疫</text:p>
          </table:table-cell>
          <table:table-cell table:style-name="ce12" office:value-type="string" calcext:value-type="string">
            <text:p>疫病神 ・ やくびょうがみ ・ God of the plagues; abominable person, p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43" calcext:value-type="float">
            <text:p>1943</text:p>
          </table:table-cell>
          <table:table-cell table:style-name="ce8" office:value-type="string" calcext:value-type="string">
            <text:p>痢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44" calcext:value-type="float">
            <text:p>1944</text:p>
          </table:table-cell>
          <table:table-cell table:style-name="ce8" office:value-type="string" calcext:value-type="string">
            <text:p>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45" calcext:value-type="float">
            <text:p>1945</text:p>
          </table:table-cell>
          <table:table-cell table:style-name="ce8" office:value-type="string" calcext:value-type="string">
            <text:p>瘍</text:p>
          </table:table-cell>
          <table:table-cell table:style-name="ce12" office:value-type="string" calcext:value-type="string">
            <text:p>腫瘍 ・ しゅよう ・ tumor, neoplasm, growth</text:p>
            <text:p>腫瘍学 ・ しゅようがく ・ oncology</text:p>
            <text:p>膿瘍 ・ のうよう ・ abscess, boi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46" calcext:value-type="float">
            <text:p>1946</text:p>
          </table:table-cell>
          <table:table-cell table:style-name="ce8" office:value-type="string" calcext:value-type="string">
            <text:p>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47" calcext:value-type="float">
            <text:p>1947</text:p>
          </table:table-cell>
          <table:table-cell table:style-name="ce8" office:value-type="string" calcext:value-type="string">
            <text:p>痩</text:p>
          </table:table-cell>
          <table:table-cell table:style-name="ce12" office:value-type="string" calcext:value-type="string">
            <text:p>痩せた ・ やせた ・ thin, skinny; barren, infertile</text:p>
            <text:p>痩せ型 ・ やせがた ・ slender figure</text:p>
            <text:p>着痩せする ・ きやせする ・ look slender in clothing </text:p>
            <text:p>痩躯 ・ そうく ・ slim [lean] figur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48" calcext:value-type="float">
            <text:p>1948</text:p>
          </table:table-cell>
          <table:table-cell table:style-name="ce8" office:value-type="string" calcext:value-type="string">
            <text:p>疲</text:p>
          </table:table-cell>
          <table:table-cell table:style-name="ce12" office:value-type="string" calcext:value-type="string">
            <text:p>疲れ ・ つかれ ・ fatigue, exhaustion</text:p>
            <text:p>歩き疲れる ・ あるきつかれる ・ be tired from walking</text:p>
            <text:p>疲弊 ・ ひへい ・ exhaustion; impoverishmen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49" calcext:value-type="float">
            <text:p>1949</text:p>
          </table:table-cell>
          <table:table-cell table:style-name="ce8" office:value-type="string" calcext:value-type="string">
            <text:p>被</text:p>
          </table:table-cell>
          <table:table-cell table:style-name="ce12" office:value-type="string" calcext:value-type="string">
            <text:p>被る ・ こうむる ・ [vt] be subjected to, undergo, receive, sustain</text:p>
            <text:p>被弾 ・ ひだん ・ being bombed</text:p>
            <text:p>被災 ・ ひさい ・ suffering, affection</text:p>
            <text:p>被傭者 ・ ひようしゃ ・ employe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50" calcext:value-type="float">
            <text:p>1950</text:p>
          </table:table-cell>
          <table:table-cell table:style-name="ce8" office:value-type="string" calcext:value-type="string">
            <text:p>披</text:p>
          </table:table-cell>
          <table:table-cell table:style-name="ce12" office:value-type="string" calcext:value-type="string">
            <text:p>披講 ・ ひこう ・ introduction of poems at a poetry party </text:p>
            <text:p>披露する ・ ひろうする ・ announce, introduce</text:p>
            <text:p>披瀝する ・ ひれきする ・ express one’s opinion , reveal one’s thoughts 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951" calcext:value-type="float">
            <text:p>1951</text:p>
          </table:table-cell>
          <table:table-cell table:style-name="ce8" office:value-type="string" calcext:value-type="string">
            <text:p>抜</text:p>
          </table:table-cell>
          <table:table-cell table:style-name="ce12" office:value-type="string" calcext:value-type="string">
            <text:p>抜かす ・ ぬかす ・ [vt] leave out, omit, skip</text:p>
            <text:p>二頁抜かす ・ にぺーじぬかす ・ skip two pages</text:p>
            <text:p>抜かる ・ ぬかる ・ [vi] commit a blunder, make a slip</text:p>
            <text:p>卓抜する ・ たくばつする ・ excel, surpass, stand high, be distinguishe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52" calcext:value-type="float">
            <text:p>1952</text:p>
          </table:table-cell>
          <table:table-cell table:style-name="ce8" office:value-type="string" calcext:value-type="string">
            <text:p>控</text:p>
          </table:table-cell>
          <table:table-cell table:style-name="ce12" office:value-type="string" calcext:value-type="string">
            <text:p>控える ・ ひかえる ・ hold back, restrain oneself; wait for; deduct; note down</text:p>
            <text:p>控え ・ ひかえ ・ note, memo; counterfoil, stub; waiting; reserve, substitute, alternate</text:p>
            <text:p>控えの間 ・ ひかえのま ・ antechamber, anteroom</text:p>
            <text:p>別の間に控える ・ べつのまにひかえる ・ wait in another room</text:p>
            <text:p>控訴 ・ こうそ ・ intermediate appe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53" calcext:value-type="float">
            <text:p>1953</text:p>
          </table:table-cell>
          <table:table-cell table:style-name="ce8" office:value-type="string" calcext:value-type="string">
            <text:p>扶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54" calcext:value-type="float">
            <text:p>1954</text:p>
          </table:table-cell>
          <table:table-cell table:style-name="ce8" office:value-type="string" calcext:value-type="string">
            <text:p>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55" calcext:value-type="float">
            <text:p>1955</text:p>
          </table:table-cell>
          <table:table-cell table:style-name="ce8" office:value-type="string" calcext:value-type="string">
            <text:p>拓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956" calcext:value-type="float">
            <text:p>1956</text:p>
          </table:table-cell>
          <table:table-cell table:style-name="ce8" office:value-type="string" calcext:value-type="string">
            <text:p>拷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57" calcext:value-type="float">
            <text:p>1957</text:p>
          </table:table-cell>
          <table:table-cell table:style-name="ce8" office:value-type="string" calcext:value-type="string">
            <text:p>楼</text:p>
          </table:table-cell>
          <table:table-cell table:style-name="ce12" office:value-type="string" calcext:value-type="string">
            <text:p>鐘楼 ・ しょうろう ・ bell tower, belfry</text:p>
            <text:p>摩天楼 ・ まてんろう ・ skyscraper</text:p>
            <text:p>登楼する ・ とうろうする ・ go into a tall building; visit a brothe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58" calcext:value-type="float">
            <text:p>1958</text:p>
          </table:table-cell>
          <table:table-cell table:style-name="ce8" office:value-type="string" calcext:value-type="string">
            <text:p>壇</text:p>
          </table:table-cell>
          <table:table-cell table:style-name="ce12" office:value-type="string" calcext:value-type="string">
            <text:p>壇場 ・ だんじょう ・ stage</text:p>
            <text:p>花壇 ・ かだん ・ flower bed</text:p>
            <text:p>壇上 ・ だんじょう ・ on the platform, on the st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59" calcext:value-type="float">
            <text:p>1959</text:p>
          </table:table-cell>
          <table:table-cell table:style-name="ce8" office:value-type="string" calcext:value-type="string">
            <text:p>塔</text:p>
          </table:table-cell>
          <table:table-cell table:style-name="ce12" office:value-type="string" calcext:value-type="string">
            <text:p>堂塔 ・ どうとう ・ temple buildings </text:p>
            <text:p>卒塔婆 ・ そとば [そとうば] ・ wooden grave tablet; stupa, dagob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60" calcext:value-type="float">
            <text:p>1960</text:p>
          </table:table-cell>
          <table:table-cell table:style-name="ce8" office:value-type="string" calcext:value-type="string">
            <text:p>搭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61" calcext:value-type="float">
            <text:p>1961</text:p>
          </table:table-cell>
          <table:table-cell table:style-name="ce8" office:value-type="string" calcext:value-type="string">
            <text:p>寡</text:p>
          </table:table-cell>
          <table:table-cell table:style-name="ce12" office:value-type="string" calcext:value-type="string">
            <text:p>多寡 ・ たか ・ quantity, number, amou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62" calcext:value-type="float">
            <text:p>1962</text:p>
          </table:table-cell>
          <table:table-cell table:style-name="ce8" office:value-type="string" calcext:value-type="string">
            <text:p>賓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963" calcext:value-type="float">
            <text:p>1963</text:p>
          </table:table-cell>
          <table:table-cell table:style-name="ce8" office:value-type="string" calcext:value-type="string">
            <text:p>飾</text:p>
          </table:table-cell>
          <table:table-cell table:style-name="ce12" office:value-type="string" calcext:value-type="string">
            <text:p>飾り気の無い ・ かざりけのない ・ unaffected, plain</text:p>
            <text:p>電飾 ・ でんしょく ・ decorative illumination</text:p>
            <text:p>満艦飾 ・ まんかんしょく ・ dressed up, decked out</text:p>
            <text:p>服飾 ・ ふくしょく ・ dress and its ornament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64" calcext:value-type="float">
            <text:p>1964</text:p>
          </table:table-cell>
          <table:table-cell table:style-name="ce8" office:value-type="string" calcext:value-type="string">
            <text:p>飽</text:p>
          </table:table-cell>
          <table:table-cell table:style-name="ce12" office:value-type="string" calcext:value-type="string">
            <text:p>飽かす ・ あかす ・ [vt] surfeit, spend (unsparingly ; satiate, tire, bore [a reader] </text:p>
            <text:p>飽食暖衣 ・ ほうしょくだんい ・ being well fed and clad</text:p>
            <text:p>飽和 ・ ほうわ ・ satur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65" calcext:value-type="float">
            <text:p>1965</text:p>
          </table:table-cell>
          <table:table-cell table:style-name="ce8" office:value-type="string" calcext:value-type="string">
            <text:p>餓</text:p>
          </table:table-cell>
          <table:table-cell table:style-name="ce12" office:value-type="string" calcext:value-type="string">
            <text:p>餓鬼 ・ がき ・ hungry ghost; [slang] kid</text:p>
            <text:p>飢餓 ・ きが ・ starvation, hunger, famin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66" calcext:value-type="float">
            <text:p>1966</text:p>
          </table:table-cell>
          <table:table-cell table:style-name="ce8" office:value-type="string" calcext:value-type="string">
            <text:p>飢</text:p>
          </table:table-cell>
          <table:table-cell table:style-name="ce12" office:value-type="string" calcext:value-type="string">
            <text:p>愛に飢える ・ あいにうえる ・ hunger [starve] for love</text:p>
            <text:p>飢渇 ・ きかつ ・ hunger and thirst</text:p>
            <text:p>飢饉 ・ ききん ・ famine, crop failure; short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67" calcext:value-type="float">
            <text:p>1967</text:p>
          </table:table-cell>
          <table:table-cell table:style-name="ce8" office:value-type="string" calcext:value-type="string">
            <text:p>机</text:p>
          </table:table-cell>
          <table:table-cell table:style-name="ce12" office:value-type="string" calcext:value-type="string">
            <text:p>      机 ・ つくえ ・ desk</text:p>
            <text:p>勉強机 ・ べんきょうづくえ ・ writing desk</text:p>
            <text:p>机辺 ・ きへん ・ around the desk [table]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68" calcext:value-type="float">
            <text:p>1968</text:p>
          </table:table-cell>
          <table:table-cell table:style-name="ce8" office:value-type="string" calcext:value-type="string">
            <text:p>冗</text:p>
          </table:table-cell>
          <table:table-cell table:style-name="ce12" office:value-type="string" calcext:value-type="string">
            <text:p>冗談 ・ じょうだん ・ jok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69" calcext:value-type="float">
            <text:p>1969</text:p>
          </table:table-cell>
          <table:table-cell table:style-name="ce8" office:value-type="string" calcext:value-type="string">
            <text:p>冠</text:p>
          </table:table-cell>
          <table:table-cell table:style-name="ce12" office:value-type="string" calcext:value-type="string">
            <text:p>冠 ・ かんむり ・ crow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70" calcext:value-type="float">
            <text:p>1970</text:p>
          </table:table-cell>
          <table:table-cell table:style-name="ce8" office:value-type="string" calcext:value-type="string">
            <text:p>離</text:p>
          </table:table-cell>
          <table:table-cell table:style-name="ce12" office:value-type="string" calcext:value-type="string">
            <text:p>離す ・ はなす ・ [vt] separate; keep a part, divide</text:p>
            <text:p>隔離 ・ かくり ・ isolation, segregation</text:p>
            <text:p>離島 ・ りとう ・ outlying island</text:p>
            <text:p>遠く離れて ・ とおくはなれて ・ at a long distance</text:p>
            <text:p>現実離れ ・ げんじつばなれ ・ disconnected from real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71" calcext:value-type="float">
            <text:p>1971</text:p>
          </table:table-cell>
          <table:table-cell table:style-name="ce8" office:value-type="string" calcext:value-type="string">
            <text:p>胸</text:p>
          </table:table-cell>
          <table:table-cell table:style-name="ce12" office:value-type="string" calcext:value-type="string">
            <text:p>胸 ・ むね ・ ches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972" calcext:value-type="float">
            <text:p>1972</text:p>
          </table:table-cell>
          <table:table-cell table:style-name="ce8" office:value-type="string" calcext:value-type="string">
            <text:p>悩</text:p>
          </table:table-cell>
          <table:table-cell table:style-name="ce12" office:value-type="string" calcext:value-type="string">
            <text:p>悩む ・ なやむ ・ worry, be troubled</text:p>
            <text:p>悩ます ・ なやます ・ [vt] worry, trouble</text:p>
            <text:p>悩乱 ・ のうらん ・ worry, anguish</text:p>
            <text:p>懊悩 ・ おうのう ・ agony, anguish, trou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73" calcext:value-type="float">
            <text:p>1973</text:p>
          </table:table-cell>
          <table:table-cell table:style-name="ce8" office:value-type="string" calcext:value-type="string">
            <text:p>脳</text:p>
          </table:table-cell>
          <table:table-cell table:style-name="ce12" office:value-type="string" calcext:value-type="string">
            <text:p>脳炎 ・ のうえん ・ encephalitis [brain inflammation] </text:p>
            <text:p>脳細胞 ・ のうさいぼう ・ brain cell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74" calcext:value-type="float">
            <text:p>1974</text:p>
          </table:table-cell>
          <table:table-cell table:style-name="ce8" office:value-type="string" calcext:value-type="string">
            <text:p>臓</text:p>
          </table:table-cell>
          <table:table-cell table:style-name="ce12" office:value-type="string" calcext:value-type="string">
            <text:p>肝臓 ・ かんぞう ・ liver</text:p>
            <text:p>五臓 ・ ごぞう ・ the five viscera liver, lungs, heart, kidneys and spl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75" calcext:value-type="float">
            <text:p>1975</text:p>
          </table:table-cell>
          <table:table-cell table:style-name="ce8" office:value-type="string" calcext:value-type="string">
            <text:p>胃</text:p>
          </table:table-cell>
          <table:table-cell table:style-name="ce12" office:value-type="string" calcext:value-type="string">
            <text:p>胃炎 ・ いえん ・ gastritis</text:p>
            <text:p>胃腸 ・ いちょう ・ stomach and intestines [bowels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76" calcext:value-type="float">
            <text:p>1976</text:p>
          </table:table-cell>
          <table:table-cell table:style-name="ce8" office:value-type="string" calcext:value-type="string">
            <text:p>炎</text:p>
          </table:table-cell>
          <table:table-cell table:style-name="ce12" office:value-type="string" calcext:value-type="string">
            <text:p>炎 ・ ほのお ・ flame</text:p>
            <text:p>気炎を吐く ・ きえんをはく ・ talk big [a lot of hot air]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77" calcext:value-type="float">
            <text:p>1977</text:p>
          </table:table-cell>
          <table:table-cell table:style-name="ce8" office:value-type="string" calcext:value-type="string">
            <text:p>談</text:p>
          </table:table-cell>
          <table:table-cell table:style-name="ce12" office:value-type="string" calcext:value-type="string">
            <text:p>怪談 ・ かいだん ・ ghost stor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78" calcext:value-type="float">
            <text:p>1978</text:p>
          </table:table-cell>
          <table:table-cell table:style-name="ce8" office:value-type="string" calcext:value-type="string">
            <text:p>淡</text:p>
          </table:table-cell>
          <table:table-cell table:style-name="ce12" office:value-type="string" calcext:value-type="string">
            <text:p>淡紅色 ・ たんこうしょく ・ pink, rose pink</text:p>
            <text:p>淡淡たる ・ たんたんたる ・ indifferent, unconcerned</text:p>
            <text:p>淡い ・ あわい ・ light color, flavor , fain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979" calcext:value-type="float">
            <text:p>1979</text:p>
          </table:table-cell>
          <table:table-cell table:style-name="ce8" office:value-type="string" calcext:value-type="string">
            <text:p>災</text:p>
          </table:table-cell>
          <table:table-cell table:style-name="ce12" office:value-type="string" calcext:value-type="string">
            <text:p>災い ・ わざわい ・ calamity, disaster, accident</text:p>
            <text:p>人災 ・ じんさい ・ man-made calamity</text:p>
            <text:p>戦災 ・ せんさい ・ war damage</text:p>
            <text:p>被災地 ・ ひさいち ・ disaster stricken are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80" calcext:value-type="float">
            <text:p>1980</text:p>
          </table:table-cell>
          <table:table-cell table:style-name="ce8" office:value-type="string" calcext:value-type="string">
            <text:p>肝</text:p>
          </table:table-cell>
          <table:table-cell table:style-name="ce12" office:value-type="string" calcext:value-type="string">
            <text:p>肝っ玉 ・ きもったま ・ pluck, courage</text:p>
            <text:p>肝を冷やす ・ きもをひやす ・ be struck with terr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81" calcext:value-type="float">
            <text:p>1981</text:p>
          </table:table-cell>
          <table:table-cell table:style-name="ce8" office:value-type="string" calcext:value-type="string">
            <text:p>肺</text:p>
          </table:table-cell>
          <table:table-cell table:style-name="ce12" office:value-type="string" calcext:value-type="string">
            <text:p>肺活量 ・ はいかつりょう ・ lung breathing capacity</text:p>
            <text:p>肺癌 ・ はいがん ・ lung canc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82" calcext:value-type="float">
            <text:p>1982</text:p>
          </table:table-cell>
          <table:table-cell table:style-name="ce8" office:value-type="string" calcext:value-type="string">
            <text:p>胆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83" calcext:value-type="float">
            <text:p>1983</text:p>
          </table:table-cell>
          <table:table-cell table:style-name="ce8" office:value-type="string" calcext:value-type="string">
            <text:p>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84" calcext:value-type="float">
            <text:p>1984</text:p>
          </table:table-cell>
          <table:table-cell table:style-name="ce8" office:value-type="string" calcext:value-type="string">
            <text:p>胞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85" calcext:value-type="float">
            <text:p>1985</text:p>
          </table:table-cell>
          <table:table-cell table:style-name="ce8" office:value-type="string" calcext:value-type="string">
            <text:p>腸</text:p>
          </table:table-cell>
          <table:table-cell table:style-name="ce12" office:value-type="string" calcext:value-type="string">
            <text:p>脱腸 ・ だっちょう ・ enterocele</text:p>
            <text:p>腸の病気 ・ ちょうのびょうき ・ bowel disea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86" calcext:value-type="float">
            <text:p>1986</text:p>
          </table:table-cell>
          <table:table-cell table:style-name="ce8" office:value-type="string" calcext:value-type="string">
            <text:p>胎</text:p>
          </table:table-cell>
          <table:table-cell table:style-name="ce12" office:value-type="string" calcext:value-type="string">
            <text:p>堕胎 ・ だたい ・ abortion</text:p>
            <text:p>胎生 ・ たいせい ・ vivipar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87" calcext:value-type="float">
            <text:p>1987</text:p>
          </table:table-cell>
          <table:table-cell table:style-name="ce8" office:value-type="string" calcext:value-type="string">
            <text:p>腰</text:p>
          </table:table-cell>
          <table:table-cell table:style-name="ce12" office:value-type="string" calcext:value-type="string">
            <text:p>腰 ・ こし ・ waist, hips</text:p>
            <text:p>腰間 ・ ようかん ・ hips</text:p>
            <text:p>腰囲 ・ ようい ・ hip measuremen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88" calcext:value-type="float">
            <text:p>1988</text:p>
          </table:table-cell>
          <table:table-cell table:style-name="ce8" office:value-type="string" calcext:value-type="string">
            <text:p>肘</text:p>
          </table:table-cell>
          <table:table-cell table:style-name="ce12" office:value-type="string" calcext:value-type="string">
            <text:p>肘 ・ ひじ ・ elbow</text:p>
            <text:p>肘打ち ・ ひじうち ・ elbow strike in martial arts </text:p>
            <text:p>肘当て ・ ひじあて ・ elbow pad [patch] </text:p>
            <text:p>肘内障 ・ ちゅうないしょう ・ pulled elbow [nursemaid’s] </text:p>
            <text:p>掣肘 ・ せいちゅう ・ restraint by so. els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89" calcext:value-type="float">
            <text:p>1989</text:p>
          </table:table-cell>
          <table:table-cell table:style-name="ce8" office:value-type="string" calcext:value-type="string">
            <text:p>膝</text:p>
          </table:table-cell>
          <table:table-cell table:style-name="ce12" office:value-type="string" calcext:value-type="string">
            <text:p>膝 ・ ひざ ・ knee</text:p>
            <text:p>膝の皿 ・ ひざのさら ・ kneecap</text:p>
            <text:p>膝枕 ・ ひざまくら ・ lying with one’s head [in another’s lap] </text:p>
            <text:p>膝行 ・ しっこう ・ moving by sliding on one’s knees [in presence of high-ranking individuals] </text:p>
            <text:p>膝下 ・ しっか ・ near one’s knee; near a parent [guardian] 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90" calcext:value-type="float">
            <text:p>1990</text:p>
          </table:table-cell>
          <table:table-cell table:style-name="ce8" office:value-type="string" calcext:value-type="string">
            <text:p>股</text:p>
          </table:table-cell>
          <table:table-cell table:style-name="ce12" office:value-type="string" calcext:value-type="string">
            <text:p>股 ・ また ・ crotch</text:p>
            <text:p>股間 ・ こかん ・ crotch</text:p>
            <text:p>四股 ・ しこ ・ stamping on the sumo ring</text:p>
            <text:p>股旅 ・ またたび ・ wandering life of a gambler</text:p>
            <text:p>三股 ・ さんまた ・ forked stick</text:p>
            <text:p>股引 ・ ももひき ・ long underpants; working trousers</text:p>
            <text:p>太股 ・ ふともも ・ thig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91" calcext:value-type="float">
            <text:p>1991</text:p>
          </table:table-cell>
          <table:table-cell table:style-name="ce8" office:value-type="string" calcext:value-type="string">
            <text:p>肢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92" calcext:value-type="float">
            <text:p>1992</text:p>
          </table:table-cell>
          <table:table-cell table:style-name="ce8" office:value-type="string" calcext:value-type="string">
            <text:p>胴</text:p>
          </table:table-cell>
          <table:table-cell table:style-name="ce12" office:value-type="string" calcext:value-type="string">
            <text:p>胴上げ ・ どうあげ ・ tossing so. in triumph 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93" calcext:value-type="float">
            <text:p>1993</text:p>
          </table:table-cell>
          <table:table-cell table:style-name="ce8" office:value-type="string" calcext:value-type="string">
            <text:p>脇</text:p>
          </table:table-cell>
          <table:table-cell table:style-name="ce12" office:value-type="string" calcext:value-type="string">
            <text:p>脇 ・ わき ・ armpit</text:p>
            <text:p>小脇 ・ こわき ・ under one’s arm</text:p>
            <text:p>脇役 ・ わきやく ・ supporting actor [role] </text:p>
            <text:p>脇道 ・ わきみち ・ side road; digression</text:p>
            <text:p>脇侍 ・ きょうじ ・ flanking attendants to principal image of a temple's Buddha </text:p>
            <text:p>脇息 ・ きょうそく ・ portable armr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94" calcext:value-type="float">
            <text:p>1994</text:p>
          </table:table-cell>
          <table:table-cell table:style-name="ce8" office:value-type="string" calcext:value-type="string">
            <text:p>脂</text:p>
          </table:table-cell>
          <table:table-cell table:style-name="ce12" office:value-type="string" calcext:value-type="string">
            <text:p>脂 ・ あぶら ・ fat, grease, lard, blubber</text:p>
            <text:p>脂肪 ・ しぼう ・ fat, grease</text:p>
            <text:p>脱脂粉乳 ・ だっしふんにゅう ・ skim mil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95" calcext:value-type="float">
            <text:p>1995</text:p>
          </table:table-cell>
          <table:table-cell table:style-name="ce8" office:value-type="string" calcext:value-type="string">
            <text:p>詣</text:p>
          </table:table-cell>
          <table:table-cell table:style-name="ce12" office:value-type="string" calcext:value-type="string">
            <text:p>参詣 ・ さんけい ・ visit to a temple [shrine] , worship, pilgrimage</text:p>
            <text:p>造詣 ・ ぞうけい ・ attainments, scholarshi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96" calcext:value-type="float">
            <text:p>1996</text:p>
          </table:table-cell>
          <table:table-cell table:style-name="ce8" office:value-type="string" calcext:value-type="string">
            <text:p>肪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97" calcext:value-type="float">
            <text:p>1997</text:p>
          </table:table-cell>
          <table:table-cell table:style-name="ce8" office:value-type="string" calcext:value-type="string">
            <text:p>肌</text:p>
          </table:table-cell>
          <table:table-cell table:style-name="ce12" office:value-type="string" calcext:value-type="string">
            <text:p>肌 ・ はだ ・ skin</text:p>
            <text:p>肌を許す ・ はだをゆるす ・ surrender one’s chastity to a man </text:p>
            <text:p>赤肌 ・ あかはだ ・ abraded skin</text:p>
            <text:p>山肌 ・ やまはだ ・ surface of a mountai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998" calcext:value-type="float">
            <text:p>1998</text:p>
          </table:table-cell>
          <table:table-cell table:style-name="ce8" office:value-type="string" calcext:value-type="string">
            <text:p>膚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99" calcext:value-type="float">
            <text:p>1999</text:p>
          </table:table-cell>
          <table:table-cell table:style-name="ce8" office:value-type="string" calcext:value-type="string">
            <text:p>慮</text:p>
          </table:table-cell>
          <table:table-cell table:style-name="ce12" office:value-type="string" calcext:value-type="string">
            <text:p>浅慮 ・ せんりょ ・ indiscretion, imprudence, thoughtlessness</text:p>
            <text:p>深慮 ・ しんりょ ・ thoughtfulness, prudenc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00" calcext:value-type="float">
            <text:p>2000</text:p>
          </table:table-cell>
          <table:table-cell table:style-name="ce8" office:value-type="string" calcext:value-type="string">
            <text:p>虐</text:p>
          </table:table-cell>
          <table:table-cell table:style-name="ce12" office:value-type="string" calcext:value-type="string">
            <text:p>悪虐無道の ・ あくぎゃくむどうの ・ treacherous, heinous</text:p>
            <text:p>暴虐な ・ ぼうぎゃくな ・ tyrannical, cruel, atrocious</text:p>
            <text:p>虐政 ・ ぎゃくせい ・ oppressive [tyrannical] govern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01" calcext:value-type="float">
            <text:p>2001</text:p>
          </table:table-cell>
          <table:table-cell table:style-name="ce8" office:value-type="string" calcext:value-type="string">
            <text:p>虞</text:p>
          </table:table-cell>
          <table:table-cell table:style-name="ce12" office:value-type="string" calcext:value-type="string">
            <text:p>虞 ・ おそれ ・ risk, fea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02" calcext:value-type="float">
            <text:p>2002</text:p>
          </table:table-cell>
          <table:table-cell table:style-name="ce8" office:value-type="string" calcext:value-type="string">
            <text:p>劇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003" calcext:value-type="float">
            <text:p>2003</text:p>
          </table:table-cell>
          <table:table-cell table:style-name="ce8" office:value-type="string" calcext:value-type="string">
            <text:p>虚</text:p>
          </table:table-cell>
          <table:table-cell table:style-name="ce12" office:value-type="string" calcext:value-type="string">
            <text:p>虚空 ・ こくう ・ empty space, sky</text:p>
            <text:p>虚飾 ・ きょしょく ・ ostentation, affectation, show</text:p>
            <text:p>虚言 ・ きょげん ・ falsehood</text:p>
            <text:p>謙虚な ・ けんきょな ・ humble, mod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04" calcext:value-type="float">
            <text:p>2004</text:p>
          </table:table-cell>
          <table:table-cell table:style-name="ce8" office:value-type="string" calcext:value-type="string">
            <text:p>虜</text:p>
          </table:table-cell>
          <table:table-cell table:style-name="ce12" office:value-type="string" calcext:value-type="string">
            <text:p>俘虜 ・ ふりょ ・ prisoner, POW, captive</text:p>
            <text:p>虜 ・ とりこ ・ captive, prisoner; victim of love, … , slave to lust, …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05" calcext:value-type="float">
            <text:p>2005</text:p>
          </table:table-cell>
          <table:table-cell table:style-name="ce8" office:value-type="string" calcext:value-type="string">
            <text:p>勇</text:p>
          </table:table-cell>
          <table:table-cell table:style-name="ce12" office:value-type="string" calcext:value-type="string">
            <text:p>勇ましい ・ いさましい ・ brave, courageous, bold, valiant</text:p>
            <text:p>勇退する ・ ゆうたいする ・ retire voluntarily</text:p>
            <text:p>勇将 ・ ゆうしょう ・ brave general</text:p>
            <text:p>蛮勇 ・ ばんゆう ・ brute courage, reckless valo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06" calcext:value-type="float">
            <text:p>2006</text:p>
          </table:table-cell>
          <table:table-cell table:style-name="ce8" office:value-type="string" calcext:value-type="string">
            <text:p>湧</text:p>
          </table:table-cell>
          <table:table-cell table:style-name="ce12" office:value-type="string" calcext:value-type="string">
            <text:p>湧水 ・ ゆうすい ・ welling of water</text:p>
            <text:p>湧き水 ・ わきみず ・ spring water</text:p>
            <text:p>降って湧く ・ ふってわく ・ take place unexpectedly</text:p>
            <text:p>ぼうふらが湧いた ・ ぼうふらがわいた ・ Mosquito larvae have hatch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07" calcext:value-type="float">
            <text:p>2007</text:p>
          </table:table-cell>
          <table:table-cell table:style-name="ce8" office:value-type="string" calcext:value-type="string">
            <text:p>戯</text:p>
          </table:table-cell>
          <table:table-cell table:style-name="ce12" office:value-type="string" calcext:value-type="string">
            <text:p>戯れ ・ たわむれ ・ play, sport, fun, caprice; joke, jest; flir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08" calcext:value-type="float">
            <text:p>2008</text:p>
          </table:table-cell>
          <table:table-cell table:style-name="ce8" office:value-type="string" calcext:value-type="string">
            <text:p>繊</text:p>
          </table:table-cell>
          <table:table-cell table:style-name="ce12" office:value-type="string" calcext:value-type="string">
            <text:p>繊維 ・ せんい ・ fiber, texti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09" calcext:value-type="float">
            <text:p>2009</text:p>
          </table:table-cell>
          <table:table-cell table:style-name="ce8" office:value-type="string" calcext:value-type="string">
            <text:p>緻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10" calcext:value-type="float">
            <text:p>2010</text:p>
          </table:table-cell>
          <table:table-cell table:style-name="ce8" office:value-type="string" calcext:value-type="string">
            <text:p>嘘</text:p>
          </table:table-cell>
          <table:table-cell table:style-name="ce12" office:value-type="string" calcext:value-type="string">
            <text:p>嘘 ・ うそ ・ lie, fib</text:p>
            <text:p>嘘泣き ・ うそなき ・ crocodile tears</text:p>
            <text:p>嘘も方便 ・ うそもほうべん ・ the end justifies the means</text:p>
            <text:p>嘘っぱち ・ うそっぱち ・ downright li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11" calcext:value-type="float">
            <text:p>2011</text:p>
          </table:table-cell>
          <table:table-cell table:style-name="ce8" office:value-type="string" calcext:value-type="string">
            <text:p>噂</text:p>
          </table:table-cell>
          <table:table-cell table:style-name="ce12" office:value-type="string" calcext:value-type="string">
            <text:p>噂 ・ うわさ ・ rumor, gossip</text:p>
            <text:p>噂通り ・ うわさどおり ・ as rumored</text:p>
            <text:p>噂をすれば影 ・ うわさをすればかげ ・ Speak of the devil</text:p>
            <text:p>根も葉も無い噂 ・ ねもはもないうわさ ・ baseless rum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12" calcext:value-type="float">
            <text:p>2012</text:p>
          </table:table-cell>
          <table:table-cell table:style-name="ce8" office:value-type="string" calcext:value-type="string">
            <text:p>樽</text:p>
          </table:table-cell>
          <table:table-cell table:style-name="ce12" office:value-type="string" calcext:value-type="string">
            <text:p>角樽 ・ つのだる ・ two-handled keg</text:p>
            <text:p>樽俎 ・ そんそ ・ party with food and drink </text:p>
            <text:p>樽酒 ・ そんしゅ [たるざけ] ・ barreled sak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13" calcext:value-type="float">
            <text:p>2013</text:p>
          </table:table-cell>
          <table:table-cell table:style-name="ce8" office:value-type="string" calcext:value-type="string">
            <text:p>距</text:p>
          </table:table-cell>
          <table:table-cell table:style-name="ce12" office:value-type="string" calcext:value-type="string">
            <text:p>測距儀 ・ そっきょぎ ・ range finder</text:p>
            <text:p>距爪 ・ きょそう ・ cockspur a wild mill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14" calcext:value-type="float">
            <text:p>2014</text:p>
          </table:table-cell>
          <table:table-cell table:style-name="ce8" office:value-type="string" calcext:value-type="string">
            <text:p>拒</text:p>
          </table:table-cell>
          <table:table-cell table:style-name="ce12" office:value-type="string" calcext:value-type="string">
            <text:p>拒む ・ こばむ ・ [vt] refuse, rejec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15" calcext:value-type="float">
            <text:p>2015</text:p>
          </table:table-cell>
          <table:table-cell table:style-name="ce8" office:value-type="string" calcext:value-type="string">
            <text:p>嬉</text:p>
          </table:table-cell>
          <table:table-cell table:style-name="ce12" office:value-type="string" calcext:value-type="string">
            <text:p>嬉しさ ・ うれしさ ・ joy, delight, gladness</text:p>
            <text:p>嬉し泣き ・ うれしなき ・ weeping for joy, crying with happiness</text:p>
            <text:p>嬉嬉 ・ きき ・ merry, joyful, gleeful</text:p>
            <text:p>嬉戯 ・ きぎ ・ frisking, frolic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16" calcext:value-type="float">
            <text:p>2016</text:p>
          </table:table-cell>
          <table:table-cell table:style-name="ce8" office:value-type="string" calcext:value-type="string">
            <text:p>鼓</text:p>
          </table:table-cell>
          <table:table-cell table:style-name="ce12" office:value-type="string" calcext:value-type="string">
            <text:p>鼓 ・ つづみ ・ drum</text:p>
            <text:p>大鼓 ・ おおつづみ ・ large hand drum</text:p>
            <text:p>腹鼓を打つ ・ はらつづみをうつ ・ drum the belly; eat to one’s heart’s cont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17" calcext:value-type="float">
            <text:p>2017</text:p>
          </table:table-cell>
          <table:table-cell table:style-name="ce8" office:value-type="string" calcext:value-type="string">
            <text:p>樹</text:p>
          </table:table-cell>
          <table:table-cell table:style-name="ce12" office:value-type="string" calcext:value-type="string">
            <text:p>樹氷 ・ じゅひょう ・ trees covered with ice</text:p>
            <text:p>樹 ・ き ・ [standing] tre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18" calcext:value-type="float">
            <text:p>2018</text:p>
          </table:table-cell>
          <table:table-cell table:style-name="ce8" office:value-type="string" calcext:value-type="string">
            <text:p>膨</text:p>
          </table:table-cell>
          <table:table-cell table:style-name="ce12" office:value-type="string" calcext:value-type="string">
            <text:p>膨らむ ・ ふくらむ ・ [vi] expand, get big, swell out , become inflated</text:p>
            <text:p>膨らます ・ ふくらます ・ [vt] raise; cause to bulge, expand, dilate </text:p>
            <text:p>膨らし粉 ・ ふくらしこ ・ baking powder</text:p>
            <text:p>膨脹 ・ ぼうちょう ・ expansion, swelling; growth, increas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019" calcext:value-type="float">
            <text:p>2019</text:p>
          </table:table-cell>
          <table:table-cell table:style-name="ce8" office:value-type="string" calcext:value-type="string">
            <text:p>脹</text:p>
          </table:table-cell>
          <table:table-cell table:style-name="ce12" office:value-type="string" calcext:value-type="string">
            <text:p>腫脹 ・ しゅちょう ・ swelling, puffiness</text:p>
            <text:p>脹らむ ・ ふくらむ ・ [vi] swell out , expand, get big [inflated] </text:p>
            <text:p>脹らみ ・ ふくらみ ・ swelling, bulge, puff</text:p>
            <text:p>脹れる ・ ふくれる ・ [vi] swell out , expand, get big [inflated] ; get sulky [peevish] , sulk, fret</text:p>
            <text:p>脹れ上がる ・ ふくれあがる ・ swell up</text:p>
            <text:p>下脹れの ・ しもぶくれの ・ full-cheeked, round-faced </text:p>
            <text:p>脹れっ面 ・ ふくれっつら ・ sulky look [face], sullen look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20" calcext:value-type="float">
            <text:p>2020</text:p>
          </table:table-cell>
          <table:table-cell table:style-name="ce8" office:value-type="string" calcext:value-type="string">
            <text:p>張</text:p>
          </table:table-cell>
          <table:table-cell table:style-name="ce12" office:value-type="string" calcext:value-type="string">
            <text:p>出張する ・ しゅっちょうする ・ travel on official business</text:p>
            <text:p>主張する ・ しゅちょうする ・ insist on, assert, maintain</text:p>
            <text:p>強張る ・ こわばる ・ [vi] become stiff, stiffen</text:p>
            <text:p>張り込む ・ はりこむ ・ look out for, ambus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21" calcext:value-type="float">
            <text:p>2021</text:p>
          </table:table-cell>
          <table:table-cell table:style-name="ce8" office:value-type="string" calcext:value-type="string">
            <text:p>帳</text:p>
          </table:table-cell>
          <table:table-cell table:style-name="ce12" office:value-type="string" calcext:value-type="string">
            <text:p>日記帳 ・ にっきちょう ・ diary</text:p>
            <text:p>緞帳 ・ どんちょう ・ thick [drop] curtai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22" calcext:value-type="float">
            <text:p>2022</text:p>
          </table:table-cell>
          <table:table-cell table:style-name="ce8" office:value-type="string" calcext:value-type="string">
            <text:p>腫</text:p>
          </table:table-cell>
          <table:table-cell table:style-name="ce12" office:value-type="string" calcext:value-type="string">
            <text:p>腫れ上がる ・ はれあがる ・ [vi] swell up</text:p>
            <text:p>浮腫 ・ ふしゅ [むくみ] ・ swelling, edema</text:p>
            <text:p>腫らす ・ はらす ・ [vt] cause to swell; tumefy, inflame</text:p>
            <text:p>泣き腫らす ・ なきはらす ・ [vt] cry one’s eyes ou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023" calcext:value-type="float">
            <text:p>2023</text:p>
          </table:table-cell>
          <table:table-cell table:style-name="ce8" office:value-type="string" calcext:value-type="string">
            <text:p>肥</text:p>
          </table:table-cell>
          <table:table-cell table:style-name="ce12" office:value-type="string" calcext:value-type="string">
            <text:p>施肥 ・ せひ ・ fertilization, manuring</text:p>
            <text:p>金肥 ・ きんぴ ・ chemical fertilizer</text:p>
            <text:p>肥え太る ・ こえふとる ・ grow fat</text:p>
            <text:p>肥 ・ こえ ・ manure, fertilizer; night soi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24" calcext:value-type="float">
            <text:p>2024</text:p>
          </table:table-cell>
          <table:table-cell table:style-name="ce8" office:value-type="string" calcext:value-type="string">
            <text:p>把</text:p>
          </table:table-cell>
          <table:table-cell table:style-name="ce12" office:value-type="string" calcext:value-type="string">
            <text:p>薪二把 ・ たきぎにわ ・ two bundles of firewood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025" calcext:value-type="float">
            <text:p>2025</text:p>
          </table:table-cell>
          <table:table-cell table:style-name="ce8" office:value-type="string" calcext:value-type="string">
            <text:p>誇</text:p>
          </table:table-cell>
          <table:table-cell table:style-name="ce12" office:value-type="string" calcext:value-type="string">
            <text:p>誇色 ・ こしょく ・ proud countenance</text:p>
            <text:p>誇り顔 ・ ほこりがお ・ triumphant look</text:p>
            <text:p>勝ち誇る ・ かちほこる ・ [vi] be triumphant</text:p>
            <text:p>咲き誇る ・ さきほこる ・ [vi] be in all glor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26" calcext:value-type="float">
            <text:p>2026</text:p>
          </table:table-cell>
          <table:table-cell table:style-name="ce8" office:value-type="string" calcext:value-type="string">
            <text:p>覧</text:p>
          </table:table-cell>
          <table:table-cell table:style-name="ce12" office:value-type="string" calcext:value-type="string">
            <text:p>博覧会 ・ はくらんかい ・ exhibition, fair, exposition</text:p>
            <text:p>便覧 ・ べんらん [びんらん] ・ handbook, manual</text:p>
            <text:p>要覧 ・ ようらん ・ survey, outline, handbook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27" calcext:value-type="float">
            <text:p>2027</text:p>
          </table:table-cell>
          <table:table-cell table:style-name="ce8" office:value-type="string" calcext:value-type="string">
            <text:p>監</text:p>
          </table:table-cell>
          <table:table-cell table:style-name="ce12" office:value-type="string" calcext:value-type="string">
            <text:p>監督する ・ かんとくする ・ supervise [-intend] ; direct a film </text:p>
            <text:p>監視する ・ かんしする ・ watch, exercise surveillance, keep under observation</text:p>
            <text:p>監禁 ・ かんきん ・ imprisonment, confinemen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028" calcext:value-type="float">
            <text:p>2028</text:p>
          </table:table-cell>
          <table:table-cell table:style-name="ce8" office:value-type="string" calcext:value-type="string">
            <text:p>鑑</text:p>
          </table:table-cell>
          <table:table-cell table:style-name="ce12" office:value-type="string" calcext:value-type="string">
            <text:p>…に鑑みて ・ …にかんがみて ・ in view of …</text:p>
            <text:p>鑑札 ・ かんさつ ・ license, certificate</text:p>
            <text:p>宝鑑 ・ ほうかん ・ handbook, thesaurus</text:p>
            <text:p>鑑別 ・ かんべつ ・ discrimination, judg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29" calcext:value-type="float">
            <text:p>2029</text:p>
          </table:table-cell>
          <table:table-cell table:style-name="ce8" office:value-type="string" calcext:value-type="string">
            <text:p>艦</text:p>
          </table:table-cell>
          <table:table-cell table:style-name="ce12" office:value-type="string" calcext:value-type="string">
            <text:p>艦船 ・ かんせん ・ ships and warships</text:p>
            <text:p>艦艇 ・ かんてい ・ war vessels</text:p>
            <text:p>艦長 ・ かんちょう ・ captain of a warshi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30" calcext:value-type="float">
            <text:p>2030</text:p>
          </table:table-cell>
          <table:table-cell table:style-name="ce8" office:value-type="string" calcext:value-type="string">
            <text:p>濫</text:p>
          </table:table-cell>
          <table:table-cell table:style-name="ce12" office:value-type="string" calcext:value-type="string">
            <text:p>紙幣の濫発 ・ しへいのらんぱつ ・ excessive [reckless] issue of bank notes </text:p>
            <text:p>氾濫する ・ はんらんする ・ overflow, floo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31" calcext:value-type="float">
            <text:p>2031</text:p>
          </table:table-cell>
          <table:table-cell table:style-name="ce8" office:value-type="string" calcext:value-type="string">
            <text:p>藍</text:p>
          </table:table-cell>
          <table:table-cell table:style-name="ce12" office:value-type="string" calcext:value-type="string">
            <text:p>藍綬褒章 ・ らんじゅほうしょう ・ Blue Ribbon Medal</text:p>
            <text:p>藍晶石 ・ らんしょうせき ・ cyanite</text:p>
            <text:p>出藍の誉れ ・ しゅつらんのほまれ ・ surpassing one’s mas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32" calcext:value-type="float">
            <text:p>2032</text:p>
          </table:table-cell>
          <table:table-cell table:style-name="ce8" office:value-type="string" calcext:value-type="string">
            <text:p>賢</text:p>
          </table:table-cell>
          <table:table-cell table:style-name="ce12" office:value-type="string" calcext:value-type="string">
            <text:p>悪賢い ・ わるがしこい ・ sly, cunning</text:p>
            <text:p>賢者 ・ けんじゃ ・ wise m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33" calcext:value-type="float">
            <text:p>2033</text:p>
          </table:table-cell>
          <table:table-cell table:style-name="ce8" office:value-type="string" calcext:value-type="string">
            <text:p>腎</text:p>
          </table:table-cell>
          <table:table-cell table:style-name="ce12" office:value-type="string" calcext:value-type="string">
            <text:p>腎盂 ・ じんう ・ renal pelvis</text:p>
            <text:p>副腎 ・ ふくじん ・ adrenal glands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034" calcext:value-type="float">
            <text:p>2034</text:p>
          </table:table-cell>
          <table:table-cell table:style-name="ce8" office:value-type="string" calcext:value-type="string">
            <text:p>堅</text:p>
          </table:table-cell>
          <table:table-cell table:style-name="ce12" office:value-type="string" calcext:value-type="string">
            <text:p>堅材 ・ けんざい ・ hard wood</text:p>
            <text:p>堅苦しい ・ かたくるしい ・ formal, stiff-mannered</text:p>
            <text:p>堅物 ・ かたぶつ ・ straight-laced person</text:p>
            <text:p>堅調 ・ けんちょう ・ bullish, firm mark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35" calcext:value-type="float">
            <text:p>2035</text:p>
          </table:table-cell>
          <table:table-cell table:style-name="ce8" office:value-type="string" calcext:value-type="string">
            <text:p>緊</text:p>
          </table:table-cell>
          <table:table-cell table:style-name="ce12" office:value-type="string" calcext:value-type="string">
            <text:p>緊要な ・ きんような ・ important, momentous; exigent, urgent</text:p>
            <text:p>緊切な ・ きんせつな ・ urgent, press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36" calcext:value-type="float">
            <text:p>2036</text:p>
          </table:table-cell>
          <table:table-cell table:style-name="ce8" office:value-type="string" calcext:value-type="string">
            <text:p>勃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37" calcext:value-type="float">
            <text:p>2037</text:p>
          </table:table-cell>
          <table:table-cell table:style-name="ce8" office:value-type="string" calcext:value-type="string">
            <text:p>励</text:p>
          </table:table-cell>
          <table:table-cell table:style-name="ce12" office:value-type="string" calcext:value-type="string">
            <text:p>精励 ・ せいれい ・ diligence, industry</text:p>
            <text:p>励行する ・ れいこうする ・ observe strictly, carry out</text:p>
            <text:p>督励 ・ とくれい ・ urging one’s subordinat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38" calcext:value-type="float">
            <text:p>2038</text:p>
          </table:table-cell>
          <table:table-cell table:style-name="ce8" office:value-type="string" calcext:value-type="string">
            <text:p>栃</text:p>
          </table:table-cell>
          <table:table-cell table:style-name="ce12" office:value-type="string" calcext:value-type="string">
            <text:p>栃の木 ・ とちのき ・ Japanese horse chestn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39" calcext:value-type="float">
            <text:p>2039</text:p>
          </table:table-cell>
          <table:table-cell table:style-name="ce8" office:value-type="string" calcext:value-type="string">
            <text:p>茨</text:p>
          </table:table-cell>
          <table:table-cell table:style-name="ce12" office:value-type="string" calcext:value-type="string">
            <text:p>茨姫 ・ いばらひめ ・ Sleeping Beauty, Briar Rose</text:p>
            <text:p>茨の道 ・ いばらのみち ・ thorny pa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40" calcext:value-type="float">
            <text:p>2040</text:p>
          </table:table-cell>
          <table:table-cell table:style-name="ce8" office:value-type="string" calcext:value-type="string">
            <text:p>羨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041" calcext:value-type="float">
            <text:p>2041</text:p>
          </table:table-cell>
          <table:table-cell table:style-name="ce8" office:value-type="string" calcext:value-type="string">
            <text:p>歳</text:p>
          </table:table-cell>
          <table:table-cell table:style-name="ce12" office:value-type="string" calcext:value-type="string">
            <text:p>歳費 ・ さいひ ・ annual expenditure</text:p>
            <text:p>歳末 ・ さいまつ ・ year end</text:p>
            <text:p>歳暮 ・ せいぼ ・ end of the year; year-end present</text:p>
            <text:p>歳を取る ・ としをとる ・ age, grow o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42" calcext:value-type="float">
            <text:p>2042</text:p>
          </table:table-cell>
          <table:table-cell table:style-name="ce8" office:value-type="string" calcext:value-type="string">
            <text:p>戚</text:p>
          </table:table-cell>
          <table:table-cell table:style-name="ce12" office:value-type="string" calcext:value-type="string">
            <text:p>姻戚 ・ いんせき ・ relatives by marriage, in-laws</text:p>
            <text:p>遠戚 ・ えんせき ・ distant relative</text:p>
            <text:p>外戚 ・ がいせき ・ maternal relat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43" calcext:value-type="float">
            <text:p>2043</text:p>
          </table:table-cell>
          <table:table-cell table:style-name="ce8" office:value-type="string" calcext:value-type="string">
            <text:p>叔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44" calcext:value-type="float">
            <text:p>2044</text:p>
          </table:table-cell>
          <table:table-cell table:style-name="ce8" office:value-type="string" calcext:value-type="string">
            <text:p>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45" calcext:value-type="float">
            <text:p>2045</text:p>
          </table:table-cell>
          <table:table-cell table:style-name="ce8" office:value-type="string" calcext:value-type="string">
            <text:p>寂</text:p>
          </table:table-cell>
          <table:table-cell table:style-name="ce12" office:value-type="string" calcext:value-type="string">
            <text:p>寂 ・ さび ・ elegant simplicity; charm of the antique</text:p>
            <text:p>寂然たる ・ せきぜんたる [じゃくねんたる] ・ lonely, desolate</text:p>
            <text:p>寂しがる ・ さびしがる ・ [vi] feel lonely, miss someone</text:p>
            <text:p>寂れる ・ さびれる ・ [vi] become desolate, decline in prosperity</text:p>
            <text:p>寂れた季節 ・ さびれたきせつ ・ dead sea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46" calcext:value-type="float">
            <text:p>2046</text:p>
          </table:table-cell>
          <table:table-cell table:style-name="ce8" office:value-type="string" calcext:value-type="string">
            <text:p>督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47" calcext:value-type="float">
            <text:p>2047</text:p>
          </table:table-cell>
          <table:table-cell table:style-name="ce8" office:value-type="string" calcext:value-type="string">
            <text:p>奴</text:p>
          </table:table-cell>
          <table:table-cell table:style-name="ce12" office:value-type="string" calcext:value-type="string">
            <text:p>奴 ・ やつ ・ guy [slang] </text:p>
            <text:p>奴隷 ・ どれい ・ slave, serva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48" calcext:value-type="float">
            <text:p>2048</text:p>
          </table:table-cell>
          <table:table-cell table:style-name="ce8" office:value-type="string" calcext:value-type="string">
            <text:p>努</text:p>
          </table:table-cell>
          <table:table-cell table:style-name="ce12" office:value-type="string" calcext:value-type="string">
            <text:p>努力賞 ・ どりょくしょう ・ prize awarded for a person’s effort 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49" calcext:value-type="float">
            <text:p>2049</text:p>
          </table:table-cell>
          <table:table-cell table:style-name="ce8" office:value-type="string" calcext:value-type="string">
            <text:p>怒</text:p>
          </table:table-cell>
          <table:table-cell table:style-name="ce12" office:value-type="string" calcext:value-type="string">
            <text:p>怒らす ・ いからす ・ [vt] offend, make angry</text:p>
            <text:p>怒り ・ いかり ・ anger, rage</text:p>
            <text:p>怒り狂う ・ いかりくるう ・ rage, be in a fit of ang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50" calcext:value-type="float">
            <text:p>2050</text:p>
          </table:table-cell>
          <table:table-cell table:style-name="ce8" office:value-type="string" calcext:value-type="string">
            <text:p>隷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51" calcext:value-type="float">
            <text:p>2051</text:p>
          </table:table-cell>
          <table:table-cell table:style-name="ce8" office:value-type="string" calcext:value-type="string">
            <text:p>款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52" calcext:value-type="float">
            <text:p>2052</text:p>
          </table:table-cell>
          <table:table-cell table:style-name="ce8" office:value-type="string" calcext:value-type="string">
            <text:p>殻</text:p>
          </table:table-cell>
          <table:table-cell table:style-name="ce12" office:value-type="string" calcext:value-type="string">
            <text:p>卵殻 ・ らんかく ・ eggshell</text:p>
            <text:p>抜け殻 ・ ぬけがら ・ castoff skin; mere shadow of one’s true self</text:p>
            <text:p>豆殻 ・ まめがら ・ bean hus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53" calcext:value-type="float">
            <text:p>2053</text:p>
          </table:table-cell>
          <table:table-cell table:style-name="ce8" office:value-type="string" calcext:value-type="string">
            <text:p>穀</text:p>
          </table:table-cell>
          <table:table-cell table:style-name="ce12" office:value-type="string" calcext:value-type="string">
            <text:p>穀粒 ・ こくりゅう ・ grain</text:p>
            <text:p>穀粉 ・ こくふん ・ grain [rice] flour</text:p>
            <text:p>穀食 ・ こくしょく ・ cereal diet, grain-eating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054" calcext:value-type="float">
            <text:p>2054</text:p>
          </table:table-cell>
          <table:table-cell table:style-name="ce8" office:value-type="string" calcext:value-type="string">
            <text:p>臼</text:p>
          </table:table-cell>
          <table:table-cell table:style-name="ce12" office:value-type="string" calcext:value-type="string">
            <text:p>臼砲 ・ きゅうほう ・ trench mortar</text:p>
            <text:p>脱臼 ・ だっきゅう ・ dislocation luxation </text:p>
            <text:p>碾き臼 ・ ひきうす ・ hand mill, quern</text:p>
            <text:p>茶臼 ・ ちゃうす ・ tea-grinding mil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55" calcext:value-type="float">
            <text:p>2055</text:p>
          </table:table-cell>
          <table:table-cell table:style-name="ce8" office:value-type="string" calcext:value-type="string">
            <text:p>毀</text:p>
          </table:table-cell>
          <table:table-cell table:style-name="ce12" office:value-type="string" calcext:value-type="string">
            <text:p>毀棄する ・ ききする ・ destroy, demolish, damage</text:p>
            <text:p>毀傷 ・ きしょう ・ injury, damage</text:p>
            <text:p>名誉毀損 ・ めいよきそん ・ libel, defamation, sland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56" calcext:value-type="float">
            <text:p>2056</text:p>
          </table:table-cell>
          <table:table-cell table:style-name="ce8" office:value-type="string" calcext:value-type="string">
            <text:p>廉</text:p>
          </table:table-cell>
          <table:table-cell table:style-name="ce12" office:value-type="string" calcext:value-type="string">
            <text:p>廉恥心 ・ れんちしん ・ sense of shame</text:p>
            <text:p>低廉な ・ ていれんな ・ cheap, inexpensive</text:p>
            <text:p>清廉な ・ せいれんな ・ incorruptible, honest, upr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57" calcext:value-type="float">
            <text:p>2057</text:p>
          </table:table-cell>
          <table:table-cell table:style-name="ce8" office:value-type="string" calcext:value-type="string">
            <text:p>鎌</text:p>
          </table:table-cell>
          <table:table-cell table:style-name="ce12" office:value-type="string" calcext:value-type="string">
            <text:p>鎌 ・ かま ・ sickle</text:p>
            <text:p>鎌倉彫り ・ かまくらぼり ・ carvings of the Kamakura styl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58" calcext:value-type="float">
            <text:p>2058</text:p>
          </table:table-cell>
          <table:table-cell table:style-name="ce8" office:value-type="string" calcext:value-type="string">
            <text:p>嫌</text:p>
          </table:table-cell>
          <table:table-cell table:style-name="ce12" office:value-type="string" calcext:value-type="string">
            <text:p>嫌がる ・ いやがる ・ [vt] dislike, hate</text:p>
            <text:p>所嫌わず ・ ところきらわず ・ no matter where, indiscriminately</text:p>
            <text:p>毛嫌い ・ けぎらい ・ prejudiced aver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59" calcext:value-type="float">
            <text:p>2059</text:p>
          </table:table-cell>
          <table:table-cell table:style-name="ce8" office:value-type="string" calcext:value-type="string">
            <text:p>謙</text:p>
          </table:table-cell>
          <table:table-cell table:style-name="ce12" office:value-type="string" calcext:value-type="string">
            <text:p>謙遜 ・ けんそん ・ humility, modes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0" calcext:value-type="float">
            <text:p>2060</text:p>
          </table:table-cell>
          <table:table-cell table:style-name="ce8" office:value-type="string" calcext:value-type="string">
            <text:p>遜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1" calcext:value-type="float">
            <text:p>2061</text:p>
          </table:table-cell>
          <table:table-cell table:style-name="ce8" office:value-type="string" calcext:value-type="string">
            <text:p>亀</text:p>
          </table:table-cell>
          <table:table-cell table:style-name="ce12" office:value-type="string" calcext:value-type="string">
            <text:p>亀 ・ かめ ・ turtle</text:p>
            <text:p>亀卜 ・ きぼく ・ divination by tortoiseshell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62" calcext:value-type="float">
            <text:p>2062</text:p>
          </table:table-cell>
          <table:table-cell table:style-name="ce8" office:value-type="string" calcext:value-type="string">
            <text:p>練</text:p>
          </table:table-cell>
          <table:table-cell table:style-name="ce12" office:value-type="string" calcext:value-type="string">
            <text:p>未練 ・ みれん ・ lingering affection, reluctance to give up</text:p>
            <text:p>練り上げる ・ ねりあげる ・ [vt] train up, discipline</text:p>
            <text:p>練り製品 ・ ねりせいひん ・ fish pas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3" calcext:value-type="float">
            <text:p>2063</text:p>
          </table:table-cell>
          <table:table-cell table:style-name="ce8" office:value-type="string" calcext:value-type="string">
            <text:p>錬</text:p>
          </table:table-cell>
          <table:table-cell table:style-name="ce12" office:value-type="string" calcext:value-type="string">
            <text:p>錬鋼 ・ れんこう ・ wrought steel</text:p>
            <text:p>錬磨する ・ れんまする ・ train, practice, cultivate</text:p>
            <text:p>修錬する ・ しゅうれんする ・ train, discipl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4" calcext:value-type="float">
            <text:p>2064</text:p>
          </table:table-cell>
          <table:table-cell table:style-name="ce8" office:value-type="string" calcext:value-type="string">
            <text:p>鍛</text:p>
          </table:table-cell>
          <table:table-cell table:style-name="ce12" office:value-type="string" calcext:value-type="string">
            <text:p>鍛鋼 ・ たんこう ・ forged stee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5" calcext:value-type="float">
            <text:p>2065</text:p>
          </table:table-cell>
          <table:table-cell table:style-name="ce8" office:value-type="string" calcext:value-type="string">
            <text:p>鉱</text:p>
          </table:table-cell>
          <table:table-cell table:style-name="ce12" office:value-type="string" calcext:value-type="string">
            <text:p>鉱床 ・ こうしょう ・ ore deposit</text:p>
            <text:p>鉱山 ・ こうざん ・ mine</text:p>
            <text:p>金鉱 ・ きんこう ・ gold ore; gold m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6" calcext:value-type="float">
            <text:p>2066</text:p>
          </table:table-cell>
          <table:table-cell table:style-name="ce8" office:value-type="string" calcext:value-type="string">
            <text:p>銅</text:p>
          </table:table-cell>
          <table:table-cell table:style-name="ce12" office:value-type="string" calcext:value-type="string">
            <text:p>銅の ・ どうの ・ copper</text:p>
            <text:p>銅相場 ・ どうそうば ・ market price of copper</text:p>
            <text:p>青銅 ・ せいどう ・ bronz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7" calcext:value-type="float">
            <text:p>2067</text:p>
          </table:table-cell>
          <table:table-cell table:style-name="ce8" office:value-type="string" calcext:value-type="string">
            <text:p>鉛</text:p>
          </table:table-cell>
          <table:table-cell table:style-name="ce12" office:value-type="string" calcext:value-type="string">
            <text:p>鉛 ・ なまり ・ lead</text:p>
            <text:p>鉛管 ・ えんかん ・ lead pip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8" calcext:value-type="float">
            <text:p>2068</text:p>
          </table:table-cell>
          <table:table-cell table:style-name="ce8" office:value-type="string" calcext:value-type="string">
            <text:p>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069" calcext:value-type="float">
            <text:p>2069</text:p>
          </table:table-cell>
          <table:table-cell table:style-name="ce8" office:value-type="string" calcext:value-type="string">
            <text:p>鋼</text:p>
          </table:table-cell>
          <table:table-cell table:style-name="ce12" office:value-type="string" calcext:value-type="string">
            <text:p>鋼 ・ はがね ・ steel</text:p>
            <text:p>鋼材 ・ こうざい ・ steel materials, structural steel</text:p>
            <text:p>鉄鋼 ・ てっこう ・ iron and steel</text:p>
            <text:p>ステンレス鋼 ・ ステンレスこう ・ stainless stee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70" calcext:value-type="float">
            <text:p>2070</text:p>
          </table:table-cell>
          <table:table-cell table:style-name="ce8" office:value-type="string" calcext:value-type="string">
            <text:p>剛</text:p>
          </table:table-cell>
          <table:table-cell table:style-name="ce12" office:value-type="string" calcext:value-type="string">
            <text:p>剛毅な ・ ごうきな ・ hardy, sturdy</text:p>
            <text:p>剛球 ・ ごうきゅう ・ baseball fast b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71" calcext:value-type="float">
            <text:p>2071</text:p>
          </table:table-cell>
          <table:table-cell table:style-name="ce8" office:value-type="string" calcext:value-type="string">
            <text:p>綱</text:p>
          </table:table-cell>
          <table:table-cell table:style-name="ce12" office:value-type="string" calcext:value-type="string">
            <text:p>大綱 ・ たいこう ・ outline, general features</text:p>
            <text:p>綱 ・ つな ・ rope</text:p>
            <text:p>綱要 ・ こうよう ・ elements, essentials; outlin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72" calcext:value-type="float">
            <text:p>2072</text:p>
          </table:table-cell>
          <table:table-cell table:style-name="ce8" office:value-type="string" calcext:value-type="string">
            <text:p>網</text:p>
          </table:table-cell>
          <table:table-cell table:style-name="ce12" office:value-type="string" calcext:value-type="string">
            <text:p>網 ・ あみ ・ net</text:p>
            <text:p>鉄条網 ・ てつじょうもう ・ barbed wire entanglements</text:p>
            <text:p>網膜 ・ もうまく ・ retina</text:p>
            <text:p>引き網 ・ ひきあみ ・ seine, dragnet</text:p>
            <text:p>網目 ・ あみめ ・ meshes of a n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73" calcext:value-type="float">
            <text:p>2073</text:p>
          </table:table-cell>
          <table:table-cell table:style-name="ce8" office:value-type="string" calcext:value-type="string">
            <text:p>縄</text:p>
          </table:table-cell>
          <table:table-cell table:style-name="ce12" office:value-type="string" calcext:value-type="string">
            <text:p>捕縄 ・ ほじょう ・ rope for binding criminals</text:p>
            <text:p>自縄自縛 [に陥る] ・ じじょうじばく [におちいる] ・ caught in one’s own trap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74" calcext:value-type="float">
            <text:p>2074</text:p>
          </table:table-cell>
          <table:table-cell table:style-name="ce8" office:value-type="string" calcext:value-type="string">
            <text:p>鉢</text:p>
          </table:table-cell>
          <table:table-cell table:style-name="ce12" office:value-type="string" calcext:value-type="string">
            <text:p>鉢植え ・ はちうえ ・ potted plant</text:p>
            <text:p>衣鉢 ・ いはつ [えはつ] ・ mysteries of Buddhism or an art </text:p>
            <text:p>鉢物 ・ はちもの ・ food served in bowls; bonsai</text:p>
            <text:p>鉢の花 ・ はちのはな ・ flower in a po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75" calcext:value-type="float">
            <text:p>2075</text:p>
          </table:table-cell>
          <table:table-cell table:style-name="ce8" office:value-type="string" calcext:value-type="string">
            <text:p>鎖</text:p>
          </table:table-cell>
          <table:table-cell table:style-name="ce12" office:value-type="string" calcext:value-type="string">
            <text:p>鎖 ・ くさり ・ chain</text:p>
            <text:p>鎖状 ・ さじょう ・ chainlike</text:p>
            <text:p>鎖伝動 ・ くさりでんどう ・ chain driv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076" calcext:value-type="float">
            <text:p>2076</text:p>
          </table:table-cell>
          <table:table-cell table:style-name="ce8" office:value-type="string" calcext:value-type="string">
            <text:p>絆</text:p>
          </table:table-cell>
          <table:table-cell table:style-name="ce12" office:value-type="string" calcext:value-type="string">
            <text:p>絆 ・ きずな ・ bonds, ties interpersonal </text:p>
            <text:p>固い絆 ・ かたいきずな ・ strong bond, close ties</text:p>
            <text:p>脚絆 ・ きゃはん ・ gaiters, leggings</text:p>
            <text:p>羈絆 ・ きはん ・ fetters, shackles, bonds</text:p>
            <text:p>絆創膏 ・ ばんそうこう ・ adhesive plaster [tape]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77" calcext:value-type="float">
            <text:p>2077</text:p>
          </table:table-cell>
          <table:table-cell table:style-name="ce8" office:value-type="string" calcext:value-type="string">
            <text:p>鍵</text:p>
          </table:table-cell>
          <table:table-cell table:style-name="ce12" office:value-type="string" calcext:value-type="string">
            <text:p>鍵 ・ かぎ ・ key also metaph. </text:p>
            <text:p>鍵 ・ けん ・ key of a piano or typewriter </text:p>
            <text:p>黒鍵 ・ こっけん ・ black key piano, … </text:p>
            <text:p>打鍵 ・ だけん ・ keystroke</text:p>
            <text:p>合鍵 ・ あいかぎ ・ duplicate key master, skeleton … 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078" calcext:value-type="float">
            <text:p>2078</text:p>
          </table:table-cell>
          <table:table-cell table:style-name="ce8" office:value-type="string" calcext:value-type="string">
            <text:p>釘</text:p>
          </table:table-cell>
          <table:table-cell table:style-name="ce12" office:value-type="string" calcext:value-type="string">
            <text:p>釘 ・ くぎ ・ nail</text:p>
            <text:p>釘頭 ・ ていとう ・ nailhead</text:p>
            <text:p>釘抜き ・ くぎぬき ・ pincers, nail puller</text:p>
            <text:p>五寸釘 ・ ごすんくぎ ・ long nail, spike</text:p>
            <text:p>木釘 ・ きくぎ ・ wooden pe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79" calcext:value-type="float">
            <text:p>2079</text:p>
          </table:table-cell>
          <table:table-cell table:style-name="ce8" office:value-type="string" calcext:value-type="string">
            <text:p>錮</text:p>
          </table:table-cell>
          <table:table-cell table:style-name="ce12" office:value-type="string" calcext:value-type="string">
            <text:p>重禁錮 ・ じゅうきんこ ・ imprisonment with hard labor </text:p>
            <text:p>禁錮刑 ・ きんこけい ・ imprisonment penalty 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80" calcext:value-type="float">
            <text:p>2080</text:p>
          </table:table-cell>
          <table:table-cell table:style-name="ce8" office:value-type="string" calcext:value-type="string">
            <text:p>錠</text:p>
          </table:table-cell>
          <table:table-cell table:style-name="ce12" office:value-type="string" calcext:value-type="string">
            <text:p>ビタミン錠 ・ ビタミンじょう ・ vitamin tablet [pill]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81" calcext:value-type="float">
            <text:p>2081</text:p>
          </table:table-cell>
          <table:table-cell table:style-name="ce8" office:value-type="string" calcext:value-type="string">
            <text:p>綻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82" calcext:value-type="float">
            <text:p>2082</text:p>
          </table:table-cell>
          <table:table-cell table:style-name="ce8" office:value-type="string" calcext:value-type="string">
            <text:p>鈴</text:p>
          </table:table-cell>
          <table:table-cell table:style-name="ce12" office:value-type="string" calcext:value-type="string">
            <text:p>鈴 ・ すず ・ bell</text:p>
            <text:p>予鈴 ・ よれい ・ the first bell</text:p>
            <text:p>鈴虫 ・ すずむし ・ bell ring, insect a kind of crick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83" calcext:value-type="float">
            <text:p>2083</text:p>
          </table:table-cell>
          <table:table-cell table:style-name="ce8" office:value-type="string" calcext:value-type="string">
            <text:p>鐘</text:p>
          </table:table-cell>
          <table:table-cell table:style-name="ce12" office:value-type="string" calcext:value-type="string">
            <text:p>釣鐘 ・ つりがね ・ hanging [temple] bell</text:p>
            <text:p>梵鐘 ・ ぼんしょう ・ temple be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84" calcext:value-type="float">
            <text:p>2084</text:p>
          </table:table-cell>
          <table:table-cell table:style-name="ce8" office:value-type="string" calcext:value-type="string">
            <text:p>瞳</text:p>
          </table:table-cell>
          <table:table-cell table:style-name="ce12" office:value-type="string" calcext:value-type="string">
            <text:p>瞳 ・ ひとみ ・ pupi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85" calcext:value-type="float">
            <text:p>2085</text:p>
          </table:table-cell>
          <table:table-cell table:style-name="ce8" office:value-type="string" calcext:value-type="string">
            <text:p>憧</text:p>
          </table:table-cell>
          <table:table-cell table:style-name="ce12" office:value-type="string" calcext:value-type="string">
            <text:p>憧憬する ・ しょうけいする [どうけい] ・ yearn af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86" calcext:value-type="float">
            <text:p>2086</text:p>
          </table:table-cell>
          <table:table-cell table:style-name="ce8" office:value-type="string" calcext:value-type="string">
            <text:p>憬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87" calcext:value-type="float">
            <text:p>2087</text:p>
          </table:table-cell>
          <table:table-cell table:style-name="ce8" office:value-type="string" calcext:value-type="string">
            <text:p>卑</text:p>
          </table:table-cell>
          <table:table-cell table:style-name="ce12" office:value-type="string" calcext:value-type="string">
            <text:p>卑しい生まれの ・ いやしいうまれの ・ lowborn</text:p>
            <text:p>卑しからぬ ・ いやしからぬ ・ decent, respectable</text:p>
            <text:p>尊卑 ・ そんぴ ・ upper and lower classes, high and l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88" calcext:value-type="float">
            <text:p>2088</text:p>
          </table:table-cell>
          <table:table-cell table:style-name="ce8" office:value-type="string" calcext:value-type="string">
            <text:p>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89" calcext:value-type="float">
            <text:p>2089</text:p>
          </table:table-cell>
          <table:table-cell table:style-name="ce8" office:value-type="string" calcext:value-type="string">
            <text:p>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90" calcext:value-type="float">
            <text:p>2090</text:p>
          </table:table-cell>
          <table:table-cell table:style-name="ce8" office:value-type="string" calcext:value-type="string">
            <text:p>鬼</text:p>
          </table:table-cell>
          <table:table-cell table:style-name="ce12" office:value-type="string" calcext:value-type="string">
            <text:p>鬼 ・ おに ・ demon, ghost</text:p>
            <text:p>鬼気迫る ・ ききせまる ・ ghastly, bloodcurdling</text:p>
            <text:p>鬼ごっこ ・ おにごっこ ・ tag g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91" calcext:value-type="float">
            <text:p>2091</text:p>
          </table:table-cell>
          <table:table-cell table:style-name="ce8" office:value-type="string" calcext:value-type="string">
            <text:p>塊</text:p>
          </table:table-cell>
          <table:table-cell table:style-name="ce12" office:value-type="string" calcext:value-type="string">
            <text:p>塊 ・ かたまり ・ lump, mass, clo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92" calcext:value-type="float">
            <text:p>2092</text:p>
          </table:table-cell>
          <table:table-cell table:style-name="ce8" office:value-type="string" calcext:value-type="string">
            <text:p>醜</text:p>
          </table:table-cell>
          <table:table-cell table:style-name="ce12" office:value-type="string" calcext:value-type="string">
            <text:p>醜女 ・ しゅうじょ ・ ugly wom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93" calcext:value-type="float">
            <text:p>2093</text:p>
          </table:table-cell>
          <table:table-cell table:style-name="ce8" office:value-type="string" calcext:value-type="string">
            <text:p>魂</text:p>
          </table:table-cell>
          <table:table-cell table:style-name="ce12" office:value-type="string" calcext:value-type="string">
            <text:p>魂 ・ たましい ・ spirit, soul</text:p>
            <text:p>魂魄 ・ こんぱく ・ soul, spirit, ghost</text:p>
            <text:p>霊魂 ・ れいこん ・ spirit, sou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94" calcext:value-type="float">
            <text:p>2094</text:p>
          </table:table-cell>
          <table:table-cell table:style-name="ce8" office:value-type="string" calcext:value-type="string">
            <text:p>魅</text:p>
          </table:table-cell>
          <table:table-cell table:style-name="ce12" office:value-type="string" calcext:value-type="string">
            <text:p>魅入る ・ みいる ・ [vi] possess, entrance, enthrall usu. in passiv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095" calcext:value-type="float">
            <text:p>2095</text:p>
          </table:table-cell>
          <table:table-cell table:style-name="ce8" office:value-type="string" calcext:value-type="string">
            <text:p>魔</text:p>
          </table:table-cell>
          <table:table-cell table:style-name="ce12" office:value-type="string" calcext:value-type="string">
            <text:p>魔法瓶 ・ まほうびん ・ thermos bottle</text:p>
            <text:p>魔神 ・ まじん ・ evil spirit, devil</text:p>
            <text:p>魔物 ・ まもの ・ goblin, apparition</text:p>
            <text:p>魔女 ・ まじょ ・ witch, sorceress</text:p>
            <text:p>魔手 ・ ましゅ ・ evil pow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96" calcext:value-type="float">
            <text:p>2096</text:p>
          </table:table-cell>
          <table:table-cell table:style-name="ce8" office:value-type="string" calcext:value-type="string">
            <text:p>畏</text:p>
          </table:table-cell>
          <table:table-cell table:style-name="ce12" office:value-type="string" calcext:value-type="string">
            <text:p>畏れ多くも ・ おそれおおくも ・ graciously</text:p>
            <text:p>畏れ入る ・ おそれいる ・ [vi] be sorry, feel small; be grateful; be amazed [stunned] </text:p>
            <text:p>畏友 ・ いゆう ・ one’s respected friend</text:p>
            <text:p>神を畏れる ・ かみをおそれる ・ fear Go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97" calcext:value-type="float">
            <text:p>2097</text:p>
          </table:table-cell>
          <table:table-cell table:style-name="ce8" office:value-type="string" calcext:value-type="string">
            <text:p>刷</text:p>
          </table:table-cell>
          <table:table-cell table:style-name="ce12" office:value-type="string" calcext:value-type="string">
            <text:p>刷り上げる ・ すりあげる ・ [vt] finish printing, print off</text:p>
            <text:p>多色刷り ・ たしょくずり ・ polychrome printing</text:p>
            <text:p>縮刷する ・ しゅくさつする ・ print in reduced siz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098" calcext:value-type="float">
            <text:p>2098</text:p>
          </table:table-cell>
          <table:table-cell table:style-name="ce8" office:value-type="string" calcext:value-type="string">
            <text:p>擦</text:p>
          </table:table-cell>
          <table:table-cell table:style-name="ce12" office:value-type="string" calcext:value-type="string">
            <text:p>摩擦 ・ まさつ ・ friction; rubbing, chafing</text:p>
            <text:p>擦る ・ する ・ [vt] rub, file, chafe</text:p>
            <text:p>擦れる ・ すれる ・ [vi] wear out</text:p>
            <text:p>マッチを擦る ・ まっちをする ・ strike a match</text:p>
            <text:p>床擦れ ・ とこずれ ・ bedsor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99" calcext:value-type="float">
            <text:p>2099</text:p>
          </table:table-cell>
          <table:table-cell table:style-name="ce8" office:value-type="string" calcext:value-type="string">
            <text:p>摩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00" calcext:value-type="float">
            <text:p>2100</text:p>
          </table:table-cell>
          <table:table-cell table:style-name="ce8" office:value-type="string" calcext:value-type="string">
            <text:p>磨</text:p>
          </table:table-cell>
          <table:table-cell table:style-name="ce12" office:value-type="string" calcext:value-type="string">
            <text:p>磨き ・ みがき ・ polish, burnishing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101" calcext:value-type="float">
            <text:p>2101</text:p>
          </table:table-cell>
          <table:table-cell table:style-name="ce8" office:value-type="string" calcext:value-type="string">
            <text:p>凹</text:p>
          </table:table-cell>
          <table:table-cell table:style-name="ce12" office:value-type="string" calcext:value-type="string">
            <text:p>凹面鏡 ・ おうめんきょう ・ concave mirror</text:p>
            <text:p>凸凹紙 ・ とつおうし ・ embossed paper</text:p>
            <text:p>凹む ・ へこむ ・ [vi] get dented, cave in; [colloq] get depressed, feel down</text:p>
            <text:p>凸凹 ・ でこぼこ ・ unevenness, roughness; imbala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02" calcext:value-type="float">
            <text:p>2102</text:p>
          </table:table-cell>
          <table:table-cell table:style-name="ce8" office:value-type="string" calcext:value-type="string">
            <text:p>凸</text:p>
          </table:table-cell>
          <table:table-cell table:style-name="ce12" office:value-type="string" calcext:value-type="string">
            <text:p>凸版 ・ とっぱん ・ letterpress, relief printing</text:p>
            <text:p>凸レンズ ・ とつレンズ ・ convex lens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103" calcext:value-type="float">
            <text:p>2103</text:p>
          </table:table-cell>
          <table:table-cell table:style-name="ce8" office:value-type="string" calcext:value-type="string">
            <text:p>奉</text:p>
          </table:table-cell>
          <table:table-cell table:style-name="ce12" office:value-type="string" calcext:value-type="string">
            <text:p>奉還 ・ ほうかん ・ restoration to the emperor</text:p>
            <text:p>奉賀 ・ ほうが ・ respectful congratulation</text:p>
            <text:p>奉仕する ・ ほうしする ・ attend, serve</text:p>
            <text:p>奉職する ・ ほうしょくする ・ be in the service 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04" calcext:value-type="float">
            <text:p>2104</text:p>
          </table:table-cell>
          <table:table-cell table:style-name="ce8" office:value-type="string" calcext:value-type="string">
            <text:p>奏</text:p>
          </table:table-cell>
          <table:table-cell table:style-name="ce12" office:value-type="string" calcext:value-type="string">
            <text:p>合奏 ・ がっそう ・ ensemble, concert</text:p>
            <text:p>重奏 ・ じゅうそう ・ duet</text:p>
            <text:p>協奏曲 ・ きょうそうきょく ・ concert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05" calcext:value-type="float">
            <text:p>2105</text:p>
          </table:table-cell>
          <table:table-cell table:style-name="ce8" office:value-type="string" calcext:value-type="string">
            <text:p>泰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06" calcext:value-type="float">
            <text:p>2106</text:p>
          </table:table-cell>
          <table:table-cell table:style-name="ce8" office:value-type="string" calcext:value-type="string">
            <text:p>俸</text:p>
          </table:table-cell>
          <table:table-cell table:style-name="ce12" office:value-type="string" calcext:value-type="string">
            <text:p>俸禄 ・ ほうろく ・ retainer’s stipend, official pay [salary] 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107" calcext:value-type="float">
            <text:p>2107</text:p>
          </table:table-cell>
          <table:table-cell table:style-name="ce8" office:value-type="string" calcext:value-type="string">
            <text:p>棒</text:p>
          </table:table-cell>
          <table:table-cell table:style-name="ce12" office:value-type="string" calcext:value-type="string">
            <text:p>泥棒 ・ どろぼう ・ thief, crook</text:p>
            <text:p>延べ棒 ・ のべぼう ・ ingot</text:p>
            <text:p>棒暗記 ・ ぼうあんき ・ memorization word by word</text:p>
            <text:p>心棒 ・ しんぼう ・ axle, shaft; arbor</text:p>
            <text:p>用心棒 ・ ようじんぼう ・ bodyguard, bouncer; bar, bol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108" calcext:value-type="float">
            <text:p>2108</text:p>
          </table:table-cell>
          <table:table-cell table:style-name="ce8" office:value-type="string" calcext:value-type="string">
            <text:p>捧</text:p>
          </table:table-cell>
          <table:table-cell table:style-name="ce12" office:value-type="string" calcext:value-type="string">
            <text:p>捧げ持つ ・ ささげもつ ・ hold sth. reverently [with both hands] </text:p>
            <text:p>命を捧ぐ ・ いのちをささぐ ・ [elegant] give one’s life, devote one’s life to a cause </text:p>
            <text:p>捧腹絶倒する ・ ほうふくぜっとうする ・ double up with laugh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09" calcext:value-type="float">
            <text:p>2109</text:p>
          </table:table-cell>
          <table:table-cell table:style-name="ce8" office:value-type="string" calcext:value-type="string">
            <text:p>耐</text:p>
          </table:table-cell>
          <table:table-cell table:style-name="ce12" office:value-type="string" calcext:value-type="string">
            <text:p>耐乏 ・ たいぼう ・ austerity, voluntary privation</text:p>
            <text:p>耐震 ・ たいしん ・ earthquake-proof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10" calcext:value-type="float">
            <text:p>2110</text:p>
          </table:table-cell>
          <table:table-cell table:style-name="ce8" office:value-type="string" calcext:value-type="string">
            <text:p>霊</text:p>
          </table:table-cell>
          <table:table-cell table:style-name="ce12" office:value-type="string" calcext:value-type="string">
            <text:p>霊長類 ・ れいちょうるい ・ Primates</text:p>
            <text:p>霊場 ・ れいじょう ・ holy ground, sacred place</text:p>
            <text:p>霊感 ・ れいかん ・ inspiration, extrasensory perception</text:p>
            <text:p>御霊屋 ・ みたまや ・ mausoleum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11" calcext:value-type="float">
            <text:p>2111</text:p>
          </table:table-cell>
          <table:table-cell table:style-name="ce8" office:value-type="string" calcext:value-type="string">
            <text:p>需</text:p>
          </table:table-cell>
          <table:table-cell table:style-name="ce12" office:value-type="string" calcext:value-type="string">
            <text:p>軍需品 ・ ぐんじゅひん ・ war supplies</text:p>
            <text:p>実需 ・ じつじゅ ・ actual demand</text:p>
            <text:p>民需 ・ みんじゅ ・ private demands, civilian requirement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12" calcext:value-type="float">
            <text:p>2112</text:p>
          </table:table-cell>
          <table:table-cell table:style-name="ce8" office:value-type="string" calcext:value-type="string">
            <text:p>濡</text:p>
          </table:table-cell>
          <table:table-cell table:style-name="ce12" office:value-type="string" calcext:value-type="string">
            <text:p>濡れ縁 ・ ぬれえん ・ open veranda</text:p>
            <text:p>濡れ衣 ・ ぬれぎぬ ・ false charge, unfounded suspicion</text:p>
            <text:p>びしょ濡れ ・ びしょぬれ ・ dripping wet, wet through, drenched [soaked] to the sk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13" calcext:value-type="float">
            <text:p>2113</text:p>
          </table:table-cell>
          <table:table-cell table:style-name="ce8" office:value-type="string" calcext:value-type="string">
            <text:p>儒</text:p>
          </table:table-cell>
          <table:table-cell table:style-name="ce12" office:value-type="string" calcext:value-type="string">
            <text:p>儒艮 ・ じゅごん ・ dugong [manatee-like mammal]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114" calcext:value-type="float">
            <text:p>2114</text:p>
          </table:table-cell>
          <table:table-cell table:style-name="ce8" office:value-type="string" calcext:value-type="string">
            <text:p>端</text:p>
          </table:table-cell>
          <table:table-cell table:style-name="ce12" office:value-type="string" calcext:value-type="string">
            <text:p>端的に ・ たんてきに ・ directly, frankly, straightforwardly</text:p>
            <text:p>山の端 ・ やまのは ・ edge [brow] of mountain</text:p>
            <text:p>端数 ・ はすう ・ fraction, odd sum</text:p>
            <text:p>半端 ・ はんぱ ・ fragment, odd item; incompleteness</text:p>
            <text:p>道端 ・ みちばた ・ roadside, ways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15" calcext:value-type="float">
            <text:p>2115</text:p>
          </table:table-cell>
          <table:table-cell table:style-name="ce8" office:value-type="string" calcext:value-type="string">
            <text:p>壱</text:p>
          </table:table-cell>
          <table:table-cell table:style-name="ce12" office:value-type="string" calcext:value-type="string">
            <text:p>金壱万円 ・ きんいちまんえん ・ 10,000 ¥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16" calcext:value-type="float">
            <text:p>2116</text:p>
          </table:table-cell>
          <table:table-cell table:style-name="ce8" office:value-type="string" calcext:value-type="string">
            <text:p>尼</text:p>
          </table:table-cell>
          <table:table-cell table:style-name="ce12" office:value-type="string" calcext:value-type="string">
            <text:p>尼 ・ あま ・ nu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117" calcext:value-type="float">
            <text:p>2117</text:p>
          </table:table-cell>
          <table:table-cell table:style-name="ce8" office:value-type="string" calcext:value-type="string">
            <text:p>泥</text:p>
          </table:table-cell>
          <table:table-cell table:style-name="ce12" office:value-type="string" calcext:value-type="string">
            <text:p>泥 ・ どろ ・ mud</text:p>
            <text:p>泥んこ ・ どろんこ ・ mud morasses of </text:p>
            <text:p>こそ泥 ・ こそどろ ・ sneak, pilferer</text:p>
            <text:p>自動車泥 ・ じどうしゃどろ ・ auto [car] thief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18" calcext:value-type="float">
            <text:p>2118</text:p>
          </table:table-cell>
          <table:table-cell table:style-name="ce8" office:value-type="string" calcext:value-type="string">
            <text:p>漏</text:p>
          </table:table-cell>
          <table:table-cell table:style-name="ce12" office:value-type="string" calcext:value-type="string">
            <text:p>秘密を漏らす ・ ひみつをもらす ・ betray [reveal] a secret</text:p>
            <text:p>遺漏 ・ いろう ・ omission, oversight, neglect</text:p>
            <text:p>疎漏 ・ そろう ・ carelessness, oversight, inadvertence</text:p>
            <text:p>雨漏り ・ あまもり ・ leak in the roof, leaking of r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19" calcext:value-type="float">
            <text:p>2119</text:p>
          </table:table-cell>
          <table:table-cell table:style-name="ce8" office:value-type="string" calcext:value-type="string">
            <text:p>氾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20" calcext:value-type="float">
            <text:p>2120</text:p>
          </table:table-cell>
          <table:table-cell table:style-name="ce8" office:value-type="string" calcext:value-type="string">
            <text:p>彙</text:p>
          </table:table-cell>
          <table:table-cell table:style-name="ce12" office:value-type="string" calcext:value-type="string">
            <text:p>彙類 ・ いるい ・ same kind [class] ; classific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21" calcext:value-type="float">
            <text:p>2121</text:p>
          </table:table-cell>
          <table:table-cell table:style-name="ce8" office:value-type="string" calcext:value-type="string">
            <text:p>某</text:p>
          </table:table-cell>
          <table:table-cell table:style-name="ce12" office:value-type="string" calcext:value-type="string">
            <text:p>某某 ・ ぼうぼう ・ so-and-so</text:p>
            <text:p>某国 ・ ぼうこく ・ a certain country</text:p>
            <text:p>某高校 ・ ぼうこうこう ・ a certain high school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122" calcext:value-type="float">
            <text:p>2122</text:p>
          </table:table-cell>
          <table:table-cell table:style-name="ce8" office:value-type="string" calcext:value-type="string">
            <text:p>謀</text:p>
          </table:table-cell>
          <table:table-cell table:style-name="ce12" office:value-type="string" calcext:value-type="string">
            <text:p>暗殺を謀る ・ あんさつをはかる ・ plot an assassination</text:p>
            <text:p>謀殺 ・ ぼうさつ ・ premeditated murder</text:p>
            <text:p>無謀 ・ むぼう ・ recklessness, imprudence</text:p>
            <text:p>参謀 ・ さんぼう ・ staff officer, the staff; adviser, counsel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23" calcext:value-type="float">
            <text:p>2123</text:p>
          </table:table-cell>
          <table:table-cell table:style-name="ce8" office:value-type="string" calcext:value-type="string">
            <text:p>媒</text:p>
          </table:table-cell>
          <table:table-cell table:style-name="ce12" office:value-type="string" calcext:value-type="string">
            <text:p>媒染剤 ・ ばいせんざい ・ morda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24" calcext:value-type="float">
            <text:p>2124</text:p>
          </table:table-cell>
          <table:table-cell table:style-name="ce8" office:value-type="string" calcext:value-type="string">
            <text:p>尉</text:p>
          </table:table-cell>
          <table:table-cell table:style-name="ce12" office:value-type="string" calcext:value-type="string">
            <text:p>空軍大尉 ・ くうぐんたいい ・ air force captai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25" calcext:value-type="float">
            <text:p>2125</text:p>
          </table:table-cell>
          <table:table-cell table:style-name="ce8" office:value-type="string" calcext:value-type="string">
            <text:p>慰</text:p>
          </table:table-cell>
          <table:table-cell table:style-name="ce12" office:value-type="string" calcext:value-type="string">
            <text:p>慰め ・ なぐさめ ・ consolation, comfort</text:p>
            <text:p>慰む ・ なぐさむ ・ [vi] be diverted by </text:p>
            <text:p>慰問 ・ いもん ・ inquiring after a person’s health ; consolation</text:p>
            <text:p>慰謝料 ・ いしゃりょう ・ consolation money</text:p>
            <text:p>慰労 ・ いろう ・ recognition of servic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26" calcext:value-type="float">
            <text:p>2126</text:p>
          </table:table-cell>
          <table:table-cell table:style-name="ce8" office:value-type="string" calcext:value-type="string">
            <text:p>酪</text:p>
          </table:table-cell>
          <table:table-cell table:style-name="ce12" office:value-type="string" calcext:value-type="string">
            <text:p>牛酪 ・ ぎゅうらく ・ but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27" calcext:value-type="float">
            <text:p>2127</text:p>
          </table:table-cell>
          <table:table-cell table:style-name="ce8" office:value-type="string" calcext:value-type="string">
            <text:p>酵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28" calcext:value-type="float">
            <text:p>2128</text:p>
          </table:table-cell>
          <table:table-cell table:style-name="ce8" office:value-type="string" calcext:value-type="string">
            <text:p>醤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29" calcext:value-type="float">
            <text:p>2129</text:p>
          </table:table-cell>
          <table:table-cell table:style-name="ce8" office:value-type="string" calcext:value-type="string">
            <text:p>酢</text:p>
          </table:table-cell>
          <table:table-cell table:style-name="ce12" office:value-type="string" calcext:value-type="string">
            <text:p>酢蛸 ・ すだこ ・ pickled octopus sliced and </text:p>
            <text:p>醸造酢 ・ じょうぞうす ・ brewed vineg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0" calcext:value-type="float">
            <text:p>2130</text:p>
          </table:table-cell>
          <table:table-cell table:style-name="ce8" office:value-type="string" calcext:value-type="string">
            <text:p>酎</text:p>
          </table:table-cell>
          <table:table-cell table:style-name="ce12" office:value-type="string" calcext:value-type="string">
            <text:p>酎ハイ ・ ちゅうハイ ・ "shochu with tonic water ""highball"" abbr. "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1" calcext:value-type="float">
            <text:p>2131</text:p>
          </table:table-cell>
          <table:table-cell table:style-name="ce8" office:value-type="string" calcext:value-type="string">
            <text:p>酌</text:p>
          </table:table-cell>
          <table:table-cell table:style-name="ce12" office:value-type="string" calcext:value-type="string">
            <text:p>酌婦 ・ しゃくふ ・ barmaid, waitres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32" calcext:value-type="float">
            <text:p>2132</text:p>
          </table:table-cell>
          <table:table-cell table:style-name="ce8" office:value-type="string" calcext:value-type="string">
            <text:p>釣</text:p>
          </table:table-cell>
          <table:table-cell table:style-name="ce12" office:value-type="string" calcext:value-type="string">
            <text:p>釣り合う ・ つりあう ・ [vi] balance; match, be in harmony</text:p>
            <text:p>釣り橋 ・ つりばし ・ suspension bridge</text:p>
            <text:p>釣り上げる ・ つりあげる ・ [vt] fish up, land</text:p>
            <text:p>釣り下げる ・ つりさげる ・ [vt] suspend from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33" calcext:value-type="float">
            <text:p>2133</text:p>
          </table:table-cell>
          <table:table-cell table:style-name="ce8" office:value-type="string" calcext:value-type="string">
            <text:p>畜</text:p>
          </table:table-cell>
          <table:table-cell table:style-name="ce12" office:value-type="string" calcext:value-type="string">
            <text:p>畜産 ・ ちくさん ・ animal husbandry</text:p>
            <text:p>畜舎 ・ ちくしゃ ・ barns and poultry sheds</text:p>
            <text:p>畜類 ・ ちくるい ・ livestock, domestic animals</text:p>
            <text:p>有畜農業 ・ ゆうちくのうぎょう ・ agriculture with livestock raising as a major side line 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34" calcext:value-type="float">
            <text:p>2134</text:p>
          </table:table-cell>
          <table:table-cell table:style-name="ce8" office:value-type="string" calcext:value-type="string">
            <text:p>蓄</text:p>
          </table:table-cell>
          <table:table-cell table:style-name="ce12" office:value-type="string" calcext:value-type="string">
            <text:p>蓄電池 ・ ちくでんち ・ storage battery, accumulator</text:p>
            <text:p>蓄音機 ・ ちくおんき ・ phonograph, gramophone</text:p>
            <text:p>蓄財 ・ ちくざい ・ accumulation of weal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5" calcext:value-type="float">
            <text:p>2135</text:p>
          </table:table-cell>
          <table:table-cell table:style-name="ce8" office:value-type="string" calcext:value-type="string">
            <text:p>玄</text:p>
          </table:table-cell>
          <table:table-cell table:style-name="ce12" office:value-type="string" calcext:value-type="string">
            <text:p>幽玄な ・ ゆうげんな ・ subtle and profound, quiet and beautiful, occul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6" calcext:value-type="float">
            <text:p>2136</text:p>
          </table:table-cell>
          <table:table-cell table:style-name="ce8" office:value-type="string" calcext:value-type="string">
            <text:p>眩</text:p>
          </table:table-cell>
          <table:table-cell table:style-name="ce12" office:value-type="string" calcext:value-type="string">
            <text:p>眩く ・ くるめく ・ [vi] spin, revolve, twirl arch. ; be dizzy, feel faint; bustle about</text:p>
            <text:p>眩耀する ・ げんようする ・ shine dazzling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7" calcext:value-type="float">
            <text:p>2137</text:p>
          </table:table-cell>
          <table:table-cell table:style-name="ce8" office:value-type="string" calcext:value-type="string">
            <text:p>呟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8" calcext:value-type="float">
            <text:p>2138</text:p>
          </table:table-cell>
          <table:table-cell table:style-name="ce8" office:value-type="string" calcext:value-type="string">
            <text:p>囁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9" calcext:value-type="float">
            <text:p>2139</text:p>
          </table:table-cell>
          <table:table-cell table:style-name="ce8" office:value-type="string" calcext:value-type="string">
            <text:p>喋</text:p>
          </table:table-cell>
          <table:table-cell table:style-name="ce12" office:value-type="string" calcext:value-type="string">
            <text:p>喋りまくる ・ しゃべりまくる ・ chatter awa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40" calcext:value-type="float">
            <text:p>2140</text:p>
          </table:table-cell>
          <table:table-cell table:style-name="ce8" office:value-type="string" calcext:value-type="string">
            <text:p>喩</text:p>
          </table:table-cell>
          <table:table-cell table:style-name="ce12" office:value-type="string" calcext:value-type="string">
            <text:p>暗喩 ・ あんゆ ・ metaphor</text:p>
            <text:p>喩える ・ たとえる ・ [vt] compare to, liken, speak figuratively</text:p>
            <text:p>喩え ・ たとえ ・ metaphor, simile, allegor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141" calcext:value-type="float">
            <text:p>2141</text:p>
          </table:table-cell>
          <table:table-cell table:style-name="ce8" office:value-type="string" calcext:value-type="string">
            <text:p>鬱</text:p>
          </table:table-cell>
          <table:table-cell table:style-name="ce12" office:value-type="string" calcext:value-type="string">
            <text:p>鬱鬱 ・ うつうつ ・ gloomy, pessimistic</text:p>
            <text:p>鬱積する ・ うっせきする ・ be pent up, accumulate as of negative emotions </text:p>
            <text:p>鬱憤 ・ うっぷん ・ frustration, pent-up anger</text:p>
            <text:p>鬱を散じる ・ うつをさんじる ・ chase one’s gloom aw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42" calcext:value-type="float">
            <text:p>2142</text:p>
          </table:table-cell>
          <table:table-cell table:style-name="ce8" office:value-type="string" calcext:value-type="string">
            <text:p>弦</text:p>
          </table:table-cell>
          <table:table-cell table:style-name="ce12" office:value-type="string" calcext:value-type="string">
            <text:p>弦歌 ・ げんか ・ singing and string music</text:p>
            <text:p>弦楽器 ・ げんがっき ・ stringed instruments</text:p>
            <text:p>弦音 ・ つるおと ・ sound of a vibrating bowstr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43" calcext:value-type="float">
            <text:p>2143</text:p>
          </table:table-cell>
          <table:table-cell table:style-name="ce8" office:value-type="string" calcext:value-type="string">
            <text:p>舷</text:p>
          </table:table-cell>
          <table:table-cell table:style-name="ce12" office:value-type="string" calcext:value-type="string">
            <text:p>舷梯 ・ げんてい ・ gangway [ladder] </text:p>
            <text:p>乾舷 ・ かんげん ・ freeboard of a ship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144" calcext:value-type="float">
            <text:p>2144</text:p>
          </table:table-cell>
          <table:table-cell table:style-name="ce8" office:value-type="string" calcext:value-type="string">
            <text:p>舵</text:p>
          </table:table-cell>
          <table:table-cell table:style-name="ce12" office:value-type="string" calcext:value-type="string">
            <text:p>舵 ・ かじ ・ rudder, helm</text:p>
            <text:p>操舵 ・ そうだ ・ steering</text:p>
            <text:p>舵板 ・ かじいた ・ rudder blade</text:p>
            <text:p>面舵 ・ おもかじ ・ starboarding the helm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45" calcext:value-type="float">
            <text:p>2145</text:p>
          </table:table-cell>
          <table:table-cell table:style-name="ce8" office:value-type="string" calcext:value-type="string">
            <text:p>幻</text:p>
          </table:table-cell>
          <table:table-cell table:style-name="ce12" office:value-type="string" calcext:value-type="string">
            <text:p>幻 ・ まぼろし ・ phantom, illusion</text:p>
            <text:p>幻影 ・ げんえい ・ vision, phantom, illusion</text:p>
            <text:p>幻聴 ・ げんちょう ・ auditory hallucination</text:p>
            <text:p>変幻自在の ・ へんげんじざいの ・ ever-changing, phantasmagoric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46" calcext:value-type="float">
            <text:p>2146</text:p>
          </table:table-cell>
          <table:table-cell table:style-name="ce8" office:value-type="string" calcext:value-type="string">
            <text:p>幽</text:p>
          </table:table-cell>
          <table:table-cell table:style-name="ce12" office:value-type="string" calcext:value-type="string">
            <text:p>幽界 ・ ゆうかい ・ Hades, realm of the dea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47" calcext:value-type="float">
            <text:p>2147</text:p>
          </table:table-cell>
          <table:table-cell table:style-name="ce8" office:value-type="string" calcext:value-type="string">
            <text:p>幼</text:p>
          </table:table-cell>
          <table:table-cell table:style-name="ce12" office:value-type="string" calcext:value-type="string">
            <text:p>幼時 ・ ようじ ・ childhood, infancy</text:p>
            <text:p>長幼 ・ ちょうよう ・ young and old</text:p>
            <text:p>幼子 ・ おさなご ・ baby, infant, child</text:p>
            <text:p>幼心 ・ おさなごころ ・ child’s mind; innocent hear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48" calcext:value-type="float">
            <text:p>2148</text:p>
          </table:table-cell>
          <table:table-cell table:style-name="ce8" office:value-type="string" calcext:value-type="string">
            <text:p>稚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49" calcext:value-type="float">
            <text:p>2149</text:p>
          </table:table-cell>
          <table:table-cell table:style-name="ce8" office:value-type="string" calcext:value-type="string">
            <text:p>維</text:p>
          </table:table-cell>
          <table:table-cell table:style-name="ce12" office:value-type="string" calcext:value-type="string">
            <text:p>化学繊維 ・ かがくせんい ・ synthetic fibers</text:p>
            <text:p>合成繊維 ・ ごうせいせんい ・ synthetic fiber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150" calcext:value-type="float">
            <text:p>2150</text:p>
          </table:table-cell>
          <table:table-cell table:style-name="ce8" office:value-type="string" calcext:value-type="string">
            <text:p>推</text:p>
          </table:table-cell>
          <table:table-cell table:style-name="ce12" office:value-type="string" calcext:value-type="string">
            <text:p>推挙する ・ すいきょする ・ recommend, nominate</text:p>
            <text:p>推察する ・ すいさつする ・ guess, imagine, conjecture, infer</text:p>
            <text:p>推す ・ おす ・ [vt] infer, deduce, surmise; recommend, propose</text:p>
            <text:p>推して ・ おして ・ by conjecture [deduction]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51" calcext:value-type="float">
            <text:p>2151</text:p>
          </table:table-cell>
          <table:table-cell table:style-name="ce8" office:value-type="string" calcext:value-type="string">
            <text:p>堆</text:p>
          </table:table-cell>
          <table:table-cell table:style-name="ce12" office:value-type="string" calcext:value-type="string">
            <text:p>堆肥 ・ たいひ ・ barnyard man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52" calcext:value-type="float">
            <text:p>2152</text:p>
          </table:table-cell>
          <table:table-cell table:style-name="ce8" office:value-type="string" calcext:value-type="string">
            <text:p>椎</text:p>
          </table:table-cell>
          <table:table-cell table:style-name="ce12" office:value-type="string" calcext:value-type="string">
            <text:p>脊椎 ・ せきつい ・ spine, backb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53" calcext:value-type="float">
            <text:p>2153</text:p>
          </table:table-cell>
          <table:table-cell table:style-name="ce8" office:value-type="string" calcext:value-type="string">
            <text:p>脊</text:p>
          </table:table-cell>
          <table:table-cell table:style-name="ce12" office:value-type="string" calcext:value-type="string">
            <text:p>脊髄 ・ せきずい ・ spinal cord</text:p>
            <text:p>脊柱 ・ せきちゅう ・ spinal column</text:p>
            <text:p>脊梁 ・ せきりょう ・ backbone, sp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54" calcext:value-type="float">
            <text:p>2154</text:p>
          </table:table-cell>
          <table:table-cell table:style-name="ce8" office:value-type="string" calcext:value-type="string">
            <text:p>雛</text:p>
          </table:table-cell>
          <table:table-cell table:style-name="ce12" office:value-type="string" calcext:value-type="string">
            <text:p>雛げし ・ ひなげし ・ red [corn] poppy, ponceau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55" calcext:value-type="float">
            <text:p>2155</text:p>
          </table:table-cell>
          <table:table-cell table:style-name="ce8" office:value-type="string" calcext:value-type="string">
            <text:p>誰</text:p>
          </table:table-cell>
          <table:table-cell table:style-name="ce12" office:value-type="string" calcext:value-type="string">
            <text:p>誰 ・ だれ ・ Who</text:p>
            <text:p>誰一人 ・ だれひとり ・ no one, nobody, n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56" calcext:value-type="float">
            <text:p>2156</text:p>
          </table:table-cell>
          <table:table-cell table:style-name="ce8" office:value-type="string" calcext:value-type="string">
            <text:p>唯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57" calcext:value-type="float">
            <text:p>2157</text:p>
          </table:table-cell>
          <table:table-cell table:style-name="ce8" office:value-type="string" calcext:value-type="string">
            <text:p>鳴</text:p>
          </table:table-cell>
          <table:table-cell table:style-name="ce12" office:value-type="string" calcext:value-type="string">
            <text:p>鳴く ・ なく ・ [vi] sing, chirp, caw; bark, meow, croack […] </text:p>
            <text:p>鳴らす ・ ならす ・ [vt] ring, sound, chime</text:p>
            <text:p>鶏鳴 ・ けいめい ・ cockcrowing</text:p>
            <text:p>雷鳴 ・ らいめい ・ thundercla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58" calcext:value-type="float">
            <text:p>2158</text:p>
          </table:table-cell>
          <table:table-cell table:style-name="ce8" office:value-type="string" calcext:value-type="string">
            <text:p>亥</text:p>
          </table:table-cell>
          <table:table-cell table:style-name="ce12" office:value-type="string" calcext:value-type="string">
            <text:p>亥の刻 ・ いのこく ・ 10 p.m.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59" calcext:value-type="float">
            <text:p>2159</text:p>
          </table:table-cell>
          <table:table-cell table:style-name="ce8" office:value-type="string" calcext:value-type="string">
            <text:p>刻</text:p>
          </table:table-cell>
          <table:table-cell table:style-name="ce12" office:value-type="string" calcext:value-type="string">
            <text:p>五分刻みで ・ ごふんきざみで ・ every five minutes</text:p>
            <text:p>刻限 ・ こくげん ・ [appointed] time</text:p>
            <text:p>小刻みに ・ こきざみに ・ little by little, pieceme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60" calcext:value-type="float">
            <text:p>2160</text:p>
          </table:table-cell>
          <table:table-cell table:style-name="ce8" office:value-type="string" calcext:value-type="string">
            <text:p>劾</text:p>
          </table:table-cell>
          <table:table-cell table:style-name="ce12" office:value-type="string" calcext:value-type="string">
            <text:p>劾奏 ・ がいそう ・ report of an official's offense to the emper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61" calcext:value-type="float">
            <text:p>2161</text:p>
          </table:table-cell>
          <table:table-cell table:style-name="ce8" office:value-type="string" calcext:value-type="string">
            <text:p>核</text:p>
          </table:table-cell>
          <table:table-cell table:style-name="ce12" office:value-type="string" calcext:value-type="string">
            <text:p>神経核 ・ しんけいかく ・ neuron</text:p>
            <text:p>結核 ・ けっかく ・ tuberculosi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62" calcext:value-type="float">
            <text:p>2162</text:p>
          </table:table-cell>
          <table:table-cell table:style-name="ce8" office:value-type="string" calcext:value-type="string">
            <text:p>骸</text:p>
          </table:table-cell>
          <table:table-cell table:style-name="ce12" office:value-type="string" calcext:value-type="string">
            <text:p>残骸 ・ ざんがい ・ ruins, wreckage</text:p>
            <text:p>形骸化する ・ けいがいかする ・ become a mere shell [… dead letter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63" calcext:value-type="float">
            <text:p>2163</text:p>
          </table:table-cell>
          <table:table-cell table:style-name="ce8" office:value-type="string" calcext:value-type="string">
            <text:p>咳</text:p>
          </table:table-cell>
          <table:table-cell table:style-name="ce12" office:value-type="string" calcext:value-type="string">
            <text:p>咳 ・ せき ・ cough</text:p>
            <text:p>咳く ・ せく ・ [vi] coug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64" calcext:value-type="float">
            <text:p>2164</text:p>
          </table:table-cell>
          <table:table-cell table:style-name="ce8" office:value-type="string" calcext:value-type="string">
            <text:p>該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65" calcext:value-type="float">
            <text:p>2165</text:p>
          </table:table-cell>
          <table:table-cell table:style-name="ce8" office:value-type="string" calcext:value-type="string">
            <text:p>診</text:p>
          </table:table-cell>
          <table:table-cell table:style-name="ce12" office:value-type="string" calcext:value-type="string">
            <text:p>検診 ・ けんしん ・ medical examination</text:p>
            <text:p>診療 ・ しんりょう ・ diagnosis and treatment</text:p>
            <text:p>診療所 ・ しんりょうじょ ・ clinic</text:p>
            <text:p>本日休診 ・ ほんじつきゅうしん ・ Office Closed Today [sign at doctor’s office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66" calcext:value-type="float">
            <text:p>2166</text:p>
          </table:table-cell>
          <table:table-cell table:style-name="ce8" office:value-type="string" calcext:value-type="string">
            <text:p>珍</text:p>
          </table:table-cell>
          <table:table-cell table:style-name="ce12" office:value-type="string" calcext:value-type="string">
            <text:p>珍しがる ・ めずらしがる ・ [vt] think it a curiosity</text:p>
            <text:p>物珍しげに ・ ものめずらしげに ・ curiously, with curious eyes</text:p>
            <text:p>珍紛漢紛 ・ ちんぷんかんぷん ・ gibberish, unintelligible speec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67" calcext:value-type="float">
            <text:p>2167</text:p>
          </table:table-cell>
          <table:table-cell table:style-name="ce8" office:value-type="string" calcext:value-type="string">
            <text:p>瓦</text:p>
          </table:table-cell>
          <table:table-cell table:style-name="ce12" office:value-type="string" calcext:value-type="string">
            <text:p>瓦 ・ かわら ・ tile, brick</text:p>
            <text:p>瓦斯 ・ がす ・ gas [ateji] </text:p>
            <text:p>瓦煎餅 ・ かわらせんべい ・ tile-shaped rice cracker</text:p>
            <text:p>瓦屋根 ・ かわらやね ・ tiled roof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68" calcext:value-type="float">
            <text:p>2168</text:p>
          </table:table-cell>
          <table:table-cell table:style-name="ce8" office:value-type="string" calcext:value-type="string">
            <text:p>併</text:p>
          </table:table-cell>
          <table:table-cell table:style-name="ce12" office:value-type="string" calcext:value-type="string">
            <text:p>併せて ・ あわせて ・ collectively, all together; in addition, besides</text:p>
            <text:p>併せ持つ ・ あわせもつ ・ [vt] own sth. as well</text:p>
            <text:p>併殺 ・ へいさつ ・ double pl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69" calcext:value-type="float">
            <text:p>2169</text:p>
          </table:table-cell>
          <table:table-cell table:style-name="ce8" office:value-type="string" calcext:value-type="string">
            <text:p>瓶</text:p>
          </table:table-cell>
          <table:table-cell table:style-name="ce12" office:value-type="string" calcext:value-type="string">
            <text:p>瓶 ・ びん ・ bottle, flask, decanter</text:p>
            <text:p>徳用瓶 ・ とくようびん ・ economy bottl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70" calcext:value-type="float">
            <text:p>2170</text:p>
          </table:table-cell>
          <table:table-cell table:style-name="ce8" office:value-type="string" calcext:value-type="string">
            <text:p>屏</text:p>
          </table:table-cell>
          <table:table-cell table:style-name="ce12" office:value-type="string" calcext:value-type="string">
            <text:p>金屏風 ・ きんびょうぶ ・ folding screen covered with gold lea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71" calcext:value-type="float">
            <text:p>2171</text:p>
          </table:table-cell>
          <table:table-cell table:style-name="ce8" office:value-type="string" calcext:value-type="string">
            <text:p>塀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172" calcext:value-type="float">
            <text:p>2172</text:p>
          </table:table-cell>
          <table:table-cell table:style-name="ce8" office:value-type="string" calcext:value-type="string">
            <text:p>餅</text:p>
          </table:table-cell>
          <table:table-cell table:style-name="ce12" office:value-type="string" calcext:value-type="string">
            <text:p>画餅に帰す ・ がべいにきす ・ come to naught, fall through</text:p>
            <text:p>餅搗xき ・ もちつき ・ pounding mochi</text:p>
            <text:p>餅米 ・ もちごめ ・ glutinous rice</text:p>
            <text:p>餅肌 ・ もちはだ ・ soft [smooth] skin</text:p>
            <text:p>絵に描いた餅 ・ えにかいたもち ・ pie in the sky, castle in the ai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73" calcext:value-type="float">
            <text:p>2173</text:p>
          </table:table-cell>
          <table:table-cell table:style-name="ce8" office:value-type="string" calcext:value-type="string">
            <text:p>餌</text:p>
          </table:table-cell>
          <table:table-cell table:style-name="ce12" office:value-type="string" calcext:value-type="string">
            <text:p>餌 ・ えさ ・ animal feed; bait</text:p>
            <text:p>餌食 ・ えじき ・ prey, victim</text:p>
            <text:p>好餌 ・ こうじ ・ bait, decoy, lure</text:p>
            <text:p>餌場 ・ えさば ・ feeding grounds</text:p>
            <text:p>餌箱 ・ えさばこ ・ feed tray [trough, box, bowl] ; bait box</text:p>
            <text:p>給餌 ・ きゅうじ ・ feeding animals </text:p>
            <text:p>擬餌 ・ ぎじ ・ artificial bai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174" calcext:value-type="float">
            <text:p>2174</text:p>
          </table:table-cell>
          <table:table-cell table:style-name="ce8" office:value-type="string" calcext:value-type="string">
            <text:p>呑</text:p>
          </table:table-cell>
          <table:table-cell table:style-name="ce12" office:value-type="string" calcext:value-type="string">
            <text:p>呑吐 ・ どんと ・ swallowing and vomiting</text:p>
            <text:p>丸呑み ・ まるのみ ・ swallowing whole</text:p>
            <text:p>呑み助 ・ のみすけ ・ guzzler, boozer</text:p>
            <text:p>呑み込み ・ のみこみ ・ understanding, comprehension</text:p>
            <text:p>呑気 ・ のんき ・ happy-go-lucky, easygoing, caref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75" calcext:value-type="float">
            <text:p>2175</text:p>
          </table:table-cell>
          <table:table-cell table:style-name="ce8" office:value-type="string" calcext:value-type="string">
            <text:p>沃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176" calcext:value-type="float">
            <text:p>2176</text:p>
          </table:table-cell>
          <table:table-cell table:style-name="ce8" office:value-type="string" calcext:value-type="string">
            <text:p>妖</text:p>
          </table:table-cell>
          <table:table-cell table:style-name="ce12" office:value-type="string" calcext:value-type="string">
            <text:p>妖女 ・ ようじょ ・ enchantress, vamp</text:p>
            <text:p>妖艶な ・ ようえんな ・ fascinating, voluptuous</text:p>
            <text:p>妖精 ・ ようせい ・ fairy, elf, sprite</text:p>
            <text:p>妖婆 ・ ようば ・ witch, ha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77" calcext:value-type="float">
            <text:p>2177</text:p>
          </table:table-cell>
          <table:table-cell table:style-name="ce8" office:value-type="string" calcext:value-type="string">
            <text:p>呪</text:p>
          </table:table-cell>
          <table:table-cell table:style-name="ce12" office:value-type="string" calcext:value-type="string">
            <text:p>呪い ・ のろい ・ curse, spell</text:p>
            <text:p>呪う ・ まじなう ・ pray against own ill fortune; curse another </text:p>
            <text:p>呪文 ・ じゅもん ・ spell, charm</text:p>
            <text:p>呪符 ・ じゅふ ・ amulet, charm</text:p>
            <text:p>呪詛 ・ じゅそ ・ curse, hex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178" calcext:value-type="float">
            <text:p>2178</text:p>
          </table:table-cell>
          <table:table-cell table:style-name="ce8" office:value-type="string" calcext:value-type="string">
            <text:p>艶</text:p>
          </table:table-cell>
          <table:table-cell table:style-name="ce12" office:value-type="string" calcext:value-type="string">
            <text:p>艶艶した ・ つやつやした ・ glossy, bright</text:p>
            <text:p>艶消し ・ つやけし ・ grinding, frosting; disillusionment </text:p>
            <text:p>艶の有る声 ・ つやのあるこえ ・ charming voice</text:p>
            <text:p>濃艶な ・ のうえんな ・ charming, bewitching, enchant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79" calcext:value-type="float">
            <text:p>2179</text:p>
          </table:table-cell>
          <table:table-cell table:style-name="ce8" office:value-type="string" calcext:value-type="string">
            <text:p>慈</text:p>
          </table:table-cell>
          <table:table-cell table:style-name="ce12" office:value-type="string" calcext:value-type="string">
            <text:p>慈しむ ・ いつくしむ ・ [vt] be affectionate to, love, treat tenderly</text:p>
            <text:p>慈しみ ・ いつくしみ ・ affection, love</text:p>
            <text:p>慈母 ・ じぼ ・ affectionate [loving] mot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80" calcext:value-type="float">
            <text:p>2180</text:p>
          </table:table-cell>
          <table:table-cell table:style-name="ce8" office:value-type="string" calcext:value-type="string">
            <text:p>滋</text:p>
          </table:table-cell>
          <table:table-cell table:style-name="ce12" office:value-type="string" calcext:value-type="string">
            <text:p>滋雨 ・ じう ・ beneficial rain</text:p>
            <text:p>滋強飲料 ・ じきょういんりょう ・ tonic drin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81" calcext:value-type="float">
            <text:p>2181</text:p>
          </table:table-cell>
          <table:table-cell table:style-name="ce8" office:value-type="string" calcext:value-type="string">
            <text:p>磁</text:p>
          </table:table-cell>
          <table:table-cell table:style-name="ce12" office:value-type="string" calcext:value-type="string">
            <text:p>磁力線 ・ じりょくせん ・ line of magnetic force</text:p>
            <text:p>電磁波 ・ でんじは ・ electromagnetic waves</text:p>
            <text:p>磁方位 ・ じほうい ・ magnetic bear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82" calcext:value-type="float">
            <text:p>2182</text:p>
          </table:table-cell>
          <table:table-cell table:style-name="ce8" office:value-type="string" calcext:value-type="string">
            <text:p>擁</text:p>
          </table:table-cell>
          <table:table-cell table:style-name="ce12" office:value-type="string" calcext:value-type="string">
            <text:p>人権擁護 ・ じんけんようご ・ protection of human right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83" calcext:value-type="float">
            <text:p>2183</text:p>
          </table:table-cell>
          <table:table-cell table:style-name="ce8" office:value-type="string" calcext:value-type="string">
            <text:p>腐</text:p>
          </table:table-cell>
          <table:table-cell table:style-name="ce12" office:value-type="string" calcext:value-type="string">
            <text:p>豆腐 ・ とうふ ・ Japanese bean curd</text:p>
            <text:p>陳腐な ・ ちんぷな ・ old-fashioned, trite, worn-out</text:p>
            <text:p>不貞腐れ ・ ふてくされ ・ sulkiness</text:p>
            <text:p>腐れ縁 ・ くされえん ・ unhappy yet inseparable relation; fatal bond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84" calcext:value-type="float">
            <text:p>2184</text:p>
          </table:table-cell>
          <table:table-cell table:style-name="ce8" office:value-type="string" calcext:value-type="string">
            <text:p>芯</text:p>
          </table:table-cell>
          <table:table-cell table:style-name="ce12" office:value-type="string" calcext:value-type="string">
            <text:p>芯 ・ しん ・ core of fruit ; wick; lead of a pencil ; padding</text:p>
            <text:p>芯地 ・ しんじ ・ padding, lining</text:p>
            <text:p>花芯 ・ かしん ・ center of a flower</text:p>
            <text:p>空芯菜 ・ くうしんさい ・ water morning glory</text:p>
            <text:p>替え芯 ・ かえしん ・ spare le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85" calcext:value-type="float">
            <text:p>2185</text:p>
          </table:table-cell>
          <table:table-cell table:style-name="ce8" office:value-type="string" calcext:value-type="string">
            <text:p>蒔</text:p>
          </table:table-cell>
          <table:table-cell table:style-name="ce12" office:value-type="string" calcext:value-type="string">
            <text:p>種を蒔く ・ たねをまく ・ sow see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86" calcext:value-type="float">
            <text:p>2186</text:p>
          </table:table-cell>
          <table:table-cell table:style-name="ce8" office:value-type="string" calcext:value-type="string">
            <text:p>撒</text:p>
          </table:table-cell>
          <table:table-cell table:style-name="ce12" office:value-type="string" calcext:value-type="string">
            <text:p>散撒き ・ ばらまき ・ scattering; spending recklessly</text:p>
            <text:p>水撒き ・ みずまき ・ watering, sprinkling</text:p>
            <text:p>撒布する ・ さんぷする [さっぷ] ・ scatter, sprinkle, spr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87" calcext:value-type="float">
            <text:p>2187</text:p>
          </table:table-cell>
          <table:table-cell table:style-name="ce8" office:value-type="string" calcext:value-type="string">
            <text:p>撤</text:p>
          </table:table-cell>
          <table:table-cell table:style-name="ce12" office:value-type="string" calcext:value-type="string">
            <text:p>撤収する ・ てっしゅうする ・ withdraw, pull 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88" calcext:value-type="float">
            <text:p>2188</text:p>
          </table:table-cell>
          <table:table-cell table:style-name="ce8" office:value-type="string" calcext:value-type="string">
            <text:p>徹</text:p>
          </table:table-cell>
          <table:table-cell table:style-name="ce12" office:value-type="string" calcext:value-type="string">
            <text:p>透徹した ・ とうてつした ・ lucid, clear, penetrating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189" calcext:value-type="float">
            <text:p>2189</text:p>
          </table:table-cell>
          <table:table-cell table:style-name="ce8" office:value-type="string" calcext:value-type="string">
            <text:p>微</text:p>
          </table:table-cell>
          <table:table-cell table:style-name="ce12" office:value-type="string" calcext:value-type="string">
            <text:p>微少 ・ びしょう ・ minute quantity</text:p>
            <text:p>微微たる ・ びびたる ・ slight, small, insignificant</text:p>
            <text:p>微粒子 ・ びりゅうし ・ minute particle, corpuscle</text:p>
            <text:p>微かな笑み ・ かすかなえみ ・ faint smi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90" calcext:value-type="float">
            <text:p>2190</text:p>
          </table:table-cell>
          <table:table-cell table:style-name="ce8" office:value-type="string" calcext:value-type="string">
            <text:p>徴</text:p>
          </table:table-cell>
          <table:table-cell table:style-name="ce12" office:value-type="string" calcext:value-type="string">
            <text:p>徴税 ・ ちょうぜい ・ tax collection</text:p>
            <text:p>追徴する ・ ついちょうする ・ collect in addition</text:p>
            <text:p>課徴金 ・ かちょうきん ・ surcharge on impor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91" calcext:value-type="float">
            <text:p>2191</text:p>
          </table:table-cell>
          <table:table-cell table:style-name="ce8" office:value-type="string" calcext:value-type="string">
            <text:p>懲</text:p>
          </table:table-cell>
          <table:table-cell table:style-name="ce12" office:value-type="string" calcext:value-type="string">
            <text:p>懲らしめ ・ こらしめ ・ chastisement</text:p>
            <text:p>性懲りも無く ・ しょうこりもなく ・ incorrigibly</text:p>
            <text:p>懲罰 ・ ちょうばつ ・ discipline, punishmen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192" calcext:value-type="float">
            <text:p>2192</text:p>
          </table:table-cell>
          <table:table-cell table:style-name="ce8" office:value-type="string" calcext:value-type="string">
            <text:p>殆</text:p>
          </table:table-cell>
          <table:table-cell table:style-name="ce12" office:value-type="string" calcext:value-type="string">
            <text:p>殆ど ・ ほとん ・ mostly, nearly, just about, almost</text:p>
            <text:p>殆どの人 ・ ほとんどのひと ・ most people</text:p>
            <text:p>殆ど知らない ・ ほとんどしらない ・ hardly [barely] know, know next to nothing</text:p>
            <text:p>危殆 ・ きたい ・ danger, jeopardy, peril</text:p>
            <text:p>殆 ・ ほとほと ・ quite usu. negative connotation ; utterly, real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93" calcext:value-type="float">
            <text:p>2193</text:p>
          </table:table-cell>
          <table:table-cell table:style-name="ce8" office:value-type="string" calcext:value-type="string">
            <text:p>后</text:p>
          </table:table-cell>
          <table:table-cell table:style-name="ce12" office:value-type="string" calcext:value-type="string">
            <text:p>后妃 ・ こうひ ・ queen consort, empress, qu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94" calcext:value-type="float">
            <text:p>2194</text:p>
          </table:table-cell>
          <table:table-cell table:style-name="ce8" office:value-type="string" calcext:value-type="string">
            <text:p>垢</text:p>
          </table:table-cell>
          <table:table-cell table:style-name="ce12" office:value-type="string" calcext:value-type="string">
            <text:p>垢 ・ あか ・ dirt</text:p>
            <text:p>歯垢 ・ しこう ・ dental plaque</text:p>
            <text:p>無垢 ・ むく ・ pur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95" calcext:value-type="float">
            <text:p>2195</text:p>
          </table:table-cell>
          <table:table-cell table:style-name="ce8" office:value-type="string" calcext:value-type="string">
            <text:p>妃</text:p>
          </table:table-cell>
          <table:table-cell table:style-name="ce12" office:value-type="string" calcext:value-type="string">
            <text:p>親王妃 ・ しんのうひ ・ Imperial princ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96" calcext:value-type="float">
            <text:p>2196</text:p>
          </table:table-cell>
          <table:table-cell table:style-name="ce8" office:value-type="string" calcext:value-type="string">
            <text:p>姫</text:p>
          </table:table-cell>
          <table:table-cell table:style-name="ce12" office:value-type="string" calcext:value-type="string">
            <text:p>千姫 ・ せんひめ ・ Princess Sen</text:p>
            <text:p>姫小松 ・ ひめこまつ ・ small p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97" calcext:value-type="float">
            <text:p>2197</text:p>
          </table:table-cell>
          <table:table-cell table:style-name="ce8" office:value-type="string" calcext:value-type="string">
            <text:p>如</text:p>
          </table:table-cell>
          <table:table-cell table:style-name="ce12" office:value-type="string" calcext:value-type="string">
            <text:p>躍如たる ・ やくじょたる ・ vivid, graphic, lifelike</text:p>
            <text:p>如是 ・ にょぜ ・ thus, so, like this</text:p>
            <text:p>如来 ・ にょらい ・ Buddh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98" calcext:value-type="float">
            <text:p>2198</text:p>
          </table:table-cell>
          <table:table-cell table:style-name="ce8" office:value-type="string" calcext:value-type="string">
            <text:p>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99" calcext:value-type="float">
            <text:p>2199</text:p>
          </table:table-cell>
          <table:table-cell table:style-name="ce8" office:value-type="string" calcext:value-type="string">
            <text:p>婿</text:p>
          </table:table-cell>
          <table:table-cell table:style-name="ce12" office:value-type="string" calcext:value-type="string">
            <text:p>婿 ・ むこ ・ son-in-law</text:p>
            <text:p>娘婿 ・ むすめむこ ・ son-in-law</text:p>
            <text:p>花嫁花婿 ・ はなよめはなむこ ・ bride and groo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00" calcext:value-type="float">
            <text:p>2200</text:p>
          </table:table-cell>
          <table:table-cell table:style-name="ce8" office:value-type="string" calcext:value-type="string">
            <text:p>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01" calcext:value-type="float">
            <text:p>2201</text:p>
          </table:table-cell>
          <table:table-cell table:style-name="ce8" office:value-type="string" calcext:value-type="string">
            <text:p>嫁</text:p>
          </table:table-cell>
          <table:table-cell table:style-name="ce12" office:value-type="string" calcext:value-type="string">
            <text:p>嫁 ・ よめ ・ bride</text:p>
            <text:p>兄嫁 ・ あによめ ・ sister-in-law, older brother’s wife</text:p>
            <text:p>嫁いびり ・ よめいびり ・ bullying a young wif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02" calcext:value-type="float">
            <text:p>2202</text:p>
          </table:table-cell>
          <table:table-cell table:style-name="ce8" office:value-type="string" calcext:value-type="string">
            <text:p>稼</text:p>
          </table:table-cell>
          <table:table-cell table:style-name="ce12" office:value-type="string" calcext:value-type="string">
            <text:p>稼ぐ ・ かせぐ ・ [vi] earn, make; gain</text:p>
            <text:p>稼ぎ取る ・ かせぎとる ・ earn by working</text:p>
            <text:p>点数を稼ぐ ・ てんすうをかせぐ ・ score points with a per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03" calcext:value-type="float">
            <text:p>2203</text:p>
          </table:table-cell>
          <table:table-cell table:style-name="ce8" office:value-type="string" calcext:value-type="string">
            <text:p>塚</text:p>
          </table:table-cell>
          <table:table-cell table:style-name="ce12" office:value-type="string" calcext:value-type="string">
            <text:p>塚 ・ つか ・ mound</text:p>
            <text:p>蟻塚 ・ ありづか ・ anthil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04" calcext:value-type="float">
            <text:p>2204</text:p>
          </table:table-cell>
          <table:table-cell table:style-name="ce8" office:value-type="string" calcext:value-type="string">
            <text:p>豪</text:p>
          </table:table-cell>
          <table:table-cell table:style-name="ce12" office:value-type="string" calcext:value-type="string">
            <text:p>豪勢な ・ ごうせいな ・ great, grand, magnificent</text:p>
            <text:p>文豪 ・ ぶんごう ・ great man of letters, literary master</text:p>
            <text:p>豪雨 ・ ごうう ・ heavy rain, downpour</text:p>
            <text:p>豪雪 ・ ごうせつ ・ tremendous snowf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05" calcext:value-type="float">
            <text:p>2205</text:p>
          </table:table-cell>
          <table:table-cell table:style-name="ce8" office:value-type="string" calcext:value-type="string">
            <text:p>蒙</text:p>
          </table:table-cell>
          <table:table-cell table:style-name="ce12" office:value-type="string" calcext:value-type="string">
            <text:p>内蒙 ・ ないもう ・ Inner Mongolia</text:p>
            <text:p>蒙昧 ・ もうまい ・ ignora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06" calcext:value-type="float">
            <text:p>2206</text:p>
          </table:table-cell>
          <table:table-cell table:style-name="ce8" office:value-type="string" calcext:value-type="string">
            <text:p>墾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07" calcext:value-type="float">
            <text:p>2207</text:p>
          </table:table-cell>
          <table:table-cell table:style-name="ce8" office:value-type="string" calcext:value-type="string">
            <text:p>懇</text:p>
          </table:table-cell>
          <table:table-cell table:style-name="ce12" office:value-type="string" calcext:value-type="string">
            <text:p>懇ろな ・ ねんごろな ・ cordial; courteous; intimate</text:p>
            <text:p>懇親会 ・ こんしんかい ・ party, social gathering</text:p>
            <text:p>懇望 ・ こんもう ・ entreaty, solicitation, earnest request</text:p>
            <text:p>懇懇と ・ こんこんと ・ earnestly, repeated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08" calcext:value-type="float">
            <text:p>2208</text:p>
          </table:table-cell>
          <table:table-cell table:style-name="ce8" office:value-type="string" calcext:value-type="string">
            <text:p>貌</text:p>
          </table:table-cell>
          <table:table-cell table:style-name="ce12" office:value-type="string" calcext:value-type="string">
            <text:p>体貌 ・ たいぼう ・ appeara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09" calcext:value-type="float">
            <text:p>2209</text:p>
          </table:table-cell>
          <table:table-cell table:style-name="ce8" office:value-type="string" calcext:value-type="string">
            <text:p>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10" calcext:value-type="float">
            <text:p>2210</text:p>
          </table:table-cell>
          <table:table-cell table:style-name="ce8" office:value-type="string" calcext:value-type="string">
            <text:p>遂</text:p>
          </table:table-cell>
          <table:table-cell table:style-name="ce12" office:value-type="string" calcext:value-type="string">
            <text:p>未遂の ・ みすいの ・ attempted [suicide, …] </text:p>
            <text:p>成し遂げる ・ なしとげる ・ [vt] complete, carry out, accomplish</text:p>
            <text:p>遣り遂げる ・ やりとげる ・ [vt] carry out, complete; achie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11" calcext:value-type="float">
            <text:p>2211</text:p>
          </table:table-cell>
          <table:table-cell table:style-name="ce8" office:value-type="string" calcext:value-type="string">
            <text:p>墜</text:p>
          </table:table-cell>
          <table:table-cell table:style-name="ce12" office:value-type="string" calcext:value-type="string">
            <text:p>失墜 ・ しっつい ・ fall, forfeiture; sinking in people's estima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12" calcext:value-type="float">
            <text:p>2212</text:p>
          </table:table-cell>
          <table:table-cell table:style-name="ce8" office:value-type="string" calcext:value-type="string">
            <text:p>堕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13" calcext:value-type="float">
            <text:p>2213</text:p>
          </table:table-cell>
          <table:table-cell table:style-name="ce8" office:value-type="string" calcext:value-type="string">
            <text:p>随</text:p>
          </table:table-cell>
          <table:table-cell table:style-name="ce12" office:value-type="string" calcext:value-type="string">
            <text:p>随想 ・ ずいそう ・ occasional thoughts</text:p>
            <text:p>随員 ・ ずいいん ・ attendants, retinue</text:p>
            <text:p>付随の ・ ふずいの ・ accompanying, incident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14" calcext:value-type="float">
            <text:p>2214</text:p>
          </table:table-cell>
          <table:table-cell table:style-name="ce8" office:value-type="string" calcext:value-type="string">
            <text:p>附</text:p>
          </table:table-cell>
          <table:table-cell table:style-name="ce12" office:value-type="string" calcext:value-type="string">
            <text:p>添附する ・ てんぷする ・ attach, append, annex</text:p>
            <text:p>交附する ・ こうふする ・ deliver, grant, hand a ticket to a person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15" calcext:value-type="float">
            <text:p>2215</text:p>
          </table:table-cell>
          <table:table-cell table:style-name="ce8" office:value-type="string" calcext:value-type="string">
            <text:p>髄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16" calcext:value-type="float">
            <text:p>2216</text:p>
          </table:table-cell>
          <table:table-cell table:style-name="ce8" office:value-type="string" calcext:value-type="string">
            <text:p>怠</text:p>
          </table:table-cell>
          <table:table-cell table:style-name="ce12" office:value-type="string" calcext:value-type="string">
            <text:p>怠り ・ おこたり ・ negligence, carelessness</text:p>
            <text:p>勉強を怠ける ・ べんきょうをなまける ・ neglect one’s studies</text:p>
            <text:p>怠惰な ・ たいだな ・ lazy, id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17" calcext:value-type="float">
            <text:p>2217</text:p>
          </table:table-cell>
          <table:table-cell table:style-name="ce8" office:value-type="string" calcext:value-type="string">
            <text:p>惰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18" calcext:value-type="float">
            <text:p>2218</text:p>
          </table:table-cell>
          <table:table-cell table:style-name="ce8" office:value-type="string" calcext:value-type="string">
            <text:p>佐</text:p>
          </table:table-cell>
          <table:table-cell table:style-name="ce12" office:value-type="string" calcext:value-type="string">
            <text:p>中佐 ・ ちゅうさ ・ army lieutenant colonel, navy commander</text:p>
            <text:p>少佐 ・ しょうさ ・ army major, navy lieutenant command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19" calcext:value-type="float">
            <text:p>2219</text:p>
          </table:table-cell>
          <table:table-cell table:style-name="ce8" office:value-type="string" calcext:value-type="string">
            <text:p>玩</text:p>
          </table:table-cell>
          <table:table-cell table:style-name="ce12" office:value-type="string" calcext:value-type="string">
            <text:p>愛玩動物 ・ あいがんどうぶつ ・ pet animal</text:p>
            <text:p>玩弄する ・ がんろうする ・ make sport of, toy [play] with</text:p>
            <text:p>食玩 [食品玩具] ・ しょくがん [しょくひんがんぐ] ・ small toy sold with foo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20" calcext:value-type="float">
            <text:p>2220</text:p>
          </table:table-cell>
          <table:table-cell table:style-name="ce8" office:value-type="string" calcext:value-type="string">
            <text:p>弄</text:p>
          </table:table-cell>
          <table:table-cell table:style-name="ce12" office:value-type="string" calcext:value-type="string">
            <text:p>嘲弄 ・ ちょうろう ・ taunting, mockery, ridicu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21" calcext:value-type="float">
            <text:p>2221</text:p>
          </table:table-cell>
          <table:table-cell table:style-name="ce8" office:value-type="string" calcext:value-type="string">
            <text:p>嘲</text:p>
          </table:table-cell>
          <table:table-cell table:style-name="ce12" office:value-type="string" calcext:value-type="string">
            <text:p>嘲り ・ あざけり ・ ridicule, scorn</text:p>
            <text:p>嘲罵する ・ ちょうばする ・ taunt, insult, abuse</text:p>
            <text:p>嘲笑う ・ あざわらう ・ [vt] laugh at, der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22" calcext:value-type="float">
            <text:p>2222</text:p>
          </table:table-cell>
          <table:table-cell table:style-name="ce8" office:value-type="string" calcext:value-type="string">
            <text:p>奔</text:p>
          </table:table-cell>
          <table:table-cell table:style-name="ce12" office:value-type="string" calcext:value-type="string">
            <text:p>奔騰 ・ ほんとう ・ price jump, boom</text:p>
            <text:p>東奔西走する ・ とうほんせいそうする ・ be on the run, bustle about, bestir onesel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23" calcext:value-type="float">
            <text:p>2223</text:p>
          </table:table-cell>
          <table:table-cell table:style-name="ce8" office:value-type="string" calcext:value-type="string">
            <text:p>弊</text:p>
          </table:table-cell>
          <table:table-cell table:style-name="ce12" office:value-type="string" calcext:value-type="string">
            <text:p>党弊 ・ とうへい ・ party evil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24" calcext:value-type="float">
            <text:p>2224</text:p>
          </table:table-cell>
          <table:table-cell table:style-name="ce8" office:value-type="string" calcext:value-type="string">
            <text:p>幣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25" calcext:value-type="float">
            <text:p>2225</text:p>
          </table:table-cell>
          <table:table-cell table:style-name="ce8" office:value-type="string" calcext:value-type="string">
            <text:p>蔽</text:p>
          </table:table-cell>
          <table:table-cell table:style-name="ce12" office:value-type="string" calcext:value-type="string">
            <text:p>掩蔽 ・ えんぺい ・ cover, obscuration</text:p>
            <text:p>建蔽率 ・ けんぺいりつ ・ coverage [building … ratio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26" calcext:value-type="float">
            <text:p>2226</text:p>
          </table:table-cell>
          <table:table-cell table:style-name="ce8" office:value-type="string" calcext:value-type="string">
            <text:p>朋</text:p>
          </table:table-cell>
          <table:table-cell table:style-name="ce12" office:value-type="string" calcext:value-type="string">
            <text:p>朋 ・ とも ・ friend, companion, pal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227" calcext:value-type="float">
            <text:p>2227</text:p>
          </table:table-cell>
          <table:table-cell table:style-name="ce8" office:value-type="string" calcext:value-type="string">
            <text:p>棚</text:p>
          </table:table-cell>
          <table:table-cell table:style-name="ce12" office:value-type="string" calcext:value-type="string">
            <text:p>岩棚 ・ いわだな ・ ledge</text:p>
            <text:p>棚牡丹 ・ たなぼた ・ windfall, godsend</text:p>
            <text:p>棚上げする ・ たなあげする ・ shelve up , pigeonhole</text:p>
            <text:p>棚引く ・ たなびく ・ trail, hang [lie] over</text:p>
            <text:p>書棚 ・ しょだな ・ bookshel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28" calcext:value-type="float">
            <text:p>2228</text:p>
          </table:table-cell>
          <table:table-cell table:style-name="ce8" office:value-type="string" calcext:value-type="string">
            <text:p>柵</text:p>
          </table:table-cell>
          <table:table-cell table:style-name="ce12" office:value-type="string" calcext:value-type="string">
            <text:p>柵状組織 ・ さくじょうそしき ・ palisade layer</text:p>
            <text:p>柵 ・ さく ・ fence with spaced posts , rail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29" calcext:value-type="float">
            <text:p>2229</text:p>
          </table:table-cell>
          <table:table-cell table:style-name="ce8" office:value-type="string" calcext:value-type="string">
            <text:p>桁</text:p>
          </table:table-cell>
          <table:table-cell table:style-name="ce12" office:value-type="string" calcext:value-type="string">
            <text:p>井桁 ・ いげた ・ well crib; parallel crosses</text:p>
            <text:p>主桁 ・ しゅげた ・ main girder</text:p>
            <text:p>桁外れ ・ けたはずれ ・ exceptional, incomparable, in a different league</text:p>
            <text:p>桁数 ・ けたすう ・ number of digits [places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30" calcext:value-type="float">
            <text:p>2230</text:p>
          </table:table-cell>
          <table:table-cell table:style-name="ce8" office:value-type="string" calcext:value-type="string">
            <text:p>栓</text:p>
          </table:table-cell>
          <table:table-cell table:style-name="ce12" office:value-type="string" calcext:value-type="string">
            <text:p>脳血栓 ・ のうけっせん ・ cerebral thrombosis</text:p>
            <text:p>風呂に 栓をする ・ ふろに せんをする ・ plug the bath dr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31" calcext:value-type="float">
            <text:p>2231</text:p>
          </table:table-cell>
          <table:table-cell table:style-name="ce8" office:value-type="string" calcext:value-type="string">
            <text:p>詮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232" calcext:value-type="float">
            <text:p>2232</text:p>
          </table:table-cell>
          <table:table-cell table:style-name="ce8" office:value-type="string" calcext:value-type="string">
            <text:p>塞</text:p>
          </table:table-cell>
          <table:table-cell table:style-name="ce12" office:value-type="string" calcext:value-type="string">
            <text:p>塞ぐ ・ ふさぐ ・ [vt] stop up, fill in; obstruct, block, cover</text:p>
            <text:p>塞ぎ込む ・ ふさぎこむ ・ [vi] mope, brood</text:p>
            <text:p>立ち塞がる ・ たちふさがる ・ [vi] stand in one’s way</text:p>
            <text:p>要塞 ・ ようさい ・ fortress, strongho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33" calcext:value-type="float">
            <text:p>2233</text:p>
          </table:table-cell>
          <table:table-cell table:style-name="ce8" office:value-type="string" calcext:value-type="string">
            <text:p>梗</text:p>
          </table:table-cell>
          <table:table-cell table:style-name="ce12" office:value-type="string" calcext:value-type="string">
            <text:p>塞栓 ・ そくせん ・ embolism</text:p>
            <text:p>桔梗 ・ ききょう ・ Chinese bellflower, balloon flow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34" calcext:value-type="float">
            <text:p>2234</text:p>
          </table:table-cell>
          <table:table-cell table:style-name="ce8" office:value-type="string" calcext:value-type="string">
            <text:p>柿</text:p>
          </table:table-cell>
          <table:table-cell table:style-name="ce12" office:value-type="string" calcext:value-type="string">
            <text:p>柿 ・ かき ・ persimmon</text:p>
            <text:p>柿渋 ・ かきしぶ ・ astringent persimmon juice</text:p>
            <text:p>柿色 ・ かきいろ ・ reddish-brown; yellowish-bro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35" calcext:value-type="float">
            <text:p>2235</text:p>
          </table:table-cell>
          <table:table-cell table:style-name="ce8" office:value-type="string" calcext:value-type="string">
            <text:p>藤</text:p>
          </table:table-cell>
          <table:table-cell table:style-name="ce12" office:value-type="string" calcext:value-type="string">
            <text:p>藤 ・ ふじ ・ wisteria</text:p>
            <text:p>上り藤 ・ のぼりふじ ・ lupine</text:p>
            <text:p>葛藤 ・ かっとう ・ complication, troubles, disco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36" calcext:value-type="float">
            <text:p>2236</text:p>
          </table:table-cell>
          <table:table-cell table:style-name="ce8" office:value-type="string" calcext:value-type="string">
            <text:p>騰</text:p>
          </table:table-cell>
          <table:table-cell table:style-name="ce12" office:value-type="string" calcext:value-type="string">
            <text:p>騰落 ・ とうらく ・ rise and fall, fluctuat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37" calcext:value-type="float">
            <text:p>2237</text:p>
          </table:table-cell>
          <table:table-cell table:style-name="ce8" office:value-type="string" calcext:value-type="string">
            <text:p>謄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238" calcext:value-type="float">
            <text:p>2238</text:p>
          </table:table-cell>
          <table:table-cell table:style-name="ce8" office:value-type="string" calcext:value-type="string">
            <text:p>麺</text:p>
          </table:table-cell>
          <table:table-cell table:style-name="ce12" office:value-type="string" calcext:value-type="string">
            <text:p>乾麺 ・ かんめん ・ dried noodles</text:p>
            <text:p>製麺 ・ せいめん ・ noodle making</text:p>
            <text:p>拉麺 ・ らーめん ・ soup noodles [Chinese-style] </text:p>
            <text:p>カップ麺 ・ かっぷめん ・ cup-type instant nood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39" calcext:value-type="float">
            <text:p>2239</text:p>
          </table:table-cell>
          <table:table-cell table:style-name="ce8" office:value-type="string" calcext:value-type="string">
            <text:p>拉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0" calcext:value-type="float">
            <text:p>2240</text:p>
          </table:table-cell>
          <table:table-cell table:style-name="ce8" office:value-type="string" calcext:value-type="string">
            <text:p>晃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41" calcext:value-type="float">
            <text:p>2241</text:p>
          </table:table-cell>
          <table:table-cell table:style-name="ce8" office:value-type="string" calcext:value-type="string">
            <text:p>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42" calcext:value-type="float">
            <text:p>2242</text:p>
          </table:table-cell>
          <table:table-cell table:style-name="ce8" office:value-type="string" calcext:value-type="string">
            <text:p>厘</text:p>
          </table:table-cell>
          <table:table-cell table:style-name="ce12" office:value-type="string" calcext:value-type="string">
            <text:p>九分九厘 ・ くぶくりん ・ ten to one, nine out of te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43" calcext:value-type="float">
            <text:p>2243</text:p>
          </table:table-cell>
          <table:table-cell table:style-name="ce8" office:value-type="string" calcext:value-type="string">
            <text:p>畝</text:p>
          </table:table-cell>
          <table:table-cell table:style-name="ce12" office:value-type="string" calcext:value-type="string">
            <text:p>畝¹ ・ せ ・ one se ~ 99.17 m² / one are) [30 坪/歩; esp. for fields/farms] </text:p>
            <text:p>畝² ・ うね ・ ridge in a field ; rib cloth, mountains, … </text:p>
            <text:p>畝る ・ うねる ・ [vi] wind of a road, … , meander, twist; undulate, surge, swe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4" calcext:value-type="float">
            <text:p>2244</text:p>
          </table:table-cell>
          <table:table-cell table:style-name="ce8" office:value-type="string" calcext:value-type="string">
            <text:p>匁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45" calcext:value-type="float">
            <text:p>2245</text:p>
          </table:table-cell>
          <table:table-cell table:style-name="ce8" office:value-type="string" calcext:value-type="string">
            <text:p>匂</text:p>
          </table:table-cell>
          <table:table-cell table:style-name="ce12" office:value-type="string" calcext:value-type="string">
            <text:p>匂い立つ ・ においたつ ・ [vi] enveloped in a smell ; be radiant, attractive</text:p>
            <text:p>文学的な匂い ・ ぶんがくてきなにおい ・ literary flav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6" calcext:value-type="float">
            <text:p>2246</text:p>
          </table:table-cell>
          <table:table-cell table:style-name="ce8" office:value-type="string" calcext:value-type="string">
            <text:p>勾</text:p>
          </table:table-cell>
          <table:table-cell table:style-name="ce12" office:value-type="string" calcext:value-type="string">
            <text:p>勾引 ・ こういん ・ arrest, custod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47" calcext:value-type="float">
            <text:p>2247</text:p>
          </table:table-cell>
          <table:table-cell table:style-name="ce8" office:value-type="string" calcext:value-type="string">
            <text:p>挨</text:p>
          </table:table-cell>
          <table:table-cell table:style-name="ce12" office:value-type="string" calcext:value-type="string">
            <text:p>挨拶 ・ あいさつ ・ greeting, salutation; speech, address</text:p>
            <text:p>挨拶は抜きで ・ あいさつはぬきで ・ without greetings [compliments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8" calcext:value-type="float">
            <text:p>2248</text:p>
          </table:table-cell>
          <table:table-cell table:style-name="ce8" office:value-type="string" calcext:value-type="string">
            <text:p>拶</text:p>
          </table:table-cell>
          <table:table-cell table:style-name="ce12" office:value-type="string" calcext:value-type="string">
            <text:p>挨拶は抜きで ・ あいさつはぬきで ・ without greetings [compliments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9" calcext:value-type="float">
            <text:p>2249</text:p>
          </table:table-cell>
          <table:table-cell table:style-name="ce8" office:value-type="string" calcext:value-type="string">
            <text:p>曖</text:p>
          </table:table-cell>
          <table:table-cell table:style-name="ce12" office:value-type="string" calcext:value-type="string">
            <text:p>曖昧 ・ あいまい ・ vague, unclear, ambiguous, fuzz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0" calcext:value-type="float">
            <text:p>2250</text:p>
          </table:table-cell>
          <table:table-cell table:style-name="ce8" office:value-type="string" calcext:value-type="string">
            <text:p>昧</text:p>
          </table:table-cell>
          <table:table-cell table:style-name="ce12" office:value-type="string" calcext:value-type="string">
            <text:p>昧爽 ・ まいそう ・ dawn, daybreak [literary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1" calcext:value-type="float">
            <text:p>2251</text:p>
          </table:table-cell>
          <table:table-cell table:style-name="ce8" office:value-type="string" calcext:value-type="string">
            <text:p>瑠</text:p>
          </table:table-cell>
          <table:table-cell table:style-name="ce12" office:value-type="string" calcext:value-type="string">
            <text:p>瑠璃 ・ るり ・ lapis lazuli gem, blu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2" calcext:value-type="float">
            <text:p>2252</text:p>
          </table:table-cell>
          <table:table-cell table:style-name="ce8" office:value-type="string" calcext:value-type="string">
            <text:p>璃</text:p>
          </table:table-cell>
          <table:table-cell table:style-name="ce12" office:value-type="string" calcext:value-type="string">
            <text:p>玻璃 ・ はり ・ crystal; gla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3" calcext:value-type="float">
            <text:p>2253</text:p>
          </table:table-cell>
          <table:table-cell table:style-name="ce8" office:value-type="string" calcext:value-type="string">
            <text:p>嫉</text:p>
          </table:table-cell>
          <table:table-cell table:style-name="ce12" office:value-type="string" calcext:value-type="string">
            <text:p>嫉視する ・ しっしする ・ regard with jealousy</text:p>
            <text:p/>
            <text:p>嫉妬 ・ しっと ・ jealous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4" calcext:value-type="float">
            <text:p>2254</text:p>
          </table:table-cell>
          <table:table-cell table:style-name="ce8" office:value-type="string" calcext:value-type="string">
            <text:p>妬</text:p>
          </table:table-cell>
          <table:table-cell table:style-name="ce12" office:value-type="string" calcext:value-type="string">
            <text:p>妬み ・ ねたみ ・ jealousy, envy </text:p>
            <text:p>妬ましい ・ ねたましい ・ enviable; jealous, env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5" calcext:value-type="float">
            <text:p>2255</text:p>
          </table:table-cell>
          <table:table-cell table:style-name="ce8" office:value-type="string" calcext:value-type="string">
            <text:p>鹿</text:p>
          </table:table-cell>
          <table:table-cell table:style-name="ce12" office:value-type="string" calcext:value-type="string">
            <text:p>鹿 ・ しか ・ de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56" calcext:value-type="float">
            <text:p>2256</text:p>
          </table:table-cell>
          <table:table-cell table:style-name="ce8" office:value-type="string" calcext:value-type="string">
            <text:p>塵</text:p>
          </table:table-cell>
          <table:table-cell table:style-name="ce12" office:value-type="string" calcext:value-type="string">
            <text:p>塵¹ ・ ごみ ・ rubbish, trash; garbage, refuse</text:p>
            <text:p>塵² ・ ちり ・ dust, dirt</text:p>
            <text:p>塵紙 ・ ちりがみ ・ tissue [toilet] paper</text:p>
            <text:p>塵芥 ・ ちりあくた [じんかい] ・ trash, garbage, rubbish; worthless th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7" calcext:value-type="float">
            <text:p>2257</text:p>
          </table:table-cell>
          <table:table-cell table:style-name="ce8" office:value-type="string" calcext:value-type="string">
            <text:p>麓</text:p>
          </table:table-cell>
          <table:table-cell table:style-name="ce12" office:value-type="string" calcext:value-type="string">
            <text:p>岳麓 ・ がくろく ・ foot of Mt. Fuji</text:p>
            <text:p>麓 ・ ふもと ・ foot [base] of a mounta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58" calcext:value-type="float">
            <text:p>2258</text:p>
          </table:table-cell>
          <table:table-cell table:style-name="ce8" office:value-type="string" calcext:value-type="string">
            <text:p>麗</text:p>
          </table:table-cell>
          <table:table-cell table:style-name="ce12" office:value-type="string" calcext:value-type="string">
            <text:p>豊麗な ・ ほうれいな ・ rich design , beautiful, splendid</text:p>
            <text:p>端麗な ・ たんれいな ・ graceful, elegant, handsome</text:p>
            <text:p>美辞麗句 ・ びじれいく ・ flowery wor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9" calcext:value-type="float">
            <text:p>2259</text:p>
          </table:table-cell>
          <table:table-cell table:style-name="ce8" office:value-type="string" calcext:value-type="string">
            <text:p>薦</text:p>
          </table:table-cell>
          <table:table-cell table:style-name="ce12" office:value-type="string" calcext:value-type="string">
            <text:p>…に薦められて ・ …にすすめられて ・ on recommendation of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0" calcext:value-type="float">
            <text:p>2260</text:p>
          </table:table-cell>
          <table:table-cell table:style-name="ce8" office:value-type="string" calcext:value-type="string">
            <text:p>慶</text:p>
          </table:table-cell>
          <table:table-cell table:style-name="ce12" office:value-type="string" calcext:value-type="string">
            <text:p>国慶 ・ こっけい ・ National Day of China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261" calcext:value-type="float">
            <text:p>2261</text:p>
          </table:table-cell>
          <table:table-cell table:style-name="ce8" office:value-type="string" calcext:value-type="string">
            <text:p>兜</text:p>
          </table:table-cell>
          <table:table-cell table:style-name="ce12" office:value-type="string" calcext:value-type="string">
            <text:p>兜 ・ かぶと ・ helmet</text:p>
            <text:p>兜蟹 ・ かぶとがに ・ horseshoe crab</text:p>
            <text:p>鉄兜 ・ てつかぶと ・ steel helmet</text:p>
            <text:p>鳥兜 ・ とりかぶと ・ aconite, wolfsbane, monkshood; hat used in bugaku dance</text:p>
            <text:p>兜巾 ・ ときん ・ headgear worn by mountain ascetic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2" calcext:value-type="float">
            <text:p>2262</text:p>
          </table:table-cell>
          <table:table-cell table:style-name="ce8" office:value-type="string" calcext:value-type="string">
            <text:p>睨</text:p>
          </table:table-cell>
          <table:table-cell table:style-name="ce12" office:value-type="string" calcext:value-type="string">
            <text:p>睨み ・ にらみ ・ glare, sharp loo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3" calcext:value-type="float">
            <text:p>2263</text:p>
          </table:table-cell>
          <table:table-cell table:style-name="ce8" office:value-type="string" calcext:value-type="string">
            <text:p>鼠</text:p>
          </table:table-cell>
          <table:table-cell table:style-name="ce12" office:value-type="string" calcext:value-type="string">
            <text:p>鼠 ・ ねずみ ・ rat, mouse</text:p>
            <text:p>鼠を絶やす ・ ねずみをたやす ・ exterminate rat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64" calcext:value-type="float">
            <text:p>2264</text:p>
          </table:table-cell>
          <table:table-cell table:style-name="ce8" office:value-type="string" calcext:value-type="string">
            <text:p>溺</text:p>
          </table:table-cell>
          <table:table-cell table:style-name="ce12" office:value-type="string" calcext:value-type="string">
            <text:p>溺水 ・ できすい ・ drowning</text:p>
            <text:p>溺愛 ・ できあい ・ doting</text:p>
            <text:p>溺れ損なう ・ おぼれそこなう ・ almost drown</text:p>
            <text:p>酒に溺れる ・ さけにおぼれる ・ get addicted to drin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5" calcext:value-type="float">
            <text:p>2265</text:p>
          </table:table-cell>
          <table:table-cell table:style-name="ce8" office:value-type="string" calcext:value-type="string">
            <text:p>潟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66" calcext:value-type="float">
            <text:p>2266</text:p>
          </table:table-cell>
          <table:table-cell table:style-name="ce8" office:value-type="string" calcext:value-type="string">
            <text:p>濁</text:p>
          </table:table-cell>
          <table:table-cell table:style-name="ce12" office:value-type="string" calcext:value-type="string">
            <text:p>清濁併せ呑む ・ せいだくあわせのむ ・ accept the bad with the good; be accepting</text:p>
            <text:p>濁酒 ・ だくしゅ ・ unrefined sake</text:p>
            <text:p>濁り水 ・ にごりみず ・ muddy wa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7" calcext:value-type="float">
            <text:p>2267</text:p>
          </table:table-cell>
          <table:table-cell table:style-name="ce8" office:value-type="string" calcext:value-type="string">
            <text:p>渇</text:p>
          </table:table-cell>
          <table:table-cell table:style-name="ce12" office:value-type="string" calcext:value-type="string">
            <text:p>渇き ・ かわき ・ thir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8" calcext:value-type="float">
            <text:p>2268</text:p>
          </table:table-cell>
          <table:table-cell table:style-name="ce8" office:value-type="string" calcext:value-type="string">
            <text:p>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9" calcext:value-type="float">
            <text:p>2269</text:p>
          </table:table-cell>
          <table:table-cell table:style-name="ce8" office:value-type="string" calcext:value-type="string">
            <text:p>葛</text:p>
          </table:table-cell>
          <table:table-cell table:style-name="ce12" office:value-type="string" calcext:value-type="string">
            <text:p>葛根湯 ・ かっこんとう ・ antifebrile infusion</text:p>
            <text:p>葛籠 ・ つづら ・ wicker hamp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0" calcext:value-type="float">
            <text:p>2270</text:p>
          </table:table-cell>
          <table:table-cell table:style-name="ce8" office:value-type="string" calcext:value-type="string">
            <text:p>喝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1" calcext:value-type="float">
            <text:p>2271</text:p>
          </table:table-cell>
          <table:table-cell table:style-name="ce8" office:value-type="string" calcext:value-type="string">
            <text:p>謁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72" calcext:value-type="float">
            <text:p>2272</text:p>
          </table:table-cell>
          <table:table-cell table:style-name="ce8" office:value-type="string" calcext:value-type="string">
            <text:p>掲</text:p>
          </table:table-cell>
          <table:table-cell table:style-name="ce12" office:value-type="string" calcext:value-type="string">
            <text:p>掲示する ・ けいじする ・ put up a notice [bulletin] </text:p>
            <text:p>掲揚する ・ けいようする ・ hoist, put up, fly a flag </text:p>
            <text:p>前掲の ・ ぜんけいの ・ shown above, aforemention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3" calcext:value-type="float">
            <text:p>2273</text:p>
          </table:table-cell>
          <table:table-cell table:style-name="ce8" office:value-type="string" calcext:value-type="string">
            <text:p>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4" calcext:value-type="float">
            <text:p>2274</text:p>
          </table:table-cell>
          <table:table-cell table:style-name="ce8" office:value-type="string" calcext:value-type="string">
            <text:p>尤</text:p>
          </table:table-cell>
          <table:table-cell table:style-name="ce12" office:value-type="string" calcext:value-type="string">
            <text:p>尤も ・ もっとも ・ but then, [al] though; reasonable, natural, ju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5" calcext:value-type="float">
            <text:p>2275</text:p>
          </table:table-cell>
          <table:table-cell table:style-name="ce8" office:value-type="string" calcext:value-type="string">
            <text:p>駄</text:p>
          </table:table-cell>
          <table:table-cell table:style-name="ce12" office:value-type="string" calcext:value-type="string">
            <text:p>駄菓子 ・ だがし ・ cheap sweets</text:p>
            <text:p>足駄 ・ あしだ ・ high [rain] clogs</text:p>
            <text:p>雪駄 ・ せった ・ leather-soled sandal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6" calcext:value-type="float">
            <text:p>2276</text:p>
          </table:table-cell>
          <table:table-cell table:style-name="ce8" office:value-type="string" calcext:value-type="string">
            <text:p>駒</text:p>
          </table:table-cell>
          <table:table-cell table:style-name="ce12" office:value-type="string" calcext:value-type="string">
            <text:p>駒 ・ こま ・ horse, pony; shōgi piece</text:p>
            <text:p>駒鳥 ・ こまどり ・ rob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7" calcext:value-type="float">
            <text:p>2277</text:p>
          </table:table-cell>
          <table:table-cell table:style-name="ce8" office:value-type="string" calcext:value-type="string">
            <text:p>篤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8" calcext:value-type="float">
            <text:p>2278</text:p>
          </table:table-cell>
          <table:table-cell table:style-name="ce8" office:value-type="string" calcext:value-type="string">
            <text:p>罵</text:p>
          </table:table-cell>
          <table:table-cell table:style-name="ce12" office:value-type="string" calcext:value-type="string">
            <text:p>罵り ・ ののしり ・ abuse, curse, swearing, insult</text:p>
            <text:p>罵詈雑言 ・ ばりぞうごん ・ vituperation, all manner of ab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9" calcext:value-type="float">
            <text:p>2279</text:p>
          </table:table-cell>
          <table:table-cell table:style-name="ce8" office:value-type="string" calcext:value-type="string">
            <text:p>蔑</text:p>
          </table:table-cell>
          <table:table-cell table:style-name="ce12" office:value-type="string" calcext:value-type="string">
            <text:p>侮蔑 ・ ぶべつ ・ contempt, scor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80" calcext:value-type="float">
            <text:p>2280</text:p>
          </table:table-cell>
          <table:table-cell table:style-name="ce8" office:value-type="string" calcext:value-type="string">
            <text:p>罠</text:p>
          </table:table-cell>
          <table:table-cell table:style-name="ce12" office:value-type="string" calcext:value-type="string">
            <text:p>罠に掛かる ・ わなにかかる ・ caught in a trap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281" calcext:value-type="float">
            <text:p>2281</text:p>
          </table:table-cell>
          <table:table-cell table:style-name="ce8" office:value-type="string" calcext:value-type="string">
            <text:p>烏</text:p>
          </table:table-cell>
          <table:table-cell table:style-name="ce12" office:value-type="string" calcext:value-type="string">
            <text:p>烏 ・ からす ・ crow</text:p>
            <text:p>烏の行水 ・ からすのぎょうずい ・ quick bath</text:p>
            <text:p>海烏 ・ うみがらす ・ common murre, common guillemot</text:p>
            <text:p>旅烏 ・ たびがらす ・ wanderer; stranger</text:p>
            <text:p>烏賊 ・ いか ・ cuttlefish, squi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282" calcext:value-type="float">
            <text:p>2282</text:p>
          </table:table-cell>
          <table:table-cell table:style-name="ce8" office:value-type="string" calcext:value-type="string">
            <text:p>鴨</text:p>
          </table:table-cell>
          <table:table-cell table:style-name="ce12" office:value-type="string" calcext:value-type="string">
            <text:p>鴨 ・ かも ・ duck</text:p>
            <text:p>鴨嘴 ・ かものはし ・ platypus</text:p>
            <text:p>鴨茅 ・ かもがや ・ orchard grass</text:p>
            <text:p>合鴨 ・ あいがも ・ cross between a mallard and domestic duck </text:p>
            <text:p>家鴨 ・ あひる ・ domestic duc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3" calcext:value-type="float">
            <text:p>2283</text:p>
          </table:table-cell>
          <table:table-cell table:style-name="ce8" office:value-type="string" calcext:value-type="string">
            <text:p>鳩</text:p>
          </table:table-cell>
          <table:table-cell table:style-name="ce12" office:value-type="string" calcext:value-type="string">
            <text:p>鳩 ・ はと ・ pigeon</text:p>
            <text:p>鳩信 ・ きゅうしん ・ communication by carrier pige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4" calcext:value-type="float">
            <text:p>2284</text:p>
          </table:table-cell>
          <table:table-cell table:style-name="ce8" office:value-type="string" calcext:value-type="string">
            <text:p>鶏</text:p>
          </table:table-cell>
          <table:table-cell table:style-name="ce12" office:value-type="string" calcext:value-type="string">
            <text:p>鶏 ・ にわとり ・ chicken</text:p>
            <text:p>鶏舎 ・ けいしゃ ・ henho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5" calcext:value-type="float">
            <text:p>2285</text:p>
          </table:table-cell>
          <table:table-cell table:style-name="ce8" office:value-type="string" calcext:value-type="string">
            <text:p>渓</text:p>
          </table:table-cell>
          <table:table-cell table:style-name="ce12" office:value-type="string" calcext:value-type="string">
            <text:p>耶馬渓 ・ やばけい ・ Yabakei Valle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6" calcext:value-type="float">
            <text:p>2286</text:p>
          </table:table-cell>
          <table:table-cell table:style-name="ce8" office:value-type="string" calcext:value-type="string">
            <text:p>鷹</text:p>
          </table:table-cell>
          <table:table-cell table:style-name="ce12" office:value-type="string" calcext:value-type="string">
            <text:p>鷹 ・ たか ・ haw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7" calcext:value-type="float">
            <text:p>2287</text:p>
          </table:table-cell>
          <table:table-cell table:style-name="ce8" office:value-type="string" calcext:value-type="string">
            <text:p>鷲</text:p>
          </table:table-cell>
          <table:table-cell table:style-name="ce12" office:value-type="string" calcext:value-type="string">
            <text:p>鷲 ・ わし ・ eagle</text:p>
            <text:p>鷲摑みにする ・ わしづかみにする ・ grab</text:p>
            <text:p>大鷲 ・ おおわし ・ Steller’s sea eag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8" calcext:value-type="float">
            <text:p>2288</text:p>
          </table:table-cell>
          <table:table-cell table:style-name="ce8" office:value-type="string" calcext:value-type="string">
            <text:p>璽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9" calcext:value-type="float">
            <text:p>2289</text:p>
          </table:table-cell>
          <table:table-cell table:style-name="ce8" office:value-type="string" calcext:value-type="string">
            <text:p>爽</text:p>
          </table:table-cell>
          <table:table-cell table:style-name="ce12" office:value-type="string" calcext:value-type="string">
            <text:p>昧爽 ・ まいそう ・ dawn, daybreak [literary]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90" calcext:value-type="float">
            <text:p>2290</text:p>
          </table:table-cell>
          <table:table-cell table:style-name="ce8" office:value-type="string" calcext:value-type="string">
            <text:p>綴</text:p>
          </table:table-cell>
          <table:table-cell table:style-name="ce12" office:value-type="string" calcext:value-type="string">
            <text:p>綴る ・ つづる ・ [vt] compose, write; spell put words together correctly </text:p>
            <text:p>原綴 ・ げんてつ ・ spelling in the original language</text:p>
            <text:p>補綴 ・ ほてい [ほてつ] ・ mending; composing poetry </text:p>
            <text:p>綴り方 ・ つづりかた ・ composition; spelling</text:p>
            <text:p>綴じ込み ・ とじこみ ・ a file</text:p>
            <text:p>袋綴じ ・ ふくろとじ ・ dual p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91" calcext:value-type="float">
            <text:p>2291</text:p>
          </table:table-cell>
          <table:table-cell table:style-name="ce8" office:value-type="string" calcext:value-type="string">
            <text:p>桑</text:p>
          </table:table-cell>
          <table:table-cell table:style-name="ce12" office:value-type="string" calcext:value-type="string">
            <text:p>桑 ・ くわ ・ mulberry</text:p>
            <text:p>桑原桑原 ・ くわばらくわばら ・ Heaven forbid that thunder strike us!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92" calcext:value-type="float">
            <text:p>2292</text:p>
          </table:table-cell>
          <table:table-cell table:style-name="ce8" office:value-type="string" calcext:value-type="string">
            <text:p>蚕</text:p>
          </table:table-cell>
          <table:table-cell table:style-name="ce12" office:value-type="string" calcext:value-type="string">
            <text:p>蚕 ・ かいこ ・ silkworm</text:p>
            <text:p>三眠蚕 ・ さんみんかいこ ・ three-molt silkworm</text:p>
            <text:p>蚕糸 ・ さんし ・ silk raising and reeling, sericultur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93" calcext:value-type="float">
            <text:p>2293</text:p>
          </table:table-cell>
          <table:table-cell table:style-name="ce8" office:value-type="string" calcext:value-type="string">
            <text:p>蛋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294" calcext:value-type="float">
            <text:p>2294</text:p>
          </table:table-cell>
          <table:table-cell table:style-name="ce8" office:value-type="string" calcext:value-type="string">
            <text:p>蟹</text:p>
          </table:table-cell>
          <table:table-cell table:style-name="ce12" office:value-type="string" calcext:value-type="string">
            <text:p>蟹 ・ かに ・ crab</text:p>
            <text:p>蟹味噌 ・ かにみそ ・ crab guts</text:p>
            <text:p>蟹座 ・ かにざ ・ Cancer, the Crab constellation </text:p>
            <text:p>蟹工船 ・ かにこうせん ・ crab-canning boat</text:p>
            <text:p>蟹缶 ・ かにかん ・ canned crab</text:p>
            <text:p>毛蟹 ・ けがに ・ [horse] hair crab</text:p>
            <text:p>蟹行する ・ かいこうする ・ walk sideway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95" calcext:value-type="float">
            <text:p>2295</text:p>
          </table:table-cell>
          <table:table-cell table:style-name="ce8" office:value-type="string" calcext:value-type="string">
            <text:p>蚊</text:p>
          </table:table-cell>
          <table:table-cell table:style-name="ce12" office:value-type="string" calcext:value-type="string">
            <text:p>蚊 ・ か ・ mosquito</text:p>
            <text:p>藪蚊 ・ やぶか ・ striped mosquit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96" calcext:value-type="float">
            <text:p>2296</text:p>
          </table:table-cell>
          <table:table-cell table:style-name="ce8" office:value-type="string" calcext:value-type="string">
            <text:p>巳</text:p>
          </table:table-cell>
          <table:table-cell table:style-name="ce12" office:value-type="string" calcext:value-type="string">
            <text:p>辰巳 ・ たつみ ・ southeas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297" calcext:value-type="float">
            <text:p>2297</text:p>
          </table:table-cell>
          <table:table-cell table:style-name="ce8" office:value-type="string" calcext:value-type="string">
            <text:p>蛇</text:p>
          </table:table-cell>
          <table:table-cell table:style-name="ce12" office:value-type="string" calcext:value-type="string">
            <text:p>蛇 ・ へび ・ snake</text:p>
            <text:p>蛇の様な ・ へびのような ・ snakelike, serpentine</text:p>
            <text:p>蛇座 ・ へびざ ・ the Serpent constellation </text:p>
            <text:p>大蛇 ・ だいじゃ ・ big snake, serp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98" calcext:value-type="float">
            <text:p>2298</text:p>
          </table:table-cell>
          <table:table-cell table:style-name="ce8" office:value-type="string" calcext:value-type="string">
            <text:p>繭</text:p>
          </table:table-cell>
          <table:table-cell table:style-name="ce12" office:value-type="string" calcext:value-type="string">
            <text:p>繭 ・ まゆ ・ cocoon</text:p>
            <text:p>繭価 ・ けんか ・ price of cocoon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99" calcext:value-type="float">
            <text:p>2299</text:p>
          </table:table-cell>
          <table:table-cell table:style-name="ce8" office:value-type="string" calcext:value-type="string">
            <text:p>蝶</text:p>
          </table:table-cell>
          <table:table-cell table:style-name="ce12" office:value-type="string" calcext:value-type="string">
            <text:p>蝶 ・ ちょう ・ butterf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00" calcext:value-type="float">
            <text:p>2300</text:p>
          </table:table-cell>
          <table:table-cell table:style-name="ce8" office:value-type="string" calcext:value-type="string">
            <text:p>虹</text:p>
          </table:table-cell>
          <table:table-cell table:style-name="ce12" office:value-type="string" calcext:value-type="string">
            <text:p>虹 ・ にじ ・ rainbow</text:p>
            <text:p>虹霓 ・ こうげい ・ rainbow [literary, arch.] </text:p>
          </table:table-cell>
          <table:table-cell table:style-name="ce16"/>
          <table:table-cell table:number-columns-repeated="1020"/>
        </table:table-row>
        <table:table-row table:style-name="ro1" table:number-rows-repeated="1046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arch" table:style-name="ta2">
        <table:table-column table:style-name="co7" table:default-cell-style-name="Default"/>
        <table:table-column table:style-name="co8" table:default-cell-style-name="Default"/>
        <table:table-column-group>
          <table:table-column table:style-name="co9" table:default-cell-style-name="Default"/>
          <table:table-column table:style-name="co10" table:default-cell-style-name="Default"/>
          <table:table-column table:style-name="co11" table:default-cell-style-name="Default"/>
          <table:table-column table:style-name="co12" table:default-cell-style-name="Default"/>
          <table:table-column table:style-name="co13" table:default-cell-style-name="Default"/>
          <table:table-column table:style-name="co4" table:default-cell-style-name="Default"/>
        </table:table-column-group>
        <table:table-column table:style-name="co5" table:number-columns-repeated="56" table:default-cell-style-name="Default"/>
        <table:table-row table:style-name="ro33">
          <table:table-cell table:style-name="ce61" office:value-type="string" calcext:value-type="string">
            <text:p>Entry #</text:p>
          </table:table-cell>
          <table:table-cell table:style-name="ce66"/>
          <table:table-cell/>
          <table:table-cell table:style-name="ce62" office:value-type="string" calcext:value-type="string">
            <text:p>Meaning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34">
          <table:table-cell table:style-name="ce61" office:value-type="string" calcext:value-type="string">
            <text:p>Min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1" draw:text-style-name="P2" svg:width="10.1472in" svg:height="0.3748in" svg:x="3.8319in" svg:y="0.5154in" draw:caption-point-x="-0.1602in" draw:caption-point-y="-0.3193in">
              <dc:date>2022-05-25T00:00:00</dc:date>
              <text:p text:style-name="P1"><text:span text:style-name="T1">Type in katakana</text:span></text:p>
            </office:annotation>
            <text:p>O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34">
          <table:table-cell table:style-name="ce61" office:value-type="string" calcext:value-type="string">
            <text:p>Max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2" draw:text-style-name="P2" svg:width="10.1472in" svg:height="0.3752in" svg:x="3.8319in" svg:y="0.7067in" draw:caption-point-x="-0.1602in" draw:caption-point-y="-0.3189in">
              <dc:date>2022-05-25T00:00:00</dc:date>
              <text:p text:style-name="P1"><text:span text:style-name="T1">Type in hiragana. Do not need to type the special characters ()-*. </text:span><text:span text:style-name="T1">た </text:span><text:span text:style-name="T1">matches </text:span><text:span text:style-name="T1">た </text:span><text:span text:style-name="T1">and </text:span><text:span text:style-name="T1">た</text:span><text:span text:style-name="T1">(</text:span><text:span text:style-name="T1">す</text:span><text:span text:style-name="T1">)</text:span></text:p>
            </office:annotation>
            <text:p>Ku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33">
          <table:table-cell table:style-name="ce62" office:value-type="string" calcext:value-type="string">
            <office:annotation draw:style-name="gr3" draw:text-style-name="P2" svg:width="4.698in" svg:height="0.3902in" svg:x="0.8504in" svg:y="0.8913in" draw:caption-point-x="-0.1602in" draw:caption-point-y="-0.3118in">
              <dc:date>2022-05-25T00:00:00</dc:date>
              <text:p text:style-name="P1"><text:span text:style-name="T1">If you input multiple characters, you will get the entry for each character in the results.</text:span></text:p>
            </office:annotation>
            <text:p>Character</text:p>
          </table:table-cell>
          <table:table-cell table:style-name="ce66"/>
          <table:table-cell table:style-name="ce96"/>
          <table:table-cell table:style-name="ce61" office:value-type="string" calcext:value-type="string">
            <text:p>Vocab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34">
          <table:table-cell table:number-columns-repeated="5"/>
          <table:table-cell table:style-name="ce61"/>
          <table:table-cell table:number-columns-repeated="58"/>
        </table:table-row>
        <table:table-row table:style-name="ro33">
          <table:table-cell table:style-name="ce63" table:formula="of:=IFERROR(__xludf.dummyfunction(&quot;ArrayFormula(if(and(B1:B4=&quot;&quot;&quot;&quot;,E1:E4=&quot;&quot;&quot;&quot;),Kanji!A1:H1,&#10;iferror(&#10;&#10;{Kanji!A1:H1;filter(Kanji!A:H,&#10;if(B1=&quot;&quot;&quot;&quot;,row(Entry),Entry=B1),Entry&gt;=B2,Entry&lt;=if(B3=&quot;&quot;&quot;&quot;,10000,B3),&#10;if(B4=&quot;&quot;&quot;&quot;,row(Character),countif(regexextract(B4,rept(&quot;&quot;(.)&quot;&quot;,len(B4))),Character)),&#10;i&quot;&amp;&quot;f(E1=&quot;&quot;&quot;&quot;,row(Meanings),regexmatch(Meanings,&quot;&quot;(?i)&quot;&quot;&amp;E1)),&#10;if(E2=&quot;&quot;&quot;&quot;,row(On),regexmatch(On,&quot;&quot;(^|\n)-?&quot;&quot;&amp;E2&amp;&quot;&quot;-?\*?(\n|$)&quot;&quot;)),&#10;if(E3=&quot;&quot;&quot;&quot;,row(Kun),regexmatch(Kun,&quot;&quot;(^|\n)\(?-?\)?&quot;&quot;&amp;join(&quot;&quot;\(?\)?&quot;&quot;,regexextract(E3,rept(&quot;&quot;(.)&quot;&quot;,len(E3))))&amp;&quot;&quot;\)?-?\*?(\(|\n|$&quot;&amp;&quot;)&quot;&quot;)),&#10;if(E4=&quot;&quot;&quot;&quot;,row(Vocab),regexmatch(Vocab,&quot;&quot;(?i)(^|[^A-Za-z])&quot;&quot;&amp;E4&amp;&quot;&quot;([^A-Za-z]|$)&quot;&quot;)))}&#10;&#10;,Kanji!A1:H1)))&quot;);&quot;Entry #&quot;)" office:value-type="string" office:string-value="Entry #" calcext:value-type="string">
            <text:p>Entry #</text:p>
          </table:table-cell>
          <table:table-cell table:style-name="ce69" table:formula="of:=IFERROR(__xludf.dummyfunction(&quot;&quot;&quot;COMPUTED_VALUE&quot;&quot;&quot;);&quot;Character&quot;)" office:value-type="string" office:string-value="Character" calcext:value-type="string">
            <text:p>Character</text:p>
          </table:table-cell>
          <table:table-cell table:style-name="ce97" table:formula="of:=IFERROR(__xludf.dummyfunction(&quot;&quot;&quot;COMPUTED_VALUE&quot;&quot;&quot;);&quot;Meanings&quot;)" office:value-type="string" office:string-value="Meanings" calcext:value-type="string">
            <text:p>Meanings</text:p>
          </table:table-cell>
          <table:table-cell table:style-name="ce97" table:formula="of:=IFERROR(__xludf.dummyfunction(&quot;&quot;&quot;COMPUTED_VALUE&quot;&quot;&quot;);&quot;On&quot;)" office:value-type="string" office:string-value="On" calcext:value-type="string">
            <text:p>On</text:p>
          </table:table-cell>
          <table:table-cell table:style-name="ce97" table:formula="of:=IFERROR(__xludf.dummyfunction(&quot;&quot;&quot;COMPUTED_VALUE&quot;&quot;&quot;);&quot;Kun&quot;)" office:value-type="string" office:string-value="Kun" calcext:value-type="string">
            <text:p>Kun</text:p>
          </table:table-cell>
          <table:table-cell table:style-name="ce63" table:formula="of:=IFERROR(__xludf.dummyfunction(&quot;&quot;&quot;COMPUTED_VALUE&quot;&quot;&quot;);&quot;Vocab&quot;)" office:value-type="string" office:string-value="Vocab" calcext:value-type="string">
            <text:p>Vocab</text:p>
          </table:table-cell>
          <table:table-cell table:style-name="ce97" table:formula="of:=IFERROR(__xludf.dummyfunction(&quot;&quot;&quot;COMPUTED_VALUE&quot;&quot;&quot;);&quot;Additional Senses&quot;)" office:value-type="string" office:string-value="Additional Senses" calcext:value-type="string">
            <text:p>Additional Senses</text:p>
          </table:table-cell>
          <table:table-cell table:style-name="ce97" table:formula="of:=IFERROR(__xludf.dummyfunction(&quot;&quot;&quot;COMPUTED_VALUE&quot;&quot;&quot;);&quot;Personal Mnemonics or Notes&quot;)" office:value-type="string" office:string-value="Personal Mnemonics or Notes" calcext:value-type="string">
            <text:p>Personal Mnemonics or Notes</text:p>
          </table:table-cell>
          <table:table-cell table:style-name="ce63" table:number-columns-repeated="36"/>
          <table:table-cell table:number-columns-repeated="20"/>
        </table:table-row>
        <table:table-row table:style-name="ro3" table:number-rows-repeated="1767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3">
          <table:table-cell table:style-name="ce65"/>
          <table:table-cell table:style-name="ce79"/>
          <table:table-cell table:style-name="ce99"/>
          <table:table-cell table:style-name="ce100"/>
          <table:table-cell table:style-name="ce99"/>
          <table:table-cell table:style-name="ce61"/>
          <table:table-cell table:style-name="ce101" table:number-columns-repeated="2"/>
          <table:table-cell table:number-columns-repeated="56"/>
        </table:table-row>
        <table:table-row table:style-name="ro3" table:number-rows-repeated="532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3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number-columns-repeated="58"/>
        </table:table-row>
        <table:table-row table:style-name="ro34" table:number-rows-repeated="499">
          <table:table-cell table:style-name="ce64"/>
          <table:table-cell table:number-columns-repeated="4"/>
          <table:table-cell table:style-name="ce61"/>
          <table:table-cell table:number-columns-repeated="58"/>
        </table:table-row>
        <table:table-row table:style-name="ro35" table:number-rows-repeated="1045769">
          <table:table-cell table:number-columns-repeated="64"/>
        </table:table-row>
        <table:table-row table:style-name="ro35">
          <table:table-cell table:number-columns-repeated="64"/>
        </table:table-row>
      </table:table>
      <table:named-expressions>
        <table:named-range table:name="Character" table:base-cell-address="$Kanji.$A$1" table:cell-range-address="$Kanji.$B$1:.$B$1048576"/>
        <table:named-range table:name="Entry" table:base-cell-address="$Kanji.$A$1" table:cell-range-address="$Kanji.$A$1:.$A$1048576"/>
        <table:named-expression table:name="Kun" table:base-cell-address="$Kanji.$A$1" table:expression="#REF!"/>
        <table:named-expression table:name="Meanings" table:base-cell-address="$Kanji.$A$1" table:expression="#REF!"/>
        <table:named-expression table:name="Mnemonics" table:base-cell-address="$Kanji.$A$1" table:expression="#REF!"/>
        <table:named-expression table:name="On" table:base-cell-address="$Kanji.$A$1" table:expression="#REF!"/>
        <table:named-expression table:name="Senses" table:base-cell-address="$Kanji.$A$1" table:expression="#REF!"/>
        <table:named-range table:name="Vocab" table:base-cell-address="$Kanji.$A$1" table:cell-range-address="$Kanji.$C$1:.$C$1048576"/>
      </table:named-expressions>
      <table:database-ranges>
        <table:database-range table:name="__Anonymous_Sheet_DB__0" table:target-range-address="Kanji.A1:Kanji.C230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anji" style:display-name="PageStyle_Kanj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arch" style:display-name="PageStyle_Searc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dc:date>2022-06-20T01:28:34.293000000</dc:date>
    <meta:editing-duration>P1DT20H23M25S</meta:editing-duration>
    <meta:editing-cycles>69</meta:editing-cycles>
    <meta:document-statistic meta:table-count="2" meta:cell-count="6658" meta:object-count="0"/>
  </office:meta>
</office:document-meta>
</file>